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3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4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10" style:parent-style-name="DefaultParagraphFont" style:family="text">
      <style:text-properties fo:font-size="10pt" style:font-size-asian="10pt" style:font-size-complex="10pt"/>
    </style:style>
    <style:style style:name="T1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3" style:parent-style-name="DefaultParagraphFont" style:family="text">
      <style:text-properties fo:font-size="10pt" style:font-size-asian="10pt" style:font-size-complex="10pt"/>
    </style:style>
    <style:style style:name="T14" style:parent-style-name="DefaultParagraphFont" style:family="text">
      <style:text-properties fo:font-size="10pt" style:font-size-asian="10pt" style:font-size-complex="10pt"/>
    </style:style>
    <style:style style:name="T1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8" style:parent-style-name="DefaultParagraphFont" style:family="text">
      <style:text-properties fo:font-size="10pt" style:font-size-asian="10pt" style:font-size-complex="10pt"/>
    </style:style>
    <style:style style:name="T19" style:parent-style-name="DefaultParagraphFont" style:family="text">
      <style:text-properties fo:font-size="10pt" style:font-size-asian="10pt" style:font-size-complex="10pt"/>
    </style:style>
    <style:style style:name="T2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3" style:parent-style-name="DefaultParagraphFont" style:family="text">
      <style:text-properties fo:font-size="10pt" style:font-size-asian="10pt" style:font-size-complex="10pt"/>
    </style:style>
    <style:style style:name="T24" style:parent-style-name="DefaultParagraphFont" style:family="text">
      <style:text-properties fo:font-size="10pt" style:font-size-asian="10pt" style:font-size-complex="10pt"/>
    </style:style>
    <style:style style:name="T2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8" style:parent-style-name="DefaultParagraphFont" style:family="text">
      <style:text-properties fo:font-size="10pt" style:font-size-asian="10pt" style:font-size-complex="10pt"/>
    </style:style>
    <style:style style:name="T29" style:parent-style-name="DefaultParagraphFont" style:family="text">
      <style:text-properties fo:font-size="10pt" style:font-size-asian="10pt" style:font-size-complex="10pt"/>
    </style:style>
    <style:style style:name="T3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4" style:parent-style-name="DefaultParagraphFont" style:family="text">
      <style:text-properties fo:font-size="10pt" style:font-size-asian="10pt" style:font-size-complex="10pt"/>
    </style:style>
    <style:style style:name="T35" style:parent-style-name="DefaultParagraphFont" style:family="text">
      <style:text-properties fo:font-size="10pt" style:font-size-asian="10pt" style:font-size-complex="10pt"/>
    </style:style>
    <style:style style:name="T3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" style:parent-style-name="DefaultParagraphFont" style:family="text">
      <style:text-properties fo:font-size="10pt" style:font-size-asian="10pt" style:font-size-complex="10pt"/>
    </style:style>
    <style:style style:name="T39" style:parent-style-name="DefaultParagraphFont" style:family="text">
      <style:text-properties fo:font-size="10pt" style:font-size-asian="10pt" style:font-size-complex="10pt"/>
    </style:style>
    <style:style style:name="T4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4" style:parent-style-name="DefaultParagraphFont" style:family="text">
      <style:text-properties fo:font-size="10pt" style:font-size-asian="10pt" style:font-size-complex="10pt"/>
    </style:style>
    <style:style style:name="T45" style:parent-style-name="DefaultParagraphFont" style:family="text">
      <style:text-properties fo:font-size="10pt" style:font-size-asian="10pt" style:font-size-complex="10pt"/>
    </style:style>
    <style:style style:name="T4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8" style:parent-style-name="DefaultParagraphFont" style:family="text">
      <style:text-properties fo:font-size="10pt" style:font-size-asian="10pt" style:font-size-complex="10pt"/>
    </style:style>
    <style:style style:name="T49" style:parent-style-name="DefaultParagraphFont" style:family="text">
      <style:text-properties fo:font-size="10pt" style:font-size-asian="10pt" style:font-size-complex="10pt"/>
    </style:style>
    <style:style style:name="T5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3" style:parent-style-name="DefaultParagraphFont" style:family="text">
      <style:text-properties fo:font-size="10pt" style:font-size-asian="10pt" style:font-size-complex="10pt"/>
    </style:style>
    <style:style style:name="T54" style:parent-style-name="DefaultParagraphFont" style:family="text">
      <style:text-properties fo:font-size="10pt" style:font-size-asian="10pt" style:font-size-complex="10pt"/>
    </style:style>
    <style:style style:name="T5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8" style:parent-style-name="DefaultParagraphFont" style:family="text">
      <style:text-properties fo:font-size="10pt" style:font-size-asian="10pt" style:font-size-complex="10pt"/>
    </style:style>
    <style:style style:name="T59" style:parent-style-name="DefaultParagraphFont" style:family="text">
      <style:text-properties fo:font-size="10pt" style:font-size-asian="10pt" style:font-size-complex="10pt"/>
    </style:style>
    <style:style style:name="T6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T64" style:parent-style-name="DefaultParagraphFont" style:family="text">
      <style:text-properties fo:font-size="10pt" style:font-size-asian="10pt" style:font-size-complex="10pt"/>
    </style:style>
    <style:style style:name="T6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8" style:parent-style-name="DefaultParagraphFont" style:family="text">
      <style:text-properties fo:font-size="10pt" style:font-size-asian="10pt" style:font-size-complex="10pt"/>
    </style:style>
    <style:style style:name="T69" style:parent-style-name="DefaultParagraphFont" style:family="text">
      <style:text-properties fo:font-size="10pt" style:font-size-asian="10pt" style:font-size-complex="10pt"/>
    </style:style>
    <style:style style:name="T70" style:parent-style-name="DefaultParagraphFont" style:family="text">
      <style:text-properties fo:font-size="10pt" style:font-size-asian="10pt" style:font-size-complex="10pt"/>
    </style:style>
    <style:style style:name="T7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7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73" style:parent-style-name="DefaultParagraphFont" style:family="text">
      <style:text-properties fo:font-size="10pt" style:font-size-asian="10pt" style:font-size-complex="10pt"/>
    </style:style>
    <style:style style:name="T74" style:parent-style-name="DefaultParagraphFont" style:family="text">
      <style:text-properties fo:font-size="10pt" style:font-size-asian="10pt" style:font-size-complex="10pt"/>
    </style:style>
    <style:style style:name="T7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7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7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78" style:parent-style-name="DefaultParagraphFont" style:family="text">
      <style:text-properties fo:font-size="10pt" style:font-size-asian="10pt" style:font-size-complex="10pt"/>
    </style:style>
    <style:style style:name="T79" style:parent-style-name="DefaultParagraphFont" style:family="text">
      <style:text-properties fo:font-size="10pt" style:font-size-asian="10pt" style:font-size-complex="10pt"/>
    </style:style>
    <style:style style:name="T8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8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8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T84" style:parent-style-name="DefaultParagraphFont" style:family="text">
      <style:text-properties fo:font-size="10pt" style:font-size-asian="10pt" style:font-size-complex="10pt"/>
    </style:style>
    <style:style style:name="T8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8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8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8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8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9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9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ableColumn93" style:family="table-column">
      <style:table-column-properties style:column-width="1.6041in"/>
    </style:style>
    <style:style style:name="TableColumn94" style:family="table-column">
      <style:table-column-properties style:column-width="1.6041in"/>
    </style:style>
    <style:style style:name="TableColumn95" style:family="table-column">
      <style:table-column-properties style:column-width="1.6041in"/>
    </style:style>
    <style:style style:name="TableColumn96" style:family="table-column">
      <style:table-column-properties style:column-width="1.6041in"/>
    </style:style>
    <style:style style:name="TableColumn97" style:family="table-column">
      <style:table-column-properties style:column-width="1.6041in"/>
    </style:style>
    <style:style style:name="Table92" style:family="table" style:master-page-name="MP1">
      <style:table-properties style:width="8.0208in" fo:margin-left="0in" table:align="center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break-before="page"/>
    </style:style>
    <style:style style:name="T10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10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10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T1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10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11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11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116" style:parent-style-name="DefaultParagraphFont" style:family="text">
      <style:text-properties fo:font-size="7pt" style:font-size-asian="7pt" style:font-size-complex="7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1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12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1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1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1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1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T13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T136" style:parent-style-name="DefaultParagraphFont" style:family="text">
      <style:text-properties fo:font-size="7pt" style:font-size-asian="7pt" style:font-size-complex="7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14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T14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1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T1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T14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T1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15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T156" style:parent-style-name="DefaultParagraphFont" style:family="text">
      <style:text-properties fo:font-size="7pt" style:font-size-asian="7pt" style:font-size-complex="7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T16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16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1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1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T16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T17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T17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T176" style:parent-style-name="DefaultParagraphFont" style:family="text">
      <style:text-properties fo:font-size="7pt" style:font-size-asian="7pt" style:font-size-complex="7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18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18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18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18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18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19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T19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T196" style:parent-style-name="DefaultParagraphFont" style:family="text">
      <style:text-properties fo:font-size="7pt" style:font-size-asian="7pt" style:font-size-complex="7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20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20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20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2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20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21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T21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216" style:parent-style-name="DefaultParagraphFont" style:family="text">
      <style:text-properties fo:font-size="7pt" style:font-size-asian="7pt" style:font-size-complex="7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2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22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2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2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T2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2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T23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236" style:parent-style-name="DefaultParagraphFont" style:family="text">
      <style:text-properties fo:font-size="7pt" style:font-size-asian="7pt" style:font-size-complex="7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T24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24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T2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T2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24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2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T25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T256" style:parent-style-name="DefaultParagraphFont" style:family="text">
      <style:text-properties fo:font-size="7pt" style:font-size-asian="7pt" style:font-size-complex="7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T26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26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2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T2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T26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T27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T27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T276" style:parent-style-name="DefaultParagraphFont" style:family="text">
      <style:text-properties fo:font-size="7pt" style:font-size-asian="7pt" style:font-size-complex="7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28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28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28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28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28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29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29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30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30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T30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T30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T30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31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T31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31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T3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T32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T3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3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T33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T3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T338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T34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T34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T34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T34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T34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T35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master-page-name="MP2" style:family="paragraph">
      <style:paragraph-properties fo:break-before="page"/>
    </style:style>
    <style:style style:name="TableColumn357" style:family="table-column">
      <style:table-column-properties style:column-width="1.6041in"/>
    </style:style>
    <style:style style:name="TableColumn358" style:family="table-column">
      <style:table-column-properties style:column-width="1.6041in"/>
    </style:style>
    <style:style style:name="TableColumn359" style:family="table-column">
      <style:table-column-properties style:column-width="1.6041in"/>
    </style:style>
    <style:style style:name="Table356" style:family="table">
      <style:table-properties style:width="4.8125in" fo:margin-left="0in" table:align="center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T36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T36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T36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T36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T37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T373" style:parent-style-name="DefaultParagraphFont" style:family="text">
      <style:text-properties fo:font-size="7pt" style:font-size-asian="7pt" style:font-size-complex="7pt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T37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T37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38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T38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T38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T387" style:parent-style-name="DefaultParagraphFont" style:family="text">
      <style:text-properties fo:font-size="7pt" style:font-size-asian="7pt" style:font-size-complex="7pt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T39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T39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T39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T39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T39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T401" style:parent-style-name="DefaultParagraphFont" style:family="text">
      <style:text-properties fo:font-size="7pt" style:font-size-asian="7pt" style:font-size-complex="7pt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T40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T40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T40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T41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T41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T415" style:parent-style-name="DefaultParagraphFont" style:family="text">
      <style:text-properties fo:font-size="7pt" style:font-size-asian="7pt" style:font-size-complex="7pt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T41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T42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T42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T42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T42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T429" style:parent-style-name="DefaultParagraphFont" style:family="text">
      <style:text-properties fo:font-size="7pt" style:font-size-asian="7pt" style:font-size-complex="7pt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T43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T43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T43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T43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T44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T443" style:parent-style-name="DefaultParagraphFont" style:family="text">
      <style:text-properties fo:font-size="7pt" style:font-size-asian="7pt" style:font-size-complex="7pt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T44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T44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T45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T45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T45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T457" style:parent-style-name="DefaultParagraphFont" style:family="text">
      <style:text-properties fo:font-size="7pt" style:font-size-asian="7pt" style:font-size-complex="7pt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T46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T46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T46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T46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T46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T471" style:parent-style-name="DefaultParagraphFont" style:family="text">
      <style:text-properties fo:font-size="7pt" style:font-size-asian="7pt" style:font-size-complex="7pt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T47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T47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T47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T48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T48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T485" style:parent-style-name="DefaultParagraphFont" style:family="text">
      <style:text-properties fo:font-size="7pt" style:font-size-asian="7pt" style:font-size-complex="7pt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T4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T49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T49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T49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T49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T50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T50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T50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06" style:family="table-row">
      <style:table-row-properties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T50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T51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2" style:family="table-row">
      <style:table-row-properties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T51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T51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T51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19" style:family="table-row">
      <style:table-row-properties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T52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T52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5" style:family="table-row">
      <style:table-row-properties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T5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T5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T53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T53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T53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master-page-name="MP3" style:family="paragraph">
      <style:paragraph-properties fo:break-before="page" fo:text-align="center"/>
    </style:style>
    <style:style style:name="T539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540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541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54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54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544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4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47" style:parent-style-name="DefaultParagraphFont" style:family="text">
      <style:text-properties fo:font-size="10pt" style:font-size-asian="10pt" style:font-size-complex="10pt"/>
    </style:style>
    <style:style style:name="T548" style:parent-style-name="DefaultParagraphFont" style:family="text">
      <style:text-properties fo:font-size="10pt" style:font-size-asian="10pt" style:font-size-complex="10pt"/>
    </style:style>
    <style:style style:name="T54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5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51" style:parent-style-name="DefaultParagraphFont" style:family="text">
      <style:text-properties fo:font-size="10pt" style:font-size-asian="10pt" style:font-size-complex="10pt"/>
    </style:style>
    <style:style style:name="T552" style:parent-style-name="DefaultParagraphFont" style:family="text">
      <style:text-properties fo:font-size="10pt" style:font-size-asian="10pt" style:font-size-complex="10pt"/>
    </style:style>
    <style:style style:name="T55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5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5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56" style:parent-style-name="DefaultParagraphFont" style:family="text">
      <style:text-properties fo:font-size="10pt" style:font-size-asian="10pt" style:font-size-complex="10pt"/>
    </style:style>
    <style:style style:name="T557" style:parent-style-name="DefaultParagraphFont" style:family="text">
      <style:text-properties fo:font-size="10pt" style:font-size-asian="10pt" style:font-size-complex="10pt"/>
    </style:style>
    <style:style style:name="T55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5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6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61" style:parent-style-name="DefaultParagraphFont" style:family="text">
      <style:text-properties fo:font-size="10pt" style:font-size-asian="10pt" style:font-size-complex="10pt"/>
    </style:style>
    <style:style style:name="T562" style:parent-style-name="DefaultParagraphFont" style:family="text">
      <style:text-properties fo:font-size="10pt" style:font-size-asian="10pt" style:font-size-complex="10pt"/>
    </style:style>
    <style:style style:name="T56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6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6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66" style:parent-style-name="DefaultParagraphFont" style:family="text">
      <style:text-properties fo:font-size="10pt" style:font-size-asian="10pt" style:font-size-complex="10pt"/>
    </style:style>
    <style:style style:name="T567" style:parent-style-name="DefaultParagraphFont" style:family="text">
      <style:text-properties fo:font-size="10pt" style:font-size-asian="10pt" style:font-size-complex="10pt"/>
    </style:style>
    <style:style style:name="T56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6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7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7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72" style:parent-style-name="DefaultParagraphFont" style:family="text">
      <style:text-properties fo:font-size="10pt" style:font-size-asian="10pt" style:font-size-complex="10pt"/>
    </style:style>
    <style:style style:name="T573" style:parent-style-name="DefaultParagraphFont" style:family="text">
      <style:text-properties fo:font-size="10pt" style:font-size-asian="10pt" style:font-size-complex="10pt"/>
    </style:style>
    <style:style style:name="T57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7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76" style:parent-style-name="DefaultParagraphFont" style:family="text">
      <style:text-properties fo:font-size="10pt" style:font-size-asian="10pt" style:font-size-complex="10pt"/>
    </style:style>
    <style:style style:name="T577" style:parent-style-name="DefaultParagraphFont" style:family="text">
      <style:text-properties fo:font-size="10pt" style:font-size-asian="10pt" style:font-size-complex="10pt"/>
    </style:style>
    <style:style style:name="T57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7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8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8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82" style:parent-style-name="DefaultParagraphFont" style:family="text">
      <style:text-properties fo:font-size="10pt" style:font-size-asian="10pt" style:font-size-complex="10pt"/>
    </style:style>
    <style:style style:name="T583" style:parent-style-name="DefaultParagraphFont" style:family="text">
      <style:text-properties fo:font-size="10pt" style:font-size-asian="10pt" style:font-size-complex="10pt"/>
    </style:style>
    <style:style style:name="T58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8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86" style:parent-style-name="DefaultParagraphFont" style:family="text">
      <style:text-properties fo:font-size="10pt" style:font-size-asian="10pt" style:font-size-complex="10pt"/>
    </style:style>
    <style:style style:name="T587" style:parent-style-name="DefaultParagraphFont" style:family="text">
      <style:text-properties fo:font-size="10pt" style:font-size-asian="10pt" style:font-size-complex="10pt"/>
    </style:style>
    <style:style style:name="T58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8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9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91" style:parent-style-name="DefaultParagraphFont" style:family="text">
      <style:text-properties fo:font-size="10pt" style:font-size-asian="10pt" style:font-size-complex="10pt"/>
    </style:style>
    <style:style style:name="T592" style:parent-style-name="DefaultParagraphFont" style:family="text">
      <style:text-properties fo:font-size="10pt" style:font-size-asian="10pt" style:font-size-complex="10pt"/>
    </style:style>
    <style:style style:name="T59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9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9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96" style:parent-style-name="DefaultParagraphFont" style:family="text">
      <style:text-properties fo:font-size="10pt" style:font-size-asian="10pt" style:font-size-complex="10pt"/>
    </style:style>
    <style:style style:name="T597" style:parent-style-name="DefaultParagraphFont" style:family="text">
      <style:text-properties fo:font-size="10pt" style:font-size-asian="10pt" style:font-size-complex="10pt"/>
    </style:style>
    <style:style style:name="T59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9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0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01" style:parent-style-name="DefaultParagraphFont" style:family="text">
      <style:text-properties fo:font-size="10pt" style:font-size-asian="10pt" style:font-size-complex="10pt"/>
    </style:style>
    <style:style style:name="T602" style:parent-style-name="DefaultParagraphFont" style:family="text">
      <style:text-properties fo:font-size="10pt" style:font-size-asian="10pt" style:font-size-complex="10pt"/>
    </style:style>
    <style:style style:name="T60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0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0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06" style:parent-style-name="DefaultParagraphFont" style:family="text">
      <style:text-properties fo:font-size="10pt" style:font-size-asian="10pt" style:font-size-complex="10pt"/>
    </style:style>
    <style:style style:name="T607" style:parent-style-name="DefaultParagraphFont" style:family="text">
      <style:text-properties fo:font-size="10pt" style:font-size-asian="10pt" style:font-size-complex="10pt"/>
    </style:style>
    <style:style style:name="T608" style:parent-style-name="DefaultParagraphFont" style:family="text">
      <style:text-properties fo:font-size="10pt" style:font-size-asian="10pt" style:font-size-complex="10pt"/>
    </style:style>
    <style:style style:name="T60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1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11" style:parent-style-name="DefaultParagraphFont" style:family="text">
      <style:text-properties fo:font-size="10pt" style:font-size-asian="10pt" style:font-size-complex="10pt"/>
    </style:style>
    <style:style style:name="T612" style:parent-style-name="DefaultParagraphFont" style:family="text">
      <style:text-properties fo:font-size="10pt" style:font-size-asian="10pt" style:font-size-complex="10pt"/>
    </style:style>
    <style:style style:name="T61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1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1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16" style:parent-style-name="DefaultParagraphFont" style:family="text">
      <style:text-properties fo:font-size="10pt" style:font-size-asian="10pt" style:font-size-complex="10pt"/>
    </style:style>
    <style:style style:name="T617" style:parent-style-name="DefaultParagraphFont" style:family="text">
      <style:text-properties fo:font-size="10pt" style:font-size-asian="10pt" style:font-size-complex="10pt"/>
    </style:style>
    <style:style style:name="T61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1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2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21" style:parent-style-name="DefaultParagraphFont" style:family="text">
      <style:text-properties fo:font-size="10pt" style:font-size-asian="10pt" style:font-size-complex="10pt"/>
    </style:style>
    <style:style style:name="T622" style:parent-style-name="DefaultParagraphFont" style:family="text">
      <style:text-properties fo:font-size="10pt" style:font-size-asian="10pt" style:font-size-complex="10pt"/>
    </style:style>
    <style:style style:name="T62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2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62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2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2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2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2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ableColumn631" style:family="table-column">
      <style:table-column-properties style:column-width="1.6041in"/>
    </style:style>
    <style:style style:name="TableColumn632" style:family="table-column">
      <style:table-column-properties style:column-width="1.6041in"/>
    </style:style>
    <style:style style:name="TableColumn633" style:family="table-column">
      <style:table-column-properties style:column-width="1.6041in"/>
    </style:style>
    <style:style style:name="TableColumn634" style:family="table-column">
      <style:table-column-properties style:column-width="1.6041in"/>
    </style:style>
    <style:style style:name="TableColumn635" style:family="table-column">
      <style:table-column-properties style:column-width="1.6041in"/>
    </style:style>
    <style:style style:name="Table630" style:family="table" style:master-page-name="MP4">
      <style:table-properties style:width="8.0208in" fo:margin-left="0in" table:align="center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break-before="page"/>
    </style:style>
    <style:style style:name="T63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T64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T64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T6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T6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T65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T6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T654" style:parent-style-name="DefaultParagraphFont" style:family="text">
      <style:text-properties fo:font-size="7pt" style:font-size-asian="7pt" style:font-size-complex="7pt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57" style:family="table-row">
      <style:table-row-properties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T65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T66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T66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T6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T6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668" style:family="table-row">
      <style:table-row-properties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T67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T67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T674" style:parent-style-name="DefaultParagraphFont" style:family="text">
      <style:text-properties fo:font-size="7pt" style:font-size-asian="7pt" style:font-size-complex="7pt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77" style:family="table-row">
      <style:table-row-properties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T67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T68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T68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T68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T68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688" style:family="table-row">
      <style:table-row-properties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T69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T69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T694" style:parent-style-name="DefaultParagraphFont" style:family="text">
      <style:text-properties fo:font-size="7pt" style:font-size-asian="7pt" style:font-size-complex="7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97" style:family="table-row">
      <style:table-row-properties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T69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T70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T70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T70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T7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708" style:family="table-row">
      <style:table-row-properties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T71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T71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T714" style:parent-style-name="DefaultParagraphFont" style:family="text">
      <style:text-properties fo:font-size="7pt" style:font-size-asian="7pt" style:font-size-complex="7pt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17" style:family="table-row">
      <style:table-row-properties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T71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T7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T72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T7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T7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728" style:family="table-row">
      <style:table-row-properties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T73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T7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T734" style:parent-style-name="DefaultParagraphFont" style:family="text">
      <style:text-properties fo:font-size="7pt" style:font-size-asian="7pt" style:font-size-complex="7pt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7" style:family="table-row">
      <style:table-row-properties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T73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T74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T74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T7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T7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748" style:family="table-row">
      <style:table-row-properties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T75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T7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T754" style:parent-style-name="DefaultParagraphFont" style:family="text">
      <style:text-properties fo:font-size="7pt" style:font-size-asian="7pt" style:font-size-complex="7pt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7" style:family="table-row">
      <style:table-row-properties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T75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T76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T76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T7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T7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768" style:family="table-row">
      <style:table-row-properties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T77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T77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T774" style:parent-style-name="DefaultParagraphFont" style:family="text">
      <style:text-properties fo:font-size="7pt" style:font-size-asian="7pt" style:font-size-complex="7pt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7" style:family="table-row">
      <style:table-row-properties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T77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T78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T78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T78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T78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788" style:family="table-row">
      <style:table-row-properties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T79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T79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T794" style:parent-style-name="DefaultParagraphFont" style:family="text">
      <style:text-properties fo:font-size="7pt" style:font-size-asian="7pt" style:font-size-complex="7pt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7" style:family="table-row">
      <style:table-row-properties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T79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T80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T80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T80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T8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808" style:family="table-row">
      <style:table-row-properties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T81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T81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T814" style:parent-style-name="DefaultParagraphFont" style:family="text">
      <style:text-properties fo:font-size="7pt" style:font-size-asian="7pt" style:font-size-complex="7pt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7" style:family="table-row">
      <style:table-row-properties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T81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T8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T82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T8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T8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T83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T8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6" style:family="table-row">
      <style:table-row-properties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T838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T84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T84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T84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T84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847" style:family="table-row">
      <style:table-row-properties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T84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T85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55" style:family="table-row">
      <style:table-row-properties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T857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T85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T86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T86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T8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866" style:family="table-row">
      <style:table-row-properties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T86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T87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74" style:family="table-row">
      <style:table-row-properties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T876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T878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T88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T88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T8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885" style:family="table-row">
      <style:table-row-properties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T88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T88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master-page-name="MP5" style:family="paragraph">
      <style:paragraph-properties fo:break-before="page"/>
    </style:style>
    <style:style style:name="TableColumn895" style:family="table-column">
      <style:table-column-properties style:column-width="1.6041in"/>
    </style:style>
    <style:style style:name="TableColumn896" style:family="table-column">
      <style:table-column-properties style:column-width="1.6041in"/>
    </style:style>
    <style:style style:name="TableColumn897" style:family="table-column">
      <style:table-column-properties style:column-width="1.6041in"/>
    </style:style>
    <style:style style:name="Table894" style:family="table">
      <style:table-properties style:width="4.8125in" fo:margin-left="0in" table:align="center"/>
    </style:style>
    <style:style style:name="TableRow898" style:family="table-row">
      <style:table-row-properties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T90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T90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T90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905" style:family="table-row">
      <style:table-row-properties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T90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T90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T911" style:parent-style-name="DefaultParagraphFont" style:family="text">
      <style:text-properties fo:font-size="7pt" style:font-size-asian="7pt" style:font-size-complex="7pt"/>
    </style:style>
    <style:style style:name="TableRow912" style:family="table-row">
      <style:table-row-properties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T91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T91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T91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919" style:family="table-row">
      <style:table-row-properties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T92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T92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T925" style:parent-style-name="DefaultParagraphFont" style:family="text">
      <style:text-properties fo:font-size="7pt" style:font-size-asian="7pt" style:font-size-complex="7pt"/>
    </style:style>
    <style:style style:name="TableRow926" style:family="table-row">
      <style:table-row-properties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T92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T93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T93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933" style:family="table-row">
      <style:table-row-properties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T93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T93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T939" style:parent-style-name="DefaultParagraphFont" style:family="text">
      <style:text-properties fo:font-size="7pt" style:font-size-asian="7pt" style:font-size-complex="7pt"/>
    </style:style>
    <style:style style:name="TableRow940" style:family="table-row">
      <style:table-row-properties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T94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T94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T94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947" style:family="table-row">
      <style:table-row-properties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T94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T95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T953" style:parent-style-name="DefaultParagraphFont" style:family="text">
      <style:text-properties fo:font-size="7pt" style:font-size-asian="7pt" style:font-size-complex="7pt"/>
    </style:style>
    <style:style style:name="TableRow954" style:family="table-row">
      <style:table-row-properties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T95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T95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T96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961" style:family="table-row">
      <style:table-row-properties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T96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T96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T967" style:parent-style-name="DefaultParagraphFont" style:family="text">
      <style:text-properties fo:font-size="7pt" style:font-size-asian="7pt" style:font-size-complex="7pt"/>
    </style:style>
    <style:style style:name="TableRow968" style:family="table-row">
      <style:table-row-properties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T97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T97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T97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975" style:family="table-row">
      <style:table-row-properties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T97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T97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T981" style:parent-style-name="DefaultParagraphFont" style:family="text">
      <style:text-properties fo:font-size="7pt" style:font-size-asian="7pt" style:font-size-complex="7pt"/>
    </style:style>
    <style:style style:name="TableRow982" style:family="table-row">
      <style:table-row-properties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T9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T9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98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T98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990" style:family="table-row">
      <style:table-row-properties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T99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T99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T996" style:parent-style-name="DefaultParagraphFont" style:family="text">
      <style:text-properties fo:font-size="7pt" style:font-size-asian="7pt" style:font-size-complex="7pt"/>
    </style:style>
    <style:style style:name="TableRow997" style:family="table-row">
      <style:table-row-properties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T99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T100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T100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004" style:family="table-row">
      <style:table-row-properties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T100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T100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T1010" style:parent-style-name="DefaultParagraphFont" style:family="text">
      <style:text-properties fo:font-size="7pt" style:font-size-asian="7pt" style:font-size-complex="7pt"/>
    </style:style>
    <style:style style:name="TableRow1011" style:family="table-row">
      <style:table-row-properties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T101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T101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T101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018" style:family="table-row">
      <style:table-row-properties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T102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T102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T1024" style:parent-style-name="DefaultParagraphFont" style:family="text">
      <style:text-properties fo:font-size="7pt" style:font-size-asian="7pt" style:font-size-complex="7pt"/>
    </style:style>
    <style:style style:name="TableRow1025" style:family="table-row">
      <style:table-row-properties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T10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102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T103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T103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033" style:family="table-row">
      <style:table-row-properties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T103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T103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39" style:family="table-row">
      <style:table-row-properties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T104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T104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T10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046" style:family="table-row">
      <style:table-row-properties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T104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T105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52" style:family="table-row">
      <style:table-row-properties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T105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T105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T105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059" style:family="table-row">
      <style:table-row-properties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T106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T106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65" style:family="table-row">
      <style:table-row-properties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T10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T106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T107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072" style:family="table-row">
      <style:table-row-properties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T107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T107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master-page-name="MP6" style:family="paragraph">
      <style:paragraph-properties fo:break-before="page" fo:text-align="center"/>
    </style:style>
    <style:style style:name="T1079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1080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1081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108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08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084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08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08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087" style:parent-style-name="DefaultParagraphFont" style:family="text">
      <style:text-properties fo:font-size="10pt" style:font-size-asian="10pt" style:font-size-complex="10pt"/>
    </style:style>
    <style:style style:name="T1088" style:parent-style-name="DefaultParagraphFont" style:family="text">
      <style:text-properties fo:font-size="10pt" style:font-size-asian="10pt" style:font-size-complex="10pt"/>
    </style:style>
    <style:style style:name="T108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09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09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092" style:parent-style-name="DefaultParagraphFont" style:family="text">
      <style:text-properties fo:font-size="10pt" style:font-size-asian="10pt" style:font-size-complex="10pt"/>
    </style:style>
    <style:style style:name="T1093" style:parent-style-name="DefaultParagraphFont" style:family="text">
      <style:text-properties fo:font-size="10pt" style:font-size-asian="10pt" style:font-size-complex="10pt"/>
    </style:style>
    <style:style style:name="T109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09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09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097" style:parent-style-name="DefaultParagraphFont" style:family="text">
      <style:text-properties fo:font-size="10pt" style:font-size-asian="10pt" style:font-size-complex="10pt"/>
    </style:style>
    <style:style style:name="T1098" style:parent-style-name="DefaultParagraphFont" style:family="text">
      <style:text-properties fo:font-size="10pt" style:font-size-asian="10pt" style:font-size-complex="10pt"/>
    </style:style>
    <style:style style:name="T109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0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01" style:parent-style-name="DefaultParagraphFont" style:family="text">
      <style:text-properties fo:font-size="10pt" style:font-size-asian="10pt" style:font-size-complex="10pt"/>
    </style:style>
    <style:style style:name="T1102" style:parent-style-name="DefaultParagraphFont" style:family="text">
      <style:text-properties fo:font-size="10pt" style:font-size-asian="10pt" style:font-size-complex="10pt"/>
    </style:style>
    <style:style style:name="T1103" style:parent-style-name="DefaultParagraphFont" style:family="text">
      <style:text-properties fo:font-size="10pt" style:font-size-asian="10pt" style:font-size-complex="10pt"/>
    </style:style>
    <style:style style:name="T110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0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0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07" style:parent-style-name="DefaultParagraphFont" style:family="text">
      <style:text-properties fo:font-size="10pt" style:font-size-asian="10pt" style:font-size-complex="10pt"/>
    </style:style>
    <style:style style:name="T1108" style:parent-style-name="DefaultParagraphFont" style:family="text">
      <style:text-properties fo:font-size="10pt" style:font-size-asian="10pt" style:font-size-complex="10pt"/>
    </style:style>
    <style:style style:name="T110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1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1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12" style:parent-style-name="DefaultParagraphFont" style:family="text">
      <style:text-properties fo:font-size="10pt" style:font-size-asian="10pt" style:font-size-complex="10pt"/>
    </style:style>
    <style:style style:name="T1113" style:parent-style-name="DefaultParagraphFont" style:family="text">
      <style:text-properties fo:font-size="10pt" style:font-size-asian="10pt" style:font-size-complex="10pt"/>
    </style:style>
    <style:style style:name="T111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1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1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17" style:parent-style-name="DefaultParagraphFont" style:family="text">
      <style:text-properties fo:font-size="10pt" style:font-size-asian="10pt" style:font-size-complex="10pt"/>
    </style:style>
    <style:style style:name="T1118" style:parent-style-name="DefaultParagraphFont" style:family="text">
      <style:text-properties fo:font-size="10pt" style:font-size-asian="10pt" style:font-size-complex="10pt"/>
    </style:style>
    <style:style style:name="T111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2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2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22" style:parent-style-name="DefaultParagraphFont" style:family="text">
      <style:text-properties fo:font-size="10pt" style:font-size-asian="10pt" style:font-size-complex="10pt"/>
    </style:style>
    <style:style style:name="T1123" style:parent-style-name="DefaultParagraphFont" style:family="text">
      <style:text-properties fo:font-size="10pt" style:font-size-asian="10pt" style:font-size-complex="10pt"/>
    </style:style>
    <style:style style:name="T112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2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2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27" style:parent-style-name="DefaultParagraphFont" style:family="text">
      <style:text-properties fo:font-size="10pt" style:font-size-asian="10pt" style:font-size-complex="10pt"/>
    </style:style>
    <style:style style:name="T1128" style:parent-style-name="DefaultParagraphFont" style:family="text">
      <style:text-properties fo:font-size="10pt" style:font-size-asian="10pt" style:font-size-complex="10pt"/>
    </style:style>
    <style:style style:name="T112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3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3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32" style:parent-style-name="DefaultParagraphFont" style:family="text">
      <style:text-properties fo:font-size="10pt" style:font-size-asian="10pt" style:font-size-complex="10pt"/>
    </style:style>
    <style:style style:name="T1133" style:parent-style-name="DefaultParagraphFont" style:family="text">
      <style:text-properties fo:font-size="10pt" style:font-size-asian="10pt" style:font-size-complex="10pt"/>
    </style:style>
    <style:style style:name="T113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3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36" style:parent-style-name="DefaultParagraphFont" style:family="text">
      <style:text-properties fo:font-size="10pt" style:font-size-asian="10pt" style:font-size-complex="10pt"/>
    </style:style>
    <style:style style:name="T1137" style:parent-style-name="DefaultParagraphFont" style:family="text">
      <style:text-properties fo:font-size="10pt" style:font-size-asian="10pt" style:font-size-complex="10pt"/>
    </style:style>
    <style:style style:name="T1138" style:parent-style-name="DefaultParagraphFont" style:family="text">
      <style:text-properties fo:font-size="10pt" style:font-size-asian="10pt" style:font-size-complex="10pt"/>
    </style:style>
    <style:style style:name="T113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4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4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42" style:parent-style-name="DefaultParagraphFont" style:family="text">
      <style:text-properties fo:font-size="10pt" style:font-size-asian="10pt" style:font-size-complex="10pt"/>
    </style:style>
    <style:style style:name="T1143" style:parent-style-name="DefaultParagraphFont" style:family="text">
      <style:text-properties fo:font-size="10pt" style:font-size-asian="10pt" style:font-size-complex="10pt"/>
    </style:style>
    <style:style style:name="T114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4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4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47" style:parent-style-name="DefaultParagraphFont" style:family="text">
      <style:text-properties fo:font-size="10pt" style:font-size-asian="10pt" style:font-size-complex="10pt"/>
    </style:style>
    <style:style style:name="T1148" style:parent-style-name="DefaultParagraphFont" style:family="text">
      <style:text-properties fo:font-size="10pt" style:font-size-asian="10pt" style:font-size-complex="10pt"/>
    </style:style>
    <style:style style:name="T114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5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5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52" style:parent-style-name="DefaultParagraphFont" style:family="text">
      <style:text-properties fo:font-size="10pt" style:font-size-asian="10pt" style:font-size-complex="10pt"/>
    </style:style>
    <style:style style:name="T1153" style:parent-style-name="DefaultParagraphFont" style:family="text">
      <style:text-properties fo:font-size="10pt" style:font-size-asian="10pt" style:font-size-complex="10pt"/>
    </style:style>
    <style:style style:name="T115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5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5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57" style:parent-style-name="DefaultParagraphFont" style:family="text">
      <style:text-properties fo:font-size="10pt" style:font-size-asian="10pt" style:font-size-complex="10pt"/>
    </style:style>
    <style:style style:name="T1158" style:parent-style-name="DefaultParagraphFont" style:family="text">
      <style:text-properties fo:font-size="10pt" style:font-size-asian="10pt" style:font-size-complex="10pt"/>
    </style:style>
    <style:style style:name="T115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6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61" style:parent-style-name="DefaultParagraphFont" style:family="text">
      <style:text-properties fo:font-size="10pt" style:font-size-asian="10pt" style:font-size-complex="10pt"/>
    </style:style>
    <style:style style:name="T1162" style:parent-style-name="DefaultParagraphFont" style:family="text">
      <style:text-properties fo:font-size="10pt" style:font-size-asian="10pt" style:font-size-complex="10pt"/>
    </style:style>
    <style:style style:name="T116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6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16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6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6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6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ableColumn1170" style:family="table-column">
      <style:table-column-properties style:column-width="1.6041in"/>
    </style:style>
    <style:style style:name="TableColumn1171" style:family="table-column">
      <style:table-column-properties style:column-width="1.6041in"/>
    </style:style>
    <style:style style:name="TableColumn1172" style:family="table-column">
      <style:table-column-properties style:column-width="1.6041in"/>
    </style:style>
    <style:style style:name="TableColumn1173" style:family="table-column">
      <style:table-column-properties style:column-width="1.6041in"/>
    </style:style>
    <style:style style:name="TableColumn1174" style:family="table-column">
      <style:table-column-properties style:column-width="1.6041in"/>
    </style:style>
    <style:style style:name="Table1169" style:family="table" style:master-page-name="MP7">
      <style:table-properties style:width="8.0208in" fo:margin-left="0in" table:align="center"/>
    </style:style>
    <style:style style:name="TableRow1175" style:family="table-row">
      <style:table-row-properties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break-before="page"/>
    </style:style>
    <style:style style:name="T1178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T118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118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T118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T118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T118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188" style:family="table-row">
      <style:table-row-properties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T119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T119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T1194" style:parent-style-name="DefaultParagraphFont" style:family="text">
      <style:text-properties fo:font-size="7pt" style:font-size-asian="7pt" style:font-size-complex="7pt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97" style:family="table-row">
      <style:table-row-properties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T119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T120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T120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T120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T12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208" style:family="table-row">
      <style:table-row-properties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T121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T121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T1214" style:parent-style-name="DefaultParagraphFont" style:family="text">
      <style:text-properties fo:font-size="7pt" style:font-size-asian="7pt" style:font-size-complex="7pt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17" style:family="table-row">
      <style:table-row-properties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T121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T12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T122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T12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T12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228" style:family="table-row">
      <style:table-row-properties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T123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T12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T1234" style:parent-style-name="DefaultParagraphFont" style:family="text">
      <style:text-properties fo:font-size="7pt" style:font-size-asian="7pt" style:font-size-complex="7pt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37" style:family="table-row">
      <style:table-row-properties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T123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T124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T124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T12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T12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248" style:family="table-row">
      <style:table-row-properties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T125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T12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T1254" style:parent-style-name="DefaultParagraphFont" style:family="text">
      <style:text-properties fo:font-size="7pt" style:font-size-asian="7pt" style:font-size-complex="7pt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57" style:family="table-row">
      <style:table-row-properties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T125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T126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126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T126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T126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T126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269" style:family="table-row">
      <style:table-row-properties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T127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T127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T1275" style:parent-style-name="DefaultParagraphFont" style:family="text">
      <style:text-properties fo:font-size="7pt" style:font-size-asian="7pt" style:font-size-complex="7pt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78" style:family="table-row">
      <style:table-row-properties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T128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T128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T12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T12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T12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289" style:family="table-row">
      <style:table-row-properties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T12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T12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T1295" style:parent-style-name="DefaultParagraphFont" style:family="text">
      <style:text-properties fo:font-size="7pt" style:font-size-asian="7pt" style:font-size-complex="7pt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98" style:family="table-row">
      <style:table-row-properties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T130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T130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130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T130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T13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T130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310" style:family="table-row">
      <style:table-row-properties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T131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T131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T1316" style:parent-style-name="DefaultParagraphFont" style:family="text">
      <style:text-properties fo:font-size="7pt" style:font-size-asian="7pt" style:font-size-complex="7pt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19" style:family="table-row">
      <style:table-row-properties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T13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T132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T13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T13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T13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330" style:family="table-row">
      <style:table-row-properties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T13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T133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T1336" style:parent-style-name="DefaultParagraphFont" style:family="text">
      <style:text-properties fo:font-size="7pt" style:font-size-asian="7pt" style:font-size-complex="7pt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39" style:family="table-row">
      <style:table-row-properties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T134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T134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T13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T13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T134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350" style:family="table-row">
      <style:table-row-properties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T13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T135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T1356" style:parent-style-name="DefaultParagraphFont" style:family="text">
      <style:text-properties fo:font-size="7pt" style:font-size-asian="7pt" style:font-size-complex="7pt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59" style:family="table-row">
      <style:table-row-properties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T136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T136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T13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T13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T136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370" style:family="table-row">
      <style:table-row-properties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T137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T137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78" style:family="table-row">
      <style:table-row-properties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T138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T138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T13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T13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T13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389" style:family="table-row">
      <style:table-row-properties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T13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T13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97" style:family="table-row">
      <style:table-row-properties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T139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T140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T140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T140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T14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408" style:family="table-row">
      <style:table-row-properties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T141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T141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4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16" style:family="table-row">
      <style:table-row-properties/>
    </style:style>
    <style:style style:name="TableCell1417" style:family="table-cell">
      <style:table-cell-properties fo:border="0.0069in solid #000000" style:writing-mode="lr-tb" fo:padding-top="0in" fo:padding-left="0.075in" fo:padding-bottom="0in" fo:padding-right="0.075in"/>
    </style:style>
    <style:style style:name="T1418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T142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T142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T142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T142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427" style:family="table-row">
      <style:table-row-properties/>
    </style:style>
    <style:style style:name="TableCell1428" style:family="table-cell">
      <style:table-cell-properties fo:border="0.0069in solid #000000" style:writing-mode="lr-tb" fo:padding-top="0in" fo:padding-left="0.075in" fo:padding-bottom="0in" fo:padding-right="0.075in"/>
    </style:style>
    <style:style style:name="T142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T143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Normal" style:master-page-name="MP8" style:family="paragraph">
      <style:paragraph-properties fo:break-before="page"/>
    </style:style>
    <style:style style:name="TableColumn1437" style:family="table-column">
      <style:table-column-properties style:column-width="1.6041in"/>
    </style:style>
    <style:style style:name="TableColumn1438" style:family="table-column">
      <style:table-column-properties style:column-width="1.6041in"/>
    </style:style>
    <style:style style:name="TableColumn1439" style:family="table-column">
      <style:table-column-properties style:column-width="1.6041in"/>
    </style:style>
    <style:style style:name="Table1436" style:family="table">
      <style:table-properties style:width="4.8125in" fo:margin-left="0in" table:align="center"/>
    </style:style>
    <style:style style:name="TableRow1440" style:family="table-row">
      <style:table-row-properties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T144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T144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T144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447" style:family="table-row">
      <style:table-row-properties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T144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T145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T1453" style:parent-style-name="DefaultParagraphFont" style:family="text">
      <style:text-properties fo:font-size="7pt" style:font-size-asian="7pt" style:font-size-complex="7pt"/>
    </style:style>
    <style:style style:name="TableRow1454" style:family="table-row">
      <style:table-row-properties/>
    </style:style>
    <style:style style:name="TableCell1455" style:family="table-cell">
      <style:table-cell-properties fo:border="0.0069in solid #000000" style:writing-mode="lr-tb" fo:padding-top="0in" fo:padding-left="0.075in" fo:padding-bottom="0in" fo:padding-right="0.075in"/>
    </style:style>
    <style:style style:name="T145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T145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T146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461" style:family="table-row">
      <style:table-row-properties/>
    </style:style>
    <style:style style:name="TableCell1462" style:family="table-cell">
      <style:table-cell-properties fo:border="0.0069in solid #000000" style:writing-mode="lr-tb" fo:padding-top="0in" fo:padding-left="0.075in" fo:padding-bottom="0in" fo:padding-right="0.075in"/>
    </style:style>
    <style:style style:name="T146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464" style:family="table-cell">
      <style:table-cell-properties fo:border="0.0069in solid #000000" style:writing-mode="lr-tb" fo:padding-top="0in" fo:padding-left="0.075in" fo:padding-bottom="0in" fo:padding-right="0.075in"/>
    </style:style>
    <style:style style:name="T146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T1467" style:parent-style-name="DefaultParagraphFont" style:family="text">
      <style:text-properties fo:font-size="7pt" style:font-size-asian="7pt" style:font-size-complex="7pt"/>
    </style:style>
    <style:style style:name="TableRow1468" style:family="table-row">
      <style:table-row-properties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T147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T147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T147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475" style:family="table-row">
      <style:table-row-properties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T147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T147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T1481" style:parent-style-name="DefaultParagraphFont" style:family="text">
      <style:text-properties fo:font-size="7pt" style:font-size-asian="7pt" style:font-size-complex="7pt"/>
    </style:style>
    <style:style style:name="TableRow1482" style:family="table-row">
      <style:table-row-properties/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T14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T14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T14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489" style:family="table-row">
      <style:table-row-properties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T14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T14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T1495" style:parent-style-name="DefaultParagraphFont" style:family="text">
      <style:text-properties fo:font-size="7pt" style:font-size-asian="7pt" style:font-size-complex="7pt"/>
    </style:style>
    <style:style style:name="TableRow1496" style:family="table-row">
      <style:table-row-properties/>
    </style:style>
    <style:style style:name="TableCell1497" style:family="table-cell">
      <style:table-cell-properties fo:border="0.0069in solid #000000" style:writing-mode="lr-tb" fo:padding-top="0in" fo:padding-left="0.075in" fo:padding-bottom="0in" fo:padding-right="0.075in"/>
    </style:style>
    <style:style style:name="T149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499" style:family="table-cell">
      <style:table-cell-properties fo:border="0.0069in solid #000000" style:writing-mode="lr-tb" fo:padding-top="0in" fo:padding-left="0.075in" fo:padding-bottom="0in" fo:padding-right="0.075in"/>
    </style:style>
    <style:style style:name="T150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501" style:family="table-cell">
      <style:table-cell-properties fo:border="0.0069in solid #000000" style:writing-mode="lr-tb" fo:padding-top="0in" fo:padding-left="0.075in" fo:padding-bottom="0in" fo:padding-right="0.075in"/>
    </style:style>
    <style:style style:name="T150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503" style:family="table-row">
      <style:table-row-properties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T150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T150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T1509" style:parent-style-name="DefaultParagraphFont" style:family="text">
      <style:text-properties fo:font-size="7pt" style:font-size-asian="7pt" style:font-size-complex="7pt"/>
    </style:style>
    <style:style style:name="TableRow1510" style:family="table-row">
      <style:table-row-properties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T151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T151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T151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517" style:family="table-row">
      <style:table-row-properties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T151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520" style:family="table-cell">
      <style:table-cell-properties fo:border="0.0069in solid #000000" style:writing-mode="lr-tb" fo:padding-top="0in" fo:padding-left="0.075in" fo:padding-bottom="0in" fo:padding-right="0.075in"/>
    </style:style>
    <style:style style:name="T152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T1523" style:parent-style-name="DefaultParagraphFont" style:family="text">
      <style:text-properties fo:font-size="7pt" style:font-size-asian="7pt" style:font-size-complex="7pt"/>
    </style:style>
    <style:style style:name="TableRow1524" style:family="table-row">
      <style:table-row-properties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T152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T152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T153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531" style:family="table-row">
      <style:table-row-properties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T153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T153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T1537" style:parent-style-name="DefaultParagraphFont" style:family="text">
      <style:text-properties fo:font-size="7pt" style:font-size-asian="7pt" style:font-size-complex="7pt"/>
    </style:style>
    <style:style style:name="TableRow1538" style:family="table-row">
      <style:table-row-properties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T154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T154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T154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545" style:family="table-row">
      <style:table-row-properties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T154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T154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T1551" style:parent-style-name="DefaultParagraphFont" style:family="text">
      <style:text-properties fo:font-size="7pt" style:font-size-asian="7pt" style:font-size-complex="7pt"/>
    </style:style>
    <style:style style:name="TableRow1552" style:family="table-row">
      <style:table-row-properties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T155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555" style:family="table-cell">
      <style:table-cell-properties fo:border="0.0069in solid #000000" style:writing-mode="lr-tb" fo:padding-top="0in" fo:padding-left="0.075in" fo:padding-bottom="0in" fo:padding-right="0.075in"/>
    </style:style>
    <style:style style:name="T155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T155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559" style:family="table-row">
      <style:table-row-properties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T156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T156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564" style:family="table-cell">
      <style:table-cell-properties fo:border="0.0069in solid #000000" style:writing-mode="lr-tb" fo:padding-top="0in" fo:padding-left="0.075in" fo:padding-bottom="0in" fo:padding-right="0.075in"/>
    </style:style>
    <style:style style:name="T1565" style:parent-style-name="DefaultParagraphFont" style:family="text">
      <style:text-properties fo:font-size="7pt" style:font-size-asian="7pt" style:font-size-complex="7pt"/>
    </style:style>
    <style:style style:name="TableRow1566" style:family="table-row">
      <style:table-row-properties/>
    </style:style>
    <style:style style:name="TableCell1567" style:family="table-cell">
      <style:table-cell-properties fo:border="0.0069in solid #000000" style:writing-mode="lr-tb" fo:padding-top="0in" fo:padding-left="0.075in" fo:padding-bottom="0in" fo:padding-right="0.075in"/>
    </style:style>
    <style:style style:name="T156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569" style:family="table-cell">
      <style:table-cell-properties fo:border="0.0069in solid #000000" style:writing-mode="lr-tb" fo:padding-top="0in" fo:padding-left="0.075in" fo:padding-bottom="0in" fo:padding-right="0.075in"/>
    </style:style>
    <style:style style:name="T157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T157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573" style:family="table-row">
      <style:table-row-properties/>
    </style:style>
    <style:style style:name="TableCell1574" style:family="table-cell">
      <style:table-cell-properties fo:border="0.0069in solid #000000" style:writing-mode="lr-tb" fo:padding-top="0in" fo:padding-left="0.075in" fo:padding-bottom="0in" fo:padding-right="0.075in"/>
    </style:style>
    <style:style style:name="T157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T157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79" style:family="table-row">
      <style:table-row-properties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T158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T158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T158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586" style:family="table-row">
      <style:table-row-properties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T158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T159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92" style:family="table-row">
      <style:table-row-properties/>
    </style:style>
    <style:style style:name="TableCell1593" style:family="table-cell">
      <style:table-cell-properties fo:border="0.0069in solid #000000" style:writing-mode="lr-tb" fo:padding-top="0in" fo:padding-left="0.075in" fo:padding-bottom="0in" fo:padding-right="0.075in"/>
    </style:style>
    <style:style style:name="T159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595" style:family="table-cell">
      <style:table-cell-properties fo:border="0.0069in solid #000000" style:writing-mode="lr-tb" fo:padding-top="0in" fo:padding-left="0.075in" fo:padding-bottom="0in" fo:padding-right="0.075in"/>
    </style:style>
    <style:style style:name="T159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T159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599" style:family="table-row">
      <style:table-row-properties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T160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T160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6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05" style:family="table-row">
      <style:table-row-properties/>
    </style:style>
    <style:style style:name="TableCell1606" style:family="table-cell">
      <style:table-cell-properties fo:border="0.0069in solid #000000" style:writing-mode="lr-tb" fo:padding-top="0in" fo:padding-left="0.075in" fo:padding-bottom="0in" fo:padding-right="0.075in"/>
    </style:style>
    <style:style style:name="T16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T160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T161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612" style:family="table-row">
      <style:table-row-properties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T161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T161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Normal" style:master-page-name="MP9" style:family="paragraph">
      <style:paragraph-properties fo:break-before="page" fo:text-align="center"/>
    </style:style>
    <style:style style:name="T1619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1620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1621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162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623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62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2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2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627" style:parent-style-name="DefaultParagraphFont" style:family="text">
      <style:text-properties fo:font-size="10pt" style:font-size-asian="10pt" style:font-size-complex="10pt"/>
    </style:style>
    <style:style style:name="T1628" style:parent-style-name="DefaultParagraphFont" style:family="text">
      <style:text-properties fo:font-size="10pt" style:font-size-asian="10pt" style:font-size-complex="10pt"/>
    </style:style>
    <style:style style:name="T162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3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31" style:parent-style-name="DefaultParagraphFont" style:family="text">
      <style:text-properties fo:font-size="10pt" style:font-size-asian="10pt" style:font-size-complex="10pt"/>
    </style:style>
    <style:style style:name="T1632" style:parent-style-name="DefaultParagraphFont" style:family="text">
      <style:text-properties fo:font-size="10pt" style:font-size-asian="10pt" style:font-size-complex="10pt"/>
    </style:style>
    <style:style style:name="T163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3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3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3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637" style:parent-style-name="DefaultParagraphFont" style:family="text">
      <style:text-properties fo:font-size="10pt" style:font-size-asian="10pt" style:font-size-complex="10pt"/>
    </style:style>
    <style:style style:name="T1638" style:parent-style-name="DefaultParagraphFont" style:family="text">
      <style:text-properties fo:font-size="10pt" style:font-size-asian="10pt" style:font-size-complex="10pt"/>
    </style:style>
    <style:style style:name="T163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4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41" style:parent-style-name="DefaultParagraphFont" style:family="text">
      <style:text-properties fo:font-size="10pt" style:font-size-asian="10pt" style:font-size-complex="10pt"/>
    </style:style>
    <style:style style:name="T1642" style:parent-style-name="DefaultParagraphFont" style:family="text">
      <style:text-properties fo:font-size="10pt" style:font-size-asian="10pt" style:font-size-complex="10pt"/>
    </style:style>
    <style:style style:name="T164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4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4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64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647" style:parent-style-name="DefaultParagraphFont" style:family="text">
      <style:text-properties fo:font-size="10pt" style:font-size-asian="10pt" style:font-size-complex="10pt"/>
    </style:style>
    <style:style style:name="T1648" style:parent-style-name="DefaultParagraphFont" style:family="text">
      <style:text-properties fo:font-size="10pt" style:font-size-asian="10pt" style:font-size-complex="10pt"/>
    </style:style>
    <style:style style:name="T164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5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5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652" style:parent-style-name="DefaultParagraphFont" style:family="text">
      <style:text-properties fo:font-size="10pt" style:font-size-asian="10pt" style:font-size-complex="10pt"/>
    </style:style>
    <style:style style:name="T1653" style:parent-style-name="DefaultParagraphFont" style:family="text">
      <style:text-properties fo:font-size="10pt" style:font-size-asian="10pt" style:font-size-complex="10pt"/>
    </style:style>
    <style:style style:name="T165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5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56" style:parent-style-name="DefaultParagraphFont" style:family="text">
      <style:text-properties fo:font-size="10pt" style:font-size-asian="10pt" style:font-size-complex="10pt"/>
    </style:style>
    <style:style style:name="T1657" style:parent-style-name="DefaultParagraphFont" style:family="text">
      <style:text-properties fo:font-size="10pt" style:font-size-asian="10pt" style:font-size-complex="10pt"/>
    </style:style>
    <style:style style:name="T165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5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6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6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662" style:parent-style-name="DefaultParagraphFont" style:family="text">
      <style:text-properties fo:font-size="10pt" style:font-size-asian="10pt" style:font-size-complex="10pt"/>
    </style:style>
    <style:style style:name="T1663" style:parent-style-name="DefaultParagraphFont" style:family="text">
      <style:text-properties fo:font-size="10pt" style:font-size-asian="10pt" style:font-size-complex="10pt"/>
    </style:style>
    <style:style style:name="T166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6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66" style:parent-style-name="DefaultParagraphFont" style:family="text">
      <style:text-properties fo:font-size="10pt" style:font-size-asian="10pt" style:font-size-complex="10pt"/>
    </style:style>
    <style:style style:name="T1667" style:parent-style-name="DefaultParagraphFont" style:family="text">
      <style:text-properties fo:font-size="10pt" style:font-size-asian="10pt" style:font-size-complex="10pt"/>
    </style:style>
    <style:style style:name="T166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6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7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7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672" style:parent-style-name="DefaultParagraphFont" style:family="text">
      <style:text-properties fo:font-size="10pt" style:font-size-asian="10pt" style:font-size-complex="10pt"/>
    </style:style>
    <style:style style:name="T1673" style:parent-style-name="DefaultParagraphFont" style:family="text">
      <style:text-properties fo:font-size="10pt" style:font-size-asian="10pt" style:font-size-complex="10pt"/>
    </style:style>
    <style:style style:name="T167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7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76" style:parent-style-name="DefaultParagraphFont" style:family="text">
      <style:text-properties fo:font-size="10pt" style:font-size-asian="10pt" style:font-size-complex="10pt"/>
    </style:style>
    <style:style style:name="T1677" style:parent-style-name="DefaultParagraphFont" style:family="text">
      <style:text-properties fo:font-size="10pt" style:font-size-asian="10pt" style:font-size-complex="10pt"/>
    </style:style>
    <style:style style:name="T167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7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8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68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682" style:parent-style-name="DefaultParagraphFont" style:family="text">
      <style:text-properties fo:font-size="10pt" style:font-size-asian="10pt" style:font-size-complex="10pt"/>
    </style:style>
    <style:style style:name="T1683" style:parent-style-name="DefaultParagraphFont" style:family="text">
      <style:text-properties fo:font-size="10pt" style:font-size-asian="10pt" style:font-size-complex="10pt"/>
    </style:style>
    <style:style style:name="T168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8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8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687" style:parent-style-name="DefaultParagraphFont" style:family="text">
      <style:text-properties fo:font-size="10pt" style:font-size-asian="10pt" style:font-size-complex="10pt"/>
    </style:style>
    <style:style style:name="T1688" style:parent-style-name="DefaultParagraphFont" style:family="text">
      <style:text-properties fo:font-size="10pt" style:font-size-asian="10pt" style:font-size-complex="10pt"/>
    </style:style>
    <style:style style:name="T168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9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91" style:parent-style-name="DefaultParagraphFont" style:family="text">
      <style:text-properties fo:font-size="10pt" style:font-size-asian="10pt" style:font-size-complex="10pt"/>
    </style:style>
    <style:style style:name="T1692" style:parent-style-name="DefaultParagraphFont" style:family="text">
      <style:text-properties fo:font-size="10pt" style:font-size-asian="10pt" style:font-size-complex="10pt"/>
    </style:style>
    <style:style style:name="T169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9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9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69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697" style:parent-style-name="DefaultParagraphFont" style:family="text">
      <style:text-properties fo:font-size="10pt" style:font-size-asian="10pt" style:font-size-complex="10pt"/>
    </style:style>
    <style:style style:name="T1698" style:parent-style-name="DefaultParagraphFont" style:family="text">
      <style:text-properties fo:font-size="10pt" style:font-size-asian="10pt" style:font-size-complex="10pt"/>
    </style:style>
    <style:style style:name="T169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70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701" style:parent-style-name="DefaultParagraphFont" style:family="text">
      <style:text-properties fo:font-size="10pt" style:font-size-asian="10pt" style:font-size-complex="10pt"/>
    </style:style>
    <style:style style:name="T1702" style:parent-style-name="DefaultParagraphFont" style:family="text">
      <style:text-properties fo:font-size="10pt" style:font-size-asian="10pt" style:font-size-complex="10pt"/>
    </style:style>
    <style:style style:name="T170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70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170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70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70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70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70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ableColumn1711" style:family="table-column">
      <style:table-column-properties style:column-width="1.6041in"/>
    </style:style>
    <style:style style:name="TableColumn1712" style:family="table-column">
      <style:table-column-properties style:column-width="1.6041in"/>
    </style:style>
    <style:style style:name="TableColumn1713" style:family="table-column">
      <style:table-column-properties style:column-width="1.6041in"/>
    </style:style>
    <style:style style:name="TableColumn1714" style:family="table-column">
      <style:table-column-properties style:column-width="1.6041in"/>
    </style:style>
    <style:style style:name="TableColumn1715" style:family="table-column">
      <style:table-column-properties style:column-width="1.6041in"/>
    </style:style>
    <style:style style:name="Table1710" style:family="table" style:master-page-name="MP10">
      <style:table-properties style:width="8.0208in" fo:margin-left="0in" table:align="center"/>
    </style:style>
    <style:style style:name="TableRow1716" style:family="table-row">
      <style:table-row-properties/>
    </style:style>
    <style:style style:name="TableCell1717" style:family="table-cell">
      <style:table-cell-properties fo:border="0.0069in solid #000000" style:writing-mode="lr-tb" fo:padding-top="0in" fo:padding-left="0.075in" fo:padding-bottom="0in" fo:padding-right="0.075in"/>
    </style:style>
    <style:style style:name="P1718" style:parent-style-name="Normal" style:family="paragraph">
      <style:paragraph-properties fo:break-before="page"/>
    </style:style>
    <style:style style:name="T171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720" style:family="table-cell">
      <style:table-cell-properties fo:border="0.0069in solid #000000" style:writing-mode="lr-tb" fo:padding-top="0in" fo:padding-left="0.075in" fo:padding-bottom="0in" fo:padding-right="0.075in"/>
    </style:style>
    <style:style style:name="T17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T172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724" style:family="table-cell">
      <style:table-cell-properties fo:border="0.0069in solid #000000" style:writing-mode="lr-tb" fo:padding-top="0in" fo:padding-left="0.075in" fo:padding-bottom="0in" fo:padding-right="0.075in"/>
    </style:style>
    <style:style style:name="T17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726" style:family="table-cell">
      <style:table-cell-properties fo:border="0.0069in solid #000000" style:writing-mode="lr-tb" fo:padding-top="0in" fo:padding-left="0.075in" fo:padding-bottom="0in" fo:padding-right="0.075in"/>
    </style:style>
    <style:style style:name="T17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728" style:family="table-row">
      <style:table-row-properties/>
    </style:style>
    <style:style style:name="TableCell1729" style:family="table-cell">
      <style:table-cell-properties fo:border="0.0069in solid #000000" style:writing-mode="lr-tb" fo:padding-top="0in" fo:padding-left="0.075in" fo:padding-bottom="0in" fo:padding-right="0.075in"/>
    </style:style>
    <style:style style:name="T173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731" style:family="table-cell">
      <style:table-cell-properties fo:border="0.0069in solid #000000" style:writing-mode="lr-tb" fo:padding-top="0in" fo:padding-left="0.075in" fo:padding-bottom="0in" fo:padding-right="0.075in"/>
    </style:style>
    <style:style style:name="T17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733" style:family="table-cell">
      <style:table-cell-properties fo:border="0.0069in solid #000000" style:writing-mode="lr-tb" fo:padding-top="0in" fo:padding-left="0.075in" fo:padding-bottom="0in" fo:padding-right="0.075in"/>
    </style:style>
    <style:style style:name="T1734" style:parent-style-name="DefaultParagraphFont" style:family="text">
      <style:text-properties fo:font-size="7pt" style:font-size-asian="7pt" style:font-size-complex="7pt"/>
    </style:style>
    <style:style style:name="T1735" style:parent-style-name="DefaultParagraphFont" style:family="text">
      <style:text-properties fo:font-size="7pt" style:font-size-asian="7pt" style:font-size-complex="7pt"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38" style:family="table-row">
      <style:table-row-properties/>
    </style:style>
    <style:style style:name="TableCell1739" style:family="table-cell">
      <style:table-cell-properties fo:border="0.0069in solid #000000" style:writing-mode="lr-tb" fo:padding-top="0in" fo:padding-left="0.075in" fo:padding-bottom="0in" fo:padding-right="0.075in"/>
    </style:style>
    <style:style style:name="T174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T174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T174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T174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T174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749" style:family="table-row">
      <style:table-row-properties/>
    </style:style>
    <style:style style:name="TableCell1750" style:family="table-cell">
      <style:table-cell-properties fo:border="0.0069in solid #000000" style:writing-mode="lr-tb" fo:padding-top="0in" fo:padding-left="0.075in" fo:padding-bottom="0in" fo:padding-right="0.075in"/>
    </style:style>
    <style:style style:name="T175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752" style:family="table-cell">
      <style:table-cell-properties fo:border="0.0069in solid #000000" style:writing-mode="lr-tb" fo:padding-top="0in" fo:padding-left="0.075in" fo:padding-bottom="0in" fo:padding-right="0.075in"/>
    </style:style>
    <style:style style:name="T175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754" style:family="table-cell">
      <style:table-cell-properties fo:border="0.0069in solid #000000" style:writing-mode="lr-tb" fo:padding-top="0in" fo:padding-left="0.075in" fo:padding-bottom="0in" fo:padding-right="0.075in"/>
    </style:style>
    <style:style style:name="T1755" style:parent-style-name="DefaultParagraphFont" style:family="text">
      <style:text-properties fo:font-size="7pt" style:font-size-asian="7pt" style:font-size-complex="7pt"/>
    </style:style>
    <style:style style:name="TableCell17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58" style:family="table-row">
      <style:table-row-properties/>
    </style:style>
    <style:style style:name="TableCell1759" style:family="table-cell">
      <style:table-cell-properties fo:border="0.0069in solid #000000" style:writing-mode="lr-tb" fo:padding-top="0in" fo:padding-left="0.075in" fo:padding-bottom="0in" fo:padding-right="0.075in"/>
    </style:style>
    <style:style style:name="T176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761" style:family="table-cell">
      <style:table-cell-properties fo:border="0.0069in solid #000000" style:writing-mode="lr-tb" fo:padding-top="0in" fo:padding-left="0.075in" fo:padding-bottom="0in" fo:padding-right="0.075in"/>
    </style:style>
    <style:style style:name="T176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763" style:family="table-cell">
      <style:table-cell-properties fo:border="0.0069in solid #000000" style:writing-mode="lr-tb" fo:padding-top="0in" fo:padding-left="0.075in" fo:padding-bottom="0in" fo:padding-right="0.075in"/>
    </style:style>
    <style:style style:name="T176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765" style:family="table-cell">
      <style:table-cell-properties fo:border="0.0069in solid #000000" style:writing-mode="lr-tb" fo:padding-top="0in" fo:padding-left="0.075in" fo:padding-bottom="0in" fo:padding-right="0.075in"/>
    </style:style>
    <style:style style:name="T176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767" style:family="table-cell">
      <style:table-cell-properties fo:border="0.0069in solid #000000" style:writing-mode="lr-tb" fo:padding-top="0in" fo:padding-left="0.075in" fo:padding-bottom="0in" fo:padding-right="0.075in"/>
    </style:style>
    <style:style style:name="T176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769" style:family="table-row">
      <style:table-row-properties/>
    </style:style>
    <style:style style:name="TableCell1770" style:family="table-cell">
      <style:table-cell-properties fo:border="0.0069in solid #000000" style:writing-mode="lr-tb" fo:padding-top="0in" fo:padding-left="0.075in" fo:padding-bottom="0in" fo:padding-right="0.075in"/>
    </style:style>
    <style:style style:name="T177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772" style:family="table-cell">
      <style:table-cell-properties fo:border="0.0069in solid #000000" style:writing-mode="lr-tb" fo:padding-top="0in" fo:padding-left="0.075in" fo:padding-bottom="0in" fo:padding-right="0.075in"/>
    </style:style>
    <style:style style:name="T177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774" style:family="table-cell">
      <style:table-cell-properties fo:border="0.0069in solid #000000" style:writing-mode="lr-tb" fo:padding-top="0in" fo:padding-left="0.075in" fo:padding-bottom="0in" fo:padding-right="0.075in"/>
    </style:style>
    <style:style style:name="T1775" style:parent-style-name="DefaultParagraphFont" style:family="text">
      <style:text-properties fo:font-size="7pt" style:font-size-asian="7pt" style:font-size-complex="7pt"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78" style:family="table-row">
      <style:table-row-properties/>
    </style:style>
    <style:style style:name="TableCell1779" style:family="table-cell">
      <style:table-cell-properties fo:border="0.0069in solid #000000" style:writing-mode="lr-tb" fo:padding-top="0in" fo:padding-left="0.075in" fo:padding-bottom="0in" fo:padding-right="0.075in"/>
    </style:style>
    <style:style style:name="T178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781" style:family="table-cell">
      <style:table-cell-properties fo:border="0.0069in solid #000000" style:writing-mode="lr-tb" fo:padding-top="0in" fo:padding-left="0.075in" fo:padding-bottom="0in" fo:padding-right="0.075in"/>
    </style:style>
    <style:style style:name="T178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783" style:family="table-cell">
      <style:table-cell-properties fo:border="0.0069in solid #000000" style:writing-mode="lr-tb" fo:padding-top="0in" fo:padding-left="0.075in" fo:padding-bottom="0in" fo:padding-right="0.075in"/>
    </style:style>
    <style:style style:name="T17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785" style:family="table-cell">
      <style:table-cell-properties fo:border="0.0069in solid #000000" style:writing-mode="lr-tb" fo:padding-top="0in" fo:padding-left="0.075in" fo:padding-bottom="0in" fo:padding-right="0.075in"/>
    </style:style>
    <style:style style:name="T17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787" style:family="table-cell">
      <style:table-cell-properties fo:border="0.0069in solid #000000" style:writing-mode="lr-tb" fo:padding-top="0in" fo:padding-left="0.075in" fo:padding-bottom="0in" fo:padding-right="0.075in"/>
    </style:style>
    <style:style style:name="T17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789" style:family="table-row">
      <style:table-row-properties/>
    </style:style>
    <style:style style:name="TableCell1790" style:family="table-cell">
      <style:table-cell-properties fo:border="0.0069in solid #000000" style:writing-mode="lr-tb" fo:padding-top="0in" fo:padding-left="0.075in" fo:padding-bottom="0in" fo:padding-right="0.075in"/>
    </style:style>
    <style:style style:name="T17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792" style:family="table-cell">
      <style:table-cell-properties fo:border="0.0069in solid #000000" style:writing-mode="lr-tb" fo:padding-top="0in" fo:padding-left="0.075in" fo:padding-bottom="0in" fo:padding-right="0.075in"/>
    </style:style>
    <style:style style:name="T17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794" style:family="table-cell">
      <style:table-cell-properties fo:border="0.0069in solid #000000" style:writing-mode="lr-tb" fo:padding-top="0in" fo:padding-left="0.075in" fo:padding-bottom="0in" fo:padding-right="0.075in"/>
    </style:style>
    <style:style style:name="T1795" style:parent-style-name="DefaultParagraphFont" style:family="text">
      <style:text-properties fo:font-size="7pt" style:font-size-asian="7pt" style:font-size-complex="7pt"/>
    </style:style>
    <style:style style:name="TableCell17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98" style:family="table-row">
      <style:table-row-properties/>
    </style:style>
    <style:style style:name="TableCell1799" style:family="table-cell">
      <style:table-cell-properties fo:border="0.0069in solid #000000" style:writing-mode="lr-tb" fo:padding-top="0in" fo:padding-left="0.075in" fo:padding-bottom="0in" fo:padding-right="0.075in"/>
    </style:style>
    <style:style style:name="T180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801" style:family="table-cell">
      <style:table-cell-properties fo:border="0.0069in solid #000000" style:writing-mode="lr-tb" fo:padding-top="0in" fo:padding-left="0.075in" fo:padding-bottom="0in" fo:padding-right="0.075in"/>
    </style:style>
    <style:style style:name="T180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803" style:family="table-cell">
      <style:table-cell-properties fo:border="0.0069in solid #000000" style:writing-mode="lr-tb" fo:padding-top="0in" fo:padding-left="0.075in" fo:padding-bottom="0in" fo:padding-right="0.075in"/>
    </style:style>
    <style:style style:name="T180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805" style:family="table-cell">
      <style:table-cell-properties fo:border="0.0069in solid #000000" style:writing-mode="lr-tb" fo:padding-top="0in" fo:padding-left="0.075in" fo:padding-bottom="0in" fo:padding-right="0.075in"/>
    </style:style>
    <style:style style:name="T180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807" style:family="table-cell">
      <style:table-cell-properties fo:border="0.0069in solid #000000" style:writing-mode="lr-tb" fo:padding-top="0in" fo:padding-left="0.075in" fo:padding-bottom="0in" fo:padding-right="0.075in"/>
    </style:style>
    <style:style style:name="T180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809" style:family="table-row">
      <style:table-row-properties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T181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812" style:family="table-cell">
      <style:table-cell-properties fo:border="0.0069in solid #000000" style:writing-mode="lr-tb" fo:padding-top="0in" fo:padding-left="0.075in" fo:padding-bottom="0in" fo:padding-right="0.075in"/>
    </style:style>
    <style:style style:name="T181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814" style:family="table-cell">
      <style:table-cell-properties fo:border="0.0069in solid #000000" style:writing-mode="lr-tb" fo:padding-top="0in" fo:padding-left="0.075in" fo:padding-bottom="0in" fo:padding-right="0.075in"/>
    </style:style>
    <style:style style:name="T1815" style:parent-style-name="DefaultParagraphFont" style:family="text">
      <style:text-properties fo:font-size="7pt" style:font-size-asian="7pt" style:font-size-complex="7pt"/>
    </style:style>
    <style:style style:name="TableCell18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18" style:family="table-row">
      <style:table-row-properties/>
    </style:style>
    <style:style style:name="TableCell1819" style:family="table-cell">
      <style:table-cell-properties fo:border="0.0069in solid #000000" style:writing-mode="lr-tb" fo:padding-top="0in" fo:padding-left="0.075in" fo:padding-bottom="0in" fo:padding-right="0.075in"/>
    </style:style>
    <style:style style:name="T182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821" style:family="table-cell">
      <style:table-cell-properties fo:border="0.0069in solid #000000" style:writing-mode="lr-tb" fo:padding-top="0in" fo:padding-left="0.075in" fo:padding-bottom="0in" fo:padding-right="0.075in"/>
    </style:style>
    <style:style style:name="T182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823" style:family="table-cell">
      <style:table-cell-properties fo:border="0.0069in solid #000000" style:writing-mode="lr-tb" fo:padding-top="0in" fo:padding-left="0.075in" fo:padding-bottom="0in" fo:padding-right="0.075in"/>
    </style:style>
    <style:style style:name="T182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825" style:family="table-cell">
      <style:table-cell-properties fo:border="0.0069in solid #000000" style:writing-mode="lr-tb" fo:padding-top="0in" fo:padding-left="0.075in" fo:padding-bottom="0in" fo:padding-right="0.075in"/>
    </style:style>
    <style:style style:name="T182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827" style:family="table-cell">
      <style:table-cell-properties fo:border="0.0069in solid #000000" style:writing-mode="lr-tb" fo:padding-top="0in" fo:padding-left="0.075in" fo:padding-bottom="0in" fo:padding-right="0.075in"/>
    </style:style>
    <style:style style:name="T182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829" style:family="table-row">
      <style:table-row-properties/>
    </style:style>
    <style:style style:name="TableCell1830" style:family="table-cell">
      <style:table-cell-properties fo:border="0.0069in solid #000000" style:writing-mode="lr-tb" fo:padding-top="0in" fo:padding-left="0.075in" fo:padding-bottom="0in" fo:padding-right="0.075in"/>
    </style:style>
    <style:style style:name="T183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832" style:family="table-cell">
      <style:table-cell-properties fo:border="0.0069in solid #000000" style:writing-mode="lr-tb" fo:padding-top="0in" fo:padding-left="0.075in" fo:padding-bottom="0in" fo:padding-right="0.075in"/>
    </style:style>
    <style:style style:name="T183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834" style:family="table-cell">
      <style:table-cell-properties fo:border="0.0069in solid #000000" style:writing-mode="lr-tb" fo:padding-top="0in" fo:padding-left="0.075in" fo:padding-bottom="0in" fo:padding-right="0.075in"/>
    </style:style>
    <style:style style:name="T1835" style:parent-style-name="DefaultParagraphFont" style:family="text">
      <style:text-properties fo:font-size="7pt" style:font-size-asian="7pt" style:font-size-complex="7pt"/>
    </style:style>
    <style:style style:name="TableCell18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38" style:family="table-row">
      <style:table-row-properties/>
    </style:style>
    <style:style style:name="TableCell1839" style:family="table-cell">
      <style:table-cell-properties fo:border="0.0069in solid #000000" style:writing-mode="lr-tb" fo:padding-top="0in" fo:padding-left="0.075in" fo:padding-bottom="0in" fo:padding-right="0.075in"/>
    </style:style>
    <style:style style:name="T184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841" style:family="table-cell">
      <style:table-cell-properties fo:border="0.0069in solid #000000" style:writing-mode="lr-tb" fo:padding-top="0in" fo:padding-left="0.075in" fo:padding-bottom="0in" fo:padding-right="0.075in"/>
    </style:style>
    <style:style style:name="T184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843" style:family="table-cell">
      <style:table-cell-properties fo:border="0.0069in solid #000000" style:writing-mode="lr-tb" fo:padding-top="0in" fo:padding-left="0.075in" fo:padding-bottom="0in" fo:padding-right="0.075in"/>
    </style:style>
    <style:style style:name="T184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845" style:family="table-cell">
      <style:table-cell-properties fo:border="0.0069in solid #000000" style:writing-mode="lr-tb" fo:padding-top="0in" fo:padding-left="0.075in" fo:padding-bottom="0in" fo:padding-right="0.075in"/>
    </style:style>
    <style:style style:name="T184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847" style:family="table-cell">
      <style:table-cell-properties fo:border="0.0069in solid #000000" style:writing-mode="lr-tb" fo:padding-top="0in" fo:padding-left="0.075in" fo:padding-bottom="0in" fo:padding-right="0.075in"/>
    </style:style>
    <style:style style:name="T184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849" style:family="table-row">
      <style:table-row-properties/>
    </style:style>
    <style:style style:name="TableCell1850" style:family="table-cell">
      <style:table-cell-properties fo:border="0.0069in solid #000000" style:writing-mode="lr-tb" fo:padding-top="0in" fo:padding-left="0.075in" fo:padding-bottom="0in" fo:padding-right="0.075in"/>
    </style:style>
    <style:style style:name="T185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T185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854" style:family="table-cell">
      <style:table-cell-properties fo:border="0.0069in solid #000000" style:writing-mode="lr-tb" fo:padding-top="0in" fo:padding-left="0.075in" fo:padding-bottom="0in" fo:padding-right="0.075in"/>
    </style:style>
    <style:style style:name="T1855" style:parent-style-name="DefaultParagraphFont" style:family="text">
      <style:text-properties fo:font-size="7pt" style:font-size-asian="7pt" style:font-size-complex="7pt"/>
    </style:style>
    <style:style style:name="TableCell18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58" style:family="table-row">
      <style:table-row-properties/>
    </style:style>
    <style:style style:name="TableCell1859" style:family="table-cell">
      <style:table-cell-properties fo:border="0.0069in solid #000000" style:writing-mode="lr-tb" fo:padding-top="0in" fo:padding-left="0.075in" fo:padding-bottom="0in" fo:padding-right="0.075in"/>
    </style:style>
    <style:style style:name="T186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861" style:family="table-cell">
      <style:table-cell-properties fo:border="0.0069in solid #000000" style:writing-mode="lr-tb" fo:padding-top="0in" fo:padding-left="0.075in" fo:padding-bottom="0in" fo:padding-right="0.075in"/>
    </style:style>
    <style:style style:name="T186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863" style:family="table-cell">
      <style:table-cell-properties fo:border="0.0069in solid #000000" style:writing-mode="lr-tb" fo:padding-top="0in" fo:padding-left="0.075in" fo:padding-bottom="0in" fo:padding-right="0.075in"/>
    </style:style>
    <style:style style:name="T186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865" style:family="table-cell">
      <style:table-cell-properties fo:border="0.0069in solid #000000" style:writing-mode="lr-tb" fo:padding-top="0in" fo:padding-left="0.075in" fo:padding-bottom="0in" fo:padding-right="0.075in"/>
    </style:style>
    <style:style style:name="T186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867" style:family="table-cell">
      <style:table-cell-properties fo:border="0.0069in solid #000000" style:writing-mode="lr-tb" fo:padding-top="0in" fo:padding-left="0.075in" fo:padding-bottom="0in" fo:padding-right="0.075in"/>
    </style:style>
    <style:style style:name="T186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869" style:family="table-row">
      <style:table-row-properties/>
    </style:style>
    <style:style style:name="TableCell1870" style:family="table-cell">
      <style:table-cell-properties fo:border="0.0069in solid #000000" style:writing-mode="lr-tb" fo:padding-top="0in" fo:padding-left="0.075in" fo:padding-bottom="0in" fo:padding-right="0.075in"/>
    </style:style>
    <style:style style:name="T187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872" style:family="table-cell">
      <style:table-cell-properties fo:border="0.0069in solid #000000" style:writing-mode="lr-tb" fo:padding-top="0in" fo:padding-left="0.075in" fo:padding-bottom="0in" fo:padding-right="0.075in"/>
    </style:style>
    <style:style style:name="T187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874" style:family="table-cell">
      <style:table-cell-properties fo:border="0.0069in solid #000000" style:writing-mode="lr-tb" fo:padding-top="0in" fo:padding-left="0.075in" fo:padding-bottom="0in" fo:padding-right="0.075in"/>
    </style:style>
    <style:style style:name="T1875" style:parent-style-name="DefaultParagraphFont" style:family="text">
      <style:text-properties fo:font-size="7pt" style:font-size-asian="7pt" style:font-size-complex="7pt"/>
    </style:style>
    <style:style style:name="TableCell18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78" style:family="table-row">
      <style:table-row-properties/>
    </style:style>
    <style:style style:name="TableCell1879" style:family="table-cell">
      <style:table-cell-properties fo:border="0.0069in solid #000000" style:writing-mode="lr-tb" fo:padding-top="0in" fo:padding-left="0.075in" fo:padding-bottom="0in" fo:padding-right="0.075in"/>
    </style:style>
    <style:style style:name="T188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881" style:family="table-cell">
      <style:table-cell-properties fo:border="0.0069in solid #000000" style:writing-mode="lr-tb" fo:padding-top="0in" fo:padding-left="0.075in" fo:padding-bottom="0in" fo:padding-right="0.075in"/>
    </style:style>
    <style:style style:name="T188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883" style:family="table-cell">
      <style:table-cell-properties fo:border="0.0069in solid #000000" style:writing-mode="lr-tb" fo:padding-top="0in" fo:padding-left="0.075in" fo:padding-bottom="0in" fo:padding-right="0.075in"/>
    </style:style>
    <style:style style:name="T18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885" style:family="table-cell">
      <style:table-cell-properties fo:border="0.0069in solid #000000" style:writing-mode="lr-tb" fo:padding-top="0in" fo:padding-left="0.075in" fo:padding-bottom="0in" fo:padding-right="0.075in"/>
    </style:style>
    <style:style style:name="T18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887" style:family="table-cell">
      <style:table-cell-properties fo:border="0.0069in solid #000000" style:writing-mode="lr-tb" fo:padding-top="0in" fo:padding-left="0.075in" fo:padding-bottom="0in" fo:padding-right="0.075in"/>
    </style:style>
    <style:style style:name="T18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889" style:family="table-row">
      <style:table-row-properties/>
    </style:style>
    <style:style style:name="TableCell1890" style:family="table-cell">
      <style:table-cell-properties fo:border="0.0069in solid #000000" style:writing-mode="lr-tb" fo:padding-top="0in" fo:padding-left="0.075in" fo:padding-bottom="0in" fo:padding-right="0.075in"/>
    </style:style>
    <style:style style:name="T18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892" style:family="table-cell">
      <style:table-cell-properties fo:border="0.0069in solid #000000" style:writing-mode="lr-tb" fo:padding-top="0in" fo:padding-left="0.075in" fo:padding-bottom="0in" fo:padding-right="0.075in"/>
    </style:style>
    <style:style style:name="T18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894" style:family="table-cell">
      <style:table-cell-properties fo:border="0.0069in solid #000000" style:writing-mode="lr-tb" fo:padding-top="0in" fo:padding-left="0.075in" fo:padding-bottom="0in" fo:padding-right="0.075in"/>
    </style:style>
    <style:style style:name="T1895" style:parent-style-name="DefaultParagraphFont" style:family="text">
      <style:text-properties fo:font-size="7pt" style:font-size-asian="7pt" style:font-size-complex="7pt"/>
    </style:style>
    <style:style style:name="TableCell18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98" style:family="table-row">
      <style:table-row-properties/>
    </style:style>
    <style:style style:name="TableCell1899" style:family="table-cell">
      <style:table-cell-properties fo:border="0.0069in solid #000000" style:writing-mode="lr-tb" fo:padding-top="0in" fo:padding-left="0.075in" fo:padding-bottom="0in" fo:padding-right="0.075in"/>
    </style:style>
    <style:style style:name="T190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901" style:family="table-cell">
      <style:table-cell-properties fo:border="0.0069in solid #000000" style:writing-mode="lr-tb" fo:padding-top="0in" fo:padding-left="0.075in" fo:padding-bottom="0in" fo:padding-right="0.075in"/>
    </style:style>
    <style:style style:name="T190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903" style:family="table-cell">
      <style:table-cell-properties fo:border="0.0069in solid #000000" style:writing-mode="lr-tb" fo:padding-top="0in" fo:padding-left="0.075in" fo:padding-bottom="0in" fo:padding-right="0.075in"/>
    </style:style>
    <style:style style:name="T190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905" style:family="table-cell">
      <style:table-cell-properties fo:border="0.0069in solid #000000" style:writing-mode="lr-tb" fo:padding-top="0in" fo:padding-left="0.075in" fo:padding-bottom="0in" fo:padding-right="0.075in"/>
    </style:style>
    <style:style style:name="T190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907" style:family="table-cell">
      <style:table-cell-properties fo:border="0.0069in solid #000000" style:writing-mode="lr-tb" fo:padding-top="0in" fo:padding-left="0.075in" fo:padding-bottom="0in" fo:padding-right="0.075in"/>
    </style:style>
    <style:style style:name="T190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909" style:family="table-row">
      <style:table-row-properties/>
    </style:style>
    <style:style style:name="TableCell1910" style:family="table-cell">
      <style:table-cell-properties fo:border="0.0069in solid #000000" style:writing-mode="lr-tb" fo:padding-top="0in" fo:padding-left="0.075in" fo:padding-bottom="0in" fo:padding-right="0.075in"/>
    </style:style>
    <style:style style:name="T191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912" style:family="table-cell">
      <style:table-cell-properties fo:border="0.0069in solid #000000" style:writing-mode="lr-tb" fo:padding-top="0in" fo:padding-left="0.075in" fo:padding-bottom="0in" fo:padding-right="0.075in"/>
    </style:style>
    <style:style style:name="T191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9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17" style:family="table-row">
      <style:table-row-properties/>
    </style:style>
    <style:style style:name="TableCell1918" style:family="table-cell">
      <style:table-cell-properties fo:border="0.0069in solid #000000" style:writing-mode="lr-tb" fo:padding-top="0in" fo:padding-left="0.075in" fo:padding-bottom="0in" fo:padding-right="0.075in"/>
    </style:style>
    <style:style style:name="T191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920" style:family="table-cell">
      <style:table-cell-properties fo:border="0.0069in solid #000000" style:writing-mode="lr-tb" fo:padding-top="0in" fo:padding-left="0.075in" fo:padding-bottom="0in" fo:padding-right="0.075in"/>
    </style:style>
    <style:style style:name="T19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922" style:family="table-cell">
      <style:table-cell-properties fo:border="0.0069in solid #000000" style:writing-mode="lr-tb" fo:padding-top="0in" fo:padding-left="0.075in" fo:padding-bottom="0in" fo:padding-right="0.075in"/>
    </style:style>
    <style:style style:name="T192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924" style:family="table-cell">
      <style:table-cell-properties fo:border="0.0069in solid #000000" style:writing-mode="lr-tb" fo:padding-top="0in" fo:padding-left="0.075in" fo:padding-bottom="0in" fo:padding-right="0.075in"/>
    </style:style>
    <style:style style:name="T19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926" style:family="table-cell">
      <style:table-cell-properties fo:border="0.0069in solid #000000" style:writing-mode="lr-tb" fo:padding-top="0in" fo:padding-left="0.075in" fo:padding-bottom="0in" fo:padding-right="0.075in"/>
    </style:style>
    <style:style style:name="T19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928" style:family="table-row">
      <style:table-row-properties/>
    </style:style>
    <style:style style:name="TableCell1929" style:family="table-cell">
      <style:table-cell-properties fo:border="0.0069in solid #000000" style:writing-mode="lr-tb" fo:padding-top="0in" fo:padding-left="0.075in" fo:padding-bottom="0in" fo:padding-right="0.075in"/>
    </style:style>
    <style:style style:name="T193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931" style:family="table-cell">
      <style:table-cell-properties fo:border="0.0069in solid #000000" style:writing-mode="lr-tb" fo:padding-top="0in" fo:padding-left="0.075in" fo:padding-bottom="0in" fo:padding-right="0.075in"/>
    </style:style>
    <style:style style:name="T19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9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36" style:family="table-row">
      <style:table-row-properties/>
    </style:style>
    <style:style style:name="TableCell1937" style:family="table-cell">
      <style:table-cell-properties fo:border="0.0069in solid #000000" style:writing-mode="lr-tb" fo:padding-top="0in" fo:padding-left="0.075in" fo:padding-bottom="0in" fo:padding-right="0.075in"/>
    </style:style>
    <style:style style:name="T1938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939" style:family="table-cell">
      <style:table-cell-properties fo:border="0.0069in solid #000000" style:writing-mode="lr-tb" fo:padding-top="0in" fo:padding-left="0.075in" fo:padding-bottom="0in" fo:padding-right="0.075in"/>
    </style:style>
    <style:style style:name="T194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194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942" style:family="table-cell">
      <style:table-cell-properties fo:border="0.0069in solid #000000" style:writing-mode="lr-tb" fo:padding-top="0in" fo:padding-left="0.075in" fo:padding-bottom="0in" fo:padding-right="0.075in"/>
    </style:style>
    <style:style style:name="T194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T19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946" style:family="table-cell">
      <style:table-cell-properties fo:border="0.0069in solid #000000" style:writing-mode="lr-tb" fo:padding-top="0in" fo:padding-left="0.075in" fo:padding-bottom="0in" fo:padding-right="0.075in"/>
    </style:style>
    <style:style style:name="T19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948" style:family="table-row">
      <style:table-row-properties/>
    </style:style>
    <style:style style:name="TableCell1949" style:family="table-cell">
      <style:table-cell-properties fo:border="0.0069in solid #000000" style:writing-mode="lr-tb" fo:padding-top="0in" fo:padding-left="0.075in" fo:padding-bottom="0in" fo:padding-right="0.075in"/>
    </style:style>
    <style:style style:name="T195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951" style:family="table-cell">
      <style:table-cell-properties fo:border="0.0069in solid #000000" style:writing-mode="lr-tb" fo:padding-top="0in" fo:padding-left="0.075in" fo:padding-bottom="0in" fo:padding-right="0.075in"/>
    </style:style>
    <style:style style:name="T19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9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56" style:family="table-row">
      <style:table-row-properties/>
    </style:style>
    <style:style style:name="TableCell1957" style:family="table-cell">
      <style:table-cell-properties fo:border="0.0069in solid #000000" style:writing-mode="lr-tb" fo:padding-top="0in" fo:padding-left="0.075in" fo:padding-bottom="0in" fo:padding-right="0.075in"/>
    </style:style>
    <style:style style:name="T1958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959" style:family="table-cell">
      <style:table-cell-properties fo:border="0.0069in solid #000000" style:writing-mode="lr-tb" fo:padding-top="0in" fo:padding-left="0.075in" fo:padding-bottom="0in" fo:padding-right="0.075in"/>
    </style:style>
    <style:style style:name="T196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1961" style:family="table-cell">
      <style:table-cell-properties fo:border="0.0069in solid #000000" style:writing-mode="lr-tb" fo:padding-top="0in" fo:padding-left="0.075in" fo:padding-bottom="0in" fo:padding-right="0.075in"/>
    </style:style>
    <style:style style:name="T196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963" style:family="table-cell">
      <style:table-cell-properties fo:border="0.0069in solid #000000" style:writing-mode="lr-tb" fo:padding-top="0in" fo:padding-left="0.075in" fo:padding-bottom="0in" fo:padding-right="0.075in"/>
    </style:style>
    <style:style style:name="T196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965" style:family="table-cell">
      <style:table-cell-properties fo:border="0.0069in solid #000000" style:writing-mode="lr-tb" fo:padding-top="0in" fo:padding-left="0.075in" fo:padding-bottom="0in" fo:padding-right="0.075in"/>
    </style:style>
    <style:style style:name="T196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967" style:family="table-row">
      <style:table-row-properties/>
    </style:style>
    <style:style style:name="TableCell1968" style:family="table-cell">
      <style:table-cell-properties fo:border="0.0069in solid #000000" style:writing-mode="lr-tb" fo:padding-top="0in" fo:padding-left="0.075in" fo:padding-bottom="0in" fo:padding-right="0.075in"/>
    </style:style>
    <style:style style:name="T196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970" style:family="table-cell">
      <style:table-cell-properties fo:border="0.0069in solid #000000" style:writing-mode="lr-tb" fo:padding-top="0in" fo:padding-left="0.075in" fo:padding-bottom="0in" fo:padding-right="0.075in"/>
    </style:style>
    <style:style style:name="T197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9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74" style:family="table-cell">
      <style:table-cell-properties fo:border="0.0069in solid #000000" style:writing-mode="lr-tb" fo:padding-top="0in" fo:padding-left="0.075in" fo:padding-bottom="0in" fo:padding-right="0.075in"/>
    </style:style>
    <style:style style:name="P1975" style:parent-style-name="Normal" style:master-page-name="MP11" style:family="paragraph">
      <style:paragraph-properties fo:break-before="page"/>
    </style:style>
    <style:style style:name="TableColumn1977" style:family="table-column">
      <style:table-column-properties style:column-width="1.6041in"/>
    </style:style>
    <style:style style:name="TableColumn1978" style:family="table-column">
      <style:table-column-properties style:column-width="1.6041in"/>
    </style:style>
    <style:style style:name="TableColumn1979" style:family="table-column">
      <style:table-column-properties style:column-width="1.6041in"/>
    </style:style>
    <style:style style:name="Table1976" style:family="table">
      <style:table-properties style:width="4.8125in" fo:margin-left="0in" table:align="center"/>
    </style:style>
    <style:style style:name="TableRow1980" style:family="table-row">
      <style:table-row-properties/>
    </style:style>
    <style:style style:name="TableCell1981" style:family="table-cell">
      <style:table-cell-properties fo:border="0.0069in solid #000000" style:writing-mode="lr-tb" fo:padding-top="0in" fo:padding-left="0.075in" fo:padding-bottom="0in" fo:padding-right="0.075in"/>
    </style:style>
    <style:style style:name="T198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983" style:family="table-cell">
      <style:table-cell-properties fo:border="0.0069in solid #000000" style:writing-mode="lr-tb" fo:padding-top="0in" fo:padding-left="0.075in" fo:padding-bottom="0in" fo:padding-right="0.075in"/>
    </style:style>
    <style:style style:name="T19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985" style:family="table-cell">
      <style:table-cell-properties fo:border="0.0069in solid #000000" style:writing-mode="lr-tb" fo:padding-top="0in" fo:padding-left="0.075in" fo:padding-bottom="0in" fo:padding-right="0.075in"/>
    </style:style>
    <style:style style:name="T19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1987" style:family="table-row">
      <style:table-row-properties/>
    </style:style>
    <style:style style:name="TableCell1988" style:family="table-cell">
      <style:table-cell-properties fo:border="0.0069in solid #000000" style:writing-mode="lr-tb" fo:padding-top="0in" fo:padding-left="0.075in" fo:padding-bottom="0in" fo:padding-right="0.075in"/>
    </style:style>
    <style:style style:name="T198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990" style:family="table-cell">
      <style:table-cell-properties fo:border="0.0069in solid #000000" style:writing-mode="lr-tb" fo:padding-top="0in" fo:padding-left="0.075in" fo:padding-bottom="0in" fo:padding-right="0.075in"/>
    </style:style>
    <style:style style:name="T19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1992" style:family="table-cell">
      <style:table-cell-properties fo:border="0.0069in solid #000000" style:writing-mode="lr-tb" fo:padding-top="0in" fo:padding-left="0.075in" fo:padding-bottom="0in" fo:padding-right="0.075in"/>
    </style:style>
    <style:style style:name="T1993" style:parent-style-name="DefaultParagraphFont" style:family="text">
      <style:text-properties fo:font-size="7pt" style:font-size-asian="7pt" style:font-size-complex="7pt"/>
    </style:style>
    <style:style style:name="TableRow1994" style:family="table-row">
      <style:table-row-properties/>
    </style:style>
    <style:style style:name="TableCell1995" style:family="table-cell">
      <style:table-cell-properties fo:border="0.0069in solid #000000" style:writing-mode="lr-tb" fo:padding-top="0in" fo:padding-left="0.075in" fo:padding-bottom="0in" fo:padding-right="0.075in"/>
    </style:style>
    <style:style style:name="T199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997" style:family="table-cell">
      <style:table-cell-properties fo:border="0.0069in solid #000000" style:writing-mode="lr-tb" fo:padding-top="0in" fo:padding-left="0.075in" fo:padding-bottom="0in" fo:padding-right="0.075in"/>
    </style:style>
    <style:style style:name="T199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1999" style:family="table-cell">
      <style:table-cell-properties fo:border="0.0069in solid #000000" style:writing-mode="lr-tb" fo:padding-top="0in" fo:padding-left="0.075in" fo:padding-bottom="0in" fo:padding-right="0.075in"/>
    </style:style>
    <style:style style:name="T200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001" style:family="table-row">
      <style:table-row-properties/>
    </style:style>
    <style:style style:name="TableCell2002" style:family="table-cell">
      <style:table-cell-properties fo:border="0.0069in solid #000000" style:writing-mode="lr-tb" fo:padding-top="0in" fo:padding-left="0.075in" fo:padding-bottom="0in" fo:padding-right="0.075in"/>
    </style:style>
    <style:style style:name="T200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004" style:family="table-cell">
      <style:table-cell-properties fo:border="0.0069in solid #000000" style:writing-mode="lr-tb" fo:padding-top="0in" fo:padding-left="0.075in" fo:padding-bottom="0in" fo:padding-right="0.075in"/>
    </style:style>
    <style:style style:name="T200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006" style:family="table-cell">
      <style:table-cell-properties fo:border="0.0069in solid #000000" style:writing-mode="lr-tb" fo:padding-top="0in" fo:padding-left="0.075in" fo:padding-bottom="0in" fo:padding-right="0.075in"/>
    </style:style>
    <style:style style:name="T2007" style:parent-style-name="DefaultParagraphFont" style:family="text">
      <style:text-properties fo:font-size="7pt" style:font-size-asian="7pt" style:font-size-complex="7pt"/>
    </style:style>
    <style:style style:name="TableRow2008" style:family="table-row">
      <style:table-row-properties/>
    </style:style>
    <style:style style:name="TableCell2009" style:family="table-cell">
      <style:table-cell-properties fo:border="0.0069in solid #000000" style:writing-mode="lr-tb" fo:padding-top="0in" fo:padding-left="0.075in" fo:padding-bottom="0in" fo:padding-right="0.075in"/>
    </style:style>
    <style:style style:name="T201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011" style:family="table-cell">
      <style:table-cell-properties fo:border="0.0069in solid #000000" style:writing-mode="lr-tb" fo:padding-top="0in" fo:padding-left="0.075in" fo:padding-bottom="0in" fo:padding-right="0.075in"/>
    </style:style>
    <style:style style:name="T201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201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014" style:family="table-cell">
      <style:table-cell-properties fo:border="0.0069in solid #000000" style:writing-mode="lr-tb" fo:padding-top="0in" fo:padding-left="0.075in" fo:padding-bottom="0in" fo:padding-right="0.075in"/>
    </style:style>
    <style:style style:name="T201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016" style:family="table-row">
      <style:table-row-properties/>
    </style:style>
    <style:style style:name="TableCell2017" style:family="table-cell">
      <style:table-cell-properties fo:border="0.0069in solid #000000" style:writing-mode="lr-tb" fo:padding-top="0in" fo:padding-left="0.075in" fo:padding-bottom="0in" fo:padding-right="0.075in"/>
    </style:style>
    <style:style style:name="T201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019" style:family="table-cell">
      <style:table-cell-properties fo:border="0.0069in solid #000000" style:writing-mode="lr-tb" fo:padding-top="0in" fo:padding-left="0.075in" fo:padding-bottom="0in" fo:padding-right="0.075in"/>
    </style:style>
    <style:style style:name="T202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021" style:family="table-cell">
      <style:table-cell-properties fo:border="0.0069in solid #000000" style:writing-mode="lr-tb" fo:padding-top="0in" fo:padding-left="0.075in" fo:padding-bottom="0in" fo:padding-right="0.075in"/>
    </style:style>
    <style:style style:name="T2022" style:parent-style-name="DefaultParagraphFont" style:family="text">
      <style:text-properties fo:font-size="7pt" style:font-size-asian="7pt" style:font-size-complex="7pt"/>
    </style:style>
    <style:style style:name="TableRow2023" style:family="table-row">
      <style:table-row-properties/>
    </style:style>
    <style:style style:name="TableCell2024" style:family="table-cell">
      <style:table-cell-properties fo:border="0.0069in solid #000000" style:writing-mode="lr-tb" fo:padding-top="0in" fo:padding-left="0.075in" fo:padding-bottom="0in" fo:padding-right="0.075in"/>
    </style:style>
    <style:style style:name="T20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026" style:family="table-cell">
      <style:table-cell-properties fo:border="0.0069in solid #000000" style:writing-mode="lr-tb" fo:padding-top="0in" fo:padding-left="0.075in" fo:padding-bottom="0in" fo:padding-right="0.075in"/>
    </style:style>
    <style:style style:name="T20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028" style:family="table-cell">
      <style:table-cell-properties fo:border="0.0069in solid #000000" style:writing-mode="lr-tb" fo:padding-top="0in" fo:padding-left="0.075in" fo:padding-bottom="0in" fo:padding-right="0.075in"/>
    </style:style>
    <style:style style:name="T20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030" style:family="table-row">
      <style:table-row-properties/>
    </style:style>
    <style:style style:name="TableCell2031" style:family="table-cell">
      <style:table-cell-properties fo:border="0.0069in solid #000000" style:writing-mode="lr-tb" fo:padding-top="0in" fo:padding-left="0.075in" fo:padding-bottom="0in" fo:padding-right="0.075in"/>
    </style:style>
    <style:style style:name="T20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033" style:family="table-cell">
      <style:table-cell-properties fo:border="0.0069in solid #000000" style:writing-mode="lr-tb" fo:padding-top="0in" fo:padding-left="0.075in" fo:padding-bottom="0in" fo:padding-right="0.075in"/>
    </style:style>
    <style:style style:name="T203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035" style:family="table-cell">
      <style:table-cell-properties fo:border="0.0069in solid #000000" style:writing-mode="lr-tb" fo:padding-top="0in" fo:padding-left="0.075in" fo:padding-bottom="0in" fo:padding-right="0.075in"/>
    </style:style>
    <style:style style:name="T2036" style:parent-style-name="DefaultParagraphFont" style:family="text">
      <style:text-properties fo:font-size="7pt" style:font-size-asian="7pt" style:font-size-complex="7pt"/>
    </style:style>
    <style:style style:name="TableRow2037" style:family="table-row">
      <style:table-row-properties/>
    </style:style>
    <style:style style:name="TableCell2038" style:family="table-cell">
      <style:table-cell-properties fo:border="0.0069in solid #000000" style:writing-mode="lr-tb" fo:padding-top="0in" fo:padding-left="0.075in" fo:padding-bottom="0in" fo:padding-right="0.075in"/>
    </style:style>
    <style:style style:name="T203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040" style:family="table-cell">
      <style:table-cell-properties fo:border="0.0069in solid #000000" style:writing-mode="lr-tb" fo:padding-top="0in" fo:padding-left="0.075in" fo:padding-bottom="0in" fo:padding-right="0.075in"/>
    </style:style>
    <style:style style:name="T204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042" style:family="table-cell">
      <style:table-cell-properties fo:border="0.0069in solid #000000" style:writing-mode="lr-tb" fo:padding-top="0in" fo:padding-left="0.075in" fo:padding-bottom="0in" fo:padding-right="0.075in"/>
    </style:style>
    <style:style style:name="T204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044" style:family="table-row">
      <style:table-row-properties/>
    </style:style>
    <style:style style:name="TableCell2045" style:family="table-cell">
      <style:table-cell-properties fo:border="0.0069in solid #000000" style:writing-mode="lr-tb" fo:padding-top="0in" fo:padding-left="0.075in" fo:padding-bottom="0in" fo:padding-right="0.075in"/>
    </style:style>
    <style:style style:name="T204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047" style:family="table-cell">
      <style:table-cell-properties fo:border="0.0069in solid #000000" style:writing-mode="lr-tb" fo:padding-top="0in" fo:padding-left="0.075in" fo:padding-bottom="0in" fo:padding-right="0.075in"/>
    </style:style>
    <style:style style:name="T204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049" style:family="table-cell">
      <style:table-cell-properties fo:border="0.0069in solid #000000" style:writing-mode="lr-tb" fo:padding-top="0in" fo:padding-left="0.075in" fo:padding-bottom="0in" fo:padding-right="0.075in"/>
    </style:style>
    <style:style style:name="T2050" style:parent-style-name="DefaultParagraphFont" style:family="text">
      <style:text-properties fo:font-size="7pt" style:font-size-asian="7pt" style:font-size-complex="7pt"/>
    </style:style>
    <style:style style:name="TableRow2051" style:family="table-row">
      <style:table-row-properties/>
    </style:style>
    <style:style style:name="TableCell2052" style:family="table-cell">
      <style:table-cell-properties fo:border="0.0069in solid #000000" style:writing-mode="lr-tb" fo:padding-top="0in" fo:padding-left="0.075in" fo:padding-bottom="0in" fo:padding-right="0.075in"/>
    </style:style>
    <style:style style:name="T205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205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055" style:family="table-cell">
      <style:table-cell-properties fo:border="0.0069in solid #000000" style:writing-mode="lr-tb" fo:padding-top="0in" fo:padding-left="0.075in" fo:padding-bottom="0in" fo:padding-right="0.075in"/>
    </style:style>
    <style:style style:name="T205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057" style:family="table-cell">
      <style:table-cell-properties fo:border="0.0069in solid #000000" style:writing-mode="lr-tb" fo:padding-top="0in" fo:padding-left="0.075in" fo:padding-bottom="0in" fo:padding-right="0.075in"/>
    </style:style>
    <style:style style:name="T205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059" style:family="table-row">
      <style:table-row-properties/>
    </style:style>
    <style:style style:name="TableCell2060" style:family="table-cell">
      <style:table-cell-properties fo:border="0.0069in solid #000000" style:writing-mode="lr-tb" fo:padding-top="0in" fo:padding-left="0.075in" fo:padding-bottom="0in" fo:padding-right="0.075in"/>
    </style:style>
    <style:style style:name="T206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062" style:family="table-cell">
      <style:table-cell-properties fo:border="0.0069in solid #000000" style:writing-mode="lr-tb" fo:padding-top="0in" fo:padding-left="0.075in" fo:padding-bottom="0in" fo:padding-right="0.075in"/>
    </style:style>
    <style:style style:name="T206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064" style:family="table-cell">
      <style:table-cell-properties fo:border="0.0069in solid #000000" style:writing-mode="lr-tb" fo:padding-top="0in" fo:padding-left="0.075in" fo:padding-bottom="0in" fo:padding-right="0.075in"/>
    </style:style>
    <style:style style:name="T2065" style:parent-style-name="DefaultParagraphFont" style:family="text">
      <style:text-properties fo:font-size="7pt" style:font-size-asian="7pt" style:font-size-complex="7pt"/>
    </style:style>
    <style:style style:name="TableRow2066" style:family="table-row">
      <style:table-row-properties/>
    </style:style>
    <style:style style:name="TableCell2067" style:family="table-cell">
      <style:table-cell-properties fo:border="0.0069in solid #000000" style:writing-mode="lr-tb" fo:padding-top="0in" fo:padding-left="0.075in" fo:padding-bottom="0in" fo:padding-right="0.075in"/>
    </style:style>
    <style:style style:name="T206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069" style:family="table-cell">
      <style:table-cell-properties fo:border="0.0069in solid #000000" style:writing-mode="lr-tb" fo:padding-top="0in" fo:padding-left="0.075in" fo:padding-bottom="0in" fo:padding-right="0.075in"/>
    </style:style>
    <style:style style:name="T207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071" style:family="table-cell">
      <style:table-cell-properties fo:border="0.0069in solid #000000" style:writing-mode="lr-tb" fo:padding-top="0in" fo:padding-left="0.075in" fo:padding-bottom="0in" fo:padding-right="0.075in"/>
    </style:style>
    <style:style style:name="T207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073" style:family="table-row">
      <style:table-row-properties/>
    </style:style>
    <style:style style:name="TableCell2074" style:family="table-cell">
      <style:table-cell-properties fo:border="0.0069in solid #000000" style:writing-mode="lr-tb" fo:padding-top="0in" fo:padding-left="0.075in" fo:padding-bottom="0in" fo:padding-right="0.075in"/>
    </style:style>
    <style:style style:name="T207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076" style:family="table-cell">
      <style:table-cell-properties fo:border="0.0069in solid #000000" style:writing-mode="lr-tb" fo:padding-top="0in" fo:padding-left="0.075in" fo:padding-bottom="0in" fo:padding-right="0.075in"/>
    </style:style>
    <style:style style:name="T207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078" style:family="table-cell">
      <style:table-cell-properties fo:border="0.0069in solid #000000" style:writing-mode="lr-tb" fo:padding-top="0in" fo:padding-left="0.075in" fo:padding-bottom="0in" fo:padding-right="0.075in"/>
    </style:style>
    <style:style style:name="T2079" style:parent-style-name="DefaultParagraphFont" style:family="text">
      <style:text-properties fo:font-size="7pt" style:font-size-asian="7pt" style:font-size-complex="7pt"/>
    </style:style>
    <style:style style:name="TableRow2080" style:family="table-row">
      <style:table-row-properties/>
    </style:style>
    <style:style style:name="TableCell2081" style:family="table-cell">
      <style:table-cell-properties fo:border="0.0069in solid #000000" style:writing-mode="lr-tb" fo:padding-top="0in" fo:padding-left="0.075in" fo:padding-bottom="0in" fo:padding-right="0.075in"/>
    </style:style>
    <style:style style:name="T208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083" style:family="table-cell">
      <style:table-cell-properties fo:border="0.0069in solid #000000" style:writing-mode="lr-tb" fo:padding-top="0in" fo:padding-left="0.075in" fo:padding-bottom="0in" fo:padding-right="0.075in"/>
    </style:style>
    <style:style style:name="T20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085" style:family="table-cell">
      <style:table-cell-properties fo:border="0.0069in solid #000000" style:writing-mode="lr-tb" fo:padding-top="0in" fo:padding-left="0.075in" fo:padding-bottom="0in" fo:padding-right="0.075in"/>
    </style:style>
    <style:style style:name="T20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087" style:family="table-row">
      <style:table-row-properties/>
    </style:style>
    <style:style style:name="TableCell2088" style:family="table-cell">
      <style:table-cell-properties fo:border="0.0069in solid #000000" style:writing-mode="lr-tb" fo:padding-top="0in" fo:padding-left="0.075in" fo:padding-bottom="0in" fo:padding-right="0.075in"/>
    </style:style>
    <style:style style:name="T208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090" style:family="table-cell">
      <style:table-cell-properties fo:border="0.0069in solid #000000" style:writing-mode="lr-tb" fo:padding-top="0in" fo:padding-left="0.075in" fo:padding-bottom="0in" fo:padding-right="0.075in"/>
    </style:style>
    <style:style style:name="T20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092" style:family="table-cell">
      <style:table-cell-properties fo:border="0.0069in solid #000000" style:writing-mode="lr-tb" fo:padding-top="0in" fo:padding-left="0.075in" fo:padding-bottom="0in" fo:padding-right="0.075in"/>
    </style:style>
    <style:style style:name="T2093" style:parent-style-name="DefaultParagraphFont" style:family="text">
      <style:text-properties fo:font-size="7pt" style:font-size-asian="7pt" style:font-size-complex="7pt"/>
    </style:style>
    <style:style style:name="TableRow2094" style:family="table-row">
      <style:table-row-properties/>
    </style:style>
    <style:style style:name="TableCell2095" style:family="table-cell">
      <style:table-cell-properties fo:border="0.0069in solid #000000" style:writing-mode="lr-tb" fo:padding-top="0in" fo:padding-left="0.075in" fo:padding-bottom="0in" fo:padding-right="0.075in"/>
    </style:style>
    <style:style style:name="T209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097" style:family="table-cell">
      <style:table-cell-properties fo:border="0.0069in solid #000000" style:writing-mode="lr-tb" fo:padding-top="0in" fo:padding-left="0.075in" fo:padding-bottom="0in" fo:padding-right="0.075in"/>
    </style:style>
    <style:style style:name="T209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099" style:family="table-cell">
      <style:table-cell-properties fo:border="0.0069in solid #000000" style:writing-mode="lr-tb" fo:padding-top="0in" fo:padding-left="0.075in" fo:padding-bottom="0in" fo:padding-right="0.075in"/>
    </style:style>
    <style:style style:name="T210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101" style:family="table-row">
      <style:table-row-properties/>
    </style:style>
    <style:style style:name="TableCell2102" style:family="table-cell">
      <style:table-cell-properties fo:border="0.0069in solid #000000" style:writing-mode="lr-tb" fo:padding-top="0in" fo:padding-left="0.075in" fo:padding-bottom="0in" fo:padding-right="0.075in"/>
    </style:style>
    <style:style style:name="T210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104" style:family="table-cell">
      <style:table-cell-properties fo:border="0.0069in solid #000000" style:writing-mode="lr-tb" fo:padding-top="0in" fo:padding-left="0.075in" fo:padding-bottom="0in" fo:padding-right="0.075in"/>
    </style:style>
    <style:style style:name="T210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106" style:family="table-cell">
      <style:table-cell-properties fo:border="0.0069in solid #000000" style:writing-mode="lr-tb" fo:padding-top="0in" fo:padding-left="0.075in" fo:padding-bottom="0in" fo:padding-right="0.075in"/>
    </style:style>
    <style:style style:name="T2107" style:parent-style-name="DefaultParagraphFont" style:family="text">
      <style:text-properties fo:font-size="7pt" style:font-size-asian="7pt" style:font-size-complex="7pt"/>
    </style:style>
    <style:style style:name="TableRow2108" style:family="table-row">
      <style:table-row-properties/>
    </style:style>
    <style:style style:name="TableCell2109" style:family="table-cell">
      <style:table-cell-properties fo:border="0.0069in solid #000000" style:writing-mode="lr-tb" fo:padding-top="0in" fo:padding-left="0.075in" fo:padding-bottom="0in" fo:padding-right="0.075in"/>
    </style:style>
    <style:style style:name="T211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111" style:family="table-cell">
      <style:table-cell-properties fo:border="0.0069in solid #000000" style:writing-mode="lr-tb" fo:padding-top="0in" fo:padding-left="0.075in" fo:padding-bottom="0in" fo:padding-right="0.075in"/>
    </style:style>
    <style:style style:name="T211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113" style:family="table-cell">
      <style:table-cell-properties fo:border="0.0069in solid #000000" style:writing-mode="lr-tb" fo:padding-top="0in" fo:padding-left="0.075in" fo:padding-bottom="0in" fo:padding-right="0.075in"/>
    </style:style>
    <style:style style:name="T211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115" style:family="table-row">
      <style:table-row-properties/>
    </style:style>
    <style:style style:name="TableCell2116" style:family="table-cell">
      <style:table-cell-properties fo:border="0.0069in solid #000000" style:writing-mode="lr-tb" fo:padding-top="0in" fo:padding-left="0.075in" fo:padding-bottom="0in" fo:padding-right="0.075in"/>
    </style:style>
    <style:style style:name="T211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118" style:family="table-cell">
      <style:table-cell-properties fo:border="0.0069in solid #000000" style:writing-mode="lr-tb" fo:padding-top="0in" fo:padding-left="0.075in" fo:padding-bottom="0in" fo:padding-right="0.075in"/>
    </style:style>
    <style:style style:name="T211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21" style:family="table-row">
      <style:table-row-properties/>
    </style:style>
    <style:style style:name="TableCell2122" style:family="table-cell">
      <style:table-cell-properties fo:border="0.0069in solid #000000" style:writing-mode="lr-tb" fo:padding-top="0in" fo:padding-left="0.075in" fo:padding-bottom="0in" fo:padding-right="0.075in"/>
    </style:style>
    <style:style style:name="T212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124" style:family="table-cell">
      <style:table-cell-properties fo:border="0.0069in solid #000000" style:writing-mode="lr-tb" fo:padding-top="0in" fo:padding-left="0.075in" fo:padding-bottom="0in" fo:padding-right="0.075in"/>
    </style:style>
    <style:style style:name="T21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126" style:family="table-cell">
      <style:table-cell-properties fo:border="0.0069in solid #000000" style:writing-mode="lr-tb" fo:padding-top="0in" fo:padding-left="0.075in" fo:padding-bottom="0in" fo:padding-right="0.075in"/>
    </style:style>
    <style:style style:name="T21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128" style:family="table-row">
      <style:table-row-properties/>
    </style:style>
    <style:style style:name="TableCell2129" style:family="table-cell">
      <style:table-cell-properties fo:border="0.0069in solid #000000" style:writing-mode="lr-tb" fo:padding-top="0in" fo:padding-left="0.075in" fo:padding-bottom="0in" fo:padding-right="0.075in"/>
    </style:style>
    <style:style style:name="T213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131" style:family="table-cell">
      <style:table-cell-properties fo:border="0.0069in solid #000000" style:writing-mode="lr-tb" fo:padding-top="0in" fo:padding-left="0.075in" fo:padding-bottom="0in" fo:padding-right="0.075in"/>
    </style:style>
    <style:style style:name="T21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1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34" style:family="table-row">
      <style:table-row-properties/>
    </style:style>
    <style:style style:name="TableCell2135" style:family="table-cell">
      <style:table-cell-properties fo:border="0.0069in solid #000000" style:writing-mode="lr-tb" fo:padding-top="0in" fo:padding-left="0.075in" fo:padding-bottom="0in" fo:padding-right="0.075in"/>
    </style:style>
    <style:style style:name="T213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137" style:family="table-cell">
      <style:table-cell-properties fo:border="0.0069in solid #000000" style:writing-mode="lr-tb" fo:padding-top="0in" fo:padding-left="0.075in" fo:padding-bottom="0in" fo:padding-right="0.075in"/>
    </style:style>
    <style:style style:name="T213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139" style:family="table-cell">
      <style:table-cell-properties fo:border="0.0069in solid #000000" style:writing-mode="lr-tb" fo:padding-top="0in" fo:padding-left="0.075in" fo:padding-bottom="0in" fo:padding-right="0.075in"/>
    </style:style>
    <style:style style:name="T214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141" style:family="table-row">
      <style:table-row-properties/>
    </style:style>
    <style:style style:name="TableCell2142" style:family="table-cell">
      <style:table-cell-properties fo:border="0.0069in solid #000000" style:writing-mode="lr-tb" fo:padding-top="0in" fo:padding-left="0.075in" fo:padding-bottom="0in" fo:padding-right="0.075in"/>
    </style:style>
    <style:style style:name="T214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144" style:family="table-cell">
      <style:table-cell-properties fo:border="0.0069in solid #000000" style:writing-mode="lr-tb" fo:padding-top="0in" fo:padding-left="0.075in" fo:padding-bottom="0in" fo:padding-right="0.075in"/>
    </style:style>
    <style:style style:name="T214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1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47" style:family="table-row">
      <style:table-row-properties/>
    </style:style>
    <style:style style:name="TableCell2148" style:family="table-cell">
      <style:table-cell-properties fo:border="0.0069in solid #000000" style:writing-mode="lr-tb" fo:padding-top="0in" fo:padding-left="0.075in" fo:padding-bottom="0in" fo:padding-right="0.075in"/>
    </style:style>
    <style:style style:name="T214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150" style:family="table-cell">
      <style:table-cell-properties fo:border="0.0069in solid #000000" style:writing-mode="lr-tb" fo:padding-top="0in" fo:padding-left="0.075in" fo:padding-bottom="0in" fo:padding-right="0.075in"/>
    </style:style>
    <style:style style:name="T215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152" style:family="table-cell">
      <style:table-cell-properties fo:border="0.0069in solid #000000" style:writing-mode="lr-tb" fo:padding-top="0in" fo:padding-left="0.075in" fo:padding-bottom="0in" fo:padding-right="0.075in"/>
    </style:style>
    <style:style style:name="T215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154" style:family="table-row">
      <style:table-row-properties/>
    </style:style>
    <style:style style:name="TableCell2155" style:family="table-cell">
      <style:table-cell-properties fo:border="0.0069in solid #000000" style:writing-mode="lr-tb" fo:padding-top="0in" fo:padding-left="0.075in" fo:padding-bottom="0in" fo:padding-right="0.075in"/>
    </style:style>
    <style:style style:name="T215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157" style:family="table-cell">
      <style:table-cell-properties fo:border="0.0069in solid #000000" style:writing-mode="lr-tb" fo:padding-top="0in" fo:padding-left="0.075in" fo:padding-bottom="0in" fo:padding-right="0.075in"/>
    </style:style>
    <style:style style:name="T215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159" style:family="table-cell">
      <style:table-cell-properties fo:border="0.0069in solid #000000" style:writing-mode="lr-tb" fo:padding-top="0in" fo:padding-left="0.075in" fo:padding-bottom="0in" fo:padding-right="0.075in"/>
    </style:style>
    <style:style style:name="P2160" style:parent-style-name="Normal" style:master-page-name="MP12" style:family="paragraph">
      <style:paragraph-properties fo:break-before="page" fo:text-align="center"/>
    </style:style>
    <style:style style:name="T2161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2162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2163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216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165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16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16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16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169" style:parent-style-name="DefaultParagraphFont" style:family="text">
      <style:text-properties fo:font-size="10pt" style:font-size-asian="10pt" style:font-size-complex="10pt"/>
    </style:style>
    <style:style style:name="T2170" style:parent-style-name="DefaultParagraphFont" style:family="text">
      <style:text-properties fo:font-size="10pt" style:font-size-asian="10pt" style:font-size-complex="10pt"/>
    </style:style>
    <style:style style:name="T217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17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173" style:parent-style-name="DefaultParagraphFont" style:family="text">
      <style:text-properties fo:font-size="10pt" style:font-size-asian="10pt" style:font-size-complex="10pt"/>
    </style:style>
    <style:style style:name="T2174" style:parent-style-name="DefaultParagraphFont" style:family="text">
      <style:text-properties fo:font-size="10pt" style:font-size-asian="10pt" style:font-size-complex="10pt"/>
    </style:style>
    <style:style style:name="T217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17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17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17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179" style:parent-style-name="DefaultParagraphFont" style:family="text">
      <style:text-properties fo:font-size="10pt" style:font-size-asian="10pt" style:font-size-complex="10pt"/>
    </style:style>
    <style:style style:name="T2180" style:parent-style-name="DefaultParagraphFont" style:family="text">
      <style:text-properties fo:font-size="10pt" style:font-size-asian="10pt" style:font-size-complex="10pt"/>
    </style:style>
    <style:style style:name="T218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18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183" style:parent-style-name="DefaultParagraphFont" style:family="text">
      <style:text-properties fo:font-size="10pt" style:font-size-asian="10pt" style:font-size-complex="10pt"/>
    </style:style>
    <style:style style:name="T2184" style:parent-style-name="DefaultParagraphFont" style:family="text">
      <style:text-properties fo:font-size="10pt" style:font-size-asian="10pt" style:font-size-complex="10pt"/>
    </style:style>
    <style:style style:name="T218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18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18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188" style:parent-style-name="DefaultParagraphFont" style:family="text">
      <style:text-properties fo:font-size="10pt" style:font-size-asian="10pt" style:font-size-complex="10pt"/>
    </style:style>
    <style:style style:name="T2189" style:parent-style-name="DefaultParagraphFont" style:family="text">
      <style:text-properties fo:font-size="10pt" style:font-size-asian="10pt" style:font-size-complex="10pt"/>
    </style:style>
    <style:style style:name="T219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19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19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193" style:parent-style-name="DefaultParagraphFont" style:family="text">
      <style:text-properties fo:font-size="10pt" style:font-size-asian="10pt" style:font-size-complex="10pt"/>
    </style:style>
    <style:style style:name="T2194" style:parent-style-name="DefaultParagraphFont" style:family="text">
      <style:text-properties fo:font-size="10pt" style:font-size-asian="10pt" style:font-size-complex="10pt"/>
    </style:style>
    <style:style style:name="T219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19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197" style:parent-style-name="DefaultParagraphFont" style:family="text">
      <style:text-properties fo:font-size="10pt" style:font-size-asian="10pt" style:font-size-complex="10pt"/>
    </style:style>
    <style:style style:name="T2198" style:parent-style-name="DefaultParagraphFont" style:family="text">
      <style:text-properties fo:font-size="10pt" style:font-size-asian="10pt" style:font-size-complex="10pt"/>
    </style:style>
    <style:style style:name="T219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0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0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0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203" style:parent-style-name="DefaultParagraphFont" style:family="text">
      <style:text-properties fo:font-size="10pt" style:font-size-asian="10pt" style:font-size-complex="10pt"/>
    </style:style>
    <style:style style:name="T2204" style:parent-style-name="DefaultParagraphFont" style:family="text">
      <style:text-properties fo:font-size="10pt" style:font-size-asian="10pt" style:font-size-complex="10pt"/>
    </style:style>
    <style:style style:name="T220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0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07" style:parent-style-name="DefaultParagraphFont" style:family="text">
      <style:text-properties fo:font-size="10pt" style:font-size-asian="10pt" style:font-size-complex="10pt"/>
    </style:style>
    <style:style style:name="T2208" style:parent-style-name="DefaultParagraphFont" style:family="text">
      <style:text-properties fo:font-size="10pt" style:font-size-asian="10pt" style:font-size-complex="10pt"/>
    </style:style>
    <style:style style:name="T220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1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1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21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213" style:parent-style-name="DefaultParagraphFont" style:family="text">
      <style:text-properties fo:font-size="10pt" style:font-size-asian="10pt" style:font-size-complex="10pt"/>
    </style:style>
    <style:style style:name="T2214" style:parent-style-name="DefaultParagraphFont" style:family="text">
      <style:text-properties fo:font-size="10pt" style:font-size-asian="10pt" style:font-size-complex="10pt"/>
    </style:style>
    <style:style style:name="T221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1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17" style:parent-style-name="DefaultParagraphFont" style:family="text">
      <style:text-properties fo:font-size="10pt" style:font-size-asian="10pt" style:font-size-complex="10pt"/>
    </style:style>
    <style:style style:name="T2218" style:parent-style-name="DefaultParagraphFont" style:family="text">
      <style:text-properties fo:font-size="10pt" style:font-size-asian="10pt" style:font-size-complex="10pt"/>
    </style:style>
    <style:style style:name="T221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2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2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222" style:parent-style-name="DefaultParagraphFont" style:family="text">
      <style:text-properties fo:font-size="10pt" style:font-size-asian="10pt" style:font-size-complex="10pt"/>
    </style:style>
    <style:style style:name="T2223" style:parent-style-name="DefaultParagraphFont" style:family="text">
      <style:text-properties fo:font-size="10pt" style:font-size-asian="10pt" style:font-size-complex="10pt"/>
    </style:style>
    <style:style style:name="T2224" style:parent-style-name="DefaultParagraphFont" style:family="text">
      <style:text-properties fo:font-size="10pt" style:font-size-asian="10pt" style:font-size-complex="10pt"/>
    </style:style>
    <style:style style:name="T222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2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2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228" style:parent-style-name="DefaultParagraphFont" style:family="text">
      <style:text-properties fo:font-size="10pt" style:font-size-asian="10pt" style:font-size-complex="10pt"/>
    </style:style>
    <style:style style:name="T2229" style:parent-style-name="DefaultParagraphFont" style:family="text">
      <style:text-properties fo:font-size="10pt" style:font-size-asian="10pt" style:font-size-complex="10pt"/>
    </style:style>
    <style:style style:name="T223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3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32" style:parent-style-name="DefaultParagraphFont" style:family="text">
      <style:text-properties fo:font-size="10pt" style:font-size-asian="10pt" style:font-size-complex="10pt"/>
    </style:style>
    <style:style style:name="T2233" style:parent-style-name="DefaultParagraphFont" style:family="text">
      <style:text-properties fo:font-size="10pt" style:font-size-asian="10pt" style:font-size-complex="10pt"/>
    </style:style>
    <style:style style:name="T223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3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3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23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238" style:parent-style-name="DefaultParagraphFont" style:family="text">
      <style:text-properties fo:font-size="10pt" style:font-size-asian="10pt" style:font-size-complex="10pt"/>
    </style:style>
    <style:style style:name="T2239" style:parent-style-name="DefaultParagraphFont" style:family="text">
      <style:text-properties fo:font-size="10pt" style:font-size-asian="10pt" style:font-size-complex="10pt"/>
    </style:style>
    <style:style style:name="T224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4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42" style:parent-style-name="DefaultParagraphFont" style:family="text">
      <style:text-properties fo:font-size="10pt" style:font-size-asian="10pt" style:font-size-complex="10pt"/>
    </style:style>
    <style:style style:name="T2243" style:parent-style-name="DefaultParagraphFont" style:family="text">
      <style:text-properties fo:font-size="10pt" style:font-size-asian="10pt" style:font-size-complex="10pt"/>
    </style:style>
    <style:style style:name="T224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4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24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24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24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24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25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ableColumn2252" style:family="table-column">
      <style:table-column-properties style:column-width="1.6041in"/>
    </style:style>
    <style:style style:name="TableColumn2253" style:family="table-column">
      <style:table-column-properties style:column-width="1.6041in"/>
    </style:style>
    <style:style style:name="TableColumn2254" style:family="table-column">
      <style:table-column-properties style:column-width="1.6041in"/>
    </style:style>
    <style:style style:name="TableColumn2255" style:family="table-column">
      <style:table-column-properties style:column-width="1.6041in"/>
    </style:style>
    <style:style style:name="TableColumn2256" style:family="table-column">
      <style:table-column-properties style:column-width="1.6041in"/>
    </style:style>
    <style:style style:name="Table2251" style:family="table" style:master-page-name="MP13">
      <style:table-properties style:width="8.0208in" fo:margin-left="0in" table:align="center"/>
    </style:style>
    <style:style style:name="TableRow2257" style:family="table-row">
      <style:table-row-properties/>
    </style:style>
    <style:style style:name="TableCell2258" style:family="table-cell">
      <style:table-cell-properties fo:border="0.0069in solid #000000" style:writing-mode="lr-tb" fo:padding-top="0in" fo:padding-left="0.075in" fo:padding-bottom="0in" fo:padding-right="0.075in"/>
    </style:style>
    <style:style style:name="P2259" style:parent-style-name="Normal" style:family="paragraph">
      <style:paragraph-properties fo:break-before="page"/>
    </style:style>
    <style:style style:name="T226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261" style:family="table-cell">
      <style:table-cell-properties fo:border="0.0069in solid #000000" style:writing-mode="lr-tb" fo:padding-top="0in" fo:padding-left="0.075in" fo:padding-bottom="0in" fo:padding-right="0.075in"/>
    </style:style>
    <style:style style:name="T226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263" style:family="table-cell">
      <style:table-cell-properties fo:border="0.0069in solid #000000" style:writing-mode="lr-tb" fo:padding-top="0in" fo:padding-left="0.075in" fo:padding-bottom="0in" fo:padding-right="0.075in"/>
    </style:style>
    <style:style style:name="T226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265" style:family="table-cell">
      <style:table-cell-properties fo:border="0.0069in solid #000000" style:writing-mode="lr-tb" fo:padding-top="0in" fo:padding-left="0.075in" fo:padding-bottom="0in" fo:padding-right="0.075in"/>
    </style:style>
    <style:style style:name="T226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267" style:family="table-cell">
      <style:table-cell-properties fo:border="0.0069in solid #000000" style:writing-mode="lr-tb" fo:padding-top="0in" fo:padding-left="0.075in" fo:padding-bottom="0in" fo:padding-right="0.075in"/>
    </style:style>
    <style:style style:name="T226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269" style:family="table-row">
      <style:table-row-properties/>
    </style:style>
    <style:style style:name="TableCell2270" style:family="table-cell">
      <style:table-cell-properties fo:border="0.0069in solid #000000" style:writing-mode="lr-tb" fo:padding-top="0in" fo:padding-left="0.075in" fo:padding-bottom="0in" fo:padding-right="0.075in"/>
    </style:style>
    <style:style style:name="T227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272" style:family="table-cell">
      <style:table-cell-properties fo:border="0.0069in solid #000000" style:writing-mode="lr-tb" fo:padding-top="0in" fo:padding-left="0.075in" fo:padding-bottom="0in" fo:padding-right="0.075in"/>
    </style:style>
    <style:style style:name="T227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274" style:family="table-cell">
      <style:table-cell-properties fo:border="0.0069in solid #000000" style:writing-mode="lr-tb" fo:padding-top="0in" fo:padding-left="0.075in" fo:padding-bottom="0in" fo:padding-right="0.075in"/>
    </style:style>
    <style:style style:name="T2275" style:parent-style-name="DefaultParagraphFont" style:family="text">
      <style:text-properties fo:font-size="7pt" style:font-size-asian="7pt" style:font-size-complex="7pt"/>
    </style:style>
    <style:style style:name="TableCell22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78" style:family="table-row">
      <style:table-row-properties/>
    </style:style>
    <style:style style:name="TableCell2279" style:family="table-cell">
      <style:table-cell-properties fo:border="0.0069in solid #000000" style:writing-mode="lr-tb" fo:padding-top="0in" fo:padding-left="0.075in" fo:padding-bottom="0in" fo:padding-right="0.075in"/>
    </style:style>
    <style:style style:name="T228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281" style:family="table-cell">
      <style:table-cell-properties fo:border="0.0069in solid #000000" style:writing-mode="lr-tb" fo:padding-top="0in" fo:padding-left="0.075in" fo:padding-bottom="0in" fo:padding-right="0.075in"/>
    </style:style>
    <style:style style:name="T228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283" style:family="table-cell">
      <style:table-cell-properties fo:border="0.0069in solid #000000" style:writing-mode="lr-tb" fo:padding-top="0in" fo:padding-left="0.075in" fo:padding-bottom="0in" fo:padding-right="0.075in"/>
    </style:style>
    <style:style style:name="T22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285" style:family="table-cell">
      <style:table-cell-properties fo:border="0.0069in solid #000000" style:writing-mode="lr-tb" fo:padding-top="0in" fo:padding-left="0.075in" fo:padding-bottom="0in" fo:padding-right="0.075in"/>
    </style:style>
    <style:style style:name="T22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287" style:family="table-cell">
      <style:table-cell-properties fo:border="0.0069in solid #000000" style:writing-mode="lr-tb" fo:padding-top="0in" fo:padding-left="0.075in" fo:padding-bottom="0in" fo:padding-right="0.075in"/>
    </style:style>
    <style:style style:name="T22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289" style:family="table-row">
      <style:table-row-properties/>
    </style:style>
    <style:style style:name="TableCell2290" style:family="table-cell">
      <style:table-cell-properties fo:border="0.0069in solid #000000" style:writing-mode="lr-tb" fo:padding-top="0in" fo:padding-left="0.075in" fo:padding-bottom="0in" fo:padding-right="0.075in"/>
    </style:style>
    <style:style style:name="T22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292" style:family="table-cell">
      <style:table-cell-properties fo:border="0.0069in solid #000000" style:writing-mode="lr-tb" fo:padding-top="0in" fo:padding-left="0.075in" fo:padding-bottom="0in" fo:padding-right="0.075in"/>
    </style:style>
    <style:style style:name="T22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294" style:family="table-cell">
      <style:table-cell-properties fo:border="0.0069in solid #000000" style:writing-mode="lr-tb" fo:padding-top="0in" fo:padding-left="0.075in" fo:padding-bottom="0in" fo:padding-right="0.075in"/>
    </style:style>
    <style:style style:name="T2295" style:parent-style-name="DefaultParagraphFont" style:family="text">
      <style:text-properties fo:font-size="7pt" style:font-size-asian="7pt" style:font-size-complex="7pt"/>
    </style:style>
    <style:style style:name="TableCell22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98" style:family="table-row">
      <style:table-row-properties/>
    </style:style>
    <style:style style:name="TableCell2299" style:family="table-cell">
      <style:table-cell-properties fo:border="0.0069in solid #000000" style:writing-mode="lr-tb" fo:padding-top="0in" fo:padding-left="0.075in" fo:padding-bottom="0in" fo:padding-right="0.075in"/>
    </style:style>
    <style:style style:name="T230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301" style:family="table-cell">
      <style:table-cell-properties fo:border="0.0069in solid #000000" style:writing-mode="lr-tb" fo:padding-top="0in" fo:padding-left="0.075in" fo:padding-bottom="0in" fo:padding-right="0.075in"/>
    </style:style>
    <style:style style:name="T230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303" style:family="table-cell">
      <style:table-cell-properties fo:border="0.0069in solid #000000" style:writing-mode="lr-tb" fo:padding-top="0in" fo:padding-left="0.075in" fo:padding-bottom="0in" fo:padding-right="0.075in"/>
    </style:style>
    <style:style style:name="T230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305" style:family="table-cell">
      <style:table-cell-properties fo:border="0.0069in solid #000000" style:writing-mode="lr-tb" fo:padding-top="0in" fo:padding-left="0.075in" fo:padding-bottom="0in" fo:padding-right="0.075in"/>
    </style:style>
    <style:style style:name="T230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307" style:family="table-cell">
      <style:table-cell-properties fo:border="0.0069in solid #000000" style:writing-mode="lr-tb" fo:padding-top="0in" fo:padding-left="0.075in" fo:padding-bottom="0in" fo:padding-right="0.075in"/>
    </style:style>
    <style:style style:name="T230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309" style:family="table-row">
      <style:table-row-properties/>
    </style:style>
    <style:style style:name="TableCell2310" style:family="table-cell">
      <style:table-cell-properties fo:border="0.0069in solid #000000" style:writing-mode="lr-tb" fo:padding-top="0in" fo:padding-left="0.075in" fo:padding-bottom="0in" fo:padding-right="0.075in"/>
    </style:style>
    <style:style style:name="T231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312" style:family="table-cell">
      <style:table-cell-properties fo:border="0.0069in solid #000000" style:writing-mode="lr-tb" fo:padding-top="0in" fo:padding-left="0.075in" fo:padding-bottom="0in" fo:padding-right="0.075in"/>
    </style:style>
    <style:style style:name="T231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314" style:family="table-cell">
      <style:table-cell-properties fo:border="0.0069in solid #000000" style:writing-mode="lr-tb" fo:padding-top="0in" fo:padding-left="0.075in" fo:padding-bottom="0in" fo:padding-right="0.075in"/>
    </style:style>
    <style:style style:name="T2315" style:parent-style-name="DefaultParagraphFont" style:family="text">
      <style:text-properties fo:font-size="7pt" style:font-size-asian="7pt" style:font-size-complex="7pt"/>
    </style:style>
    <style:style style:name="TableCell23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18" style:family="table-row">
      <style:table-row-properties/>
    </style:style>
    <style:style style:name="TableCell2319" style:family="table-cell">
      <style:table-cell-properties fo:border="0.0069in solid #000000" style:writing-mode="lr-tb" fo:padding-top="0in" fo:padding-left="0.075in" fo:padding-bottom="0in" fo:padding-right="0.075in"/>
    </style:style>
    <style:style style:name="T232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321" style:family="table-cell">
      <style:table-cell-properties fo:border="0.0069in solid #000000" style:writing-mode="lr-tb" fo:padding-top="0in" fo:padding-left="0.075in" fo:padding-bottom="0in" fo:padding-right="0.075in"/>
    </style:style>
    <style:style style:name="T232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323" style:family="table-cell">
      <style:table-cell-properties fo:border="0.0069in solid #000000" style:writing-mode="lr-tb" fo:padding-top="0in" fo:padding-left="0.075in" fo:padding-bottom="0in" fo:padding-right="0.075in"/>
    </style:style>
    <style:style style:name="T232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325" style:family="table-cell">
      <style:table-cell-properties fo:border="0.0069in solid #000000" style:writing-mode="lr-tb" fo:padding-top="0in" fo:padding-left="0.075in" fo:padding-bottom="0in" fo:padding-right="0.075in"/>
    </style:style>
    <style:style style:name="T232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327" style:family="table-cell">
      <style:table-cell-properties fo:border="0.0069in solid #000000" style:writing-mode="lr-tb" fo:padding-top="0in" fo:padding-left="0.075in" fo:padding-bottom="0in" fo:padding-right="0.075in"/>
    </style:style>
    <style:style style:name="T232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329" style:family="table-row">
      <style:table-row-properties/>
    </style:style>
    <style:style style:name="TableCell2330" style:family="table-cell">
      <style:table-cell-properties fo:border="0.0069in solid #000000" style:writing-mode="lr-tb" fo:padding-top="0in" fo:padding-left="0.075in" fo:padding-bottom="0in" fo:padding-right="0.075in"/>
    </style:style>
    <style:style style:name="T233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332" style:family="table-cell">
      <style:table-cell-properties fo:border="0.0069in solid #000000" style:writing-mode="lr-tb" fo:padding-top="0in" fo:padding-left="0.075in" fo:padding-bottom="0in" fo:padding-right="0.075in"/>
    </style:style>
    <style:style style:name="T233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334" style:family="table-cell">
      <style:table-cell-properties fo:border="0.0069in solid #000000" style:writing-mode="lr-tb" fo:padding-top="0in" fo:padding-left="0.075in" fo:padding-bottom="0in" fo:padding-right="0.075in"/>
    </style:style>
    <style:style style:name="T2335" style:parent-style-name="DefaultParagraphFont" style:family="text">
      <style:text-properties fo:font-size="7pt" style:font-size-asian="7pt" style:font-size-complex="7pt"/>
    </style:style>
    <style:style style:name="TableCell23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38" style:family="table-row">
      <style:table-row-properties/>
    </style:style>
    <style:style style:name="TableCell2339" style:family="table-cell">
      <style:table-cell-properties fo:border="0.0069in solid #000000" style:writing-mode="lr-tb" fo:padding-top="0in" fo:padding-left="0.075in" fo:padding-bottom="0in" fo:padding-right="0.075in"/>
    </style:style>
    <style:style style:name="T234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341" style:family="table-cell">
      <style:table-cell-properties fo:border="0.0069in solid #000000" style:writing-mode="lr-tb" fo:padding-top="0in" fo:padding-left="0.075in" fo:padding-bottom="0in" fo:padding-right="0.075in"/>
    </style:style>
    <style:style style:name="T234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343" style:family="table-cell">
      <style:table-cell-properties fo:border="0.0069in solid #000000" style:writing-mode="lr-tb" fo:padding-top="0in" fo:padding-left="0.075in" fo:padding-bottom="0in" fo:padding-right="0.075in"/>
    </style:style>
    <style:style style:name="T234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345" style:family="table-cell">
      <style:table-cell-properties fo:border="0.0069in solid #000000" style:writing-mode="lr-tb" fo:padding-top="0in" fo:padding-left="0.075in" fo:padding-bottom="0in" fo:padding-right="0.075in"/>
    </style:style>
    <style:style style:name="T234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347" style:family="table-cell">
      <style:table-cell-properties fo:border="0.0069in solid #000000" style:writing-mode="lr-tb" fo:padding-top="0in" fo:padding-left="0.075in" fo:padding-bottom="0in" fo:padding-right="0.075in"/>
    </style:style>
    <style:style style:name="T234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349" style:family="table-row">
      <style:table-row-properties/>
    </style:style>
    <style:style style:name="TableCell2350" style:family="table-cell">
      <style:table-cell-properties fo:border="0.0069in solid #000000" style:writing-mode="lr-tb" fo:padding-top="0in" fo:padding-left="0.075in" fo:padding-bottom="0in" fo:padding-right="0.075in"/>
    </style:style>
    <style:style style:name="T235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352" style:family="table-cell">
      <style:table-cell-properties fo:border="0.0069in solid #000000" style:writing-mode="lr-tb" fo:padding-top="0in" fo:padding-left="0.075in" fo:padding-bottom="0in" fo:padding-right="0.075in"/>
    </style:style>
    <style:style style:name="T235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354" style:family="table-cell">
      <style:table-cell-properties fo:border="0.0069in solid #000000" style:writing-mode="lr-tb" fo:padding-top="0in" fo:padding-left="0.075in" fo:padding-bottom="0in" fo:padding-right="0.075in"/>
    </style:style>
    <style:style style:name="T2355" style:parent-style-name="DefaultParagraphFont" style:family="text">
      <style:text-properties fo:font-size="7pt" style:font-size-asian="7pt" style:font-size-complex="7pt"/>
    </style:style>
    <style:style style:name="TableCell23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58" style:family="table-row">
      <style:table-row-properties/>
    </style:style>
    <style:style style:name="TableCell2359" style:family="table-cell">
      <style:table-cell-properties fo:border="0.0069in solid #000000" style:writing-mode="lr-tb" fo:padding-top="0in" fo:padding-left="0.075in" fo:padding-bottom="0in" fo:padding-right="0.075in"/>
    </style:style>
    <style:style style:name="T236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361" style:family="table-cell">
      <style:table-cell-properties fo:border="0.0069in solid #000000" style:writing-mode="lr-tb" fo:padding-top="0in" fo:padding-left="0.075in" fo:padding-bottom="0in" fo:padding-right="0.075in"/>
    </style:style>
    <style:style style:name="T236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363" style:family="table-cell">
      <style:table-cell-properties fo:border="0.0069in solid #000000" style:writing-mode="lr-tb" fo:padding-top="0in" fo:padding-left="0.075in" fo:padding-bottom="0in" fo:padding-right="0.075in"/>
    </style:style>
    <style:style style:name="T236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365" style:family="table-cell">
      <style:table-cell-properties fo:border="0.0069in solid #000000" style:writing-mode="lr-tb" fo:padding-top="0in" fo:padding-left="0.075in" fo:padding-bottom="0in" fo:padding-right="0.075in"/>
    </style:style>
    <style:style style:name="T236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367" style:family="table-cell">
      <style:table-cell-properties fo:border="0.0069in solid #000000" style:writing-mode="lr-tb" fo:padding-top="0in" fo:padding-left="0.075in" fo:padding-bottom="0in" fo:padding-right="0.075in"/>
    </style:style>
    <style:style style:name="T236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369" style:family="table-row">
      <style:table-row-properties/>
    </style:style>
    <style:style style:name="TableCell2370" style:family="table-cell">
      <style:table-cell-properties fo:border="0.0069in solid #000000" style:writing-mode="lr-tb" fo:padding-top="0in" fo:padding-left="0.075in" fo:padding-bottom="0in" fo:padding-right="0.075in"/>
    </style:style>
    <style:style style:name="T237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372" style:family="table-cell">
      <style:table-cell-properties fo:border="0.0069in solid #000000" style:writing-mode="lr-tb" fo:padding-top="0in" fo:padding-left="0.075in" fo:padding-bottom="0in" fo:padding-right="0.075in"/>
    </style:style>
    <style:style style:name="T237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374" style:family="table-cell">
      <style:table-cell-properties fo:border="0.0069in solid #000000" style:writing-mode="lr-tb" fo:padding-top="0in" fo:padding-left="0.075in" fo:padding-bottom="0in" fo:padding-right="0.075in"/>
    </style:style>
    <style:style style:name="T2375" style:parent-style-name="DefaultParagraphFont" style:family="text">
      <style:text-properties fo:font-size="7pt" style:font-size-asian="7pt" style:font-size-complex="7pt"/>
    </style:style>
    <style:style style:name="TableCell23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78" style:family="table-row">
      <style:table-row-properties/>
    </style:style>
    <style:style style:name="TableCell2379" style:family="table-cell">
      <style:table-cell-properties fo:border="0.0069in solid #000000" style:writing-mode="lr-tb" fo:padding-top="0in" fo:padding-left="0.075in" fo:padding-bottom="0in" fo:padding-right="0.075in"/>
    </style:style>
    <style:style style:name="T238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381" style:family="table-cell">
      <style:table-cell-properties fo:border="0.0069in solid #000000" style:writing-mode="lr-tb" fo:padding-top="0in" fo:padding-left="0.075in" fo:padding-bottom="0in" fo:padding-right="0.075in"/>
    </style:style>
    <style:style style:name="T238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383" style:family="table-cell">
      <style:table-cell-properties fo:border="0.0069in solid #000000" style:writing-mode="lr-tb" fo:padding-top="0in" fo:padding-left="0.075in" fo:padding-bottom="0in" fo:padding-right="0.075in"/>
    </style:style>
    <style:style style:name="T23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385" style:family="table-cell">
      <style:table-cell-properties fo:border="0.0069in solid #000000" style:writing-mode="lr-tb" fo:padding-top="0in" fo:padding-left="0.075in" fo:padding-bottom="0in" fo:padding-right="0.075in"/>
    </style:style>
    <style:style style:name="T23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387" style:family="table-cell">
      <style:table-cell-properties fo:border="0.0069in solid #000000" style:writing-mode="lr-tb" fo:padding-top="0in" fo:padding-left="0.075in" fo:padding-bottom="0in" fo:padding-right="0.075in"/>
    </style:style>
    <style:style style:name="T23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389" style:family="table-row">
      <style:table-row-properties/>
    </style:style>
    <style:style style:name="TableCell2390" style:family="table-cell">
      <style:table-cell-properties fo:border="0.0069in solid #000000" style:writing-mode="lr-tb" fo:padding-top="0in" fo:padding-left="0.075in" fo:padding-bottom="0in" fo:padding-right="0.075in"/>
    </style:style>
    <style:style style:name="T23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392" style:family="table-cell">
      <style:table-cell-properties fo:border="0.0069in solid #000000" style:writing-mode="lr-tb" fo:padding-top="0in" fo:padding-left="0.075in" fo:padding-bottom="0in" fo:padding-right="0.075in"/>
    </style:style>
    <style:style style:name="T23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394" style:family="table-cell">
      <style:table-cell-properties fo:border="0.0069in solid #000000" style:writing-mode="lr-tb" fo:padding-top="0in" fo:padding-left="0.075in" fo:padding-bottom="0in" fo:padding-right="0.075in"/>
    </style:style>
    <style:style style:name="T2395" style:parent-style-name="DefaultParagraphFont" style:family="text">
      <style:text-properties fo:font-size="7pt" style:font-size-asian="7pt" style:font-size-complex="7pt"/>
    </style:style>
    <style:style style:name="TableCell23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98" style:family="table-row">
      <style:table-row-properties/>
    </style:style>
    <style:style style:name="TableCell2399" style:family="table-cell">
      <style:table-cell-properties fo:border="0.0069in solid #000000" style:writing-mode="lr-tb" fo:padding-top="0in" fo:padding-left="0.075in" fo:padding-bottom="0in" fo:padding-right="0.075in"/>
    </style:style>
    <style:style style:name="T240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401" style:family="table-cell">
      <style:table-cell-properties fo:border="0.0069in solid #000000" style:writing-mode="lr-tb" fo:padding-top="0in" fo:padding-left="0.075in" fo:padding-bottom="0in" fo:padding-right="0.075in"/>
    </style:style>
    <style:style style:name="T240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403" style:family="table-cell">
      <style:table-cell-properties fo:border="0.0069in solid #000000" style:writing-mode="lr-tb" fo:padding-top="0in" fo:padding-left="0.075in" fo:padding-bottom="0in" fo:padding-right="0.075in"/>
    </style:style>
    <style:style style:name="T240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405" style:family="table-cell">
      <style:table-cell-properties fo:border="0.0069in solid #000000" style:writing-mode="lr-tb" fo:padding-top="0in" fo:padding-left="0.075in" fo:padding-bottom="0in" fo:padding-right="0.075in"/>
    </style:style>
    <style:style style:name="T240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407" style:family="table-cell">
      <style:table-cell-properties fo:border="0.0069in solid #000000" style:writing-mode="lr-tb" fo:padding-top="0in" fo:padding-left="0.075in" fo:padding-bottom="0in" fo:padding-right="0.075in"/>
    </style:style>
    <style:style style:name="T240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409" style:family="table-row">
      <style:table-row-properties/>
    </style:style>
    <style:style style:name="TableCell2410" style:family="table-cell">
      <style:table-cell-properties fo:border="0.0069in solid #000000" style:writing-mode="lr-tb" fo:padding-top="0in" fo:padding-left="0.075in" fo:padding-bottom="0in" fo:padding-right="0.075in"/>
    </style:style>
    <style:style style:name="T241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412" style:family="table-cell">
      <style:table-cell-properties fo:border="0.0069in solid #000000" style:writing-mode="lr-tb" fo:padding-top="0in" fo:padding-left="0.075in" fo:padding-bottom="0in" fo:padding-right="0.075in"/>
    </style:style>
    <style:style style:name="T241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414" style:family="table-cell">
      <style:table-cell-properties fo:border="0.0069in solid #000000" style:writing-mode="lr-tb" fo:padding-top="0in" fo:padding-left="0.075in" fo:padding-bottom="0in" fo:padding-right="0.075in"/>
    </style:style>
    <style:style style:name="T2415" style:parent-style-name="DefaultParagraphFont" style:family="text">
      <style:text-properties fo:font-size="7pt" style:font-size-asian="7pt" style:font-size-complex="7pt"/>
    </style:style>
    <style:style style:name="TableCell24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18" style:family="table-row">
      <style:table-row-properties/>
    </style:style>
    <style:style style:name="TableCell2419" style:family="table-cell">
      <style:table-cell-properties fo:border="0.0069in solid #000000" style:writing-mode="lr-tb" fo:padding-top="0in" fo:padding-left="0.075in" fo:padding-bottom="0in" fo:padding-right="0.075in"/>
    </style:style>
    <style:style style:name="T242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421" style:family="table-cell">
      <style:table-cell-properties fo:border="0.0069in solid #000000" style:writing-mode="lr-tb" fo:padding-top="0in" fo:padding-left="0.075in" fo:padding-bottom="0in" fo:padding-right="0.075in"/>
    </style:style>
    <style:style style:name="T242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423" style:family="table-cell">
      <style:table-cell-properties fo:border="0.0069in solid #000000" style:writing-mode="lr-tb" fo:padding-top="0in" fo:padding-left="0.075in" fo:padding-bottom="0in" fo:padding-right="0.075in"/>
    </style:style>
    <style:style style:name="T242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425" style:family="table-cell">
      <style:table-cell-properties fo:border="0.0069in solid #000000" style:writing-mode="lr-tb" fo:padding-top="0in" fo:padding-left="0.075in" fo:padding-bottom="0in" fo:padding-right="0.075in"/>
    </style:style>
    <style:style style:name="T242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427" style:family="table-cell">
      <style:table-cell-properties fo:border="0.0069in solid #000000" style:writing-mode="lr-tb" fo:padding-top="0in" fo:padding-left="0.075in" fo:padding-bottom="0in" fo:padding-right="0.075in"/>
    </style:style>
    <style:style style:name="T242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429" style:family="table-row">
      <style:table-row-properties/>
    </style:style>
    <style:style style:name="TableCell2430" style:family="table-cell">
      <style:table-cell-properties fo:border="0.0069in solid #000000" style:writing-mode="lr-tb" fo:padding-top="0in" fo:padding-left="0.075in" fo:padding-bottom="0in" fo:padding-right="0.075in"/>
    </style:style>
    <style:style style:name="T243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432" style:family="table-cell">
      <style:table-cell-properties fo:border="0.0069in solid #000000" style:writing-mode="lr-tb" fo:padding-top="0in" fo:padding-left="0.075in" fo:padding-bottom="0in" fo:padding-right="0.075in"/>
    </style:style>
    <style:style style:name="T243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434" style:family="table-cell">
      <style:table-cell-properties fo:border="0.0069in solid #000000" style:writing-mode="lr-tb" fo:padding-top="0in" fo:padding-left="0.075in" fo:padding-bottom="0in" fo:padding-right="0.075in"/>
    </style:style>
    <style:style style:name="T2435" style:parent-style-name="DefaultParagraphFont" style:family="text">
      <style:text-properties fo:font-size="7pt" style:font-size-asian="7pt" style:font-size-complex="7pt"/>
    </style:style>
    <style:style style:name="TableCell24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38" style:family="table-row">
      <style:table-row-properties/>
    </style:style>
    <style:style style:name="TableCell2439" style:family="table-cell">
      <style:table-cell-properties fo:border="0.0069in solid #000000" style:writing-mode="lr-tb" fo:padding-top="0in" fo:padding-left="0.075in" fo:padding-bottom="0in" fo:padding-right="0.075in"/>
    </style:style>
    <style:style style:name="T244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441" style:family="table-cell">
      <style:table-cell-properties fo:border="0.0069in solid #000000" style:writing-mode="lr-tb" fo:padding-top="0in" fo:padding-left="0.075in" fo:padding-bottom="0in" fo:padding-right="0.075in"/>
    </style:style>
    <style:style style:name="T244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244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444" style:family="table-cell">
      <style:table-cell-properties fo:border="0.0069in solid #000000" style:writing-mode="lr-tb" fo:padding-top="0in" fo:padding-left="0.075in" fo:padding-bottom="0in" fo:padding-right="0.075in"/>
    </style:style>
    <style:style style:name="T24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446" style:family="table-cell">
      <style:table-cell-properties fo:border="0.0069in solid #000000" style:writing-mode="lr-tb" fo:padding-top="0in" fo:padding-left="0.075in" fo:padding-bottom="0in" fo:padding-right="0.075in"/>
    </style:style>
    <style:style style:name="T24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448" style:family="table-cell">
      <style:table-cell-properties fo:border="0.0069in solid #000000" style:writing-mode="lr-tb" fo:padding-top="0in" fo:padding-left="0.075in" fo:padding-bottom="0in" fo:padding-right="0.075in"/>
    </style:style>
    <style:style style:name="T244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450" style:family="table-row">
      <style:table-row-properties/>
    </style:style>
    <style:style style:name="TableCell2451" style:family="table-cell">
      <style:table-cell-properties fo:border="0.0069in solid #000000" style:writing-mode="lr-tb" fo:padding-top="0in" fo:padding-left="0.075in" fo:padding-bottom="0in" fo:padding-right="0.075in"/>
    </style:style>
    <style:style style:name="T24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453" style:family="table-cell">
      <style:table-cell-properties fo:border="0.0069in solid #000000" style:writing-mode="lr-tb" fo:padding-top="0in" fo:padding-left="0.075in" fo:padding-bottom="0in" fo:padding-right="0.075in"/>
    </style:style>
    <style:style style:name="T245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4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58" style:family="table-row">
      <style:table-row-properties/>
    </style:style>
    <style:style style:name="TableCell2459" style:family="table-cell">
      <style:table-cell-properties fo:border="0.0069in solid #000000" style:writing-mode="lr-tb" fo:padding-top="0in" fo:padding-left="0.075in" fo:padding-bottom="0in" fo:padding-right="0.075in"/>
    </style:style>
    <style:style style:name="T246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461" style:family="table-cell">
      <style:table-cell-properties fo:border="0.0069in solid #000000" style:writing-mode="lr-tb" fo:padding-top="0in" fo:padding-left="0.075in" fo:padding-bottom="0in" fo:padding-right="0.075in"/>
    </style:style>
    <style:style style:name="T246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463" style:family="table-cell">
      <style:table-cell-properties fo:border="0.0069in solid #000000" style:writing-mode="lr-tb" fo:padding-top="0in" fo:padding-left="0.075in" fo:padding-bottom="0in" fo:padding-right="0.075in"/>
    </style:style>
    <style:style style:name="T246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465" style:family="table-cell">
      <style:table-cell-properties fo:border="0.0069in solid #000000" style:writing-mode="lr-tb" fo:padding-top="0in" fo:padding-left="0.075in" fo:padding-bottom="0in" fo:padding-right="0.075in"/>
    </style:style>
    <style:style style:name="T246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467" style:family="table-cell">
      <style:table-cell-properties fo:border="0.0069in solid #000000" style:writing-mode="lr-tb" fo:padding-top="0in" fo:padding-left="0.075in" fo:padding-bottom="0in" fo:padding-right="0.075in"/>
    </style:style>
    <style:style style:name="T246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469" style:family="table-row">
      <style:table-row-properties/>
    </style:style>
    <style:style style:name="TableCell2470" style:family="table-cell">
      <style:table-cell-properties fo:border="0.0069in solid #000000" style:writing-mode="lr-tb" fo:padding-top="0in" fo:padding-left="0.075in" fo:padding-bottom="0in" fo:padding-right="0.075in"/>
    </style:style>
    <style:style style:name="T247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472" style:family="table-cell">
      <style:table-cell-properties fo:border="0.0069in solid #000000" style:writing-mode="lr-tb" fo:padding-top="0in" fo:padding-left="0.075in" fo:padding-bottom="0in" fo:padding-right="0.075in"/>
    </style:style>
    <style:style style:name="T247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4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77" style:family="table-row">
      <style:table-row-properties/>
    </style:style>
    <style:style style:name="TableCell2478" style:family="table-cell">
      <style:table-cell-properties fo:border="0.0069in solid #000000" style:writing-mode="lr-tb" fo:padding-top="0in" fo:padding-left="0.075in" fo:padding-bottom="0in" fo:padding-right="0.075in"/>
    </style:style>
    <style:style style:name="T247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480" style:family="table-cell">
      <style:table-cell-properties fo:border="0.0069in solid #000000" style:writing-mode="lr-tb" fo:padding-top="0in" fo:padding-left="0.075in" fo:padding-bottom="0in" fo:padding-right="0.075in"/>
    </style:style>
    <style:style style:name="T248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482" style:family="table-cell">
      <style:table-cell-properties fo:border="0.0069in solid #000000" style:writing-mode="lr-tb" fo:padding-top="0in" fo:padding-left="0.075in" fo:padding-bottom="0in" fo:padding-right="0.075in"/>
    </style:style>
    <style:style style:name="T248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484" style:family="table-cell">
      <style:table-cell-properties fo:border="0.0069in solid #000000" style:writing-mode="lr-tb" fo:padding-top="0in" fo:padding-left="0.075in" fo:padding-bottom="0in" fo:padding-right="0.075in"/>
    </style:style>
    <style:style style:name="T248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486" style:family="table-cell">
      <style:table-cell-properties fo:border="0.0069in solid #000000" style:writing-mode="lr-tb" fo:padding-top="0in" fo:padding-left="0.075in" fo:padding-bottom="0in" fo:padding-right="0.075in"/>
    </style:style>
    <style:style style:name="T248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488" style:family="table-row">
      <style:table-row-properties/>
    </style:style>
    <style:style style:name="TableCell2489" style:family="table-cell">
      <style:table-cell-properties fo:border="0.0069in solid #000000" style:writing-mode="lr-tb" fo:padding-top="0in" fo:padding-left="0.075in" fo:padding-bottom="0in" fo:padding-right="0.075in"/>
    </style:style>
    <style:style style:name="T249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491" style:family="table-cell">
      <style:table-cell-properties fo:border="0.0069in solid #000000" style:writing-mode="lr-tb" fo:padding-top="0in" fo:padding-left="0.075in" fo:padding-bottom="0in" fo:padding-right="0.075in"/>
    </style:style>
    <style:style style:name="T249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4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96" style:family="table-row">
      <style:table-row-properties/>
    </style:style>
    <style:style style:name="TableCell2497" style:family="table-cell">
      <style:table-cell-properties fo:border="0.0069in solid #000000" style:writing-mode="lr-tb" fo:padding-top="0in" fo:padding-left="0.075in" fo:padding-bottom="0in" fo:padding-right="0.075in"/>
    </style:style>
    <style:style style:name="T2498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499" style:family="table-cell">
      <style:table-cell-properties fo:border="0.0069in solid #000000" style:writing-mode="lr-tb" fo:padding-top="0in" fo:padding-left="0.075in" fo:padding-bottom="0in" fo:padding-right="0.075in"/>
    </style:style>
    <style:style style:name="T250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501" style:family="table-cell">
      <style:table-cell-properties fo:border="0.0069in solid #000000" style:writing-mode="lr-tb" fo:padding-top="0in" fo:padding-left="0.075in" fo:padding-bottom="0in" fo:padding-right="0.075in"/>
    </style:style>
    <style:style style:name="T250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503" style:family="table-cell">
      <style:table-cell-properties fo:border="0.0069in solid #000000" style:writing-mode="lr-tb" fo:padding-top="0in" fo:padding-left="0.075in" fo:padding-bottom="0in" fo:padding-right="0.075in"/>
    </style:style>
    <style:style style:name="T250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505" style:family="table-cell">
      <style:table-cell-properties fo:border="0.0069in solid #000000" style:writing-mode="lr-tb" fo:padding-top="0in" fo:padding-left="0.075in" fo:padding-bottom="0in" fo:padding-right="0.075in"/>
    </style:style>
    <style:style style:name="T250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507" style:family="table-row">
      <style:table-row-properties/>
    </style:style>
    <style:style style:name="TableCell2508" style:family="table-cell">
      <style:table-cell-properties fo:border="0.0069in solid #000000" style:writing-mode="lr-tb" fo:padding-top="0in" fo:padding-left="0.075in" fo:padding-bottom="0in" fo:padding-right="0.075in"/>
    </style:style>
    <style:style style:name="T250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510" style:family="table-cell">
      <style:table-cell-properties fo:border="0.0069in solid #000000" style:writing-mode="lr-tb" fo:padding-top="0in" fo:padding-left="0.075in" fo:padding-bottom="0in" fo:padding-right="0.075in"/>
    </style:style>
    <style:style style:name="T251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5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14" style:family="table-cell">
      <style:table-cell-properties fo:border="0.0069in solid #000000" style:writing-mode="lr-tb" fo:padding-top="0in" fo:padding-left="0.075in" fo:padding-bottom="0in" fo:padding-right="0.075in"/>
    </style:style>
    <style:style style:name="P2515" style:parent-style-name="Normal" style:master-page-name="MP14" style:family="paragraph">
      <style:paragraph-properties fo:break-before="page"/>
    </style:style>
    <style:style style:name="TableColumn2517" style:family="table-column">
      <style:table-column-properties style:column-width="1.6041in"/>
    </style:style>
    <style:style style:name="TableColumn2518" style:family="table-column">
      <style:table-column-properties style:column-width="1.6041in"/>
    </style:style>
    <style:style style:name="TableColumn2519" style:family="table-column">
      <style:table-column-properties style:column-width="1.6041in"/>
    </style:style>
    <style:style style:name="Table2516" style:family="table">
      <style:table-properties style:width="4.8125in" fo:margin-left="0in" table:align="center"/>
    </style:style>
    <style:style style:name="TableRow2520" style:family="table-row">
      <style:table-row-properties/>
    </style:style>
    <style:style style:name="TableCell2521" style:family="table-cell">
      <style:table-cell-properties fo:border="0.0069in solid #000000" style:writing-mode="lr-tb" fo:padding-top="0in" fo:padding-left="0.075in" fo:padding-bottom="0in" fo:padding-right="0.075in"/>
    </style:style>
    <style:style style:name="T252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252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524" style:family="table-cell">
      <style:table-cell-properties fo:border="0.0069in solid #000000" style:writing-mode="lr-tb" fo:padding-top="0in" fo:padding-left="0.075in" fo:padding-bottom="0in" fo:padding-right="0.075in"/>
    </style:style>
    <style:style style:name="T25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526" style:family="table-cell">
      <style:table-cell-properties fo:border="0.0069in solid #000000" style:writing-mode="lr-tb" fo:padding-top="0in" fo:padding-left="0.075in" fo:padding-bottom="0in" fo:padding-right="0.075in"/>
    </style:style>
    <style:style style:name="T25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528" style:family="table-row">
      <style:table-row-properties/>
    </style:style>
    <style:style style:name="TableCell2529" style:family="table-cell">
      <style:table-cell-properties fo:border="0.0069in solid #000000" style:writing-mode="lr-tb" fo:padding-top="0in" fo:padding-left="0.075in" fo:padding-bottom="0in" fo:padding-right="0.075in"/>
    </style:style>
    <style:style style:name="T253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531" style:family="table-cell">
      <style:table-cell-properties fo:border="0.0069in solid #000000" style:writing-mode="lr-tb" fo:padding-top="0in" fo:padding-left="0.075in" fo:padding-bottom="0in" fo:padding-right="0.075in"/>
    </style:style>
    <style:style style:name="T25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533" style:family="table-cell">
      <style:table-cell-properties fo:border="0.0069in solid #000000" style:writing-mode="lr-tb" fo:padding-top="0in" fo:padding-left="0.075in" fo:padding-bottom="0in" fo:padding-right="0.075in"/>
    </style:style>
    <style:style style:name="T2534" style:parent-style-name="DefaultParagraphFont" style:family="text">
      <style:text-properties fo:font-size="7pt" style:font-size-asian="7pt" style:font-size-complex="7pt"/>
    </style:style>
    <style:style style:name="TableRow2535" style:family="table-row">
      <style:table-row-properties/>
    </style:style>
    <style:style style:name="TableCell2536" style:family="table-cell">
      <style:table-cell-properties fo:border="0.0069in solid #000000" style:writing-mode="lr-tb" fo:padding-top="0in" fo:padding-left="0.075in" fo:padding-bottom="0in" fo:padding-right="0.075in"/>
    </style:style>
    <style:style style:name="T253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538" style:family="table-cell">
      <style:table-cell-properties fo:border="0.0069in solid #000000" style:writing-mode="lr-tb" fo:padding-top="0in" fo:padding-left="0.075in" fo:padding-bottom="0in" fo:padding-right="0.075in"/>
    </style:style>
    <style:style style:name="T253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540" style:family="table-cell">
      <style:table-cell-properties fo:border="0.0069in solid #000000" style:writing-mode="lr-tb" fo:padding-top="0in" fo:padding-left="0.075in" fo:padding-bottom="0in" fo:padding-right="0.075in"/>
    </style:style>
    <style:style style:name="T254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542" style:family="table-row">
      <style:table-row-properties/>
    </style:style>
    <style:style style:name="TableCell2543" style:family="table-cell">
      <style:table-cell-properties fo:border="0.0069in solid #000000" style:writing-mode="lr-tb" fo:padding-top="0in" fo:padding-left="0.075in" fo:padding-bottom="0in" fo:padding-right="0.075in"/>
    </style:style>
    <style:style style:name="T254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545" style:family="table-cell">
      <style:table-cell-properties fo:border="0.0069in solid #000000" style:writing-mode="lr-tb" fo:padding-top="0in" fo:padding-left="0.075in" fo:padding-bottom="0in" fo:padding-right="0.075in"/>
    </style:style>
    <style:style style:name="T254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547" style:family="table-cell">
      <style:table-cell-properties fo:border="0.0069in solid #000000" style:writing-mode="lr-tb" fo:padding-top="0in" fo:padding-left="0.075in" fo:padding-bottom="0in" fo:padding-right="0.075in"/>
    </style:style>
    <style:style style:name="T2548" style:parent-style-name="DefaultParagraphFont" style:family="text">
      <style:text-properties fo:font-size="7pt" style:font-size-asian="7pt" style:font-size-complex="7pt"/>
    </style:style>
    <style:style style:name="TableRow2549" style:family="table-row">
      <style:table-row-properties/>
    </style:style>
    <style:style style:name="TableCell2550" style:family="table-cell">
      <style:table-cell-properties fo:border="0.0069in solid #000000" style:writing-mode="lr-tb" fo:padding-top="0in" fo:padding-left="0.075in" fo:padding-bottom="0in" fo:padding-right="0.075in"/>
    </style:style>
    <style:style style:name="T255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552" style:family="table-cell">
      <style:table-cell-properties fo:border="0.0069in solid #000000" style:writing-mode="lr-tb" fo:padding-top="0in" fo:padding-left="0.075in" fo:padding-bottom="0in" fo:padding-right="0.075in"/>
    </style:style>
    <style:style style:name="T255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554" style:family="table-cell">
      <style:table-cell-properties fo:border="0.0069in solid #000000" style:writing-mode="lr-tb" fo:padding-top="0in" fo:padding-left="0.075in" fo:padding-bottom="0in" fo:padding-right="0.075in"/>
    </style:style>
    <style:style style:name="T255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556" style:family="table-row">
      <style:table-row-properties/>
    </style:style>
    <style:style style:name="TableCell2557" style:family="table-cell">
      <style:table-cell-properties fo:border="0.0069in solid #000000" style:writing-mode="lr-tb" fo:padding-top="0in" fo:padding-left="0.075in" fo:padding-bottom="0in" fo:padding-right="0.075in"/>
    </style:style>
    <style:style style:name="T255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559" style:family="table-cell">
      <style:table-cell-properties fo:border="0.0069in solid #000000" style:writing-mode="lr-tb" fo:padding-top="0in" fo:padding-left="0.075in" fo:padding-bottom="0in" fo:padding-right="0.075in"/>
    </style:style>
    <style:style style:name="T256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561" style:family="table-cell">
      <style:table-cell-properties fo:border="0.0069in solid #000000" style:writing-mode="lr-tb" fo:padding-top="0in" fo:padding-left="0.075in" fo:padding-bottom="0in" fo:padding-right="0.075in"/>
    </style:style>
    <style:style style:name="T2562" style:parent-style-name="DefaultParagraphFont" style:family="text">
      <style:text-properties fo:font-size="7pt" style:font-size-asian="7pt" style:font-size-complex="7pt"/>
    </style:style>
    <style:style style:name="TableRow2563" style:family="table-row">
      <style:table-row-properties/>
    </style:style>
    <style:style style:name="TableCell2564" style:family="table-cell">
      <style:table-cell-properties fo:border="0.0069in solid #000000" style:writing-mode="lr-tb" fo:padding-top="0in" fo:padding-left="0.075in" fo:padding-bottom="0in" fo:padding-right="0.075in"/>
    </style:style>
    <style:style style:name="T25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566" style:family="table-cell">
      <style:table-cell-properties fo:border="0.0069in solid #000000" style:writing-mode="lr-tb" fo:padding-top="0in" fo:padding-left="0.075in" fo:padding-bottom="0in" fo:padding-right="0.075in"/>
    </style:style>
    <style:style style:name="T25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568" style:family="table-cell">
      <style:table-cell-properties fo:border="0.0069in solid #000000" style:writing-mode="lr-tb" fo:padding-top="0in" fo:padding-left="0.075in" fo:padding-bottom="0in" fo:padding-right="0.075in"/>
    </style:style>
    <style:style style:name="T256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570" style:family="table-row">
      <style:table-row-properties/>
    </style:style>
    <style:style style:name="TableCell2571" style:family="table-cell">
      <style:table-cell-properties fo:border="0.0069in solid #000000" style:writing-mode="lr-tb" fo:padding-top="0in" fo:padding-left="0.075in" fo:padding-bottom="0in" fo:padding-right="0.075in"/>
    </style:style>
    <style:style style:name="T257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573" style:family="table-cell">
      <style:table-cell-properties fo:border="0.0069in solid #000000" style:writing-mode="lr-tb" fo:padding-top="0in" fo:padding-left="0.075in" fo:padding-bottom="0in" fo:padding-right="0.075in"/>
    </style:style>
    <style:style style:name="T257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575" style:family="table-cell">
      <style:table-cell-properties fo:border="0.0069in solid #000000" style:writing-mode="lr-tb" fo:padding-top="0in" fo:padding-left="0.075in" fo:padding-bottom="0in" fo:padding-right="0.075in"/>
    </style:style>
    <style:style style:name="T2576" style:parent-style-name="DefaultParagraphFont" style:family="text">
      <style:text-properties fo:font-size="7pt" style:font-size-asian="7pt" style:font-size-complex="7pt"/>
    </style:style>
    <style:style style:name="TableRow2577" style:family="table-row">
      <style:table-row-properties/>
    </style:style>
    <style:style style:name="TableCell2578" style:family="table-cell">
      <style:table-cell-properties fo:border="0.0069in solid #000000" style:writing-mode="lr-tb" fo:padding-top="0in" fo:padding-left="0.075in" fo:padding-bottom="0in" fo:padding-right="0.075in"/>
    </style:style>
    <style:style style:name="T257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580" style:family="table-cell">
      <style:table-cell-properties fo:border="0.0069in solid #000000" style:writing-mode="lr-tb" fo:padding-top="0in" fo:padding-left="0.075in" fo:padding-bottom="0in" fo:padding-right="0.075in"/>
    </style:style>
    <style:style style:name="T258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582" style:family="table-cell">
      <style:table-cell-properties fo:border="0.0069in solid #000000" style:writing-mode="lr-tb" fo:padding-top="0in" fo:padding-left="0.075in" fo:padding-bottom="0in" fo:padding-right="0.075in"/>
    </style:style>
    <style:style style:name="T258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584" style:family="table-row">
      <style:table-row-properties/>
    </style:style>
    <style:style style:name="TableCell2585" style:family="table-cell">
      <style:table-cell-properties fo:border="0.0069in solid #000000" style:writing-mode="lr-tb" fo:padding-top="0in" fo:padding-left="0.075in" fo:padding-bottom="0in" fo:padding-right="0.075in"/>
    </style:style>
    <style:style style:name="T258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587" style:family="table-cell">
      <style:table-cell-properties fo:border="0.0069in solid #000000" style:writing-mode="lr-tb" fo:padding-top="0in" fo:padding-left="0.075in" fo:padding-bottom="0in" fo:padding-right="0.075in"/>
    </style:style>
    <style:style style:name="T258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589" style:family="table-cell">
      <style:table-cell-properties fo:border="0.0069in solid #000000" style:writing-mode="lr-tb" fo:padding-top="0in" fo:padding-left="0.075in" fo:padding-bottom="0in" fo:padding-right="0.075in"/>
    </style:style>
    <style:style style:name="T2590" style:parent-style-name="DefaultParagraphFont" style:family="text">
      <style:text-properties fo:font-size="7pt" style:font-size-asian="7pt" style:font-size-complex="7pt"/>
    </style:style>
    <style:style style:name="TableRow2591" style:family="table-row">
      <style:table-row-properties/>
    </style:style>
    <style:style style:name="TableCell2592" style:family="table-cell">
      <style:table-cell-properties fo:border="0.0069in solid #000000" style:writing-mode="lr-tb" fo:padding-top="0in" fo:padding-left="0.075in" fo:padding-bottom="0in" fo:padding-right="0.075in"/>
    </style:style>
    <style:style style:name="T259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594" style:family="table-cell">
      <style:table-cell-properties fo:border="0.0069in solid #000000" style:writing-mode="lr-tb" fo:padding-top="0in" fo:padding-left="0.075in" fo:padding-bottom="0in" fo:padding-right="0.075in"/>
    </style:style>
    <style:style style:name="T259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596" style:family="table-cell">
      <style:table-cell-properties fo:border="0.0069in solid #000000" style:writing-mode="lr-tb" fo:padding-top="0in" fo:padding-left="0.075in" fo:padding-bottom="0in" fo:padding-right="0.075in"/>
    </style:style>
    <style:style style:name="T259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598" style:family="table-row">
      <style:table-row-properties/>
    </style:style>
    <style:style style:name="TableCell2599" style:family="table-cell">
      <style:table-cell-properties fo:border="0.0069in solid #000000" style:writing-mode="lr-tb" fo:padding-top="0in" fo:padding-left="0.075in" fo:padding-bottom="0in" fo:padding-right="0.075in"/>
    </style:style>
    <style:style style:name="T260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601" style:family="table-cell">
      <style:table-cell-properties fo:border="0.0069in solid #000000" style:writing-mode="lr-tb" fo:padding-top="0in" fo:padding-left="0.075in" fo:padding-bottom="0in" fo:padding-right="0.075in"/>
    </style:style>
    <style:style style:name="T260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603" style:family="table-cell">
      <style:table-cell-properties fo:border="0.0069in solid #000000" style:writing-mode="lr-tb" fo:padding-top="0in" fo:padding-left="0.075in" fo:padding-bottom="0in" fo:padding-right="0.075in"/>
    </style:style>
    <style:style style:name="T2604" style:parent-style-name="DefaultParagraphFont" style:family="text">
      <style:text-properties fo:font-size="7pt" style:font-size-asian="7pt" style:font-size-complex="7pt"/>
    </style:style>
    <style:style style:name="TableRow2605" style:family="table-row">
      <style:table-row-properties/>
    </style:style>
    <style:style style:name="TableCell2606" style:family="table-cell">
      <style:table-cell-properties fo:border="0.0069in solid #000000" style:writing-mode="lr-tb" fo:padding-top="0in" fo:padding-left="0.075in" fo:padding-bottom="0in" fo:padding-right="0.075in"/>
    </style:style>
    <style:style style:name="T26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608" style:family="table-cell">
      <style:table-cell-properties fo:border="0.0069in solid #000000" style:writing-mode="lr-tb" fo:padding-top="0in" fo:padding-left="0.075in" fo:padding-bottom="0in" fo:padding-right="0.075in"/>
    </style:style>
    <style:style style:name="T260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610" style:family="table-cell">
      <style:table-cell-properties fo:border="0.0069in solid #000000" style:writing-mode="lr-tb" fo:padding-top="0in" fo:padding-left="0.075in" fo:padding-bottom="0in" fo:padding-right="0.075in"/>
    </style:style>
    <style:style style:name="T261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612" style:family="table-row">
      <style:table-row-properties/>
    </style:style>
    <style:style style:name="TableCell2613" style:family="table-cell">
      <style:table-cell-properties fo:border="0.0069in solid #000000" style:writing-mode="lr-tb" fo:padding-top="0in" fo:padding-left="0.075in" fo:padding-bottom="0in" fo:padding-right="0.075in"/>
    </style:style>
    <style:style style:name="T261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615" style:family="table-cell">
      <style:table-cell-properties fo:border="0.0069in solid #000000" style:writing-mode="lr-tb" fo:padding-top="0in" fo:padding-left="0.075in" fo:padding-bottom="0in" fo:padding-right="0.075in"/>
    </style:style>
    <style:style style:name="T261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617" style:family="table-cell">
      <style:table-cell-properties fo:border="0.0069in solid #000000" style:writing-mode="lr-tb" fo:padding-top="0in" fo:padding-left="0.075in" fo:padding-bottom="0in" fo:padding-right="0.075in"/>
    </style:style>
    <style:style style:name="T2618" style:parent-style-name="DefaultParagraphFont" style:family="text">
      <style:text-properties fo:font-size="7pt" style:font-size-asian="7pt" style:font-size-complex="7pt"/>
    </style:style>
    <style:style style:name="TableRow2619" style:family="table-row">
      <style:table-row-properties/>
    </style:style>
    <style:style style:name="TableCell2620" style:family="table-cell">
      <style:table-cell-properties fo:border="0.0069in solid #000000" style:writing-mode="lr-tb" fo:padding-top="0in" fo:padding-left="0.075in" fo:padding-bottom="0in" fo:padding-right="0.075in"/>
    </style:style>
    <style:style style:name="T262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622" style:family="table-cell">
      <style:table-cell-properties fo:border="0.0069in solid #000000" style:writing-mode="lr-tb" fo:padding-top="0in" fo:padding-left="0.075in" fo:padding-bottom="0in" fo:padding-right="0.075in"/>
    </style:style>
    <style:style style:name="T262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624" style:family="table-cell">
      <style:table-cell-properties fo:border="0.0069in solid #000000" style:writing-mode="lr-tb" fo:padding-top="0in" fo:padding-left="0.075in" fo:padding-bottom="0in" fo:padding-right="0.075in"/>
    </style:style>
    <style:style style:name="T26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626" style:family="table-row">
      <style:table-row-properties/>
    </style:style>
    <style:style style:name="TableCell2627" style:family="table-cell">
      <style:table-cell-properties fo:border="0.0069in solid #000000" style:writing-mode="lr-tb" fo:padding-top="0in" fo:padding-left="0.075in" fo:padding-bottom="0in" fo:padding-right="0.075in"/>
    </style:style>
    <style:style style:name="T262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629" style:family="table-cell">
      <style:table-cell-properties fo:border="0.0069in solid #000000" style:writing-mode="lr-tb" fo:padding-top="0in" fo:padding-left="0.075in" fo:padding-bottom="0in" fo:padding-right="0.075in"/>
    </style:style>
    <style:style style:name="T263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631" style:family="table-cell">
      <style:table-cell-properties fo:border="0.0069in solid #000000" style:writing-mode="lr-tb" fo:padding-top="0in" fo:padding-left="0.075in" fo:padding-bottom="0in" fo:padding-right="0.075in"/>
    </style:style>
    <style:style style:name="T2632" style:parent-style-name="DefaultParagraphFont" style:family="text">
      <style:text-properties fo:font-size="7pt" style:font-size-asian="7pt" style:font-size-complex="7pt"/>
    </style:style>
    <style:style style:name="TableRow2633" style:family="table-row">
      <style:table-row-properties/>
    </style:style>
    <style:style style:name="TableCell2634" style:family="table-cell">
      <style:table-cell-properties fo:border="0.0069in solid #000000" style:writing-mode="lr-tb" fo:padding-top="0in" fo:padding-left="0.075in" fo:padding-bottom="0in" fo:padding-right="0.075in"/>
    </style:style>
    <style:style style:name="T263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636" style:family="table-cell">
      <style:table-cell-properties fo:border="0.0069in solid #000000" style:writing-mode="lr-tb" fo:padding-top="0in" fo:padding-left="0.075in" fo:padding-bottom="0in" fo:padding-right="0.075in"/>
    </style:style>
    <style:style style:name="T263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638" style:family="table-cell">
      <style:table-cell-properties fo:border="0.0069in solid #000000" style:writing-mode="lr-tb" fo:padding-top="0in" fo:padding-left="0.075in" fo:padding-bottom="0in" fo:padding-right="0.075in"/>
    </style:style>
    <style:style style:name="T263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640" style:family="table-row">
      <style:table-row-properties/>
    </style:style>
    <style:style style:name="TableCell2641" style:family="table-cell">
      <style:table-cell-properties fo:border="0.0069in solid #000000" style:writing-mode="lr-tb" fo:padding-top="0in" fo:padding-left="0.075in" fo:padding-bottom="0in" fo:padding-right="0.075in"/>
    </style:style>
    <style:style style:name="T264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643" style:family="table-cell">
      <style:table-cell-properties fo:border="0.0069in solid #000000" style:writing-mode="lr-tb" fo:padding-top="0in" fo:padding-left="0.075in" fo:padding-bottom="0in" fo:padding-right="0.075in"/>
    </style:style>
    <style:style style:name="T264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645" style:family="table-cell">
      <style:table-cell-properties fo:border="0.0069in solid #000000" style:writing-mode="lr-tb" fo:padding-top="0in" fo:padding-left="0.075in" fo:padding-bottom="0in" fo:padding-right="0.075in"/>
    </style:style>
    <style:style style:name="T2646" style:parent-style-name="DefaultParagraphFont" style:family="text">
      <style:text-properties fo:font-size="7pt" style:font-size-asian="7pt" style:font-size-complex="7pt"/>
    </style:style>
    <style:style style:name="TableRow2647" style:family="table-row">
      <style:table-row-properties/>
    </style:style>
    <style:style style:name="TableCell2648" style:family="table-cell">
      <style:table-cell-properties fo:border="0.0069in solid #000000" style:writing-mode="lr-tb" fo:padding-top="0in" fo:padding-left="0.075in" fo:padding-bottom="0in" fo:padding-right="0.075in"/>
    </style:style>
    <style:style style:name="T264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650" style:family="table-cell">
      <style:table-cell-properties fo:border="0.0069in solid #000000" style:writing-mode="lr-tb" fo:padding-top="0in" fo:padding-left="0.075in" fo:padding-bottom="0in" fo:padding-right="0.075in"/>
    </style:style>
    <style:style style:name="T265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652" style:family="table-cell">
      <style:table-cell-properties fo:border="0.0069in solid #000000" style:writing-mode="lr-tb" fo:padding-top="0in" fo:padding-left="0.075in" fo:padding-bottom="0in" fo:padding-right="0.075in"/>
    </style:style>
    <style:style style:name="T265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654" style:family="table-row">
      <style:table-row-properties/>
    </style:style>
    <style:style style:name="TableCell2655" style:family="table-cell">
      <style:table-cell-properties fo:border="0.0069in solid #000000" style:writing-mode="lr-tb" fo:padding-top="0in" fo:padding-left="0.075in" fo:padding-bottom="0in" fo:padding-right="0.075in"/>
    </style:style>
    <style:style style:name="T265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657" style:family="table-cell">
      <style:table-cell-properties fo:border="0.0069in solid #000000" style:writing-mode="lr-tb" fo:padding-top="0in" fo:padding-left="0.075in" fo:padding-bottom="0in" fo:padding-right="0.075in"/>
    </style:style>
    <style:style style:name="T265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6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60" style:family="table-row">
      <style:table-row-properties/>
    </style:style>
    <style:style style:name="TableCell2661" style:family="table-cell">
      <style:table-cell-properties fo:border="0.0069in solid #000000" style:writing-mode="lr-tb" fo:padding-top="0in" fo:padding-left="0.075in" fo:padding-bottom="0in" fo:padding-right="0.075in"/>
    </style:style>
    <style:style style:name="T266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663" style:family="table-cell">
      <style:table-cell-properties fo:border="0.0069in solid #000000" style:writing-mode="lr-tb" fo:padding-top="0in" fo:padding-left="0.075in" fo:padding-bottom="0in" fo:padding-right="0.075in"/>
    </style:style>
    <style:style style:name="T266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665" style:family="table-cell">
      <style:table-cell-properties fo:border="0.0069in solid #000000" style:writing-mode="lr-tb" fo:padding-top="0in" fo:padding-left="0.075in" fo:padding-bottom="0in" fo:padding-right="0.075in"/>
    </style:style>
    <style:style style:name="T266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667" style:family="table-row">
      <style:table-row-properties/>
    </style:style>
    <style:style style:name="TableCell2668" style:family="table-cell">
      <style:table-cell-properties fo:border="0.0069in solid #000000" style:writing-mode="lr-tb" fo:padding-top="0in" fo:padding-left="0.075in" fo:padding-bottom="0in" fo:padding-right="0.075in"/>
    </style:style>
    <style:style style:name="T266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670" style:family="table-cell">
      <style:table-cell-properties fo:border="0.0069in solid #000000" style:writing-mode="lr-tb" fo:padding-top="0in" fo:padding-left="0.075in" fo:padding-bottom="0in" fo:padding-right="0.075in"/>
    </style:style>
    <style:style style:name="T267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6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73" style:family="table-row">
      <style:table-row-properties/>
    </style:style>
    <style:style style:name="TableCell2674" style:family="table-cell">
      <style:table-cell-properties fo:border="0.0069in solid #000000" style:writing-mode="lr-tb" fo:padding-top="0in" fo:padding-left="0.075in" fo:padding-bottom="0in" fo:padding-right="0.075in"/>
    </style:style>
    <style:style style:name="T267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676" style:family="table-cell">
      <style:table-cell-properties fo:border="0.0069in solid #000000" style:writing-mode="lr-tb" fo:padding-top="0in" fo:padding-left="0.075in" fo:padding-bottom="0in" fo:padding-right="0.075in"/>
    </style:style>
    <style:style style:name="T267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678" style:family="table-cell">
      <style:table-cell-properties fo:border="0.0069in solid #000000" style:writing-mode="lr-tb" fo:padding-top="0in" fo:padding-left="0.075in" fo:padding-bottom="0in" fo:padding-right="0.075in"/>
    </style:style>
    <style:style style:name="T267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680" style:family="table-row">
      <style:table-row-properties/>
    </style:style>
    <style:style style:name="TableCell2681" style:family="table-cell">
      <style:table-cell-properties fo:border="0.0069in solid #000000" style:writing-mode="lr-tb" fo:padding-top="0in" fo:padding-left="0.075in" fo:padding-bottom="0in" fo:padding-right="0.075in"/>
    </style:style>
    <style:style style:name="T268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683" style:family="table-cell">
      <style:table-cell-properties fo:border="0.0069in solid #000000" style:writing-mode="lr-tb" fo:padding-top="0in" fo:padding-left="0.075in" fo:padding-bottom="0in" fo:padding-right="0.075in"/>
    </style:style>
    <style:style style:name="T268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6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86" style:family="table-row">
      <style:table-row-properties/>
    </style:style>
    <style:style style:name="TableCell2687" style:family="table-cell">
      <style:table-cell-properties fo:border="0.0069in solid #000000" style:writing-mode="lr-tb" fo:padding-top="0in" fo:padding-left="0.075in" fo:padding-bottom="0in" fo:padding-right="0.075in"/>
    </style:style>
    <style:style style:name="T26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689" style:family="table-cell">
      <style:table-cell-properties fo:border="0.0069in solid #000000" style:writing-mode="lr-tb" fo:padding-top="0in" fo:padding-left="0.075in" fo:padding-bottom="0in" fo:padding-right="0.075in"/>
    </style:style>
    <style:style style:name="T269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691" style:family="table-cell">
      <style:table-cell-properties fo:border="0.0069in solid #000000" style:writing-mode="lr-tb" fo:padding-top="0in" fo:padding-left="0.075in" fo:padding-bottom="0in" fo:padding-right="0.075in"/>
    </style:style>
    <style:style style:name="T269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693" style:family="table-row">
      <style:table-row-properties/>
    </style:style>
    <style:style style:name="TableCell2694" style:family="table-cell">
      <style:table-cell-properties fo:border="0.0069in solid #000000" style:writing-mode="lr-tb" fo:padding-top="0in" fo:padding-left="0.075in" fo:padding-bottom="0in" fo:padding-right="0.075in"/>
    </style:style>
    <style:style style:name="T269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696" style:family="table-cell">
      <style:table-cell-properties fo:border="0.0069in solid #000000" style:writing-mode="lr-tb" fo:padding-top="0in" fo:padding-left="0.075in" fo:padding-bottom="0in" fo:padding-right="0.075in"/>
    </style:style>
    <style:style style:name="T269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698" style:family="table-cell">
      <style:table-cell-properties fo:border="0.0069in solid #000000" style:writing-mode="lr-tb" fo:padding-top="0in" fo:padding-left="0.075in" fo:padding-bottom="0in" fo:padding-right="0.075in"/>
    </style:style>
    <style:style style:name="P2699" style:parent-style-name="Normal" style:master-page-name="MP15" style:family="paragraph">
      <style:paragraph-properties fo:break-before="page" fo:text-align="center"/>
    </style:style>
    <style:style style:name="T2700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2701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2702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270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704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70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0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0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08" style:parent-style-name="DefaultParagraphFont" style:family="text">
      <style:text-properties fo:font-size="10pt" style:font-size-asian="10pt" style:font-size-complex="10pt"/>
    </style:style>
    <style:style style:name="T2709" style:parent-style-name="DefaultParagraphFont" style:family="text">
      <style:text-properties fo:font-size="10pt" style:font-size-asian="10pt" style:font-size-complex="10pt"/>
    </style:style>
    <style:style style:name="T271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1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12" style:parent-style-name="DefaultParagraphFont" style:family="text">
      <style:text-properties fo:font-size="10pt" style:font-size-asian="10pt" style:font-size-complex="10pt"/>
    </style:style>
    <style:style style:name="T2713" style:parent-style-name="DefaultParagraphFont" style:family="text">
      <style:text-properties fo:font-size="10pt" style:font-size-asian="10pt" style:font-size-complex="10pt"/>
    </style:style>
    <style:style style:name="T271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1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1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17" style:parent-style-name="DefaultParagraphFont" style:family="text">
      <style:text-properties fo:font-size="10pt" style:font-size-asian="10pt" style:font-size-complex="10pt"/>
    </style:style>
    <style:style style:name="T2718" style:parent-style-name="DefaultParagraphFont" style:family="text">
      <style:text-properties fo:font-size="10pt" style:font-size-asian="10pt" style:font-size-complex="10pt"/>
    </style:style>
    <style:style style:name="T271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2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21" style:parent-style-name="DefaultParagraphFont" style:family="text">
      <style:text-properties fo:font-size="10pt" style:font-size-asian="10pt" style:font-size-complex="10pt"/>
    </style:style>
    <style:style style:name="T2722" style:parent-style-name="DefaultParagraphFont" style:family="text">
      <style:text-properties fo:font-size="10pt" style:font-size-asian="10pt" style:font-size-complex="10pt"/>
    </style:style>
    <style:style style:name="T272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2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2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26" style:parent-style-name="DefaultParagraphFont" style:family="text">
      <style:text-properties fo:font-size="10pt" style:font-size-asian="10pt" style:font-size-complex="10pt"/>
    </style:style>
    <style:style style:name="T2727" style:parent-style-name="DefaultParagraphFont" style:family="text">
      <style:text-properties fo:font-size="10pt" style:font-size-asian="10pt" style:font-size-complex="10pt"/>
    </style:style>
    <style:style style:name="T272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2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3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3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32" style:parent-style-name="DefaultParagraphFont" style:family="text">
      <style:text-properties fo:font-size="10pt" style:font-size-asian="10pt" style:font-size-complex="10pt"/>
    </style:style>
    <style:style style:name="T2733" style:parent-style-name="DefaultParagraphFont" style:family="text">
      <style:text-properties fo:font-size="10pt" style:font-size-asian="10pt" style:font-size-complex="10pt"/>
    </style:style>
    <style:style style:name="T273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3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36" style:parent-style-name="DefaultParagraphFont" style:family="text">
      <style:text-properties fo:font-size="10pt" style:font-size-asian="10pt" style:font-size-complex="10pt"/>
    </style:style>
    <style:style style:name="T2737" style:parent-style-name="DefaultParagraphFont" style:family="text">
      <style:text-properties fo:font-size="10pt" style:font-size-asian="10pt" style:font-size-complex="10pt"/>
    </style:style>
    <style:style style:name="T273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3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4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4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42" style:parent-style-name="DefaultParagraphFont" style:family="text">
      <style:text-properties fo:font-size="10pt" style:font-size-asian="10pt" style:font-size-complex="10pt"/>
    </style:style>
    <style:style style:name="T2743" style:parent-style-name="DefaultParagraphFont" style:family="text">
      <style:text-properties fo:font-size="10pt" style:font-size-asian="10pt" style:font-size-complex="10pt"/>
    </style:style>
    <style:style style:name="T274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4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46" style:parent-style-name="DefaultParagraphFont" style:family="text">
      <style:text-properties fo:font-size="10pt" style:font-size-asian="10pt" style:font-size-complex="10pt"/>
    </style:style>
    <style:style style:name="T2747" style:parent-style-name="DefaultParagraphFont" style:family="text">
      <style:text-properties fo:font-size="10pt" style:font-size-asian="10pt" style:font-size-complex="10pt"/>
    </style:style>
    <style:style style:name="T274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4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5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51" style:parent-style-name="DefaultParagraphFont" style:family="text">
      <style:text-properties fo:font-size="10pt" style:font-size-asian="10pt" style:font-size-complex="10pt"/>
    </style:style>
    <style:style style:name="T2752" style:parent-style-name="DefaultParagraphFont" style:family="text">
      <style:text-properties fo:font-size="10pt" style:font-size-asian="10pt" style:font-size-complex="10pt"/>
    </style:style>
    <style:style style:name="T2753" style:parent-style-name="DefaultParagraphFont" style:family="text">
      <style:text-properties fo:font-size="10pt" style:font-size-asian="10pt" style:font-size-complex="10pt"/>
    </style:style>
    <style:style style:name="T275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5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56" style:parent-style-name="DefaultParagraphFont" style:family="text">
      <style:text-properties fo:font-size="10pt" style:font-size-asian="10pt" style:font-size-complex="10pt"/>
    </style:style>
    <style:style style:name="T2757" style:parent-style-name="DefaultParagraphFont" style:family="text">
      <style:text-properties fo:font-size="10pt" style:font-size-asian="10pt" style:font-size-complex="10pt"/>
    </style:style>
    <style:style style:name="T275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5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6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61" style:parent-style-name="DefaultParagraphFont" style:family="text">
      <style:text-properties fo:font-size="10pt" style:font-size-asian="10pt" style:font-size-complex="10pt"/>
    </style:style>
    <style:style style:name="T2762" style:parent-style-name="DefaultParagraphFont" style:family="text">
      <style:text-properties fo:font-size="10pt" style:font-size-asian="10pt" style:font-size-complex="10pt"/>
    </style:style>
    <style:style style:name="T276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6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6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6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67" style:parent-style-name="DefaultParagraphFont" style:family="text">
      <style:text-properties fo:font-size="10pt" style:font-size-asian="10pt" style:font-size-complex="10pt"/>
    </style:style>
    <style:style style:name="T2768" style:parent-style-name="DefaultParagraphFont" style:family="text">
      <style:text-properties fo:font-size="10pt" style:font-size-asian="10pt" style:font-size-complex="10pt"/>
    </style:style>
    <style:style style:name="T276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7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71" style:parent-style-name="DefaultParagraphFont" style:family="text">
      <style:text-properties fo:font-size="10pt" style:font-size-asian="10pt" style:font-size-complex="10pt"/>
    </style:style>
    <style:style style:name="T2772" style:parent-style-name="DefaultParagraphFont" style:family="text">
      <style:text-properties fo:font-size="10pt" style:font-size-asian="10pt" style:font-size-complex="10pt"/>
    </style:style>
    <style:style style:name="T277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7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7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76" style:parent-style-name="DefaultParagraphFont" style:family="text">
      <style:text-properties fo:font-size="10pt" style:font-size-asian="10pt" style:font-size-complex="10pt"/>
    </style:style>
    <style:style style:name="T2777" style:parent-style-name="DefaultParagraphFont" style:family="text">
      <style:text-properties fo:font-size="10pt" style:font-size-asian="10pt" style:font-size-complex="10pt"/>
    </style:style>
    <style:style style:name="T277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7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8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81" style:parent-style-name="DefaultParagraphFont" style:family="text">
      <style:text-properties fo:font-size="10pt" style:font-size-asian="10pt" style:font-size-complex="10pt"/>
    </style:style>
    <style:style style:name="T2782" style:parent-style-name="DefaultParagraphFont" style:family="text">
      <style:text-properties fo:font-size="10pt" style:font-size-asian="10pt" style:font-size-complex="10pt"/>
    </style:style>
    <style:style style:name="T278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8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278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8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8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8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8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ableColumn2791" style:family="table-column">
      <style:table-column-properties style:column-width="1.6041in"/>
    </style:style>
    <style:style style:name="TableColumn2792" style:family="table-column">
      <style:table-column-properties style:column-width="1.6041in"/>
    </style:style>
    <style:style style:name="TableColumn2793" style:family="table-column">
      <style:table-column-properties style:column-width="1.6041in"/>
    </style:style>
    <style:style style:name="TableColumn2794" style:family="table-column">
      <style:table-column-properties style:column-width="1.6041in"/>
    </style:style>
    <style:style style:name="TableColumn2795" style:family="table-column">
      <style:table-column-properties style:column-width="1.6041in"/>
    </style:style>
    <style:style style:name="Table2790" style:family="table" style:master-page-name="MP16">
      <style:table-properties style:width="8.0208in" fo:margin-left="0in" table:align="center"/>
    </style:style>
    <style:style style:name="TableRow2796" style:family="table-row">
      <style:table-row-properties/>
    </style:style>
    <style:style style:name="TableCell2797" style:family="table-cell">
      <style:table-cell-properties fo:border="0.0069in solid #000000" style:writing-mode="lr-tb" fo:padding-top="0in" fo:padding-left="0.075in" fo:padding-bottom="0in" fo:padding-right="0.075in"/>
    </style:style>
    <style:style style:name="P2798" style:parent-style-name="Normal" style:family="paragraph">
      <style:paragraph-properties fo:break-before="page"/>
    </style:style>
    <style:style style:name="T279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800" style:family="table-cell">
      <style:table-cell-properties fo:border="0.0069in solid #000000" style:writing-mode="lr-tb" fo:padding-top="0in" fo:padding-left="0.075in" fo:padding-bottom="0in" fo:padding-right="0.075in"/>
    </style:style>
    <style:style style:name="T280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802" style:family="table-cell">
      <style:table-cell-properties fo:border="0.0069in solid #000000" style:writing-mode="lr-tb" fo:padding-top="0in" fo:padding-left="0.075in" fo:padding-bottom="0in" fo:padding-right="0.075in"/>
    </style:style>
    <style:style style:name="T280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804" style:family="table-cell">
      <style:table-cell-properties fo:border="0.0069in solid #000000" style:writing-mode="lr-tb" fo:padding-top="0in" fo:padding-left="0.075in" fo:padding-bottom="0in" fo:padding-right="0.075in"/>
    </style:style>
    <style:style style:name="T280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806" style:family="table-cell">
      <style:table-cell-properties fo:border="0.0069in solid #000000" style:writing-mode="lr-tb" fo:padding-top="0in" fo:padding-left="0.075in" fo:padding-bottom="0in" fo:padding-right="0.075in"/>
    </style:style>
    <style:style style:name="T28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808" style:family="table-row">
      <style:table-row-properties/>
    </style:style>
    <style:style style:name="TableCell2809" style:family="table-cell">
      <style:table-cell-properties fo:border="0.0069in solid #000000" style:writing-mode="lr-tb" fo:padding-top="0in" fo:padding-left="0.075in" fo:padding-bottom="0in" fo:padding-right="0.075in"/>
    </style:style>
    <style:style style:name="T281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811" style:family="table-cell">
      <style:table-cell-properties fo:border="0.0069in solid #000000" style:writing-mode="lr-tb" fo:padding-top="0in" fo:padding-left="0.075in" fo:padding-bottom="0in" fo:padding-right="0.075in"/>
    </style:style>
    <style:style style:name="T281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813" style:family="table-cell">
      <style:table-cell-properties fo:border="0.0069in solid #000000" style:writing-mode="lr-tb" fo:padding-top="0in" fo:padding-left="0.075in" fo:padding-bottom="0in" fo:padding-right="0.075in"/>
    </style:style>
    <style:style style:name="T2814" style:parent-style-name="DefaultParagraphFont" style:family="text">
      <style:text-properties fo:font-size="7pt" style:font-size-asian="7pt" style:font-size-complex="7pt"/>
    </style:style>
    <style:style style:name="TableCell28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17" style:family="table-row">
      <style:table-row-properties/>
    </style:style>
    <style:style style:name="TableCell2818" style:family="table-cell">
      <style:table-cell-properties fo:border="0.0069in solid #000000" style:writing-mode="lr-tb" fo:padding-top="0in" fo:padding-left="0.075in" fo:padding-bottom="0in" fo:padding-right="0.075in"/>
    </style:style>
    <style:style style:name="T281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820" style:family="table-cell">
      <style:table-cell-properties fo:border="0.0069in solid #000000" style:writing-mode="lr-tb" fo:padding-top="0in" fo:padding-left="0.075in" fo:padding-bottom="0in" fo:padding-right="0.075in"/>
    </style:style>
    <style:style style:name="T28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822" style:family="table-cell">
      <style:table-cell-properties fo:border="0.0069in solid #000000" style:writing-mode="lr-tb" fo:padding-top="0in" fo:padding-left="0.075in" fo:padding-bottom="0in" fo:padding-right="0.075in"/>
    </style:style>
    <style:style style:name="T282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824" style:family="table-cell">
      <style:table-cell-properties fo:border="0.0069in solid #000000" style:writing-mode="lr-tb" fo:padding-top="0in" fo:padding-left="0.075in" fo:padding-bottom="0in" fo:padding-right="0.075in"/>
    </style:style>
    <style:style style:name="T28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826" style:family="table-cell">
      <style:table-cell-properties fo:border="0.0069in solid #000000" style:writing-mode="lr-tb" fo:padding-top="0in" fo:padding-left="0.075in" fo:padding-bottom="0in" fo:padding-right="0.075in"/>
    </style:style>
    <style:style style:name="T28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828" style:family="table-row">
      <style:table-row-properties/>
    </style:style>
    <style:style style:name="TableCell2829" style:family="table-cell">
      <style:table-cell-properties fo:border="0.0069in solid #000000" style:writing-mode="lr-tb" fo:padding-top="0in" fo:padding-left="0.075in" fo:padding-bottom="0in" fo:padding-right="0.075in"/>
    </style:style>
    <style:style style:name="T283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831" style:family="table-cell">
      <style:table-cell-properties fo:border="0.0069in solid #000000" style:writing-mode="lr-tb" fo:padding-top="0in" fo:padding-left="0.075in" fo:padding-bottom="0in" fo:padding-right="0.075in"/>
    </style:style>
    <style:style style:name="T28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833" style:family="table-cell">
      <style:table-cell-properties fo:border="0.0069in solid #000000" style:writing-mode="lr-tb" fo:padding-top="0in" fo:padding-left="0.075in" fo:padding-bottom="0in" fo:padding-right="0.075in"/>
    </style:style>
    <style:style style:name="T2834" style:parent-style-name="DefaultParagraphFont" style:family="text">
      <style:text-properties fo:font-size="7pt" style:font-size-asian="7pt" style:font-size-complex="7pt"/>
    </style:style>
    <style:style style:name="TableCell28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37" style:family="table-row">
      <style:table-row-properties/>
    </style:style>
    <style:style style:name="TableCell2838" style:family="table-cell">
      <style:table-cell-properties fo:border="0.0069in solid #000000" style:writing-mode="lr-tb" fo:padding-top="0in" fo:padding-left="0.075in" fo:padding-bottom="0in" fo:padding-right="0.075in"/>
    </style:style>
    <style:style style:name="T283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840" style:family="table-cell">
      <style:table-cell-properties fo:border="0.0069in solid #000000" style:writing-mode="lr-tb" fo:padding-top="0in" fo:padding-left="0.075in" fo:padding-bottom="0in" fo:padding-right="0.075in"/>
    </style:style>
    <style:style style:name="T284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842" style:family="table-cell">
      <style:table-cell-properties fo:border="0.0069in solid #000000" style:writing-mode="lr-tb" fo:padding-top="0in" fo:padding-left="0.075in" fo:padding-bottom="0in" fo:padding-right="0.075in"/>
    </style:style>
    <style:style style:name="T284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844" style:family="table-cell">
      <style:table-cell-properties fo:border="0.0069in solid #000000" style:writing-mode="lr-tb" fo:padding-top="0in" fo:padding-left="0.075in" fo:padding-bottom="0in" fo:padding-right="0.075in"/>
    </style:style>
    <style:style style:name="T28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846" style:family="table-cell">
      <style:table-cell-properties fo:border="0.0069in solid #000000" style:writing-mode="lr-tb" fo:padding-top="0in" fo:padding-left="0.075in" fo:padding-bottom="0in" fo:padding-right="0.075in"/>
    </style:style>
    <style:style style:name="T28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848" style:family="table-row">
      <style:table-row-properties/>
    </style:style>
    <style:style style:name="TableCell2849" style:family="table-cell">
      <style:table-cell-properties fo:border="0.0069in solid #000000" style:writing-mode="lr-tb" fo:padding-top="0in" fo:padding-left="0.075in" fo:padding-bottom="0in" fo:padding-right="0.075in"/>
    </style:style>
    <style:style style:name="T285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851" style:family="table-cell">
      <style:table-cell-properties fo:border="0.0069in solid #000000" style:writing-mode="lr-tb" fo:padding-top="0in" fo:padding-left="0.075in" fo:padding-bottom="0in" fo:padding-right="0.075in"/>
    </style:style>
    <style:style style:name="T28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853" style:family="table-cell">
      <style:table-cell-properties fo:border="0.0069in solid #000000" style:writing-mode="lr-tb" fo:padding-top="0in" fo:padding-left="0.075in" fo:padding-bottom="0in" fo:padding-right="0.075in"/>
    </style:style>
    <style:style style:name="T2854" style:parent-style-name="DefaultParagraphFont" style:family="text">
      <style:text-properties fo:font-size="7pt" style:font-size-asian="7pt" style:font-size-complex="7pt"/>
    </style:style>
    <style:style style:name="TableCell28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57" style:family="table-row">
      <style:table-row-properties/>
    </style:style>
    <style:style style:name="TableCell2858" style:family="table-cell">
      <style:table-cell-properties fo:border="0.0069in solid #000000" style:writing-mode="lr-tb" fo:padding-top="0in" fo:padding-left="0.075in" fo:padding-bottom="0in" fo:padding-right="0.075in"/>
    </style:style>
    <style:style style:name="T285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860" style:family="table-cell">
      <style:table-cell-properties fo:border="0.0069in solid #000000" style:writing-mode="lr-tb" fo:padding-top="0in" fo:padding-left="0.075in" fo:padding-bottom="0in" fo:padding-right="0.075in"/>
    </style:style>
    <style:style style:name="T286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862" style:family="table-cell">
      <style:table-cell-properties fo:border="0.0069in solid #000000" style:writing-mode="lr-tb" fo:padding-top="0in" fo:padding-left="0.075in" fo:padding-bottom="0in" fo:padding-right="0.075in"/>
    </style:style>
    <style:style style:name="T286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864" style:family="table-cell">
      <style:table-cell-properties fo:border="0.0069in solid #000000" style:writing-mode="lr-tb" fo:padding-top="0in" fo:padding-left="0.075in" fo:padding-bottom="0in" fo:padding-right="0.075in"/>
    </style:style>
    <style:style style:name="T28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866" style:family="table-cell">
      <style:table-cell-properties fo:border="0.0069in solid #000000" style:writing-mode="lr-tb" fo:padding-top="0in" fo:padding-left="0.075in" fo:padding-bottom="0in" fo:padding-right="0.075in"/>
    </style:style>
    <style:style style:name="T28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868" style:family="table-row">
      <style:table-row-properties/>
    </style:style>
    <style:style style:name="TableCell2869" style:family="table-cell">
      <style:table-cell-properties fo:border="0.0069in solid #000000" style:writing-mode="lr-tb" fo:padding-top="0in" fo:padding-left="0.075in" fo:padding-bottom="0in" fo:padding-right="0.075in"/>
    </style:style>
    <style:style style:name="T287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871" style:family="table-cell">
      <style:table-cell-properties fo:border="0.0069in solid #000000" style:writing-mode="lr-tb" fo:padding-top="0in" fo:padding-left="0.075in" fo:padding-bottom="0in" fo:padding-right="0.075in"/>
    </style:style>
    <style:style style:name="T287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873" style:family="table-cell">
      <style:table-cell-properties fo:border="0.0069in solid #000000" style:writing-mode="lr-tb" fo:padding-top="0in" fo:padding-left="0.075in" fo:padding-bottom="0in" fo:padding-right="0.075in"/>
    </style:style>
    <style:style style:name="T2874" style:parent-style-name="DefaultParagraphFont" style:family="text">
      <style:text-properties fo:font-size="7pt" style:font-size-asian="7pt" style:font-size-complex="7pt"/>
    </style:style>
    <style:style style:name="TableCell28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77" style:family="table-row">
      <style:table-row-properties/>
    </style:style>
    <style:style style:name="TableCell2878" style:family="table-cell">
      <style:table-cell-properties fo:border="0.0069in solid #000000" style:writing-mode="lr-tb" fo:padding-top="0in" fo:padding-left="0.075in" fo:padding-bottom="0in" fo:padding-right="0.075in"/>
    </style:style>
    <style:style style:name="T287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880" style:family="table-cell">
      <style:table-cell-properties fo:border="0.0069in solid #000000" style:writing-mode="lr-tb" fo:padding-top="0in" fo:padding-left="0.075in" fo:padding-bottom="0in" fo:padding-right="0.075in"/>
    </style:style>
    <style:style style:name="T288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882" style:family="table-cell">
      <style:table-cell-properties fo:border="0.0069in solid #000000" style:writing-mode="lr-tb" fo:padding-top="0in" fo:padding-left="0.075in" fo:padding-bottom="0in" fo:padding-right="0.075in"/>
    </style:style>
    <style:style style:name="T288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884" style:family="table-cell">
      <style:table-cell-properties fo:border="0.0069in solid #000000" style:writing-mode="lr-tb" fo:padding-top="0in" fo:padding-left="0.075in" fo:padding-bottom="0in" fo:padding-right="0.075in"/>
    </style:style>
    <style:style style:name="T288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886" style:family="table-cell">
      <style:table-cell-properties fo:border="0.0069in solid #000000" style:writing-mode="lr-tb" fo:padding-top="0in" fo:padding-left="0.075in" fo:padding-bottom="0in" fo:padding-right="0.075in"/>
    </style:style>
    <style:style style:name="T288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888" style:family="table-row">
      <style:table-row-properties/>
    </style:style>
    <style:style style:name="TableCell2889" style:family="table-cell">
      <style:table-cell-properties fo:border="0.0069in solid #000000" style:writing-mode="lr-tb" fo:padding-top="0in" fo:padding-left="0.075in" fo:padding-bottom="0in" fo:padding-right="0.075in"/>
    </style:style>
    <style:style style:name="T289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891" style:family="table-cell">
      <style:table-cell-properties fo:border="0.0069in solid #000000" style:writing-mode="lr-tb" fo:padding-top="0in" fo:padding-left="0.075in" fo:padding-bottom="0in" fo:padding-right="0.075in"/>
    </style:style>
    <style:style style:name="T289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893" style:family="table-cell">
      <style:table-cell-properties fo:border="0.0069in solid #000000" style:writing-mode="lr-tb" fo:padding-top="0in" fo:padding-left="0.075in" fo:padding-bottom="0in" fo:padding-right="0.075in"/>
    </style:style>
    <style:style style:name="T2894" style:parent-style-name="DefaultParagraphFont" style:family="text">
      <style:text-properties fo:font-size="7pt" style:font-size-asian="7pt" style:font-size-complex="7pt"/>
    </style:style>
    <style:style style:name="TableCell28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97" style:family="table-row">
      <style:table-row-properties/>
    </style:style>
    <style:style style:name="TableCell2898" style:family="table-cell">
      <style:table-cell-properties fo:border="0.0069in solid #000000" style:writing-mode="lr-tb" fo:padding-top="0in" fo:padding-left="0.075in" fo:padding-bottom="0in" fo:padding-right="0.075in"/>
    </style:style>
    <style:style style:name="T289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900" style:family="table-cell">
      <style:table-cell-properties fo:border="0.0069in solid #000000" style:writing-mode="lr-tb" fo:padding-top="0in" fo:padding-left="0.075in" fo:padding-bottom="0in" fo:padding-right="0.075in"/>
    </style:style>
    <style:style style:name="T290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902" style:family="table-cell">
      <style:table-cell-properties fo:border="0.0069in solid #000000" style:writing-mode="lr-tb" fo:padding-top="0in" fo:padding-left="0.075in" fo:padding-bottom="0in" fo:padding-right="0.075in"/>
    </style:style>
    <style:style style:name="T290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904" style:family="table-cell">
      <style:table-cell-properties fo:border="0.0069in solid #000000" style:writing-mode="lr-tb" fo:padding-top="0in" fo:padding-left="0.075in" fo:padding-bottom="0in" fo:padding-right="0.075in"/>
    </style:style>
    <style:style style:name="T290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906" style:family="table-cell">
      <style:table-cell-properties fo:border="0.0069in solid #000000" style:writing-mode="lr-tb" fo:padding-top="0in" fo:padding-left="0.075in" fo:padding-bottom="0in" fo:padding-right="0.075in"/>
    </style:style>
    <style:style style:name="T29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908" style:family="table-row">
      <style:table-row-properties/>
    </style:style>
    <style:style style:name="TableCell2909" style:family="table-cell">
      <style:table-cell-properties fo:border="0.0069in solid #000000" style:writing-mode="lr-tb" fo:padding-top="0in" fo:padding-left="0.075in" fo:padding-bottom="0in" fo:padding-right="0.075in"/>
    </style:style>
    <style:style style:name="T291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911" style:family="table-cell">
      <style:table-cell-properties fo:border="0.0069in solid #000000" style:writing-mode="lr-tb" fo:padding-top="0in" fo:padding-left="0.075in" fo:padding-bottom="0in" fo:padding-right="0.075in"/>
    </style:style>
    <style:style style:name="T291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913" style:family="table-cell">
      <style:table-cell-properties fo:border="0.0069in solid #000000" style:writing-mode="lr-tb" fo:padding-top="0in" fo:padding-left="0.075in" fo:padding-bottom="0in" fo:padding-right="0.075in"/>
    </style:style>
    <style:style style:name="T2914" style:parent-style-name="DefaultParagraphFont" style:family="text">
      <style:text-properties fo:font-size="7pt" style:font-size-asian="7pt" style:font-size-complex="7pt"/>
    </style:style>
    <style:style style:name="TableCell29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17" style:family="table-row">
      <style:table-row-properties/>
    </style:style>
    <style:style style:name="TableCell2918" style:family="table-cell">
      <style:table-cell-properties fo:border="0.0069in solid #000000" style:writing-mode="lr-tb" fo:padding-top="0in" fo:padding-left="0.075in" fo:padding-bottom="0in" fo:padding-right="0.075in"/>
    </style:style>
    <style:style style:name="T291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920" style:family="table-cell">
      <style:table-cell-properties fo:border="0.0069in solid #000000" style:writing-mode="lr-tb" fo:padding-top="0in" fo:padding-left="0.075in" fo:padding-bottom="0in" fo:padding-right="0.075in"/>
    </style:style>
    <style:style style:name="T29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922" style:family="table-cell">
      <style:table-cell-properties fo:border="0.0069in solid #000000" style:writing-mode="lr-tb" fo:padding-top="0in" fo:padding-left="0.075in" fo:padding-bottom="0in" fo:padding-right="0.075in"/>
    </style:style>
    <style:style style:name="T292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924" style:family="table-cell">
      <style:table-cell-properties fo:border="0.0069in solid #000000" style:writing-mode="lr-tb" fo:padding-top="0in" fo:padding-left="0.075in" fo:padding-bottom="0in" fo:padding-right="0.075in"/>
    </style:style>
    <style:style style:name="T29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926" style:family="table-cell">
      <style:table-cell-properties fo:border="0.0069in solid #000000" style:writing-mode="lr-tb" fo:padding-top="0in" fo:padding-left="0.075in" fo:padding-bottom="0in" fo:padding-right="0.075in"/>
    </style:style>
    <style:style style:name="T29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928" style:family="table-row">
      <style:table-row-properties/>
    </style:style>
    <style:style style:name="TableCell2929" style:family="table-cell">
      <style:table-cell-properties fo:border="0.0069in solid #000000" style:writing-mode="lr-tb" fo:padding-top="0in" fo:padding-left="0.075in" fo:padding-bottom="0in" fo:padding-right="0.075in"/>
    </style:style>
    <style:style style:name="T293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931" style:family="table-cell">
      <style:table-cell-properties fo:border="0.0069in solid #000000" style:writing-mode="lr-tb" fo:padding-top="0in" fo:padding-left="0.075in" fo:padding-bottom="0in" fo:padding-right="0.075in"/>
    </style:style>
    <style:style style:name="T29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933" style:family="table-cell">
      <style:table-cell-properties fo:border="0.0069in solid #000000" style:writing-mode="lr-tb" fo:padding-top="0in" fo:padding-left="0.075in" fo:padding-bottom="0in" fo:padding-right="0.075in"/>
    </style:style>
    <style:style style:name="T2934" style:parent-style-name="DefaultParagraphFont" style:family="text">
      <style:text-properties fo:font-size="7pt" style:font-size-asian="7pt" style:font-size-complex="7pt"/>
    </style:style>
    <style:style style:name="TableCell29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37" style:family="table-row">
      <style:table-row-properties/>
    </style:style>
    <style:style style:name="TableCell2938" style:family="table-cell">
      <style:table-cell-properties fo:border="0.0069in solid #000000" style:writing-mode="lr-tb" fo:padding-top="0in" fo:padding-left="0.075in" fo:padding-bottom="0in" fo:padding-right="0.075in"/>
    </style:style>
    <style:style style:name="T293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940" style:family="table-cell">
      <style:table-cell-properties fo:border="0.0069in solid #000000" style:writing-mode="lr-tb" fo:padding-top="0in" fo:padding-left="0.075in" fo:padding-bottom="0in" fo:padding-right="0.075in"/>
    </style:style>
    <style:style style:name="T294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942" style:family="table-cell">
      <style:table-cell-properties fo:border="0.0069in solid #000000" style:writing-mode="lr-tb" fo:padding-top="0in" fo:padding-left="0.075in" fo:padding-bottom="0in" fo:padding-right="0.075in"/>
    </style:style>
    <style:style style:name="T294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944" style:family="table-cell">
      <style:table-cell-properties fo:border="0.0069in solid #000000" style:writing-mode="lr-tb" fo:padding-top="0in" fo:padding-left="0.075in" fo:padding-bottom="0in" fo:padding-right="0.075in"/>
    </style:style>
    <style:style style:name="T29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946" style:family="table-cell">
      <style:table-cell-properties fo:border="0.0069in solid #000000" style:writing-mode="lr-tb" fo:padding-top="0in" fo:padding-left="0.075in" fo:padding-bottom="0in" fo:padding-right="0.075in"/>
    </style:style>
    <style:style style:name="T29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948" style:family="table-row">
      <style:table-row-properties/>
    </style:style>
    <style:style style:name="TableCell2949" style:family="table-cell">
      <style:table-cell-properties fo:border="0.0069in solid #000000" style:writing-mode="lr-tb" fo:padding-top="0in" fo:padding-left="0.075in" fo:padding-bottom="0in" fo:padding-right="0.075in"/>
    </style:style>
    <style:style style:name="T295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951" style:family="table-cell">
      <style:table-cell-properties fo:border="0.0069in solid #000000" style:writing-mode="lr-tb" fo:padding-top="0in" fo:padding-left="0.075in" fo:padding-bottom="0in" fo:padding-right="0.075in"/>
    </style:style>
    <style:style style:name="T29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953" style:family="table-cell">
      <style:table-cell-properties fo:border="0.0069in solid #000000" style:writing-mode="lr-tb" fo:padding-top="0in" fo:padding-left="0.075in" fo:padding-bottom="0in" fo:padding-right="0.075in"/>
    </style:style>
    <style:style style:name="T2954" style:parent-style-name="DefaultParagraphFont" style:family="text">
      <style:text-properties fo:font-size="7pt" style:font-size-asian="7pt" style:font-size-complex="7pt"/>
    </style:style>
    <style:style style:name="TableCell29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57" style:family="table-row">
      <style:table-row-properties/>
    </style:style>
    <style:style style:name="TableCell2958" style:family="table-cell">
      <style:table-cell-properties fo:border="0.0069in solid #000000" style:writing-mode="lr-tb" fo:padding-top="0in" fo:padding-left="0.075in" fo:padding-bottom="0in" fo:padding-right="0.075in"/>
    </style:style>
    <style:style style:name="T295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960" style:family="table-cell">
      <style:table-cell-properties fo:border="0.0069in solid #000000" style:writing-mode="lr-tb" fo:padding-top="0in" fo:padding-left="0.075in" fo:padding-bottom="0in" fo:padding-right="0.075in"/>
    </style:style>
    <style:style style:name="T296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962" style:family="table-cell">
      <style:table-cell-properties fo:border="0.0069in solid #000000" style:writing-mode="lr-tb" fo:padding-top="0in" fo:padding-left="0.075in" fo:padding-bottom="0in" fo:padding-right="0.075in"/>
    </style:style>
    <style:style style:name="T296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964" style:family="table-cell">
      <style:table-cell-properties fo:border="0.0069in solid #000000" style:writing-mode="lr-tb" fo:padding-top="0in" fo:padding-left="0.075in" fo:padding-bottom="0in" fo:padding-right="0.075in"/>
    </style:style>
    <style:style style:name="T29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966" style:family="table-cell">
      <style:table-cell-properties fo:border="0.0069in solid #000000" style:writing-mode="lr-tb" fo:padding-top="0in" fo:padding-left="0.075in" fo:padding-bottom="0in" fo:padding-right="0.075in"/>
    </style:style>
    <style:style style:name="T29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968" style:family="table-row">
      <style:table-row-properties/>
    </style:style>
    <style:style style:name="TableCell2969" style:family="table-cell">
      <style:table-cell-properties fo:border="0.0069in solid #000000" style:writing-mode="lr-tb" fo:padding-top="0in" fo:padding-left="0.075in" fo:padding-bottom="0in" fo:padding-right="0.075in"/>
    </style:style>
    <style:style style:name="T297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971" style:family="table-cell">
      <style:table-cell-properties fo:border="0.0069in solid #000000" style:writing-mode="lr-tb" fo:padding-top="0in" fo:padding-left="0.075in" fo:padding-bottom="0in" fo:padding-right="0.075in"/>
    </style:style>
    <style:style style:name="T297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973" style:family="table-cell">
      <style:table-cell-properties fo:border="0.0069in solid #000000" style:writing-mode="lr-tb" fo:padding-top="0in" fo:padding-left="0.075in" fo:padding-bottom="0in" fo:padding-right="0.075in"/>
    </style:style>
    <style:style style:name="T2974" style:parent-style-name="DefaultParagraphFont" style:family="text">
      <style:text-properties fo:font-size="7pt" style:font-size-asian="7pt" style:font-size-complex="7pt"/>
    </style:style>
    <style:style style:name="TableCell29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77" style:family="table-row">
      <style:table-row-properties/>
    </style:style>
    <style:style style:name="TableCell2978" style:family="table-cell">
      <style:table-cell-properties fo:border="0.0069in solid #000000" style:writing-mode="lr-tb" fo:padding-top="0in" fo:padding-left="0.075in" fo:padding-bottom="0in" fo:padding-right="0.075in"/>
    </style:style>
    <style:style style:name="T297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980" style:family="table-cell">
      <style:table-cell-properties fo:border="0.0069in solid #000000" style:writing-mode="lr-tb" fo:padding-top="0in" fo:padding-left="0.075in" fo:padding-bottom="0in" fo:padding-right="0.075in"/>
    </style:style>
    <style:style style:name="T298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2982" style:family="table-cell">
      <style:table-cell-properties fo:border="0.0069in solid #000000" style:writing-mode="lr-tb" fo:padding-top="0in" fo:padding-left="0.075in" fo:padding-bottom="0in" fo:padding-right="0.075in"/>
    </style:style>
    <style:style style:name="T298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984" style:family="table-cell">
      <style:table-cell-properties fo:border="0.0069in solid #000000" style:writing-mode="lr-tb" fo:padding-top="0in" fo:padding-left="0.075in" fo:padding-bottom="0in" fo:padding-right="0.075in"/>
    </style:style>
    <style:style style:name="T298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2986" style:family="table-cell">
      <style:table-cell-properties fo:border="0.0069in solid #000000" style:writing-mode="lr-tb" fo:padding-top="0in" fo:padding-left="0.075in" fo:padding-bottom="0in" fo:padding-right="0.075in"/>
    </style:style>
    <style:style style:name="T298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29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2989" style:family="table-row">
      <style:table-row-properties/>
    </style:style>
    <style:style style:name="TableCell2990" style:family="table-cell">
      <style:table-cell-properties fo:border="0.0069in solid #000000" style:writing-mode="lr-tb" fo:padding-top="0in" fo:padding-left="0.075in" fo:padding-bottom="0in" fo:padding-right="0.075in"/>
    </style:style>
    <style:style style:name="T29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992" style:family="table-cell">
      <style:table-cell-properties fo:border="0.0069in solid #000000" style:writing-mode="lr-tb" fo:padding-top="0in" fo:padding-left="0.075in" fo:padding-bottom="0in" fo:padding-right="0.075in"/>
    </style:style>
    <style:style style:name="T29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29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97" style:family="table-row">
      <style:table-row-properties/>
    </style:style>
    <style:style style:name="TableCell2998" style:family="table-cell">
      <style:table-cell-properties fo:border="0.0069in solid #000000" style:writing-mode="lr-tb" fo:padding-top="0in" fo:padding-left="0.075in" fo:padding-bottom="0in" fo:padding-right="0.075in"/>
    </style:style>
    <style:style style:name="T299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000" style:family="table-cell">
      <style:table-cell-properties fo:border="0.0069in solid #000000" style:writing-mode="lr-tb" fo:padding-top="0in" fo:padding-left="0.075in" fo:padding-bottom="0in" fo:padding-right="0.075in"/>
    </style:style>
    <style:style style:name="T300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002" style:family="table-cell">
      <style:table-cell-properties fo:border="0.0069in solid #000000" style:writing-mode="lr-tb" fo:padding-top="0in" fo:padding-left="0.075in" fo:padding-bottom="0in" fo:padding-right="0.075in"/>
    </style:style>
    <style:style style:name="T300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004" style:family="table-cell">
      <style:table-cell-properties fo:border="0.0069in solid #000000" style:writing-mode="lr-tb" fo:padding-top="0in" fo:padding-left="0.075in" fo:padding-bottom="0in" fo:padding-right="0.075in"/>
    </style:style>
    <style:style style:name="T300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006" style:family="table-cell">
      <style:table-cell-properties fo:border="0.0069in solid #000000" style:writing-mode="lr-tb" fo:padding-top="0in" fo:padding-left="0.075in" fo:padding-bottom="0in" fo:padding-right="0.075in"/>
    </style:style>
    <style:style style:name="T30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008" style:family="table-row">
      <style:table-row-properties/>
    </style:style>
    <style:style style:name="TableCell3009" style:family="table-cell">
      <style:table-cell-properties fo:border="0.0069in solid #000000" style:writing-mode="lr-tb" fo:padding-top="0in" fo:padding-left="0.075in" fo:padding-bottom="0in" fo:padding-right="0.075in"/>
    </style:style>
    <style:style style:name="T301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011" style:family="table-cell">
      <style:table-cell-properties fo:border="0.0069in solid #000000" style:writing-mode="lr-tb" fo:padding-top="0in" fo:padding-left="0.075in" fo:padding-bottom="0in" fo:padding-right="0.075in"/>
    </style:style>
    <style:style style:name="T301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0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16" style:family="table-row">
      <style:table-row-properties/>
    </style:style>
    <style:style style:name="TableCell3017" style:family="table-cell">
      <style:table-cell-properties fo:border="0.0069in solid #000000" style:writing-mode="lr-tb" fo:padding-top="0in" fo:padding-left="0.075in" fo:padding-bottom="0in" fo:padding-right="0.075in"/>
    </style:style>
    <style:style style:name="T3018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019" style:family="table-cell">
      <style:table-cell-properties fo:border="0.0069in solid #000000" style:writing-mode="lr-tb" fo:padding-top="0in" fo:padding-left="0.075in" fo:padding-bottom="0in" fo:padding-right="0.075in"/>
    </style:style>
    <style:style style:name="T302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021" style:family="table-cell">
      <style:table-cell-properties fo:border="0.0069in solid #000000" style:writing-mode="lr-tb" fo:padding-top="0in" fo:padding-left="0.075in" fo:padding-bottom="0in" fo:padding-right="0.075in"/>
    </style:style>
    <style:style style:name="T302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023" style:family="table-cell">
      <style:table-cell-properties fo:border="0.0069in solid #000000" style:writing-mode="lr-tb" fo:padding-top="0in" fo:padding-left="0.075in" fo:padding-bottom="0in" fo:padding-right="0.075in"/>
    </style:style>
    <style:style style:name="T302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025" style:family="table-cell">
      <style:table-cell-properties fo:border="0.0069in solid #000000" style:writing-mode="lr-tb" fo:padding-top="0in" fo:padding-left="0.075in" fo:padding-bottom="0in" fo:padding-right="0.075in"/>
    </style:style>
    <style:style style:name="T302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027" style:family="table-row">
      <style:table-row-properties/>
    </style:style>
    <style:style style:name="TableCell3028" style:family="table-cell">
      <style:table-cell-properties fo:border="0.0069in solid #000000" style:writing-mode="lr-tb" fo:padding-top="0in" fo:padding-left="0.075in" fo:padding-bottom="0in" fo:padding-right="0.075in"/>
    </style:style>
    <style:style style:name="T302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030" style:family="table-cell">
      <style:table-cell-properties fo:border="0.0069in solid #000000" style:writing-mode="lr-tb" fo:padding-top="0in" fo:padding-left="0.075in" fo:padding-bottom="0in" fo:padding-right="0.075in"/>
    </style:style>
    <style:style style:name="T303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0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35" style:family="table-row">
      <style:table-row-properties/>
    </style:style>
    <style:style style:name="TableCell3036" style:family="table-cell">
      <style:table-cell-properties fo:border="0.0069in solid #000000" style:writing-mode="lr-tb" fo:padding-top="0in" fo:padding-left="0.075in" fo:padding-bottom="0in" fo:padding-right="0.075in"/>
    </style:style>
    <style:style style:name="T3037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038" style:family="table-cell">
      <style:table-cell-properties fo:border="0.0069in solid #000000" style:writing-mode="lr-tb" fo:padding-top="0in" fo:padding-left="0.075in" fo:padding-bottom="0in" fo:padding-right="0.075in"/>
    </style:style>
    <style:style style:name="T303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040" style:family="table-cell">
      <style:table-cell-properties fo:border="0.0069in solid #000000" style:writing-mode="lr-tb" fo:padding-top="0in" fo:padding-left="0.075in" fo:padding-bottom="0in" fo:padding-right="0.075in"/>
    </style:style>
    <style:style style:name="T304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042" style:family="table-cell">
      <style:table-cell-properties fo:border="0.0069in solid #000000" style:writing-mode="lr-tb" fo:padding-top="0in" fo:padding-left="0.075in" fo:padding-bottom="0in" fo:padding-right="0.075in"/>
    </style:style>
    <style:style style:name="T304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044" style:family="table-cell">
      <style:table-cell-properties fo:border="0.0069in solid #000000" style:writing-mode="lr-tb" fo:padding-top="0in" fo:padding-left="0.075in" fo:padding-bottom="0in" fo:padding-right="0.075in"/>
    </style:style>
    <style:style style:name="T30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046" style:family="table-row">
      <style:table-row-properties/>
    </style:style>
    <style:style style:name="TableCell3047" style:family="table-cell">
      <style:table-cell-properties fo:border="0.0069in solid #000000" style:writing-mode="lr-tb" fo:padding-top="0in" fo:padding-left="0.075in" fo:padding-bottom="0in" fo:padding-right="0.075in"/>
    </style:style>
    <style:style style:name="T304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049" style:family="table-cell">
      <style:table-cell-properties fo:border="0.0069in solid #000000" style:writing-mode="lr-tb" fo:padding-top="0in" fo:padding-left="0.075in" fo:padding-bottom="0in" fo:padding-right="0.075in"/>
    </style:style>
    <style:style style:name="T305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0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53" style:family="table-cell">
      <style:table-cell-properties fo:border="0.0069in solid #000000" style:writing-mode="lr-tb" fo:padding-top="0in" fo:padding-left="0.075in" fo:padding-bottom="0in" fo:padding-right="0.075in"/>
    </style:style>
    <style:style style:name="P3054" style:parent-style-name="Normal" style:master-page-name="MP17" style:family="paragraph">
      <style:paragraph-properties fo:break-before="page"/>
    </style:style>
    <style:style style:name="TableColumn3056" style:family="table-column">
      <style:table-column-properties style:column-width="1.6041in"/>
    </style:style>
    <style:style style:name="TableColumn3057" style:family="table-column">
      <style:table-column-properties style:column-width="1.6041in"/>
    </style:style>
    <style:style style:name="TableColumn3058" style:family="table-column">
      <style:table-column-properties style:column-width="1.6041in"/>
    </style:style>
    <style:style style:name="Table3055" style:family="table">
      <style:table-properties style:width="4.8125in" fo:margin-left="0in" table:align="center"/>
    </style:style>
    <style:style style:name="TableRow3059" style:family="table-row">
      <style:table-row-properties/>
    </style:style>
    <style:style style:name="TableCell3060" style:family="table-cell">
      <style:table-cell-properties fo:border="0.0069in solid #000000" style:writing-mode="lr-tb" fo:padding-top="0in" fo:padding-left="0.075in" fo:padding-bottom="0in" fo:padding-right="0.075in"/>
    </style:style>
    <style:style style:name="T306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062" style:family="table-cell">
      <style:table-cell-properties fo:border="0.0069in solid #000000" style:writing-mode="lr-tb" fo:padding-top="0in" fo:padding-left="0.075in" fo:padding-bottom="0in" fo:padding-right="0.075in"/>
    </style:style>
    <style:style style:name="T306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064" style:family="table-cell">
      <style:table-cell-properties fo:border="0.0069in solid #000000" style:writing-mode="lr-tb" fo:padding-top="0in" fo:padding-left="0.075in" fo:padding-bottom="0in" fo:padding-right="0.075in"/>
    </style:style>
    <style:style style:name="T30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066" style:family="table-row">
      <style:table-row-properties/>
    </style:style>
    <style:style style:name="TableCell3067" style:family="table-cell">
      <style:table-cell-properties fo:border="0.0069in solid #000000" style:writing-mode="lr-tb" fo:padding-top="0in" fo:padding-left="0.075in" fo:padding-bottom="0in" fo:padding-right="0.075in"/>
    </style:style>
    <style:style style:name="T306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069" style:family="table-cell">
      <style:table-cell-properties fo:border="0.0069in solid #000000" style:writing-mode="lr-tb" fo:padding-top="0in" fo:padding-left="0.075in" fo:padding-bottom="0in" fo:padding-right="0.075in"/>
    </style:style>
    <style:style style:name="T307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071" style:family="table-cell">
      <style:table-cell-properties fo:border="0.0069in solid #000000" style:writing-mode="lr-tb" fo:padding-top="0in" fo:padding-left="0.075in" fo:padding-bottom="0in" fo:padding-right="0.075in"/>
    </style:style>
    <style:style style:name="T3072" style:parent-style-name="DefaultParagraphFont" style:family="text">
      <style:text-properties fo:font-size="7pt" style:font-size-asian="7pt" style:font-size-complex="7pt"/>
    </style:style>
    <style:style style:name="TableRow3073" style:family="table-row">
      <style:table-row-properties/>
    </style:style>
    <style:style style:name="TableCell3074" style:family="table-cell">
      <style:table-cell-properties fo:border="0.0069in solid #000000" style:writing-mode="lr-tb" fo:padding-top="0in" fo:padding-left="0.075in" fo:padding-bottom="0in" fo:padding-right="0.075in"/>
    </style:style>
    <style:style style:name="T307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076" style:family="table-cell">
      <style:table-cell-properties fo:border="0.0069in solid #000000" style:writing-mode="lr-tb" fo:padding-top="0in" fo:padding-left="0.075in" fo:padding-bottom="0in" fo:padding-right="0.075in"/>
    </style:style>
    <style:style style:name="T307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078" style:family="table-cell">
      <style:table-cell-properties fo:border="0.0069in solid #000000" style:writing-mode="lr-tb" fo:padding-top="0in" fo:padding-left="0.075in" fo:padding-bottom="0in" fo:padding-right="0.075in"/>
    </style:style>
    <style:style style:name="T307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080" style:family="table-row">
      <style:table-row-properties/>
    </style:style>
    <style:style style:name="TableCell3081" style:family="table-cell">
      <style:table-cell-properties fo:border="0.0069in solid #000000" style:writing-mode="lr-tb" fo:padding-top="0in" fo:padding-left="0.075in" fo:padding-bottom="0in" fo:padding-right="0.075in"/>
    </style:style>
    <style:style style:name="T308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083" style:family="table-cell">
      <style:table-cell-properties fo:border="0.0069in solid #000000" style:writing-mode="lr-tb" fo:padding-top="0in" fo:padding-left="0.075in" fo:padding-bottom="0in" fo:padding-right="0.075in"/>
    </style:style>
    <style:style style:name="T308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085" style:family="table-cell">
      <style:table-cell-properties fo:border="0.0069in solid #000000" style:writing-mode="lr-tb" fo:padding-top="0in" fo:padding-left="0.075in" fo:padding-bottom="0in" fo:padding-right="0.075in"/>
    </style:style>
    <style:style style:name="T3086" style:parent-style-name="DefaultParagraphFont" style:family="text">
      <style:text-properties fo:font-size="7pt" style:font-size-asian="7pt" style:font-size-complex="7pt"/>
    </style:style>
    <style:style style:name="TableRow3087" style:family="table-row">
      <style:table-row-properties/>
    </style:style>
    <style:style style:name="TableCell3088" style:family="table-cell">
      <style:table-cell-properties fo:border="0.0069in solid #000000" style:writing-mode="lr-tb" fo:padding-top="0in" fo:padding-left="0.075in" fo:padding-bottom="0in" fo:padding-right="0.075in"/>
    </style:style>
    <style:style style:name="T308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090" style:family="table-cell">
      <style:table-cell-properties fo:border="0.0069in solid #000000" style:writing-mode="lr-tb" fo:padding-top="0in" fo:padding-left="0.075in" fo:padding-bottom="0in" fo:padding-right="0.075in"/>
    </style:style>
    <style:style style:name="T309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092" style:family="table-cell">
      <style:table-cell-properties fo:border="0.0069in solid #000000" style:writing-mode="lr-tb" fo:padding-top="0in" fo:padding-left="0.075in" fo:padding-bottom="0in" fo:padding-right="0.075in"/>
    </style:style>
    <style:style style:name="T309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094" style:family="table-row">
      <style:table-row-properties/>
    </style:style>
    <style:style style:name="TableCell3095" style:family="table-cell">
      <style:table-cell-properties fo:border="0.0069in solid #000000" style:writing-mode="lr-tb" fo:padding-top="0in" fo:padding-left="0.075in" fo:padding-bottom="0in" fo:padding-right="0.075in"/>
    </style:style>
    <style:style style:name="T309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097" style:family="table-cell">
      <style:table-cell-properties fo:border="0.0069in solid #000000" style:writing-mode="lr-tb" fo:padding-top="0in" fo:padding-left="0.075in" fo:padding-bottom="0in" fo:padding-right="0.075in"/>
    </style:style>
    <style:style style:name="T309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099" style:family="table-cell">
      <style:table-cell-properties fo:border="0.0069in solid #000000" style:writing-mode="lr-tb" fo:padding-top="0in" fo:padding-left="0.075in" fo:padding-bottom="0in" fo:padding-right="0.075in"/>
    </style:style>
    <style:style style:name="T3100" style:parent-style-name="DefaultParagraphFont" style:family="text">
      <style:text-properties fo:font-size="7pt" style:font-size-asian="7pt" style:font-size-complex="7pt"/>
    </style:style>
    <style:style style:name="TableRow3101" style:family="table-row">
      <style:table-row-properties/>
    </style:style>
    <style:style style:name="TableCell3102" style:family="table-cell">
      <style:table-cell-properties fo:border="0.0069in solid #000000" style:writing-mode="lr-tb" fo:padding-top="0in" fo:padding-left="0.075in" fo:padding-bottom="0in" fo:padding-right="0.075in"/>
    </style:style>
    <style:style style:name="T310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104" style:family="table-cell">
      <style:table-cell-properties fo:border="0.0069in solid #000000" style:writing-mode="lr-tb" fo:padding-top="0in" fo:padding-left="0.075in" fo:padding-bottom="0in" fo:padding-right="0.075in"/>
    </style:style>
    <style:style style:name="T310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106" style:family="table-cell">
      <style:table-cell-properties fo:border="0.0069in solid #000000" style:writing-mode="lr-tb" fo:padding-top="0in" fo:padding-left="0.075in" fo:padding-bottom="0in" fo:padding-right="0.075in"/>
    </style:style>
    <style:style style:name="T31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108" style:family="table-row">
      <style:table-row-properties/>
    </style:style>
    <style:style style:name="TableCell3109" style:family="table-cell">
      <style:table-cell-properties fo:border="0.0069in solid #000000" style:writing-mode="lr-tb" fo:padding-top="0in" fo:padding-left="0.075in" fo:padding-bottom="0in" fo:padding-right="0.075in"/>
    </style:style>
    <style:style style:name="T311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111" style:family="table-cell">
      <style:table-cell-properties fo:border="0.0069in solid #000000" style:writing-mode="lr-tb" fo:padding-top="0in" fo:padding-left="0.075in" fo:padding-bottom="0in" fo:padding-right="0.075in"/>
    </style:style>
    <style:style style:name="T311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113" style:family="table-cell">
      <style:table-cell-properties fo:border="0.0069in solid #000000" style:writing-mode="lr-tb" fo:padding-top="0in" fo:padding-left="0.075in" fo:padding-bottom="0in" fo:padding-right="0.075in"/>
    </style:style>
    <style:style style:name="T3114" style:parent-style-name="DefaultParagraphFont" style:family="text">
      <style:text-properties fo:font-size="7pt" style:font-size-asian="7pt" style:font-size-complex="7pt"/>
    </style:style>
    <style:style style:name="TableRow3115" style:family="table-row">
      <style:table-row-properties/>
    </style:style>
    <style:style style:name="TableCell3116" style:family="table-cell">
      <style:table-cell-properties fo:border="0.0069in solid #000000" style:writing-mode="lr-tb" fo:padding-top="0in" fo:padding-left="0.075in" fo:padding-bottom="0in" fo:padding-right="0.075in"/>
    </style:style>
    <style:style style:name="T311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118" style:family="table-cell">
      <style:table-cell-properties fo:border="0.0069in solid #000000" style:writing-mode="lr-tb" fo:padding-top="0in" fo:padding-left="0.075in" fo:padding-bottom="0in" fo:padding-right="0.075in"/>
    </style:style>
    <style:style style:name="T311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120" style:family="table-cell">
      <style:table-cell-properties fo:border="0.0069in solid #000000" style:writing-mode="lr-tb" fo:padding-top="0in" fo:padding-left="0.075in" fo:padding-bottom="0in" fo:padding-right="0.075in"/>
    </style:style>
    <style:style style:name="T312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122" style:family="table-row">
      <style:table-row-properties/>
    </style:style>
    <style:style style:name="TableCell3123" style:family="table-cell">
      <style:table-cell-properties fo:border="0.0069in solid #000000" style:writing-mode="lr-tb" fo:padding-top="0in" fo:padding-left="0.075in" fo:padding-bottom="0in" fo:padding-right="0.075in"/>
    </style:style>
    <style:style style:name="T312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125" style:family="table-cell">
      <style:table-cell-properties fo:border="0.0069in solid #000000" style:writing-mode="lr-tb" fo:padding-top="0in" fo:padding-left="0.075in" fo:padding-bottom="0in" fo:padding-right="0.075in"/>
    </style:style>
    <style:style style:name="T312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127" style:family="table-cell">
      <style:table-cell-properties fo:border="0.0069in solid #000000" style:writing-mode="lr-tb" fo:padding-top="0in" fo:padding-left="0.075in" fo:padding-bottom="0in" fo:padding-right="0.075in"/>
    </style:style>
    <style:style style:name="T3128" style:parent-style-name="DefaultParagraphFont" style:family="text">
      <style:text-properties fo:font-size="7pt" style:font-size-asian="7pt" style:font-size-complex="7pt"/>
    </style:style>
    <style:style style:name="TableRow3129" style:family="table-row">
      <style:table-row-properties/>
    </style:style>
    <style:style style:name="TableCell3130" style:family="table-cell">
      <style:table-cell-properties fo:border="0.0069in solid #000000" style:writing-mode="lr-tb" fo:padding-top="0in" fo:padding-left="0.075in" fo:padding-bottom="0in" fo:padding-right="0.075in"/>
    </style:style>
    <style:style style:name="T313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132" style:family="table-cell">
      <style:table-cell-properties fo:border="0.0069in solid #000000" style:writing-mode="lr-tb" fo:padding-top="0in" fo:padding-left="0.075in" fo:padding-bottom="0in" fo:padding-right="0.075in"/>
    </style:style>
    <style:style style:name="T313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134" style:family="table-cell">
      <style:table-cell-properties fo:border="0.0069in solid #000000" style:writing-mode="lr-tb" fo:padding-top="0in" fo:padding-left="0.075in" fo:padding-bottom="0in" fo:padding-right="0.075in"/>
    </style:style>
    <style:style style:name="T313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136" style:family="table-row">
      <style:table-row-properties/>
    </style:style>
    <style:style style:name="TableCell3137" style:family="table-cell">
      <style:table-cell-properties fo:border="0.0069in solid #000000" style:writing-mode="lr-tb" fo:padding-top="0in" fo:padding-left="0.075in" fo:padding-bottom="0in" fo:padding-right="0.075in"/>
    </style:style>
    <style:style style:name="T313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139" style:family="table-cell">
      <style:table-cell-properties fo:border="0.0069in solid #000000" style:writing-mode="lr-tb" fo:padding-top="0in" fo:padding-left="0.075in" fo:padding-bottom="0in" fo:padding-right="0.075in"/>
    </style:style>
    <style:style style:name="T314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141" style:family="table-cell">
      <style:table-cell-properties fo:border="0.0069in solid #000000" style:writing-mode="lr-tb" fo:padding-top="0in" fo:padding-left="0.075in" fo:padding-bottom="0in" fo:padding-right="0.075in"/>
    </style:style>
    <style:style style:name="T3142" style:parent-style-name="DefaultParagraphFont" style:family="text">
      <style:text-properties fo:font-size="7pt" style:font-size-asian="7pt" style:font-size-complex="7pt"/>
    </style:style>
    <style:style style:name="TableRow3143" style:family="table-row">
      <style:table-row-properties/>
    </style:style>
    <style:style style:name="TableCell3144" style:family="table-cell">
      <style:table-cell-properties fo:border="0.0069in solid #000000" style:writing-mode="lr-tb" fo:padding-top="0in" fo:padding-left="0.075in" fo:padding-bottom="0in" fo:padding-right="0.075in"/>
    </style:style>
    <style:style style:name="T31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146" style:family="table-cell">
      <style:table-cell-properties fo:border="0.0069in solid #000000" style:writing-mode="lr-tb" fo:padding-top="0in" fo:padding-left="0.075in" fo:padding-bottom="0in" fo:padding-right="0.075in"/>
    </style:style>
    <style:style style:name="T31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148" style:family="table-cell">
      <style:table-cell-properties fo:border="0.0069in solid #000000" style:writing-mode="lr-tb" fo:padding-top="0in" fo:padding-left="0.075in" fo:padding-bottom="0in" fo:padding-right="0.075in"/>
    </style:style>
    <style:style style:name="T314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150" style:family="table-row">
      <style:table-row-properties/>
    </style:style>
    <style:style style:name="TableCell3151" style:family="table-cell">
      <style:table-cell-properties fo:border="0.0069in solid #000000" style:writing-mode="lr-tb" fo:padding-top="0in" fo:padding-left="0.075in" fo:padding-bottom="0in" fo:padding-right="0.075in"/>
    </style:style>
    <style:style style:name="T31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153" style:family="table-cell">
      <style:table-cell-properties fo:border="0.0069in solid #000000" style:writing-mode="lr-tb" fo:padding-top="0in" fo:padding-left="0.075in" fo:padding-bottom="0in" fo:padding-right="0.075in"/>
    </style:style>
    <style:style style:name="T315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155" style:family="table-cell">
      <style:table-cell-properties fo:border="0.0069in solid #000000" style:writing-mode="lr-tb" fo:padding-top="0in" fo:padding-left="0.075in" fo:padding-bottom="0in" fo:padding-right="0.075in"/>
    </style:style>
    <style:style style:name="T3156" style:parent-style-name="DefaultParagraphFont" style:family="text">
      <style:text-properties fo:font-size="7pt" style:font-size-asian="7pt" style:font-size-complex="7pt"/>
    </style:style>
    <style:style style:name="TableRow3157" style:family="table-row">
      <style:table-row-properties/>
    </style:style>
    <style:style style:name="TableCell3158" style:family="table-cell">
      <style:table-cell-properties fo:border="0.0069in solid #000000" style:writing-mode="lr-tb" fo:padding-top="0in" fo:padding-left="0.075in" fo:padding-bottom="0in" fo:padding-right="0.075in"/>
    </style:style>
    <style:style style:name="T315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160" style:family="table-cell">
      <style:table-cell-properties fo:border="0.0069in solid #000000" style:writing-mode="lr-tb" fo:padding-top="0in" fo:padding-left="0.075in" fo:padding-bottom="0in" fo:padding-right="0.075in"/>
    </style:style>
    <style:style style:name="T316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162" style:family="table-cell">
      <style:table-cell-properties fo:border="0.0069in solid #000000" style:writing-mode="lr-tb" fo:padding-top="0in" fo:padding-left="0.075in" fo:padding-bottom="0in" fo:padding-right="0.075in"/>
    </style:style>
    <style:style style:name="T316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164" style:family="table-row">
      <style:table-row-properties/>
    </style:style>
    <style:style style:name="TableCell3165" style:family="table-cell">
      <style:table-cell-properties fo:border="0.0069in solid #000000" style:writing-mode="lr-tb" fo:padding-top="0in" fo:padding-left="0.075in" fo:padding-bottom="0in" fo:padding-right="0.075in"/>
    </style:style>
    <style:style style:name="T316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167" style:family="table-cell">
      <style:table-cell-properties fo:border="0.0069in solid #000000" style:writing-mode="lr-tb" fo:padding-top="0in" fo:padding-left="0.075in" fo:padding-bottom="0in" fo:padding-right="0.075in"/>
    </style:style>
    <style:style style:name="T316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169" style:family="table-cell">
      <style:table-cell-properties fo:border="0.0069in solid #000000" style:writing-mode="lr-tb" fo:padding-top="0in" fo:padding-left="0.075in" fo:padding-bottom="0in" fo:padding-right="0.075in"/>
    </style:style>
    <style:style style:name="T3170" style:parent-style-name="DefaultParagraphFont" style:family="text">
      <style:text-properties fo:font-size="7pt" style:font-size-asian="7pt" style:font-size-complex="7pt"/>
    </style:style>
    <style:style style:name="TableRow3171" style:family="table-row">
      <style:table-row-properties/>
    </style:style>
    <style:style style:name="TableCell3172" style:family="table-cell">
      <style:table-cell-properties fo:border="0.0069in solid #000000" style:writing-mode="lr-tb" fo:padding-top="0in" fo:padding-left="0.075in" fo:padding-bottom="0in" fo:padding-right="0.075in"/>
    </style:style>
    <style:style style:name="T317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174" style:family="table-cell">
      <style:table-cell-properties fo:border="0.0069in solid #000000" style:writing-mode="lr-tb" fo:padding-top="0in" fo:padding-left="0.075in" fo:padding-bottom="0in" fo:padding-right="0.075in"/>
    </style:style>
    <style:style style:name="T317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176" style:family="table-cell">
      <style:table-cell-properties fo:border="0.0069in solid #000000" style:writing-mode="lr-tb" fo:padding-top="0in" fo:padding-left="0.075in" fo:padding-bottom="0in" fo:padding-right="0.075in"/>
    </style:style>
    <style:style style:name="T317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178" style:family="table-row">
      <style:table-row-properties/>
    </style:style>
    <style:style style:name="TableCell3179" style:family="table-cell">
      <style:table-cell-properties fo:border="0.0069in solid #000000" style:writing-mode="lr-tb" fo:padding-top="0in" fo:padding-left="0.075in" fo:padding-bottom="0in" fo:padding-right="0.075in"/>
    </style:style>
    <style:style style:name="T318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181" style:family="table-cell">
      <style:table-cell-properties fo:border="0.0069in solid #000000" style:writing-mode="lr-tb" fo:padding-top="0in" fo:padding-left="0.075in" fo:padding-bottom="0in" fo:padding-right="0.075in"/>
    </style:style>
    <style:style style:name="T318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183" style:family="table-cell">
      <style:table-cell-properties fo:border="0.0069in solid #000000" style:writing-mode="lr-tb" fo:padding-top="0in" fo:padding-left="0.075in" fo:padding-bottom="0in" fo:padding-right="0.075in"/>
    </style:style>
    <style:style style:name="T3184" style:parent-style-name="DefaultParagraphFont" style:family="text">
      <style:text-properties fo:font-size="7pt" style:font-size-asian="7pt" style:font-size-complex="7pt"/>
    </style:style>
    <style:style style:name="TableRow3185" style:family="table-row">
      <style:table-row-properties/>
    </style:style>
    <style:style style:name="TableCell3186" style:family="table-cell">
      <style:table-cell-properties fo:border="0.0069in solid #000000" style:writing-mode="lr-tb" fo:padding-top="0in" fo:padding-left="0.075in" fo:padding-bottom="0in" fo:padding-right="0.075in"/>
    </style:style>
    <style:style style:name="T318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188" style:family="table-cell">
      <style:table-cell-properties fo:border="0.0069in solid #000000" style:writing-mode="lr-tb" fo:padding-top="0in" fo:padding-left="0.075in" fo:padding-bottom="0in" fo:padding-right="0.075in"/>
    </style:style>
    <style:style style:name="T318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190" style:family="table-cell">
      <style:table-cell-properties fo:border="0.0069in solid #000000" style:writing-mode="lr-tb" fo:padding-top="0in" fo:padding-left="0.075in" fo:padding-bottom="0in" fo:padding-right="0.075in"/>
    </style:style>
    <style:style style:name="T319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192" style:family="table-row">
      <style:table-row-properties/>
    </style:style>
    <style:style style:name="TableCell3193" style:family="table-cell">
      <style:table-cell-properties fo:border="0.0069in solid #000000" style:writing-mode="lr-tb" fo:padding-top="0in" fo:padding-left="0.075in" fo:padding-bottom="0in" fo:padding-right="0.075in"/>
    </style:style>
    <style:style style:name="T319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195" style:family="table-cell">
      <style:table-cell-properties fo:border="0.0069in solid #000000" style:writing-mode="lr-tb" fo:padding-top="0in" fo:padding-left="0.075in" fo:padding-bottom="0in" fo:padding-right="0.075in"/>
    </style:style>
    <style:style style:name="T319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1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98" style:family="table-row">
      <style:table-row-properties/>
    </style:style>
    <style:style style:name="TableCell3199" style:family="table-cell">
      <style:table-cell-properties fo:border="0.0069in solid #000000" style:writing-mode="lr-tb" fo:padding-top="0in" fo:padding-left="0.075in" fo:padding-bottom="0in" fo:padding-right="0.075in"/>
    </style:style>
    <style:style style:name="T320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201" style:family="table-cell">
      <style:table-cell-properties fo:border="0.0069in solid #000000" style:writing-mode="lr-tb" fo:padding-top="0in" fo:padding-left="0.075in" fo:padding-bottom="0in" fo:padding-right="0.075in"/>
    </style:style>
    <style:style style:name="T320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203" style:family="table-cell">
      <style:table-cell-properties fo:border="0.0069in solid #000000" style:writing-mode="lr-tb" fo:padding-top="0in" fo:padding-left="0.075in" fo:padding-bottom="0in" fo:padding-right="0.075in"/>
    </style:style>
    <style:style style:name="T320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205" style:family="table-row">
      <style:table-row-properties/>
    </style:style>
    <style:style style:name="TableCell3206" style:family="table-cell">
      <style:table-cell-properties fo:border="0.0069in solid #000000" style:writing-mode="lr-tb" fo:padding-top="0in" fo:padding-left="0.075in" fo:padding-bottom="0in" fo:padding-right="0.075in"/>
    </style:style>
    <style:style style:name="T320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208" style:family="table-cell">
      <style:table-cell-properties fo:border="0.0069in solid #000000" style:writing-mode="lr-tb" fo:padding-top="0in" fo:padding-left="0.075in" fo:padding-bottom="0in" fo:padding-right="0.075in"/>
    </style:style>
    <style:style style:name="T320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11" style:family="table-row">
      <style:table-row-properties/>
    </style:style>
    <style:style style:name="TableCell3212" style:family="table-cell">
      <style:table-cell-properties fo:border="0.0069in solid #000000" style:writing-mode="lr-tb" fo:padding-top="0in" fo:padding-left="0.075in" fo:padding-bottom="0in" fo:padding-right="0.075in"/>
    </style:style>
    <style:style style:name="T321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214" style:family="table-cell">
      <style:table-cell-properties fo:border="0.0069in solid #000000" style:writing-mode="lr-tb" fo:padding-top="0in" fo:padding-left="0.075in" fo:padding-bottom="0in" fo:padding-right="0.075in"/>
    </style:style>
    <style:style style:name="T321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216" style:family="table-cell">
      <style:table-cell-properties fo:border="0.0069in solid #000000" style:writing-mode="lr-tb" fo:padding-top="0in" fo:padding-left="0.075in" fo:padding-bottom="0in" fo:padding-right="0.075in"/>
    </style:style>
    <style:style style:name="T321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218" style:family="table-row">
      <style:table-row-properties/>
    </style:style>
    <style:style style:name="TableCell3219" style:family="table-cell">
      <style:table-cell-properties fo:border="0.0069in solid #000000" style:writing-mode="lr-tb" fo:padding-top="0in" fo:padding-left="0.075in" fo:padding-bottom="0in" fo:padding-right="0.075in"/>
    </style:style>
    <style:style style:name="T322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221" style:family="table-cell">
      <style:table-cell-properties fo:border="0.0069in solid #000000" style:writing-mode="lr-tb" fo:padding-top="0in" fo:padding-left="0.075in" fo:padding-bottom="0in" fo:padding-right="0.075in"/>
    </style:style>
    <style:style style:name="T322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2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24" style:family="table-row">
      <style:table-row-properties/>
    </style:style>
    <style:style style:name="TableCell3225" style:family="table-cell">
      <style:table-cell-properties fo:border="0.0069in solid #000000" style:writing-mode="lr-tb" fo:padding-top="0in" fo:padding-left="0.075in" fo:padding-bottom="0in" fo:padding-right="0.075in"/>
    </style:style>
    <style:style style:name="T322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227" style:family="table-cell">
      <style:table-cell-properties fo:border="0.0069in solid #000000" style:writing-mode="lr-tb" fo:padding-top="0in" fo:padding-left="0.075in" fo:padding-bottom="0in" fo:padding-right="0.075in"/>
    </style:style>
    <style:style style:name="T322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229" style:family="table-cell">
      <style:table-cell-properties fo:border="0.0069in solid #000000" style:writing-mode="lr-tb" fo:padding-top="0in" fo:padding-left="0.075in" fo:padding-bottom="0in" fo:padding-right="0.075in"/>
    </style:style>
    <style:style style:name="T323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231" style:family="table-row">
      <style:table-row-properties/>
    </style:style>
    <style:style style:name="TableCell3232" style:family="table-cell">
      <style:table-cell-properties fo:border="0.0069in solid #000000" style:writing-mode="lr-tb" fo:padding-top="0in" fo:padding-left="0.075in" fo:padding-bottom="0in" fo:padding-right="0.075in"/>
    </style:style>
    <style:style style:name="T323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234" style:family="table-cell">
      <style:table-cell-properties fo:border="0.0069in solid #000000" style:writing-mode="lr-tb" fo:padding-top="0in" fo:padding-left="0.075in" fo:padding-bottom="0in" fo:padding-right="0.075in"/>
    </style:style>
    <style:style style:name="T323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236" style:family="table-cell">
      <style:table-cell-properties fo:border="0.0069in solid #000000" style:writing-mode="lr-tb" fo:padding-top="0in" fo:padding-left="0.075in" fo:padding-bottom="0in" fo:padding-right="0.075in"/>
    </style:style>
    <style:style style:name="P3237" style:parent-style-name="Normal" style:master-page-name="MP18" style:family="paragraph">
      <style:paragraph-properties fo:break-before="page" fo:text-align="center"/>
    </style:style>
    <style:style style:name="T3238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3239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3240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324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24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243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24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4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246" style:parent-style-name="DefaultParagraphFont" style:family="text">
      <style:text-properties fo:font-size="10pt" style:font-size-asian="10pt" style:font-size-complex="10pt"/>
    </style:style>
    <style:style style:name="T3247" style:parent-style-name="DefaultParagraphFont" style:family="text">
      <style:text-properties fo:font-size="10pt" style:font-size-asian="10pt" style:font-size-complex="10pt"/>
    </style:style>
    <style:style style:name="T324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4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5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51" style:parent-style-name="DefaultParagraphFont" style:family="text">
      <style:text-properties fo:font-size="10pt" style:font-size-asian="10pt" style:font-size-complex="10pt"/>
    </style:style>
    <style:style style:name="T3252" style:parent-style-name="DefaultParagraphFont" style:family="text">
      <style:text-properties fo:font-size="10pt" style:font-size-asian="10pt" style:font-size-complex="10pt"/>
    </style:style>
    <style:style style:name="T325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5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5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256" style:parent-style-name="DefaultParagraphFont" style:family="text">
      <style:text-properties fo:font-size="10pt" style:font-size-asian="10pt" style:font-size-complex="10pt"/>
    </style:style>
    <style:style style:name="T3257" style:parent-style-name="DefaultParagraphFont" style:family="text">
      <style:text-properties fo:font-size="10pt" style:font-size-asian="10pt" style:font-size-complex="10pt"/>
    </style:style>
    <style:style style:name="T325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5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60" style:parent-style-name="DefaultParagraphFont" style:family="text">
      <style:text-properties fo:font-size="10pt" style:font-size-asian="10pt" style:font-size-complex="10pt"/>
    </style:style>
    <style:style style:name="T3261" style:parent-style-name="DefaultParagraphFont" style:family="text">
      <style:text-properties fo:font-size="10pt" style:font-size-asian="10pt" style:font-size-complex="10pt"/>
    </style:style>
    <style:style style:name="T3262" style:parent-style-name="DefaultParagraphFont" style:family="text">
      <style:text-properties fo:font-size="10pt" style:font-size-asian="10pt" style:font-size-complex="10pt"/>
    </style:style>
    <style:style style:name="T326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6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6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266" style:parent-style-name="DefaultParagraphFont" style:family="text">
      <style:text-properties fo:font-size="10pt" style:font-size-asian="10pt" style:font-size-complex="10pt"/>
    </style:style>
    <style:style style:name="T3267" style:parent-style-name="DefaultParagraphFont" style:family="text">
      <style:text-properties fo:font-size="10pt" style:font-size-asian="10pt" style:font-size-complex="10pt"/>
    </style:style>
    <style:style style:name="T326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6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7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271" style:parent-style-name="DefaultParagraphFont" style:family="text">
      <style:text-properties fo:font-size="10pt" style:font-size-asian="10pt" style:font-size-complex="10pt"/>
    </style:style>
    <style:style style:name="T3272" style:parent-style-name="DefaultParagraphFont" style:family="text">
      <style:text-properties fo:font-size="10pt" style:font-size-asian="10pt" style:font-size-complex="10pt"/>
    </style:style>
    <style:style style:name="T327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7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75" style:parent-style-name="DefaultParagraphFont" style:family="text">
      <style:text-properties fo:font-size="10pt" style:font-size-asian="10pt" style:font-size-complex="10pt"/>
    </style:style>
    <style:style style:name="T3276" style:parent-style-name="DefaultParagraphFont" style:family="text">
      <style:text-properties fo:font-size="10pt" style:font-size-asian="10pt" style:font-size-complex="10pt"/>
    </style:style>
    <style:style style:name="T327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7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7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280" style:parent-style-name="DefaultParagraphFont" style:family="text">
      <style:text-properties fo:font-size="10pt" style:font-size-asian="10pt" style:font-size-complex="10pt"/>
    </style:style>
    <style:style style:name="T3281" style:parent-style-name="DefaultParagraphFont" style:family="text">
      <style:text-properties fo:font-size="10pt" style:font-size-asian="10pt" style:font-size-complex="10pt"/>
    </style:style>
    <style:style style:name="T3282" style:parent-style-name="DefaultParagraphFont" style:family="text">
      <style:text-properties fo:font-size="10pt" style:font-size-asian="10pt" style:font-size-complex="10pt"/>
    </style:style>
    <style:style style:name="T328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8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85" style:parent-style-name="DefaultParagraphFont" style:family="text">
      <style:text-properties fo:font-size="10pt" style:font-size-asian="10pt" style:font-size-complex="10pt"/>
    </style:style>
    <style:style style:name="T3286" style:parent-style-name="DefaultParagraphFont" style:family="text">
      <style:text-properties fo:font-size="10pt" style:font-size-asian="10pt" style:font-size-complex="10pt"/>
    </style:style>
    <style:style style:name="T328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8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8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290" style:parent-style-name="DefaultParagraphFont" style:family="text">
      <style:text-properties fo:font-size="10pt" style:font-size-asian="10pt" style:font-size-complex="10pt"/>
    </style:style>
    <style:style style:name="T3291" style:parent-style-name="DefaultParagraphFont" style:family="text">
      <style:text-properties fo:font-size="10pt" style:font-size-asian="10pt" style:font-size-complex="10pt"/>
    </style:style>
    <style:style style:name="T329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9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94" style:parent-style-name="DefaultParagraphFont" style:family="text">
      <style:text-properties fo:font-size="10pt" style:font-size-asian="10pt" style:font-size-complex="10pt"/>
    </style:style>
    <style:style style:name="T3295" style:parent-style-name="DefaultParagraphFont" style:family="text">
      <style:text-properties fo:font-size="10pt" style:font-size-asian="10pt" style:font-size-complex="10pt"/>
    </style:style>
    <style:style style:name="T329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9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29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299" style:parent-style-name="DefaultParagraphFont" style:family="text">
      <style:text-properties fo:font-size="10pt" style:font-size-asian="10pt" style:font-size-complex="10pt"/>
    </style:style>
    <style:style style:name="T3300" style:parent-style-name="DefaultParagraphFont" style:family="text">
      <style:text-properties fo:font-size="10pt" style:font-size-asian="10pt" style:font-size-complex="10pt"/>
    </style:style>
    <style:style style:name="T330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30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30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304" style:parent-style-name="DefaultParagraphFont" style:family="text">
      <style:text-properties fo:font-size="10pt" style:font-size-asian="10pt" style:font-size-complex="10pt"/>
    </style:style>
    <style:style style:name="T3305" style:parent-style-name="DefaultParagraphFont" style:family="text">
      <style:text-properties fo:font-size="10pt" style:font-size-asian="10pt" style:font-size-complex="10pt"/>
    </style:style>
    <style:style style:name="T330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30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30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309" style:parent-style-name="DefaultParagraphFont" style:family="text">
      <style:text-properties fo:font-size="10pt" style:font-size-asian="10pt" style:font-size-complex="10pt"/>
    </style:style>
    <style:style style:name="T3310" style:parent-style-name="DefaultParagraphFont" style:family="text">
      <style:text-properties fo:font-size="10pt" style:font-size-asian="10pt" style:font-size-complex="10pt"/>
    </style:style>
    <style:style style:name="T331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31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31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314" style:parent-style-name="DefaultParagraphFont" style:family="text">
      <style:text-properties fo:font-size="10pt" style:font-size-asian="10pt" style:font-size-complex="10pt"/>
    </style:style>
    <style:style style:name="T3315" style:parent-style-name="DefaultParagraphFont" style:family="text">
      <style:text-properties fo:font-size="10pt" style:font-size-asian="10pt" style:font-size-complex="10pt"/>
    </style:style>
    <style:style style:name="T331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31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318" style:parent-style-name="DefaultParagraphFont" style:family="text">
      <style:text-properties fo:font-size="10pt" style:font-size-asian="10pt" style:font-size-complex="10pt"/>
    </style:style>
    <style:style style:name="T3319" style:parent-style-name="DefaultParagraphFont" style:family="text">
      <style:text-properties fo:font-size="10pt" style:font-size-asian="10pt" style:font-size-complex="10pt"/>
    </style:style>
    <style:style style:name="T3320" style:parent-style-name="DefaultParagraphFont" style:family="text">
      <style:text-properties fo:font-size="10pt" style:font-size-asian="10pt" style:font-size-complex="10pt"/>
    </style:style>
    <style:style style:name="T332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32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32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32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32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32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ableColumn3328" style:family="table-column">
      <style:table-column-properties style:column-width="1.6041in"/>
    </style:style>
    <style:style style:name="TableColumn3329" style:family="table-column">
      <style:table-column-properties style:column-width="1.6041in"/>
    </style:style>
    <style:style style:name="TableColumn3330" style:family="table-column">
      <style:table-column-properties style:column-width="1.6041in"/>
    </style:style>
    <style:style style:name="TableColumn3331" style:family="table-column">
      <style:table-column-properties style:column-width="1.6041in"/>
    </style:style>
    <style:style style:name="TableColumn3332" style:family="table-column">
      <style:table-column-properties style:column-width="1.6041in"/>
    </style:style>
    <style:style style:name="Table3327" style:family="table" style:master-page-name="MP19">
      <style:table-properties style:width="8.0208in" fo:margin-left="0in" table:align="center"/>
    </style:style>
    <style:style style:name="TableRow3333" style:family="table-row">
      <style:table-row-properties/>
    </style:style>
    <style:style style:name="TableCell3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35" style:parent-style-name="Normal" style:family="paragraph">
      <style:paragraph-properties fo:break-before="page"/>
    </style:style>
    <style:style style:name="T3336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3337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338" style:family="table-cell">
      <style:table-cell-properties fo:border="0.0069in solid #000000" style:writing-mode="lr-tb" fo:padding-top="0in" fo:padding-left="0.075in" fo:padding-bottom="0in" fo:padding-right="0.075in"/>
    </style:style>
    <style:style style:name="T333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340" style:family="table-cell">
      <style:table-cell-properties fo:border="0.0069in solid #000000" style:writing-mode="lr-tb" fo:padding-top="0in" fo:padding-left="0.075in" fo:padding-bottom="0in" fo:padding-right="0.075in"/>
    </style:style>
    <style:style style:name="T334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342" style:family="table-cell">
      <style:table-cell-properties fo:border="0.0069in solid #000000" style:writing-mode="lr-tb" fo:padding-top="0in" fo:padding-left="0.075in" fo:padding-bottom="0in" fo:padding-right="0.075in"/>
    </style:style>
    <style:style style:name="T334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344" style:family="table-cell">
      <style:table-cell-properties fo:border="0.0069in solid #000000" style:writing-mode="lr-tb" fo:padding-top="0in" fo:padding-left="0.075in" fo:padding-bottom="0in" fo:padding-right="0.075in"/>
    </style:style>
    <style:style style:name="T33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346" style:family="table-row">
      <style:table-row-properties/>
    </style:style>
    <style:style style:name="TableCell3347" style:family="table-cell">
      <style:table-cell-properties fo:border="0.0069in solid #000000" style:writing-mode="lr-tb" fo:padding-top="0in" fo:padding-left="0.075in" fo:padding-bottom="0in" fo:padding-right="0.075in"/>
    </style:style>
    <style:style style:name="T334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349" style:family="table-cell">
      <style:table-cell-properties fo:border="0.0069in solid #000000" style:writing-mode="lr-tb" fo:padding-top="0in" fo:padding-left="0.075in" fo:padding-bottom="0in" fo:padding-right="0.075in"/>
    </style:style>
    <style:style style:name="T335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351" style:family="table-cell">
      <style:table-cell-properties fo:border="0.0069in solid #000000" style:writing-mode="lr-tb" fo:padding-top="0in" fo:padding-left="0.075in" fo:padding-bottom="0in" fo:padding-right="0.075in"/>
    </style:style>
    <style:style style:name="T3352" style:parent-style-name="DefaultParagraphFont" style:family="text">
      <style:text-properties fo:font-size="7pt" style:font-size-asian="7pt" style:font-size-complex="7pt"/>
    </style:style>
    <style:style style:name="TableCell33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5" style:family="table-row">
      <style:table-row-properties/>
    </style:style>
    <style:style style:name="TableCell3356" style:family="table-cell">
      <style:table-cell-properties fo:border="0.0069in solid #000000" style:writing-mode="lr-tb" fo:padding-top="0in" fo:padding-left="0.075in" fo:padding-bottom="0in" fo:padding-right="0.075in"/>
    </style:style>
    <style:style style:name="T3357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358" style:family="table-cell">
      <style:table-cell-properties fo:border="0.0069in solid #000000" style:writing-mode="lr-tb" fo:padding-top="0in" fo:padding-left="0.075in" fo:padding-bottom="0in" fo:padding-right="0.075in"/>
    </style:style>
    <style:style style:name="T335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360" style:family="table-cell">
      <style:table-cell-properties fo:border="0.0069in solid #000000" style:writing-mode="lr-tb" fo:padding-top="0in" fo:padding-left="0.075in" fo:padding-bottom="0in" fo:padding-right="0.075in"/>
    </style:style>
    <style:style style:name="T336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362" style:family="table-cell">
      <style:table-cell-properties fo:border="0.0069in solid #000000" style:writing-mode="lr-tb" fo:padding-top="0in" fo:padding-left="0.075in" fo:padding-bottom="0in" fo:padding-right="0.075in"/>
    </style:style>
    <style:style style:name="T336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364" style:family="table-cell">
      <style:table-cell-properties fo:border="0.0069in solid #000000" style:writing-mode="lr-tb" fo:padding-top="0in" fo:padding-left="0.075in" fo:padding-bottom="0in" fo:padding-right="0.075in"/>
    </style:style>
    <style:style style:name="T33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366" style:family="table-row">
      <style:table-row-properties/>
    </style:style>
    <style:style style:name="TableCell3367" style:family="table-cell">
      <style:table-cell-properties fo:border="0.0069in solid #000000" style:writing-mode="lr-tb" fo:padding-top="0in" fo:padding-left="0.075in" fo:padding-bottom="0in" fo:padding-right="0.075in"/>
    </style:style>
    <style:style style:name="T336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369" style:family="table-cell">
      <style:table-cell-properties fo:border="0.0069in solid #000000" style:writing-mode="lr-tb" fo:padding-top="0in" fo:padding-left="0.075in" fo:padding-bottom="0in" fo:padding-right="0.075in"/>
    </style:style>
    <style:style style:name="T337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371" style:family="table-cell">
      <style:table-cell-properties fo:border="0.0069in solid #000000" style:writing-mode="lr-tb" fo:padding-top="0in" fo:padding-left="0.075in" fo:padding-bottom="0in" fo:padding-right="0.075in"/>
    </style:style>
    <style:style style:name="T3372" style:parent-style-name="DefaultParagraphFont" style:family="text">
      <style:text-properties fo:font-size="7pt" style:font-size-asian="7pt" style:font-size-complex="7pt"/>
    </style:style>
    <style:style style:name="TableCell33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75" style:family="table-row">
      <style:table-row-properties/>
    </style:style>
    <style:style style:name="TableCell3376" style:family="table-cell">
      <style:table-cell-properties fo:border="0.0069in solid #000000" style:writing-mode="lr-tb" fo:padding-top="0in" fo:padding-left="0.075in" fo:padding-bottom="0in" fo:padding-right="0.075in"/>
    </style:style>
    <style:style style:name="T3377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3378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379" style:family="table-cell">
      <style:table-cell-properties fo:border="0.0069in solid #000000" style:writing-mode="lr-tb" fo:padding-top="0in" fo:padding-left="0.075in" fo:padding-bottom="0in" fo:padding-right="0.075in"/>
    </style:style>
    <style:style style:name="T338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381" style:family="table-cell">
      <style:table-cell-properties fo:border="0.0069in solid #000000" style:writing-mode="lr-tb" fo:padding-top="0in" fo:padding-left="0.075in" fo:padding-bottom="0in" fo:padding-right="0.075in"/>
    </style:style>
    <style:style style:name="T338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383" style:family="table-cell">
      <style:table-cell-properties fo:border="0.0069in solid #000000" style:writing-mode="lr-tb" fo:padding-top="0in" fo:padding-left="0.075in" fo:padding-bottom="0in" fo:padding-right="0.075in"/>
    </style:style>
    <style:style style:name="T33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385" style:family="table-cell">
      <style:table-cell-properties fo:border="0.0069in solid #000000" style:writing-mode="lr-tb" fo:padding-top="0in" fo:padding-left="0.075in" fo:padding-bottom="0in" fo:padding-right="0.075in"/>
    </style:style>
    <style:style style:name="T33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387" style:family="table-row">
      <style:table-row-properties/>
    </style:style>
    <style:style style:name="TableCell3388" style:family="table-cell">
      <style:table-cell-properties fo:border="0.0069in solid #000000" style:writing-mode="lr-tb" fo:padding-top="0in" fo:padding-left="0.075in" fo:padding-bottom="0in" fo:padding-right="0.075in"/>
    </style:style>
    <style:style style:name="T338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390" style:family="table-cell">
      <style:table-cell-properties fo:border="0.0069in solid #000000" style:writing-mode="lr-tb" fo:padding-top="0in" fo:padding-left="0.075in" fo:padding-bottom="0in" fo:padding-right="0.075in"/>
    </style:style>
    <style:style style:name="T33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392" style:family="table-cell">
      <style:table-cell-properties fo:border="0.0069in solid #000000" style:writing-mode="lr-tb" fo:padding-top="0in" fo:padding-left="0.075in" fo:padding-bottom="0in" fo:padding-right="0.075in"/>
    </style:style>
    <style:style style:name="T3393" style:parent-style-name="DefaultParagraphFont" style:family="text">
      <style:text-properties fo:font-size="7pt" style:font-size-asian="7pt" style:font-size-complex="7pt"/>
    </style:style>
    <style:style style:name="TableCell33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96" style:family="table-row">
      <style:table-row-properties/>
    </style:style>
    <style:style style:name="TableCell3397" style:family="table-cell">
      <style:table-cell-properties fo:border="0.0069in solid #000000" style:writing-mode="lr-tb" fo:padding-top="0in" fo:padding-left="0.075in" fo:padding-bottom="0in" fo:padding-right="0.075in"/>
    </style:style>
    <style:style style:name="T3398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399" style:family="table-cell">
      <style:table-cell-properties fo:border="0.0069in solid #000000" style:writing-mode="lr-tb" fo:padding-top="0in" fo:padding-left="0.075in" fo:padding-bottom="0in" fo:padding-right="0.075in"/>
    </style:style>
    <style:style style:name="T340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401" style:family="table-cell">
      <style:table-cell-properties fo:border="0.0069in solid #000000" style:writing-mode="lr-tb" fo:padding-top="0in" fo:padding-left="0.075in" fo:padding-bottom="0in" fo:padding-right="0.075in"/>
    </style:style>
    <style:style style:name="T340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403" style:family="table-cell">
      <style:table-cell-properties fo:border="0.0069in solid #000000" style:writing-mode="lr-tb" fo:padding-top="0in" fo:padding-left="0.075in" fo:padding-bottom="0in" fo:padding-right="0.075in"/>
    </style:style>
    <style:style style:name="T340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405" style:family="table-cell">
      <style:table-cell-properties fo:border="0.0069in solid #000000" style:writing-mode="lr-tb" fo:padding-top="0in" fo:padding-left="0.075in" fo:padding-bottom="0in" fo:padding-right="0.075in"/>
    </style:style>
    <style:style style:name="T340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407" style:family="table-row">
      <style:table-row-properties/>
    </style:style>
    <style:style style:name="TableCell3408" style:family="table-cell">
      <style:table-cell-properties fo:border="0.0069in solid #000000" style:writing-mode="lr-tb" fo:padding-top="0in" fo:padding-left="0.075in" fo:padding-bottom="0in" fo:padding-right="0.075in"/>
    </style:style>
    <style:style style:name="T340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410" style:family="table-cell">
      <style:table-cell-properties fo:border="0.0069in solid #000000" style:writing-mode="lr-tb" fo:padding-top="0in" fo:padding-left="0.075in" fo:padding-bottom="0in" fo:padding-right="0.075in"/>
    </style:style>
    <style:style style:name="T341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412" style:family="table-cell">
      <style:table-cell-properties fo:border="0.0069in solid #000000" style:writing-mode="lr-tb" fo:padding-top="0in" fo:padding-left="0.075in" fo:padding-bottom="0in" fo:padding-right="0.075in"/>
    </style:style>
    <style:style style:name="T3413" style:parent-style-name="DefaultParagraphFont" style:family="text">
      <style:text-properties fo:font-size="7pt" style:font-size-asian="7pt" style:font-size-complex="7pt"/>
    </style:style>
    <style:style style:name="TableCell34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16" style:family="table-row">
      <style:table-row-properties/>
    </style:style>
    <style:style style:name="TableCell3417" style:family="table-cell">
      <style:table-cell-properties fo:border="0.0069in solid #000000" style:writing-mode="lr-tb" fo:padding-top="0in" fo:padding-left="0.075in" fo:padding-bottom="0in" fo:padding-right="0.075in"/>
    </style:style>
    <style:style style:name="T3418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341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420" style:family="table-cell">
      <style:table-cell-properties fo:border="0.0069in solid #000000" style:writing-mode="lr-tb" fo:padding-top="0in" fo:padding-left="0.075in" fo:padding-bottom="0in" fo:padding-right="0.075in"/>
    </style:style>
    <style:style style:name="T34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422" style:family="table-cell">
      <style:table-cell-properties fo:border="0.0069in solid #000000" style:writing-mode="lr-tb" fo:padding-top="0in" fo:padding-left="0.075in" fo:padding-bottom="0in" fo:padding-right="0.075in"/>
    </style:style>
    <style:style style:name="T342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424" style:family="table-cell">
      <style:table-cell-properties fo:border="0.0069in solid #000000" style:writing-mode="lr-tb" fo:padding-top="0in" fo:padding-left="0.075in" fo:padding-bottom="0in" fo:padding-right="0.075in"/>
    </style:style>
    <style:style style:name="T34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426" style:family="table-cell">
      <style:table-cell-properties fo:border="0.0069in solid #000000" style:writing-mode="lr-tb" fo:padding-top="0in" fo:padding-left="0.075in" fo:padding-bottom="0in" fo:padding-right="0.075in"/>
    </style:style>
    <style:style style:name="T34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428" style:family="table-row">
      <style:table-row-properties/>
    </style:style>
    <style:style style:name="TableCell3429" style:family="table-cell">
      <style:table-cell-properties fo:border="0.0069in solid #000000" style:writing-mode="lr-tb" fo:padding-top="0in" fo:padding-left="0.075in" fo:padding-bottom="0in" fo:padding-right="0.075in"/>
    </style:style>
    <style:style style:name="T343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431" style:family="table-cell">
      <style:table-cell-properties fo:border="0.0069in solid #000000" style:writing-mode="lr-tb" fo:padding-top="0in" fo:padding-left="0.075in" fo:padding-bottom="0in" fo:padding-right="0.075in"/>
    </style:style>
    <style:style style:name="T34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433" style:family="table-cell">
      <style:table-cell-properties fo:border="0.0069in solid #000000" style:writing-mode="lr-tb" fo:padding-top="0in" fo:padding-left="0.075in" fo:padding-bottom="0in" fo:padding-right="0.075in"/>
    </style:style>
    <style:style style:name="T3434" style:parent-style-name="DefaultParagraphFont" style:family="text">
      <style:text-properties fo:font-size="7pt" style:font-size-asian="7pt" style:font-size-complex="7pt"/>
    </style:style>
    <style:style style:name="TableCell34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37" style:family="table-row">
      <style:table-row-properties/>
    </style:style>
    <style:style style:name="TableCell3438" style:family="table-cell">
      <style:table-cell-properties fo:border="0.0069in solid #000000" style:writing-mode="lr-tb" fo:padding-top="0in" fo:padding-left="0.075in" fo:padding-bottom="0in" fo:padding-right="0.075in"/>
    </style:style>
    <style:style style:name="T343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440" style:family="table-cell">
      <style:table-cell-properties fo:border="0.0069in solid #000000" style:writing-mode="lr-tb" fo:padding-top="0in" fo:padding-left="0.075in" fo:padding-bottom="0in" fo:padding-right="0.075in"/>
    </style:style>
    <style:style style:name="T344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442" style:family="table-cell">
      <style:table-cell-properties fo:border="0.0069in solid #000000" style:writing-mode="lr-tb" fo:padding-top="0in" fo:padding-left="0.075in" fo:padding-bottom="0in" fo:padding-right="0.075in"/>
    </style:style>
    <style:style style:name="T344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444" style:family="table-cell">
      <style:table-cell-properties fo:border="0.0069in solid #000000" style:writing-mode="lr-tb" fo:padding-top="0in" fo:padding-left="0.075in" fo:padding-bottom="0in" fo:padding-right="0.075in"/>
    </style:style>
    <style:style style:name="T34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446" style:family="table-cell">
      <style:table-cell-properties fo:border="0.0069in solid #000000" style:writing-mode="lr-tb" fo:padding-top="0in" fo:padding-left="0.075in" fo:padding-bottom="0in" fo:padding-right="0.075in"/>
    </style:style>
    <style:style style:name="T34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448" style:family="table-row">
      <style:table-row-properties/>
    </style:style>
    <style:style style:name="TableCell3449" style:family="table-cell">
      <style:table-cell-properties fo:border="0.0069in solid #000000" style:writing-mode="lr-tb" fo:padding-top="0in" fo:padding-left="0.075in" fo:padding-bottom="0in" fo:padding-right="0.075in"/>
    </style:style>
    <style:style style:name="T345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451" style:family="table-cell">
      <style:table-cell-properties fo:border="0.0069in solid #000000" style:writing-mode="lr-tb" fo:padding-top="0in" fo:padding-left="0.075in" fo:padding-bottom="0in" fo:padding-right="0.075in"/>
    </style:style>
    <style:style style:name="T34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453" style:family="table-cell">
      <style:table-cell-properties fo:border="0.0069in solid #000000" style:writing-mode="lr-tb" fo:padding-top="0in" fo:padding-left="0.075in" fo:padding-bottom="0in" fo:padding-right="0.075in"/>
    </style:style>
    <style:style style:name="T3454" style:parent-style-name="DefaultParagraphFont" style:family="text">
      <style:text-properties fo:font-size="7pt" style:font-size-asian="7pt" style:font-size-complex="7pt"/>
    </style:style>
    <style:style style:name="TableCell34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57" style:family="table-row">
      <style:table-row-properties/>
    </style:style>
    <style:style style:name="TableCell3458" style:family="table-cell">
      <style:table-cell-properties fo:border="0.0069in solid #000000" style:writing-mode="lr-tb" fo:padding-top="0in" fo:padding-left="0.075in" fo:padding-bottom="0in" fo:padding-right="0.075in"/>
    </style:style>
    <style:style style:name="T345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346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461" style:family="table-cell">
      <style:table-cell-properties fo:border="0.0069in solid #000000" style:writing-mode="lr-tb" fo:padding-top="0in" fo:padding-left="0.075in" fo:padding-bottom="0in" fo:padding-right="0.075in"/>
    </style:style>
    <style:style style:name="T346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463" style:family="table-cell">
      <style:table-cell-properties fo:border="0.0069in solid #000000" style:writing-mode="lr-tb" fo:padding-top="0in" fo:padding-left="0.075in" fo:padding-bottom="0in" fo:padding-right="0.075in"/>
    </style:style>
    <style:style style:name="T346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465" style:family="table-cell">
      <style:table-cell-properties fo:border="0.0069in solid #000000" style:writing-mode="lr-tb" fo:padding-top="0in" fo:padding-left="0.075in" fo:padding-bottom="0in" fo:padding-right="0.075in"/>
    </style:style>
    <style:style style:name="T346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467" style:family="table-cell">
      <style:table-cell-properties fo:border="0.0069in solid #000000" style:writing-mode="lr-tb" fo:padding-top="0in" fo:padding-left="0.075in" fo:padding-bottom="0in" fo:padding-right="0.075in"/>
    </style:style>
    <style:style style:name="T346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469" style:family="table-row">
      <style:table-row-properties/>
    </style:style>
    <style:style style:name="TableCell3470" style:family="table-cell">
      <style:table-cell-properties fo:border="0.0069in solid #000000" style:writing-mode="lr-tb" fo:padding-top="0in" fo:padding-left="0.075in" fo:padding-bottom="0in" fo:padding-right="0.075in"/>
    </style:style>
    <style:style style:name="T347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472" style:family="table-cell">
      <style:table-cell-properties fo:border="0.0069in solid #000000" style:writing-mode="lr-tb" fo:padding-top="0in" fo:padding-left="0.075in" fo:padding-bottom="0in" fo:padding-right="0.075in"/>
    </style:style>
    <style:style style:name="T347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474" style:family="table-cell">
      <style:table-cell-properties fo:border="0.0069in solid #000000" style:writing-mode="lr-tb" fo:padding-top="0in" fo:padding-left="0.075in" fo:padding-bottom="0in" fo:padding-right="0.075in"/>
    </style:style>
    <style:style style:name="T3475" style:parent-style-name="DefaultParagraphFont" style:family="text">
      <style:text-properties fo:font-size="7pt" style:font-size-asian="7pt" style:font-size-complex="7pt"/>
    </style:style>
    <style:style style:name="TableCell34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78" style:family="table-row">
      <style:table-row-properties/>
    </style:style>
    <style:style style:name="TableCell3479" style:family="table-cell">
      <style:table-cell-properties fo:border="0.0069in solid #000000" style:writing-mode="lr-tb" fo:padding-top="0in" fo:padding-left="0.075in" fo:padding-bottom="0in" fo:padding-right="0.075in"/>
    </style:style>
    <style:style style:name="T348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481" style:family="table-cell">
      <style:table-cell-properties fo:border="0.0069in solid #000000" style:writing-mode="lr-tb" fo:padding-top="0in" fo:padding-left="0.075in" fo:padding-bottom="0in" fo:padding-right="0.075in"/>
    </style:style>
    <style:style style:name="T348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483" style:family="table-cell">
      <style:table-cell-properties fo:border="0.0069in solid #000000" style:writing-mode="lr-tb" fo:padding-top="0in" fo:padding-left="0.075in" fo:padding-bottom="0in" fo:padding-right="0.075in"/>
    </style:style>
    <style:style style:name="T34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485" style:family="table-cell">
      <style:table-cell-properties fo:border="0.0069in solid #000000" style:writing-mode="lr-tb" fo:padding-top="0in" fo:padding-left="0.075in" fo:padding-bottom="0in" fo:padding-right="0.075in"/>
    </style:style>
    <style:style style:name="T34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487" style:family="table-cell">
      <style:table-cell-properties fo:border="0.0069in solid #000000" style:writing-mode="lr-tb" fo:padding-top="0in" fo:padding-left="0.075in" fo:padding-bottom="0in" fo:padding-right="0.075in"/>
    </style:style>
    <style:style style:name="T34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489" style:family="table-row">
      <style:table-row-properties/>
    </style:style>
    <style:style style:name="TableCell3490" style:family="table-cell">
      <style:table-cell-properties fo:border="0.0069in solid #000000" style:writing-mode="lr-tb" fo:padding-top="0in" fo:padding-left="0.075in" fo:padding-bottom="0in" fo:padding-right="0.075in"/>
    </style:style>
    <style:style style:name="T34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492" style:family="table-cell">
      <style:table-cell-properties fo:border="0.0069in solid #000000" style:writing-mode="lr-tb" fo:padding-top="0in" fo:padding-left="0.075in" fo:padding-bottom="0in" fo:padding-right="0.075in"/>
    </style:style>
    <style:style style:name="T34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494" style:family="table-cell">
      <style:table-cell-properties fo:border="0.0069in solid #000000" style:writing-mode="lr-tb" fo:padding-top="0in" fo:padding-left="0.075in" fo:padding-bottom="0in" fo:padding-right="0.075in"/>
    </style:style>
    <style:style style:name="T3495" style:parent-style-name="DefaultParagraphFont" style:family="text">
      <style:text-properties fo:font-size="7pt" style:font-size-asian="7pt" style:font-size-complex="7pt"/>
    </style:style>
    <style:style style:name="TableCell34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98" style:family="table-row">
      <style:table-row-properties/>
    </style:style>
    <style:style style:name="TableCell3499" style:family="table-cell">
      <style:table-cell-properties fo:border="0.0069in solid #000000" style:writing-mode="lr-tb" fo:padding-top="0in" fo:padding-left="0.075in" fo:padding-bottom="0in" fo:padding-right="0.075in"/>
    </style:style>
    <style:style style:name="T350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350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502" style:family="table-cell">
      <style:table-cell-properties fo:border="0.0069in solid #000000" style:writing-mode="lr-tb" fo:padding-top="0in" fo:padding-left="0.075in" fo:padding-bottom="0in" fo:padding-right="0.075in"/>
    </style:style>
    <style:style style:name="T350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504" style:family="table-cell">
      <style:table-cell-properties fo:border="0.0069in solid #000000" style:writing-mode="lr-tb" fo:padding-top="0in" fo:padding-left="0.075in" fo:padding-bottom="0in" fo:padding-right="0.075in"/>
    </style:style>
    <style:style style:name="T350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506" style:family="table-cell">
      <style:table-cell-properties fo:border="0.0069in solid #000000" style:writing-mode="lr-tb" fo:padding-top="0in" fo:padding-left="0.075in" fo:padding-bottom="0in" fo:padding-right="0.075in"/>
    </style:style>
    <style:style style:name="T35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508" style:family="table-cell">
      <style:table-cell-properties fo:border="0.0069in solid #000000" style:writing-mode="lr-tb" fo:padding-top="0in" fo:padding-left="0.075in" fo:padding-bottom="0in" fo:padding-right="0.075in"/>
    </style:style>
    <style:style style:name="T350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510" style:family="table-row">
      <style:table-row-properties/>
    </style:style>
    <style:style style:name="TableCell3511" style:family="table-cell">
      <style:table-cell-properties fo:border="0.0069in solid #000000" style:writing-mode="lr-tb" fo:padding-top="0in" fo:padding-left="0.075in" fo:padding-bottom="0in" fo:padding-right="0.075in"/>
    </style:style>
    <style:style style:name="T351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513" style:family="table-cell">
      <style:table-cell-properties fo:border="0.0069in solid #000000" style:writing-mode="lr-tb" fo:padding-top="0in" fo:padding-left="0.075in" fo:padding-bottom="0in" fo:padding-right="0.075in"/>
    </style:style>
    <style:style style:name="T351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515" style:family="table-cell">
      <style:table-cell-properties fo:border="0.0069in solid #000000" style:writing-mode="lr-tb" fo:padding-top="0in" fo:padding-left="0.075in" fo:padding-bottom="0in" fo:padding-right="0.075in"/>
    </style:style>
    <style:style style:name="T3516" style:parent-style-name="DefaultParagraphFont" style:family="text">
      <style:text-properties fo:font-size="7pt" style:font-size-asian="7pt" style:font-size-complex="7pt"/>
    </style:style>
    <style:style style:name="TableCell35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19" style:family="table-row">
      <style:table-row-properties/>
    </style:style>
    <style:style style:name="TableCell3520" style:family="table-cell">
      <style:table-cell-properties fo:border="0.0069in solid #000000" style:writing-mode="lr-tb" fo:padding-top="0in" fo:padding-left="0.075in" fo:padding-bottom="0in" fo:padding-right="0.075in"/>
    </style:style>
    <style:style style:name="T35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522" style:family="table-cell">
      <style:table-cell-properties fo:border="0.0069in solid #000000" style:writing-mode="lr-tb" fo:padding-top="0in" fo:padding-left="0.075in" fo:padding-bottom="0in" fo:padding-right="0.075in"/>
    </style:style>
    <style:style style:name="T352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524" style:family="table-cell">
      <style:table-cell-properties fo:border="0.0069in solid #000000" style:writing-mode="lr-tb" fo:padding-top="0in" fo:padding-left="0.075in" fo:padding-bottom="0in" fo:padding-right="0.075in"/>
    </style:style>
    <style:style style:name="T35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526" style:family="table-cell">
      <style:table-cell-properties fo:border="0.0069in solid #000000" style:writing-mode="lr-tb" fo:padding-top="0in" fo:padding-left="0.075in" fo:padding-bottom="0in" fo:padding-right="0.075in"/>
    </style:style>
    <style:style style:name="T35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528" style:family="table-cell">
      <style:table-cell-properties fo:border="0.0069in solid #000000" style:writing-mode="lr-tb" fo:padding-top="0in" fo:padding-left="0.075in" fo:padding-bottom="0in" fo:padding-right="0.075in"/>
    </style:style>
    <style:style style:name="T35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530" style:family="table-row">
      <style:table-row-properties/>
    </style:style>
    <style:style style:name="TableCell3531" style:family="table-cell">
      <style:table-cell-properties fo:border="0.0069in solid #000000" style:writing-mode="lr-tb" fo:padding-top="0in" fo:padding-left="0.075in" fo:padding-bottom="0in" fo:padding-right="0.075in"/>
    </style:style>
    <style:style style:name="T35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533" style:family="table-cell">
      <style:table-cell-properties fo:border="0.0069in solid #000000" style:writing-mode="lr-tb" fo:padding-top="0in" fo:padding-left="0.075in" fo:padding-bottom="0in" fo:padding-right="0.075in"/>
    </style:style>
    <style:style style:name="T353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5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38" style:family="table-row">
      <style:table-row-properties/>
    </style:style>
    <style:style style:name="TableCell3539" style:family="table-cell">
      <style:table-cell-properties fo:border="0.0069in solid #000000" style:writing-mode="lr-tb" fo:padding-top="0in" fo:padding-left="0.075in" fo:padding-bottom="0in" fo:padding-right="0.075in"/>
    </style:style>
    <style:style style:name="T354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541" style:family="table-cell">
      <style:table-cell-properties fo:border="0.0069in solid #000000" style:writing-mode="lr-tb" fo:padding-top="0in" fo:padding-left="0.075in" fo:padding-bottom="0in" fo:padding-right="0.075in"/>
    </style:style>
    <style:style style:name="T354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543" style:family="table-cell">
      <style:table-cell-properties fo:border="0.0069in solid #000000" style:writing-mode="lr-tb" fo:padding-top="0in" fo:padding-left="0.075in" fo:padding-bottom="0in" fo:padding-right="0.075in"/>
    </style:style>
    <style:style style:name="T354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545" style:family="table-cell">
      <style:table-cell-properties fo:border="0.0069in solid #000000" style:writing-mode="lr-tb" fo:padding-top="0in" fo:padding-left="0.075in" fo:padding-bottom="0in" fo:padding-right="0.075in"/>
    </style:style>
    <style:style style:name="T354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547" style:family="table-cell">
      <style:table-cell-properties fo:border="0.0069in solid #000000" style:writing-mode="lr-tb" fo:padding-top="0in" fo:padding-left="0.075in" fo:padding-bottom="0in" fo:padding-right="0.075in"/>
    </style:style>
    <style:style style:name="T354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549" style:family="table-row">
      <style:table-row-properties/>
    </style:style>
    <style:style style:name="TableCell3550" style:family="table-cell">
      <style:table-cell-properties fo:border="0.0069in solid #000000" style:writing-mode="lr-tb" fo:padding-top="0in" fo:padding-left="0.075in" fo:padding-bottom="0in" fo:padding-right="0.075in"/>
    </style:style>
    <style:style style:name="T355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552" style:family="table-cell">
      <style:table-cell-properties fo:border="0.0069in solid #000000" style:writing-mode="lr-tb" fo:padding-top="0in" fo:padding-left="0.075in" fo:padding-bottom="0in" fo:padding-right="0.075in"/>
    </style:style>
    <style:style style:name="T355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5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57" style:family="table-row">
      <style:table-row-properties/>
    </style:style>
    <style:style style:name="TableCell3558" style:family="table-cell">
      <style:table-cell-properties fo:border="0.0069in solid #000000" style:writing-mode="lr-tb" fo:padding-top="0in" fo:padding-left="0.075in" fo:padding-bottom="0in" fo:padding-right="0.075in"/>
    </style:style>
    <style:style style:name="T355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560" style:family="table-cell">
      <style:table-cell-properties fo:border="0.0069in solid #000000" style:writing-mode="lr-tb" fo:padding-top="0in" fo:padding-left="0.075in" fo:padding-bottom="0in" fo:padding-right="0.075in"/>
    </style:style>
    <style:style style:name="T356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562" style:family="table-cell">
      <style:table-cell-properties fo:border="0.0069in solid #000000" style:writing-mode="lr-tb" fo:padding-top="0in" fo:padding-left="0.075in" fo:padding-bottom="0in" fo:padding-right="0.075in"/>
    </style:style>
    <style:style style:name="T356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564" style:family="table-cell">
      <style:table-cell-properties fo:border="0.0069in solid #000000" style:writing-mode="lr-tb" fo:padding-top="0in" fo:padding-left="0.075in" fo:padding-bottom="0in" fo:padding-right="0.075in"/>
    </style:style>
    <style:style style:name="T35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566" style:family="table-cell">
      <style:table-cell-properties fo:border="0.0069in solid #000000" style:writing-mode="lr-tb" fo:padding-top="0in" fo:padding-left="0.075in" fo:padding-bottom="0in" fo:padding-right="0.075in"/>
    </style:style>
    <style:style style:name="T35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568" style:family="table-row">
      <style:table-row-properties/>
    </style:style>
    <style:style style:name="TableCell3569" style:family="table-cell">
      <style:table-cell-properties fo:border="0.0069in solid #000000" style:writing-mode="lr-tb" fo:padding-top="0in" fo:padding-left="0.075in" fo:padding-bottom="0in" fo:padding-right="0.075in"/>
    </style:style>
    <style:style style:name="T357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571" style:family="table-cell">
      <style:table-cell-properties fo:border="0.0069in solid #000000" style:writing-mode="lr-tb" fo:padding-top="0in" fo:padding-left="0.075in" fo:padding-bottom="0in" fo:padding-right="0.075in"/>
    </style:style>
    <style:style style:name="T357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5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76" style:family="table-row">
      <style:table-row-properties/>
    </style:style>
    <style:style style:name="TableCell3577" style:family="table-cell">
      <style:table-cell-properties fo:border="0.0069in solid #000000" style:writing-mode="lr-tb" fo:padding-top="0in" fo:padding-left="0.075in" fo:padding-bottom="0in" fo:padding-right="0.075in"/>
    </style:style>
    <style:style style:name="T3578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579" style:family="table-cell">
      <style:table-cell-properties fo:border="0.0069in solid #000000" style:writing-mode="lr-tb" fo:padding-top="0in" fo:padding-left="0.075in" fo:padding-bottom="0in" fo:padding-right="0.075in"/>
    </style:style>
    <style:style style:name="T358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581" style:family="table-cell">
      <style:table-cell-properties fo:border="0.0069in solid #000000" style:writing-mode="lr-tb" fo:padding-top="0in" fo:padding-left="0.075in" fo:padding-bottom="0in" fo:padding-right="0.075in"/>
    </style:style>
    <style:style style:name="T358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583" style:family="table-cell">
      <style:table-cell-properties fo:border="0.0069in solid #000000" style:writing-mode="lr-tb" fo:padding-top="0in" fo:padding-left="0.075in" fo:padding-bottom="0in" fo:padding-right="0.075in"/>
    </style:style>
    <style:style style:name="T35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585" style:family="table-cell">
      <style:table-cell-properties fo:border="0.0069in solid #000000" style:writing-mode="lr-tb" fo:padding-top="0in" fo:padding-left="0.075in" fo:padding-bottom="0in" fo:padding-right="0.075in"/>
    </style:style>
    <style:style style:name="T35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587" style:family="table-row">
      <style:table-row-properties/>
    </style:style>
    <style:style style:name="TableCell3588" style:family="table-cell">
      <style:table-cell-properties fo:border="0.0069in solid #000000" style:writing-mode="lr-tb" fo:padding-top="0in" fo:padding-left="0.075in" fo:padding-bottom="0in" fo:padding-right="0.075in"/>
    </style:style>
    <style:style style:name="T358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590" style:family="table-cell">
      <style:table-cell-properties fo:border="0.0069in solid #000000" style:writing-mode="lr-tb" fo:padding-top="0in" fo:padding-left="0.075in" fo:padding-bottom="0in" fo:padding-right="0.075in"/>
    </style:style>
    <style:style style:name="T35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5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94" style:family="table-cell">
      <style:table-cell-properties fo:border="0.0069in solid #000000" style:writing-mode="lr-tb" fo:padding-top="0in" fo:padding-left="0.075in" fo:padding-bottom="0in" fo:padding-right="0.075in"/>
    </style:style>
    <style:style style:name="P3595" style:parent-style-name="Normal" style:master-page-name="MP20" style:family="paragraph">
      <style:paragraph-properties fo:break-before="page"/>
    </style:style>
    <style:style style:name="TableColumn3597" style:family="table-column">
      <style:table-column-properties style:column-width="1.6041in"/>
    </style:style>
    <style:style style:name="TableColumn3598" style:family="table-column">
      <style:table-column-properties style:column-width="1.6041in"/>
    </style:style>
    <style:style style:name="TableColumn3599" style:family="table-column">
      <style:table-column-properties style:column-width="1.6041in"/>
    </style:style>
    <style:style style:name="Table3596" style:family="table">
      <style:table-properties style:width="4.8125in" fo:margin-left="0in" table:align="center"/>
    </style:style>
    <style:style style:name="TableRow3600" style:family="table-row">
      <style:table-row-properties/>
    </style:style>
    <style:style style:name="TableCell3601" style:family="table-cell">
      <style:table-cell-properties fo:border="0.0069in solid #000000" style:writing-mode="lr-tb" fo:padding-top="0in" fo:padding-left="0.075in" fo:padding-bottom="0in" fo:padding-right="0.075in"/>
    </style:style>
    <style:style style:name="T360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603" style:family="table-cell">
      <style:table-cell-properties fo:border="0.0069in solid #000000" style:writing-mode="lr-tb" fo:padding-top="0in" fo:padding-left="0.075in" fo:padding-bottom="0in" fo:padding-right="0.075in"/>
    </style:style>
    <style:style style:name="T360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605" style:family="table-cell">
      <style:table-cell-properties fo:border="0.0069in solid #000000" style:writing-mode="lr-tb" fo:padding-top="0in" fo:padding-left="0.075in" fo:padding-bottom="0in" fo:padding-right="0.075in"/>
    </style:style>
    <style:style style:name="T360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607" style:family="table-row">
      <style:table-row-properties/>
    </style:style>
    <style:style style:name="TableCell3608" style:family="table-cell">
      <style:table-cell-properties fo:border="0.0069in solid #000000" style:writing-mode="lr-tb" fo:padding-top="0in" fo:padding-left="0.075in" fo:padding-bottom="0in" fo:padding-right="0.075in"/>
    </style:style>
    <style:style style:name="T360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610" style:family="table-cell">
      <style:table-cell-properties fo:border="0.0069in solid #000000" style:writing-mode="lr-tb" fo:padding-top="0in" fo:padding-left="0.075in" fo:padding-bottom="0in" fo:padding-right="0.075in"/>
    </style:style>
    <style:style style:name="T361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612" style:family="table-cell">
      <style:table-cell-properties fo:border="0.0069in solid #000000" style:writing-mode="lr-tb" fo:padding-top="0in" fo:padding-left="0.075in" fo:padding-bottom="0in" fo:padding-right="0.075in"/>
    </style:style>
    <style:style style:name="T3613" style:parent-style-name="DefaultParagraphFont" style:family="text">
      <style:text-properties fo:font-size="7pt" style:font-size-asian="7pt" style:font-size-complex="7pt"/>
    </style:style>
    <style:style style:name="TableRow3614" style:family="table-row">
      <style:table-row-properties/>
    </style:style>
    <style:style style:name="TableCell3615" style:family="table-cell">
      <style:table-cell-properties fo:border="0.0069in solid #000000" style:writing-mode="lr-tb" fo:padding-top="0in" fo:padding-left="0.075in" fo:padding-bottom="0in" fo:padding-right="0.075in"/>
    </style:style>
    <style:style style:name="T361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617" style:family="table-cell">
      <style:table-cell-properties fo:border="0.0069in solid #000000" style:writing-mode="lr-tb" fo:padding-top="0in" fo:padding-left="0.075in" fo:padding-bottom="0in" fo:padding-right="0.075in"/>
    </style:style>
    <style:style style:name="T361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619" style:family="table-cell">
      <style:table-cell-properties fo:border="0.0069in solid #000000" style:writing-mode="lr-tb" fo:padding-top="0in" fo:padding-left="0.075in" fo:padding-bottom="0in" fo:padding-right="0.075in"/>
    </style:style>
    <style:style style:name="T362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621" style:family="table-row">
      <style:table-row-properties/>
    </style:style>
    <style:style style:name="TableCell3622" style:family="table-cell">
      <style:table-cell-properties fo:border="0.0069in solid #000000" style:writing-mode="lr-tb" fo:padding-top="0in" fo:padding-left="0.075in" fo:padding-bottom="0in" fo:padding-right="0.075in"/>
    </style:style>
    <style:style style:name="T362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624" style:family="table-cell">
      <style:table-cell-properties fo:border="0.0069in solid #000000" style:writing-mode="lr-tb" fo:padding-top="0in" fo:padding-left="0.075in" fo:padding-bottom="0in" fo:padding-right="0.075in"/>
    </style:style>
    <style:style style:name="T362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626" style:family="table-cell">
      <style:table-cell-properties fo:border="0.0069in solid #000000" style:writing-mode="lr-tb" fo:padding-top="0in" fo:padding-left="0.075in" fo:padding-bottom="0in" fo:padding-right="0.075in"/>
    </style:style>
    <style:style style:name="T3627" style:parent-style-name="DefaultParagraphFont" style:family="text">
      <style:text-properties fo:font-size="7pt" style:font-size-asian="7pt" style:font-size-complex="7pt"/>
    </style:style>
    <style:style style:name="TableRow3628" style:family="table-row">
      <style:table-row-properties/>
    </style:style>
    <style:style style:name="TableCell3629" style:family="table-cell">
      <style:table-cell-properties fo:border="0.0069in solid #000000" style:writing-mode="lr-tb" fo:padding-top="0in" fo:padding-left="0.075in" fo:padding-bottom="0in" fo:padding-right="0.075in"/>
    </style:style>
    <style:style style:name="T363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631" style:family="table-cell">
      <style:table-cell-properties fo:border="0.0069in solid #000000" style:writing-mode="lr-tb" fo:padding-top="0in" fo:padding-left="0.075in" fo:padding-bottom="0in" fo:padding-right="0.075in"/>
    </style:style>
    <style:style style:name="T363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633" style:family="table-cell">
      <style:table-cell-properties fo:border="0.0069in solid #000000" style:writing-mode="lr-tb" fo:padding-top="0in" fo:padding-left="0.075in" fo:padding-bottom="0in" fo:padding-right="0.075in"/>
    </style:style>
    <style:style style:name="T363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635" style:family="table-row">
      <style:table-row-properties/>
    </style:style>
    <style:style style:name="TableCell3636" style:family="table-cell">
      <style:table-cell-properties fo:border="0.0069in solid #000000" style:writing-mode="lr-tb" fo:padding-top="0in" fo:padding-left="0.075in" fo:padding-bottom="0in" fo:padding-right="0.075in"/>
    </style:style>
    <style:style style:name="T363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638" style:family="table-cell">
      <style:table-cell-properties fo:border="0.0069in solid #000000" style:writing-mode="lr-tb" fo:padding-top="0in" fo:padding-left="0.075in" fo:padding-bottom="0in" fo:padding-right="0.075in"/>
    </style:style>
    <style:style style:name="T363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640" style:family="table-cell">
      <style:table-cell-properties fo:border="0.0069in solid #000000" style:writing-mode="lr-tb" fo:padding-top="0in" fo:padding-left="0.075in" fo:padding-bottom="0in" fo:padding-right="0.075in"/>
    </style:style>
    <style:style style:name="T3641" style:parent-style-name="DefaultParagraphFont" style:family="text">
      <style:text-properties fo:font-size="7pt" style:font-size-asian="7pt" style:font-size-complex="7pt"/>
    </style:style>
    <style:style style:name="TableRow3642" style:family="table-row">
      <style:table-row-properties/>
    </style:style>
    <style:style style:name="TableCell3643" style:family="table-cell">
      <style:table-cell-properties fo:border="0.0069in solid #000000" style:writing-mode="lr-tb" fo:padding-top="0in" fo:padding-left="0.075in" fo:padding-bottom="0in" fo:padding-right="0.075in"/>
    </style:style>
    <style:style style:name="T364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645" style:family="table-cell">
      <style:table-cell-properties fo:border="0.0069in solid #000000" style:writing-mode="lr-tb" fo:padding-top="0in" fo:padding-left="0.075in" fo:padding-bottom="0in" fo:padding-right="0.075in"/>
    </style:style>
    <style:style style:name="T364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647" style:family="table-cell">
      <style:table-cell-properties fo:border="0.0069in solid #000000" style:writing-mode="lr-tb" fo:padding-top="0in" fo:padding-left="0.075in" fo:padding-bottom="0in" fo:padding-right="0.075in"/>
    </style:style>
    <style:style style:name="T364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649" style:family="table-row">
      <style:table-row-properties/>
    </style:style>
    <style:style style:name="TableCell3650" style:family="table-cell">
      <style:table-cell-properties fo:border="0.0069in solid #000000" style:writing-mode="lr-tb" fo:padding-top="0in" fo:padding-left="0.075in" fo:padding-bottom="0in" fo:padding-right="0.075in"/>
    </style:style>
    <style:style style:name="T365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652" style:family="table-cell">
      <style:table-cell-properties fo:border="0.0069in solid #000000" style:writing-mode="lr-tb" fo:padding-top="0in" fo:padding-left="0.075in" fo:padding-bottom="0in" fo:padding-right="0.075in"/>
    </style:style>
    <style:style style:name="T365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654" style:family="table-cell">
      <style:table-cell-properties fo:border="0.0069in solid #000000" style:writing-mode="lr-tb" fo:padding-top="0in" fo:padding-left="0.075in" fo:padding-bottom="0in" fo:padding-right="0.075in"/>
    </style:style>
    <style:style style:name="T3655" style:parent-style-name="DefaultParagraphFont" style:family="text">
      <style:text-properties fo:font-size="7pt" style:font-size-asian="7pt" style:font-size-complex="7pt"/>
    </style:style>
    <style:style style:name="TableRow3656" style:family="table-row">
      <style:table-row-properties/>
    </style:style>
    <style:style style:name="TableCell3657" style:family="table-cell">
      <style:table-cell-properties fo:border="0.0069in solid #000000" style:writing-mode="lr-tb" fo:padding-top="0in" fo:padding-left="0.075in" fo:padding-bottom="0in" fo:padding-right="0.075in"/>
    </style:style>
    <style:style style:name="T365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659" style:family="table-cell">
      <style:table-cell-properties fo:border="0.0069in solid #000000" style:writing-mode="lr-tb" fo:padding-top="0in" fo:padding-left="0.075in" fo:padding-bottom="0in" fo:padding-right="0.075in"/>
    </style:style>
    <style:style style:name="T366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366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662" style:family="table-cell">
      <style:table-cell-properties fo:border="0.0069in solid #000000" style:writing-mode="lr-tb" fo:padding-top="0in" fo:padding-left="0.075in" fo:padding-bottom="0in" fo:padding-right="0.075in"/>
    </style:style>
    <style:style style:name="T366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664" style:family="table-row">
      <style:table-row-properties/>
    </style:style>
    <style:style style:name="TableCell3665" style:family="table-cell">
      <style:table-cell-properties fo:border="0.0069in solid #000000" style:writing-mode="lr-tb" fo:padding-top="0in" fo:padding-left="0.075in" fo:padding-bottom="0in" fo:padding-right="0.075in"/>
    </style:style>
    <style:style style:name="T366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667" style:family="table-cell">
      <style:table-cell-properties fo:border="0.0069in solid #000000" style:writing-mode="lr-tb" fo:padding-top="0in" fo:padding-left="0.075in" fo:padding-bottom="0in" fo:padding-right="0.075in"/>
    </style:style>
    <style:style style:name="T366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669" style:family="table-cell">
      <style:table-cell-properties fo:border="0.0069in solid #000000" style:writing-mode="lr-tb" fo:padding-top="0in" fo:padding-left="0.075in" fo:padding-bottom="0in" fo:padding-right="0.075in"/>
    </style:style>
    <style:style style:name="T3670" style:parent-style-name="DefaultParagraphFont" style:family="text">
      <style:text-properties fo:font-size="7pt" style:font-size-asian="7pt" style:font-size-complex="7pt"/>
    </style:style>
    <style:style style:name="TableRow3671" style:family="table-row">
      <style:table-row-properties/>
    </style:style>
    <style:style style:name="TableCell3672" style:family="table-cell">
      <style:table-cell-properties fo:border="0.0069in solid #000000" style:writing-mode="lr-tb" fo:padding-top="0in" fo:padding-left="0.075in" fo:padding-bottom="0in" fo:padding-right="0.075in"/>
    </style:style>
    <style:style style:name="T367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674" style:family="table-cell">
      <style:table-cell-properties fo:border="0.0069in solid #000000" style:writing-mode="lr-tb" fo:padding-top="0in" fo:padding-left="0.075in" fo:padding-bottom="0in" fo:padding-right="0.075in"/>
    </style:style>
    <style:style style:name="T367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676" style:family="table-cell">
      <style:table-cell-properties fo:border="0.0069in solid #000000" style:writing-mode="lr-tb" fo:padding-top="0in" fo:padding-left="0.075in" fo:padding-bottom="0in" fo:padding-right="0.075in"/>
    </style:style>
    <style:style style:name="T367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678" style:family="table-row">
      <style:table-row-properties/>
    </style:style>
    <style:style style:name="TableCell3679" style:family="table-cell">
      <style:table-cell-properties fo:border="0.0069in solid #000000" style:writing-mode="lr-tb" fo:padding-top="0in" fo:padding-left="0.075in" fo:padding-bottom="0in" fo:padding-right="0.075in"/>
    </style:style>
    <style:style style:name="T368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681" style:family="table-cell">
      <style:table-cell-properties fo:border="0.0069in solid #000000" style:writing-mode="lr-tb" fo:padding-top="0in" fo:padding-left="0.075in" fo:padding-bottom="0in" fo:padding-right="0.075in"/>
    </style:style>
    <style:style style:name="T368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683" style:family="table-cell">
      <style:table-cell-properties fo:border="0.0069in solid #000000" style:writing-mode="lr-tb" fo:padding-top="0in" fo:padding-left="0.075in" fo:padding-bottom="0in" fo:padding-right="0.075in"/>
    </style:style>
    <style:style style:name="T3684" style:parent-style-name="DefaultParagraphFont" style:family="text">
      <style:text-properties fo:font-size="7pt" style:font-size-asian="7pt" style:font-size-complex="7pt"/>
    </style:style>
    <style:style style:name="TableRow3685" style:family="table-row">
      <style:table-row-properties/>
    </style:style>
    <style:style style:name="TableCell3686" style:family="table-cell">
      <style:table-cell-properties fo:border="0.0069in solid #000000" style:writing-mode="lr-tb" fo:padding-top="0in" fo:padding-left="0.075in" fo:padding-bottom="0in" fo:padding-right="0.075in"/>
    </style:style>
    <style:style style:name="T368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688" style:family="table-cell">
      <style:table-cell-properties fo:border="0.0069in solid #000000" style:writing-mode="lr-tb" fo:padding-top="0in" fo:padding-left="0.075in" fo:padding-bottom="0in" fo:padding-right="0.075in"/>
    </style:style>
    <style:style style:name="T368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690" style:family="table-cell">
      <style:table-cell-properties fo:border="0.0069in solid #000000" style:writing-mode="lr-tb" fo:padding-top="0in" fo:padding-left="0.075in" fo:padding-bottom="0in" fo:padding-right="0.075in"/>
    </style:style>
    <style:style style:name="T369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692" style:family="table-row">
      <style:table-row-properties/>
    </style:style>
    <style:style style:name="TableCell3693" style:family="table-cell">
      <style:table-cell-properties fo:border="0.0069in solid #000000" style:writing-mode="lr-tb" fo:padding-top="0in" fo:padding-left="0.075in" fo:padding-bottom="0in" fo:padding-right="0.075in"/>
    </style:style>
    <style:style style:name="T369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695" style:family="table-cell">
      <style:table-cell-properties fo:border="0.0069in solid #000000" style:writing-mode="lr-tb" fo:padding-top="0in" fo:padding-left="0.075in" fo:padding-bottom="0in" fo:padding-right="0.075in"/>
    </style:style>
    <style:style style:name="T369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697" style:family="table-cell">
      <style:table-cell-properties fo:border="0.0069in solid #000000" style:writing-mode="lr-tb" fo:padding-top="0in" fo:padding-left="0.075in" fo:padding-bottom="0in" fo:padding-right="0.075in"/>
    </style:style>
    <style:style style:name="T3698" style:parent-style-name="DefaultParagraphFont" style:family="text">
      <style:text-properties fo:font-size="7pt" style:font-size-asian="7pt" style:font-size-complex="7pt"/>
    </style:style>
    <style:style style:name="TableRow3699" style:family="table-row">
      <style:table-row-properties/>
    </style:style>
    <style:style style:name="TableCell3700" style:family="table-cell">
      <style:table-cell-properties fo:border="0.0069in solid #000000" style:writing-mode="lr-tb" fo:padding-top="0in" fo:padding-left="0.075in" fo:padding-bottom="0in" fo:padding-right="0.075in"/>
    </style:style>
    <style:style style:name="T370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370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703" style:family="table-cell">
      <style:table-cell-properties fo:border="0.0069in solid #000000" style:writing-mode="lr-tb" fo:padding-top="0in" fo:padding-left="0.075in" fo:padding-bottom="0in" fo:padding-right="0.075in"/>
    </style:style>
    <style:style style:name="T370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705" style:family="table-cell">
      <style:table-cell-properties fo:border="0.0069in solid #000000" style:writing-mode="lr-tb" fo:padding-top="0in" fo:padding-left="0.075in" fo:padding-bottom="0in" fo:padding-right="0.075in"/>
    </style:style>
    <style:style style:name="T370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707" style:family="table-row">
      <style:table-row-properties/>
    </style:style>
    <style:style style:name="TableCell3708" style:family="table-cell">
      <style:table-cell-properties fo:border="0.0069in solid #000000" style:writing-mode="lr-tb" fo:padding-top="0in" fo:padding-left="0.075in" fo:padding-bottom="0in" fo:padding-right="0.075in"/>
    </style:style>
    <style:style style:name="T370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710" style:family="table-cell">
      <style:table-cell-properties fo:border="0.0069in solid #000000" style:writing-mode="lr-tb" fo:padding-top="0in" fo:padding-left="0.075in" fo:padding-bottom="0in" fo:padding-right="0.075in"/>
    </style:style>
    <style:style style:name="T371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712" style:family="table-cell">
      <style:table-cell-properties fo:border="0.0069in solid #000000" style:writing-mode="lr-tb" fo:padding-top="0in" fo:padding-left="0.075in" fo:padding-bottom="0in" fo:padding-right="0.075in"/>
    </style:style>
    <style:style style:name="T3713" style:parent-style-name="DefaultParagraphFont" style:family="text">
      <style:text-properties fo:font-size="7pt" style:font-size-asian="7pt" style:font-size-complex="7pt"/>
    </style:style>
    <style:style style:name="TableRow3714" style:family="table-row">
      <style:table-row-properties/>
    </style:style>
    <style:style style:name="TableCell3715" style:family="table-cell">
      <style:table-cell-properties fo:border="0.0069in solid #000000" style:writing-mode="lr-tb" fo:padding-top="0in" fo:padding-left="0.075in" fo:padding-bottom="0in" fo:padding-right="0.075in"/>
    </style:style>
    <style:style style:name="T371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717" style:family="table-cell">
      <style:table-cell-properties fo:border="0.0069in solid #000000" style:writing-mode="lr-tb" fo:padding-top="0in" fo:padding-left="0.075in" fo:padding-bottom="0in" fo:padding-right="0.075in"/>
    </style:style>
    <style:style style:name="T371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719" style:family="table-cell">
      <style:table-cell-properties fo:border="0.0069in solid #000000" style:writing-mode="lr-tb" fo:padding-top="0in" fo:padding-left="0.075in" fo:padding-bottom="0in" fo:padding-right="0.075in"/>
    </style:style>
    <style:style style:name="T372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721" style:family="table-row">
      <style:table-row-properties/>
    </style:style>
    <style:style style:name="TableCell3722" style:family="table-cell">
      <style:table-cell-properties fo:border="0.0069in solid #000000" style:writing-mode="lr-tb" fo:padding-top="0in" fo:padding-left="0.075in" fo:padding-bottom="0in" fo:padding-right="0.075in"/>
    </style:style>
    <style:style style:name="T372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724" style:family="table-cell">
      <style:table-cell-properties fo:border="0.0069in solid #000000" style:writing-mode="lr-tb" fo:padding-top="0in" fo:padding-left="0.075in" fo:padding-bottom="0in" fo:padding-right="0.075in"/>
    </style:style>
    <style:style style:name="T372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726" style:family="table-cell">
      <style:table-cell-properties fo:border="0.0069in solid #000000" style:writing-mode="lr-tb" fo:padding-top="0in" fo:padding-left="0.075in" fo:padding-bottom="0in" fo:padding-right="0.075in"/>
    </style:style>
    <style:style style:name="T3727" style:parent-style-name="DefaultParagraphFont" style:family="text">
      <style:text-properties fo:font-size="7pt" style:font-size-asian="7pt" style:font-size-complex="7pt"/>
    </style:style>
    <style:style style:name="TableRow3728" style:family="table-row">
      <style:table-row-properties/>
    </style:style>
    <style:style style:name="TableCell3729" style:family="table-cell">
      <style:table-cell-properties fo:border="0.0069in solid #000000" style:writing-mode="lr-tb" fo:padding-top="0in" fo:padding-left="0.075in" fo:padding-bottom="0in" fo:padding-right="0.075in"/>
    </style:style>
    <style:style style:name="T373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731" style:family="table-cell">
      <style:table-cell-properties fo:border="0.0069in solid #000000" style:writing-mode="lr-tb" fo:padding-top="0in" fo:padding-left="0.075in" fo:padding-bottom="0in" fo:padding-right="0.075in"/>
    </style:style>
    <style:style style:name="T373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733" style:family="table-cell">
      <style:table-cell-properties fo:border="0.0069in solid #000000" style:writing-mode="lr-tb" fo:padding-top="0in" fo:padding-left="0.075in" fo:padding-bottom="0in" fo:padding-right="0.075in"/>
    </style:style>
    <style:style style:name="T373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735" style:family="table-row">
      <style:table-row-properties/>
    </style:style>
    <style:style style:name="TableCell3736" style:family="table-cell">
      <style:table-cell-properties fo:border="0.0069in solid #000000" style:writing-mode="lr-tb" fo:padding-top="0in" fo:padding-left="0.075in" fo:padding-bottom="0in" fo:padding-right="0.075in"/>
    </style:style>
    <style:style style:name="T373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738" style:family="table-cell">
      <style:table-cell-properties fo:border="0.0069in solid #000000" style:writing-mode="lr-tb" fo:padding-top="0in" fo:padding-left="0.075in" fo:padding-bottom="0in" fo:padding-right="0.075in"/>
    </style:style>
    <style:style style:name="T373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7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41" style:family="table-row">
      <style:table-row-properties/>
    </style:style>
    <style:style style:name="TableCell3742" style:family="table-cell">
      <style:table-cell-properties fo:border="0.0069in solid #000000" style:writing-mode="lr-tb" fo:padding-top="0in" fo:padding-left="0.075in" fo:padding-bottom="0in" fo:padding-right="0.075in"/>
    </style:style>
    <style:style style:name="T374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744" style:family="table-cell">
      <style:table-cell-properties fo:border="0.0069in solid #000000" style:writing-mode="lr-tb" fo:padding-top="0in" fo:padding-left="0.075in" fo:padding-bottom="0in" fo:padding-right="0.075in"/>
    </style:style>
    <style:style style:name="T37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374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747" style:family="table-cell">
      <style:table-cell-properties fo:border="0.0069in solid #000000" style:writing-mode="lr-tb" fo:padding-top="0in" fo:padding-left="0.075in" fo:padding-bottom="0in" fo:padding-right="0.075in"/>
    </style:style>
    <style:style style:name="T374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749" style:family="table-row">
      <style:table-row-properties/>
    </style:style>
    <style:style style:name="TableCell3750" style:family="table-cell">
      <style:table-cell-properties fo:border="0.0069in solid #000000" style:writing-mode="lr-tb" fo:padding-top="0in" fo:padding-left="0.075in" fo:padding-bottom="0in" fo:padding-right="0.075in"/>
    </style:style>
    <style:style style:name="T375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752" style:family="table-cell">
      <style:table-cell-properties fo:border="0.0069in solid #000000" style:writing-mode="lr-tb" fo:padding-top="0in" fo:padding-left="0.075in" fo:padding-bottom="0in" fo:padding-right="0.075in"/>
    </style:style>
    <style:style style:name="T375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7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55" style:family="table-row">
      <style:table-row-properties/>
    </style:style>
    <style:style style:name="TableCell3756" style:family="table-cell">
      <style:table-cell-properties fo:border="0.0069in solid #000000" style:writing-mode="lr-tb" fo:padding-top="0in" fo:padding-left="0.075in" fo:padding-bottom="0in" fo:padding-right="0.075in"/>
    </style:style>
    <style:style style:name="T375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758" style:family="table-cell">
      <style:table-cell-properties fo:border="0.0069in solid #000000" style:writing-mode="lr-tb" fo:padding-top="0in" fo:padding-left="0.075in" fo:padding-bottom="0in" fo:padding-right="0.075in"/>
    </style:style>
    <style:style style:name="T375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760" style:family="table-cell">
      <style:table-cell-properties fo:border="0.0069in solid #000000" style:writing-mode="lr-tb" fo:padding-top="0in" fo:padding-left="0.075in" fo:padding-bottom="0in" fo:padding-right="0.075in"/>
    </style:style>
    <style:style style:name="T376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762" style:family="table-row">
      <style:table-row-properties/>
    </style:style>
    <style:style style:name="TableCell3763" style:family="table-cell">
      <style:table-cell-properties fo:border="0.0069in solid #000000" style:writing-mode="lr-tb" fo:padding-top="0in" fo:padding-left="0.075in" fo:padding-bottom="0in" fo:padding-right="0.075in"/>
    </style:style>
    <style:style style:name="T376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765" style:family="table-cell">
      <style:table-cell-properties fo:border="0.0069in solid #000000" style:writing-mode="lr-tb" fo:padding-top="0in" fo:padding-left="0.075in" fo:padding-bottom="0in" fo:padding-right="0.075in"/>
    </style:style>
    <style:style style:name="T376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7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68" style:family="table-row">
      <style:table-row-properties/>
    </style:style>
    <style:style style:name="TableCell3769" style:family="table-cell">
      <style:table-cell-properties fo:border="0.0069in solid #000000" style:writing-mode="lr-tb" fo:padding-top="0in" fo:padding-left="0.075in" fo:padding-bottom="0in" fo:padding-right="0.075in"/>
    </style:style>
    <style:style style:name="T377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771" style:family="table-cell">
      <style:table-cell-properties fo:border="0.0069in solid #000000" style:writing-mode="lr-tb" fo:padding-top="0in" fo:padding-left="0.075in" fo:padding-bottom="0in" fo:padding-right="0.075in"/>
    </style:style>
    <style:style style:name="T377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773" style:family="table-cell">
      <style:table-cell-properties fo:border="0.0069in solid #000000" style:writing-mode="lr-tb" fo:padding-top="0in" fo:padding-left="0.075in" fo:padding-bottom="0in" fo:padding-right="0.075in"/>
    </style:style>
    <style:style style:name="T377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775" style:family="table-row">
      <style:table-row-properties/>
    </style:style>
    <style:style style:name="TableCell3776" style:family="table-cell">
      <style:table-cell-properties fo:border="0.0069in solid #000000" style:writing-mode="lr-tb" fo:padding-top="0in" fo:padding-left="0.075in" fo:padding-bottom="0in" fo:padding-right="0.075in"/>
    </style:style>
    <style:style style:name="T377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778" style:family="table-cell">
      <style:table-cell-properties fo:border="0.0069in solid #000000" style:writing-mode="lr-tb" fo:padding-top="0in" fo:padding-left="0.075in" fo:padding-bottom="0in" fo:padding-right="0.075in"/>
    </style:style>
    <style:style style:name="T377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780" style:family="table-cell">
      <style:table-cell-properties fo:border="0.0069in solid #000000" style:writing-mode="lr-tb" fo:padding-top="0in" fo:padding-left="0.075in" fo:padding-bottom="0in" fo:padding-right="0.075in"/>
    </style:style>
    <style:style style:name="P3781" style:parent-style-name="Normal" style:master-page-name="MP21" style:family="paragraph">
      <style:paragraph-properties fo:break-before="page" fo:text-align="center"/>
    </style:style>
    <style:style style:name="T3782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3783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3784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378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786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78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78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78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790" style:parent-style-name="DefaultParagraphFont" style:family="text">
      <style:text-properties fo:font-size="10pt" style:font-size-asian="10pt" style:font-size-complex="10pt"/>
    </style:style>
    <style:style style:name="T3791" style:parent-style-name="DefaultParagraphFont" style:family="text">
      <style:text-properties fo:font-size="10pt" style:font-size-asian="10pt" style:font-size-complex="10pt"/>
    </style:style>
    <style:style style:name="T379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79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794" style:parent-style-name="DefaultParagraphFont" style:family="text">
      <style:text-properties fo:font-size="10pt" style:font-size-asian="10pt" style:font-size-complex="10pt"/>
    </style:style>
    <style:style style:name="T3795" style:parent-style-name="DefaultParagraphFont" style:family="text">
      <style:text-properties fo:font-size="10pt" style:font-size-asian="10pt" style:font-size-complex="10pt"/>
    </style:style>
    <style:style style:name="T379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79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79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79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800" style:parent-style-name="DefaultParagraphFont" style:family="text">
      <style:text-properties fo:font-size="10pt" style:font-size-asian="10pt" style:font-size-complex="10pt"/>
    </style:style>
    <style:style style:name="T3801" style:parent-style-name="DefaultParagraphFont" style:family="text">
      <style:text-properties fo:font-size="10pt" style:font-size-asian="10pt" style:font-size-complex="10pt"/>
    </style:style>
    <style:style style:name="T380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0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04" style:parent-style-name="DefaultParagraphFont" style:family="text">
      <style:text-properties fo:font-size="10pt" style:font-size-asian="10pt" style:font-size-complex="10pt"/>
    </style:style>
    <style:style style:name="T3805" style:parent-style-name="DefaultParagraphFont" style:family="text">
      <style:text-properties fo:font-size="10pt" style:font-size-asian="10pt" style:font-size-complex="10pt"/>
    </style:style>
    <style:style style:name="T380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0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0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80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810" style:parent-style-name="DefaultParagraphFont" style:family="text">
      <style:text-properties fo:font-size="10pt" style:font-size-asian="10pt" style:font-size-complex="10pt"/>
    </style:style>
    <style:style style:name="T3811" style:parent-style-name="DefaultParagraphFont" style:family="text">
      <style:text-properties fo:font-size="10pt" style:font-size-asian="10pt" style:font-size-complex="10pt"/>
    </style:style>
    <style:style style:name="T381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1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1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815" style:parent-style-name="DefaultParagraphFont" style:family="text">
      <style:text-properties fo:font-size="10pt" style:font-size-asian="10pt" style:font-size-complex="10pt"/>
    </style:style>
    <style:style style:name="T3816" style:parent-style-name="DefaultParagraphFont" style:family="text">
      <style:text-properties fo:font-size="10pt" style:font-size-asian="10pt" style:font-size-complex="10pt"/>
    </style:style>
    <style:style style:name="T381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1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19" style:parent-style-name="DefaultParagraphFont" style:family="text">
      <style:text-properties fo:font-size="10pt" style:font-size-asian="10pt" style:font-size-complex="10pt"/>
    </style:style>
    <style:style style:name="T3820" style:parent-style-name="DefaultParagraphFont" style:family="text">
      <style:text-properties fo:font-size="10pt" style:font-size-asian="10pt" style:font-size-complex="10pt"/>
    </style:style>
    <style:style style:name="T3821" style:parent-style-name="DefaultParagraphFont" style:family="text">
      <style:text-properties fo:font-size="10pt" style:font-size-asian="10pt" style:font-size-complex="10pt"/>
    </style:style>
    <style:style style:name="T382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2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2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825" style:parent-style-name="DefaultParagraphFont" style:family="text">
      <style:text-properties fo:font-size="10pt" style:font-size-asian="10pt" style:font-size-complex="10pt"/>
    </style:style>
    <style:style style:name="T3826" style:parent-style-name="DefaultParagraphFont" style:family="text">
      <style:text-properties fo:font-size="10pt" style:font-size-asian="10pt" style:font-size-complex="10pt"/>
    </style:style>
    <style:style style:name="T382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2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29" style:parent-style-name="DefaultParagraphFont" style:family="text">
      <style:text-properties fo:font-size="10pt" style:font-size-asian="10pt" style:font-size-complex="10pt"/>
    </style:style>
    <style:style style:name="T3830" style:parent-style-name="DefaultParagraphFont" style:family="text">
      <style:text-properties fo:font-size="10pt" style:font-size-asian="10pt" style:font-size-complex="10pt"/>
    </style:style>
    <style:style style:name="T383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3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3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834" style:parent-style-name="DefaultParagraphFont" style:family="text">
      <style:text-properties fo:font-size="10pt" style:font-size-asian="10pt" style:font-size-complex="10pt"/>
    </style:style>
    <style:style style:name="T3835" style:parent-style-name="DefaultParagraphFont" style:family="text">
      <style:text-properties fo:font-size="10pt" style:font-size-asian="10pt" style:font-size-complex="10pt"/>
    </style:style>
    <style:style style:name="T383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3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38" style:parent-style-name="DefaultParagraphFont" style:family="text">
      <style:text-properties fo:font-size="10pt" style:font-size-asian="10pt" style:font-size-complex="10pt"/>
    </style:style>
    <style:style style:name="T3839" style:parent-style-name="DefaultParagraphFont" style:family="text">
      <style:text-properties fo:font-size="10pt" style:font-size-asian="10pt" style:font-size-complex="10pt"/>
    </style:style>
    <style:style style:name="T384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4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4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843" style:parent-style-name="DefaultParagraphFont" style:family="text">
      <style:text-properties fo:font-size="10pt" style:font-size-asian="10pt" style:font-size-complex="10pt"/>
    </style:style>
    <style:style style:name="T3844" style:parent-style-name="DefaultParagraphFont" style:family="text">
      <style:text-properties fo:font-size="10pt" style:font-size-asian="10pt" style:font-size-complex="10pt"/>
    </style:style>
    <style:style style:name="T384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4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4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848" style:parent-style-name="DefaultParagraphFont" style:family="text">
      <style:text-properties fo:font-size="10pt" style:font-size-asian="10pt" style:font-size-complex="10pt"/>
    </style:style>
    <style:style style:name="T3849" style:parent-style-name="DefaultParagraphFont" style:family="text">
      <style:text-properties fo:font-size="10pt" style:font-size-asian="10pt" style:font-size-complex="10pt"/>
    </style:style>
    <style:style style:name="T385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5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52" style:parent-style-name="DefaultParagraphFont" style:family="text">
      <style:text-properties fo:font-size="10pt" style:font-size-asian="10pt" style:font-size-complex="10pt"/>
    </style:style>
    <style:style style:name="T3853" style:parent-style-name="DefaultParagraphFont" style:family="text">
      <style:text-properties fo:font-size="10pt" style:font-size-asian="10pt" style:font-size-complex="10pt"/>
    </style:style>
    <style:style style:name="T385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5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5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5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858" style:parent-style-name="DefaultParagraphFont" style:family="text">
      <style:text-properties fo:font-size="10pt" style:font-size-asian="10pt" style:font-size-complex="10pt"/>
    </style:style>
    <style:style style:name="T3859" style:parent-style-name="DefaultParagraphFont" style:family="text">
      <style:text-properties fo:font-size="10pt" style:font-size-asian="10pt" style:font-size-complex="10pt"/>
    </style:style>
    <style:style style:name="T386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6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62" style:parent-style-name="DefaultParagraphFont" style:family="text">
      <style:text-properties fo:font-size="10pt" style:font-size-asian="10pt" style:font-size-complex="10pt"/>
    </style:style>
    <style:style style:name="T3863" style:parent-style-name="DefaultParagraphFont" style:family="text">
      <style:text-properties fo:font-size="10pt" style:font-size-asian="10pt" style:font-size-complex="10pt"/>
    </style:style>
    <style:style style:name="T386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6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386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86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86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86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87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ableColumn3872" style:family="table-column">
      <style:table-column-properties style:column-width="1.6041in"/>
    </style:style>
    <style:style style:name="TableColumn3873" style:family="table-column">
      <style:table-column-properties style:column-width="1.6041in"/>
    </style:style>
    <style:style style:name="TableColumn3874" style:family="table-column">
      <style:table-column-properties style:column-width="1.6041in"/>
    </style:style>
    <style:style style:name="TableColumn3875" style:family="table-column">
      <style:table-column-properties style:column-width="1.6041in"/>
    </style:style>
    <style:style style:name="TableColumn3876" style:family="table-column">
      <style:table-column-properties style:column-width="1.6041in"/>
    </style:style>
    <style:style style:name="Table3871" style:family="table" style:master-page-name="MP22">
      <style:table-properties style:width="8.0208in" fo:margin-left="0in" table:align="center"/>
    </style:style>
    <style:style style:name="TableRow3877" style:family="table-row">
      <style:table-row-properties/>
    </style:style>
    <style:style style:name="TableCell3878" style:family="table-cell">
      <style:table-cell-properties fo:border="0.0069in solid #000000" style:writing-mode="lr-tb" fo:padding-top="0in" fo:padding-left="0.075in" fo:padding-bottom="0in" fo:padding-right="0.075in"/>
    </style:style>
    <style:style style:name="P3879" style:parent-style-name="Normal" style:family="paragraph">
      <style:paragraph-properties fo:break-before="page"/>
    </style:style>
    <style:style style:name="T388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881" style:family="table-cell">
      <style:table-cell-properties fo:border="0.0069in solid #000000" style:writing-mode="lr-tb" fo:padding-top="0in" fo:padding-left="0.075in" fo:padding-bottom="0in" fo:padding-right="0.075in"/>
    </style:style>
    <style:style style:name="T388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883" style:family="table-cell">
      <style:table-cell-properties fo:border="0.0069in solid #000000" style:writing-mode="lr-tb" fo:padding-top="0in" fo:padding-left="0.075in" fo:padding-bottom="0in" fo:padding-right="0.075in"/>
    </style:style>
    <style:style style:name="T38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885" style:family="table-cell">
      <style:table-cell-properties fo:border="0.0069in solid #000000" style:writing-mode="lr-tb" fo:padding-top="0in" fo:padding-left="0.075in" fo:padding-bottom="0in" fo:padding-right="0.075in"/>
    </style:style>
    <style:style style:name="T38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887" style:family="table-cell">
      <style:table-cell-properties fo:border="0.0069in solid #000000" style:writing-mode="lr-tb" fo:padding-top="0in" fo:padding-left="0.075in" fo:padding-bottom="0in" fo:padding-right="0.075in"/>
    </style:style>
    <style:style style:name="T38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889" style:family="table-row">
      <style:table-row-properties/>
    </style:style>
    <style:style style:name="TableCell3890" style:family="table-cell">
      <style:table-cell-properties fo:border="0.0069in solid #000000" style:writing-mode="lr-tb" fo:padding-top="0in" fo:padding-left="0.075in" fo:padding-bottom="0in" fo:padding-right="0.075in"/>
    </style:style>
    <style:style style:name="T38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892" style:family="table-cell">
      <style:table-cell-properties fo:border="0.0069in solid #000000" style:writing-mode="lr-tb" fo:padding-top="0in" fo:padding-left="0.075in" fo:padding-bottom="0in" fo:padding-right="0.075in"/>
    </style:style>
    <style:style style:name="T38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389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895" style:family="table-cell">
      <style:table-cell-properties fo:border="0.0069in solid #000000" style:writing-mode="lr-tb" fo:padding-top="0in" fo:padding-left="0.075in" fo:padding-bottom="0in" fo:padding-right="0.075in"/>
    </style:style>
    <style:style style:name="T3896" style:parent-style-name="DefaultParagraphFont" style:family="text">
      <style:text-properties fo:font-size="7pt" style:font-size-asian="7pt" style:font-size-complex="7pt"/>
    </style:style>
    <style:style style:name="TableCell38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99" style:family="table-row">
      <style:table-row-properties/>
    </style:style>
    <style:style style:name="TableCell3900" style:family="table-cell">
      <style:table-cell-properties fo:border="0.0069in solid #000000" style:writing-mode="lr-tb" fo:padding-top="0in" fo:padding-left="0.075in" fo:padding-bottom="0in" fo:padding-right="0.075in"/>
    </style:style>
    <style:style style:name="T390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902" style:family="table-cell">
      <style:table-cell-properties fo:border="0.0069in solid #000000" style:writing-mode="lr-tb" fo:padding-top="0in" fo:padding-left="0.075in" fo:padding-bottom="0in" fo:padding-right="0.075in"/>
    </style:style>
    <style:style style:name="T390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904" style:family="table-cell">
      <style:table-cell-properties fo:border="0.0069in solid #000000" style:writing-mode="lr-tb" fo:padding-top="0in" fo:padding-left="0.075in" fo:padding-bottom="0in" fo:padding-right="0.075in"/>
    </style:style>
    <style:style style:name="T390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906" style:family="table-cell">
      <style:table-cell-properties fo:border="0.0069in solid #000000" style:writing-mode="lr-tb" fo:padding-top="0in" fo:padding-left="0.075in" fo:padding-bottom="0in" fo:padding-right="0.075in"/>
    </style:style>
    <style:style style:name="T39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908" style:family="table-cell">
      <style:table-cell-properties fo:border="0.0069in solid #000000" style:writing-mode="lr-tb" fo:padding-top="0in" fo:padding-left="0.075in" fo:padding-bottom="0in" fo:padding-right="0.075in"/>
    </style:style>
    <style:style style:name="T390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910" style:family="table-row">
      <style:table-row-properties/>
    </style:style>
    <style:style style:name="TableCell3911" style:family="table-cell">
      <style:table-cell-properties fo:border="0.0069in solid #000000" style:writing-mode="lr-tb" fo:padding-top="0in" fo:padding-left="0.075in" fo:padding-bottom="0in" fo:padding-right="0.075in"/>
    </style:style>
    <style:style style:name="T391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913" style:family="table-cell">
      <style:table-cell-properties fo:border="0.0069in solid #000000" style:writing-mode="lr-tb" fo:padding-top="0in" fo:padding-left="0.075in" fo:padding-bottom="0in" fo:padding-right="0.075in"/>
    </style:style>
    <style:style style:name="T391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915" style:family="table-cell">
      <style:table-cell-properties fo:border="0.0069in solid #000000" style:writing-mode="lr-tb" fo:padding-top="0in" fo:padding-left="0.075in" fo:padding-bottom="0in" fo:padding-right="0.075in"/>
    </style:style>
    <style:style style:name="T3916" style:parent-style-name="DefaultParagraphFont" style:family="text">
      <style:text-properties fo:font-size="7pt" style:font-size-asian="7pt" style:font-size-complex="7pt"/>
    </style:style>
    <style:style style:name="TableCell39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19" style:family="table-row">
      <style:table-row-properties/>
    </style:style>
    <style:style style:name="TableCell3920" style:family="table-cell">
      <style:table-cell-properties fo:border="0.0069in solid #000000" style:writing-mode="lr-tb" fo:padding-top="0in" fo:padding-left="0.075in" fo:padding-bottom="0in" fo:padding-right="0.075in"/>
    </style:style>
    <style:style style:name="T39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922" style:family="table-cell">
      <style:table-cell-properties fo:border="0.0069in solid #000000" style:writing-mode="lr-tb" fo:padding-top="0in" fo:padding-left="0.075in" fo:padding-bottom="0in" fo:padding-right="0.075in"/>
    </style:style>
    <style:style style:name="T392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924" style:family="table-cell">
      <style:table-cell-properties fo:border="0.0069in solid #000000" style:writing-mode="lr-tb" fo:padding-top="0in" fo:padding-left="0.075in" fo:padding-bottom="0in" fo:padding-right="0.075in"/>
    </style:style>
    <style:style style:name="T39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926" style:family="table-cell">
      <style:table-cell-properties fo:border="0.0069in solid #000000" style:writing-mode="lr-tb" fo:padding-top="0in" fo:padding-left="0.075in" fo:padding-bottom="0in" fo:padding-right="0.075in"/>
    </style:style>
    <style:style style:name="T39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928" style:family="table-cell">
      <style:table-cell-properties fo:border="0.0069in solid #000000" style:writing-mode="lr-tb" fo:padding-top="0in" fo:padding-left="0.075in" fo:padding-bottom="0in" fo:padding-right="0.075in"/>
    </style:style>
    <style:style style:name="T39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930" style:family="table-row">
      <style:table-row-properties/>
    </style:style>
    <style:style style:name="TableCell3931" style:family="table-cell">
      <style:table-cell-properties fo:border="0.0069in solid #000000" style:writing-mode="lr-tb" fo:padding-top="0in" fo:padding-left="0.075in" fo:padding-bottom="0in" fo:padding-right="0.075in"/>
    </style:style>
    <style:style style:name="T39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933" style:family="table-cell">
      <style:table-cell-properties fo:border="0.0069in solid #000000" style:writing-mode="lr-tb" fo:padding-top="0in" fo:padding-left="0.075in" fo:padding-bottom="0in" fo:padding-right="0.075in"/>
    </style:style>
    <style:style style:name="T393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935" style:family="table-cell">
      <style:table-cell-properties fo:border="0.0069in solid #000000" style:writing-mode="lr-tb" fo:padding-top="0in" fo:padding-left="0.075in" fo:padding-bottom="0in" fo:padding-right="0.075in"/>
    </style:style>
    <style:style style:name="T3936" style:parent-style-name="DefaultParagraphFont" style:family="text">
      <style:text-properties fo:font-size="7pt" style:font-size-asian="7pt" style:font-size-complex="7pt"/>
    </style:style>
    <style:style style:name="TableCell39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39" style:family="table-row">
      <style:table-row-properties/>
    </style:style>
    <style:style style:name="TableCell3940" style:family="table-cell">
      <style:table-cell-properties fo:border="0.0069in solid #000000" style:writing-mode="lr-tb" fo:padding-top="0in" fo:padding-left="0.075in" fo:padding-bottom="0in" fo:padding-right="0.075in"/>
    </style:style>
    <style:style style:name="T394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942" style:family="table-cell">
      <style:table-cell-properties fo:border="0.0069in solid #000000" style:writing-mode="lr-tb" fo:padding-top="0in" fo:padding-left="0.075in" fo:padding-bottom="0in" fo:padding-right="0.075in"/>
    </style:style>
    <style:style style:name="T394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944" style:family="table-cell">
      <style:table-cell-properties fo:border="0.0069in solid #000000" style:writing-mode="lr-tb" fo:padding-top="0in" fo:padding-left="0.075in" fo:padding-bottom="0in" fo:padding-right="0.075in"/>
    </style:style>
    <style:style style:name="T39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946" style:family="table-cell">
      <style:table-cell-properties fo:border="0.0069in solid #000000" style:writing-mode="lr-tb" fo:padding-top="0in" fo:padding-left="0.075in" fo:padding-bottom="0in" fo:padding-right="0.075in"/>
    </style:style>
    <style:style style:name="T39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948" style:family="table-cell">
      <style:table-cell-properties fo:border="0.0069in solid #000000" style:writing-mode="lr-tb" fo:padding-top="0in" fo:padding-left="0.075in" fo:padding-bottom="0in" fo:padding-right="0.075in"/>
    </style:style>
    <style:style style:name="T394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950" style:family="table-row">
      <style:table-row-properties/>
    </style:style>
    <style:style style:name="TableCell3951" style:family="table-cell">
      <style:table-cell-properties fo:border="0.0069in solid #000000" style:writing-mode="lr-tb" fo:padding-top="0in" fo:padding-left="0.075in" fo:padding-bottom="0in" fo:padding-right="0.075in"/>
    </style:style>
    <style:style style:name="T39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953" style:family="table-cell">
      <style:table-cell-properties fo:border="0.0069in solid #000000" style:writing-mode="lr-tb" fo:padding-top="0in" fo:padding-left="0.075in" fo:padding-bottom="0in" fo:padding-right="0.075in"/>
    </style:style>
    <style:style style:name="T395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955" style:family="table-cell">
      <style:table-cell-properties fo:border="0.0069in solid #000000" style:writing-mode="lr-tb" fo:padding-top="0in" fo:padding-left="0.075in" fo:padding-bottom="0in" fo:padding-right="0.075in"/>
    </style:style>
    <style:style style:name="T3956" style:parent-style-name="DefaultParagraphFont" style:family="text">
      <style:text-properties fo:font-size="7pt" style:font-size-asian="7pt" style:font-size-complex="7pt"/>
    </style:style>
    <style:style style:name="TableCell39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59" style:family="table-row">
      <style:table-row-properties/>
    </style:style>
    <style:style style:name="TableCell3960" style:family="table-cell">
      <style:table-cell-properties fo:border="0.0069in solid #000000" style:writing-mode="lr-tb" fo:padding-top="0in" fo:padding-left="0.075in" fo:padding-bottom="0in" fo:padding-right="0.075in"/>
    </style:style>
    <style:style style:name="T396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962" style:family="table-cell">
      <style:table-cell-properties fo:border="0.0069in solid #000000" style:writing-mode="lr-tb" fo:padding-top="0in" fo:padding-left="0.075in" fo:padding-bottom="0in" fo:padding-right="0.075in"/>
    </style:style>
    <style:style style:name="T396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964" style:family="table-cell">
      <style:table-cell-properties fo:border="0.0069in solid #000000" style:writing-mode="lr-tb" fo:padding-top="0in" fo:padding-left="0.075in" fo:padding-bottom="0in" fo:padding-right="0.075in"/>
    </style:style>
    <style:style style:name="T39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966" style:family="table-cell">
      <style:table-cell-properties fo:border="0.0069in solid #000000" style:writing-mode="lr-tb" fo:padding-top="0in" fo:padding-left="0.075in" fo:padding-bottom="0in" fo:padding-right="0.075in"/>
    </style:style>
    <style:style style:name="T39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968" style:family="table-cell">
      <style:table-cell-properties fo:border="0.0069in solid #000000" style:writing-mode="lr-tb" fo:padding-top="0in" fo:padding-left="0.075in" fo:padding-bottom="0in" fo:padding-right="0.075in"/>
    </style:style>
    <style:style style:name="T396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970" style:family="table-row">
      <style:table-row-properties/>
    </style:style>
    <style:style style:name="TableCell3971" style:family="table-cell">
      <style:table-cell-properties fo:border="0.0069in solid #000000" style:writing-mode="lr-tb" fo:padding-top="0in" fo:padding-left="0.075in" fo:padding-bottom="0in" fo:padding-right="0.075in"/>
    </style:style>
    <style:style style:name="T397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973" style:family="table-cell">
      <style:table-cell-properties fo:border="0.0069in solid #000000" style:writing-mode="lr-tb" fo:padding-top="0in" fo:padding-left="0.075in" fo:padding-bottom="0in" fo:padding-right="0.075in"/>
    </style:style>
    <style:style style:name="T397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975" style:family="table-cell">
      <style:table-cell-properties fo:border="0.0069in solid #000000" style:writing-mode="lr-tb" fo:padding-top="0in" fo:padding-left="0.075in" fo:padding-bottom="0in" fo:padding-right="0.075in"/>
    </style:style>
    <style:style style:name="T3976" style:parent-style-name="DefaultParagraphFont" style:family="text">
      <style:text-properties fo:font-size="7pt" style:font-size-asian="7pt" style:font-size-complex="7pt"/>
    </style:style>
    <style:style style:name="TableCell39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79" style:family="table-row">
      <style:table-row-properties/>
    </style:style>
    <style:style style:name="TableCell3980" style:family="table-cell">
      <style:table-cell-properties fo:border="0.0069in solid #000000" style:writing-mode="lr-tb" fo:padding-top="0in" fo:padding-left="0.075in" fo:padding-bottom="0in" fo:padding-right="0.075in"/>
    </style:style>
    <style:style style:name="T398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982" style:family="table-cell">
      <style:table-cell-properties fo:border="0.0069in solid #000000" style:writing-mode="lr-tb" fo:padding-top="0in" fo:padding-left="0.075in" fo:padding-bottom="0in" fo:padding-right="0.075in"/>
    </style:style>
    <style:style style:name="T398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3984" style:family="table-cell">
      <style:table-cell-properties fo:border="0.0069in solid #000000" style:writing-mode="lr-tb" fo:padding-top="0in" fo:padding-left="0.075in" fo:padding-bottom="0in" fo:padding-right="0.075in"/>
    </style:style>
    <style:style style:name="T398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986" style:family="table-cell">
      <style:table-cell-properties fo:border="0.0069in solid #000000" style:writing-mode="lr-tb" fo:padding-top="0in" fo:padding-left="0.075in" fo:padding-bottom="0in" fo:padding-right="0.075in"/>
    </style:style>
    <style:style style:name="T398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3988" style:family="table-cell">
      <style:table-cell-properties fo:border="0.0069in solid #000000" style:writing-mode="lr-tb" fo:padding-top="0in" fo:padding-left="0.075in" fo:padding-bottom="0in" fo:padding-right="0.075in"/>
    </style:style>
    <style:style style:name="T398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3990" style:family="table-row">
      <style:table-row-properties/>
    </style:style>
    <style:style style:name="TableCell3991" style:family="table-cell">
      <style:table-cell-properties fo:border="0.0069in solid #000000" style:writing-mode="lr-tb" fo:padding-top="0in" fo:padding-left="0.075in" fo:padding-bottom="0in" fo:padding-right="0.075in"/>
    </style:style>
    <style:style style:name="T399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993" style:family="table-cell">
      <style:table-cell-properties fo:border="0.0069in solid #000000" style:writing-mode="lr-tb" fo:padding-top="0in" fo:padding-left="0.075in" fo:padding-bottom="0in" fo:padding-right="0.075in"/>
    </style:style>
    <style:style style:name="T399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3995" style:family="table-cell">
      <style:table-cell-properties fo:border="0.0069in solid #000000" style:writing-mode="lr-tb" fo:padding-top="0in" fo:padding-left="0.075in" fo:padding-bottom="0in" fo:padding-right="0.075in"/>
    </style:style>
    <style:style style:name="T3996" style:parent-style-name="DefaultParagraphFont" style:family="text">
      <style:text-properties fo:font-size="7pt" style:font-size-asian="7pt" style:font-size-complex="7pt"/>
    </style:style>
    <style:style style:name="TableCell39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99" style:family="table-row">
      <style:table-row-properties/>
    </style:style>
    <style:style style:name="TableCell4000" style:family="table-cell">
      <style:table-cell-properties fo:border="0.0069in solid #000000" style:writing-mode="lr-tb" fo:padding-top="0in" fo:padding-left="0.075in" fo:padding-bottom="0in" fo:padding-right="0.075in"/>
    </style:style>
    <style:style style:name="T400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002" style:family="table-cell">
      <style:table-cell-properties fo:border="0.0069in solid #000000" style:writing-mode="lr-tb" fo:padding-top="0in" fo:padding-left="0.075in" fo:padding-bottom="0in" fo:padding-right="0.075in"/>
    </style:style>
    <style:style style:name="T400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004" style:family="table-cell">
      <style:table-cell-properties fo:border="0.0069in solid #000000" style:writing-mode="lr-tb" fo:padding-top="0in" fo:padding-left="0.075in" fo:padding-bottom="0in" fo:padding-right="0.075in"/>
    </style:style>
    <style:style style:name="T400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006" style:family="table-cell">
      <style:table-cell-properties fo:border="0.0069in solid #000000" style:writing-mode="lr-tb" fo:padding-top="0in" fo:padding-left="0.075in" fo:padding-bottom="0in" fo:padding-right="0.075in"/>
    </style:style>
    <style:style style:name="T40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008" style:family="table-cell">
      <style:table-cell-properties fo:border="0.0069in solid #000000" style:writing-mode="lr-tb" fo:padding-top="0in" fo:padding-left="0.075in" fo:padding-bottom="0in" fo:padding-right="0.075in"/>
    </style:style>
    <style:style style:name="T400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010" style:family="table-row">
      <style:table-row-properties/>
    </style:style>
    <style:style style:name="TableCell4011" style:family="table-cell">
      <style:table-cell-properties fo:border="0.0069in solid #000000" style:writing-mode="lr-tb" fo:padding-top="0in" fo:padding-left="0.075in" fo:padding-bottom="0in" fo:padding-right="0.075in"/>
    </style:style>
    <style:style style:name="T401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013" style:family="table-cell">
      <style:table-cell-properties fo:border="0.0069in solid #000000" style:writing-mode="lr-tb" fo:padding-top="0in" fo:padding-left="0.075in" fo:padding-bottom="0in" fo:padding-right="0.075in"/>
    </style:style>
    <style:style style:name="T401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015" style:family="table-cell">
      <style:table-cell-properties fo:border="0.0069in solid #000000" style:writing-mode="lr-tb" fo:padding-top="0in" fo:padding-left="0.075in" fo:padding-bottom="0in" fo:padding-right="0.075in"/>
    </style:style>
    <style:style style:name="T4016" style:parent-style-name="DefaultParagraphFont" style:family="text">
      <style:text-properties fo:font-size="7pt" style:font-size-asian="7pt" style:font-size-complex="7pt"/>
    </style:style>
    <style:style style:name="TableCell40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19" style:family="table-row">
      <style:table-row-properties/>
    </style:style>
    <style:style style:name="TableCell4020" style:family="table-cell">
      <style:table-cell-properties fo:border="0.0069in solid #000000" style:writing-mode="lr-tb" fo:padding-top="0in" fo:padding-left="0.075in" fo:padding-bottom="0in" fo:padding-right="0.075in"/>
    </style:style>
    <style:style style:name="T40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022" style:family="table-cell">
      <style:table-cell-properties fo:border="0.0069in solid #000000" style:writing-mode="lr-tb" fo:padding-top="0in" fo:padding-left="0.075in" fo:padding-bottom="0in" fo:padding-right="0.075in"/>
    </style:style>
    <style:style style:name="T402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024" style:family="table-cell">
      <style:table-cell-properties fo:border="0.0069in solid #000000" style:writing-mode="lr-tb" fo:padding-top="0in" fo:padding-left="0.075in" fo:padding-bottom="0in" fo:padding-right="0.075in"/>
    </style:style>
    <style:style style:name="T40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026" style:family="table-cell">
      <style:table-cell-properties fo:border="0.0069in solid #000000" style:writing-mode="lr-tb" fo:padding-top="0in" fo:padding-left="0.075in" fo:padding-bottom="0in" fo:padding-right="0.075in"/>
    </style:style>
    <style:style style:name="T40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028" style:family="table-cell">
      <style:table-cell-properties fo:border="0.0069in solid #000000" style:writing-mode="lr-tb" fo:padding-top="0in" fo:padding-left="0.075in" fo:padding-bottom="0in" fo:padding-right="0.075in"/>
    </style:style>
    <style:style style:name="T40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030" style:family="table-row">
      <style:table-row-properties/>
    </style:style>
    <style:style style:name="TableCell4031" style:family="table-cell">
      <style:table-cell-properties fo:border="0.0069in solid #000000" style:writing-mode="lr-tb" fo:padding-top="0in" fo:padding-left="0.075in" fo:padding-bottom="0in" fo:padding-right="0.075in"/>
    </style:style>
    <style:style style:name="T40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033" style:family="table-cell">
      <style:table-cell-properties fo:border="0.0069in solid #000000" style:writing-mode="lr-tb" fo:padding-top="0in" fo:padding-left="0.075in" fo:padding-bottom="0in" fo:padding-right="0.075in"/>
    </style:style>
    <style:style style:name="T403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035" style:family="table-cell">
      <style:table-cell-properties fo:border="0.0069in solid #000000" style:writing-mode="lr-tb" fo:padding-top="0in" fo:padding-left="0.075in" fo:padding-bottom="0in" fo:padding-right="0.075in"/>
    </style:style>
    <style:style style:name="T4036" style:parent-style-name="DefaultParagraphFont" style:family="text">
      <style:text-properties fo:font-size="7pt" style:font-size-asian="7pt" style:font-size-complex="7pt"/>
    </style:style>
    <style:style style:name="TableCell40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39" style:family="table-row">
      <style:table-row-properties/>
    </style:style>
    <style:style style:name="TableCell4040" style:family="table-cell">
      <style:table-cell-properties fo:border="0.0069in solid #000000" style:writing-mode="lr-tb" fo:padding-top="0in" fo:padding-left="0.075in" fo:padding-bottom="0in" fo:padding-right="0.075in"/>
    </style:style>
    <style:style style:name="T404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042" style:family="table-cell">
      <style:table-cell-properties fo:border="0.0069in solid #000000" style:writing-mode="lr-tb" fo:padding-top="0in" fo:padding-left="0.075in" fo:padding-bottom="0in" fo:padding-right="0.075in"/>
    </style:style>
    <style:style style:name="T404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044" style:family="table-cell">
      <style:table-cell-properties fo:border="0.0069in solid #000000" style:writing-mode="lr-tb" fo:padding-top="0in" fo:padding-left="0.075in" fo:padding-bottom="0in" fo:padding-right="0.075in"/>
    </style:style>
    <style:style style:name="T40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046" style:family="table-cell">
      <style:table-cell-properties fo:border="0.0069in solid #000000" style:writing-mode="lr-tb" fo:padding-top="0in" fo:padding-left="0.075in" fo:padding-bottom="0in" fo:padding-right="0.075in"/>
    </style:style>
    <style:style style:name="T40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048" style:family="table-cell">
      <style:table-cell-properties fo:border="0.0069in solid #000000" style:writing-mode="lr-tb" fo:padding-top="0in" fo:padding-left="0.075in" fo:padding-bottom="0in" fo:padding-right="0.075in"/>
    </style:style>
    <style:style style:name="T404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050" style:family="table-row">
      <style:table-row-properties/>
    </style:style>
    <style:style style:name="TableCell4051" style:family="table-cell">
      <style:table-cell-properties fo:border="0.0069in solid #000000" style:writing-mode="lr-tb" fo:padding-top="0in" fo:padding-left="0.075in" fo:padding-bottom="0in" fo:padding-right="0.075in"/>
    </style:style>
    <style:style style:name="T40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053" style:family="table-cell">
      <style:table-cell-properties fo:border="0.0069in solid #000000" style:writing-mode="lr-tb" fo:padding-top="0in" fo:padding-left="0.075in" fo:padding-bottom="0in" fo:padding-right="0.075in"/>
    </style:style>
    <style:style style:name="T405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055" style:family="table-cell">
      <style:table-cell-properties fo:border="0.0069in solid #000000" style:writing-mode="lr-tb" fo:padding-top="0in" fo:padding-left="0.075in" fo:padding-bottom="0in" fo:padding-right="0.075in"/>
    </style:style>
    <style:style style:name="T4056" style:parent-style-name="DefaultParagraphFont" style:family="text">
      <style:text-properties fo:font-size="7pt" style:font-size-asian="7pt" style:font-size-complex="7pt"/>
    </style:style>
    <style:style style:name="TableCell40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59" style:family="table-row">
      <style:table-row-properties/>
    </style:style>
    <style:style style:name="TableCell4060" style:family="table-cell">
      <style:table-cell-properties fo:border="0.0069in solid #000000" style:writing-mode="lr-tb" fo:padding-top="0in" fo:padding-left="0.075in" fo:padding-bottom="0in" fo:padding-right="0.075in"/>
    </style:style>
    <style:style style:name="T406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062" style:family="table-cell">
      <style:table-cell-properties fo:border="0.0069in solid #000000" style:writing-mode="lr-tb" fo:padding-top="0in" fo:padding-left="0.075in" fo:padding-bottom="0in" fo:padding-right="0.075in"/>
    </style:style>
    <style:style style:name="T406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064" style:family="table-cell">
      <style:table-cell-properties fo:border="0.0069in solid #000000" style:writing-mode="lr-tb" fo:padding-top="0in" fo:padding-left="0.075in" fo:padding-bottom="0in" fo:padding-right="0.075in"/>
    </style:style>
    <style:style style:name="T40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066" style:family="table-cell">
      <style:table-cell-properties fo:border="0.0069in solid #000000" style:writing-mode="lr-tb" fo:padding-top="0in" fo:padding-left="0.075in" fo:padding-bottom="0in" fo:padding-right="0.075in"/>
    </style:style>
    <style:style style:name="T40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068" style:family="table-cell">
      <style:table-cell-properties fo:border="0.0069in solid #000000" style:writing-mode="lr-tb" fo:padding-top="0in" fo:padding-left="0.075in" fo:padding-bottom="0in" fo:padding-right="0.075in"/>
    </style:style>
    <style:style style:name="T406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070" style:family="table-row">
      <style:table-row-properties/>
    </style:style>
    <style:style style:name="TableCell4071" style:family="table-cell">
      <style:table-cell-properties fo:border="0.0069in solid #000000" style:writing-mode="lr-tb" fo:padding-top="0in" fo:padding-left="0.075in" fo:padding-bottom="0in" fo:padding-right="0.075in"/>
    </style:style>
    <style:style style:name="T407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073" style:family="table-cell">
      <style:table-cell-properties fo:border="0.0069in solid #000000" style:writing-mode="lr-tb" fo:padding-top="0in" fo:padding-left="0.075in" fo:padding-bottom="0in" fo:padding-right="0.075in"/>
    </style:style>
    <style:style style:name="T407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0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78" style:family="table-row">
      <style:table-row-properties/>
    </style:style>
    <style:style style:name="TableCell4079" style:family="table-cell">
      <style:table-cell-properties fo:border="0.0069in solid #000000" style:writing-mode="lr-tb" fo:padding-top="0in" fo:padding-left="0.075in" fo:padding-bottom="0in" fo:padding-right="0.075in"/>
    </style:style>
    <style:style style:name="T408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081" style:family="table-cell">
      <style:table-cell-properties fo:border="0.0069in solid #000000" style:writing-mode="lr-tb" fo:padding-top="0in" fo:padding-left="0.075in" fo:padding-bottom="0in" fo:padding-right="0.075in"/>
    </style:style>
    <style:style style:name="T408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083" style:family="table-cell">
      <style:table-cell-properties fo:border="0.0069in solid #000000" style:writing-mode="lr-tb" fo:padding-top="0in" fo:padding-left="0.075in" fo:padding-bottom="0in" fo:padding-right="0.075in"/>
    </style:style>
    <style:style style:name="T40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085" style:family="table-cell">
      <style:table-cell-properties fo:border="0.0069in solid #000000" style:writing-mode="lr-tb" fo:padding-top="0in" fo:padding-left="0.075in" fo:padding-bottom="0in" fo:padding-right="0.075in"/>
    </style:style>
    <style:style style:name="T40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087" style:family="table-cell">
      <style:table-cell-properties fo:border="0.0069in solid #000000" style:writing-mode="lr-tb" fo:padding-top="0in" fo:padding-left="0.075in" fo:padding-bottom="0in" fo:padding-right="0.075in"/>
    </style:style>
    <style:style style:name="T40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089" style:family="table-row">
      <style:table-row-properties/>
    </style:style>
    <style:style style:name="TableCell4090" style:family="table-cell">
      <style:table-cell-properties fo:border="0.0069in solid #000000" style:writing-mode="lr-tb" fo:padding-top="0in" fo:padding-left="0.075in" fo:padding-bottom="0in" fo:padding-right="0.075in"/>
    </style:style>
    <style:style style:name="T40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092" style:family="table-cell">
      <style:table-cell-properties fo:border="0.0069in solid #000000" style:writing-mode="lr-tb" fo:padding-top="0in" fo:padding-left="0.075in" fo:padding-bottom="0in" fo:padding-right="0.075in"/>
    </style:style>
    <style:style style:name="T40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0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97" style:family="table-row">
      <style:table-row-properties/>
    </style:style>
    <style:style style:name="TableCell4098" style:family="table-cell">
      <style:table-cell-properties fo:border="0.0069in solid #000000" style:writing-mode="lr-tb" fo:padding-top="0in" fo:padding-left="0.075in" fo:padding-bottom="0in" fo:padding-right="0.075in"/>
    </style:style>
    <style:style style:name="T409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100" style:family="table-cell">
      <style:table-cell-properties fo:border="0.0069in solid #000000" style:writing-mode="lr-tb" fo:padding-top="0in" fo:padding-left="0.075in" fo:padding-bottom="0in" fo:padding-right="0.075in"/>
    </style:style>
    <style:style style:name="T410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410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103" style:family="table-cell">
      <style:table-cell-properties fo:border="0.0069in solid #000000" style:writing-mode="lr-tb" fo:padding-top="0in" fo:padding-left="0.075in" fo:padding-bottom="0in" fo:padding-right="0.075in"/>
    </style:style>
    <style:style style:name="T410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105" style:family="table-cell">
      <style:table-cell-properties fo:border="0.0069in solid #000000" style:writing-mode="lr-tb" fo:padding-top="0in" fo:padding-left="0.075in" fo:padding-bottom="0in" fo:padding-right="0.075in"/>
    </style:style>
    <style:style style:name="T410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107" style:family="table-cell">
      <style:table-cell-properties fo:border="0.0069in solid #000000" style:writing-mode="lr-tb" fo:padding-top="0in" fo:padding-left="0.075in" fo:padding-bottom="0in" fo:padding-right="0.075in"/>
    </style:style>
    <style:style style:name="T410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109" style:family="table-row">
      <style:table-row-properties/>
    </style:style>
    <style:style style:name="TableCell4110" style:family="table-cell">
      <style:table-cell-properties fo:border="0.0069in solid #000000" style:writing-mode="lr-tb" fo:padding-top="0in" fo:padding-left="0.075in" fo:padding-bottom="0in" fo:padding-right="0.075in"/>
    </style:style>
    <style:style style:name="T411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112" style:family="table-cell">
      <style:table-cell-properties fo:border="0.0069in solid #000000" style:writing-mode="lr-tb" fo:padding-top="0in" fo:padding-left="0.075in" fo:padding-bottom="0in" fo:padding-right="0.075in"/>
    </style:style>
    <style:style style:name="T411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17" style:family="table-row">
      <style:table-row-properties/>
    </style:style>
    <style:style style:name="TableCell4118" style:family="table-cell">
      <style:table-cell-properties fo:border="0.0069in solid #000000" style:writing-mode="lr-tb" fo:padding-top="0in" fo:padding-left="0.075in" fo:padding-bottom="0in" fo:padding-right="0.075in"/>
    </style:style>
    <style:style style:name="T4119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120" style:family="table-cell">
      <style:table-cell-properties fo:border="0.0069in solid #000000" style:writing-mode="lr-tb" fo:padding-top="0in" fo:padding-left="0.075in" fo:padding-bottom="0in" fo:padding-right="0.075in"/>
    </style:style>
    <style:style style:name="T41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122" style:family="table-cell">
      <style:table-cell-properties fo:border="0.0069in solid #000000" style:writing-mode="lr-tb" fo:padding-top="0in" fo:padding-left="0.075in" fo:padding-bottom="0in" fo:padding-right="0.075in"/>
    </style:style>
    <style:style style:name="T412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124" style:family="table-cell">
      <style:table-cell-properties fo:border="0.0069in solid #000000" style:writing-mode="lr-tb" fo:padding-top="0in" fo:padding-left="0.075in" fo:padding-bottom="0in" fo:padding-right="0.075in"/>
    </style:style>
    <style:style style:name="T41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126" style:family="table-cell">
      <style:table-cell-properties fo:border="0.0069in solid #000000" style:writing-mode="lr-tb" fo:padding-top="0in" fo:padding-left="0.075in" fo:padding-bottom="0in" fo:padding-right="0.075in"/>
    </style:style>
    <style:style style:name="T41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128" style:family="table-row">
      <style:table-row-properties/>
    </style:style>
    <style:style style:name="TableCell4129" style:family="table-cell">
      <style:table-cell-properties fo:border="0.0069in solid #000000" style:writing-mode="lr-tb" fo:padding-top="0in" fo:padding-left="0.075in" fo:padding-bottom="0in" fo:padding-right="0.075in"/>
    </style:style>
    <style:style style:name="T413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131" style:family="table-cell">
      <style:table-cell-properties fo:border="0.0069in solid #000000" style:writing-mode="lr-tb" fo:padding-top="0in" fo:padding-left="0.075in" fo:padding-bottom="0in" fo:padding-right="0.075in"/>
    </style:style>
    <style:style style:name="T41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1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35" style:family="table-cell">
      <style:table-cell-properties fo:border="0.0069in solid #000000" style:writing-mode="lr-tb" fo:padding-top="0in" fo:padding-left="0.075in" fo:padding-bottom="0in" fo:padding-right="0.075in"/>
    </style:style>
    <style:style style:name="P4136" style:parent-style-name="Normal" style:master-page-name="MP23" style:family="paragraph">
      <style:paragraph-properties fo:break-before="page"/>
    </style:style>
    <style:style style:name="TableColumn4138" style:family="table-column">
      <style:table-column-properties style:column-width="1.6041in"/>
    </style:style>
    <style:style style:name="TableColumn4139" style:family="table-column">
      <style:table-column-properties style:column-width="1.6041in"/>
    </style:style>
    <style:style style:name="TableColumn4140" style:family="table-column">
      <style:table-column-properties style:column-width="1.6041in"/>
    </style:style>
    <style:style style:name="Table4137" style:family="table">
      <style:table-properties style:width="4.8125in" fo:margin-left="0in" table:align="center"/>
    </style:style>
    <style:style style:name="TableRow4141" style:family="table-row">
      <style:table-row-properties/>
    </style:style>
    <style:style style:name="TableCell4142" style:family="table-cell">
      <style:table-cell-properties fo:border="0.0069in solid #000000" style:writing-mode="lr-tb" fo:padding-top="0in" fo:padding-left="0.075in" fo:padding-bottom="0in" fo:padding-right="0.075in"/>
    </style:style>
    <style:style style:name="T414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144" style:family="table-cell">
      <style:table-cell-properties fo:border="0.0069in solid #000000" style:writing-mode="lr-tb" fo:padding-top="0in" fo:padding-left="0.075in" fo:padding-bottom="0in" fo:padding-right="0.075in"/>
    </style:style>
    <style:style style:name="T41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146" style:family="table-cell">
      <style:table-cell-properties fo:border="0.0069in solid #000000" style:writing-mode="lr-tb" fo:padding-top="0in" fo:padding-left="0.075in" fo:padding-bottom="0in" fo:padding-right="0.075in"/>
    </style:style>
    <style:style style:name="T41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148" style:family="table-row">
      <style:table-row-properties/>
    </style:style>
    <style:style style:name="TableCell4149" style:family="table-cell">
      <style:table-cell-properties fo:border="0.0069in solid #000000" style:writing-mode="lr-tb" fo:padding-top="0in" fo:padding-left="0.075in" fo:padding-bottom="0in" fo:padding-right="0.075in"/>
    </style:style>
    <style:style style:name="T415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151" style:family="table-cell">
      <style:table-cell-properties fo:border="0.0069in solid #000000" style:writing-mode="lr-tb" fo:padding-top="0in" fo:padding-left="0.075in" fo:padding-bottom="0in" fo:padding-right="0.075in"/>
    </style:style>
    <style:style style:name="T41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153" style:family="table-cell">
      <style:table-cell-properties fo:border="0.0069in solid #000000" style:writing-mode="lr-tb" fo:padding-top="0in" fo:padding-left="0.075in" fo:padding-bottom="0in" fo:padding-right="0.075in"/>
    </style:style>
    <style:style style:name="T4154" style:parent-style-name="DefaultParagraphFont" style:family="text">
      <style:text-properties fo:font-size="7pt" style:font-size-asian="7pt" style:font-size-complex="7pt"/>
    </style:style>
    <style:style style:name="TableRow4155" style:family="table-row">
      <style:table-row-properties/>
    </style:style>
    <style:style style:name="TableCell4156" style:family="table-cell">
      <style:table-cell-properties fo:border="0.0069in solid #000000" style:writing-mode="lr-tb" fo:padding-top="0in" fo:padding-left="0.075in" fo:padding-bottom="0in" fo:padding-right="0.075in"/>
    </style:style>
    <style:style style:name="T415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158" style:family="table-cell">
      <style:table-cell-properties fo:border="0.0069in solid #000000" style:writing-mode="lr-tb" fo:padding-top="0in" fo:padding-left="0.075in" fo:padding-bottom="0in" fo:padding-right="0.075in"/>
    </style:style>
    <style:style style:name="T415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160" style:family="table-cell">
      <style:table-cell-properties fo:border="0.0069in solid #000000" style:writing-mode="lr-tb" fo:padding-top="0in" fo:padding-left="0.075in" fo:padding-bottom="0in" fo:padding-right="0.075in"/>
    </style:style>
    <style:style style:name="T416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162" style:family="table-row">
      <style:table-row-properties/>
    </style:style>
    <style:style style:name="TableCell4163" style:family="table-cell">
      <style:table-cell-properties fo:border="0.0069in solid #000000" style:writing-mode="lr-tb" fo:padding-top="0in" fo:padding-left="0.075in" fo:padding-bottom="0in" fo:padding-right="0.075in"/>
    </style:style>
    <style:style style:name="T416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165" style:family="table-cell">
      <style:table-cell-properties fo:border="0.0069in solid #000000" style:writing-mode="lr-tb" fo:padding-top="0in" fo:padding-left="0.075in" fo:padding-bottom="0in" fo:padding-right="0.075in"/>
    </style:style>
    <style:style style:name="T416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167" style:family="table-cell">
      <style:table-cell-properties fo:border="0.0069in solid #000000" style:writing-mode="lr-tb" fo:padding-top="0in" fo:padding-left="0.075in" fo:padding-bottom="0in" fo:padding-right="0.075in"/>
    </style:style>
    <style:style style:name="T4168" style:parent-style-name="DefaultParagraphFont" style:family="text">
      <style:text-properties fo:font-size="7pt" style:font-size-asian="7pt" style:font-size-complex="7pt"/>
    </style:style>
    <style:style style:name="TableRow4169" style:family="table-row">
      <style:table-row-properties/>
    </style:style>
    <style:style style:name="TableCell4170" style:family="table-cell">
      <style:table-cell-properties fo:border="0.0069in solid #000000" style:writing-mode="lr-tb" fo:padding-top="0in" fo:padding-left="0.075in" fo:padding-bottom="0in" fo:padding-right="0.075in"/>
    </style:style>
    <style:style style:name="T417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172" style:family="table-cell">
      <style:table-cell-properties fo:border="0.0069in solid #000000" style:writing-mode="lr-tb" fo:padding-top="0in" fo:padding-left="0.075in" fo:padding-bottom="0in" fo:padding-right="0.075in"/>
    </style:style>
    <style:style style:name="T417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417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175" style:family="table-cell">
      <style:table-cell-properties fo:border="0.0069in solid #000000" style:writing-mode="lr-tb" fo:padding-top="0in" fo:padding-left="0.075in" fo:padding-bottom="0in" fo:padding-right="0.075in"/>
    </style:style>
    <style:style style:name="T417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177" style:family="table-row">
      <style:table-row-properties/>
    </style:style>
    <style:style style:name="TableCell4178" style:family="table-cell">
      <style:table-cell-properties fo:border="0.0069in solid #000000" style:writing-mode="lr-tb" fo:padding-top="0in" fo:padding-left="0.075in" fo:padding-bottom="0in" fo:padding-right="0.075in"/>
    </style:style>
    <style:style style:name="T417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180" style:family="table-cell">
      <style:table-cell-properties fo:border="0.0069in solid #000000" style:writing-mode="lr-tb" fo:padding-top="0in" fo:padding-left="0.075in" fo:padding-bottom="0in" fo:padding-right="0.075in"/>
    </style:style>
    <style:style style:name="T418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182" style:family="table-cell">
      <style:table-cell-properties fo:border="0.0069in solid #000000" style:writing-mode="lr-tb" fo:padding-top="0in" fo:padding-left="0.075in" fo:padding-bottom="0in" fo:padding-right="0.075in"/>
    </style:style>
    <style:style style:name="T4183" style:parent-style-name="DefaultParagraphFont" style:family="text">
      <style:text-properties fo:font-size="7pt" style:font-size-asian="7pt" style:font-size-complex="7pt"/>
    </style:style>
    <style:style style:name="TableRow4184" style:family="table-row">
      <style:table-row-properties/>
    </style:style>
    <style:style style:name="TableCell4185" style:family="table-cell">
      <style:table-cell-properties fo:border="0.0069in solid #000000" style:writing-mode="lr-tb" fo:padding-top="0in" fo:padding-left="0.075in" fo:padding-bottom="0in" fo:padding-right="0.075in"/>
    </style:style>
    <style:style style:name="T41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187" style:family="table-cell">
      <style:table-cell-properties fo:border="0.0069in solid #000000" style:writing-mode="lr-tb" fo:padding-top="0in" fo:padding-left="0.075in" fo:padding-bottom="0in" fo:padding-right="0.075in"/>
    </style:style>
    <style:style style:name="T41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189" style:family="table-cell">
      <style:table-cell-properties fo:border="0.0069in solid #000000" style:writing-mode="lr-tb" fo:padding-top="0in" fo:padding-left="0.075in" fo:padding-bottom="0in" fo:padding-right="0.075in"/>
    </style:style>
    <style:style style:name="T419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191" style:family="table-row">
      <style:table-row-properties/>
    </style:style>
    <style:style style:name="TableCell4192" style:family="table-cell">
      <style:table-cell-properties fo:border="0.0069in solid #000000" style:writing-mode="lr-tb" fo:padding-top="0in" fo:padding-left="0.075in" fo:padding-bottom="0in" fo:padding-right="0.075in"/>
    </style:style>
    <style:style style:name="T41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194" style:family="table-cell">
      <style:table-cell-properties fo:border="0.0069in solid #000000" style:writing-mode="lr-tb" fo:padding-top="0in" fo:padding-left="0.075in" fo:padding-bottom="0in" fo:padding-right="0.075in"/>
    </style:style>
    <style:style style:name="T419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196" style:family="table-cell">
      <style:table-cell-properties fo:border="0.0069in solid #000000" style:writing-mode="lr-tb" fo:padding-top="0in" fo:padding-left="0.075in" fo:padding-bottom="0in" fo:padding-right="0.075in"/>
    </style:style>
    <style:style style:name="T4197" style:parent-style-name="DefaultParagraphFont" style:family="text">
      <style:text-properties fo:font-size="7pt" style:font-size-asian="7pt" style:font-size-complex="7pt"/>
    </style:style>
    <style:style style:name="TableRow4198" style:family="table-row">
      <style:table-row-properties/>
    </style:style>
    <style:style style:name="TableCell4199" style:family="table-cell">
      <style:table-cell-properties fo:border="0.0069in solid #000000" style:writing-mode="lr-tb" fo:padding-top="0in" fo:padding-left="0.075in" fo:padding-bottom="0in" fo:padding-right="0.075in"/>
    </style:style>
    <style:style style:name="T420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201" style:family="table-cell">
      <style:table-cell-properties fo:border="0.0069in solid #000000" style:writing-mode="lr-tb" fo:padding-top="0in" fo:padding-left="0.075in" fo:padding-bottom="0in" fo:padding-right="0.075in"/>
    </style:style>
    <style:style style:name="T420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203" style:family="table-cell">
      <style:table-cell-properties fo:border="0.0069in solid #000000" style:writing-mode="lr-tb" fo:padding-top="0in" fo:padding-left="0.075in" fo:padding-bottom="0in" fo:padding-right="0.075in"/>
    </style:style>
    <style:style style:name="T420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205" style:family="table-row">
      <style:table-row-properties/>
    </style:style>
    <style:style style:name="TableCell4206" style:family="table-cell">
      <style:table-cell-properties fo:border="0.0069in solid #000000" style:writing-mode="lr-tb" fo:padding-top="0in" fo:padding-left="0.075in" fo:padding-bottom="0in" fo:padding-right="0.075in"/>
    </style:style>
    <style:style style:name="T420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208" style:family="table-cell">
      <style:table-cell-properties fo:border="0.0069in solid #000000" style:writing-mode="lr-tb" fo:padding-top="0in" fo:padding-left="0.075in" fo:padding-bottom="0in" fo:padding-right="0.075in"/>
    </style:style>
    <style:style style:name="T420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210" style:family="table-cell">
      <style:table-cell-properties fo:border="0.0069in solid #000000" style:writing-mode="lr-tb" fo:padding-top="0in" fo:padding-left="0.075in" fo:padding-bottom="0in" fo:padding-right="0.075in"/>
    </style:style>
    <style:style style:name="T4211" style:parent-style-name="DefaultParagraphFont" style:family="text">
      <style:text-properties fo:font-size="7pt" style:font-size-asian="7pt" style:font-size-complex="7pt"/>
    </style:style>
    <style:style style:name="TableRow4212" style:family="table-row">
      <style:table-row-properties/>
    </style:style>
    <style:style style:name="TableCell4213" style:family="table-cell">
      <style:table-cell-properties fo:border="0.0069in solid #000000" style:writing-mode="lr-tb" fo:padding-top="0in" fo:padding-left="0.075in" fo:padding-bottom="0in" fo:padding-right="0.075in"/>
    </style:style>
    <style:style style:name="T421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421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216" style:family="table-cell">
      <style:table-cell-properties fo:border="0.0069in solid #000000" style:writing-mode="lr-tb" fo:padding-top="0in" fo:padding-left="0.075in" fo:padding-bottom="0in" fo:padding-right="0.075in"/>
    </style:style>
    <style:style style:name="T421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218" style:family="table-cell">
      <style:table-cell-properties fo:border="0.0069in solid #000000" style:writing-mode="lr-tb" fo:padding-top="0in" fo:padding-left="0.075in" fo:padding-bottom="0in" fo:padding-right="0.075in"/>
    </style:style>
    <style:style style:name="T421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220" style:family="table-row">
      <style:table-row-properties/>
    </style:style>
    <style:style style:name="TableCell4221" style:family="table-cell">
      <style:table-cell-properties fo:border="0.0069in solid #000000" style:writing-mode="lr-tb" fo:padding-top="0in" fo:padding-left="0.075in" fo:padding-bottom="0in" fo:padding-right="0.075in"/>
    </style:style>
    <style:style style:name="T422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223" style:family="table-cell">
      <style:table-cell-properties fo:border="0.0069in solid #000000" style:writing-mode="lr-tb" fo:padding-top="0in" fo:padding-left="0.075in" fo:padding-bottom="0in" fo:padding-right="0.075in"/>
    </style:style>
    <style:style style:name="T422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225" style:family="table-cell">
      <style:table-cell-properties fo:border="0.0069in solid #000000" style:writing-mode="lr-tb" fo:padding-top="0in" fo:padding-left="0.075in" fo:padding-bottom="0in" fo:padding-right="0.075in"/>
    </style:style>
    <style:style style:name="T4226" style:parent-style-name="DefaultParagraphFont" style:family="text">
      <style:text-properties fo:font-size="7pt" style:font-size-asian="7pt" style:font-size-complex="7pt"/>
    </style:style>
    <style:style style:name="TableRow4227" style:family="table-row">
      <style:table-row-properties/>
    </style:style>
    <style:style style:name="TableCell4228" style:family="table-cell">
      <style:table-cell-properties fo:border="0.0069in solid #000000" style:writing-mode="lr-tb" fo:padding-top="0in" fo:padding-left="0.075in" fo:padding-bottom="0in" fo:padding-right="0.075in"/>
    </style:style>
    <style:style style:name="T42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230" style:family="table-cell">
      <style:table-cell-properties fo:border="0.0069in solid #000000" style:writing-mode="lr-tb" fo:padding-top="0in" fo:padding-left="0.075in" fo:padding-bottom="0in" fo:padding-right="0.075in"/>
    </style:style>
    <style:style style:name="T423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232" style:family="table-cell">
      <style:table-cell-properties fo:border="0.0069in solid #000000" style:writing-mode="lr-tb" fo:padding-top="0in" fo:padding-left="0.075in" fo:padding-bottom="0in" fo:padding-right="0.075in"/>
    </style:style>
    <style:style style:name="T423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234" style:family="table-row">
      <style:table-row-properties/>
    </style:style>
    <style:style style:name="TableCell4235" style:family="table-cell">
      <style:table-cell-properties fo:border="0.0069in solid #000000" style:writing-mode="lr-tb" fo:padding-top="0in" fo:padding-left="0.075in" fo:padding-bottom="0in" fo:padding-right="0.075in"/>
    </style:style>
    <style:style style:name="T423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237" style:family="table-cell">
      <style:table-cell-properties fo:border="0.0069in solid #000000" style:writing-mode="lr-tb" fo:padding-top="0in" fo:padding-left="0.075in" fo:padding-bottom="0in" fo:padding-right="0.075in"/>
    </style:style>
    <style:style style:name="T423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239" style:family="table-cell">
      <style:table-cell-properties fo:border="0.0069in solid #000000" style:writing-mode="lr-tb" fo:padding-top="0in" fo:padding-left="0.075in" fo:padding-bottom="0in" fo:padding-right="0.075in"/>
    </style:style>
    <style:style style:name="T4240" style:parent-style-name="DefaultParagraphFont" style:family="text">
      <style:text-properties fo:font-size="7pt" style:font-size-asian="7pt" style:font-size-complex="7pt"/>
    </style:style>
    <style:style style:name="TableRow4241" style:family="table-row">
      <style:table-row-properties/>
    </style:style>
    <style:style style:name="TableCell4242" style:family="table-cell">
      <style:table-cell-properties fo:border="0.0069in solid #000000" style:writing-mode="lr-tb" fo:padding-top="0in" fo:padding-left="0.075in" fo:padding-bottom="0in" fo:padding-right="0.075in"/>
    </style:style>
    <style:style style:name="T424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244" style:family="table-cell">
      <style:table-cell-properties fo:border="0.0069in solid #000000" style:writing-mode="lr-tb" fo:padding-top="0in" fo:padding-left="0.075in" fo:padding-bottom="0in" fo:padding-right="0.075in"/>
    </style:style>
    <style:style style:name="T42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246" style:family="table-cell">
      <style:table-cell-properties fo:border="0.0069in solid #000000" style:writing-mode="lr-tb" fo:padding-top="0in" fo:padding-left="0.075in" fo:padding-bottom="0in" fo:padding-right="0.075in"/>
    </style:style>
    <style:style style:name="T42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248" style:family="table-row">
      <style:table-row-properties/>
    </style:style>
    <style:style style:name="TableCell4249" style:family="table-cell">
      <style:table-cell-properties fo:border="0.0069in solid #000000" style:writing-mode="lr-tb" fo:padding-top="0in" fo:padding-left="0.075in" fo:padding-bottom="0in" fo:padding-right="0.075in"/>
    </style:style>
    <style:style style:name="T425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251" style:family="table-cell">
      <style:table-cell-properties fo:border="0.0069in solid #000000" style:writing-mode="lr-tb" fo:padding-top="0in" fo:padding-left="0.075in" fo:padding-bottom="0in" fo:padding-right="0.075in"/>
    </style:style>
    <style:style style:name="T42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253" style:family="table-cell">
      <style:table-cell-properties fo:border="0.0069in solid #000000" style:writing-mode="lr-tb" fo:padding-top="0in" fo:padding-left="0.075in" fo:padding-bottom="0in" fo:padding-right="0.075in"/>
    </style:style>
    <style:style style:name="T4254" style:parent-style-name="DefaultParagraphFont" style:family="text">
      <style:text-properties fo:font-size="7pt" style:font-size-asian="7pt" style:font-size-complex="7pt"/>
    </style:style>
    <style:style style:name="TableRow4255" style:family="table-row">
      <style:table-row-properties/>
    </style:style>
    <style:style style:name="TableCell4256" style:family="table-cell">
      <style:table-cell-properties fo:border="0.0069in solid #000000" style:writing-mode="lr-tb" fo:padding-top="0in" fo:padding-left="0.075in" fo:padding-bottom="0in" fo:padding-right="0.075in"/>
    </style:style>
    <style:style style:name="T425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258" style:family="table-cell">
      <style:table-cell-properties fo:border="0.0069in solid #000000" style:writing-mode="lr-tb" fo:padding-top="0in" fo:padding-left="0.075in" fo:padding-bottom="0in" fo:padding-right="0.075in"/>
    </style:style>
    <style:style style:name="T425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260" style:family="table-cell">
      <style:table-cell-properties fo:border="0.0069in solid #000000" style:writing-mode="lr-tb" fo:padding-top="0in" fo:padding-left="0.075in" fo:padding-bottom="0in" fo:padding-right="0.075in"/>
    </style:style>
    <style:style style:name="T426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262" style:family="table-row">
      <style:table-row-properties/>
    </style:style>
    <style:style style:name="TableCell4263" style:family="table-cell">
      <style:table-cell-properties fo:border="0.0069in solid #000000" style:writing-mode="lr-tb" fo:padding-top="0in" fo:padding-left="0.075in" fo:padding-bottom="0in" fo:padding-right="0.075in"/>
    </style:style>
    <style:style style:name="T426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265" style:family="table-cell">
      <style:table-cell-properties fo:border="0.0069in solid #000000" style:writing-mode="lr-tb" fo:padding-top="0in" fo:padding-left="0.075in" fo:padding-bottom="0in" fo:padding-right="0.075in"/>
    </style:style>
    <style:style style:name="T426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267" style:family="table-cell">
      <style:table-cell-properties fo:border="0.0069in solid #000000" style:writing-mode="lr-tb" fo:padding-top="0in" fo:padding-left="0.075in" fo:padding-bottom="0in" fo:padding-right="0.075in"/>
    </style:style>
    <style:style style:name="T4268" style:parent-style-name="DefaultParagraphFont" style:family="text">
      <style:text-properties fo:font-size="7pt" style:font-size-asian="7pt" style:font-size-complex="7pt"/>
    </style:style>
    <style:style style:name="TableRow4269" style:family="table-row">
      <style:table-row-properties/>
    </style:style>
    <style:style style:name="TableCell4270" style:family="table-cell">
      <style:table-cell-properties fo:border="0.0069in solid #000000" style:writing-mode="lr-tb" fo:padding-top="0in" fo:padding-left="0.075in" fo:padding-bottom="0in" fo:padding-right="0.075in"/>
    </style:style>
    <style:style style:name="T427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272" style:family="table-cell">
      <style:table-cell-properties fo:border="0.0069in solid #000000" style:writing-mode="lr-tb" fo:padding-top="0in" fo:padding-left="0.075in" fo:padding-bottom="0in" fo:padding-right="0.075in"/>
    </style:style>
    <style:style style:name="T427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274" style:family="table-cell">
      <style:table-cell-properties fo:border="0.0069in solid #000000" style:writing-mode="lr-tb" fo:padding-top="0in" fo:padding-left="0.075in" fo:padding-bottom="0in" fo:padding-right="0.075in"/>
    </style:style>
    <style:style style:name="T427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276" style:family="table-row">
      <style:table-row-properties/>
    </style:style>
    <style:style style:name="TableCell4277" style:family="table-cell">
      <style:table-cell-properties fo:border="0.0069in solid #000000" style:writing-mode="lr-tb" fo:padding-top="0in" fo:padding-left="0.075in" fo:padding-bottom="0in" fo:padding-right="0.075in"/>
    </style:style>
    <style:style style:name="T427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279" style:family="table-cell">
      <style:table-cell-properties fo:border="0.0069in solid #000000" style:writing-mode="lr-tb" fo:padding-top="0in" fo:padding-left="0.075in" fo:padding-bottom="0in" fo:padding-right="0.075in"/>
    </style:style>
    <style:style style:name="T428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82" style:family="table-row">
      <style:table-row-properties/>
    </style:style>
    <style:style style:name="TableCell4283" style:family="table-cell">
      <style:table-cell-properties fo:border="0.0069in solid #000000" style:writing-mode="lr-tb" fo:padding-top="0in" fo:padding-left="0.075in" fo:padding-bottom="0in" fo:padding-right="0.075in"/>
    </style:style>
    <style:style style:name="T42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285" style:family="table-cell">
      <style:table-cell-properties fo:border="0.0069in solid #000000" style:writing-mode="lr-tb" fo:padding-top="0in" fo:padding-left="0.075in" fo:padding-bottom="0in" fo:padding-right="0.075in"/>
    </style:style>
    <style:style style:name="T42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287" style:family="table-cell">
      <style:table-cell-properties fo:border="0.0069in solid #000000" style:writing-mode="lr-tb" fo:padding-top="0in" fo:padding-left="0.075in" fo:padding-bottom="0in" fo:padding-right="0.075in"/>
    </style:style>
    <style:style style:name="T42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289" style:family="table-row">
      <style:table-row-properties/>
    </style:style>
    <style:style style:name="TableCell4290" style:family="table-cell">
      <style:table-cell-properties fo:border="0.0069in solid #000000" style:writing-mode="lr-tb" fo:padding-top="0in" fo:padding-left="0.075in" fo:padding-bottom="0in" fo:padding-right="0.075in"/>
    </style:style>
    <style:style style:name="T42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292" style:family="table-cell">
      <style:table-cell-properties fo:border="0.0069in solid #000000" style:writing-mode="lr-tb" fo:padding-top="0in" fo:padding-left="0.075in" fo:padding-bottom="0in" fo:padding-right="0.075in"/>
    </style:style>
    <style:style style:name="T42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95" style:family="table-row">
      <style:table-row-properties/>
    </style:style>
    <style:style style:name="TableCell4296" style:family="table-cell">
      <style:table-cell-properties fo:border="0.0069in solid #000000" style:writing-mode="lr-tb" fo:padding-top="0in" fo:padding-left="0.075in" fo:padding-bottom="0in" fo:padding-right="0.075in"/>
    </style:style>
    <style:style style:name="T429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298" style:family="table-cell">
      <style:table-cell-properties fo:border="0.0069in solid #000000" style:writing-mode="lr-tb" fo:padding-top="0in" fo:padding-left="0.075in" fo:padding-bottom="0in" fo:padding-right="0.075in"/>
    </style:style>
    <style:style style:name="T429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300" style:family="table-cell">
      <style:table-cell-properties fo:border="0.0069in solid #000000" style:writing-mode="lr-tb" fo:padding-top="0in" fo:padding-left="0.075in" fo:padding-bottom="0in" fo:padding-right="0.075in"/>
    </style:style>
    <style:style style:name="T430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302" style:family="table-row">
      <style:table-row-properties/>
    </style:style>
    <style:style style:name="TableCell4303" style:family="table-cell">
      <style:table-cell-properties fo:border="0.0069in solid #000000" style:writing-mode="lr-tb" fo:padding-top="0in" fo:padding-left="0.075in" fo:padding-bottom="0in" fo:padding-right="0.075in"/>
    </style:style>
    <style:style style:name="T430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305" style:family="table-cell">
      <style:table-cell-properties fo:border="0.0069in solid #000000" style:writing-mode="lr-tb" fo:padding-top="0in" fo:padding-left="0.075in" fo:padding-bottom="0in" fo:padding-right="0.075in"/>
    </style:style>
    <style:style style:name="T430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3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08" style:family="table-row">
      <style:table-row-properties/>
    </style:style>
    <style:style style:name="TableCell4309" style:family="table-cell">
      <style:table-cell-properties fo:border="0.0069in solid #000000" style:writing-mode="lr-tb" fo:padding-top="0in" fo:padding-left="0.075in" fo:padding-bottom="0in" fo:padding-right="0.075in"/>
    </style:style>
    <style:style style:name="T431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311" style:family="table-cell">
      <style:table-cell-properties fo:border="0.0069in solid #000000" style:writing-mode="lr-tb" fo:padding-top="0in" fo:padding-left="0.075in" fo:padding-bottom="0in" fo:padding-right="0.075in"/>
    </style:style>
    <style:style style:name="T431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313" style:family="table-cell">
      <style:table-cell-properties fo:border="0.0069in solid #000000" style:writing-mode="lr-tb" fo:padding-top="0in" fo:padding-left="0.075in" fo:padding-bottom="0in" fo:padding-right="0.075in"/>
    </style:style>
    <style:style style:name="T431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315" style:family="table-row">
      <style:table-row-properties/>
    </style:style>
    <style:style style:name="TableCell4316" style:family="table-cell">
      <style:table-cell-properties fo:border="0.0069in solid #000000" style:writing-mode="lr-tb" fo:padding-top="0in" fo:padding-left="0.075in" fo:padding-bottom="0in" fo:padding-right="0.075in"/>
    </style:style>
    <style:style style:name="T431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318" style:family="table-cell">
      <style:table-cell-properties fo:border="0.0069in solid #000000" style:writing-mode="lr-tb" fo:padding-top="0in" fo:padding-left="0.075in" fo:padding-bottom="0in" fo:padding-right="0.075in"/>
    </style:style>
    <style:style style:name="T431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320" style:family="table-cell">
      <style:table-cell-properties fo:border="0.0069in solid #000000" style:writing-mode="lr-tb" fo:padding-top="0in" fo:padding-left="0.075in" fo:padding-bottom="0in" fo:padding-right="0.075in"/>
    </style:style>
    <style:style style:name="P4321" style:parent-style-name="Normal" style:master-page-name="MP24" style:family="paragraph">
      <style:paragraph-properties fo:break-before="page" fo:text-align="center"/>
    </style:style>
    <style:style style:name="T4322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4323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4324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432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326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32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2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2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330" style:parent-style-name="DefaultParagraphFont" style:family="text">
      <style:text-properties fo:font-size="10pt" style:font-size-asian="10pt" style:font-size-complex="10pt"/>
    </style:style>
    <style:style style:name="T4331" style:parent-style-name="DefaultParagraphFont" style:family="text">
      <style:text-properties fo:font-size="10pt" style:font-size-asian="10pt" style:font-size-complex="10pt"/>
    </style:style>
    <style:style style:name="T433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3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34" style:parent-style-name="DefaultParagraphFont" style:family="text">
      <style:text-properties fo:font-size="10pt" style:font-size-asian="10pt" style:font-size-complex="10pt"/>
    </style:style>
    <style:style style:name="T4335" style:parent-style-name="DefaultParagraphFont" style:family="text">
      <style:text-properties fo:font-size="10pt" style:font-size-asian="10pt" style:font-size-complex="10pt"/>
    </style:style>
    <style:style style:name="T433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3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3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33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340" style:parent-style-name="DefaultParagraphFont" style:family="text">
      <style:text-properties fo:font-size="10pt" style:font-size-asian="10pt" style:font-size-complex="10pt"/>
    </style:style>
    <style:style style:name="T4341" style:parent-style-name="DefaultParagraphFont" style:family="text">
      <style:text-properties fo:font-size="10pt" style:font-size-asian="10pt" style:font-size-complex="10pt"/>
    </style:style>
    <style:style style:name="T434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4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44" style:parent-style-name="DefaultParagraphFont" style:family="text">
      <style:text-properties fo:font-size="10pt" style:font-size-asian="10pt" style:font-size-complex="10pt"/>
    </style:style>
    <style:style style:name="T4345" style:parent-style-name="DefaultParagraphFont" style:family="text">
      <style:text-properties fo:font-size="10pt" style:font-size-asian="10pt" style:font-size-complex="10pt"/>
    </style:style>
    <style:style style:name="T434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4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4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34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350" style:parent-style-name="DefaultParagraphFont" style:family="text">
      <style:text-properties fo:font-size="10pt" style:font-size-asian="10pt" style:font-size-complex="10pt"/>
    </style:style>
    <style:style style:name="T4351" style:parent-style-name="DefaultParagraphFont" style:family="text">
      <style:text-properties fo:font-size="10pt" style:font-size-asian="10pt" style:font-size-complex="10pt"/>
    </style:style>
    <style:style style:name="T435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5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5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355" style:parent-style-name="DefaultParagraphFont" style:family="text">
      <style:text-properties fo:font-size="10pt" style:font-size-asian="10pt" style:font-size-complex="10pt"/>
    </style:style>
    <style:style style:name="T4356" style:parent-style-name="DefaultParagraphFont" style:family="text">
      <style:text-properties fo:font-size="10pt" style:font-size-asian="10pt" style:font-size-complex="10pt"/>
    </style:style>
    <style:style style:name="T435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5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59" style:parent-style-name="DefaultParagraphFont" style:family="text">
      <style:text-properties fo:font-size="10pt" style:font-size-asian="10pt" style:font-size-complex="10pt"/>
    </style:style>
    <style:style style:name="T4360" style:parent-style-name="DefaultParagraphFont" style:family="text">
      <style:text-properties fo:font-size="10pt" style:font-size-asian="10pt" style:font-size-complex="10pt"/>
    </style:style>
    <style:style style:name="T436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6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6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6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365" style:parent-style-name="DefaultParagraphFont" style:family="text">
      <style:text-properties fo:font-size="10pt" style:font-size-asian="10pt" style:font-size-complex="10pt"/>
    </style:style>
    <style:style style:name="T4366" style:parent-style-name="DefaultParagraphFont" style:family="text">
      <style:text-properties fo:font-size="10pt" style:font-size-asian="10pt" style:font-size-complex="10pt"/>
    </style:style>
    <style:style style:name="T436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6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69" style:parent-style-name="DefaultParagraphFont" style:family="text">
      <style:text-properties fo:font-size="10pt" style:font-size-asian="10pt" style:font-size-complex="10pt"/>
    </style:style>
    <style:style style:name="T4370" style:parent-style-name="DefaultParagraphFont" style:family="text">
      <style:text-properties fo:font-size="10pt" style:font-size-asian="10pt" style:font-size-complex="10pt"/>
    </style:style>
    <style:style style:name="T437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7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7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37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375" style:parent-style-name="DefaultParagraphFont" style:family="text">
      <style:text-properties fo:font-size="10pt" style:font-size-asian="10pt" style:font-size-complex="10pt"/>
    </style:style>
    <style:style style:name="T4376" style:parent-style-name="DefaultParagraphFont" style:family="text">
      <style:text-properties fo:font-size="10pt" style:font-size-asian="10pt" style:font-size-complex="10pt"/>
    </style:style>
    <style:style style:name="T437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7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79" style:parent-style-name="DefaultParagraphFont" style:family="text">
      <style:text-properties fo:font-size="10pt" style:font-size-asian="10pt" style:font-size-complex="10pt"/>
    </style:style>
    <style:style style:name="T4380" style:parent-style-name="DefaultParagraphFont" style:family="text">
      <style:text-properties fo:font-size="10pt" style:font-size-asian="10pt" style:font-size-complex="10pt"/>
    </style:style>
    <style:style style:name="T438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8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8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384" style:parent-style-name="DefaultParagraphFont" style:family="text">
      <style:text-properties fo:font-size="10pt" style:font-size-asian="10pt" style:font-size-complex="10pt"/>
    </style:style>
    <style:style style:name="T4385" style:parent-style-name="DefaultParagraphFont" style:family="text">
      <style:text-properties fo:font-size="10pt" style:font-size-asian="10pt" style:font-size-complex="10pt"/>
    </style:style>
    <style:style style:name="T438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8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8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389" style:parent-style-name="DefaultParagraphFont" style:family="text">
      <style:text-properties fo:font-size="10pt" style:font-size-asian="10pt" style:font-size-complex="10pt"/>
    </style:style>
    <style:style style:name="T4390" style:parent-style-name="DefaultParagraphFont" style:family="text">
      <style:text-properties fo:font-size="10pt" style:font-size-asian="10pt" style:font-size-complex="10pt"/>
    </style:style>
    <style:style style:name="T439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9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93" style:parent-style-name="DefaultParagraphFont" style:family="text">
      <style:text-properties fo:font-size="10pt" style:font-size-asian="10pt" style:font-size-complex="10pt"/>
    </style:style>
    <style:style style:name="T4394" style:parent-style-name="DefaultParagraphFont" style:family="text">
      <style:text-properties fo:font-size="10pt" style:font-size-asian="10pt" style:font-size-complex="10pt"/>
    </style:style>
    <style:style style:name="T439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9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39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39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399" style:parent-style-name="DefaultParagraphFont" style:family="text">
      <style:text-properties fo:font-size="10pt" style:font-size-asian="10pt" style:font-size-complex="10pt"/>
    </style:style>
    <style:style style:name="T4400" style:parent-style-name="DefaultParagraphFont" style:family="text">
      <style:text-properties fo:font-size="10pt" style:font-size-asian="10pt" style:font-size-complex="10pt"/>
    </style:style>
    <style:style style:name="T440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40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403" style:parent-style-name="DefaultParagraphFont" style:family="text">
      <style:text-properties fo:font-size="10pt" style:font-size-asian="10pt" style:font-size-complex="10pt"/>
    </style:style>
    <style:style style:name="T4404" style:parent-style-name="DefaultParagraphFont" style:family="text">
      <style:text-properties fo:font-size="10pt" style:font-size-asian="10pt" style:font-size-complex="10pt"/>
    </style:style>
    <style:style style:name="T440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40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40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40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40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41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41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ableColumn4413" style:family="table-column">
      <style:table-column-properties style:column-width="1.6041in"/>
    </style:style>
    <style:style style:name="TableColumn4414" style:family="table-column">
      <style:table-column-properties style:column-width="1.6041in"/>
    </style:style>
    <style:style style:name="TableColumn4415" style:family="table-column">
      <style:table-column-properties style:column-width="1.6041in"/>
    </style:style>
    <style:style style:name="TableColumn4416" style:family="table-column">
      <style:table-column-properties style:column-width="1.6041in"/>
    </style:style>
    <style:style style:name="TableColumn4417" style:family="table-column">
      <style:table-column-properties style:column-width="1.6041in"/>
    </style:style>
    <style:style style:name="Table4412" style:family="table" style:master-page-name="MP25">
      <style:table-properties style:width="8.0208in" fo:margin-left="0in" table:align="center"/>
    </style:style>
    <style:style style:name="TableRow4418" style:family="table-row">
      <style:table-row-properties/>
    </style:style>
    <style:style style:name="TableCell4419" style:family="table-cell">
      <style:table-cell-properties fo:border="0.0069in solid #000000" style:writing-mode="lr-tb" fo:padding-top="0in" fo:padding-left="0.075in" fo:padding-bottom="0in" fo:padding-right="0.075in"/>
    </style:style>
    <style:style style:name="P4420" style:parent-style-name="Normal" style:family="paragraph">
      <style:paragraph-properties fo:break-before="page"/>
    </style:style>
    <style:style style:name="T442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422" style:family="table-cell">
      <style:table-cell-properties fo:border="0.0069in solid #000000" style:writing-mode="lr-tb" fo:padding-top="0in" fo:padding-left="0.075in" fo:padding-bottom="0in" fo:padding-right="0.075in"/>
    </style:style>
    <style:style style:name="T442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424" style:family="table-cell">
      <style:table-cell-properties fo:border="0.0069in solid #000000" style:writing-mode="lr-tb" fo:padding-top="0in" fo:padding-left="0.075in" fo:padding-bottom="0in" fo:padding-right="0.075in"/>
    </style:style>
    <style:style style:name="T44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426" style:family="table-cell">
      <style:table-cell-properties fo:border="0.0069in solid #000000" style:writing-mode="lr-tb" fo:padding-top="0in" fo:padding-left="0.075in" fo:padding-bottom="0in" fo:padding-right="0.075in"/>
    </style:style>
    <style:style style:name="T44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428" style:family="table-cell">
      <style:table-cell-properties fo:border="0.0069in solid #000000" style:writing-mode="lr-tb" fo:padding-top="0in" fo:padding-left="0.075in" fo:padding-bottom="0in" fo:padding-right="0.075in"/>
    </style:style>
    <style:style style:name="T44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430" style:family="table-row">
      <style:table-row-properties/>
    </style:style>
    <style:style style:name="TableCell4431" style:family="table-cell">
      <style:table-cell-properties fo:border="0.0069in solid #000000" style:writing-mode="lr-tb" fo:padding-top="0in" fo:padding-left="0.075in" fo:padding-bottom="0in" fo:padding-right="0.075in"/>
    </style:style>
    <style:style style:name="T44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433" style:family="table-cell">
      <style:table-cell-properties fo:border="0.0069in solid #000000" style:writing-mode="lr-tb" fo:padding-top="0in" fo:padding-left="0.075in" fo:padding-bottom="0in" fo:padding-right="0.075in"/>
    </style:style>
    <style:style style:name="T443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435" style:family="table-cell">
      <style:table-cell-properties fo:border="0.0069in solid #000000" style:writing-mode="lr-tb" fo:padding-top="0in" fo:padding-left="0.075in" fo:padding-bottom="0in" fo:padding-right="0.075in"/>
    </style:style>
    <style:style style:name="T4436" style:parent-style-name="DefaultParagraphFont" style:family="text">
      <style:text-properties fo:font-size="7pt" style:font-size-asian="7pt" style:font-size-complex="7pt"/>
    </style:style>
    <style:style style:name="TableCell44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39" style:family="table-row">
      <style:table-row-properties/>
    </style:style>
    <style:style style:name="TableCell4440" style:family="table-cell">
      <style:table-cell-properties fo:border="0.0069in solid #000000" style:writing-mode="lr-tb" fo:padding-top="0in" fo:padding-left="0.075in" fo:padding-bottom="0in" fo:padding-right="0.075in"/>
    </style:style>
    <style:style style:name="T444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442" style:family="table-cell">
      <style:table-cell-properties fo:border="0.0069in solid #000000" style:writing-mode="lr-tb" fo:padding-top="0in" fo:padding-left="0.075in" fo:padding-bottom="0in" fo:padding-right="0.075in"/>
    </style:style>
    <style:style style:name="T444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444" style:family="table-cell">
      <style:table-cell-properties fo:border="0.0069in solid #000000" style:writing-mode="lr-tb" fo:padding-top="0in" fo:padding-left="0.075in" fo:padding-bottom="0in" fo:padding-right="0.075in"/>
    </style:style>
    <style:style style:name="T444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446" style:family="table-cell">
      <style:table-cell-properties fo:border="0.0069in solid #000000" style:writing-mode="lr-tb" fo:padding-top="0in" fo:padding-left="0.075in" fo:padding-bottom="0in" fo:padding-right="0.075in"/>
    </style:style>
    <style:style style:name="T44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448" style:family="table-cell">
      <style:table-cell-properties fo:border="0.0069in solid #000000" style:writing-mode="lr-tb" fo:padding-top="0in" fo:padding-left="0.075in" fo:padding-bottom="0in" fo:padding-right="0.075in"/>
    </style:style>
    <style:style style:name="T444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450" style:family="table-row">
      <style:table-row-properties/>
    </style:style>
    <style:style style:name="TableCell4451" style:family="table-cell">
      <style:table-cell-properties fo:border="0.0069in solid #000000" style:writing-mode="lr-tb" fo:padding-top="0in" fo:padding-left="0.075in" fo:padding-bottom="0in" fo:padding-right="0.075in"/>
    </style:style>
    <style:style style:name="T445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453" style:family="table-cell">
      <style:table-cell-properties fo:border="0.0069in solid #000000" style:writing-mode="lr-tb" fo:padding-top="0in" fo:padding-left="0.075in" fo:padding-bottom="0in" fo:padding-right="0.075in"/>
    </style:style>
    <style:style style:name="T445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455" style:family="table-cell">
      <style:table-cell-properties fo:border="0.0069in solid #000000" style:writing-mode="lr-tb" fo:padding-top="0in" fo:padding-left="0.075in" fo:padding-bottom="0in" fo:padding-right="0.075in"/>
    </style:style>
    <style:style style:name="T4456" style:parent-style-name="DefaultParagraphFont" style:family="text">
      <style:text-properties fo:font-size="7pt" style:font-size-asian="7pt" style:font-size-complex="7pt"/>
    </style:style>
    <style:style style:name="TableCell44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59" style:family="table-row">
      <style:table-row-properties/>
    </style:style>
    <style:style style:name="TableCell4460" style:family="table-cell">
      <style:table-cell-properties fo:border="0.0069in solid #000000" style:writing-mode="lr-tb" fo:padding-top="0in" fo:padding-left="0.075in" fo:padding-bottom="0in" fo:padding-right="0.075in"/>
    </style:style>
    <style:style style:name="T446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462" style:family="table-cell">
      <style:table-cell-properties fo:border="0.0069in solid #000000" style:writing-mode="lr-tb" fo:padding-top="0in" fo:padding-left="0.075in" fo:padding-bottom="0in" fo:padding-right="0.075in"/>
    </style:style>
    <style:style style:name="T446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464" style:family="table-cell">
      <style:table-cell-properties fo:border="0.0069in solid #000000" style:writing-mode="lr-tb" fo:padding-top="0in" fo:padding-left="0.075in" fo:padding-bottom="0in" fo:padding-right="0.075in"/>
    </style:style>
    <style:style style:name="T44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466" style:family="table-cell">
      <style:table-cell-properties fo:border="0.0069in solid #000000" style:writing-mode="lr-tb" fo:padding-top="0in" fo:padding-left="0.075in" fo:padding-bottom="0in" fo:padding-right="0.075in"/>
    </style:style>
    <style:style style:name="T44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468" style:family="table-cell">
      <style:table-cell-properties fo:border="0.0069in solid #000000" style:writing-mode="lr-tb" fo:padding-top="0in" fo:padding-left="0.075in" fo:padding-bottom="0in" fo:padding-right="0.075in"/>
    </style:style>
    <style:style style:name="T446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470" style:family="table-row">
      <style:table-row-properties/>
    </style:style>
    <style:style style:name="TableCell4471" style:family="table-cell">
      <style:table-cell-properties fo:border="0.0069in solid #000000" style:writing-mode="lr-tb" fo:padding-top="0in" fo:padding-left="0.075in" fo:padding-bottom="0in" fo:padding-right="0.075in"/>
    </style:style>
    <style:style style:name="T447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473" style:family="table-cell">
      <style:table-cell-properties fo:border="0.0069in solid #000000" style:writing-mode="lr-tb" fo:padding-top="0in" fo:padding-left="0.075in" fo:padding-bottom="0in" fo:padding-right="0.075in"/>
    </style:style>
    <style:style style:name="T447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475" style:family="table-cell">
      <style:table-cell-properties fo:border="0.0069in solid #000000" style:writing-mode="lr-tb" fo:padding-top="0in" fo:padding-left="0.075in" fo:padding-bottom="0in" fo:padding-right="0.075in"/>
    </style:style>
    <style:style style:name="T4476" style:parent-style-name="DefaultParagraphFont" style:family="text">
      <style:text-properties fo:font-size="7pt" style:font-size-asian="7pt" style:font-size-complex="7pt"/>
    </style:style>
    <style:style style:name="TableCell44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79" style:family="table-row">
      <style:table-row-properties/>
    </style:style>
    <style:style style:name="TableCell4480" style:family="table-cell">
      <style:table-cell-properties fo:border="0.0069in solid #000000" style:writing-mode="lr-tb" fo:padding-top="0in" fo:padding-left="0.075in" fo:padding-bottom="0in" fo:padding-right="0.075in"/>
    </style:style>
    <style:style style:name="T448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482" style:family="table-cell">
      <style:table-cell-properties fo:border="0.0069in solid #000000" style:writing-mode="lr-tb" fo:padding-top="0in" fo:padding-left="0.075in" fo:padding-bottom="0in" fo:padding-right="0.075in"/>
    </style:style>
    <style:style style:name="T448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448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485" style:family="table-cell">
      <style:table-cell-properties fo:border="0.0069in solid #000000" style:writing-mode="lr-tb" fo:padding-top="0in" fo:padding-left="0.075in" fo:padding-bottom="0in" fo:padding-right="0.075in"/>
    </style:style>
    <style:style style:name="T44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487" style:family="table-cell">
      <style:table-cell-properties fo:border="0.0069in solid #000000" style:writing-mode="lr-tb" fo:padding-top="0in" fo:padding-left="0.075in" fo:padding-bottom="0in" fo:padding-right="0.075in"/>
    </style:style>
    <style:style style:name="T44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489" style:family="table-cell">
      <style:table-cell-properties fo:border="0.0069in solid #000000" style:writing-mode="lr-tb" fo:padding-top="0in" fo:padding-left="0.075in" fo:padding-bottom="0in" fo:padding-right="0.075in"/>
    </style:style>
    <style:style style:name="T449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491" style:family="table-row">
      <style:table-row-properties/>
    </style:style>
    <style:style style:name="TableCell4492" style:family="table-cell">
      <style:table-cell-properties fo:border="0.0069in solid #000000" style:writing-mode="lr-tb" fo:padding-top="0in" fo:padding-left="0.075in" fo:padding-bottom="0in" fo:padding-right="0.075in"/>
    </style:style>
    <style:style style:name="T44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494" style:family="table-cell">
      <style:table-cell-properties fo:border="0.0069in solid #000000" style:writing-mode="lr-tb" fo:padding-top="0in" fo:padding-left="0.075in" fo:padding-bottom="0in" fo:padding-right="0.075in"/>
    </style:style>
    <style:style style:name="T449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496" style:family="table-cell">
      <style:table-cell-properties fo:border="0.0069in solid #000000" style:writing-mode="lr-tb" fo:padding-top="0in" fo:padding-left="0.075in" fo:padding-bottom="0in" fo:padding-right="0.075in"/>
    </style:style>
    <style:style style:name="T4497" style:parent-style-name="DefaultParagraphFont" style:family="text">
      <style:text-properties fo:font-size="7pt" style:font-size-asian="7pt" style:font-size-complex="7pt"/>
    </style:style>
    <style:style style:name="TableCell44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00" style:family="table-row">
      <style:table-row-properties/>
    </style:style>
    <style:style style:name="TableCell4501" style:family="table-cell">
      <style:table-cell-properties fo:border="0.0069in solid #000000" style:writing-mode="lr-tb" fo:padding-top="0in" fo:padding-left="0.075in" fo:padding-bottom="0in" fo:padding-right="0.075in"/>
    </style:style>
    <style:style style:name="T450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503" style:family="table-cell">
      <style:table-cell-properties fo:border="0.0069in solid #000000" style:writing-mode="lr-tb" fo:padding-top="0in" fo:padding-left="0.075in" fo:padding-bottom="0in" fo:padding-right="0.075in"/>
    </style:style>
    <style:style style:name="T450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505" style:family="table-cell">
      <style:table-cell-properties fo:border="0.0069in solid #000000" style:writing-mode="lr-tb" fo:padding-top="0in" fo:padding-left="0.075in" fo:padding-bottom="0in" fo:padding-right="0.075in"/>
    </style:style>
    <style:style style:name="T450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507" style:family="table-cell">
      <style:table-cell-properties fo:border="0.0069in solid #000000" style:writing-mode="lr-tb" fo:padding-top="0in" fo:padding-left="0.075in" fo:padding-bottom="0in" fo:padding-right="0.075in"/>
    </style:style>
    <style:style style:name="T450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509" style:family="table-cell">
      <style:table-cell-properties fo:border="0.0069in solid #000000" style:writing-mode="lr-tb" fo:padding-top="0in" fo:padding-left="0.075in" fo:padding-bottom="0in" fo:padding-right="0.075in"/>
    </style:style>
    <style:style style:name="T451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511" style:family="table-row">
      <style:table-row-properties/>
    </style:style>
    <style:style style:name="TableCell4512" style:family="table-cell">
      <style:table-cell-properties fo:border="0.0069in solid #000000" style:writing-mode="lr-tb" fo:padding-top="0in" fo:padding-left="0.075in" fo:padding-bottom="0in" fo:padding-right="0.075in"/>
    </style:style>
    <style:style style:name="T451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514" style:family="table-cell">
      <style:table-cell-properties fo:border="0.0069in solid #000000" style:writing-mode="lr-tb" fo:padding-top="0in" fo:padding-left="0.075in" fo:padding-bottom="0in" fo:padding-right="0.075in"/>
    </style:style>
    <style:style style:name="T451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516" style:family="table-cell">
      <style:table-cell-properties fo:border="0.0069in solid #000000" style:writing-mode="lr-tb" fo:padding-top="0in" fo:padding-left="0.075in" fo:padding-bottom="0in" fo:padding-right="0.075in"/>
    </style:style>
    <style:style style:name="T4517" style:parent-style-name="DefaultParagraphFont" style:family="text">
      <style:text-properties fo:font-size="7pt" style:font-size-asian="7pt" style:font-size-complex="7pt"/>
    </style:style>
    <style:style style:name="TableCell45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20" style:family="table-row">
      <style:table-row-properties/>
    </style:style>
    <style:style style:name="TableCell4521" style:family="table-cell">
      <style:table-cell-properties fo:border="0.0069in solid #000000" style:writing-mode="lr-tb" fo:padding-top="0in" fo:padding-left="0.075in" fo:padding-bottom="0in" fo:padding-right="0.075in"/>
    </style:style>
    <style:style style:name="T452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523" style:family="table-cell">
      <style:table-cell-properties fo:border="0.0069in solid #000000" style:writing-mode="lr-tb" fo:padding-top="0in" fo:padding-left="0.075in" fo:padding-bottom="0in" fo:padding-right="0.075in"/>
    </style:style>
    <style:style style:name="T452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4525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526" style:family="table-cell">
      <style:table-cell-properties fo:border="0.0069in solid #000000" style:writing-mode="lr-tb" fo:padding-top="0in" fo:padding-left="0.075in" fo:padding-bottom="0in" fo:padding-right="0.075in"/>
    </style:style>
    <style:style style:name="T45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528" style:family="table-cell">
      <style:table-cell-properties fo:border="0.0069in solid #000000" style:writing-mode="lr-tb" fo:padding-top="0in" fo:padding-left="0.075in" fo:padding-bottom="0in" fo:padding-right="0.075in"/>
    </style:style>
    <style:style style:name="T45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530" style:family="table-cell">
      <style:table-cell-properties fo:border="0.0069in solid #000000" style:writing-mode="lr-tb" fo:padding-top="0in" fo:padding-left="0.075in" fo:padding-bottom="0in" fo:padding-right="0.075in"/>
    </style:style>
    <style:style style:name="T453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532" style:family="table-row">
      <style:table-row-properties/>
    </style:style>
    <style:style style:name="TableCell4533" style:family="table-cell">
      <style:table-cell-properties fo:border="0.0069in solid #000000" style:writing-mode="lr-tb" fo:padding-top="0in" fo:padding-left="0.075in" fo:padding-bottom="0in" fo:padding-right="0.075in"/>
    </style:style>
    <style:style style:name="T453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535" style:family="table-cell">
      <style:table-cell-properties fo:border="0.0069in solid #000000" style:writing-mode="lr-tb" fo:padding-top="0in" fo:padding-left="0.075in" fo:padding-bottom="0in" fo:padding-right="0.075in"/>
    </style:style>
    <style:style style:name="T453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537" style:family="table-cell">
      <style:table-cell-properties fo:border="0.0069in solid #000000" style:writing-mode="lr-tb" fo:padding-top="0in" fo:padding-left="0.075in" fo:padding-bottom="0in" fo:padding-right="0.075in"/>
    </style:style>
    <style:style style:name="T4538" style:parent-style-name="DefaultParagraphFont" style:family="text">
      <style:text-properties fo:font-size="7pt" style:font-size-asian="7pt" style:font-size-complex="7pt"/>
    </style:style>
    <style:style style:name="TableCell45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41" style:family="table-row">
      <style:table-row-properties/>
    </style:style>
    <style:style style:name="TableCell4542" style:family="table-cell">
      <style:table-cell-properties fo:border="0.0069in solid #000000" style:writing-mode="lr-tb" fo:padding-top="0in" fo:padding-left="0.075in" fo:padding-bottom="0in" fo:padding-right="0.075in"/>
    </style:style>
    <style:style style:name="T454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544" style:family="table-cell">
      <style:table-cell-properties fo:border="0.0069in solid #000000" style:writing-mode="lr-tb" fo:padding-top="0in" fo:padding-left="0.075in" fo:padding-bottom="0in" fo:padding-right="0.075in"/>
    </style:style>
    <style:style style:name="T4545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546" style:family="table-cell">
      <style:table-cell-properties fo:border="0.0069in solid #000000" style:writing-mode="lr-tb" fo:padding-top="0in" fo:padding-left="0.075in" fo:padding-bottom="0in" fo:padding-right="0.075in"/>
    </style:style>
    <style:style style:name="T45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548" style:family="table-cell">
      <style:table-cell-properties fo:border="0.0069in solid #000000" style:writing-mode="lr-tb" fo:padding-top="0in" fo:padding-left="0.075in" fo:padding-bottom="0in" fo:padding-right="0.075in"/>
    </style:style>
    <style:style style:name="T454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550" style:family="table-cell">
      <style:table-cell-properties fo:border="0.0069in solid #000000" style:writing-mode="lr-tb" fo:padding-top="0in" fo:padding-left="0.075in" fo:padding-bottom="0in" fo:padding-right="0.075in"/>
    </style:style>
    <style:style style:name="T455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552" style:family="table-row">
      <style:table-row-properties/>
    </style:style>
    <style:style style:name="TableCell4553" style:family="table-cell">
      <style:table-cell-properties fo:border="0.0069in solid #000000" style:writing-mode="lr-tb" fo:padding-top="0in" fo:padding-left="0.075in" fo:padding-bottom="0in" fo:padding-right="0.075in"/>
    </style:style>
    <style:style style:name="T455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555" style:family="table-cell">
      <style:table-cell-properties fo:border="0.0069in solid #000000" style:writing-mode="lr-tb" fo:padding-top="0in" fo:padding-left="0.075in" fo:padding-bottom="0in" fo:padding-right="0.075in"/>
    </style:style>
    <style:style style:name="T455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557" style:family="table-cell">
      <style:table-cell-properties fo:border="0.0069in solid #000000" style:writing-mode="lr-tb" fo:padding-top="0in" fo:padding-left="0.075in" fo:padding-bottom="0in" fo:padding-right="0.075in"/>
    </style:style>
    <style:style style:name="T4558" style:parent-style-name="DefaultParagraphFont" style:family="text">
      <style:text-properties fo:font-size="7pt" style:font-size-asian="7pt" style:font-size-complex="7pt"/>
    </style:style>
    <style:style style:name="TableCell45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61" style:family="table-row">
      <style:table-row-properties/>
    </style:style>
    <style:style style:name="TableCell4562" style:family="table-cell">
      <style:table-cell-properties fo:border="0.0069in solid #000000" style:writing-mode="lr-tb" fo:padding-top="0in" fo:padding-left="0.075in" fo:padding-bottom="0in" fo:padding-right="0.075in"/>
    </style:style>
    <style:style style:name="T456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564" style:family="table-cell">
      <style:table-cell-properties fo:border="0.0069in solid #000000" style:writing-mode="lr-tb" fo:padding-top="0in" fo:padding-left="0.075in" fo:padding-bottom="0in" fo:padding-right="0.075in"/>
    </style:style>
    <style:style style:name="T4565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566" style:family="table-cell">
      <style:table-cell-properties fo:border="0.0069in solid #000000" style:writing-mode="lr-tb" fo:padding-top="0in" fo:padding-left="0.075in" fo:padding-bottom="0in" fo:padding-right="0.075in"/>
    </style:style>
    <style:style style:name="T45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568" style:family="table-cell">
      <style:table-cell-properties fo:border="0.0069in solid #000000" style:writing-mode="lr-tb" fo:padding-top="0in" fo:padding-left="0.075in" fo:padding-bottom="0in" fo:padding-right="0.075in"/>
    </style:style>
    <style:style style:name="T456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570" style:family="table-cell">
      <style:table-cell-properties fo:border="0.0069in solid #000000" style:writing-mode="lr-tb" fo:padding-top="0in" fo:padding-left="0.075in" fo:padding-bottom="0in" fo:padding-right="0.075in"/>
    </style:style>
    <style:style style:name="T457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572" style:family="table-row">
      <style:table-row-properties/>
    </style:style>
    <style:style style:name="TableCell4573" style:family="table-cell">
      <style:table-cell-properties fo:border="0.0069in solid #000000" style:writing-mode="lr-tb" fo:padding-top="0in" fo:padding-left="0.075in" fo:padding-bottom="0in" fo:padding-right="0.075in"/>
    </style:style>
    <style:style style:name="T457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575" style:family="table-cell">
      <style:table-cell-properties fo:border="0.0069in solid #000000" style:writing-mode="lr-tb" fo:padding-top="0in" fo:padding-left="0.075in" fo:padding-bottom="0in" fo:padding-right="0.075in"/>
    </style:style>
    <style:style style:name="T457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577" style:family="table-cell">
      <style:table-cell-properties fo:border="0.0069in solid #000000" style:writing-mode="lr-tb" fo:padding-top="0in" fo:padding-left="0.075in" fo:padding-bottom="0in" fo:padding-right="0.075in"/>
    </style:style>
    <style:style style:name="T4578" style:parent-style-name="DefaultParagraphFont" style:family="text">
      <style:text-properties fo:font-size="7pt" style:font-size-asian="7pt" style:font-size-complex="7pt"/>
    </style:style>
    <style:style style:name="TableCell45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81" style:family="table-row">
      <style:table-row-properties/>
    </style:style>
    <style:style style:name="TableCell4582" style:family="table-cell">
      <style:table-cell-properties fo:border="0.0069in solid #000000" style:writing-mode="lr-tb" fo:padding-top="0in" fo:padding-left="0.075in" fo:padding-bottom="0in" fo:padding-right="0.075in"/>
    </style:style>
    <style:style style:name="T458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584" style:family="table-cell">
      <style:table-cell-properties fo:border="0.0069in solid #000000" style:writing-mode="lr-tb" fo:padding-top="0in" fo:padding-left="0.075in" fo:padding-bottom="0in" fo:padding-right="0.075in"/>
    </style:style>
    <style:style style:name="T4585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586" style:family="table-cell">
      <style:table-cell-properties fo:border="0.0069in solid #000000" style:writing-mode="lr-tb" fo:padding-top="0in" fo:padding-left="0.075in" fo:padding-bottom="0in" fo:padding-right="0.075in"/>
    </style:style>
    <style:style style:name="T458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588" style:family="table-cell">
      <style:table-cell-properties fo:border="0.0069in solid #000000" style:writing-mode="lr-tb" fo:padding-top="0in" fo:padding-left="0.075in" fo:padding-bottom="0in" fo:padding-right="0.075in"/>
    </style:style>
    <style:style style:name="T458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590" style:family="table-cell">
      <style:table-cell-properties fo:border="0.0069in solid #000000" style:writing-mode="lr-tb" fo:padding-top="0in" fo:padding-left="0.075in" fo:padding-bottom="0in" fo:padding-right="0.075in"/>
    </style:style>
    <style:style style:name="T459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592" style:family="table-row">
      <style:table-row-properties/>
    </style:style>
    <style:style style:name="TableCell4593" style:family="table-cell">
      <style:table-cell-properties fo:border="0.0069in solid #000000" style:writing-mode="lr-tb" fo:padding-top="0in" fo:padding-left="0.075in" fo:padding-bottom="0in" fo:padding-right="0.075in"/>
    </style:style>
    <style:style style:name="T459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595" style:family="table-cell">
      <style:table-cell-properties fo:border="0.0069in solid #000000" style:writing-mode="lr-tb" fo:padding-top="0in" fo:padding-left="0.075in" fo:padding-bottom="0in" fo:padding-right="0.075in"/>
    </style:style>
    <style:style style:name="T459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597" style:family="table-cell">
      <style:table-cell-properties fo:border="0.0069in solid #000000" style:writing-mode="lr-tb" fo:padding-top="0in" fo:padding-left="0.075in" fo:padding-bottom="0in" fo:padding-right="0.075in"/>
    </style:style>
    <style:style style:name="T4598" style:parent-style-name="DefaultParagraphFont" style:family="text">
      <style:text-properties fo:font-size="7pt" style:font-size-asian="7pt" style:font-size-complex="7pt"/>
    </style:style>
    <style:style style:name="TableCell45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01" style:family="table-row">
      <style:table-row-properties/>
    </style:style>
    <style:style style:name="TableCell4602" style:family="table-cell">
      <style:table-cell-properties fo:border="0.0069in solid #000000" style:writing-mode="lr-tb" fo:padding-top="0in" fo:padding-left="0.075in" fo:padding-bottom="0in" fo:padding-right="0.075in"/>
    </style:style>
    <style:style style:name="T460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604" style:family="table-cell">
      <style:table-cell-properties fo:border="0.0069in solid #000000" style:writing-mode="lr-tb" fo:padding-top="0in" fo:padding-left="0.075in" fo:padding-bottom="0in" fo:padding-right="0.075in"/>
    </style:style>
    <style:style style:name="T4605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4606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607" style:family="table-cell">
      <style:table-cell-properties fo:border="0.0069in solid #000000" style:writing-mode="lr-tb" fo:padding-top="0in" fo:padding-left="0.075in" fo:padding-bottom="0in" fo:padding-right="0.075in"/>
    </style:style>
    <style:style style:name="T460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609" style:family="table-cell">
      <style:table-cell-properties fo:border="0.0069in solid #000000" style:writing-mode="lr-tb" fo:padding-top="0in" fo:padding-left="0.075in" fo:padding-bottom="0in" fo:padding-right="0.075in"/>
    </style:style>
    <style:style style:name="T461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611" style:family="table-cell">
      <style:table-cell-properties fo:border="0.0069in solid #000000" style:writing-mode="lr-tb" fo:padding-top="0in" fo:padding-left="0.075in" fo:padding-bottom="0in" fo:padding-right="0.075in"/>
    </style:style>
    <style:style style:name="T461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613" style:family="table-row">
      <style:table-row-properties/>
    </style:style>
    <style:style style:name="TableCell4614" style:family="table-cell">
      <style:table-cell-properties fo:border="0.0069in solid #000000" style:writing-mode="lr-tb" fo:padding-top="0in" fo:padding-left="0.075in" fo:padding-bottom="0in" fo:padding-right="0.075in"/>
    </style:style>
    <style:style style:name="T461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616" style:family="table-cell">
      <style:table-cell-properties fo:border="0.0069in solid #000000" style:writing-mode="lr-tb" fo:padding-top="0in" fo:padding-left="0.075in" fo:padding-bottom="0in" fo:padding-right="0.075in"/>
    </style:style>
    <style:style style:name="T461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6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21" style:family="table-row">
      <style:table-row-properties/>
    </style:style>
    <style:style style:name="TableCell4622" style:family="table-cell">
      <style:table-cell-properties fo:border="0.0069in solid #000000" style:writing-mode="lr-tb" fo:padding-top="0in" fo:padding-left="0.075in" fo:padding-bottom="0in" fo:padding-right="0.075in"/>
    </style:style>
    <style:style style:name="T462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624" style:family="table-cell">
      <style:table-cell-properties fo:border="0.0069in solid #000000" style:writing-mode="lr-tb" fo:padding-top="0in" fo:padding-left="0.075in" fo:padding-bottom="0in" fo:padding-right="0.075in"/>
    </style:style>
    <style:style style:name="T4625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626" style:family="table-cell">
      <style:table-cell-properties fo:border="0.0069in solid #000000" style:writing-mode="lr-tb" fo:padding-top="0in" fo:padding-left="0.075in" fo:padding-bottom="0in" fo:padding-right="0.075in"/>
    </style:style>
    <style:style style:name="T46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628" style:family="table-cell">
      <style:table-cell-properties fo:border="0.0069in solid #000000" style:writing-mode="lr-tb" fo:padding-top="0in" fo:padding-left="0.075in" fo:padding-bottom="0in" fo:padding-right="0.075in"/>
    </style:style>
    <style:style style:name="T46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630" style:family="table-cell">
      <style:table-cell-properties fo:border="0.0069in solid #000000" style:writing-mode="lr-tb" fo:padding-top="0in" fo:padding-left="0.075in" fo:padding-bottom="0in" fo:padding-right="0.075in"/>
    </style:style>
    <style:style style:name="T463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632" style:family="table-row">
      <style:table-row-properties/>
    </style:style>
    <style:style style:name="TableCell4633" style:family="table-cell">
      <style:table-cell-properties fo:border="0.0069in solid #000000" style:writing-mode="lr-tb" fo:padding-top="0in" fo:padding-left="0.075in" fo:padding-bottom="0in" fo:padding-right="0.075in"/>
    </style:style>
    <style:style style:name="T463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635" style:family="table-cell">
      <style:table-cell-properties fo:border="0.0069in solid #000000" style:writing-mode="lr-tb" fo:padding-top="0in" fo:padding-left="0.075in" fo:padding-bottom="0in" fo:padding-right="0.075in"/>
    </style:style>
    <style:style style:name="T463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6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40" style:family="table-row">
      <style:table-row-properties/>
    </style:style>
    <style:style style:name="TableCell4641" style:family="table-cell">
      <style:table-cell-properties fo:border="0.0069in solid #000000" style:writing-mode="lr-tb" fo:padding-top="0in" fo:padding-left="0.075in" fo:padding-bottom="0in" fo:padding-right="0.075in"/>
    </style:style>
    <style:style style:name="T464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643" style:family="table-cell">
      <style:table-cell-properties fo:border="0.0069in solid #000000" style:writing-mode="lr-tb" fo:padding-top="0in" fo:padding-left="0.075in" fo:padding-bottom="0in" fo:padding-right="0.075in"/>
    </style:style>
    <style:style style:name="T464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645" style:family="table-cell">
      <style:table-cell-properties fo:border="0.0069in solid #000000" style:writing-mode="lr-tb" fo:padding-top="0in" fo:padding-left="0.075in" fo:padding-bottom="0in" fo:padding-right="0.075in"/>
    </style:style>
    <style:style style:name="T464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647" style:family="table-cell">
      <style:table-cell-properties fo:border="0.0069in solid #000000" style:writing-mode="lr-tb" fo:padding-top="0in" fo:padding-left="0.075in" fo:padding-bottom="0in" fo:padding-right="0.075in"/>
    </style:style>
    <style:style style:name="T464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649" style:family="table-cell">
      <style:table-cell-properties fo:border="0.0069in solid #000000" style:writing-mode="lr-tb" fo:padding-top="0in" fo:padding-left="0.075in" fo:padding-bottom="0in" fo:padding-right="0.075in"/>
    </style:style>
    <style:style style:name="T465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651" style:family="table-row">
      <style:table-row-properties/>
    </style:style>
    <style:style style:name="TableCell4652" style:family="table-cell">
      <style:table-cell-properties fo:border="0.0069in solid #000000" style:writing-mode="lr-tb" fo:padding-top="0in" fo:padding-left="0.075in" fo:padding-bottom="0in" fo:padding-right="0.075in"/>
    </style:style>
    <style:style style:name="T465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654" style:family="table-cell">
      <style:table-cell-properties fo:border="0.0069in solid #000000" style:writing-mode="lr-tb" fo:padding-top="0in" fo:padding-left="0.075in" fo:padding-bottom="0in" fo:padding-right="0.075in"/>
    </style:style>
    <style:style style:name="T465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6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59" style:family="table-row">
      <style:table-row-properties/>
    </style:style>
    <style:style style:name="TableCell4660" style:family="table-cell">
      <style:table-cell-properties fo:border="0.0069in solid #000000" style:writing-mode="lr-tb" fo:padding-top="0in" fo:padding-left="0.075in" fo:padding-bottom="0in" fo:padding-right="0.075in"/>
    </style:style>
    <style:style style:name="T466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662" style:family="table-cell">
      <style:table-cell-properties fo:border="0.0069in solid #000000" style:writing-mode="lr-tb" fo:padding-top="0in" fo:padding-left="0.075in" fo:padding-bottom="0in" fo:padding-right="0.075in"/>
    </style:style>
    <style:style style:name="T466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664" style:family="table-cell">
      <style:table-cell-properties fo:border="0.0069in solid #000000" style:writing-mode="lr-tb" fo:padding-top="0in" fo:padding-left="0.075in" fo:padding-bottom="0in" fo:padding-right="0.075in"/>
    </style:style>
    <style:style style:name="T46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666" style:family="table-cell">
      <style:table-cell-properties fo:border="0.0069in solid #000000" style:writing-mode="lr-tb" fo:padding-top="0in" fo:padding-left="0.075in" fo:padding-bottom="0in" fo:padding-right="0.075in"/>
    </style:style>
    <style:style style:name="T46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668" style:family="table-cell">
      <style:table-cell-properties fo:border="0.0069in solid #000000" style:writing-mode="lr-tb" fo:padding-top="0in" fo:padding-left="0.075in" fo:padding-bottom="0in" fo:padding-right="0.075in"/>
    </style:style>
    <style:style style:name="T466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670" style:family="table-row">
      <style:table-row-properties/>
    </style:style>
    <style:style style:name="TableCell4671" style:family="table-cell">
      <style:table-cell-properties fo:border="0.0069in solid #000000" style:writing-mode="lr-tb" fo:padding-top="0in" fo:padding-left="0.075in" fo:padding-bottom="0in" fo:padding-right="0.075in"/>
    </style:style>
    <style:style style:name="T467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673" style:family="table-cell">
      <style:table-cell-properties fo:border="0.0069in solid #000000" style:writing-mode="lr-tb" fo:padding-top="0in" fo:padding-left="0.075in" fo:padding-bottom="0in" fo:padding-right="0.075in"/>
    </style:style>
    <style:style style:name="T467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6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77" style:family="table-cell">
      <style:table-cell-properties fo:border="0.0069in solid #000000" style:writing-mode="lr-tb" fo:padding-top="0in" fo:padding-left="0.075in" fo:padding-bottom="0in" fo:padding-right="0.075in"/>
    </style:style>
    <style:style style:name="P4678" style:parent-style-name="Normal" style:master-page-name="MP26" style:family="paragraph">
      <style:paragraph-properties fo:break-before="page"/>
    </style:style>
    <style:style style:name="TableColumn4680" style:family="table-column">
      <style:table-column-properties style:column-width="1.6041in"/>
    </style:style>
    <style:style style:name="TableColumn4681" style:family="table-column">
      <style:table-column-properties style:column-width="1.6041in"/>
    </style:style>
    <style:style style:name="TableColumn4682" style:family="table-column">
      <style:table-column-properties style:column-width="1.6041in"/>
    </style:style>
    <style:style style:name="Table4679" style:family="table">
      <style:table-properties style:width="4.8125in" fo:margin-left="0in" table:align="center"/>
    </style:style>
    <style:style style:name="TableRow4683" style:family="table-row">
      <style:table-row-properties/>
    </style:style>
    <style:style style:name="TableCell4684" style:family="table-cell">
      <style:table-cell-properties fo:border="0.0069in solid #000000" style:writing-mode="lr-tb" fo:padding-top="0in" fo:padding-left="0.075in" fo:padding-bottom="0in" fo:padding-right="0.075in"/>
    </style:style>
    <style:style style:name="T468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46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687" style:family="table-cell">
      <style:table-cell-properties fo:border="0.0069in solid #000000" style:writing-mode="lr-tb" fo:padding-top="0in" fo:padding-left="0.075in" fo:padding-bottom="0in" fo:padding-right="0.075in"/>
    </style:style>
    <style:style style:name="T46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689" style:family="table-cell">
      <style:table-cell-properties fo:border="0.0069in solid #000000" style:writing-mode="lr-tb" fo:padding-top="0in" fo:padding-left="0.075in" fo:padding-bottom="0in" fo:padding-right="0.075in"/>
    </style:style>
    <style:style style:name="T469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691" style:family="table-row">
      <style:table-row-properties/>
    </style:style>
    <style:style style:name="TableCell4692" style:family="table-cell">
      <style:table-cell-properties fo:border="0.0069in solid #000000" style:writing-mode="lr-tb" fo:padding-top="0in" fo:padding-left="0.075in" fo:padding-bottom="0in" fo:padding-right="0.075in"/>
    </style:style>
    <style:style style:name="T46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694" style:family="table-cell">
      <style:table-cell-properties fo:border="0.0069in solid #000000" style:writing-mode="lr-tb" fo:padding-top="0in" fo:padding-left="0.075in" fo:padding-bottom="0in" fo:padding-right="0.075in"/>
    </style:style>
    <style:style style:name="T469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696" style:family="table-cell">
      <style:table-cell-properties fo:border="0.0069in solid #000000" style:writing-mode="lr-tb" fo:padding-top="0in" fo:padding-left="0.075in" fo:padding-bottom="0in" fo:padding-right="0.075in"/>
    </style:style>
    <style:style style:name="T4697" style:parent-style-name="DefaultParagraphFont" style:family="text">
      <style:text-properties fo:font-size="7pt" style:font-size-asian="7pt" style:font-size-complex="7pt"/>
    </style:style>
    <style:style style:name="TableRow4698" style:family="table-row">
      <style:table-row-properties/>
    </style:style>
    <style:style style:name="TableCell4699" style:family="table-cell">
      <style:table-cell-properties fo:border="0.0069in solid #000000" style:writing-mode="lr-tb" fo:padding-top="0in" fo:padding-left="0.075in" fo:padding-bottom="0in" fo:padding-right="0.075in"/>
    </style:style>
    <style:style style:name="T470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01" style:family="table-cell">
      <style:table-cell-properties fo:border="0.0069in solid #000000" style:writing-mode="lr-tb" fo:padding-top="0in" fo:padding-left="0.075in" fo:padding-bottom="0in" fo:padding-right="0.075in"/>
    </style:style>
    <style:style style:name="T470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03" style:family="table-cell">
      <style:table-cell-properties fo:border="0.0069in solid #000000" style:writing-mode="lr-tb" fo:padding-top="0in" fo:padding-left="0.075in" fo:padding-bottom="0in" fo:padding-right="0.075in"/>
    </style:style>
    <style:style style:name="T470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705" style:family="table-row">
      <style:table-row-properties/>
    </style:style>
    <style:style style:name="TableCell4706" style:family="table-cell">
      <style:table-cell-properties fo:border="0.0069in solid #000000" style:writing-mode="lr-tb" fo:padding-top="0in" fo:padding-left="0.075in" fo:padding-bottom="0in" fo:padding-right="0.075in"/>
    </style:style>
    <style:style style:name="T470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708" style:family="table-cell">
      <style:table-cell-properties fo:border="0.0069in solid #000000" style:writing-mode="lr-tb" fo:padding-top="0in" fo:padding-left="0.075in" fo:padding-bottom="0in" fo:padding-right="0.075in"/>
    </style:style>
    <style:style style:name="T470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710" style:family="table-cell">
      <style:table-cell-properties fo:border="0.0069in solid #000000" style:writing-mode="lr-tb" fo:padding-top="0in" fo:padding-left="0.075in" fo:padding-bottom="0in" fo:padding-right="0.075in"/>
    </style:style>
    <style:style style:name="T4711" style:parent-style-name="DefaultParagraphFont" style:family="text">
      <style:text-properties fo:font-size="7pt" style:font-size-asian="7pt" style:font-size-complex="7pt"/>
    </style:style>
    <style:style style:name="TableRow4712" style:family="table-row">
      <style:table-row-properties/>
    </style:style>
    <style:style style:name="TableCell4713" style:family="table-cell">
      <style:table-cell-properties fo:border="0.0069in solid #000000" style:writing-mode="lr-tb" fo:padding-top="0in" fo:padding-left="0.075in" fo:padding-bottom="0in" fo:padding-right="0.075in"/>
    </style:style>
    <style:style style:name="T471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15" style:family="table-cell">
      <style:table-cell-properties fo:border="0.0069in solid #000000" style:writing-mode="lr-tb" fo:padding-top="0in" fo:padding-left="0.075in" fo:padding-bottom="0in" fo:padding-right="0.075in"/>
    </style:style>
    <style:style style:name="T471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17" style:family="table-cell">
      <style:table-cell-properties fo:border="0.0069in solid #000000" style:writing-mode="lr-tb" fo:padding-top="0in" fo:padding-left="0.075in" fo:padding-bottom="0in" fo:padding-right="0.075in"/>
    </style:style>
    <style:style style:name="T471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719" style:family="table-row">
      <style:table-row-properties/>
    </style:style>
    <style:style style:name="TableCell4720" style:family="table-cell">
      <style:table-cell-properties fo:border="0.0069in solid #000000" style:writing-mode="lr-tb" fo:padding-top="0in" fo:padding-left="0.075in" fo:padding-bottom="0in" fo:padding-right="0.075in"/>
    </style:style>
    <style:style style:name="T472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722" style:family="table-cell">
      <style:table-cell-properties fo:border="0.0069in solid #000000" style:writing-mode="lr-tb" fo:padding-top="0in" fo:padding-left="0.075in" fo:padding-bottom="0in" fo:padding-right="0.075in"/>
    </style:style>
    <style:style style:name="T472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724" style:family="table-cell">
      <style:table-cell-properties fo:border="0.0069in solid #000000" style:writing-mode="lr-tb" fo:padding-top="0in" fo:padding-left="0.075in" fo:padding-bottom="0in" fo:padding-right="0.075in"/>
    </style:style>
    <style:style style:name="T4725" style:parent-style-name="DefaultParagraphFont" style:family="text">
      <style:text-properties fo:font-size="7pt" style:font-size-asian="7pt" style:font-size-complex="7pt"/>
    </style:style>
    <style:style style:name="TableRow4726" style:family="table-row">
      <style:table-row-properties/>
    </style:style>
    <style:style style:name="TableCell4727" style:family="table-cell">
      <style:table-cell-properties fo:border="0.0069in solid #000000" style:writing-mode="lr-tb" fo:padding-top="0in" fo:padding-left="0.075in" fo:padding-bottom="0in" fo:padding-right="0.075in"/>
    </style:style>
    <style:style style:name="T472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29" style:family="table-cell">
      <style:table-cell-properties fo:border="0.0069in solid #000000" style:writing-mode="lr-tb" fo:padding-top="0in" fo:padding-left="0.075in" fo:padding-bottom="0in" fo:padding-right="0.075in"/>
    </style:style>
    <style:style style:name="T473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31" style:family="table-cell">
      <style:table-cell-properties fo:border="0.0069in solid #000000" style:writing-mode="lr-tb" fo:padding-top="0in" fo:padding-left="0.075in" fo:padding-bottom="0in" fo:padding-right="0.075in"/>
    </style:style>
    <style:style style:name="T473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733" style:family="table-row">
      <style:table-row-properties/>
    </style:style>
    <style:style style:name="TableCell4734" style:family="table-cell">
      <style:table-cell-properties fo:border="0.0069in solid #000000" style:writing-mode="lr-tb" fo:padding-top="0in" fo:padding-left="0.075in" fo:padding-bottom="0in" fo:padding-right="0.075in"/>
    </style:style>
    <style:style style:name="T473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736" style:family="table-cell">
      <style:table-cell-properties fo:border="0.0069in solid #000000" style:writing-mode="lr-tb" fo:padding-top="0in" fo:padding-left="0.075in" fo:padding-bottom="0in" fo:padding-right="0.075in"/>
    </style:style>
    <style:style style:name="T473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738" style:family="table-cell">
      <style:table-cell-properties fo:border="0.0069in solid #000000" style:writing-mode="lr-tb" fo:padding-top="0in" fo:padding-left="0.075in" fo:padding-bottom="0in" fo:padding-right="0.075in"/>
    </style:style>
    <style:style style:name="T4739" style:parent-style-name="DefaultParagraphFont" style:family="text">
      <style:text-properties fo:font-size="7pt" style:font-size-asian="7pt" style:font-size-complex="7pt"/>
    </style:style>
    <style:style style:name="TableRow4740" style:family="table-row">
      <style:table-row-properties/>
    </style:style>
    <style:style style:name="TableCell4741" style:family="table-cell">
      <style:table-cell-properties fo:border="0.0069in solid #000000" style:writing-mode="lr-tb" fo:padding-top="0in" fo:padding-left="0.075in" fo:padding-bottom="0in" fo:padding-right="0.075in"/>
    </style:style>
    <style:style style:name="T474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43" style:family="table-cell">
      <style:table-cell-properties fo:border="0.0069in solid #000000" style:writing-mode="lr-tb" fo:padding-top="0in" fo:padding-left="0.075in" fo:padding-bottom="0in" fo:padding-right="0.075in"/>
    </style:style>
    <style:style style:name="T474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45" style:family="table-cell">
      <style:table-cell-properties fo:border="0.0069in solid #000000" style:writing-mode="lr-tb" fo:padding-top="0in" fo:padding-left="0.075in" fo:padding-bottom="0in" fo:padding-right="0.075in"/>
    </style:style>
    <style:style style:name="T474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747" style:family="table-row">
      <style:table-row-properties/>
    </style:style>
    <style:style style:name="TableCell4748" style:family="table-cell">
      <style:table-cell-properties fo:border="0.0069in solid #000000" style:writing-mode="lr-tb" fo:padding-top="0in" fo:padding-left="0.075in" fo:padding-bottom="0in" fo:padding-right="0.075in"/>
    </style:style>
    <style:style style:name="T474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750" style:family="table-cell">
      <style:table-cell-properties fo:border="0.0069in solid #000000" style:writing-mode="lr-tb" fo:padding-top="0in" fo:padding-left="0.075in" fo:padding-bottom="0in" fo:padding-right="0.075in"/>
    </style:style>
    <style:style style:name="T475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752" style:family="table-cell">
      <style:table-cell-properties fo:border="0.0069in solid #000000" style:writing-mode="lr-tb" fo:padding-top="0in" fo:padding-left="0.075in" fo:padding-bottom="0in" fo:padding-right="0.075in"/>
    </style:style>
    <style:style style:name="T4753" style:parent-style-name="DefaultParagraphFont" style:family="text">
      <style:text-properties fo:font-size="7pt" style:font-size-asian="7pt" style:font-size-complex="7pt"/>
    </style:style>
    <style:style style:name="TableRow4754" style:family="table-row">
      <style:table-row-properties/>
    </style:style>
    <style:style style:name="TableCell4755" style:family="table-cell">
      <style:table-cell-properties fo:border="0.0069in solid #000000" style:writing-mode="lr-tb" fo:padding-top="0in" fo:padding-left="0.075in" fo:padding-bottom="0in" fo:padding-right="0.075in"/>
    </style:style>
    <style:style style:name="T475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57" style:family="table-cell">
      <style:table-cell-properties fo:border="0.0069in solid #000000" style:writing-mode="lr-tb" fo:padding-top="0in" fo:padding-left="0.075in" fo:padding-bottom="0in" fo:padding-right="0.075in"/>
    </style:style>
    <style:style style:name="T475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59" style:family="table-cell">
      <style:table-cell-properties fo:border="0.0069in solid #000000" style:writing-mode="lr-tb" fo:padding-top="0in" fo:padding-left="0.075in" fo:padding-bottom="0in" fo:padding-right="0.075in"/>
    </style:style>
    <style:style style:name="T476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761" style:family="table-row">
      <style:table-row-properties/>
    </style:style>
    <style:style style:name="TableCell4762" style:family="table-cell">
      <style:table-cell-properties fo:border="0.0069in solid #000000" style:writing-mode="lr-tb" fo:padding-top="0in" fo:padding-left="0.075in" fo:padding-bottom="0in" fo:padding-right="0.075in"/>
    </style:style>
    <style:style style:name="T476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764" style:family="table-cell">
      <style:table-cell-properties fo:border="0.0069in solid #000000" style:writing-mode="lr-tb" fo:padding-top="0in" fo:padding-left="0.075in" fo:padding-bottom="0in" fo:padding-right="0.075in"/>
    </style:style>
    <style:style style:name="T476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766" style:family="table-cell">
      <style:table-cell-properties fo:border="0.0069in solid #000000" style:writing-mode="lr-tb" fo:padding-top="0in" fo:padding-left="0.075in" fo:padding-bottom="0in" fo:padding-right="0.075in"/>
    </style:style>
    <style:style style:name="T4767" style:parent-style-name="DefaultParagraphFont" style:family="text">
      <style:text-properties fo:font-size="7pt" style:font-size-asian="7pt" style:font-size-complex="7pt"/>
    </style:style>
    <style:style style:name="TableRow4768" style:family="table-row">
      <style:table-row-properties/>
    </style:style>
    <style:style style:name="TableCell4769" style:family="table-cell">
      <style:table-cell-properties fo:border="0.0069in solid #000000" style:writing-mode="lr-tb" fo:padding-top="0in" fo:padding-left="0.075in" fo:padding-bottom="0in" fo:padding-right="0.075in"/>
    </style:style>
    <style:style style:name="T477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71" style:family="table-cell">
      <style:table-cell-properties fo:border="0.0069in solid #000000" style:writing-mode="lr-tb" fo:padding-top="0in" fo:padding-left="0.075in" fo:padding-bottom="0in" fo:padding-right="0.075in"/>
    </style:style>
    <style:style style:name="T477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73" style:family="table-cell">
      <style:table-cell-properties fo:border="0.0069in solid #000000" style:writing-mode="lr-tb" fo:padding-top="0in" fo:padding-left="0.075in" fo:padding-bottom="0in" fo:padding-right="0.075in"/>
    </style:style>
    <style:style style:name="T477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775" style:family="table-row">
      <style:table-row-properties/>
    </style:style>
    <style:style style:name="TableCell4776" style:family="table-cell">
      <style:table-cell-properties fo:border="0.0069in solid #000000" style:writing-mode="lr-tb" fo:padding-top="0in" fo:padding-left="0.075in" fo:padding-bottom="0in" fo:padding-right="0.075in"/>
    </style:style>
    <style:style style:name="T477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778" style:family="table-cell">
      <style:table-cell-properties fo:border="0.0069in solid #000000" style:writing-mode="lr-tb" fo:padding-top="0in" fo:padding-left="0.075in" fo:padding-bottom="0in" fo:padding-right="0.075in"/>
    </style:style>
    <style:style style:name="T477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780" style:family="table-cell">
      <style:table-cell-properties fo:border="0.0069in solid #000000" style:writing-mode="lr-tb" fo:padding-top="0in" fo:padding-left="0.075in" fo:padding-bottom="0in" fo:padding-right="0.075in"/>
    </style:style>
    <style:style style:name="T4781" style:parent-style-name="DefaultParagraphFont" style:family="text">
      <style:text-properties fo:font-size="7pt" style:font-size-asian="7pt" style:font-size-complex="7pt"/>
    </style:style>
    <style:style style:name="TableRow4782" style:family="table-row">
      <style:table-row-properties/>
    </style:style>
    <style:style style:name="TableCell4783" style:family="table-cell">
      <style:table-cell-properties fo:border="0.0069in solid #000000" style:writing-mode="lr-tb" fo:padding-top="0in" fo:padding-left="0.075in" fo:padding-bottom="0in" fo:padding-right="0.075in"/>
    </style:style>
    <style:style style:name="T47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85" style:family="table-cell">
      <style:table-cell-properties fo:border="0.0069in solid #000000" style:writing-mode="lr-tb" fo:padding-top="0in" fo:padding-left="0.075in" fo:padding-bottom="0in" fo:padding-right="0.075in"/>
    </style:style>
    <style:style style:name="T47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87" style:family="table-cell">
      <style:table-cell-properties fo:border="0.0069in solid #000000" style:writing-mode="lr-tb" fo:padding-top="0in" fo:padding-left="0.075in" fo:padding-bottom="0in" fo:padding-right="0.075in"/>
    </style:style>
    <style:style style:name="T47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789" style:family="table-row">
      <style:table-row-properties/>
    </style:style>
    <style:style style:name="TableCell4790" style:family="table-cell">
      <style:table-cell-properties fo:border="0.0069in solid #000000" style:writing-mode="lr-tb" fo:padding-top="0in" fo:padding-left="0.075in" fo:padding-bottom="0in" fo:padding-right="0.075in"/>
    </style:style>
    <style:style style:name="T479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792" style:family="table-cell">
      <style:table-cell-properties fo:border="0.0069in solid #000000" style:writing-mode="lr-tb" fo:padding-top="0in" fo:padding-left="0.075in" fo:padding-bottom="0in" fo:padding-right="0.075in"/>
    </style:style>
    <style:style style:name="T47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794" style:family="table-cell">
      <style:table-cell-properties fo:border="0.0069in solid #000000" style:writing-mode="lr-tb" fo:padding-top="0in" fo:padding-left="0.075in" fo:padding-bottom="0in" fo:padding-right="0.075in"/>
    </style:style>
    <style:style style:name="T4795" style:parent-style-name="DefaultParagraphFont" style:family="text">
      <style:text-properties fo:font-size="7pt" style:font-size-asian="7pt" style:font-size-complex="7pt"/>
    </style:style>
    <style:style style:name="TableRow4796" style:family="table-row">
      <style:table-row-properties/>
    </style:style>
    <style:style style:name="TableCell4797" style:family="table-cell">
      <style:table-cell-properties fo:border="0.0069in solid #000000" style:writing-mode="lr-tb" fo:padding-top="0in" fo:padding-left="0.075in" fo:padding-bottom="0in" fo:padding-right="0.075in"/>
    </style:style>
    <style:style style:name="T479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799" style:family="table-cell">
      <style:table-cell-properties fo:border="0.0069in solid #000000" style:writing-mode="lr-tb" fo:padding-top="0in" fo:padding-left="0.075in" fo:padding-bottom="0in" fo:padding-right="0.075in"/>
    </style:style>
    <style:style style:name="T480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801" style:family="table-cell">
      <style:table-cell-properties fo:border="0.0069in solid #000000" style:writing-mode="lr-tb" fo:padding-top="0in" fo:padding-left="0.075in" fo:padding-bottom="0in" fo:padding-right="0.075in"/>
    </style:style>
    <style:style style:name="T480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803" style:family="table-row">
      <style:table-row-properties/>
    </style:style>
    <style:style style:name="TableCell4804" style:family="table-cell">
      <style:table-cell-properties fo:border="0.0069in solid #000000" style:writing-mode="lr-tb" fo:padding-top="0in" fo:padding-left="0.075in" fo:padding-bottom="0in" fo:padding-right="0.075in"/>
    </style:style>
    <style:style style:name="T480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806" style:family="table-cell">
      <style:table-cell-properties fo:border="0.0069in solid #000000" style:writing-mode="lr-tb" fo:padding-top="0in" fo:padding-left="0.075in" fo:padding-bottom="0in" fo:padding-right="0.075in"/>
    </style:style>
    <style:style style:name="T480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808" style:family="table-cell">
      <style:table-cell-properties fo:border="0.0069in solid #000000" style:writing-mode="lr-tb" fo:padding-top="0in" fo:padding-left="0.075in" fo:padding-bottom="0in" fo:padding-right="0.075in"/>
    </style:style>
    <style:style style:name="T4809" style:parent-style-name="DefaultParagraphFont" style:family="text">
      <style:text-properties fo:font-size="7pt" style:font-size-asian="7pt" style:font-size-complex="7pt"/>
    </style:style>
    <style:style style:name="TableRow4810" style:family="table-row">
      <style:table-row-properties/>
    </style:style>
    <style:style style:name="TableCell4811" style:family="table-cell">
      <style:table-cell-properties fo:border="0.0069in solid #000000" style:writing-mode="lr-tb" fo:padding-top="0in" fo:padding-left="0.075in" fo:padding-bottom="0in" fo:padding-right="0.075in"/>
    </style:style>
    <style:style style:name="T481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813" style:family="table-cell">
      <style:table-cell-properties fo:border="0.0069in solid #000000" style:writing-mode="lr-tb" fo:padding-top="0in" fo:padding-left="0.075in" fo:padding-bottom="0in" fo:padding-right="0.075in"/>
    </style:style>
    <style:style style:name="T481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815" style:family="table-cell">
      <style:table-cell-properties fo:border="0.0069in solid #000000" style:writing-mode="lr-tb" fo:padding-top="0in" fo:padding-left="0.075in" fo:padding-bottom="0in" fo:padding-right="0.075in"/>
    </style:style>
    <style:style style:name="T481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817" style:family="table-row">
      <style:table-row-properties/>
    </style:style>
    <style:style style:name="TableCell4818" style:family="table-cell">
      <style:table-cell-properties fo:border="0.0069in solid #000000" style:writing-mode="lr-tb" fo:padding-top="0in" fo:padding-left="0.075in" fo:padding-bottom="0in" fo:padding-right="0.075in"/>
    </style:style>
    <style:style style:name="T481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820" style:family="table-cell">
      <style:table-cell-properties fo:border="0.0069in solid #000000" style:writing-mode="lr-tb" fo:padding-top="0in" fo:padding-left="0.075in" fo:padding-bottom="0in" fo:padding-right="0.075in"/>
    </style:style>
    <style:style style:name="T482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8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23" style:family="table-row">
      <style:table-row-properties/>
    </style:style>
    <style:style style:name="TableCell4824" style:family="table-cell">
      <style:table-cell-properties fo:border="0.0069in solid #000000" style:writing-mode="lr-tb" fo:padding-top="0in" fo:padding-left="0.075in" fo:padding-bottom="0in" fo:padding-right="0.075in"/>
    </style:style>
    <style:style style:name="T48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826" style:family="table-cell">
      <style:table-cell-properties fo:border="0.0069in solid #000000" style:writing-mode="lr-tb" fo:padding-top="0in" fo:padding-left="0.075in" fo:padding-bottom="0in" fo:padding-right="0.075in"/>
    </style:style>
    <style:style style:name="T48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828" style:family="table-cell">
      <style:table-cell-properties fo:border="0.0069in solid #000000" style:writing-mode="lr-tb" fo:padding-top="0in" fo:padding-left="0.075in" fo:padding-bottom="0in" fo:padding-right="0.075in"/>
    </style:style>
    <style:style style:name="T48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830" style:family="table-row">
      <style:table-row-properties/>
    </style:style>
    <style:style style:name="TableCell4831" style:family="table-cell">
      <style:table-cell-properties fo:border="0.0069in solid #000000" style:writing-mode="lr-tb" fo:padding-top="0in" fo:padding-left="0.075in" fo:padding-bottom="0in" fo:padding-right="0.075in"/>
    </style:style>
    <style:style style:name="T48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833" style:family="table-cell">
      <style:table-cell-properties fo:border="0.0069in solid #000000" style:writing-mode="lr-tb" fo:padding-top="0in" fo:padding-left="0.075in" fo:padding-bottom="0in" fo:padding-right="0.075in"/>
    </style:style>
    <style:style style:name="T483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8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36" style:family="table-row">
      <style:table-row-properties/>
    </style:style>
    <style:style style:name="TableCell4837" style:family="table-cell">
      <style:table-cell-properties fo:border="0.0069in solid #000000" style:writing-mode="lr-tb" fo:padding-top="0in" fo:padding-left="0.075in" fo:padding-bottom="0in" fo:padding-right="0.075in"/>
    </style:style>
    <style:style style:name="T483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839" style:family="table-cell">
      <style:table-cell-properties fo:border="0.0069in solid #000000" style:writing-mode="lr-tb" fo:padding-top="0in" fo:padding-left="0.075in" fo:padding-bottom="0in" fo:padding-right="0.075in"/>
    </style:style>
    <style:style style:name="T484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841" style:family="table-cell">
      <style:table-cell-properties fo:border="0.0069in solid #000000" style:writing-mode="lr-tb" fo:padding-top="0in" fo:padding-left="0.075in" fo:padding-bottom="0in" fo:padding-right="0.075in"/>
    </style:style>
    <style:style style:name="T484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843" style:family="table-row">
      <style:table-row-properties/>
    </style:style>
    <style:style style:name="TableCell4844" style:family="table-cell">
      <style:table-cell-properties fo:border="0.0069in solid #000000" style:writing-mode="lr-tb" fo:padding-top="0in" fo:padding-left="0.075in" fo:padding-bottom="0in" fo:padding-right="0.075in"/>
    </style:style>
    <style:style style:name="T484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846" style:family="table-cell">
      <style:table-cell-properties fo:border="0.0069in solid #000000" style:writing-mode="lr-tb" fo:padding-top="0in" fo:padding-left="0.075in" fo:padding-bottom="0in" fo:padding-right="0.075in"/>
    </style:style>
    <style:style style:name="T484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8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49" style:family="table-row">
      <style:table-row-properties/>
    </style:style>
    <style:style style:name="TableCell4850" style:family="table-cell">
      <style:table-cell-properties fo:border="0.0069in solid #000000" style:writing-mode="lr-tb" fo:padding-top="0in" fo:padding-left="0.075in" fo:padding-bottom="0in" fo:padding-right="0.075in"/>
    </style:style>
    <style:style style:name="T485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852" style:family="table-cell">
      <style:table-cell-properties fo:border="0.0069in solid #000000" style:writing-mode="lr-tb" fo:padding-top="0in" fo:padding-left="0.075in" fo:padding-bottom="0in" fo:padding-right="0.075in"/>
    </style:style>
    <style:style style:name="T485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854" style:family="table-cell">
      <style:table-cell-properties fo:border="0.0069in solid #000000" style:writing-mode="lr-tb" fo:padding-top="0in" fo:padding-left="0.075in" fo:padding-bottom="0in" fo:padding-right="0.075in"/>
    </style:style>
    <style:style style:name="T485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856" style:family="table-row">
      <style:table-row-properties/>
    </style:style>
    <style:style style:name="TableCell4857" style:family="table-cell">
      <style:table-cell-properties fo:border="0.0069in solid #000000" style:writing-mode="lr-tb" fo:padding-top="0in" fo:padding-left="0.075in" fo:padding-bottom="0in" fo:padding-right="0.075in"/>
    </style:style>
    <style:style style:name="T485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859" style:family="table-cell">
      <style:table-cell-properties fo:border="0.0069in solid #000000" style:writing-mode="lr-tb" fo:padding-top="0in" fo:padding-left="0.075in" fo:padding-bottom="0in" fo:padding-right="0.075in"/>
    </style:style>
    <style:style style:name="T486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861" style:family="table-cell">
      <style:table-cell-properties fo:border="0.0069in solid #000000" style:writing-mode="lr-tb" fo:padding-top="0in" fo:padding-left="0.075in" fo:padding-bottom="0in" fo:padding-right="0.075in"/>
    </style:style>
    <style:style style:name="P4862" style:parent-style-name="Normal" style:master-page-name="MP27" style:family="paragraph">
      <style:paragraph-properties fo:break-before="page" fo:text-align="center"/>
    </style:style>
    <style:style style:name="T4863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4864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4865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486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867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86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86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87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871" style:parent-style-name="DefaultParagraphFont" style:family="text">
      <style:text-properties fo:font-size="10pt" style:font-size-asian="10pt" style:font-size-complex="10pt"/>
    </style:style>
    <style:style style:name="T4872" style:parent-style-name="DefaultParagraphFont" style:family="text">
      <style:text-properties fo:font-size="10pt" style:font-size-asian="10pt" style:font-size-complex="10pt"/>
    </style:style>
    <style:style style:name="T487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87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875" style:parent-style-name="DefaultParagraphFont" style:family="text">
      <style:text-properties fo:font-size="10pt" style:font-size-asian="10pt" style:font-size-complex="10pt"/>
    </style:style>
    <style:style style:name="T4876" style:parent-style-name="DefaultParagraphFont" style:family="text">
      <style:text-properties fo:font-size="10pt" style:font-size-asian="10pt" style:font-size-complex="10pt"/>
    </style:style>
    <style:style style:name="T487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87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87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880" style:parent-style-name="DefaultParagraphFont" style:family="text">
      <style:text-properties fo:font-size="10pt" style:font-size-asian="10pt" style:font-size-complex="10pt"/>
    </style:style>
    <style:style style:name="T4881" style:parent-style-name="DefaultParagraphFont" style:family="text">
      <style:text-properties fo:font-size="10pt" style:font-size-asian="10pt" style:font-size-complex="10pt"/>
    </style:style>
    <style:style style:name="T488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88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884" style:parent-style-name="DefaultParagraphFont" style:family="text">
      <style:text-properties fo:font-size="10pt" style:font-size-asian="10pt" style:font-size-complex="10pt"/>
    </style:style>
    <style:style style:name="T4885" style:parent-style-name="DefaultParagraphFont" style:family="text">
      <style:text-properties fo:font-size="10pt" style:font-size-asian="10pt" style:font-size-complex="10pt"/>
    </style:style>
    <style:style style:name="T488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88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88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889" style:parent-style-name="DefaultParagraphFont" style:family="text">
      <style:text-properties fo:font-size="10pt" style:font-size-asian="10pt" style:font-size-complex="10pt"/>
    </style:style>
    <style:style style:name="T4890" style:parent-style-name="DefaultParagraphFont" style:family="text">
      <style:text-properties fo:font-size="10pt" style:font-size-asian="10pt" style:font-size-complex="10pt"/>
    </style:style>
    <style:style style:name="T489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89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89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89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895" style:parent-style-name="DefaultParagraphFont" style:family="text">
      <style:text-properties fo:font-size="10pt" style:font-size-asian="10pt" style:font-size-complex="10pt"/>
    </style:style>
    <style:style style:name="T4896" style:parent-style-name="DefaultParagraphFont" style:family="text">
      <style:text-properties fo:font-size="10pt" style:font-size-asian="10pt" style:font-size-complex="10pt"/>
    </style:style>
    <style:style style:name="T489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89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899" style:parent-style-name="DefaultParagraphFont" style:family="text">
      <style:text-properties fo:font-size="10pt" style:font-size-asian="10pt" style:font-size-complex="10pt"/>
    </style:style>
    <style:style style:name="T4900" style:parent-style-name="DefaultParagraphFont" style:family="text">
      <style:text-properties fo:font-size="10pt" style:font-size-asian="10pt" style:font-size-complex="10pt"/>
    </style:style>
    <style:style style:name="T490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0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0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90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905" style:parent-style-name="DefaultParagraphFont" style:family="text">
      <style:text-properties fo:font-size="10pt" style:font-size-asian="10pt" style:font-size-complex="10pt"/>
    </style:style>
    <style:style style:name="T4906" style:parent-style-name="DefaultParagraphFont" style:family="text">
      <style:text-properties fo:font-size="10pt" style:font-size-asian="10pt" style:font-size-complex="10pt"/>
    </style:style>
    <style:style style:name="T490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0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09" style:parent-style-name="DefaultParagraphFont" style:family="text">
      <style:text-properties fo:font-size="10pt" style:font-size-asian="10pt" style:font-size-complex="10pt"/>
    </style:style>
    <style:style style:name="T4910" style:parent-style-name="DefaultParagraphFont" style:family="text">
      <style:text-properties fo:font-size="10pt" style:font-size-asian="10pt" style:font-size-complex="10pt"/>
    </style:style>
    <style:style style:name="T491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1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1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914" style:parent-style-name="DefaultParagraphFont" style:family="text">
      <style:text-properties fo:font-size="10pt" style:font-size-asian="10pt" style:font-size-complex="10pt"/>
    </style:style>
    <style:style style:name="T4915" style:parent-style-name="DefaultParagraphFont" style:family="text">
      <style:text-properties fo:font-size="10pt" style:font-size-asian="10pt" style:font-size-complex="10pt"/>
    </style:style>
    <style:style style:name="T4916" style:parent-style-name="DefaultParagraphFont" style:family="text">
      <style:text-properties fo:font-size="10pt" style:font-size-asian="10pt" style:font-size-complex="10pt"/>
    </style:style>
    <style:style style:name="T491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1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19" style:parent-style-name="DefaultParagraphFont" style:family="text">
      <style:text-properties fo:font-size="10pt" style:font-size-asian="10pt" style:font-size-complex="10pt"/>
    </style:style>
    <style:style style:name="T4920" style:parent-style-name="DefaultParagraphFont" style:family="text">
      <style:text-properties fo:font-size="10pt" style:font-size-asian="10pt" style:font-size-complex="10pt"/>
    </style:style>
    <style:style style:name="T492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2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2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924" style:parent-style-name="DefaultParagraphFont" style:family="text">
      <style:text-properties fo:font-size="10pt" style:font-size-asian="10pt" style:font-size-complex="10pt"/>
    </style:style>
    <style:style style:name="T4925" style:parent-style-name="DefaultParagraphFont" style:family="text">
      <style:text-properties fo:font-size="10pt" style:font-size-asian="10pt" style:font-size-complex="10pt"/>
    </style:style>
    <style:style style:name="T492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2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2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92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930" style:parent-style-name="DefaultParagraphFont" style:family="text">
      <style:text-properties fo:font-size="10pt" style:font-size-asian="10pt" style:font-size-complex="10pt"/>
    </style:style>
    <style:style style:name="T4931" style:parent-style-name="DefaultParagraphFont" style:family="text">
      <style:text-properties fo:font-size="10pt" style:font-size-asian="10pt" style:font-size-complex="10pt"/>
    </style:style>
    <style:style style:name="T493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3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34" style:parent-style-name="DefaultParagraphFont" style:family="text">
      <style:text-properties fo:font-size="10pt" style:font-size-asian="10pt" style:font-size-complex="10pt"/>
    </style:style>
    <style:style style:name="T4935" style:parent-style-name="DefaultParagraphFont" style:family="text">
      <style:text-properties fo:font-size="10pt" style:font-size-asian="10pt" style:font-size-complex="10pt"/>
    </style:style>
    <style:style style:name="T493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3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3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939" style:parent-style-name="DefaultParagraphFont" style:family="text">
      <style:text-properties fo:font-size="10pt" style:font-size-asian="10pt" style:font-size-complex="10pt"/>
    </style:style>
    <style:style style:name="T4940" style:parent-style-name="DefaultParagraphFont" style:family="text">
      <style:text-properties fo:font-size="10pt" style:font-size-asian="10pt" style:font-size-complex="10pt"/>
    </style:style>
    <style:style style:name="T4941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42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4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44" style:parent-style-name="DefaultParagraphFont" style:family="text">
      <style:text-properties fo:font-size="10pt" style:font-size-asian="10pt" style:font-size-complex="10pt"/>
    </style:style>
    <style:style style:name="T4945" style:parent-style-name="DefaultParagraphFont" style:family="text">
      <style:text-properties fo:font-size="10pt" style:font-size-asian="10pt" style:font-size-complex="10pt"/>
    </style:style>
    <style:style style:name="T4946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4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494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94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95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95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95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ableColumn4954" style:family="table-column">
      <style:table-column-properties style:column-width="1.6041in"/>
    </style:style>
    <style:style style:name="TableColumn4955" style:family="table-column">
      <style:table-column-properties style:column-width="1.6041in"/>
    </style:style>
    <style:style style:name="TableColumn4956" style:family="table-column">
      <style:table-column-properties style:column-width="1.6041in"/>
    </style:style>
    <style:style style:name="TableColumn4957" style:family="table-column">
      <style:table-column-properties style:column-width="1.6041in"/>
    </style:style>
    <style:style style:name="TableColumn4958" style:family="table-column">
      <style:table-column-properties style:column-width="1.6041in"/>
    </style:style>
    <style:style style:name="Table4953" style:family="table" style:master-page-name="MP28">
      <style:table-properties style:width="8.0208in" fo:margin-left="0in" table:align="center"/>
    </style:style>
    <style:style style:name="TableRow4959" style:family="table-row">
      <style:table-row-properties/>
    </style:style>
    <style:style style:name="TableCell4960" style:family="table-cell">
      <style:table-cell-properties fo:border="0.0069in solid #000000" style:writing-mode="lr-tb" fo:padding-top="0in" fo:padding-left="0.075in" fo:padding-bottom="0in" fo:padding-right="0.075in"/>
    </style:style>
    <style:style style:name="P4961" style:parent-style-name="Normal" style:family="paragraph">
      <style:paragraph-properties fo:break-before="page"/>
    </style:style>
    <style:style style:name="T496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963" style:family="table-cell">
      <style:table-cell-properties fo:border="0.0069in solid #000000" style:writing-mode="lr-tb" fo:padding-top="0in" fo:padding-left="0.075in" fo:padding-bottom="0in" fo:padding-right="0.075in"/>
    </style:style>
    <style:style style:name="T496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965" style:family="table-cell">
      <style:table-cell-properties fo:border="0.0069in solid #000000" style:writing-mode="lr-tb" fo:padding-top="0in" fo:padding-left="0.075in" fo:padding-bottom="0in" fo:padding-right="0.075in"/>
    </style:style>
    <style:style style:name="T496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967" style:family="table-cell">
      <style:table-cell-properties fo:border="0.0069in solid #000000" style:writing-mode="lr-tb" fo:padding-top="0in" fo:padding-left="0.075in" fo:padding-bottom="0in" fo:padding-right="0.075in"/>
    </style:style>
    <style:style style:name="T496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969" style:family="table-cell">
      <style:table-cell-properties fo:border="0.0069in solid #000000" style:writing-mode="lr-tb" fo:padding-top="0in" fo:padding-left="0.075in" fo:padding-bottom="0in" fo:padding-right="0.075in"/>
    </style:style>
    <style:style style:name="T497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971" style:family="table-row">
      <style:table-row-properties/>
    </style:style>
    <style:style style:name="TableCell4972" style:family="table-cell">
      <style:table-cell-properties fo:border="0.0069in solid #000000" style:writing-mode="lr-tb" fo:padding-top="0in" fo:padding-left="0.075in" fo:padding-bottom="0in" fo:padding-right="0.075in"/>
    </style:style>
    <style:style style:name="T497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974" style:family="table-cell">
      <style:table-cell-properties fo:border="0.0069in solid #000000" style:writing-mode="lr-tb" fo:padding-top="0in" fo:padding-left="0.075in" fo:padding-bottom="0in" fo:padding-right="0.075in"/>
    </style:style>
    <style:style style:name="T497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976" style:family="table-cell">
      <style:table-cell-properties fo:border="0.0069in solid #000000" style:writing-mode="lr-tb" fo:padding-top="0in" fo:padding-left="0.075in" fo:padding-bottom="0in" fo:padding-right="0.075in"/>
    </style:style>
    <style:style style:name="T4977" style:parent-style-name="DefaultParagraphFont" style:family="text">
      <style:text-properties fo:font-size="7pt" style:font-size-asian="7pt" style:font-size-complex="7pt"/>
    </style:style>
    <style:style style:name="TableCell49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80" style:family="table-row">
      <style:table-row-properties/>
    </style:style>
    <style:style style:name="TableCell4981" style:family="table-cell">
      <style:table-cell-properties fo:border="0.0069in solid #000000" style:writing-mode="lr-tb" fo:padding-top="0in" fo:padding-left="0.075in" fo:padding-bottom="0in" fo:padding-right="0.075in"/>
    </style:style>
    <style:style style:name="T498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983" style:family="table-cell">
      <style:table-cell-properties fo:border="0.0069in solid #000000" style:writing-mode="lr-tb" fo:padding-top="0in" fo:padding-left="0.075in" fo:padding-bottom="0in" fo:padding-right="0.075in"/>
    </style:style>
    <style:style style:name="T498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4985" style:family="table-cell">
      <style:table-cell-properties fo:border="0.0069in solid #000000" style:writing-mode="lr-tb" fo:padding-top="0in" fo:padding-left="0.075in" fo:padding-bottom="0in" fo:padding-right="0.075in"/>
    </style:style>
    <style:style style:name="T49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987" style:family="table-cell">
      <style:table-cell-properties fo:border="0.0069in solid #000000" style:writing-mode="lr-tb" fo:padding-top="0in" fo:padding-left="0.075in" fo:padding-bottom="0in" fo:padding-right="0.075in"/>
    </style:style>
    <style:style style:name="T49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4989" style:family="table-cell">
      <style:table-cell-properties fo:border="0.0069in solid #000000" style:writing-mode="lr-tb" fo:padding-top="0in" fo:padding-left="0.075in" fo:padding-bottom="0in" fo:padding-right="0.075in"/>
    </style:style>
    <style:style style:name="T499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4991" style:family="table-row">
      <style:table-row-properties/>
    </style:style>
    <style:style style:name="TableCell4992" style:family="table-cell">
      <style:table-cell-properties fo:border="0.0069in solid #000000" style:writing-mode="lr-tb" fo:padding-top="0in" fo:padding-left="0.075in" fo:padding-bottom="0in" fo:padding-right="0.075in"/>
    </style:style>
    <style:style style:name="T49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994" style:family="table-cell">
      <style:table-cell-properties fo:border="0.0069in solid #000000" style:writing-mode="lr-tb" fo:padding-top="0in" fo:padding-left="0.075in" fo:padding-bottom="0in" fo:padding-right="0.075in"/>
    </style:style>
    <style:style style:name="T499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4996" style:family="table-cell">
      <style:table-cell-properties fo:border="0.0069in solid #000000" style:writing-mode="lr-tb" fo:padding-top="0in" fo:padding-left="0.075in" fo:padding-bottom="0in" fo:padding-right="0.075in"/>
    </style:style>
    <style:style style:name="T4997" style:parent-style-name="DefaultParagraphFont" style:family="text">
      <style:text-properties fo:font-size="7pt" style:font-size-asian="7pt" style:font-size-complex="7pt"/>
    </style:style>
    <style:style style:name="TableCell49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00" style:family="table-row">
      <style:table-row-properties/>
    </style:style>
    <style:style style:name="TableCell5001" style:family="table-cell">
      <style:table-cell-properties fo:border="0.0069in solid #000000" style:writing-mode="lr-tb" fo:padding-top="0in" fo:padding-left="0.075in" fo:padding-bottom="0in" fo:padding-right="0.075in"/>
    </style:style>
    <style:style style:name="T500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003" style:family="table-cell">
      <style:table-cell-properties fo:border="0.0069in solid #000000" style:writing-mode="lr-tb" fo:padding-top="0in" fo:padding-left="0.075in" fo:padding-bottom="0in" fo:padding-right="0.075in"/>
    </style:style>
    <style:style style:name="T500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005" style:family="table-cell">
      <style:table-cell-properties fo:border="0.0069in solid #000000" style:writing-mode="lr-tb" fo:padding-top="0in" fo:padding-left="0.075in" fo:padding-bottom="0in" fo:padding-right="0.075in"/>
    </style:style>
    <style:style style:name="T500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007" style:family="table-cell">
      <style:table-cell-properties fo:border="0.0069in solid #000000" style:writing-mode="lr-tb" fo:padding-top="0in" fo:padding-left="0.075in" fo:padding-bottom="0in" fo:padding-right="0.075in"/>
    </style:style>
    <style:style style:name="T500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009" style:family="table-cell">
      <style:table-cell-properties fo:border="0.0069in solid #000000" style:writing-mode="lr-tb" fo:padding-top="0in" fo:padding-left="0.075in" fo:padding-bottom="0in" fo:padding-right="0.075in"/>
    </style:style>
    <style:style style:name="T501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011" style:family="table-row">
      <style:table-row-properties/>
    </style:style>
    <style:style style:name="TableCell5012" style:family="table-cell">
      <style:table-cell-properties fo:border="0.0069in solid #000000" style:writing-mode="lr-tb" fo:padding-top="0in" fo:padding-left="0.075in" fo:padding-bottom="0in" fo:padding-right="0.075in"/>
    </style:style>
    <style:style style:name="T501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014" style:family="table-cell">
      <style:table-cell-properties fo:border="0.0069in solid #000000" style:writing-mode="lr-tb" fo:padding-top="0in" fo:padding-left="0.075in" fo:padding-bottom="0in" fo:padding-right="0.075in"/>
    </style:style>
    <style:style style:name="T501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016" style:family="table-cell">
      <style:table-cell-properties fo:border="0.0069in solid #000000" style:writing-mode="lr-tb" fo:padding-top="0in" fo:padding-left="0.075in" fo:padding-bottom="0in" fo:padding-right="0.075in"/>
    </style:style>
    <style:style style:name="T5017" style:parent-style-name="DefaultParagraphFont" style:family="text">
      <style:text-properties fo:font-size="7pt" style:font-size-asian="7pt" style:font-size-complex="7pt"/>
    </style:style>
    <style:style style:name="TableCell50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20" style:family="table-row">
      <style:table-row-properties/>
    </style:style>
    <style:style style:name="TableCell5021" style:family="table-cell">
      <style:table-cell-properties fo:border="0.0069in solid #000000" style:writing-mode="lr-tb" fo:padding-top="0in" fo:padding-left="0.075in" fo:padding-bottom="0in" fo:padding-right="0.075in"/>
    </style:style>
    <style:style style:name="T502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023" style:family="table-cell">
      <style:table-cell-properties fo:border="0.0069in solid #000000" style:writing-mode="lr-tb" fo:padding-top="0in" fo:padding-left="0.075in" fo:padding-bottom="0in" fo:padding-right="0.075in"/>
    </style:style>
    <style:style style:name="T502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025" style:family="table-cell">
      <style:table-cell-properties fo:border="0.0069in solid #000000" style:writing-mode="lr-tb" fo:padding-top="0in" fo:padding-left="0.075in" fo:padding-bottom="0in" fo:padding-right="0.075in"/>
    </style:style>
    <style:style style:name="T502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027" style:family="table-cell">
      <style:table-cell-properties fo:border="0.0069in solid #000000" style:writing-mode="lr-tb" fo:padding-top="0in" fo:padding-left="0.075in" fo:padding-bottom="0in" fo:padding-right="0.075in"/>
    </style:style>
    <style:style style:name="T502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029" style:family="table-cell">
      <style:table-cell-properties fo:border="0.0069in solid #000000" style:writing-mode="lr-tb" fo:padding-top="0in" fo:padding-left="0.075in" fo:padding-bottom="0in" fo:padding-right="0.075in"/>
    </style:style>
    <style:style style:name="T503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031" style:family="table-row">
      <style:table-row-properties/>
    </style:style>
    <style:style style:name="TableCell5032" style:family="table-cell">
      <style:table-cell-properties fo:border="0.0069in solid #000000" style:writing-mode="lr-tb" fo:padding-top="0in" fo:padding-left="0.075in" fo:padding-bottom="0in" fo:padding-right="0.075in"/>
    </style:style>
    <style:style style:name="T503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034" style:family="table-cell">
      <style:table-cell-properties fo:border="0.0069in solid #000000" style:writing-mode="lr-tb" fo:padding-top="0in" fo:padding-left="0.075in" fo:padding-bottom="0in" fo:padding-right="0.075in"/>
    </style:style>
    <style:style style:name="T503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036" style:family="table-cell">
      <style:table-cell-properties fo:border="0.0069in solid #000000" style:writing-mode="lr-tb" fo:padding-top="0in" fo:padding-left="0.075in" fo:padding-bottom="0in" fo:padding-right="0.075in"/>
    </style:style>
    <style:style style:name="T5037" style:parent-style-name="DefaultParagraphFont" style:family="text">
      <style:text-properties fo:font-size="7pt" style:font-size-asian="7pt" style:font-size-complex="7pt"/>
    </style:style>
    <style:style style:name="TableCell50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40" style:family="table-row">
      <style:table-row-properties/>
    </style:style>
    <style:style style:name="TableCell5041" style:family="table-cell">
      <style:table-cell-properties fo:border="0.0069in solid #000000" style:writing-mode="lr-tb" fo:padding-top="0in" fo:padding-left="0.075in" fo:padding-bottom="0in" fo:padding-right="0.075in"/>
    </style:style>
    <style:style style:name="T504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043" style:family="table-cell">
      <style:table-cell-properties fo:border="0.0069in solid #000000" style:writing-mode="lr-tb" fo:padding-top="0in" fo:padding-left="0.075in" fo:padding-bottom="0in" fo:padding-right="0.075in"/>
    </style:style>
    <style:style style:name="T504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045" style:family="table-cell">
      <style:table-cell-properties fo:border="0.0069in solid #000000" style:writing-mode="lr-tb" fo:padding-top="0in" fo:padding-left="0.075in" fo:padding-bottom="0in" fo:padding-right="0.075in"/>
    </style:style>
    <style:style style:name="T504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047" style:family="table-cell">
      <style:table-cell-properties fo:border="0.0069in solid #000000" style:writing-mode="lr-tb" fo:padding-top="0in" fo:padding-left="0.075in" fo:padding-bottom="0in" fo:padding-right="0.075in"/>
    </style:style>
    <style:style style:name="T504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049" style:family="table-cell">
      <style:table-cell-properties fo:border="0.0069in solid #000000" style:writing-mode="lr-tb" fo:padding-top="0in" fo:padding-left="0.075in" fo:padding-bottom="0in" fo:padding-right="0.075in"/>
    </style:style>
    <style:style style:name="T505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051" style:family="table-row">
      <style:table-row-properties/>
    </style:style>
    <style:style style:name="TableCell5052" style:family="table-cell">
      <style:table-cell-properties fo:border="0.0069in solid #000000" style:writing-mode="lr-tb" fo:padding-top="0in" fo:padding-left="0.075in" fo:padding-bottom="0in" fo:padding-right="0.075in"/>
    </style:style>
    <style:style style:name="T505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054" style:family="table-cell">
      <style:table-cell-properties fo:border="0.0069in solid #000000" style:writing-mode="lr-tb" fo:padding-top="0in" fo:padding-left="0.075in" fo:padding-bottom="0in" fo:padding-right="0.075in"/>
    </style:style>
    <style:style style:name="T505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056" style:family="table-cell">
      <style:table-cell-properties fo:border="0.0069in solid #000000" style:writing-mode="lr-tb" fo:padding-top="0in" fo:padding-left="0.075in" fo:padding-bottom="0in" fo:padding-right="0.075in"/>
    </style:style>
    <style:style style:name="T5057" style:parent-style-name="DefaultParagraphFont" style:family="text">
      <style:text-properties fo:font-size="7pt" style:font-size-asian="7pt" style:font-size-complex="7pt"/>
    </style:style>
    <style:style style:name="TableCell50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60" style:family="table-row">
      <style:table-row-properties/>
    </style:style>
    <style:style style:name="TableCell5061" style:family="table-cell">
      <style:table-cell-properties fo:border="0.0069in solid #000000" style:writing-mode="lr-tb" fo:padding-top="0in" fo:padding-left="0.075in" fo:padding-bottom="0in" fo:padding-right="0.075in"/>
    </style:style>
    <style:style style:name="T506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063" style:family="table-cell">
      <style:table-cell-properties fo:border="0.0069in solid #000000" style:writing-mode="lr-tb" fo:padding-top="0in" fo:padding-left="0.075in" fo:padding-bottom="0in" fo:padding-right="0.075in"/>
    </style:style>
    <style:style style:name="T506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065" style:family="table-cell">
      <style:table-cell-properties fo:border="0.0069in solid #000000" style:writing-mode="lr-tb" fo:padding-top="0in" fo:padding-left="0.075in" fo:padding-bottom="0in" fo:padding-right="0.075in"/>
    </style:style>
    <style:style style:name="T506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067" style:family="table-cell">
      <style:table-cell-properties fo:border="0.0069in solid #000000" style:writing-mode="lr-tb" fo:padding-top="0in" fo:padding-left="0.075in" fo:padding-bottom="0in" fo:padding-right="0.075in"/>
    </style:style>
    <style:style style:name="T506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069" style:family="table-cell">
      <style:table-cell-properties fo:border="0.0069in solid #000000" style:writing-mode="lr-tb" fo:padding-top="0in" fo:padding-left="0.075in" fo:padding-bottom="0in" fo:padding-right="0.075in"/>
    </style:style>
    <style:style style:name="T507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071" style:family="table-row">
      <style:table-row-properties/>
    </style:style>
    <style:style style:name="TableCell5072" style:family="table-cell">
      <style:table-cell-properties fo:border="0.0069in solid #000000" style:writing-mode="lr-tb" fo:padding-top="0in" fo:padding-left="0.075in" fo:padding-bottom="0in" fo:padding-right="0.075in"/>
    </style:style>
    <style:style style:name="T507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074" style:family="table-cell">
      <style:table-cell-properties fo:border="0.0069in solid #000000" style:writing-mode="lr-tb" fo:padding-top="0in" fo:padding-left="0.075in" fo:padding-bottom="0in" fo:padding-right="0.075in"/>
    </style:style>
    <style:style style:name="T507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076" style:family="table-cell">
      <style:table-cell-properties fo:border="0.0069in solid #000000" style:writing-mode="lr-tb" fo:padding-top="0in" fo:padding-left="0.075in" fo:padding-bottom="0in" fo:padding-right="0.075in"/>
    </style:style>
    <style:style style:name="T5077" style:parent-style-name="DefaultParagraphFont" style:family="text">
      <style:text-properties fo:font-size="7pt" style:font-size-asian="7pt" style:font-size-complex="7pt"/>
    </style:style>
    <style:style style:name="TableCell50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80" style:family="table-row">
      <style:table-row-properties/>
    </style:style>
    <style:style style:name="TableCell5081" style:family="table-cell">
      <style:table-cell-properties fo:border="0.0069in solid #000000" style:writing-mode="lr-tb" fo:padding-top="0in" fo:padding-left="0.075in" fo:padding-bottom="0in" fo:padding-right="0.075in"/>
    </style:style>
    <style:style style:name="T508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083" style:family="table-cell">
      <style:table-cell-properties fo:border="0.0069in solid #000000" style:writing-mode="lr-tb" fo:padding-top="0in" fo:padding-left="0.075in" fo:padding-bottom="0in" fo:padding-right="0.075in"/>
    </style:style>
    <style:style style:name="T508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085" style:family="table-cell">
      <style:table-cell-properties fo:border="0.0069in solid #000000" style:writing-mode="lr-tb" fo:padding-top="0in" fo:padding-left="0.075in" fo:padding-bottom="0in" fo:padding-right="0.075in"/>
    </style:style>
    <style:style style:name="T508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087" style:family="table-cell">
      <style:table-cell-properties fo:border="0.0069in solid #000000" style:writing-mode="lr-tb" fo:padding-top="0in" fo:padding-left="0.075in" fo:padding-bottom="0in" fo:padding-right="0.075in"/>
    </style:style>
    <style:style style:name="T50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089" style:family="table-cell">
      <style:table-cell-properties fo:border="0.0069in solid #000000" style:writing-mode="lr-tb" fo:padding-top="0in" fo:padding-left="0.075in" fo:padding-bottom="0in" fo:padding-right="0.075in"/>
    </style:style>
    <style:style style:name="T509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091" style:family="table-row">
      <style:table-row-properties/>
    </style:style>
    <style:style style:name="TableCell5092" style:family="table-cell">
      <style:table-cell-properties fo:border="0.0069in solid #000000" style:writing-mode="lr-tb" fo:padding-top="0in" fo:padding-left="0.075in" fo:padding-bottom="0in" fo:padding-right="0.075in"/>
    </style:style>
    <style:style style:name="T509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094" style:family="table-cell">
      <style:table-cell-properties fo:border="0.0069in solid #000000" style:writing-mode="lr-tb" fo:padding-top="0in" fo:padding-left="0.075in" fo:padding-bottom="0in" fo:padding-right="0.075in"/>
    </style:style>
    <style:style style:name="T509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096" style:family="table-cell">
      <style:table-cell-properties fo:border="0.0069in solid #000000" style:writing-mode="lr-tb" fo:padding-top="0in" fo:padding-left="0.075in" fo:padding-bottom="0in" fo:padding-right="0.075in"/>
    </style:style>
    <style:style style:name="T5097" style:parent-style-name="DefaultParagraphFont" style:family="text">
      <style:text-properties fo:font-size="7pt" style:font-size-asian="7pt" style:font-size-complex="7pt"/>
    </style:style>
    <style:style style:name="TableCell50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00" style:family="table-row">
      <style:table-row-properties/>
    </style:style>
    <style:style style:name="TableCell5101" style:family="table-cell">
      <style:table-cell-properties fo:border="0.0069in solid #000000" style:writing-mode="lr-tb" fo:padding-top="0in" fo:padding-left="0.075in" fo:padding-bottom="0in" fo:padding-right="0.075in"/>
    </style:style>
    <style:style style:name="T510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103" style:family="table-cell">
      <style:table-cell-properties fo:border="0.0069in solid #000000" style:writing-mode="lr-tb" fo:padding-top="0in" fo:padding-left="0.075in" fo:padding-bottom="0in" fo:padding-right="0.075in"/>
    </style:style>
    <style:style style:name="T510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105" style:family="table-cell">
      <style:table-cell-properties fo:border="0.0069in solid #000000" style:writing-mode="lr-tb" fo:padding-top="0in" fo:padding-left="0.075in" fo:padding-bottom="0in" fo:padding-right="0.075in"/>
    </style:style>
    <style:style style:name="T510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107" style:family="table-cell">
      <style:table-cell-properties fo:border="0.0069in solid #000000" style:writing-mode="lr-tb" fo:padding-top="0in" fo:padding-left="0.075in" fo:padding-bottom="0in" fo:padding-right="0.075in"/>
    </style:style>
    <style:style style:name="T510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109" style:family="table-cell">
      <style:table-cell-properties fo:border="0.0069in solid #000000" style:writing-mode="lr-tb" fo:padding-top="0in" fo:padding-left="0.075in" fo:padding-bottom="0in" fo:padding-right="0.075in"/>
    </style:style>
    <style:style style:name="T511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111" style:family="table-row">
      <style:table-row-properties/>
    </style:style>
    <style:style style:name="TableCell5112" style:family="table-cell">
      <style:table-cell-properties fo:border="0.0069in solid #000000" style:writing-mode="lr-tb" fo:padding-top="0in" fo:padding-left="0.075in" fo:padding-bottom="0in" fo:padding-right="0.075in"/>
    </style:style>
    <style:style style:name="T511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114" style:family="table-cell">
      <style:table-cell-properties fo:border="0.0069in solid #000000" style:writing-mode="lr-tb" fo:padding-top="0in" fo:padding-left="0.075in" fo:padding-bottom="0in" fo:padding-right="0.075in"/>
    </style:style>
    <style:style style:name="T511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116" style:family="table-cell">
      <style:table-cell-properties fo:border="0.0069in solid #000000" style:writing-mode="lr-tb" fo:padding-top="0in" fo:padding-left="0.075in" fo:padding-bottom="0in" fo:padding-right="0.075in"/>
    </style:style>
    <style:style style:name="T5117" style:parent-style-name="DefaultParagraphFont" style:family="text">
      <style:text-properties fo:font-size="7pt" style:font-size-asian="7pt" style:font-size-complex="7pt"/>
    </style:style>
    <style:style style:name="TableCell5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20" style:family="table-row">
      <style:table-row-properties/>
    </style:style>
    <style:style style:name="TableCell5121" style:family="table-cell">
      <style:table-cell-properties fo:border="0.0069in solid #000000" style:writing-mode="lr-tb" fo:padding-top="0in" fo:padding-left="0.075in" fo:padding-bottom="0in" fo:padding-right="0.075in"/>
    </style:style>
    <style:style style:name="T512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123" style:family="table-cell">
      <style:table-cell-properties fo:border="0.0069in solid #000000" style:writing-mode="lr-tb" fo:padding-top="0in" fo:padding-left="0.075in" fo:padding-bottom="0in" fo:padding-right="0.075in"/>
    </style:style>
    <style:style style:name="T512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125" style:family="table-cell">
      <style:table-cell-properties fo:border="0.0069in solid #000000" style:writing-mode="lr-tb" fo:padding-top="0in" fo:padding-left="0.075in" fo:padding-bottom="0in" fo:padding-right="0.075in"/>
    </style:style>
    <style:style style:name="T512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127" style:family="table-cell">
      <style:table-cell-properties fo:border="0.0069in solid #000000" style:writing-mode="lr-tb" fo:padding-top="0in" fo:padding-left="0.075in" fo:padding-bottom="0in" fo:padding-right="0.075in"/>
    </style:style>
    <style:style style:name="T512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129" style:family="table-cell">
      <style:table-cell-properties fo:border="0.0069in solid #000000" style:writing-mode="lr-tb" fo:padding-top="0in" fo:padding-left="0.075in" fo:padding-bottom="0in" fo:padding-right="0.075in"/>
    </style:style>
    <style:style style:name="T513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131" style:family="table-row">
      <style:table-row-properties/>
    </style:style>
    <style:style style:name="TableCell5132" style:family="table-cell">
      <style:table-cell-properties fo:border="0.0069in solid #000000" style:writing-mode="lr-tb" fo:padding-top="0in" fo:padding-left="0.075in" fo:padding-bottom="0in" fo:padding-right="0.075in"/>
    </style:style>
    <style:style style:name="T513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134" style:family="table-cell">
      <style:table-cell-properties fo:border="0.0069in solid #000000" style:writing-mode="lr-tb" fo:padding-top="0in" fo:padding-left="0.075in" fo:padding-bottom="0in" fo:padding-right="0.075in"/>
    </style:style>
    <style:style style:name="T513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136" style:family="table-cell">
      <style:table-cell-properties fo:border="0.0069in solid #000000" style:writing-mode="lr-tb" fo:padding-top="0in" fo:padding-left="0.075in" fo:padding-bottom="0in" fo:padding-right="0.075in"/>
    </style:style>
    <style:style style:name="T5137" style:parent-style-name="DefaultParagraphFont" style:family="text">
      <style:text-properties fo:font-size="7pt" style:font-size-asian="7pt" style:font-size-complex="7pt"/>
    </style:style>
    <style:style style:name="TableCell5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40" style:family="table-row">
      <style:table-row-properties/>
    </style:style>
    <style:style style:name="TableCell5141" style:family="table-cell">
      <style:table-cell-properties fo:border="0.0069in solid #000000" style:writing-mode="lr-tb" fo:padding-top="0in" fo:padding-left="0.075in" fo:padding-bottom="0in" fo:padding-right="0.075in"/>
    </style:style>
    <style:style style:name="T514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143" style:family="table-cell">
      <style:table-cell-properties fo:border="0.0069in solid #000000" style:writing-mode="lr-tb" fo:padding-top="0in" fo:padding-left="0.075in" fo:padding-bottom="0in" fo:padding-right="0.075in"/>
    </style:style>
    <style:style style:name="T514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145" style:family="table-cell">
      <style:table-cell-properties fo:border="0.0069in solid #000000" style:writing-mode="lr-tb" fo:padding-top="0in" fo:padding-left="0.075in" fo:padding-bottom="0in" fo:padding-right="0.075in"/>
    </style:style>
    <style:style style:name="T514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147" style:family="table-cell">
      <style:table-cell-properties fo:border="0.0069in solid #000000" style:writing-mode="lr-tb" fo:padding-top="0in" fo:padding-left="0.075in" fo:padding-bottom="0in" fo:padding-right="0.075in"/>
    </style:style>
    <style:style style:name="T514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149" style:family="table-cell">
      <style:table-cell-properties fo:border="0.0069in solid #000000" style:writing-mode="lr-tb" fo:padding-top="0in" fo:padding-left="0.075in" fo:padding-bottom="0in" fo:padding-right="0.075in"/>
    </style:style>
    <style:style style:name="T515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515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152" style:family="table-row">
      <style:table-row-properties/>
    </style:style>
    <style:style style:name="TableCell5153" style:family="table-cell">
      <style:table-cell-properties fo:border="0.0069in solid #000000" style:writing-mode="lr-tb" fo:padding-top="0in" fo:padding-left="0.075in" fo:padding-bottom="0in" fo:padding-right="0.075in"/>
    </style:style>
    <style:style style:name="T515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155" style:family="table-cell">
      <style:table-cell-properties fo:border="0.0069in solid #000000" style:writing-mode="lr-tb" fo:padding-top="0in" fo:padding-left="0.075in" fo:padding-bottom="0in" fo:padding-right="0.075in"/>
    </style:style>
    <style:style style:name="T515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1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60" style:family="table-row">
      <style:table-row-properties/>
    </style:style>
    <style:style style:name="TableCell5161" style:family="table-cell">
      <style:table-cell-properties fo:border="0.0069in solid #000000" style:writing-mode="lr-tb" fo:padding-top="0in" fo:padding-left="0.075in" fo:padding-bottom="0in" fo:padding-right="0.075in"/>
    </style:style>
    <style:style style:name="T516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163" style:family="table-cell">
      <style:table-cell-properties fo:border="0.0069in solid #000000" style:writing-mode="lr-tb" fo:padding-top="0in" fo:padding-left="0.075in" fo:padding-bottom="0in" fo:padding-right="0.075in"/>
    </style:style>
    <style:style style:name="T516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165" style:family="table-cell">
      <style:table-cell-properties fo:border="0.0069in solid #000000" style:writing-mode="lr-tb" fo:padding-top="0in" fo:padding-left="0.075in" fo:padding-bottom="0in" fo:padding-right="0.075in"/>
    </style:style>
    <style:style style:name="T516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167" style:family="table-cell">
      <style:table-cell-properties fo:border="0.0069in solid #000000" style:writing-mode="lr-tb" fo:padding-top="0in" fo:padding-left="0.075in" fo:padding-bottom="0in" fo:padding-right="0.075in"/>
    </style:style>
    <style:style style:name="T516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169" style:family="table-cell">
      <style:table-cell-properties fo:border="0.0069in solid #000000" style:writing-mode="lr-tb" fo:padding-top="0in" fo:padding-left="0.075in" fo:padding-bottom="0in" fo:padding-right="0.075in"/>
    </style:style>
    <style:style style:name="T517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171" style:family="table-row">
      <style:table-row-properties/>
    </style:style>
    <style:style style:name="TableCell5172" style:family="table-cell">
      <style:table-cell-properties fo:border="0.0069in solid #000000" style:writing-mode="lr-tb" fo:padding-top="0in" fo:padding-left="0.075in" fo:padding-bottom="0in" fo:padding-right="0.075in"/>
    </style:style>
    <style:style style:name="T517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174" style:family="table-cell">
      <style:table-cell-properties fo:border="0.0069in solid #000000" style:writing-mode="lr-tb" fo:padding-top="0in" fo:padding-left="0.075in" fo:padding-bottom="0in" fo:padding-right="0.075in"/>
    </style:style>
    <style:style style:name="T517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1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79" style:family="table-row">
      <style:table-row-properties/>
    </style:style>
    <style:style style:name="TableCell5180" style:family="table-cell">
      <style:table-cell-properties fo:border="0.0069in solid #000000" style:writing-mode="lr-tb" fo:padding-top="0in" fo:padding-left="0.075in" fo:padding-bottom="0in" fo:padding-right="0.075in"/>
    </style:style>
    <style:style style:name="T5181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182" style:family="table-cell">
      <style:table-cell-properties fo:border="0.0069in solid #000000" style:writing-mode="lr-tb" fo:padding-top="0in" fo:padding-left="0.075in" fo:padding-bottom="0in" fo:padding-right="0.075in"/>
    </style:style>
    <style:style style:name="T518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184" style:family="table-cell">
      <style:table-cell-properties fo:border="0.0069in solid #000000" style:writing-mode="lr-tb" fo:padding-top="0in" fo:padding-left="0.075in" fo:padding-bottom="0in" fo:padding-right="0.075in"/>
    </style:style>
    <style:style style:name="T518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186" style:family="table-cell">
      <style:table-cell-properties fo:border="0.0069in solid #000000" style:writing-mode="lr-tb" fo:padding-top="0in" fo:padding-left="0.075in" fo:padding-bottom="0in" fo:padding-right="0.075in"/>
    </style:style>
    <style:style style:name="T518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188" style:family="table-cell">
      <style:table-cell-properties fo:border="0.0069in solid #000000" style:writing-mode="lr-tb" fo:padding-top="0in" fo:padding-left="0.075in" fo:padding-bottom="0in" fo:padding-right="0.075in"/>
    </style:style>
    <style:style style:name="T518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190" style:family="table-row">
      <style:table-row-properties/>
    </style:style>
    <style:style style:name="TableCell5191" style:family="table-cell">
      <style:table-cell-properties fo:border="0.0069in solid #000000" style:writing-mode="lr-tb" fo:padding-top="0in" fo:padding-left="0.075in" fo:padding-bottom="0in" fo:padding-right="0.075in"/>
    </style:style>
    <style:style style:name="T519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193" style:family="table-cell">
      <style:table-cell-properties fo:border="0.0069in solid #000000" style:writing-mode="lr-tb" fo:padding-top="0in" fo:padding-left="0.075in" fo:padding-bottom="0in" fo:padding-right="0.075in"/>
    </style:style>
    <style:style style:name="T519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1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98" style:family="table-row">
      <style:table-row-properties/>
    </style:style>
    <style:style style:name="TableCell5199" style:family="table-cell">
      <style:table-cell-properties fo:border="0.0069in solid #000000" style:writing-mode="lr-tb" fo:padding-top="0in" fo:padding-left="0.075in" fo:padding-bottom="0in" fo:padding-right="0.075in"/>
    </style:style>
    <style:style style:name="T5200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201" style:family="table-cell">
      <style:table-cell-properties fo:border="0.0069in solid #000000" style:writing-mode="lr-tb" fo:padding-top="0in" fo:padding-left="0.075in" fo:padding-bottom="0in" fo:padding-right="0.075in"/>
    </style:style>
    <style:style style:name="T520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203" style:family="table-cell">
      <style:table-cell-properties fo:border="0.0069in solid #000000" style:writing-mode="lr-tb" fo:padding-top="0in" fo:padding-left="0.075in" fo:padding-bottom="0in" fo:padding-right="0.075in"/>
    </style:style>
    <style:style style:name="T520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205" style:family="table-cell">
      <style:table-cell-properties fo:border="0.0069in solid #000000" style:writing-mode="lr-tb" fo:padding-top="0in" fo:padding-left="0.075in" fo:padding-bottom="0in" fo:padding-right="0.075in"/>
    </style:style>
    <style:style style:name="T520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207" style:family="table-cell">
      <style:table-cell-properties fo:border="0.0069in solid #000000" style:writing-mode="lr-tb" fo:padding-top="0in" fo:padding-left="0.075in" fo:padding-bottom="0in" fo:padding-right="0.075in"/>
    </style:style>
    <style:style style:name="T520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209" style:family="table-row">
      <style:table-row-properties/>
    </style:style>
    <style:style style:name="TableCell5210" style:family="table-cell">
      <style:table-cell-properties fo:border="0.0069in solid #000000" style:writing-mode="lr-tb" fo:padding-top="0in" fo:padding-left="0.075in" fo:padding-bottom="0in" fo:padding-right="0.075in"/>
    </style:style>
    <style:style style:name="T521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212" style:family="table-cell">
      <style:table-cell-properties fo:border="0.0069in solid #000000" style:writing-mode="lr-tb" fo:padding-top="0in" fo:padding-left="0.075in" fo:padding-bottom="0in" fo:padding-right="0.075in"/>
    </style:style>
    <style:style style:name="T521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16" style:family="table-cell">
      <style:table-cell-properties fo:border="0.0069in solid #000000" style:writing-mode="lr-tb" fo:padding-top="0in" fo:padding-left="0.075in" fo:padding-bottom="0in" fo:padding-right="0.075in"/>
    </style:style>
    <style:style style:name="P5217" style:parent-style-name="Normal" style:master-page-name="MP29" style:family="paragraph">
      <style:paragraph-properties fo:break-before="page"/>
    </style:style>
    <style:style style:name="TableColumn5219" style:family="table-column">
      <style:table-column-properties style:column-width="1.6041in"/>
    </style:style>
    <style:style style:name="TableColumn5220" style:family="table-column">
      <style:table-column-properties style:column-width="1.6041in"/>
    </style:style>
    <style:style style:name="TableColumn5221" style:family="table-column">
      <style:table-column-properties style:column-width="1.6041in"/>
    </style:style>
    <style:style style:name="Table5218" style:family="table">
      <style:table-properties style:width="4.8125in" fo:margin-left="0in" table:align="center"/>
    </style:style>
    <style:style style:name="TableRow5222" style:family="table-row">
      <style:table-row-properties/>
    </style:style>
    <style:style style:name="TableCell5223" style:family="table-cell">
      <style:table-cell-properties fo:border="0.0069in solid #000000" style:writing-mode="lr-tb" fo:padding-top="0in" fo:padding-left="0.075in" fo:padding-bottom="0in" fo:padding-right="0.075in"/>
    </style:style>
    <style:style style:name="T522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225" style:family="table-cell">
      <style:table-cell-properties fo:border="0.0069in solid #000000" style:writing-mode="lr-tb" fo:padding-top="0in" fo:padding-left="0.075in" fo:padding-bottom="0in" fo:padding-right="0.075in"/>
    </style:style>
    <style:style style:name="T522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227" style:family="table-cell">
      <style:table-cell-properties fo:border="0.0069in solid #000000" style:writing-mode="lr-tb" fo:padding-top="0in" fo:padding-left="0.075in" fo:padding-bottom="0in" fo:padding-right="0.075in"/>
    </style:style>
    <style:style style:name="T522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229" style:family="table-row">
      <style:table-row-properties/>
    </style:style>
    <style:style style:name="TableCell5230" style:family="table-cell">
      <style:table-cell-properties fo:border="0.0069in solid #000000" style:writing-mode="lr-tb" fo:padding-top="0in" fo:padding-left="0.075in" fo:padding-bottom="0in" fo:padding-right="0.075in"/>
    </style:style>
    <style:style style:name="T523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232" style:family="table-cell">
      <style:table-cell-properties fo:border="0.0069in solid #000000" style:writing-mode="lr-tb" fo:padding-top="0in" fo:padding-left="0.075in" fo:padding-bottom="0in" fo:padding-right="0.075in"/>
    </style:style>
    <style:style style:name="T523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234" style:family="table-cell">
      <style:table-cell-properties fo:border="0.0069in solid #000000" style:writing-mode="lr-tb" fo:padding-top="0in" fo:padding-left="0.075in" fo:padding-bottom="0in" fo:padding-right="0.075in"/>
    </style:style>
    <style:style style:name="T5235" style:parent-style-name="DefaultParagraphFont" style:family="text">
      <style:text-properties fo:font-size="7pt" style:font-size-asian="7pt" style:font-size-complex="7pt"/>
    </style:style>
    <style:style style:name="T5236" style:parent-style-name="DefaultParagraphFont" style:family="text">
      <style:text-properties fo:font-size="7pt" style:font-size-asian="7pt" style:font-size-complex="7pt"/>
    </style:style>
    <style:style style:name="TableRow5237" style:family="table-row">
      <style:table-row-properties/>
    </style:style>
    <style:style style:name="TableCell5238" style:family="table-cell">
      <style:table-cell-properties fo:border="0.0069in solid #000000" style:writing-mode="lr-tb" fo:padding-top="0in" fo:padding-left="0.075in" fo:padding-bottom="0in" fo:padding-right="0.075in"/>
    </style:style>
    <style:style style:name="T523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240" style:family="table-cell">
      <style:table-cell-properties fo:border="0.0069in solid #000000" style:writing-mode="lr-tb" fo:padding-top="0in" fo:padding-left="0.075in" fo:padding-bottom="0in" fo:padding-right="0.075in"/>
    </style:style>
    <style:style style:name="T524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242" style:family="table-cell">
      <style:table-cell-properties fo:border="0.0069in solid #000000" style:writing-mode="lr-tb" fo:padding-top="0in" fo:padding-left="0.075in" fo:padding-bottom="0in" fo:padding-right="0.075in"/>
    </style:style>
    <style:style style:name="T524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244" style:family="table-row">
      <style:table-row-properties/>
    </style:style>
    <style:style style:name="TableCell5245" style:family="table-cell">
      <style:table-cell-properties fo:border="0.0069in solid #000000" style:writing-mode="lr-tb" fo:padding-top="0in" fo:padding-left="0.075in" fo:padding-bottom="0in" fo:padding-right="0.075in"/>
    </style:style>
    <style:style style:name="T524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247" style:family="table-cell">
      <style:table-cell-properties fo:border="0.0069in solid #000000" style:writing-mode="lr-tb" fo:padding-top="0in" fo:padding-left="0.075in" fo:padding-bottom="0in" fo:padding-right="0.075in"/>
    </style:style>
    <style:style style:name="T524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249" style:family="table-cell">
      <style:table-cell-properties fo:border="0.0069in solid #000000" style:writing-mode="lr-tb" fo:padding-top="0in" fo:padding-left="0.075in" fo:padding-bottom="0in" fo:padding-right="0.075in"/>
    </style:style>
    <style:style style:name="T5250" style:parent-style-name="DefaultParagraphFont" style:family="text">
      <style:text-properties fo:font-size="7pt" style:font-size-asian="7pt" style:font-size-complex="7pt"/>
    </style:style>
    <style:style style:name="TableRow5251" style:family="table-row">
      <style:table-row-properties/>
    </style:style>
    <style:style style:name="TableCell5252" style:family="table-cell">
      <style:table-cell-properties fo:border="0.0069in solid #000000" style:writing-mode="lr-tb" fo:padding-top="0in" fo:padding-left="0.075in" fo:padding-bottom="0in" fo:padding-right="0.075in"/>
    </style:style>
    <style:style style:name="T525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254" style:family="table-cell">
      <style:table-cell-properties fo:border="0.0069in solid #000000" style:writing-mode="lr-tb" fo:padding-top="0in" fo:padding-left="0.075in" fo:padding-bottom="0in" fo:padding-right="0.075in"/>
    </style:style>
    <style:style style:name="T525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256" style:family="table-cell">
      <style:table-cell-properties fo:border="0.0069in solid #000000" style:writing-mode="lr-tb" fo:padding-top="0in" fo:padding-left="0.075in" fo:padding-bottom="0in" fo:padding-right="0.075in"/>
    </style:style>
    <style:style style:name="T525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258" style:family="table-row">
      <style:table-row-properties/>
    </style:style>
    <style:style style:name="TableCell5259" style:family="table-cell">
      <style:table-cell-properties fo:border="0.0069in solid #000000" style:writing-mode="lr-tb" fo:padding-top="0in" fo:padding-left="0.075in" fo:padding-bottom="0in" fo:padding-right="0.075in"/>
    </style:style>
    <style:style style:name="T526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261" style:family="table-cell">
      <style:table-cell-properties fo:border="0.0069in solid #000000" style:writing-mode="lr-tb" fo:padding-top="0in" fo:padding-left="0.075in" fo:padding-bottom="0in" fo:padding-right="0.075in"/>
    </style:style>
    <style:style style:name="T526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263" style:family="table-cell">
      <style:table-cell-properties fo:border="0.0069in solid #000000" style:writing-mode="lr-tb" fo:padding-top="0in" fo:padding-left="0.075in" fo:padding-bottom="0in" fo:padding-right="0.075in"/>
    </style:style>
    <style:style style:name="T5264" style:parent-style-name="DefaultParagraphFont" style:family="text">
      <style:text-properties fo:font-size="7pt" style:font-size-asian="7pt" style:font-size-complex="7pt"/>
    </style:style>
    <style:style style:name="TableRow5265" style:family="table-row">
      <style:table-row-properties/>
    </style:style>
    <style:style style:name="TableCell5266" style:family="table-cell">
      <style:table-cell-properties fo:border="0.0069in solid #000000" style:writing-mode="lr-tb" fo:padding-top="0in" fo:padding-left="0.075in" fo:padding-bottom="0in" fo:padding-right="0.075in"/>
    </style:style>
    <style:style style:name="T52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268" style:family="table-cell">
      <style:table-cell-properties fo:border="0.0069in solid #000000" style:writing-mode="lr-tb" fo:padding-top="0in" fo:padding-left="0.075in" fo:padding-bottom="0in" fo:padding-right="0.075in"/>
    </style:style>
    <style:style style:name="T526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270" style:family="table-cell">
      <style:table-cell-properties fo:border="0.0069in solid #000000" style:writing-mode="lr-tb" fo:padding-top="0in" fo:padding-left="0.075in" fo:padding-bottom="0in" fo:padding-right="0.075in"/>
    </style:style>
    <style:style style:name="T527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272" style:family="table-row">
      <style:table-row-properties/>
    </style:style>
    <style:style style:name="TableCell5273" style:family="table-cell">
      <style:table-cell-properties fo:border="0.0069in solid #000000" style:writing-mode="lr-tb" fo:padding-top="0in" fo:padding-left="0.075in" fo:padding-bottom="0in" fo:padding-right="0.075in"/>
    </style:style>
    <style:style style:name="T527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275" style:family="table-cell">
      <style:table-cell-properties fo:border="0.0069in solid #000000" style:writing-mode="lr-tb" fo:padding-top="0in" fo:padding-left="0.075in" fo:padding-bottom="0in" fo:padding-right="0.075in"/>
    </style:style>
    <style:style style:name="T527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277" style:family="table-cell">
      <style:table-cell-properties fo:border="0.0069in solid #000000" style:writing-mode="lr-tb" fo:padding-top="0in" fo:padding-left="0.075in" fo:padding-bottom="0in" fo:padding-right="0.075in"/>
    </style:style>
    <style:style style:name="T5278" style:parent-style-name="DefaultParagraphFont" style:family="text">
      <style:text-properties fo:font-size="7pt" style:font-size-asian="7pt" style:font-size-complex="7pt"/>
    </style:style>
    <style:style style:name="TableRow5279" style:family="table-row">
      <style:table-row-properties/>
    </style:style>
    <style:style style:name="TableCell5280" style:family="table-cell">
      <style:table-cell-properties fo:border="0.0069in solid #000000" style:writing-mode="lr-tb" fo:padding-top="0in" fo:padding-left="0.075in" fo:padding-bottom="0in" fo:padding-right="0.075in"/>
    </style:style>
    <style:style style:name="T528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282" style:family="table-cell">
      <style:table-cell-properties fo:border="0.0069in solid #000000" style:writing-mode="lr-tb" fo:padding-top="0in" fo:padding-left="0.075in" fo:padding-bottom="0in" fo:padding-right="0.075in"/>
    </style:style>
    <style:style style:name="T528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284" style:family="table-cell">
      <style:table-cell-properties fo:border="0.0069in solid #000000" style:writing-mode="lr-tb" fo:padding-top="0in" fo:padding-left="0.075in" fo:padding-bottom="0in" fo:padding-right="0.075in"/>
    </style:style>
    <style:style style:name="T528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286" style:family="table-row">
      <style:table-row-properties/>
    </style:style>
    <style:style style:name="TableCell5287" style:family="table-cell">
      <style:table-cell-properties fo:border="0.0069in solid #000000" style:writing-mode="lr-tb" fo:padding-top="0in" fo:padding-left="0.075in" fo:padding-bottom="0in" fo:padding-right="0.075in"/>
    </style:style>
    <style:style style:name="T528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289" style:family="table-cell">
      <style:table-cell-properties fo:border="0.0069in solid #000000" style:writing-mode="lr-tb" fo:padding-top="0in" fo:padding-left="0.075in" fo:padding-bottom="0in" fo:padding-right="0.075in"/>
    </style:style>
    <style:style style:name="T529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291" style:family="table-cell">
      <style:table-cell-properties fo:border="0.0069in solid #000000" style:writing-mode="lr-tb" fo:padding-top="0in" fo:padding-left="0.075in" fo:padding-bottom="0in" fo:padding-right="0.075in"/>
    </style:style>
    <style:style style:name="T5292" style:parent-style-name="DefaultParagraphFont" style:family="text">
      <style:text-properties fo:font-size="7pt" style:font-size-asian="7pt" style:font-size-complex="7pt"/>
    </style:style>
    <style:style style:name="TableRow5293" style:family="table-row">
      <style:table-row-properties/>
    </style:style>
    <style:style style:name="TableCell5294" style:family="table-cell">
      <style:table-cell-properties fo:border="0.0069in solid #000000" style:writing-mode="lr-tb" fo:padding-top="0in" fo:padding-left="0.075in" fo:padding-bottom="0in" fo:padding-right="0.075in"/>
    </style:style>
    <style:style style:name="T529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296" style:family="table-cell">
      <style:table-cell-properties fo:border="0.0069in solid #000000" style:writing-mode="lr-tb" fo:padding-top="0in" fo:padding-left="0.075in" fo:padding-bottom="0in" fo:padding-right="0.075in"/>
    </style:style>
    <style:style style:name="T529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298" style:family="table-cell">
      <style:table-cell-properties fo:border="0.0069in solid #000000" style:writing-mode="lr-tb" fo:padding-top="0in" fo:padding-left="0.075in" fo:padding-bottom="0in" fo:padding-right="0.075in"/>
    </style:style>
    <style:style style:name="T529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300" style:family="table-row">
      <style:table-row-properties/>
    </style:style>
    <style:style style:name="TableCell5301" style:family="table-cell">
      <style:table-cell-properties fo:border="0.0069in solid #000000" style:writing-mode="lr-tb" fo:padding-top="0in" fo:padding-left="0.075in" fo:padding-bottom="0in" fo:padding-right="0.075in"/>
    </style:style>
    <style:style style:name="T530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03" style:family="table-cell">
      <style:table-cell-properties fo:border="0.0069in solid #000000" style:writing-mode="lr-tb" fo:padding-top="0in" fo:padding-left="0.075in" fo:padding-bottom="0in" fo:padding-right="0.075in"/>
    </style:style>
    <style:style style:name="T530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05" style:family="table-cell">
      <style:table-cell-properties fo:border="0.0069in solid #000000" style:writing-mode="lr-tb" fo:padding-top="0in" fo:padding-left="0.075in" fo:padding-bottom="0in" fo:padding-right="0.075in"/>
    </style:style>
    <style:style style:name="T5306" style:parent-style-name="DefaultParagraphFont" style:family="text">
      <style:text-properties fo:font-size="7pt" style:font-size-asian="7pt" style:font-size-complex="7pt"/>
    </style:style>
    <style:style style:name="TableRow5307" style:family="table-row">
      <style:table-row-properties/>
    </style:style>
    <style:style style:name="TableCell5308" style:family="table-cell">
      <style:table-cell-properties fo:border="0.0069in solid #000000" style:writing-mode="lr-tb" fo:padding-top="0in" fo:padding-left="0.075in" fo:padding-bottom="0in" fo:padding-right="0.075in"/>
    </style:style>
    <style:style style:name="T530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310" style:family="table-cell">
      <style:table-cell-properties fo:border="0.0069in solid #000000" style:writing-mode="lr-tb" fo:padding-top="0in" fo:padding-left="0.075in" fo:padding-bottom="0in" fo:padding-right="0.075in"/>
    </style:style>
    <style:style style:name="T531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312" style:family="table-cell">
      <style:table-cell-properties fo:border="0.0069in solid #000000" style:writing-mode="lr-tb" fo:padding-top="0in" fo:padding-left="0.075in" fo:padding-bottom="0in" fo:padding-right="0.075in"/>
    </style:style>
    <style:style style:name="T531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314" style:family="table-row">
      <style:table-row-properties/>
    </style:style>
    <style:style style:name="TableCell5315" style:family="table-cell">
      <style:table-cell-properties fo:border="0.0069in solid #000000" style:writing-mode="lr-tb" fo:padding-top="0in" fo:padding-left="0.075in" fo:padding-bottom="0in" fo:padding-right="0.075in"/>
    </style:style>
    <style:style style:name="T531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17" style:family="table-cell">
      <style:table-cell-properties fo:border="0.0069in solid #000000" style:writing-mode="lr-tb" fo:padding-top="0in" fo:padding-left="0.075in" fo:padding-bottom="0in" fo:padding-right="0.075in"/>
    </style:style>
    <style:style style:name="T531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19" style:family="table-cell">
      <style:table-cell-properties fo:border="0.0069in solid #000000" style:writing-mode="lr-tb" fo:padding-top="0in" fo:padding-left="0.075in" fo:padding-bottom="0in" fo:padding-right="0.075in"/>
    </style:style>
    <style:style style:name="T5320" style:parent-style-name="DefaultParagraphFont" style:family="text">
      <style:text-properties fo:font-size="7pt" style:font-size-asian="7pt" style:font-size-complex="7pt"/>
    </style:style>
    <style:style style:name="TableRow5321" style:family="table-row">
      <style:table-row-properties/>
    </style:style>
    <style:style style:name="TableCell5322" style:family="table-cell">
      <style:table-cell-properties fo:border="0.0069in solid #000000" style:writing-mode="lr-tb" fo:padding-top="0in" fo:padding-left="0.075in" fo:padding-bottom="0in" fo:padding-right="0.075in"/>
    </style:style>
    <style:style style:name="T532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324" style:family="table-cell">
      <style:table-cell-properties fo:border="0.0069in solid #000000" style:writing-mode="lr-tb" fo:padding-top="0in" fo:padding-left="0.075in" fo:padding-bottom="0in" fo:padding-right="0.075in"/>
    </style:style>
    <style:style style:name="T53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326" style:family="table-cell">
      <style:table-cell-properties fo:border="0.0069in solid #000000" style:writing-mode="lr-tb" fo:padding-top="0in" fo:padding-left="0.075in" fo:padding-bottom="0in" fo:padding-right="0.075in"/>
    </style:style>
    <style:style style:name="T53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328" style:family="table-row">
      <style:table-row-properties/>
    </style:style>
    <style:style style:name="TableCell5329" style:family="table-cell">
      <style:table-cell-properties fo:border="0.0069in solid #000000" style:writing-mode="lr-tb" fo:padding-top="0in" fo:padding-left="0.075in" fo:padding-bottom="0in" fo:padding-right="0.075in"/>
    </style:style>
    <style:style style:name="T533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31" style:family="table-cell">
      <style:table-cell-properties fo:border="0.0069in solid #000000" style:writing-mode="lr-tb" fo:padding-top="0in" fo:padding-left="0.075in" fo:padding-bottom="0in" fo:padding-right="0.075in"/>
    </style:style>
    <style:style style:name="T53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33" style:family="table-cell">
      <style:table-cell-properties fo:border="0.0069in solid #000000" style:writing-mode="lr-tb" fo:padding-top="0in" fo:padding-left="0.075in" fo:padding-bottom="0in" fo:padding-right="0.075in"/>
    </style:style>
    <style:style style:name="T5334" style:parent-style-name="DefaultParagraphFont" style:family="text">
      <style:text-properties fo:font-size="7pt" style:font-size-asian="7pt" style:font-size-complex="7pt"/>
    </style:style>
    <style:style style:name="TableRow5335" style:family="table-row">
      <style:table-row-properties/>
    </style:style>
    <style:style style:name="TableCell5336" style:family="table-cell">
      <style:table-cell-properties fo:border="0.0069in solid #000000" style:writing-mode="lr-tb" fo:padding-top="0in" fo:padding-left="0.075in" fo:padding-bottom="0in" fo:padding-right="0.075in"/>
    </style:style>
    <style:style style:name="T533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338" style:family="table-cell">
      <style:table-cell-properties fo:border="0.0069in solid #000000" style:writing-mode="lr-tb" fo:padding-top="0in" fo:padding-left="0.075in" fo:padding-bottom="0in" fo:padding-right="0.075in"/>
    </style:style>
    <style:style style:name="T533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340" style:family="table-cell">
      <style:table-cell-properties fo:border="0.0069in solid #000000" style:writing-mode="lr-tb" fo:padding-top="0in" fo:padding-left="0.075in" fo:padding-bottom="0in" fo:padding-right="0.075in"/>
    </style:style>
    <style:style style:name="T534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342" style:family="table-row">
      <style:table-row-properties/>
    </style:style>
    <style:style style:name="TableCell5343" style:family="table-cell">
      <style:table-cell-properties fo:border="0.0069in solid #000000" style:writing-mode="lr-tb" fo:padding-top="0in" fo:padding-left="0.075in" fo:padding-bottom="0in" fo:padding-right="0.075in"/>
    </style:style>
    <style:style style:name="T534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45" style:family="table-cell">
      <style:table-cell-properties fo:border="0.0069in solid #000000" style:writing-mode="lr-tb" fo:padding-top="0in" fo:padding-left="0.075in" fo:padding-bottom="0in" fo:padding-right="0.075in"/>
    </style:style>
    <style:style style:name="T534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47" style:family="table-cell">
      <style:table-cell-properties fo:border="0.0069in solid #000000" style:writing-mode="lr-tb" fo:padding-top="0in" fo:padding-left="0.075in" fo:padding-bottom="0in" fo:padding-right="0.075in"/>
    </style:style>
    <style:style style:name="T5348" style:parent-style-name="DefaultParagraphFont" style:family="text">
      <style:text-properties fo:font-size="7pt" style:font-size-asian="7pt" style:font-size-complex="7pt"/>
    </style:style>
    <style:style style:name="TableRow5349" style:family="table-row">
      <style:table-row-properties/>
    </style:style>
    <style:style style:name="TableCell5350" style:family="table-cell">
      <style:table-cell-properties fo:border="0.0069in solid #000000" style:writing-mode="lr-tb" fo:padding-top="0in" fo:padding-left="0.075in" fo:padding-bottom="0in" fo:padding-right="0.075in"/>
    </style:style>
    <style:style style:name="T535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535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353" style:family="table-cell">
      <style:table-cell-properties fo:border="0.0069in solid #000000" style:writing-mode="lr-tb" fo:padding-top="0in" fo:padding-left="0.075in" fo:padding-bottom="0in" fo:padding-right="0.075in"/>
    </style:style>
    <style:style style:name="T535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355" style:family="table-cell">
      <style:table-cell-properties fo:border="0.0069in solid #000000" style:writing-mode="lr-tb" fo:padding-top="0in" fo:padding-left="0.075in" fo:padding-bottom="0in" fo:padding-right="0.075in"/>
    </style:style>
    <style:style style:name="T535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357" style:family="table-row">
      <style:table-row-properties/>
    </style:style>
    <style:style style:name="TableCell5358" style:family="table-cell">
      <style:table-cell-properties fo:border="0.0069in solid #000000" style:writing-mode="lr-tb" fo:padding-top="0in" fo:padding-left="0.075in" fo:padding-bottom="0in" fo:padding-right="0.075in"/>
    </style:style>
    <style:style style:name="T535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60" style:family="table-cell">
      <style:table-cell-properties fo:border="0.0069in solid #000000" style:writing-mode="lr-tb" fo:padding-top="0in" fo:padding-left="0.075in" fo:padding-bottom="0in" fo:padding-right="0.075in"/>
    </style:style>
    <style:style style:name="T536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63" style:family="table-row">
      <style:table-row-properties/>
    </style:style>
    <style:style style:name="TableCell5364" style:family="table-cell">
      <style:table-cell-properties fo:border="0.0069in solid #000000" style:writing-mode="lr-tb" fo:padding-top="0in" fo:padding-left="0.075in" fo:padding-bottom="0in" fo:padding-right="0.075in"/>
    </style:style>
    <style:style style:name="T53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366" style:family="table-cell">
      <style:table-cell-properties fo:border="0.0069in solid #000000" style:writing-mode="lr-tb" fo:padding-top="0in" fo:padding-left="0.075in" fo:padding-bottom="0in" fo:padding-right="0.075in"/>
    </style:style>
    <style:style style:name="T53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368" style:family="table-cell">
      <style:table-cell-properties fo:border="0.0069in solid #000000" style:writing-mode="lr-tb" fo:padding-top="0in" fo:padding-left="0.075in" fo:padding-bottom="0in" fo:padding-right="0.075in"/>
    </style:style>
    <style:style style:name="T536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370" style:family="table-row">
      <style:table-row-properties/>
    </style:style>
    <style:style style:name="TableCell5371" style:family="table-cell">
      <style:table-cell-properties fo:border="0.0069in solid #000000" style:writing-mode="lr-tb" fo:padding-top="0in" fo:padding-left="0.075in" fo:padding-bottom="0in" fo:padding-right="0.075in"/>
    </style:style>
    <style:style style:name="T537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73" style:family="table-cell">
      <style:table-cell-properties fo:border="0.0069in solid #000000" style:writing-mode="lr-tb" fo:padding-top="0in" fo:padding-left="0.075in" fo:padding-bottom="0in" fo:padding-right="0.075in"/>
    </style:style>
    <style:style style:name="T537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76" style:family="table-row">
      <style:table-row-properties/>
    </style:style>
    <style:style style:name="TableCell5377" style:family="table-cell">
      <style:table-cell-properties fo:border="0.0069in solid #000000" style:writing-mode="lr-tb" fo:padding-top="0in" fo:padding-left="0.075in" fo:padding-bottom="0in" fo:padding-right="0.075in"/>
    </style:style>
    <style:style style:name="T537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379" style:family="table-cell">
      <style:table-cell-properties fo:border="0.0069in solid #000000" style:writing-mode="lr-tb" fo:padding-top="0in" fo:padding-left="0.075in" fo:padding-bottom="0in" fo:padding-right="0.075in"/>
    </style:style>
    <style:style style:name="T538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381" style:family="table-cell">
      <style:table-cell-properties fo:border="0.0069in solid #000000" style:writing-mode="lr-tb" fo:padding-top="0in" fo:padding-left="0.075in" fo:padding-bottom="0in" fo:padding-right="0.075in"/>
    </style:style>
    <style:style style:name="T538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383" style:family="table-row">
      <style:table-row-properties/>
    </style:style>
    <style:style style:name="TableCell5384" style:family="table-cell">
      <style:table-cell-properties fo:border="0.0069in solid #000000" style:writing-mode="lr-tb" fo:padding-top="0in" fo:padding-left="0.075in" fo:padding-bottom="0in" fo:padding-right="0.075in"/>
    </style:style>
    <style:style style:name="T538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86" style:family="table-cell">
      <style:table-cell-properties fo:border="0.0069in solid #000000" style:writing-mode="lr-tb" fo:padding-top="0in" fo:padding-left="0.075in" fo:padding-bottom="0in" fo:padding-right="0.075in"/>
    </style:style>
    <style:style style:name="T538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89" style:family="table-row">
      <style:table-row-properties/>
    </style:style>
    <style:style style:name="TableCell5390" style:family="table-cell">
      <style:table-cell-properties fo:border="0.0069in solid #000000" style:writing-mode="lr-tb" fo:padding-top="0in" fo:padding-left="0.075in" fo:padding-bottom="0in" fo:padding-right="0.075in"/>
    </style:style>
    <style:style style:name="T539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392" style:family="table-cell">
      <style:table-cell-properties fo:border="0.0069in solid #000000" style:writing-mode="lr-tb" fo:padding-top="0in" fo:padding-left="0.075in" fo:padding-bottom="0in" fo:padding-right="0.075in"/>
    </style:style>
    <style:style style:name="T539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394" style:family="table-cell">
      <style:table-cell-properties fo:border="0.0069in solid #000000" style:writing-mode="lr-tb" fo:padding-top="0in" fo:padding-left="0.075in" fo:padding-bottom="0in" fo:padding-right="0.075in"/>
    </style:style>
    <style:style style:name="T539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396" style:family="table-row">
      <style:table-row-properties/>
    </style:style>
    <style:style style:name="TableCell5397" style:family="table-cell">
      <style:table-cell-properties fo:border="0.0069in solid #000000" style:writing-mode="lr-tb" fo:padding-top="0in" fo:padding-left="0.075in" fo:padding-bottom="0in" fo:padding-right="0.075in"/>
    </style:style>
    <style:style style:name="T539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399" style:family="table-cell">
      <style:table-cell-properties fo:border="0.0069in solid #000000" style:writing-mode="lr-tb" fo:padding-top="0in" fo:padding-left="0.075in" fo:padding-bottom="0in" fo:padding-right="0.075in"/>
    </style:style>
    <style:style style:name="T540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401" style:family="table-cell">
      <style:table-cell-properties fo:border="0.0069in solid #000000" style:writing-mode="lr-tb" fo:padding-top="0in" fo:padding-left="0.075in" fo:padding-bottom="0in" fo:padding-right="0.075in"/>
    </style:style>
    <style:style style:name="P5402" style:parent-style-name="Normal" style:master-page-name="MP30" style:family="paragraph">
      <style:paragraph-properties fo:break-before="page" fo:text-align="center"/>
    </style:style>
    <style:style style:name="T5403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5404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5405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540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540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5408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40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1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411" style:parent-style-name="DefaultParagraphFont" style:family="text">
      <style:text-properties fo:font-size="10pt" style:font-size-asian="10pt" style:font-size-complex="10pt"/>
    </style:style>
    <style:style style:name="T5412" style:parent-style-name="DefaultParagraphFont" style:family="text">
      <style:text-properties fo:font-size="10pt" style:font-size-asian="10pt" style:font-size-complex="10pt"/>
    </style:style>
    <style:style style:name="T541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1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1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16" style:parent-style-name="DefaultParagraphFont" style:family="text">
      <style:text-properties fo:font-size="10pt" style:font-size-asian="10pt" style:font-size-complex="10pt"/>
    </style:style>
    <style:style style:name="T5417" style:parent-style-name="DefaultParagraphFont" style:family="text">
      <style:text-properties fo:font-size="10pt" style:font-size-asian="10pt" style:font-size-complex="10pt"/>
    </style:style>
    <style:style style:name="T541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1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2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421" style:parent-style-name="DefaultParagraphFont" style:family="text">
      <style:text-properties fo:font-size="10pt" style:font-size-asian="10pt" style:font-size-complex="10pt"/>
    </style:style>
    <style:style style:name="T5422" style:parent-style-name="DefaultParagraphFont" style:family="text">
      <style:text-properties fo:font-size="10pt" style:font-size-asian="10pt" style:font-size-complex="10pt"/>
    </style:style>
    <style:style style:name="T542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2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25" style:parent-style-name="DefaultParagraphFont" style:family="text">
      <style:text-properties fo:font-size="10pt" style:font-size-asian="10pt" style:font-size-complex="10pt"/>
    </style:style>
    <style:style style:name="T5426" style:parent-style-name="DefaultParagraphFont" style:family="text">
      <style:text-properties fo:font-size="10pt" style:font-size-asian="10pt" style:font-size-complex="10pt"/>
    </style:style>
    <style:style style:name="T5427" style:parent-style-name="DefaultParagraphFont" style:family="text">
      <style:text-properties fo:font-size="10pt" style:font-size-asian="10pt" style:font-size-complex="10pt"/>
    </style:style>
    <style:style style:name="T542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2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3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431" style:parent-style-name="DefaultParagraphFont" style:family="text">
      <style:text-properties fo:font-size="10pt" style:font-size-asian="10pt" style:font-size-complex="10pt"/>
    </style:style>
    <style:style style:name="T5432" style:parent-style-name="DefaultParagraphFont" style:family="text">
      <style:text-properties fo:font-size="10pt" style:font-size-asian="10pt" style:font-size-complex="10pt"/>
    </style:style>
    <style:style style:name="T543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3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3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436" style:parent-style-name="DefaultParagraphFont" style:family="text">
      <style:text-properties fo:font-size="10pt" style:font-size-asian="10pt" style:font-size-complex="10pt"/>
    </style:style>
    <style:style style:name="T5437" style:parent-style-name="DefaultParagraphFont" style:family="text">
      <style:text-properties fo:font-size="10pt" style:font-size-asian="10pt" style:font-size-complex="10pt"/>
    </style:style>
    <style:style style:name="T543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3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4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41" style:parent-style-name="DefaultParagraphFont" style:family="text">
      <style:text-properties fo:font-size="10pt" style:font-size-asian="10pt" style:font-size-complex="10pt"/>
    </style:style>
    <style:style style:name="T5442" style:parent-style-name="DefaultParagraphFont" style:family="text">
      <style:text-properties fo:font-size="10pt" style:font-size-asian="10pt" style:font-size-complex="10pt"/>
    </style:style>
    <style:style style:name="T544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4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4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446" style:parent-style-name="DefaultParagraphFont" style:family="text">
      <style:text-properties fo:font-size="10pt" style:font-size-asian="10pt" style:font-size-complex="10pt"/>
    </style:style>
    <style:style style:name="T5447" style:parent-style-name="DefaultParagraphFont" style:family="text">
      <style:text-properties fo:font-size="10pt" style:font-size-asian="10pt" style:font-size-complex="10pt"/>
    </style:style>
    <style:style style:name="T544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4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50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51" style:parent-style-name="DefaultParagraphFont" style:family="text">
      <style:text-properties fo:font-size="10pt" style:font-size-asian="10pt" style:font-size-complex="10pt"/>
    </style:style>
    <style:style style:name="T5452" style:parent-style-name="DefaultParagraphFont" style:family="text">
      <style:text-properties fo:font-size="10pt" style:font-size-asian="10pt" style:font-size-complex="10pt"/>
    </style:style>
    <style:style style:name="T545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5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5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456" style:parent-style-name="DefaultParagraphFont" style:family="text">
      <style:text-properties fo:font-size="10pt" style:font-size-asian="10pt" style:font-size-complex="10pt"/>
    </style:style>
    <style:style style:name="T5457" style:parent-style-name="DefaultParagraphFont" style:family="text">
      <style:text-properties fo:font-size="10pt" style:font-size-asian="10pt" style:font-size-complex="10pt"/>
    </style:style>
    <style:style style:name="T545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5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60" style:parent-style-name="DefaultParagraphFont" style:family="text">
      <style:text-properties fo:font-size="10pt" style:font-size-asian="10pt" style:font-size-complex="10pt"/>
    </style:style>
    <style:style style:name="T5461" style:parent-style-name="DefaultParagraphFont" style:family="text">
      <style:text-properties fo:font-size="10pt" style:font-size-asian="10pt" style:font-size-complex="10pt"/>
    </style:style>
    <style:style style:name="T5462" style:parent-style-name="DefaultParagraphFont" style:family="text">
      <style:text-properties fo:font-size="10pt" style:font-size-asian="10pt" style:font-size-complex="10pt"/>
    </style:style>
    <style:style style:name="T546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6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65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466" style:parent-style-name="DefaultParagraphFont" style:family="text">
      <style:text-properties fo:font-size="10pt" style:font-size-asian="10pt" style:font-size-complex="10pt"/>
    </style:style>
    <style:style style:name="T5467" style:parent-style-name="DefaultParagraphFont" style:family="text">
      <style:text-properties fo:font-size="10pt" style:font-size-asian="10pt" style:font-size-complex="10pt"/>
    </style:style>
    <style:style style:name="T546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6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7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471" style:parent-style-name="DefaultParagraphFont" style:family="text">
      <style:text-properties fo:font-size="10pt" style:font-size-asian="10pt" style:font-size-complex="10pt"/>
    </style:style>
    <style:style style:name="T5472" style:parent-style-name="DefaultParagraphFont" style:family="text">
      <style:text-properties fo:font-size="10pt" style:font-size-asian="10pt" style:font-size-complex="10pt"/>
    </style:style>
    <style:style style:name="T547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7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75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76" style:parent-style-name="DefaultParagraphFont" style:family="text">
      <style:text-properties fo:font-size="10pt" style:font-size-asian="10pt" style:font-size-complex="10pt"/>
    </style:style>
    <style:style style:name="T5477" style:parent-style-name="DefaultParagraphFont" style:family="text">
      <style:text-properties fo:font-size="10pt" style:font-size-asian="10pt" style:font-size-complex="10pt"/>
    </style:style>
    <style:style style:name="T547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79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8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481" style:parent-style-name="DefaultParagraphFont" style:family="text">
      <style:text-properties fo:font-size="10pt" style:font-size-asian="10pt" style:font-size-complex="10pt"/>
    </style:style>
    <style:style style:name="T5482" style:parent-style-name="DefaultParagraphFont" style:family="text">
      <style:text-properties fo:font-size="10pt" style:font-size-asian="10pt" style:font-size-complex="10pt"/>
    </style:style>
    <style:style style:name="T548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84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85" style:parent-style-name="DefaultParagraphFont" style:family="text">
      <style:text-properties fo:font-size="10pt" style:font-size-asian="10pt" style:font-size-complex="10pt"/>
    </style:style>
    <style:style style:name="T5486" style:parent-style-name="DefaultParagraphFont" style:family="text">
      <style:text-properties fo:font-size="10pt" style:font-size-asian="10pt" style:font-size-complex="10pt"/>
    </style:style>
    <style:style style:name="T5487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8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548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49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49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549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ableColumn5494" style:family="table-column">
      <style:table-column-properties style:column-width="1.6041in"/>
    </style:style>
    <style:style style:name="TableColumn5495" style:family="table-column">
      <style:table-column-properties style:column-width="1.6041in"/>
    </style:style>
    <style:style style:name="TableColumn5496" style:family="table-column">
      <style:table-column-properties style:column-width="1.6041in"/>
    </style:style>
    <style:style style:name="TableColumn5497" style:family="table-column">
      <style:table-column-properties style:column-width="1.6041in"/>
    </style:style>
    <style:style style:name="TableColumn5498" style:family="table-column">
      <style:table-column-properties style:column-width="1.6041in"/>
    </style:style>
    <style:style style:name="Table5493" style:family="table" style:master-page-name="MP31">
      <style:table-properties style:width="8.0208in" fo:margin-left="0in" table:align="center"/>
    </style:style>
    <style:style style:name="TableRow5499" style:family="table-row">
      <style:table-row-properties/>
    </style:style>
    <style:style style:name="TableCell5500" style:family="table-cell">
      <style:table-cell-properties fo:border="0.0069in solid #000000" style:writing-mode="lr-tb" fo:padding-top="0in" fo:padding-left="0.075in" fo:padding-bottom="0in" fo:padding-right="0.075in"/>
    </style:style>
    <style:style style:name="P5501" style:parent-style-name="Normal" style:family="paragraph">
      <style:paragraph-properties fo:break-before="page"/>
    </style:style>
    <style:style style:name="T550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503" style:family="table-cell">
      <style:table-cell-properties fo:border="0.0069in solid #000000" style:writing-mode="lr-tb" fo:padding-top="0in" fo:padding-left="0.075in" fo:padding-bottom="0in" fo:padding-right="0.075in"/>
    </style:style>
    <style:style style:name="T550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5505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506" style:family="table-cell">
      <style:table-cell-properties fo:border="0.0069in solid #000000" style:writing-mode="lr-tb" fo:padding-top="0in" fo:padding-left="0.075in" fo:padding-bottom="0in" fo:padding-right="0.075in"/>
    </style:style>
    <style:style style:name="T550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508" style:family="table-cell">
      <style:table-cell-properties fo:border="0.0069in solid #000000" style:writing-mode="lr-tb" fo:padding-top="0in" fo:padding-left="0.075in" fo:padding-bottom="0in" fo:padding-right="0.075in"/>
    </style:style>
    <style:style style:name="T550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510" style:family="table-cell">
      <style:table-cell-properties fo:border="0.0069in solid #000000" style:writing-mode="lr-tb" fo:padding-top="0in" fo:padding-left="0.075in" fo:padding-bottom="0in" fo:padding-right="0.075in"/>
    </style:style>
    <style:style style:name="T551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512" style:family="table-row">
      <style:table-row-properties/>
    </style:style>
    <style:style style:name="TableCell5513" style:family="table-cell">
      <style:table-cell-properties fo:border="0.0069in solid #000000" style:writing-mode="lr-tb" fo:padding-top="0in" fo:padding-left="0.075in" fo:padding-bottom="0in" fo:padding-right="0.075in"/>
    </style:style>
    <style:style style:name="T551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515" style:family="table-cell">
      <style:table-cell-properties fo:border="0.0069in solid #000000" style:writing-mode="lr-tb" fo:padding-top="0in" fo:padding-left="0.075in" fo:padding-bottom="0in" fo:padding-right="0.075in"/>
    </style:style>
    <style:style style:name="T551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517" style:family="table-cell">
      <style:table-cell-properties fo:border="0.0069in solid #000000" style:writing-mode="lr-tb" fo:padding-top="0in" fo:padding-left="0.075in" fo:padding-bottom="0in" fo:padding-right="0.075in"/>
    </style:style>
    <style:style style:name="T5518" style:parent-style-name="DefaultParagraphFont" style:family="text">
      <style:text-properties fo:font-size="7pt" style:font-size-asian="7pt" style:font-size-complex="7pt"/>
    </style:style>
    <style:style style:name="TableCell55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21" style:family="table-row">
      <style:table-row-properties/>
    </style:style>
    <style:style style:name="TableCell5522" style:family="table-cell">
      <style:table-cell-properties fo:border="0.0069in solid #000000" style:writing-mode="lr-tb" fo:padding-top="0in" fo:padding-left="0.075in" fo:padding-bottom="0in" fo:padding-right="0.075in"/>
    </style:style>
    <style:style style:name="T552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524" style:family="table-cell">
      <style:table-cell-properties fo:border="0.0069in solid #000000" style:writing-mode="lr-tb" fo:padding-top="0in" fo:padding-left="0.075in" fo:padding-bottom="0in" fo:padding-right="0.075in"/>
    </style:style>
    <style:style style:name="T5525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526" style:family="table-cell">
      <style:table-cell-properties fo:border="0.0069in solid #000000" style:writing-mode="lr-tb" fo:padding-top="0in" fo:padding-left="0.075in" fo:padding-bottom="0in" fo:padding-right="0.075in"/>
    </style:style>
    <style:style style:name="T55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528" style:family="table-cell">
      <style:table-cell-properties fo:border="0.0069in solid #000000" style:writing-mode="lr-tb" fo:padding-top="0in" fo:padding-left="0.075in" fo:padding-bottom="0in" fo:padding-right="0.075in"/>
    </style:style>
    <style:style style:name="T55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530" style:family="table-cell">
      <style:table-cell-properties fo:border="0.0069in solid #000000" style:writing-mode="lr-tb" fo:padding-top="0in" fo:padding-left="0.075in" fo:padding-bottom="0in" fo:padding-right="0.075in"/>
    </style:style>
    <style:style style:name="T553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532" style:family="table-row">
      <style:table-row-properties/>
    </style:style>
    <style:style style:name="TableCell5533" style:family="table-cell">
      <style:table-cell-properties fo:border="0.0069in solid #000000" style:writing-mode="lr-tb" fo:padding-top="0in" fo:padding-left="0.075in" fo:padding-bottom="0in" fo:padding-right="0.075in"/>
    </style:style>
    <style:style style:name="T553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535" style:family="table-cell">
      <style:table-cell-properties fo:border="0.0069in solid #000000" style:writing-mode="lr-tb" fo:padding-top="0in" fo:padding-left="0.075in" fo:padding-bottom="0in" fo:padding-right="0.075in"/>
    </style:style>
    <style:style style:name="T553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537" style:family="table-cell">
      <style:table-cell-properties fo:border="0.0069in solid #000000" style:writing-mode="lr-tb" fo:padding-top="0in" fo:padding-left="0.075in" fo:padding-bottom="0in" fo:padding-right="0.075in"/>
    </style:style>
    <style:style style:name="T5538" style:parent-style-name="DefaultParagraphFont" style:family="text">
      <style:text-properties fo:font-size="7pt" style:font-size-asian="7pt" style:font-size-complex="7pt"/>
    </style:style>
    <style:style style:name="TableCell55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41" style:family="table-row">
      <style:table-row-properties/>
    </style:style>
    <style:style style:name="TableCell5542" style:family="table-cell">
      <style:table-cell-properties fo:border="0.0069in solid #000000" style:writing-mode="lr-tb" fo:padding-top="0in" fo:padding-left="0.075in" fo:padding-bottom="0in" fo:padding-right="0.075in"/>
    </style:style>
    <style:style style:name="T554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544" style:family="table-cell">
      <style:table-cell-properties fo:border="0.0069in solid #000000" style:writing-mode="lr-tb" fo:padding-top="0in" fo:padding-left="0.075in" fo:padding-bottom="0in" fo:padding-right="0.075in"/>
    </style:style>
    <style:style style:name="T5545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546" style:family="table-cell">
      <style:table-cell-properties fo:border="0.0069in solid #000000" style:writing-mode="lr-tb" fo:padding-top="0in" fo:padding-left="0.075in" fo:padding-bottom="0in" fo:padding-right="0.075in"/>
    </style:style>
    <style:style style:name="T554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548" style:family="table-cell">
      <style:table-cell-properties fo:border="0.0069in solid #000000" style:writing-mode="lr-tb" fo:padding-top="0in" fo:padding-left="0.075in" fo:padding-bottom="0in" fo:padding-right="0.075in"/>
    </style:style>
    <style:style style:name="T554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550" style:family="table-cell">
      <style:table-cell-properties fo:border="0.0069in solid #000000" style:writing-mode="lr-tb" fo:padding-top="0in" fo:padding-left="0.075in" fo:padding-bottom="0in" fo:padding-right="0.075in"/>
    </style:style>
    <style:style style:name="T555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552" style:family="table-row">
      <style:table-row-properties/>
    </style:style>
    <style:style style:name="TableCell5553" style:family="table-cell">
      <style:table-cell-properties fo:border="0.0069in solid #000000" style:writing-mode="lr-tb" fo:padding-top="0in" fo:padding-left="0.075in" fo:padding-bottom="0in" fo:padding-right="0.075in"/>
    </style:style>
    <style:style style:name="T555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555" style:family="table-cell">
      <style:table-cell-properties fo:border="0.0069in solid #000000" style:writing-mode="lr-tb" fo:padding-top="0in" fo:padding-left="0.075in" fo:padding-bottom="0in" fo:padding-right="0.075in"/>
    </style:style>
    <style:style style:name="T555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557" style:family="table-cell">
      <style:table-cell-properties fo:border="0.0069in solid #000000" style:writing-mode="lr-tb" fo:padding-top="0in" fo:padding-left="0.075in" fo:padding-bottom="0in" fo:padding-right="0.075in"/>
    </style:style>
    <style:style style:name="T5558" style:parent-style-name="DefaultParagraphFont" style:family="text">
      <style:text-properties fo:font-size="7pt" style:font-size-asian="7pt" style:font-size-complex="7pt"/>
    </style:style>
    <style:style style:name="TableCell55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61" style:family="table-row">
      <style:table-row-properties/>
    </style:style>
    <style:style style:name="TableCell5562" style:family="table-cell">
      <style:table-cell-properties fo:border="0.0069in solid #000000" style:writing-mode="lr-tb" fo:padding-top="0in" fo:padding-left="0.075in" fo:padding-bottom="0in" fo:padding-right="0.075in"/>
    </style:style>
    <style:style style:name="T556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564" style:family="table-cell">
      <style:table-cell-properties fo:border="0.0069in solid #000000" style:writing-mode="lr-tb" fo:padding-top="0in" fo:padding-left="0.075in" fo:padding-bottom="0in" fo:padding-right="0.075in"/>
    </style:style>
    <style:style style:name="T5565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566" style:family="table-cell">
      <style:table-cell-properties fo:border="0.0069in solid #000000" style:writing-mode="lr-tb" fo:padding-top="0in" fo:padding-left="0.075in" fo:padding-bottom="0in" fo:padding-right="0.075in"/>
    </style:style>
    <style:style style:name="T55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568" style:family="table-cell">
      <style:table-cell-properties fo:border="0.0069in solid #000000" style:writing-mode="lr-tb" fo:padding-top="0in" fo:padding-left="0.075in" fo:padding-bottom="0in" fo:padding-right="0.075in"/>
    </style:style>
    <style:style style:name="T556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570" style:family="table-cell">
      <style:table-cell-properties fo:border="0.0069in solid #000000" style:writing-mode="lr-tb" fo:padding-top="0in" fo:padding-left="0.075in" fo:padding-bottom="0in" fo:padding-right="0.075in"/>
    </style:style>
    <style:style style:name="T557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572" style:family="table-row">
      <style:table-row-properties/>
    </style:style>
    <style:style style:name="TableCell5573" style:family="table-cell">
      <style:table-cell-properties fo:border="0.0069in solid #000000" style:writing-mode="lr-tb" fo:padding-top="0in" fo:padding-left="0.075in" fo:padding-bottom="0in" fo:padding-right="0.075in"/>
    </style:style>
    <style:style style:name="T557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575" style:family="table-cell">
      <style:table-cell-properties fo:border="0.0069in solid #000000" style:writing-mode="lr-tb" fo:padding-top="0in" fo:padding-left="0.075in" fo:padding-bottom="0in" fo:padding-right="0.075in"/>
    </style:style>
    <style:style style:name="T557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577" style:family="table-cell">
      <style:table-cell-properties fo:border="0.0069in solid #000000" style:writing-mode="lr-tb" fo:padding-top="0in" fo:padding-left="0.075in" fo:padding-bottom="0in" fo:padding-right="0.075in"/>
    </style:style>
    <style:style style:name="T5578" style:parent-style-name="DefaultParagraphFont" style:family="text">
      <style:text-properties fo:font-size="7pt" style:font-size-asian="7pt" style:font-size-complex="7pt"/>
    </style:style>
    <style:style style:name="TableCell55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81" style:family="table-row">
      <style:table-row-properties/>
    </style:style>
    <style:style style:name="TableCell5582" style:family="table-cell">
      <style:table-cell-properties fo:border="0.0069in solid #000000" style:writing-mode="lr-tb" fo:padding-top="0in" fo:padding-left="0.075in" fo:padding-bottom="0in" fo:padding-right="0.075in"/>
    </style:style>
    <style:style style:name="T558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584" style:family="table-cell">
      <style:table-cell-properties fo:border="0.0069in solid #000000" style:writing-mode="lr-tb" fo:padding-top="0in" fo:padding-left="0.075in" fo:padding-bottom="0in" fo:padding-right="0.075in"/>
    </style:style>
    <style:style style:name="T5585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5586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587" style:family="table-cell">
      <style:table-cell-properties fo:border="0.0069in solid #000000" style:writing-mode="lr-tb" fo:padding-top="0in" fo:padding-left="0.075in" fo:padding-bottom="0in" fo:padding-right="0.075in"/>
    </style:style>
    <style:style style:name="T558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589" style:family="table-cell">
      <style:table-cell-properties fo:border="0.0069in solid #000000" style:writing-mode="lr-tb" fo:padding-top="0in" fo:padding-left="0.075in" fo:padding-bottom="0in" fo:padding-right="0.075in"/>
    </style:style>
    <style:style style:name="T559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591" style:family="table-cell">
      <style:table-cell-properties fo:border="0.0069in solid #000000" style:writing-mode="lr-tb" fo:padding-top="0in" fo:padding-left="0.075in" fo:padding-bottom="0in" fo:padding-right="0.075in"/>
    </style:style>
    <style:style style:name="T559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593" style:family="table-row">
      <style:table-row-properties/>
    </style:style>
    <style:style style:name="TableCell5594" style:family="table-cell">
      <style:table-cell-properties fo:border="0.0069in solid #000000" style:writing-mode="lr-tb" fo:padding-top="0in" fo:padding-left="0.075in" fo:padding-bottom="0in" fo:padding-right="0.075in"/>
    </style:style>
    <style:style style:name="T559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596" style:family="table-cell">
      <style:table-cell-properties fo:border="0.0069in solid #000000" style:writing-mode="lr-tb" fo:padding-top="0in" fo:padding-left="0.075in" fo:padding-bottom="0in" fo:padding-right="0.075in"/>
    </style:style>
    <style:style style:name="T559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598" style:family="table-cell">
      <style:table-cell-properties fo:border="0.0069in solid #000000" style:writing-mode="lr-tb" fo:padding-top="0in" fo:padding-left="0.075in" fo:padding-bottom="0in" fo:padding-right="0.075in"/>
    </style:style>
    <style:style style:name="T5599" style:parent-style-name="DefaultParagraphFont" style:family="text">
      <style:text-properties fo:font-size="7pt" style:font-size-asian="7pt" style:font-size-complex="7pt"/>
    </style:style>
    <style:style style:name="TableCell56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02" style:family="table-row">
      <style:table-row-properties/>
    </style:style>
    <style:style style:name="TableCell5603" style:family="table-cell">
      <style:table-cell-properties fo:border="0.0069in solid #000000" style:writing-mode="lr-tb" fo:padding-top="0in" fo:padding-left="0.075in" fo:padding-bottom="0in" fo:padding-right="0.075in"/>
    </style:style>
    <style:style style:name="T560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605" style:family="table-cell">
      <style:table-cell-properties fo:border="0.0069in solid #000000" style:writing-mode="lr-tb" fo:padding-top="0in" fo:padding-left="0.075in" fo:padding-bottom="0in" fo:padding-right="0.075in"/>
    </style:style>
    <style:style style:name="T5606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607" style:family="table-cell">
      <style:table-cell-properties fo:border="0.0069in solid #000000" style:writing-mode="lr-tb" fo:padding-top="0in" fo:padding-left="0.075in" fo:padding-bottom="0in" fo:padding-right="0.075in"/>
    </style:style>
    <style:style style:name="T560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609" style:family="table-cell">
      <style:table-cell-properties fo:border="0.0069in solid #000000" style:writing-mode="lr-tb" fo:padding-top="0in" fo:padding-left="0.075in" fo:padding-bottom="0in" fo:padding-right="0.075in"/>
    </style:style>
    <style:style style:name="T561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611" style:family="table-cell">
      <style:table-cell-properties fo:border="0.0069in solid #000000" style:writing-mode="lr-tb" fo:padding-top="0in" fo:padding-left="0.075in" fo:padding-bottom="0in" fo:padding-right="0.075in"/>
    </style:style>
    <style:style style:name="T561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613" style:family="table-row">
      <style:table-row-properties/>
    </style:style>
    <style:style style:name="TableCell5614" style:family="table-cell">
      <style:table-cell-properties fo:border="0.0069in solid #000000" style:writing-mode="lr-tb" fo:padding-top="0in" fo:padding-left="0.075in" fo:padding-bottom="0in" fo:padding-right="0.075in"/>
    </style:style>
    <style:style style:name="T561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616" style:family="table-cell">
      <style:table-cell-properties fo:border="0.0069in solid #000000" style:writing-mode="lr-tb" fo:padding-top="0in" fo:padding-left="0.075in" fo:padding-bottom="0in" fo:padding-right="0.075in"/>
    </style:style>
    <style:style style:name="T561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618" style:family="table-cell">
      <style:table-cell-properties fo:border="0.0069in solid #000000" style:writing-mode="lr-tb" fo:padding-top="0in" fo:padding-left="0.075in" fo:padding-bottom="0in" fo:padding-right="0.075in"/>
    </style:style>
    <style:style style:name="T5619" style:parent-style-name="DefaultParagraphFont" style:family="text">
      <style:text-properties fo:font-size="7pt" style:font-size-asian="7pt" style:font-size-complex="7pt"/>
    </style:style>
    <style:style style:name="TableCell56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22" style:family="table-row">
      <style:table-row-properties/>
    </style:style>
    <style:style style:name="TableCell5623" style:family="table-cell">
      <style:table-cell-properties fo:border="0.0069in solid #000000" style:writing-mode="lr-tb" fo:padding-top="0in" fo:padding-left="0.075in" fo:padding-bottom="0in" fo:padding-right="0.075in"/>
    </style:style>
    <style:style style:name="T562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625" style:family="table-cell">
      <style:table-cell-properties fo:border="0.0069in solid #000000" style:writing-mode="lr-tb" fo:padding-top="0in" fo:padding-left="0.075in" fo:padding-bottom="0in" fo:padding-right="0.075in"/>
    </style:style>
    <style:style style:name="T5626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5627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628" style:family="table-cell">
      <style:table-cell-properties fo:border="0.0069in solid #000000" style:writing-mode="lr-tb" fo:padding-top="0in" fo:padding-left="0.075in" fo:padding-bottom="0in" fo:padding-right="0.075in"/>
    </style:style>
    <style:style style:name="T56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630" style:family="table-cell">
      <style:table-cell-properties fo:border="0.0069in solid #000000" style:writing-mode="lr-tb" fo:padding-top="0in" fo:padding-left="0.075in" fo:padding-bottom="0in" fo:padding-right="0.075in"/>
    </style:style>
    <style:style style:name="T563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632" style:family="table-cell">
      <style:table-cell-properties fo:border="0.0069in solid #000000" style:writing-mode="lr-tb" fo:padding-top="0in" fo:padding-left="0.075in" fo:padding-bottom="0in" fo:padding-right="0.075in"/>
    </style:style>
    <style:style style:name="T563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634" style:family="table-row">
      <style:table-row-properties/>
    </style:style>
    <style:style style:name="TableCell5635" style:family="table-cell">
      <style:table-cell-properties fo:border="0.0069in solid #000000" style:writing-mode="lr-tb" fo:padding-top="0in" fo:padding-left="0.075in" fo:padding-bottom="0in" fo:padding-right="0.075in"/>
    </style:style>
    <style:style style:name="T563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637" style:family="table-cell">
      <style:table-cell-properties fo:border="0.0069in solid #000000" style:writing-mode="lr-tb" fo:padding-top="0in" fo:padding-left="0.075in" fo:padding-bottom="0in" fo:padding-right="0.075in"/>
    </style:style>
    <style:style style:name="T563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639" style:family="table-cell">
      <style:table-cell-properties fo:border="0.0069in solid #000000" style:writing-mode="lr-tb" fo:padding-top="0in" fo:padding-left="0.075in" fo:padding-bottom="0in" fo:padding-right="0.075in"/>
    </style:style>
    <style:style style:name="T5640" style:parent-style-name="DefaultParagraphFont" style:family="text">
      <style:text-properties fo:font-size="7pt" style:font-size-asian="7pt" style:font-size-complex="7pt"/>
    </style:style>
    <style:style style:name="TableCell56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43" style:family="table-row">
      <style:table-row-properties/>
    </style:style>
    <style:style style:name="TableCell5644" style:family="table-cell">
      <style:table-cell-properties fo:border="0.0069in solid #000000" style:writing-mode="lr-tb" fo:padding-top="0in" fo:padding-left="0.075in" fo:padding-bottom="0in" fo:padding-right="0.075in"/>
    </style:style>
    <style:style style:name="T5645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646" style:family="table-cell">
      <style:table-cell-properties fo:border="0.0069in solid #000000" style:writing-mode="lr-tb" fo:padding-top="0in" fo:padding-left="0.075in" fo:padding-bottom="0in" fo:padding-right="0.075in"/>
    </style:style>
    <style:style style:name="T5647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648" style:family="table-cell">
      <style:table-cell-properties fo:border="0.0069in solid #000000" style:writing-mode="lr-tb" fo:padding-top="0in" fo:padding-left="0.075in" fo:padding-bottom="0in" fo:padding-right="0.075in"/>
    </style:style>
    <style:style style:name="T564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650" style:family="table-cell">
      <style:table-cell-properties fo:border="0.0069in solid #000000" style:writing-mode="lr-tb" fo:padding-top="0in" fo:padding-left="0.075in" fo:padding-bottom="0in" fo:padding-right="0.075in"/>
    </style:style>
    <style:style style:name="T565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652" style:family="table-cell">
      <style:table-cell-properties fo:border="0.0069in solid #000000" style:writing-mode="lr-tb" fo:padding-top="0in" fo:padding-left="0.075in" fo:padding-bottom="0in" fo:padding-right="0.075in"/>
    </style:style>
    <style:style style:name="T565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654" style:family="table-row">
      <style:table-row-properties/>
    </style:style>
    <style:style style:name="TableCell5655" style:family="table-cell">
      <style:table-cell-properties fo:border="0.0069in solid #000000" style:writing-mode="lr-tb" fo:padding-top="0in" fo:padding-left="0.075in" fo:padding-bottom="0in" fo:padding-right="0.075in"/>
    </style:style>
    <style:style style:name="T565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657" style:family="table-cell">
      <style:table-cell-properties fo:border="0.0069in solid #000000" style:writing-mode="lr-tb" fo:padding-top="0in" fo:padding-left="0.075in" fo:padding-bottom="0in" fo:padding-right="0.075in"/>
    </style:style>
    <style:style style:name="T565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659" style:family="table-cell">
      <style:table-cell-properties fo:border="0.0069in solid #000000" style:writing-mode="lr-tb" fo:padding-top="0in" fo:padding-left="0.075in" fo:padding-bottom="0in" fo:padding-right="0.075in"/>
    </style:style>
    <style:style style:name="T5660" style:parent-style-name="DefaultParagraphFont" style:family="text">
      <style:text-properties fo:font-size="7pt" style:font-size-asian="7pt" style:font-size-complex="7pt"/>
    </style:style>
    <style:style style:name="TableCell56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63" style:family="table-row">
      <style:table-row-properties/>
    </style:style>
    <style:style style:name="TableCell5664" style:family="table-cell">
      <style:table-cell-properties fo:border="0.0069in solid #000000" style:writing-mode="lr-tb" fo:padding-top="0in" fo:padding-left="0.075in" fo:padding-bottom="0in" fo:padding-right="0.075in"/>
    </style:style>
    <style:style style:name="T5665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666" style:family="table-cell">
      <style:table-cell-properties fo:border="0.0069in solid #000000" style:writing-mode="lr-tb" fo:padding-top="0in" fo:padding-left="0.075in" fo:padding-bottom="0in" fo:padding-right="0.075in"/>
    </style:style>
    <style:style style:name="T5667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668" style:family="table-cell">
      <style:table-cell-properties fo:border="0.0069in solid #000000" style:writing-mode="lr-tb" fo:padding-top="0in" fo:padding-left="0.075in" fo:padding-bottom="0in" fo:padding-right="0.075in"/>
    </style:style>
    <style:style style:name="T566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670" style:family="table-cell">
      <style:table-cell-properties fo:border="0.0069in solid #000000" style:writing-mode="lr-tb" fo:padding-top="0in" fo:padding-left="0.075in" fo:padding-bottom="0in" fo:padding-right="0.075in"/>
    </style:style>
    <style:style style:name="T567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672" style:family="table-cell">
      <style:table-cell-properties fo:border="0.0069in solid #000000" style:writing-mode="lr-tb" fo:padding-top="0in" fo:padding-left="0.075in" fo:padding-bottom="0in" fo:padding-right="0.075in"/>
    </style:style>
    <style:style style:name="T567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674" style:family="table-row">
      <style:table-row-properties/>
    </style:style>
    <style:style style:name="TableCell5675" style:family="table-cell">
      <style:table-cell-properties fo:border="0.0069in solid #000000" style:writing-mode="lr-tb" fo:padding-top="0in" fo:padding-left="0.075in" fo:padding-bottom="0in" fo:padding-right="0.075in"/>
    </style:style>
    <style:style style:name="T567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677" style:family="table-cell">
      <style:table-cell-properties fo:border="0.0069in solid #000000" style:writing-mode="lr-tb" fo:padding-top="0in" fo:padding-left="0.075in" fo:padding-bottom="0in" fo:padding-right="0.075in"/>
    </style:style>
    <style:style style:name="T567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679" style:family="table-cell">
      <style:table-cell-properties fo:border="0.0069in solid #000000" style:writing-mode="lr-tb" fo:padding-top="0in" fo:padding-left="0.075in" fo:padding-bottom="0in" fo:padding-right="0.075in"/>
    </style:style>
    <style:style style:name="T5680" style:parent-style-name="DefaultParagraphFont" style:family="text">
      <style:text-properties fo:font-size="7pt" style:font-size-asian="7pt" style:font-size-complex="7pt"/>
    </style:style>
    <style:style style:name="TableCell56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83" style:family="table-row">
      <style:table-row-properties/>
    </style:style>
    <style:style style:name="TableCell5684" style:family="table-cell">
      <style:table-cell-properties fo:border="0.0069in solid #000000" style:writing-mode="lr-tb" fo:padding-top="0in" fo:padding-left="0.075in" fo:padding-bottom="0in" fo:padding-right="0.075in"/>
    </style:style>
    <style:style style:name="T5685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686" style:family="table-cell">
      <style:table-cell-properties fo:border="0.0069in solid #000000" style:writing-mode="lr-tb" fo:padding-top="0in" fo:padding-left="0.075in" fo:padding-bottom="0in" fo:padding-right="0.075in"/>
    </style:style>
    <style:style style:name="T5687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688" style:family="table-cell">
      <style:table-cell-properties fo:border="0.0069in solid #000000" style:writing-mode="lr-tb" fo:padding-top="0in" fo:padding-left="0.075in" fo:padding-bottom="0in" fo:padding-right="0.075in"/>
    </style:style>
    <style:style style:name="T568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690" style:family="table-cell">
      <style:table-cell-properties fo:border="0.0069in solid #000000" style:writing-mode="lr-tb" fo:padding-top="0in" fo:padding-left="0.075in" fo:padding-bottom="0in" fo:padding-right="0.075in"/>
    </style:style>
    <style:style style:name="T569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692" style:family="table-cell">
      <style:table-cell-properties fo:border="0.0069in solid #000000" style:writing-mode="lr-tb" fo:padding-top="0in" fo:padding-left="0.075in" fo:padding-bottom="0in" fo:padding-right="0.075in"/>
    </style:style>
    <style:style style:name="T569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694" style:family="table-row">
      <style:table-row-properties/>
    </style:style>
    <style:style style:name="TableCell5695" style:family="table-cell">
      <style:table-cell-properties fo:border="0.0069in solid #000000" style:writing-mode="lr-tb" fo:padding-top="0in" fo:padding-left="0.075in" fo:padding-bottom="0in" fo:padding-right="0.075in"/>
    </style:style>
    <style:style style:name="T569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697" style:family="table-cell">
      <style:table-cell-properties fo:border="0.0069in solid #000000" style:writing-mode="lr-tb" fo:padding-top="0in" fo:padding-left="0.075in" fo:padding-bottom="0in" fo:padding-right="0.075in"/>
    </style:style>
    <style:style style:name="T569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6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02" style:family="table-row">
      <style:table-row-properties/>
    </style:style>
    <style:style style:name="TableCell5703" style:family="table-cell">
      <style:table-cell-properties fo:border="0.0069in solid #000000" style:writing-mode="lr-tb" fo:padding-top="0in" fo:padding-left="0.075in" fo:padding-bottom="0in" fo:padding-right="0.075in"/>
    </style:style>
    <style:style style:name="T570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705" style:family="table-cell">
      <style:table-cell-properties fo:border="0.0069in solid #000000" style:writing-mode="lr-tb" fo:padding-top="0in" fo:padding-left="0.075in" fo:padding-bottom="0in" fo:padding-right="0.075in"/>
    </style:style>
    <style:style style:name="T5706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707" style:family="table-cell">
      <style:table-cell-properties fo:border="0.0069in solid #000000" style:writing-mode="lr-tb" fo:padding-top="0in" fo:padding-left="0.075in" fo:padding-bottom="0in" fo:padding-right="0.075in"/>
    </style:style>
    <style:style style:name="T570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709" style:family="table-cell">
      <style:table-cell-properties fo:border="0.0069in solid #000000" style:writing-mode="lr-tb" fo:padding-top="0in" fo:padding-left="0.075in" fo:padding-bottom="0in" fo:padding-right="0.075in"/>
    </style:style>
    <style:style style:name="T571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711" style:family="table-cell">
      <style:table-cell-properties fo:border="0.0069in solid #000000" style:writing-mode="lr-tb" fo:padding-top="0in" fo:padding-left="0.075in" fo:padding-bottom="0in" fo:padding-right="0.075in"/>
    </style:style>
    <style:style style:name="T571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713" style:family="table-row">
      <style:table-row-properties/>
    </style:style>
    <style:style style:name="TableCell5714" style:family="table-cell">
      <style:table-cell-properties fo:border="0.0069in solid #000000" style:writing-mode="lr-tb" fo:padding-top="0in" fo:padding-left="0.075in" fo:padding-bottom="0in" fo:padding-right="0.075in"/>
    </style:style>
    <style:style style:name="T571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716" style:family="table-cell">
      <style:table-cell-properties fo:border="0.0069in solid #000000" style:writing-mode="lr-tb" fo:padding-top="0in" fo:padding-left="0.075in" fo:padding-bottom="0in" fo:padding-right="0.075in"/>
    </style:style>
    <style:style style:name="T571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7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21" style:family="table-row">
      <style:table-row-properties/>
    </style:style>
    <style:style style:name="TableCell5722" style:family="table-cell">
      <style:table-cell-properties fo:border="0.0069in solid #000000" style:writing-mode="lr-tb" fo:padding-top="0in" fo:padding-left="0.075in" fo:padding-bottom="0in" fo:padding-right="0.075in"/>
    </style:style>
    <style:style style:name="T5723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724" style:family="table-cell">
      <style:table-cell-properties fo:border="0.0069in solid #000000" style:writing-mode="lr-tb" fo:padding-top="0in" fo:padding-left="0.075in" fo:padding-bottom="0in" fo:padding-right="0.075in"/>
    </style:style>
    <style:style style:name="T5725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726" style:family="table-cell">
      <style:table-cell-properties fo:border="0.0069in solid #000000" style:writing-mode="lr-tb" fo:padding-top="0in" fo:padding-left="0.075in" fo:padding-bottom="0in" fo:padding-right="0.075in"/>
    </style:style>
    <style:style style:name="T57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728" style:family="table-cell">
      <style:table-cell-properties fo:border="0.0069in solid #000000" style:writing-mode="lr-tb" fo:padding-top="0in" fo:padding-left="0.075in" fo:padding-bottom="0in" fo:padding-right="0.075in"/>
    </style:style>
    <style:style style:name="T572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730" style:family="table-cell">
      <style:table-cell-properties fo:border="0.0069in solid #000000" style:writing-mode="lr-tb" fo:padding-top="0in" fo:padding-left="0.075in" fo:padding-bottom="0in" fo:padding-right="0.075in"/>
    </style:style>
    <style:style style:name="T573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732" style:family="table-row">
      <style:table-row-properties/>
    </style:style>
    <style:style style:name="TableCell5733" style:family="table-cell">
      <style:table-cell-properties fo:border="0.0069in solid #000000" style:writing-mode="lr-tb" fo:padding-top="0in" fo:padding-left="0.075in" fo:padding-bottom="0in" fo:padding-right="0.075in"/>
    </style:style>
    <style:style style:name="T573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735" style:family="table-cell">
      <style:table-cell-properties fo:border="0.0069in solid #000000" style:writing-mode="lr-tb" fo:padding-top="0in" fo:padding-left="0.075in" fo:padding-bottom="0in" fo:padding-right="0.075in"/>
    </style:style>
    <style:style style:name="T573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7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40" style:family="table-row">
      <style:table-row-properties/>
    </style:style>
    <style:style style:name="TableCell5741" style:family="table-cell">
      <style:table-cell-properties fo:border="0.0069in solid #000000" style:writing-mode="lr-tb" fo:padding-top="0in" fo:padding-left="0.075in" fo:padding-bottom="0in" fo:padding-right="0.075in"/>
    </style:style>
    <style:style style:name="T5742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743" style:family="table-cell">
      <style:table-cell-properties fo:border="0.0069in solid #000000" style:writing-mode="lr-tb" fo:padding-top="0in" fo:padding-left="0.075in" fo:padding-bottom="0in" fo:padding-right="0.075in"/>
    </style:style>
    <style:style style:name="T5744" style:parent-style-name="DefaultParagraphFont" style:family="text">
      <style:text-properties fo:font-weight="bold" style:font-weight-asian="bold" fo:font-size="6pt" style:font-size-asian="6pt" style:font-size-complex="6pt"/>
    </style:style>
    <style:style style:name="TableCell5745" style:family="table-cell">
      <style:table-cell-properties fo:border="0.0069in solid #000000" style:writing-mode="lr-tb" fo:padding-top="0in" fo:padding-left="0.075in" fo:padding-bottom="0in" fo:padding-right="0.075in"/>
    </style:style>
    <style:style style:name="T574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747" style:family="table-cell">
      <style:table-cell-properties fo:border="0.0069in solid #000000" style:writing-mode="lr-tb" fo:padding-top="0in" fo:padding-left="0.075in" fo:padding-bottom="0in" fo:padding-right="0.075in"/>
    </style:style>
    <style:style style:name="T574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749" style:family="table-cell">
      <style:table-cell-properties fo:border="0.0069in solid #000000" style:writing-mode="lr-tb" fo:padding-top="0in" fo:padding-left="0.075in" fo:padding-bottom="0in" fo:padding-right="0.075in"/>
    </style:style>
    <style:style style:name="T575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751" style:family="table-row">
      <style:table-row-properties/>
    </style:style>
    <style:style style:name="TableCell5752" style:family="table-cell">
      <style:table-cell-properties fo:border="0.0069in solid #000000" style:writing-mode="lr-tb" fo:padding-top="0in" fo:padding-left="0.075in" fo:padding-bottom="0in" fo:padding-right="0.075in"/>
    </style:style>
    <style:style style:name="T575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754" style:family="table-cell">
      <style:table-cell-properties fo:border="0.0069in solid #000000" style:writing-mode="lr-tb" fo:padding-top="0in" fo:padding-left="0.075in" fo:padding-bottom="0in" fo:padding-right="0.075in"/>
    </style:style>
    <style:style style:name="T575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7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58" style:family="table-cell">
      <style:table-cell-properties fo:border="0.0069in solid #000000" style:writing-mode="lr-tb" fo:padding-top="0in" fo:padding-left="0.075in" fo:padding-bottom="0in" fo:padding-right="0.075in"/>
    </style:style>
    <style:style style:name="P5759" style:parent-style-name="Normal" style:master-page-name="MP32" style:family="paragraph">
      <style:paragraph-properties fo:break-before="page"/>
    </style:style>
    <style:style style:name="TableColumn5761" style:family="table-column">
      <style:table-column-properties style:column-width="1.6041in"/>
    </style:style>
    <style:style style:name="TableColumn5762" style:family="table-column">
      <style:table-column-properties style:column-width="1.6041in"/>
    </style:style>
    <style:style style:name="TableColumn5763" style:family="table-column">
      <style:table-column-properties style:column-width="1.6041in"/>
    </style:style>
    <style:style style:name="Table5760" style:family="table">
      <style:table-properties style:width="4.8125in" fo:margin-left="0in" table:align="center"/>
    </style:style>
    <style:style style:name="TableRow5764" style:family="table-row">
      <style:table-row-properties/>
    </style:style>
    <style:style style:name="TableCell5765" style:family="table-cell">
      <style:table-cell-properties fo:border="0.0069in solid #000000" style:writing-mode="lr-tb" fo:padding-top="0in" fo:padding-left="0.075in" fo:padding-bottom="0in" fo:padding-right="0.075in"/>
    </style:style>
    <style:style style:name="T576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767" style:family="table-cell">
      <style:table-cell-properties fo:border="0.0069in solid #000000" style:writing-mode="lr-tb" fo:padding-top="0in" fo:padding-left="0.075in" fo:padding-bottom="0in" fo:padding-right="0.075in"/>
    </style:style>
    <style:style style:name="T576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769" style:family="table-cell">
      <style:table-cell-properties fo:border="0.0069in solid #000000" style:writing-mode="lr-tb" fo:padding-top="0in" fo:padding-left="0.075in" fo:padding-bottom="0in" fo:padding-right="0.075in"/>
    </style:style>
    <style:style style:name="T577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771" style:family="table-row">
      <style:table-row-properties/>
    </style:style>
    <style:style style:name="TableCell5772" style:family="table-cell">
      <style:table-cell-properties fo:border="0.0069in solid #000000" style:writing-mode="lr-tb" fo:padding-top="0in" fo:padding-left="0.075in" fo:padding-bottom="0in" fo:padding-right="0.075in"/>
    </style:style>
    <style:style style:name="T577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774" style:family="table-cell">
      <style:table-cell-properties fo:border="0.0069in solid #000000" style:writing-mode="lr-tb" fo:padding-top="0in" fo:padding-left="0.075in" fo:padding-bottom="0in" fo:padding-right="0.075in"/>
    </style:style>
    <style:style style:name="T577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776" style:family="table-cell">
      <style:table-cell-properties fo:border="0.0069in solid #000000" style:writing-mode="lr-tb" fo:padding-top="0in" fo:padding-left="0.075in" fo:padding-bottom="0in" fo:padding-right="0.075in"/>
    </style:style>
    <style:style style:name="T5777" style:parent-style-name="DefaultParagraphFont" style:family="text">
      <style:text-properties fo:font-size="7pt" style:font-size-asian="7pt" style:font-size-complex="7pt"/>
    </style:style>
    <style:style style:name="TableRow5778" style:family="table-row">
      <style:table-row-properties/>
    </style:style>
    <style:style style:name="TableCell5779" style:family="table-cell">
      <style:table-cell-properties fo:border="0.0069in solid #000000" style:writing-mode="lr-tb" fo:padding-top="0in" fo:padding-left="0.075in" fo:padding-bottom="0in" fo:padding-right="0.075in"/>
    </style:style>
    <style:style style:name="T578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781" style:family="table-cell">
      <style:table-cell-properties fo:border="0.0069in solid #000000" style:writing-mode="lr-tb" fo:padding-top="0in" fo:padding-left="0.075in" fo:padding-bottom="0in" fo:padding-right="0.075in"/>
    </style:style>
    <style:style style:name="T578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783" style:family="table-cell">
      <style:table-cell-properties fo:border="0.0069in solid #000000" style:writing-mode="lr-tb" fo:padding-top="0in" fo:padding-left="0.075in" fo:padding-bottom="0in" fo:padding-right="0.075in"/>
    </style:style>
    <style:style style:name="T578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785" style:family="table-row">
      <style:table-row-properties/>
    </style:style>
    <style:style style:name="TableCell5786" style:family="table-cell">
      <style:table-cell-properties fo:border="0.0069in solid #000000" style:writing-mode="lr-tb" fo:padding-top="0in" fo:padding-left="0.075in" fo:padding-bottom="0in" fo:padding-right="0.075in"/>
    </style:style>
    <style:style style:name="T578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788" style:family="table-cell">
      <style:table-cell-properties fo:border="0.0069in solid #000000" style:writing-mode="lr-tb" fo:padding-top="0in" fo:padding-left="0.075in" fo:padding-bottom="0in" fo:padding-right="0.075in"/>
    </style:style>
    <style:style style:name="T578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579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791" style:family="table-cell">
      <style:table-cell-properties fo:border="0.0069in solid #000000" style:writing-mode="lr-tb" fo:padding-top="0in" fo:padding-left="0.075in" fo:padding-bottom="0in" fo:padding-right="0.075in"/>
    </style:style>
    <style:style style:name="T5792" style:parent-style-name="DefaultParagraphFont" style:family="text">
      <style:text-properties fo:font-size="7pt" style:font-size-asian="7pt" style:font-size-complex="7pt"/>
    </style:style>
    <style:style style:name="TableRow5793" style:family="table-row">
      <style:table-row-properties/>
    </style:style>
    <style:style style:name="TableCell5794" style:family="table-cell">
      <style:table-cell-properties fo:border="0.0069in solid #000000" style:writing-mode="lr-tb" fo:padding-top="0in" fo:padding-left="0.075in" fo:padding-bottom="0in" fo:padding-right="0.075in"/>
    </style:style>
    <style:style style:name="T579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796" style:family="table-cell">
      <style:table-cell-properties fo:border="0.0069in solid #000000" style:writing-mode="lr-tb" fo:padding-top="0in" fo:padding-left="0.075in" fo:padding-bottom="0in" fo:padding-right="0.075in"/>
    </style:style>
    <style:style style:name="T579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798" style:family="table-cell">
      <style:table-cell-properties fo:border="0.0069in solid #000000" style:writing-mode="lr-tb" fo:padding-top="0in" fo:padding-left="0.075in" fo:padding-bottom="0in" fo:padding-right="0.075in"/>
    </style:style>
    <style:style style:name="T579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800" style:family="table-row">
      <style:table-row-properties/>
    </style:style>
    <style:style style:name="TableCell5801" style:family="table-cell">
      <style:table-cell-properties fo:border="0.0069in solid #000000" style:writing-mode="lr-tb" fo:padding-top="0in" fo:padding-left="0.075in" fo:padding-bottom="0in" fo:padding-right="0.075in"/>
    </style:style>
    <style:style style:name="T580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803" style:family="table-cell">
      <style:table-cell-properties fo:border="0.0069in solid #000000" style:writing-mode="lr-tb" fo:padding-top="0in" fo:padding-left="0.075in" fo:padding-bottom="0in" fo:padding-right="0.075in"/>
    </style:style>
    <style:style style:name="T580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805" style:family="table-cell">
      <style:table-cell-properties fo:border="0.0069in solid #000000" style:writing-mode="lr-tb" fo:padding-top="0in" fo:padding-left="0.075in" fo:padding-bottom="0in" fo:padding-right="0.075in"/>
    </style:style>
    <style:style style:name="T5806" style:parent-style-name="DefaultParagraphFont" style:family="text">
      <style:text-properties fo:font-size="7pt" style:font-size-asian="7pt" style:font-size-complex="7pt"/>
    </style:style>
    <style:style style:name="TableRow5807" style:family="table-row">
      <style:table-row-properties/>
    </style:style>
    <style:style style:name="TableCell5808" style:family="table-cell">
      <style:table-cell-properties fo:border="0.0069in solid #000000" style:writing-mode="lr-tb" fo:padding-top="0in" fo:padding-left="0.075in" fo:padding-bottom="0in" fo:padding-right="0.075in"/>
    </style:style>
    <style:style style:name="T580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810" style:family="table-cell">
      <style:table-cell-properties fo:border="0.0069in solid #000000" style:writing-mode="lr-tb" fo:padding-top="0in" fo:padding-left="0.075in" fo:padding-bottom="0in" fo:padding-right="0.075in"/>
    </style:style>
    <style:style style:name="T581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812" style:family="table-cell">
      <style:table-cell-properties fo:border="0.0069in solid #000000" style:writing-mode="lr-tb" fo:padding-top="0in" fo:padding-left="0.075in" fo:padding-bottom="0in" fo:padding-right="0.075in"/>
    </style:style>
    <style:style style:name="T581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814" style:family="table-row">
      <style:table-row-properties/>
    </style:style>
    <style:style style:name="TableCell5815" style:family="table-cell">
      <style:table-cell-properties fo:border="0.0069in solid #000000" style:writing-mode="lr-tb" fo:padding-top="0in" fo:padding-left="0.075in" fo:padding-bottom="0in" fo:padding-right="0.075in"/>
    </style:style>
    <style:style style:name="T581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817" style:family="table-cell">
      <style:table-cell-properties fo:border="0.0069in solid #000000" style:writing-mode="lr-tb" fo:padding-top="0in" fo:padding-left="0.075in" fo:padding-bottom="0in" fo:padding-right="0.075in"/>
    </style:style>
    <style:style style:name="T581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819" style:family="table-cell">
      <style:table-cell-properties fo:border="0.0069in solid #000000" style:writing-mode="lr-tb" fo:padding-top="0in" fo:padding-left="0.075in" fo:padding-bottom="0in" fo:padding-right="0.075in"/>
    </style:style>
    <style:style style:name="T5820" style:parent-style-name="DefaultParagraphFont" style:family="text">
      <style:text-properties fo:font-size="7pt" style:font-size-asian="7pt" style:font-size-complex="7pt"/>
    </style:style>
    <style:style style:name="TableRow5821" style:family="table-row">
      <style:table-row-properties/>
    </style:style>
    <style:style style:name="TableCell5822" style:family="table-cell">
      <style:table-cell-properties fo:border="0.0069in solid #000000" style:writing-mode="lr-tb" fo:padding-top="0in" fo:padding-left="0.075in" fo:padding-bottom="0in" fo:padding-right="0.075in"/>
    </style:style>
    <style:style style:name="T582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824" style:family="table-cell">
      <style:table-cell-properties fo:border="0.0069in solid #000000" style:writing-mode="lr-tb" fo:padding-top="0in" fo:padding-left="0.075in" fo:padding-bottom="0in" fo:padding-right="0.075in"/>
    </style:style>
    <style:style style:name="T582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826" style:family="table-cell">
      <style:table-cell-properties fo:border="0.0069in solid #000000" style:writing-mode="lr-tb" fo:padding-top="0in" fo:padding-left="0.075in" fo:padding-bottom="0in" fo:padding-right="0.075in"/>
    </style:style>
    <style:style style:name="T582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828" style:family="table-row">
      <style:table-row-properties/>
    </style:style>
    <style:style style:name="TableCell5829" style:family="table-cell">
      <style:table-cell-properties fo:border="0.0069in solid #000000" style:writing-mode="lr-tb" fo:padding-top="0in" fo:padding-left="0.075in" fo:padding-bottom="0in" fo:padding-right="0.075in"/>
    </style:style>
    <style:style style:name="T583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831" style:family="table-cell">
      <style:table-cell-properties fo:border="0.0069in solid #000000" style:writing-mode="lr-tb" fo:padding-top="0in" fo:padding-left="0.075in" fo:padding-bottom="0in" fo:padding-right="0.075in"/>
    </style:style>
    <style:style style:name="T583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833" style:family="table-cell">
      <style:table-cell-properties fo:border="0.0069in solid #000000" style:writing-mode="lr-tb" fo:padding-top="0in" fo:padding-left="0.075in" fo:padding-bottom="0in" fo:padding-right="0.075in"/>
    </style:style>
    <style:style style:name="T5834" style:parent-style-name="DefaultParagraphFont" style:family="text">
      <style:text-properties fo:font-size="7pt" style:font-size-asian="7pt" style:font-size-complex="7pt"/>
    </style:style>
    <style:style style:name="TableRow5835" style:family="table-row">
      <style:table-row-properties/>
    </style:style>
    <style:style style:name="TableCell5836" style:family="table-cell">
      <style:table-cell-properties fo:border="0.0069in solid #000000" style:writing-mode="lr-tb" fo:padding-top="0in" fo:padding-left="0.075in" fo:padding-bottom="0in" fo:padding-right="0.075in"/>
    </style:style>
    <style:style style:name="T583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838" style:family="table-cell">
      <style:table-cell-properties fo:border="0.0069in solid #000000" style:writing-mode="lr-tb" fo:padding-top="0in" fo:padding-left="0.075in" fo:padding-bottom="0in" fo:padding-right="0.075in"/>
    </style:style>
    <style:style style:name="T583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840" style:family="table-cell">
      <style:table-cell-properties fo:border="0.0069in solid #000000" style:writing-mode="lr-tb" fo:padding-top="0in" fo:padding-left="0.075in" fo:padding-bottom="0in" fo:padding-right="0.075in"/>
    </style:style>
    <style:style style:name="T584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842" style:family="table-row">
      <style:table-row-properties/>
    </style:style>
    <style:style style:name="TableCell5843" style:family="table-cell">
      <style:table-cell-properties fo:border="0.0069in solid #000000" style:writing-mode="lr-tb" fo:padding-top="0in" fo:padding-left="0.075in" fo:padding-bottom="0in" fo:padding-right="0.075in"/>
    </style:style>
    <style:style style:name="T584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845" style:family="table-cell">
      <style:table-cell-properties fo:border="0.0069in solid #000000" style:writing-mode="lr-tb" fo:padding-top="0in" fo:padding-left="0.075in" fo:padding-bottom="0in" fo:padding-right="0.075in"/>
    </style:style>
    <style:style style:name="T584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847" style:family="table-cell">
      <style:table-cell-properties fo:border="0.0069in solid #000000" style:writing-mode="lr-tb" fo:padding-top="0in" fo:padding-left="0.075in" fo:padding-bottom="0in" fo:padding-right="0.075in"/>
    </style:style>
    <style:style style:name="T5848" style:parent-style-name="DefaultParagraphFont" style:family="text">
      <style:text-properties fo:font-size="7pt" style:font-size-asian="7pt" style:font-size-complex="7pt"/>
    </style:style>
    <style:style style:name="TableRow5849" style:family="table-row">
      <style:table-row-properties/>
    </style:style>
    <style:style style:name="TableCell5850" style:family="table-cell">
      <style:table-cell-properties fo:border="0.0069in solid #000000" style:writing-mode="lr-tb" fo:padding-top="0in" fo:padding-left="0.075in" fo:padding-bottom="0in" fo:padding-right="0.075in"/>
    </style:style>
    <style:style style:name="T585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852" style:family="table-cell">
      <style:table-cell-properties fo:border="0.0069in solid #000000" style:writing-mode="lr-tb" fo:padding-top="0in" fo:padding-left="0.075in" fo:padding-bottom="0in" fo:padding-right="0.075in"/>
    </style:style>
    <style:style style:name="T585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854" style:family="table-cell">
      <style:table-cell-properties fo:border="0.0069in solid #000000" style:writing-mode="lr-tb" fo:padding-top="0in" fo:padding-left="0.075in" fo:padding-bottom="0in" fo:padding-right="0.075in"/>
    </style:style>
    <style:style style:name="T585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856" style:family="table-row">
      <style:table-row-properties/>
    </style:style>
    <style:style style:name="TableCell5857" style:family="table-cell">
      <style:table-cell-properties fo:border="0.0069in solid #000000" style:writing-mode="lr-tb" fo:padding-top="0in" fo:padding-left="0.075in" fo:padding-bottom="0in" fo:padding-right="0.075in"/>
    </style:style>
    <style:style style:name="T585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859" style:family="table-cell">
      <style:table-cell-properties fo:border="0.0069in solid #000000" style:writing-mode="lr-tb" fo:padding-top="0in" fo:padding-left="0.075in" fo:padding-bottom="0in" fo:padding-right="0.075in"/>
    </style:style>
    <style:style style:name="T586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861" style:family="table-cell">
      <style:table-cell-properties fo:border="0.0069in solid #000000" style:writing-mode="lr-tb" fo:padding-top="0in" fo:padding-left="0.075in" fo:padding-bottom="0in" fo:padding-right="0.075in"/>
    </style:style>
    <style:style style:name="T5862" style:parent-style-name="DefaultParagraphFont" style:family="text">
      <style:text-properties fo:font-size="7pt" style:font-size-asian="7pt" style:font-size-complex="7pt"/>
    </style:style>
    <style:style style:name="TableRow5863" style:family="table-row">
      <style:table-row-properties/>
    </style:style>
    <style:style style:name="TableCell5864" style:family="table-cell">
      <style:table-cell-properties fo:border="0.0069in solid #000000" style:writing-mode="lr-tb" fo:padding-top="0in" fo:padding-left="0.075in" fo:padding-bottom="0in" fo:padding-right="0.075in"/>
    </style:style>
    <style:style style:name="T586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866" style:family="table-cell">
      <style:table-cell-properties fo:border="0.0069in solid #000000" style:writing-mode="lr-tb" fo:padding-top="0in" fo:padding-left="0.075in" fo:padding-bottom="0in" fo:padding-right="0.075in"/>
    </style:style>
    <style:style style:name="T586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868" style:family="table-cell">
      <style:table-cell-properties fo:border="0.0069in solid #000000" style:writing-mode="lr-tb" fo:padding-top="0in" fo:padding-left="0.075in" fo:padding-bottom="0in" fo:padding-right="0.075in"/>
    </style:style>
    <style:style style:name="T586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870" style:family="table-row">
      <style:table-row-properties/>
    </style:style>
    <style:style style:name="TableCell5871" style:family="table-cell">
      <style:table-cell-properties fo:border="0.0069in solid #000000" style:writing-mode="lr-tb" fo:padding-top="0in" fo:padding-left="0.075in" fo:padding-bottom="0in" fo:padding-right="0.075in"/>
    </style:style>
    <style:style style:name="T587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873" style:family="table-cell">
      <style:table-cell-properties fo:border="0.0069in solid #000000" style:writing-mode="lr-tb" fo:padding-top="0in" fo:padding-left="0.075in" fo:padding-bottom="0in" fo:padding-right="0.075in"/>
    </style:style>
    <style:style style:name="T587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875" style:family="table-cell">
      <style:table-cell-properties fo:border="0.0069in solid #000000" style:writing-mode="lr-tb" fo:padding-top="0in" fo:padding-left="0.075in" fo:padding-bottom="0in" fo:padding-right="0.075in"/>
    </style:style>
    <style:style style:name="T5876" style:parent-style-name="DefaultParagraphFont" style:family="text">
      <style:text-properties fo:font-size="7pt" style:font-size-asian="7pt" style:font-size-complex="7pt"/>
    </style:style>
    <style:style style:name="TableRow5877" style:family="table-row">
      <style:table-row-properties/>
    </style:style>
    <style:style style:name="TableCell5878" style:family="table-cell">
      <style:table-cell-properties fo:border="0.0069in solid #000000" style:writing-mode="lr-tb" fo:padding-top="0in" fo:padding-left="0.075in" fo:padding-bottom="0in" fo:padding-right="0.075in"/>
    </style:style>
    <style:style style:name="T587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880" style:family="table-cell">
      <style:table-cell-properties fo:border="0.0069in solid #000000" style:writing-mode="lr-tb" fo:padding-top="0in" fo:padding-left="0.075in" fo:padding-bottom="0in" fo:padding-right="0.075in"/>
    </style:style>
    <style:style style:name="T588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882" style:family="table-cell">
      <style:table-cell-properties fo:border="0.0069in solid #000000" style:writing-mode="lr-tb" fo:padding-top="0in" fo:padding-left="0.075in" fo:padding-bottom="0in" fo:padding-right="0.075in"/>
    </style:style>
    <style:style style:name="T588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884" style:family="table-row">
      <style:table-row-properties/>
    </style:style>
    <style:style style:name="TableCell5885" style:family="table-cell">
      <style:table-cell-properties fo:border="0.0069in solid #000000" style:writing-mode="lr-tb" fo:padding-top="0in" fo:padding-left="0.075in" fo:padding-bottom="0in" fo:padding-right="0.075in"/>
    </style:style>
    <style:style style:name="T588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887" style:family="table-cell">
      <style:table-cell-properties fo:border="0.0069in solid #000000" style:writing-mode="lr-tb" fo:padding-top="0in" fo:padding-left="0.075in" fo:padding-bottom="0in" fo:padding-right="0.075in"/>
    </style:style>
    <style:style style:name="T588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889" style:family="table-cell">
      <style:table-cell-properties fo:border="0.0069in solid #000000" style:writing-mode="lr-tb" fo:padding-top="0in" fo:padding-left="0.075in" fo:padding-bottom="0in" fo:padding-right="0.075in"/>
    </style:style>
    <style:style style:name="T5890" style:parent-style-name="DefaultParagraphFont" style:family="text">
      <style:text-properties fo:font-size="7pt" style:font-size-asian="7pt" style:font-size-complex="7pt"/>
    </style:style>
    <style:style style:name="TableRow5891" style:family="table-row">
      <style:table-row-properties/>
    </style:style>
    <style:style style:name="TableCell5892" style:family="table-cell">
      <style:table-cell-properties fo:border="0.0069in solid #000000" style:writing-mode="lr-tb" fo:padding-top="0in" fo:padding-left="0.075in" fo:padding-bottom="0in" fo:padding-right="0.075in"/>
    </style:style>
    <style:style style:name="T589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894" style:family="table-cell">
      <style:table-cell-properties fo:border="0.0069in solid #000000" style:writing-mode="lr-tb" fo:padding-top="0in" fo:padding-left="0.075in" fo:padding-bottom="0in" fo:padding-right="0.075in"/>
    </style:style>
    <style:style style:name="T5895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896" style:family="table-cell">
      <style:table-cell-properties fo:border="0.0069in solid #000000" style:writing-mode="lr-tb" fo:padding-top="0in" fo:padding-left="0.075in" fo:padding-bottom="0in" fo:padding-right="0.075in"/>
    </style:style>
    <style:style style:name="T5897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898" style:family="table-row">
      <style:table-row-properties/>
    </style:style>
    <style:style style:name="TableCell5899" style:family="table-cell">
      <style:table-cell-properties fo:border="0.0069in solid #000000" style:writing-mode="lr-tb" fo:padding-top="0in" fo:padding-left="0.075in" fo:padding-bottom="0in" fo:padding-right="0.075in"/>
    </style:style>
    <style:style style:name="T590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901" style:family="table-cell">
      <style:table-cell-properties fo:border="0.0069in solid #000000" style:writing-mode="lr-tb" fo:padding-top="0in" fo:padding-left="0.075in" fo:padding-bottom="0in" fo:padding-right="0.075in"/>
    </style:style>
    <style:style style:name="T5902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9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04" style:family="table-row">
      <style:table-row-properties/>
    </style:style>
    <style:style style:name="TableCell5905" style:family="table-cell">
      <style:table-cell-properties fo:border="0.0069in solid #000000" style:writing-mode="lr-tb" fo:padding-top="0in" fo:padding-left="0.075in" fo:padding-bottom="0in" fo:padding-right="0.075in"/>
    </style:style>
    <style:style style:name="T590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907" style:family="table-cell">
      <style:table-cell-properties fo:border="0.0069in solid #000000" style:writing-mode="lr-tb" fo:padding-top="0in" fo:padding-left="0.075in" fo:padding-bottom="0in" fo:padding-right="0.075in"/>
    </style:style>
    <style:style style:name="T5908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909" style:family="table-cell">
      <style:table-cell-properties fo:border="0.0069in solid #000000" style:writing-mode="lr-tb" fo:padding-top="0in" fo:padding-left="0.075in" fo:padding-bottom="0in" fo:padding-right="0.075in"/>
    </style:style>
    <style:style style:name="T591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911" style:family="table-row">
      <style:table-row-properties/>
    </style:style>
    <style:style style:name="TableCell5912" style:family="table-cell">
      <style:table-cell-properties fo:border="0.0069in solid #000000" style:writing-mode="lr-tb" fo:padding-top="0in" fo:padding-left="0.075in" fo:padding-bottom="0in" fo:padding-right="0.075in"/>
    </style:style>
    <style:style style:name="T5913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914" style:family="table-cell">
      <style:table-cell-properties fo:border="0.0069in solid #000000" style:writing-mode="lr-tb" fo:padding-top="0in" fo:padding-left="0.075in" fo:padding-bottom="0in" fo:padding-right="0.075in"/>
    </style:style>
    <style:style style:name="T5915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9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17" style:family="table-row">
      <style:table-row-properties/>
    </style:style>
    <style:style style:name="TableCell5918" style:family="table-cell">
      <style:table-cell-properties fo:border="0.0069in solid #000000" style:writing-mode="lr-tb" fo:padding-top="0in" fo:padding-left="0.075in" fo:padding-bottom="0in" fo:padding-right="0.075in"/>
    </style:style>
    <style:style style:name="T5919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920" style:family="table-cell">
      <style:table-cell-properties fo:border="0.0069in solid #000000" style:writing-mode="lr-tb" fo:padding-top="0in" fo:padding-left="0.075in" fo:padding-bottom="0in" fo:padding-right="0.075in"/>
    </style:style>
    <style:style style:name="T5921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922" style:family="table-cell">
      <style:table-cell-properties fo:border="0.0069in solid #000000" style:writing-mode="lr-tb" fo:padding-top="0in" fo:padding-left="0.075in" fo:padding-bottom="0in" fo:padding-right="0.075in"/>
    </style:style>
    <style:style style:name="T5923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924" style:family="table-row">
      <style:table-row-properties/>
    </style:style>
    <style:style style:name="TableCell5925" style:family="table-cell">
      <style:table-cell-properties fo:border="0.0069in solid #000000" style:writing-mode="lr-tb" fo:padding-top="0in" fo:padding-left="0.075in" fo:padding-bottom="0in" fo:padding-right="0.075in"/>
    </style:style>
    <style:style style:name="T592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927" style:family="table-cell">
      <style:table-cell-properties fo:border="0.0069in solid #000000" style:writing-mode="lr-tb" fo:padding-top="0in" fo:padding-left="0.075in" fo:padding-bottom="0in" fo:padding-right="0.075in"/>
    </style:style>
    <style:style style:name="T5928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9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30" style:family="table-row">
      <style:table-row-properties/>
    </style:style>
    <style:style style:name="TableCell5931" style:family="table-cell">
      <style:table-cell-properties fo:border="0.0069in solid #000000" style:writing-mode="lr-tb" fo:padding-top="0in" fo:padding-left="0.075in" fo:padding-bottom="0in" fo:padding-right="0.075in"/>
    </style:style>
    <style:style style:name="T5932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933" style:family="table-cell">
      <style:table-cell-properties fo:border="0.0069in solid #000000" style:writing-mode="lr-tb" fo:padding-top="0in" fo:padding-left="0.075in" fo:padding-bottom="0in" fo:padding-right="0.075in"/>
    </style:style>
    <style:style style:name="T5934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Cell5935" style:family="table-cell">
      <style:table-cell-properties fo:border="0.0069in solid #000000" style:writing-mode="lr-tb" fo:padding-top="0in" fo:padding-left="0.075in" fo:padding-bottom="0in" fo:padding-right="0.075in"/>
    </style:style>
    <style:style style:name="T593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ableRow5937" style:family="table-row">
      <style:table-row-properties/>
    </style:style>
    <style:style style:name="TableCell5938" style:family="table-cell">
      <style:table-cell-properties fo:border="0.0069in solid #000000" style:writing-mode="lr-tb" fo:padding-top="0in" fo:padding-left="0.075in" fo:padding-bottom="0in" fo:padding-right="0.075in"/>
    </style:style>
    <style:style style:name="T593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940" style:family="table-cell">
      <style:table-cell-properties fo:border="0.0069in solid #000000" style:writing-mode="lr-tb" fo:padding-top="0in" fo:padding-left="0.075in" fo:padding-bottom="0in" fo:padding-right="0.075in"/>
    </style:style>
    <style:style style:name="T594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ableCell5942" style:family="table-cell">
      <style:table-cell-properties fo:border="0.0069in solid #000000" style:writing-mode="lr-tb" fo:padding-top="0in" fo:padding-left="0.075in" fo:padding-bottom="0in" fo:padding-right="0.075in"/>
    </style:style>
    <style:style style:name="P5943" style:parent-style-name="Normal" style:master-page-name="MP33" style:family="paragraph">
      <style:paragraph-properties fo:break-before="page"/>
    </style:style>
  </office:automatic-styles>
  <office:body>
    <office:text text:use-soft-page-breaks="true">
      <text:p text:style-name="P1"><text:span text:style-name="T2">Eddie (</text:span><text:span text:style-name="T3">강성은</text:span><text:span text:style-name="T4">)</text:span></text:p>
      <text:p text:style-name="Normal"><text:span text:style-name="T5">John's Class, Thursday at 4:40-5:30</text:span><text:line-break/></text:p>
      <text:p text:style-name="Normal"><text:span text:style-name="T6">Syllabus:</text:span><text:line-break/><text:span text:style-name="T7">Please complete the homework each week. If you miss a class, please complete the homework for the next week as well.</text:span><text:line-break/><text:span text:style-name="T8">Week 1 (Thursday, March 5, 2015) - Unit 1 : Coral Reefs</text:span><text:line-break/><text:span text:style-name="T9">Weekly Reading</text:span><text:span text:style-name="T10"><text:line-break/></text:span><text:span text:style-name="T11"><text:s text:c="3"/>Speaking Tree Chapter 2: The Bermuda Triangle, 5 time(s)<text:s/></text:span><text:span text:style-name="T12"><text:line-break/></text:span><text:span text:style-name="T13">Weekly Listening</text:span><text:span text:style-name="T14"><text:line-break/></text:span><text:span text:style-name="T15"><text:s text:c="3"/>Speaking Tree Chapter 2: The Bermuda Triangle, 5 time(s)<text:s/></text:span><text:span text:style-name="T16"><text:line-break/></text:span><text:line-break/><text:span text:style-name="T17">Week 2 (Thursday, March 12, 2015) - Unit 2 : The Bermuda Triangle</text:span><text:line-break/><text:span text:style-name="T18">Weekly Reading</text:span><text:span text:style-name="T19"><text:line-break/></text:span><text:span text:style-name="T20"><text:s text:c="3"/>Speaking Tree Chapter 3: Life is</text:span><text:span text:style-name="T21"><text:s/>Everywhere, 5 time(s)<text:s/></text:span><text:span text:style-name="T22"><text:line-break/></text:span><text:span text:style-name="T23">Weekly Listening</text:span><text:span text:style-name="T24"><text:line-break/></text:span><text:span text:style-name="T25"><text:s text:c="3"/>Speaking Tree Chapter 3: Life is Everywhere, 5 time(s)<text:s/></text:span><text:span text:style-name="T26"><text:line-break/></text:span><text:line-break/><text:span text:style-name="T27">Week 3 (Thursday, March 19, 2015) - Unit 3 : Life is Everywhere</text:span><text:line-break/><text:span text:style-name="T28">Prepare Presentation #1</text:span><text:span text:style-name="T29"><text:line-break/></text:span><text:span text:style-name="T30"><text:s text:c="4"/></text:span><text:span text:style-name="T31"><text:line-break/></text:span><text:line-break/><text:span text:style-name="T32">Week 4 (Thursday, March 26, 2015) - Speaking Tree Topic Prese</text:span><text:span text:style-name="T33">ntation</text:span><text:line-break/><text:span text:style-name="T34">Weekly Reading</text:span><text:span text:style-name="T35"><text:line-break/></text:span><text:span text:style-name="T36"><text:s text:c="3"/>Speaking Tree Chapter 4: The Little Black Lady Who Said No, 5 time(s)<text:s/></text:span><text:span text:style-name="T37"><text:line-break/></text:span><text:span text:style-name="T38">Weekly Listening</text:span><text:span text:style-name="T39"><text:line-break/></text:span><text:span text:style-name="T40"><text:s text:c="3"/>Speaking Tree Chapter 4: The Little Black Lady Who Said No, 5 time(s)<text:s/></text:span><text:span text:style-name="T41"><text:line-break/></text:span><text:line-break/><text:span text:style-name="T42">Week 5 (Thursday, April 2, 2015) - Unit 4 : The Little Black Lady W</text:span><text:span text:style-name="T43">ho Said No</text:span><text:line-break/><text:span text:style-name="T44">Weekly Reading</text:span><text:span text:style-name="T45"><text:line-break/></text:span><text:span text:style-name="T46"><text:s text:c="3"/>Speaking Tree Chapter 5: Racing Cheese, 5 time(s)<text:s/></text:span><text:span text:style-name="T47"><text:line-break/></text:span><text:span text:style-name="T48">Weekly Listening</text:span><text:span text:style-name="T49"><text:line-break/></text:span><text:span text:style-name="T50"><text:s text:c="3"/>Speaking Tree Chapter 5: Racing Cheese, 5 time(s)<text:s/></text:span><text:span text:style-name="T51"><text:line-break/></text:span><text:line-break/><text:span text:style-name="T52">Week 6 (Thursday, April 9, 2015) - Unit 5 : Racing Cheese</text:span><text:line-break/><text:span text:style-name="T53">Weekly Reading</text:span><text:span text:style-name="T54"><text:line-break/></text:span><text:span text:style-name="T55"><text:s text:c="3"/>Speaking Tree Chapter 6: Cha</text:span><text:span text:style-name="T56">meleon Rock, 5 time(s)<text:s/></text:span><text:span text:style-name="T57"><text:line-break/></text:span><text:span text:style-name="T58">Weekly Listening</text:span><text:span text:style-name="T59"><text:line-break/></text:span><text:span text:style-name="T60"><text:s text:c="3"/>Speaking Tree Chapter 6: Chameleon Rock, 5 time(s)<text:s/></text:span><text:span text:style-name="T61"><text:line-break/></text:span><text:line-break/><text:span text:style-name="T62">Week 7 (Thursday, April 16, 2015) - Unit 6 : Chameleon Rock</text:span><text:line-break/><text:span text:style-name="T63">Prepare Presentation #2</text:span><text:span text:style-name="T64"><text:line-break/></text:span><text:span text:style-name="T65"><text:s text:c="4"/></text:span><text:span text:style-name="T66"><text:line-break/></text:span><text:line-break/><text:span text:style-name="T67">Week 8 (Thursday, April 23, 2015) - Free Topic Presentation</text:span><text:line-break/><text:span text:style-name="T68">Weekly Re</text:span><text:span text:style-name="T69">ading</text:span><text:span text:style-name="T70"><text:line-break/></text:span><text:span text:style-name="T71"><text:s text:c="3"/>Speaking Tree Chapter 7: Gloves for Ears, 5 time(s)<text:s/></text:span><text:span text:style-name="T72"><text:line-break/></text:span><text:span text:style-name="T73">Weekly Listening</text:span><text:span text:style-name="T74"><text:line-break/></text:span><text:span text:style-name="T75"><text:s text:c="3"/>Speaking Tree Chapter 7: Gloves for Ears, 5 time(s)<text:s/></text:span><text:span text:style-name="T76"><text:line-break/></text:span><text:line-break/><text:span text:style-name="T77">Week 9 (Thursday, April 30, 2015) - Unit 7 : Gloves for Ears</text:span><text:line-break/><text:span text:style-name="T78">Weekly Reading</text:span><text:span text:style-name="T79"><text:line-break/></text:span><text:span text:style-name="T80"><text:s text:c="3"/>Speaking Tree Chapter 8: The Fingers of G</text:span><text:span text:style-name="T81">od, 5 time(s)<text:s/></text:span><text:span text:style-name="T82"><text:line-break/></text:span><text:span text:style-name="T83">Weekly Listening</text:span><text:span text:style-name="T84"><text:line-break/></text:span><text:span text:style-name="T85"><text:s text:c="3"/>Speaking Tree Chapter 8: The Fingers of God, 5 time(s)<text:s/></text:span><text:span text:style-name="T86"><text:line-break/></text:span><text:line-break/><text:span text:style-name="T87">Week 10 (Thursday, May 7, 2015) - Unit 8 : The Fingers of God</text:span><text:line-break/><text:line-break/><text:span text:style-name="T88">Week 11 (Thursday, May 14, 2015) -<text:s/></text:span><text:line-break/><text:line-break/><text:span text:style-name="T89">Week 12 (Thursday, May 21, 2015) -<text:s/></text:span><text:line-break/><text:line-break/><text:span text:style-name="T90">Week 13 (Thursday, May 28,<text:s/></text:span><text:span text:style-name="T91">2015) -<text:s/></text:span><text:line-break/><text:line-break/><text:line-break/></text:p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<text:span text:style-name="T101">Date Assigned</text:span></text:p>
          </table:table-cell>
          <table:table-cell table:style-name="TableCell102">
            <text:p text:style-name="Normal"><text:span text:style-name="T103">Date Due</text:span></text:p>
          </table:table-cell>
          <table:table-cell table:style-name="TableCell104">
            <text:p text:style-name="Normal"><text:span text:style-name="T105">Assignment</text:span></text:p>
          </table:table-cell>
          <table:table-cell table:style-name="TableCell106">
            <text:p text:style-name="Normal"><text:span text:style-name="T107">Parent Signature</text:span></text:p>
          </table:table-cell>
          <table:table-cell table:style-name="TableCell108">
            <text:p text:style-name="Normal"><text:span text:style-name="T109">Teacher Signature</text:span></text:p>
          </table:table-cell>
        </table:table-row>
        <table:table-row table:style-name="TableRow110">
          <table:table-cell table:style-name="TableCell111">
            <text:p text:style-name="Normal"><text:span text:style-name="T112">3/5/2015</text:span></text:p>
          </table:table-cell>
          <table:table-cell table:style-name="TableCell113">
            <text:p text:style-name="Normal"><text:span text:style-name="T114">3/12/2015</text:span></text:p>
          </table:table-cell>
          <table:table-cell table:style-name="TableCell115">
            <text:p text:style-name="Normal"><text:span text:style-name="T116">Weekly Reading, <text:s/>Weekly Listening, <text:s/></text:span></text:p>
          </table:table-cell>
          <table:table-cell table:style-name="TableCell117">
            <text:p text:style-name="Normal"/>
          </table:table-cell>
          <table:table-cell table:style-name="TableCell118">
            <text:p text:style-name="Normal"/>
          </table:table-cell>
        </table:table-row>
        <table:table-row table:style-name="TableRow119">
          <table:table-cell table:style-name="TableCell120">
            <text:p text:style-name="Normal"><text:span text:style-name="T121">Date Assigned</text:span></text:p>
          </table:table-cell>
          <table:table-cell table:style-name="TableCell122">
            <text:p text:style-name="Normal"><text:span text:style-name="T123">Date Due</text:span></text:p>
          </table:table-cell>
          <table:table-cell table:style-name="TableCell124">
            <text:p text:style-name="Normal"><text:span text:style-name="T125">Assignment</text:span></text:p>
          </table:table-cell>
          <table:table-cell table:style-name="TableCell126">
            <text:p text:style-name="Normal"><text:span text:style-name="T127">Parent Signature</text:span></text:p>
          </table:table-cell>
          <table:table-cell table:style-name="TableCell128">
            <text:p text:style-name="Normal"><text:span text:style-name="T129">Teacher Signature</text:span></text:p>
          </table:table-cell>
        </table:table-row>
        <table:table-row table:style-name="TableRow130">
          <table:table-cell table:style-name="TableCell131">
            <text:p text:style-name="Normal"><text:span text:style-name="T132">3/12/2015</text:span></text:p>
          </table:table-cell>
          <table:table-cell table:style-name="TableCell133">
            <text:p text:style-name="Normal"><text:span text:style-name="T134">3/19/2015</text:span></text:p>
          </table:table-cell>
          <table:table-cell table:style-name="TableCell135">
            <text:p text:style-name="Normal"><text:span text:style-name="T136">Weekly Reading, <text:s/>Weekly Listening, <text:s/></text:span></text:p>
          </table:table-cell>
          <table:table-cell table:style-name="TableCell137">
            <text:p text:style-name="Normal"/>
          </table:table-cell>
          <table:table-cell table:style-name="TableCell138">
            <text:p text:style-name="Normal"/>
          </table:table-cell>
        </table:table-row>
        <table:table-row table:style-name="TableRow139">
          <table:table-cell table:style-name="TableCell140">
            <text:p text:style-name="Normal"><text:span text:style-name="T141">Date Assigned</text:span></text:p>
          </table:table-cell>
          <table:table-cell table:style-name="TableCell142">
            <text:p text:style-name="Normal"><text:span text:style-name="T143">Date Due</text:span></text:p>
          </table:table-cell>
          <table:table-cell table:style-name="TableCell144">
            <text:p text:style-name="Normal"><text:span text:style-name="T145">Assignment</text:span></text:p>
          </table:table-cell>
          <table:table-cell table:style-name="TableCell146">
            <text:p text:style-name="Normal"><text:span text:style-name="T147">Parent Signature</text:span></text:p>
          </table:table-cell>
          <table:table-cell table:style-name="TableCell148">
            <text:p text:style-name="Normal"><text:span text:style-name="T149">Teacher Signature</text:span></text:p>
          </table:table-cell>
        </table:table-row>
        <table:table-row table:style-name="TableRow150">
          <table:table-cell table:style-name="TableCell151">
            <text:p text:style-name="Normal"><text:span text:style-name="T152">3/19/2015</text:span></text:p>
          </table:table-cell>
          <table:table-cell table:style-name="TableCell153">
            <text:p text:style-name="Normal"><text:span text:style-name="T154">3/26/2015</text:span></text:p>
          </table:table-cell>
          <table:table-cell table:style-name="TableCell155">
            <text:p text:style-name="Normal"><text:span text:style-name="T156">Prepare Presentation #1, <text:s/></text:span></text:p>
          </table:table-cell>
          <table:table-cell table:style-name="TableCell157">
            <text:p text:style-name="Normal"/>
          </table:table-cell>
          <table:table-cell table:style-name="TableCell158">
            <text:p text:style-name="Normal"/>
          </table:table-cell>
        </table:table-row>
        <table:table-row table:style-name="TableRow159">
          <table:table-cell table:style-name="TableCell160">
            <text:p text:style-name="Normal"><text:span text:style-name="T161">Date Assigned</text:span></text:p>
          </table:table-cell>
          <table:table-cell table:style-name="TableCell162">
            <text:p text:style-name="Normal"><text:span text:style-name="T163">Date Due</text:span></text:p>
          </table:table-cell>
          <table:table-cell table:style-name="TableCell164">
            <text:p text:style-name="Normal"><text:span text:style-name="T165">Assignment</text:span></text:p>
          </table:table-cell>
          <table:table-cell table:style-name="TableCell166">
            <text:p text:style-name="Normal"><text:span text:style-name="T167">Parent Signature</text:span></text:p>
          </table:table-cell>
          <table:table-cell table:style-name="TableCell168">
            <text:p text:style-name="Normal"><text:span text:style-name="T169">Teacher Signature</text:span></text:p>
          </table:table-cell>
        </table:table-row>
        <table:table-row table:style-name="TableRow170">
          <table:table-cell table:style-name="TableCell171">
            <text:p text:style-name="Normal"><text:span text:style-name="T172">3/26/2015</text:span></text:p>
          </table:table-cell>
          <table:table-cell table:style-name="TableCell173">
            <text:p text:style-name="Normal"><text:span text:style-name="T174">4/2/2015</text:span></text:p>
          </table:table-cell>
          <table:table-cell table:style-name="TableCell175">
            <text:p text:style-name="Normal"><text:span text:style-name="T176">Weekly Reading, <text:s/>Weekly Listening, <text:s/></text:span></text:p>
          </table:table-cell>
          <table:table-cell table:style-name="TableCell177">
            <text:p text:style-name="Normal"/>
          </table:table-cell>
          <table:table-cell table:style-name="TableCell178">
            <text:p text:style-name="Normal"/>
          </table:table-cell>
        </table:table-row>
        <table:table-row table:style-name="TableRow179">
          <table:table-cell table:style-name="TableCell180">
            <text:p text:style-name="Normal"><text:span text:style-name="T181">Date Assigned</text:span></text:p>
          </table:table-cell>
          <table:table-cell table:style-name="TableCell182">
            <text:p text:style-name="Normal"><text:span text:style-name="T183">Date Due</text:span></text:p>
          </table:table-cell>
          <table:table-cell table:style-name="TableCell184">
            <text:p text:style-name="Normal"><text:span text:style-name="T185">Assignment</text:span></text:p>
          </table:table-cell>
          <table:table-cell table:style-name="TableCell186">
            <text:p text:style-name="Normal"><text:span text:style-name="T187">Parent Signature</text:span></text:p>
          </table:table-cell>
          <table:table-cell table:style-name="TableCell188">
            <text:p text:style-name="Normal"><text:span text:style-name="T189">Teacher Signature</text:span></text:p>
          </table:table-cell>
        </table:table-row>
        <table:table-row table:style-name="TableRow190">
          <table:table-cell table:style-name="TableCell191">
            <text:p text:style-name="Normal"><text:span text:style-name="T192">4/2/2015</text:span></text:p>
          </table:table-cell>
          <table:table-cell table:style-name="TableCell193">
            <text:p text:style-name="Normal"><text:span text:style-name="T194">4/9/2015</text:span></text:p>
          </table:table-cell>
          <table:table-cell table:style-name="TableCell195">
            <text:p text:style-name="Normal"><text:span text:style-name="T196">Weekly Reading, <text:s/>Weekly Listening, <text:s/></text:span></text:p>
          </table:table-cell>
          <table:table-cell table:style-name="TableCell197">
            <text:p text:style-name="Normal"/>
          </table:table-cell>
          <table:table-cell table:style-name="TableCell198">
            <text:p text:style-name="Normal"/>
          </table:table-cell>
        </table:table-row>
        <table:table-row table:style-name="TableRow199">
          <table:table-cell table:style-name="TableCell200">
            <text:p text:style-name="Normal"><text:span text:style-name="T201">Date Assigned</text:span></text:p>
          </table:table-cell>
          <table:table-cell table:style-name="TableCell202">
            <text:p text:style-name="Normal"><text:span text:style-name="T203">Date Due</text:span></text:p>
          </table:table-cell>
          <table:table-cell table:style-name="TableCell204">
            <text:p text:style-name="Normal"><text:span text:style-name="T205">Assignment</text:span></text:p>
          </table:table-cell>
          <table:table-cell table:style-name="TableCell206">
            <text:p text:style-name="Normal"><text:span text:style-name="T207">Parent Signature</text:span></text:p>
          </table:table-cell>
          <table:table-cell table:style-name="TableCell208">
            <text:p text:style-name="Normal"><text:span text:style-name="T209">Teacher Signature</text:span></text:p>
          </table:table-cell>
        </table:table-row>
        <table:table-row table:style-name="TableRow210">
          <table:table-cell table:style-name="TableCell211">
            <text:p text:style-name="Normal"><text:span text:style-name="T212">4/9/2015</text:span></text:p>
          </table:table-cell>
          <table:table-cell table:style-name="TableCell213">
            <text:p text:style-name="Normal"><text:span text:style-name="T214">4/16/2015</text:span></text:p>
          </table:table-cell>
          <table:table-cell table:style-name="TableCell215">
            <text:p text:style-name="Normal"><text:span text:style-name="T216">Weekly Reading, <text:s/>Weekly Listening, <text:s/></text:span></text:p>
          </table:table-cell>
          <table:table-cell table:style-name="TableCell217">
            <text:p text:style-name="Normal"/>
          </table:table-cell>
          <table:table-cell table:style-name="TableCell218">
            <text:p text:style-name="Normal"/>
          </table:table-cell>
        </table:table-row>
        <table:table-row table:style-name="TableRow219">
          <table:table-cell table:style-name="TableCell220">
            <text:p text:style-name="Normal"><text:span text:style-name="T221">Date Assigned</text:span></text:p>
          </table:table-cell>
          <table:table-cell table:style-name="TableCell222">
            <text:p text:style-name="Normal"><text:span text:style-name="T223">Date Due</text:span></text:p>
          </table:table-cell>
          <table:table-cell table:style-name="TableCell224">
            <text:p text:style-name="Normal"><text:span text:style-name="T225">Assignment</text:span></text:p>
          </table:table-cell>
          <table:table-cell table:style-name="TableCell226">
            <text:p text:style-name="Normal"><text:span text:style-name="T227">Parent Signature</text:span></text:p>
          </table:table-cell>
          <table:table-cell table:style-name="TableCell228">
            <text:p text:style-name="Normal"><text:span text:style-name="T229">Teacher Signature</text:span></text:p>
          </table:table-cell>
        </table:table-row>
        <table:table-row table:style-name="TableRow230">
          <table:table-cell table:style-name="TableCell231">
            <text:p text:style-name="Normal"><text:span text:style-name="T232">4/16/2015</text:span></text:p>
          </table:table-cell>
          <table:table-cell table:style-name="TableCell233">
            <text:p text:style-name="Normal"><text:span text:style-name="T234">4/23/2015</text:span></text:p>
          </table:table-cell>
          <table:table-cell table:style-name="TableCell235">
            <text:p text:style-name="Normal"><text:span text:style-name="T236">Prepare Presentation #2, <text:s/></text:span></text:p>
          </table:table-cell>
          <table:table-cell table:style-name="TableCell237">
            <text:p text:style-name="Normal"/>
          </table:table-cell>
          <table:table-cell table:style-name="TableCell238">
            <text:p text:style-name="Normal"/>
          </table:table-cell>
        </table:table-row>
        <table:table-row table:style-name="TableRow239">
          <table:table-cell table:style-name="TableCell240">
            <text:p text:style-name="Normal"><text:span text:style-name="T241">Date Assigned</text:span></text:p>
          </table:table-cell>
          <table:table-cell table:style-name="TableCell242">
            <text:p text:style-name="Normal"><text:span text:style-name="T243">Date Due</text:span></text:p>
          </table:table-cell>
          <table:table-cell table:style-name="TableCell244">
            <text:p text:style-name="Normal"><text:span text:style-name="T245">Assignment</text:span></text:p>
          </table:table-cell>
          <table:table-cell table:style-name="TableCell246">
            <text:p text:style-name="Normal"><text:span text:style-name="T247">Parent Signature</text:span></text:p>
          </table:table-cell>
          <table:table-cell table:style-name="TableCell248">
            <text:p text:style-name="Normal"><text:span text:style-name="T249">Teacher Signature</text:span></text:p>
          </table:table-cell>
        </table:table-row>
        <table:table-row table:style-name="TableRow250">
          <table:table-cell table:style-name="TableCell251">
            <text:p text:style-name="Normal"><text:span text:style-name="T252">4/23/2015</text:span></text:p>
          </table:table-cell>
          <table:table-cell table:style-name="TableCell253">
            <text:p text:style-name="Normal"><text:span text:style-name="T254">4/30/2015</text:span></text:p>
          </table:table-cell>
          <table:table-cell table:style-name="TableCell255">
            <text:p text:style-name="Normal"><text:span text:style-name="T256">Weekly Reading, <text:s/>Weekly Listening, <text:s/></text:span></text:p>
          </table:table-cell>
          <table:table-cell table:style-name="TableCell257">
            <text:p text:style-name="Normal"/>
          </table:table-cell>
          <table:table-cell table:style-name="TableCell258">
            <text:p text:style-name="Normal"/>
          </table:table-cell>
        </table:table-row>
        <table:table-row table:style-name="TableRow259">
          <table:table-cell table:style-name="TableCell260">
            <text:p text:style-name="Normal"><text:span text:style-name="T261">Date Assigned</text:span></text:p>
          </table:table-cell>
          <table:table-cell table:style-name="TableCell262">
            <text:p text:style-name="Normal"><text:span text:style-name="T263">Date Due</text:span></text:p>
          </table:table-cell>
          <table:table-cell table:style-name="TableCell264">
            <text:p text:style-name="Normal"><text:span text:style-name="T265">Assignment</text:span></text:p>
          </table:table-cell>
          <table:table-cell table:style-name="TableCell266">
            <text:p text:style-name="Normal"><text:span text:style-name="T267">Parent Signature</text:span></text:p>
          </table:table-cell>
          <table:table-cell table:style-name="TableCell268">
            <text:p text:style-name="Normal"><text:span text:style-name="T269">Teacher Signature</text:span></text:p>
          </table:table-cell>
        </table:table-row>
        <table:table-row table:style-name="TableRow270">
          <table:table-cell table:style-name="TableCell271">
            <text:p text:style-name="Normal"><text:span text:style-name="T272">4/30/2015</text:span></text:p>
          </table:table-cell>
          <table:table-cell table:style-name="TableCell273">
            <text:p text:style-name="Normal"><text:span text:style-name="T274">5/7/2015</text:span></text:p>
          </table:table-cell>
          <table:table-cell table:style-name="TableCell275">
            <text:p text:style-name="Normal"><text:span text:style-name="T276">Weekly Reading, <text:s/>Weekly Listening, <text:s/></text:span></text:p>
          </table:table-cell>
          <table:table-cell table:style-name="TableCell277">
            <text:p text:style-name="Normal"/>
          </table:table-cell>
          <table:table-cell table:style-name="TableCell278">
            <text:p text:style-name="Normal"/>
          </table:table-cell>
        </table:table-row>
        <table:table-row table:style-name="TableRow279">
          <table:table-cell table:style-name="TableCell280">
            <text:p text:style-name="Normal"><text:span text:style-name="T281">Date Assigned</text:span></text:p>
          </table:table-cell>
          <table:table-cell table:style-name="TableCell282">
            <text:p text:style-name="Normal"><text:span text:style-name="T283">Date Due</text:span></text:p>
          </table:table-cell>
          <table:table-cell table:style-name="TableCell284">
            <text:p text:style-name="Normal"><text:span text:style-name="T285">Assignment</text:span></text:p>
          </table:table-cell>
          <table:table-cell table:style-name="TableCell286">
            <text:p text:style-name="Normal"><text:span text:style-name="T287">Parent Signature</text:span></text:p>
          </table:table-cell>
          <table:table-cell table:style-name="TableCell288">
            <text:p text:style-name="Normal"><text:span text:style-name="T289">Teacher Signature</text:span></text:p>
          </table:table-cell>
        </table:table-row>
        <table:table-row table:style-name="TableRow290">
          <table:table-cell table:style-name="TableCell291">
            <text:p text:style-name="Normal"><text:span text:style-name="T292">5/7/2015</text:span></text:p>
          </table:table-cell>
          <table:table-cell table:style-name="TableCell293">
            <text:p text:style-name="Normal"><text:span text:style-name="T294">5/14/2015</text:span></text:p>
          </table:table-cell>
          <table:table-cell table:style-name="TableCell295">
            <text:p text:style-name="Normal"/>
          </table:table-cell>
          <table:table-cell table:style-name="TableCell296">
            <text:p text:style-name="Normal"/>
          </table:table-cell>
          <table:table-cell table:style-name="TableCell297">
            <text:p text:style-name="Normal"/>
          </table:table-cell>
        </table:table-row>
        <table:table-row table:style-name="TableRow298">
          <table:table-cell table:style-name="TableCell299">
            <text:p text:style-name="Normal"><text:span text:style-name="T300">Date Assigned</text:span></text:p>
          </table:table-cell>
          <table:table-cell table:style-name="TableCell301">
            <text:p text:style-name="Normal"><text:span text:style-name="T302">Date Due</text:span></text:p>
          </table:table-cell>
          <table:table-cell table:style-name="TableCell303">
            <text:p text:style-name="Normal"><text:span text:style-name="T304">Assignment</text:span></text:p>
          </table:table-cell>
          <table:table-cell table:style-name="TableCell305">
            <text:p text:style-name="Normal"><text:span text:style-name="T306">Parent Signature</text:span></text:p>
          </table:table-cell>
          <table:table-cell table:style-name="TableCell307">
            <text:p text:style-name="Normal"><text:span text:style-name="T308">Teacher Signature</text:span></text:p>
          </table:table-cell>
        </table:table-row>
        <table:table-row table:style-name="TableRow309">
          <table:table-cell table:style-name="TableCell310">
            <text:p text:style-name="Normal"><text:span text:style-name="T311">5/14/2015</text:span></text:p>
          </table:table-cell>
          <table:table-cell table:style-name="TableCell312">
            <text:p text:style-name="Normal"><text:span text:style-name="T313">5/21/2015</text:span></text:p>
          </table:table-cell>
          <table:table-cell table:style-name="TableCell314">
            <text:p text:style-name="Normal"/>
          </table:table-cell>
          <table:table-cell table:style-name="TableCell315">
            <text:p text:style-name="Normal"/>
          </table:table-cell>
          <table:table-cell table:style-name="TableCell316">
            <text:p text:style-name="Normal"/>
          </table:table-cell>
        </table:table-row>
        <table:table-row table:style-name="TableRow317">
          <table:table-cell table:style-name="TableCell318">
            <text:p text:style-name="Normal"><text:span text:style-name="T319">Date Assigned</text:span></text:p>
          </table:table-cell>
          <table:table-cell table:style-name="TableCell320">
            <text:p text:style-name="Normal"><text:span text:style-name="T321">Date Due</text:span></text:p>
          </table:table-cell>
          <table:table-cell table:style-name="TableCell322">
            <text:p text:style-name="Normal"><text:span text:style-name="T323">Assignment</text:span></text:p>
          </table:table-cell>
          <table:table-cell table:style-name="TableCell324">
            <text:p text:style-name="Normal"><text:span text:style-name="T325">Parent Signature</text:span></text:p>
          </table:table-cell>
          <table:table-cell table:style-name="TableCell326">
            <text:p text:style-name="Normal"><text:span text:style-name="T327">Teacher Signature</text:span></text:p>
          </table:table-cell>
        </table:table-row>
        <table:table-row table:style-name="TableRow328">
          <table:table-cell table:style-name="TableCell329">
            <text:p text:style-name="Normal"><text:span text:style-name="T330">5/21/2015</text:span></text:p>
          </table:table-cell>
          <table:table-cell table:style-name="TableCell331">
            <text:p text:style-name="Normal"><text:span text:style-name="T332">5/28/2015</text:span></text:p>
          </table:table-cell>
          <table:table-cell table:style-name="TableCell333">
            <text:p text:style-name="Normal"/>
          </table:table-cell>
          <table:table-cell table:style-name="TableCell334">
            <text:p text:style-name="Normal"/>
          </table:table-cell>
          <table:table-cell table:style-name="TableCell335">
            <text:p text:style-name="Normal"/>
          </table:table-cell>
        </table:table-row>
        <table:table-row table:style-name="TableRow336">
          <table:table-cell table:style-name="TableCell337">
            <text:p text:style-name="Normal"><text:span text:style-name="T338">Date Assigned</text:span></text:p>
          </table:table-cell>
          <table:table-cell table:style-name="TableCell339">
            <text:p text:style-name="Normal"><text:span text:style-name="T340">Date Due</text:span></text:p>
          </table:table-cell>
          <table:table-cell table:style-name="TableCell341">
            <text:p text:style-name="Normal"><text:span text:style-name="T342">Assignment</text:span></text:p>
          </table:table-cell>
          <table:table-cell table:style-name="TableCell343">
            <text:p text:style-name="Normal"><text:span text:style-name="T344">Parent Signature</text:span></text:p>
          </table:table-cell>
          <table:table-cell table:style-name="TableCell345">
            <text:p text:style-name="Normal"><text:span text:style-name="T346">Teacher Signature</text:span></text:p>
          </table:table-cell>
        </table:table-row>
        <table:table-row table:style-name="TableRow347">
          <table:table-cell table:style-name="TableCell348">
            <text:p text:style-name="Normal"><text:span text:style-name="T349">5/28/2015</text:span></text:p>
          </table:table-cell>
          <table:table-cell table:style-name="TableCell350">
            <text:p text:style-name="Normal"><text:span text:style-name="T351">6/4/2015</text:span></text:p>
          </table:table-cell>
          <table:table-cell table:style-name="TableCell352">
            <text:p text:style-name="Normal"/>
          </table:table-cell>
          <table:table-cell table:style-name="TableCell353">
            <text:p text:style-name="Normal"/>
          </table:table-cell>
          <table:table-cell table:style-name="TableCell354">
            <text:p text:style-name="Normal"/>
          </table:table-cell>
        </table:table-row>
      </table:table>
      <text:p text:style-name="P355">안녕하세요.<text:line-break/>아래의<text:s/>표는2/27/2015부터<text:s/>5/28/2015까지<text:s/>JLS의<text:s/>네이티브<text:s/>선생님<text:s/>수업을<text:s/>듣는<text:s/>여러분의<text:s/>자녀들을<text:s/>위해<text:s/>만들어진<text:s/>과제<text:s/>일람표입니다.<text:line-break/>강성은<text:s/>학생이<text:s/>과제를<text:s/>잘<text:s/>따라가고<text:s/>있는지<text:s/>확인해보세요.<text:line-break/>감사합니다.<text:line-break/>John, JLS NT</text:p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</table:table-columns>
        <table:table-row table:style-name="TableRow360">
          <table:table-cell table:style-name="TableCell361">
            <text:p text:style-name="Normal"><text:span text:style-name="T362">Date Assigned</text:span></text:p>
          </table:table-cell>
          <table:table-cell table:style-name="TableCell363">
            <text:p text:style-name="Normal"><text:span text:style-name="T364">Date Due</text:span></text:p>
          </table:table-cell>
          <table:table-cell table:style-name="TableCell365">
            <text:p text:style-name="Normal"><text:span text:style-name="T366">Assignment</text:span></text:p>
          </table:table-cell>
        </table:table-row>
        <table:table-row table:style-name="TableRow367">
          <table:table-cell table:style-name="TableCell368">
            <text:p text:style-name="Normal"><text:span text:style-name="T369">3/5/2015</text:span></text:p>
          </table:table-cell>
          <table:table-cell table:style-name="TableCell370">
            <text:p text:style-name="Normal"><text:span text:style-name="T371">3/12/2015</text:span></text:p>
          </table:table-cell>
          <table:table-cell table:style-name="TableCell372">
            <text:p text:style-name="Normal"><text:span text:style-name="T373">Weekly Reading, <text:s/>Weekly Listening, <text:s/></text:span></text:p>
          </table:table-cell>
        </table:table-row>
        <table:table-row table:style-name="TableRow374">
          <table:table-cell table:style-name="TableCell375">
            <text:p text:style-name="Normal"><text:span text:style-name="T376">Date Assigned</text:span></text:p>
          </table:table-cell>
          <table:table-cell table:style-name="TableCell377">
            <text:p text:style-name="Normal"><text:span text:style-name="T378">Date Due</text:span></text:p>
          </table:table-cell>
          <table:table-cell table:style-name="TableCell379">
            <text:p text:style-name="Normal"><text:span text:style-name="T380">Assignment</text:span></text:p>
          </table:table-cell>
        </table:table-row>
        <table:table-row table:style-name="TableRow381">
          <table:table-cell table:style-name="TableCell382">
            <text:p text:style-name="Normal"><text:span text:style-name="T383">3/12/2015</text:span></text:p>
          </table:table-cell>
          <table:table-cell table:style-name="TableCell384">
            <text:p text:style-name="Normal"><text:span text:style-name="T385">3/19/2015</text:span></text:p>
          </table:table-cell>
          <table:table-cell table:style-name="TableCell386">
            <text:p text:style-name="Normal"><text:span text:style-name="T387">Weekly Reading, <text:s/>Weekly Listening, <text:s/></text:span></text:p>
          </table:table-cell>
        </table:table-row>
        <table:table-row table:style-name="TableRow388">
          <table:table-cell table:style-name="TableCell389">
            <text:p text:style-name="Normal"><text:span text:style-name="T390">Date Assigned</text:span></text:p>
          </table:table-cell>
          <table:table-cell table:style-name="TableCell391">
            <text:p text:style-name="Normal"><text:span text:style-name="T392">Date Due</text:span></text:p>
          </table:table-cell>
          <table:table-cell table:style-name="TableCell393">
            <text:p text:style-name="Normal"><text:span text:style-name="T394">Assignment</text:span></text:p>
          </table:table-cell>
        </table:table-row>
        <table:table-row table:style-name="TableRow395">
          <table:table-cell table:style-name="TableCell396">
            <text:p text:style-name="Normal"><text:span text:style-name="T397">3/19/2015</text:span></text:p>
          </table:table-cell>
          <table:table-cell table:style-name="TableCell398">
            <text:p text:style-name="Normal"><text:span text:style-name="T399">3/26/2015</text:span></text:p>
          </table:table-cell>
          <table:table-cell table:style-name="TableCell400">
            <text:p text:style-name="Normal"><text:span text:style-name="T401">Prepare Presentation #1, <text:s/></text:span></text:p>
          </table:table-cell>
        </table:table-row>
        <table:table-row table:style-name="TableRow402">
          <table:table-cell table:style-name="TableCell403">
            <text:p text:style-name="Normal"><text:span text:style-name="T404">Date Assigned</text:span></text:p>
          </table:table-cell>
          <table:table-cell table:style-name="TableCell405">
            <text:p text:style-name="Normal"><text:span text:style-name="T406">Date Due</text:span></text:p>
          </table:table-cell>
          <table:table-cell table:style-name="TableCell407">
            <text:p text:style-name="Normal"><text:span text:style-name="T408">Assignment</text:span></text:p>
          </table:table-cell>
        </table:table-row>
        <table:table-row table:style-name="TableRow409">
          <table:table-cell table:style-name="TableCell410">
            <text:p text:style-name="Normal"><text:span text:style-name="T411">3/26/2015</text:span></text:p>
          </table:table-cell>
          <table:table-cell table:style-name="TableCell412">
            <text:p text:style-name="Normal"><text:span text:style-name="T413">4/2/2015</text:span></text:p>
          </table:table-cell>
          <table:table-cell table:style-name="TableCell414">
            <text:p text:style-name="Normal"><text:span text:style-name="T415">Weekly Reading, <text:s/>Weekly Listening, <text:s/></text:span></text:p>
          </table:table-cell>
        </table:table-row>
        <table:table-row table:style-name="TableRow416">
          <table:table-cell table:style-name="TableCell417">
            <text:p text:style-name="Normal"><text:span text:style-name="T418">Date Assigned</text:span></text:p>
          </table:table-cell>
          <table:table-cell table:style-name="TableCell419">
            <text:p text:style-name="Normal"><text:span text:style-name="T420">Date Due</text:span></text:p>
          </table:table-cell>
          <table:table-cell table:style-name="TableCell421">
            <text:p text:style-name="Normal"><text:span text:style-name="T422">Assignment</text:span></text:p>
          </table:table-cell>
        </table:table-row>
        <table:table-row table:style-name="TableRow423">
          <table:table-cell table:style-name="TableCell424">
            <text:p text:style-name="Normal"><text:span text:style-name="T425">4/2/2015</text:span></text:p>
          </table:table-cell>
          <table:table-cell table:style-name="TableCell426">
            <text:p text:style-name="Normal"><text:span text:style-name="T427">4/9/2015</text:span></text:p>
          </table:table-cell>
          <table:table-cell table:style-name="TableCell428">
            <text:p text:style-name="Normal"><text:span text:style-name="T429">Weekly Reading, <text:s/>Weekly Listening, <text:s/></text:span></text:p>
          </table:table-cell>
        </table:table-row>
        <table:table-row table:style-name="TableRow430">
          <table:table-cell table:style-name="TableCell431">
            <text:p text:style-name="Normal"><text:span text:style-name="T432">Date Assigned</text:span></text:p>
          </table:table-cell>
          <table:table-cell table:style-name="TableCell433">
            <text:p text:style-name="Normal"><text:span text:style-name="T434">Date Due</text:span></text:p>
          </table:table-cell>
          <table:table-cell table:style-name="TableCell435">
            <text:p text:style-name="Normal"><text:span text:style-name="T436">Assignment</text:span></text:p>
          </table:table-cell>
        </table:table-row>
        <table:table-row table:style-name="TableRow437">
          <table:table-cell table:style-name="TableCell438">
            <text:p text:style-name="Normal"><text:span text:style-name="T439">4/9/2015</text:span></text:p>
          </table:table-cell>
          <table:table-cell table:style-name="TableCell440">
            <text:p text:style-name="Normal"><text:span text:style-name="T441">4/16/2015</text:span></text:p>
          </table:table-cell>
          <table:table-cell table:style-name="TableCell442">
            <text:p text:style-name="Normal"><text:span text:style-name="T443">Weekly Reading, <text:s/>Weekly Listening, <text:s/></text:span></text:p>
          </table:table-cell>
        </table:table-row>
        <table:table-row table:style-name="TableRow444">
          <table:table-cell table:style-name="TableCell445">
            <text:p text:style-name="Normal"><text:span text:style-name="T446">Date Assigned</text:span></text:p>
          </table:table-cell>
          <table:table-cell table:style-name="TableCell447">
            <text:p text:style-name="Normal"><text:span text:style-name="T448">Date Due</text:span></text:p>
          </table:table-cell>
          <table:table-cell table:style-name="TableCell449">
            <text:p text:style-name="Normal"><text:span text:style-name="T450">Assignment</text:span></text:p>
          </table:table-cell>
        </table:table-row>
        <table:table-row table:style-name="TableRow451">
          <table:table-cell table:style-name="TableCell452">
            <text:p text:style-name="Normal"><text:span text:style-name="T453">4/16/2015</text:span></text:p>
          </table:table-cell>
          <table:table-cell table:style-name="TableCell454">
            <text:p text:style-name="Normal"><text:span text:style-name="T455">4/23/2015</text:span></text:p>
          </table:table-cell>
          <table:table-cell table:style-name="TableCell456">
            <text:p text:style-name="Normal"><text:span text:style-name="T457">Prepare Presentation #2, <text:s/></text:span></text:p>
          </table:table-cell>
        </table:table-row>
        <table:table-row table:style-name="TableRow458">
          <table:table-cell table:style-name="TableCell459">
            <text:p text:style-name="Normal"><text:span text:style-name="T460">Date Assigned</text:span></text:p>
          </table:table-cell>
          <table:table-cell table:style-name="TableCell461">
            <text:p text:style-name="Normal"><text:span text:style-name="T462">Date Due</text:span></text:p>
          </table:table-cell>
          <table:table-cell table:style-name="TableCell463">
            <text:p text:style-name="Normal"><text:span text:style-name="T464">Assignment</text:span></text:p>
          </table:table-cell>
        </table:table-row>
        <table:table-row table:style-name="TableRow465">
          <table:table-cell table:style-name="TableCell466">
            <text:p text:style-name="Normal"><text:span text:style-name="T467">4/23/2015</text:span></text:p>
          </table:table-cell>
          <table:table-cell table:style-name="TableCell468">
            <text:p text:style-name="Normal"><text:span text:style-name="T469">4/30/2015</text:span></text:p>
          </table:table-cell>
          <table:table-cell table:style-name="TableCell470">
            <text:p text:style-name="Normal"><text:span text:style-name="T471">Weekly Reading, <text:s/>Weekly Listening, <text:s/></text:span></text:p>
          </table:table-cell>
        </table:table-row>
        <table:table-row table:style-name="TableRow472">
          <table:table-cell table:style-name="TableCell473">
            <text:p text:style-name="Normal"><text:span text:style-name="T474">Date Assigned</text:span></text:p>
          </table:table-cell>
          <table:table-cell table:style-name="TableCell475">
            <text:p text:style-name="Normal"><text:span text:style-name="T476">Date Due</text:span></text:p>
          </table:table-cell>
          <table:table-cell table:style-name="TableCell477">
            <text:p text:style-name="Normal"><text:span text:style-name="T478">Assignment</text:span></text:p>
          </table:table-cell>
        </table:table-row>
        <table:table-row table:style-name="TableRow479">
          <table:table-cell table:style-name="TableCell480">
            <text:p text:style-name="Normal"><text:span text:style-name="T481">4/30/2015</text:span></text:p>
          </table:table-cell>
          <table:table-cell table:style-name="TableCell482">
            <text:p text:style-name="Normal"><text:span text:style-name="T483">5/7/2015</text:span></text:p>
          </table:table-cell>
          <table:table-cell table:style-name="TableCell484">
            <text:p text:style-name="Normal"><text:span text:style-name="T485">Weekly Reading, <text:s/>Weekly Listening, <text:s/></text:span></text:p>
          </table:table-cell>
        </table:table-row>
        <table:table-row table:style-name="TableRow486">
          <table:table-cell table:style-name="TableCell487">
            <text:p text:style-name="Normal"><text:span text:style-name="T488">Date Assigned</text:span></text:p>
          </table:table-cell>
          <table:table-cell table:style-name="TableCell489">
            <text:p text:style-name="Normal"><text:span text:style-name="T490">Date Due</text:span></text:p>
          </table:table-cell>
          <table:table-cell table:style-name="TableCell491">
            <text:p text:style-name="Normal"><text:span text:style-name="T492">Assignment</text:span></text:p>
          </table:table-cell>
        </table:table-row>
        <table:table-row table:style-name="TableRow493">
          <table:table-cell table:style-name="TableCell494">
            <text:p text:style-name="Normal"><text:span text:style-name="T495">5/7/2015</text:span></text:p>
          </table:table-cell>
          <table:table-cell table:style-name="TableCell496">
            <text:p text:style-name="Normal"><text:span text:style-name="T497">5/14/2015</text:span></text:p>
          </table:table-cell>
          <table:table-cell table:style-name="TableCell498">
            <text:p text:style-name="Normal"/>
          </table:table-cell>
        </table:table-row>
        <table:table-row table:style-name="TableRow499">
          <table:table-cell table:style-name="TableCell500">
            <text:p text:style-name="Normal"><text:span text:style-name="T501">Date Assigned</text:span></text:p>
          </table:table-cell>
          <table:table-cell table:style-name="TableCell502">
            <text:p text:style-name="Normal"><text:span text:style-name="T503">Date Due</text:span></text:p>
          </table:table-cell>
          <table:table-cell table:style-name="TableCell504">
            <text:p text:style-name="Normal"><text:span text:style-name="T505">Assignment</text:span></text:p>
          </table:table-cell>
        </table:table-row>
        <table:table-row table:style-name="TableRow506">
          <table:table-cell table:style-name="TableCell507">
            <text:p text:style-name="Normal"><text:span text:style-name="T508">5/14/2015</text:span></text:p>
          </table:table-cell>
          <table:table-cell table:style-name="TableCell509">
            <text:p text:style-name="Normal"><text:span text:style-name="T510">5/21/2015</text:span></text:p>
          </table:table-cell>
          <table:table-cell table:style-name="TableCell511">
            <text:p text:style-name="Normal"/>
          </table:table-cell>
        </table:table-row>
        <table:table-row table:style-name="TableRow512">
          <table:table-cell table:style-name="TableCell513">
            <text:p text:style-name="Normal"><text:span text:style-name="T514">Date Assigned</text:span></text:p>
          </table:table-cell>
          <table:table-cell table:style-name="TableCell515">
            <text:p text:style-name="Normal"><text:span text:style-name="T516">Date Due</text:span></text:p>
          </table:table-cell>
          <table:table-cell table:style-name="TableCell517">
            <text:p text:style-name="Normal"><text:span text:style-name="T518">Assignment</text:span></text:p>
          </table:table-cell>
        </table:table-row>
        <table:table-row table:style-name="TableRow519">
          <table:table-cell table:style-name="TableCell520">
            <text:p text:style-name="Normal"><text:span text:style-name="T521">5/21/2015</text:span></text:p>
          </table:table-cell>
          <table:table-cell table:style-name="TableCell522">
            <text:p text:style-name="Normal"><text:span text:style-name="T523">5/28/2015</text:span></text:p>
          </table:table-cell>
          <table:table-cell table:style-name="TableCell524">
            <text:p text:style-name="Normal"/>
          </table:table-cell>
        </table:table-row>
        <table:table-row table:style-name="TableRow525">
          <table:table-cell table:style-name="TableCell526">
            <text:p text:style-name="Normal"><text:span text:style-name="T527">Date Assigned</text:span></text:p>
          </table:table-cell>
          <table:table-cell table:style-name="TableCell528">
            <text:p text:style-name="Normal"><text:span text:style-name="T529">Date Due</text:span></text:p>
          </table:table-cell>
          <table:table-cell table:style-name="TableCell530">
            <text:p text:style-name="Normal"><text:span text:style-name="T531">Assignment</text:span></text:p>
          </table:table-cell>
        </table:table-row>
        <table:table-row table:style-name="TableRow532">
          <table:table-cell table:style-name="TableCell533">
            <text:p text:style-name="Normal"><text:span text:style-name="T534">5/28/2015</text:span></text:p>
          </table:table-cell>
          <table:table-cell table:style-name="TableCell535">
            <text:p text:style-name="Normal"><text:span text:style-name="T536">6/4/2015</text:span></text:p>
          </table:table-cell>
          <table:table-cell table:style-name="TableCell537">
            <text:p text:style-name="Normal"/>
          </table:table-cell>
        </table:table-row>
      </table:table>
      <text:p text:style-name="P538"><text:span text:style-name="T539">Jack (</text:span><text:span text:style-name="T540">김동한</text:span><text:span text:style-name="T541">)</text:span></text:p>
      <text:p text:style-name="Normal"><text:span text:style-name="T542">John's Class,<text:s/></text:span><text:span text:style-name="T543">Thursday at 4:40-5:30</text:span><text:line-break/></text:p>
      <text:p text:style-name="Normal"><text:span text:style-name="T544">Syllabus:</text:span><text:line-break/><text:span text:style-name="T545">Please complete the homework each week. If you miss a class, please complete the homework for the next week as well.</text:span><text:line-break/><text:span text:style-name="T546">Week 1 (Thursday, March 5, 2015) - Unit 1 : Coral Reefs</text:span><text:line-break/><text:span text:style-name="T547">Weekly Reading</text:span><text:span text:style-name="T548"><text:line-break/></text:span><text:span text:style-name="T549"><text:s text:c="3"/>Speaking Tree Chapter 2: The Bermuda Triangle, 5 time(s)<text:s/></text:span><text:span text:style-name="T550"><text:line-break/></text:span><text:span text:style-name="T551">Weekly Listening</text:span><text:span text:style-name="T552"><text:line-break/></text:span><text:span text:style-name="T553"><text:s text:c="3"/>Speaking Tree Chapter 2: The Bermuda Triangle, 5 time(s)<text:s/></text:span><text:span text:style-name="T554"><text:line-break/></text:span><text:line-break/><text:span text:style-name="T555">Week 2 (Thursday, March 12, 2015) - Unit 2 : The Bermuda Triangle</text:span><text:line-break/><text:span text:style-name="T556">Weekly Reading</text:span><text:span text:style-name="T557"><text:line-break/></text:span><text:span text:style-name="T558"><text:s text:c="3"/>Speaking Tree Chapter 3: Life is</text:span><text:span text:style-name="T559"><text:s/>Everywhere, 5 time(s)<text:s/></text:span><text:span text:style-name="T560"><text:line-break/></text:span><text:span text:style-name="T561">Weekly Listening</text:span><text:span text:style-name="T562"><text:line-break/></text:span><text:span text:style-name="T563"><text:s text:c="3"/>Speaking Tree Chapter 3: Life is Everywhere, 5 time(s)<text:s/></text:span><text:span text:style-name="T564"><text:line-break/></text:span><text:line-break/><text:span text:style-name="T565">Week 3 (Thursday, March 19, 2015) - Unit 3 : Life is Everywhere</text:span><text:line-break/><text:span text:style-name="T566">Prepare Presentation #1</text:span><text:span text:style-name="T567"><text:line-break/></text:span><text:span text:style-name="T568"><text:s text:c="4"/></text:span><text:span text:style-name="T569"><text:line-break/></text:span><text:line-break/><text:span text:style-name="T570">Week 4 (Thursday, March 26, 2015) - Speaking Tree Topic Prese</text:span><text:span text:style-name="T571">ntation</text:span><text:line-break/><text:span text:style-name="T572">Weekly Reading</text:span><text:span text:style-name="T573"><text:line-break/></text:span><text:span text:style-name="T574"><text:s text:c="3"/>Speaking Tree Chapter 4: The Little Black Lady Who Said No, 5 time(s)<text:s/></text:span><text:span text:style-name="T575"><text:line-break/></text:span><text:span text:style-name="T576">Weekly Listening</text:span><text:span text:style-name="T577"><text:line-break/></text:span><text:span text:style-name="T578"><text:s text:c="3"/>Speaking Tree Chapter 4: The Little Black Lady Who Said No, 5 time(s)<text:s/></text:span><text:span text:style-name="T579"><text:line-break/></text:span><text:line-break/><text:span text:style-name="T580">Week 5 (Thursday, April 2, 2015) - Unit 4 : The Little Black Lady W</text:span><text:span text:style-name="T581">ho Said No</text:span><text:line-break/><text:span text:style-name="T582">Weekly Reading</text:span><text:span text:style-name="T583"><text:line-break/></text:span><text:span text:style-name="T584"><text:s text:c="3"/>Speaking Tree Chapter 5: Racing Cheese, 5 time(s)<text:s/></text:span><text:span text:style-name="T585"><text:line-break/></text:span><text:span text:style-name="T586">Weekly Listening</text:span><text:span text:style-name="T587"><text:line-break/></text:span><text:span text:style-name="T588"><text:s text:c="3"/>Speaking Tree Chapter 5: Racing Cheese, 5 time(s)<text:s/></text:span><text:span text:style-name="T589"><text:line-break/></text:span><text:line-break/><text:span text:style-name="T590">Week 6 (Thursday, April 9, 2015) - Unit 5 : Racing Cheese</text:span><text:line-break/><text:span text:style-name="T591">Weekly Reading</text:span><text:span text:style-name="T592"><text:line-break/></text:span><text:span text:style-name="T593"><text:s text:c="3"/>Speaking Tree Chapter 6: Cha</text:span><text:span text:style-name="T594">meleon Rock, 5 time(s)<text:s/></text:span><text:span text:style-name="T595"><text:line-break/></text:span><text:span text:style-name="T596">Weekly Listening</text:span><text:span text:style-name="T597"><text:line-break/></text:span><text:span text:style-name="T598"><text:s text:c="3"/>Speaking Tree Chapter 6: Chameleon Rock, 5 time(s)<text:s/></text:span><text:span text:style-name="T599"><text:line-break/></text:span><text:line-break/><text:span text:style-name="T600">Week 7 (Thursday, April 16, 2015) - Unit 6 : Chameleon Rock</text:span><text:line-break/><text:span text:style-name="T601">Prepare Presentation #2</text:span><text:span text:style-name="T602"><text:line-break/></text:span><text:span text:style-name="T603"><text:s text:c="4"/></text:span><text:span text:style-name="T604"><text:line-break/></text:span><text:line-break/><text:span text:style-name="T605">Week 8 (Thursday, April 23, 2015) - Free Topic Presentation</text:span><text:line-break/><text:span text:style-name="T606">Weekly Re</text:span><text:span text:style-name="T607">ading</text:span><text:span text:style-name="T608"><text:line-break/></text:span><text:span text:style-name="T609"><text:s text:c="3"/>Speaking Tree Chapter 7: Gloves for Ears, 5 time(s)<text:s/></text:span><text:span text:style-name="T610"><text:line-break/></text:span><text:span text:style-name="T611">Weekly Listening</text:span><text:span text:style-name="T612"><text:line-break/></text:span><text:span text:style-name="T613"><text:s text:c="3"/>Speaking Tree Chapter 7: Gloves for Ears, 5 time(s)<text:s/></text:span><text:span text:style-name="T614"><text:line-break/></text:span><text:line-break/><text:span text:style-name="T615">Week 9 (Thursday, April 30, 2015) - Unit 7 : Gloves for Ears</text:span><text:line-break/><text:span text:style-name="T616">Weekly Reading</text:span><text:span text:style-name="T617"><text:line-break/></text:span><text:span text:style-name="T618"><text:s text:c="3"/>Speaking Tree Chapter 8: The Fingers of G</text:span><text:span text:style-name="T619">od, 5 time(s)<text:s/></text:span><text:span text:style-name="T620"><text:line-break/></text:span><text:span text:style-name="T621">Weekly Listening</text:span><text:span text:style-name="T622"><text:line-break/></text:span><text:span text:style-name="T623"><text:s text:c="3"/>Speaking Tree Chapter 8: The Fingers of God, 5 time(s)<text:s/></text:span><text:span text:style-name="T624"><text:line-break/></text:span><text:line-break/><text:span text:style-name="T625">Week 10 (Thursday, May 7, 2015) - Unit 8 : The Fingers of God</text:span><text:line-break/><text:line-break/><text:span text:style-name="T626">Week 11 (Thursday, May 14, 2015) -<text:s/></text:span><text:line-break/><text:line-break/><text:span text:style-name="T627">Week 12 (Thursday, May 21, 2015) -<text:s/></text:span><text:line-break/><text:line-break/><text:span text:style-name="T628">Week 13 (Thursday, May 28,<text:s/></text:span><text:span text:style-name="T629">2015) -<text:s/></text:span><text:line-break/><text:line-break/><text:line-break/></text:p>
      <table:table table:style-name="Table630">
        <table:table-columns>
          <table:table-column table:style-name="TableColumn631"/>
          <table:table-column table:style-name="TableColumn632"/>
          <table:table-column table:style-name="TableColumn633"/>
          <table:table-column table:style-name="TableColumn634"/>
          <table:table-column table:style-name="TableColumn635"/>
        </table:table-columns>
        <table:table-row table:style-name="TableRow636">
          <table:table-cell table:style-name="TableCell637">
            <text:p text:style-name="P638"><text:span text:style-name="T639">Date Assigned</text:span></text:p>
          </table:table-cell>
          <table:table-cell table:style-name="TableCell640">
            <text:p text:style-name="Normal"><text:span text:style-name="T641">Date Due</text:span></text:p>
          </table:table-cell>
          <table:table-cell table:style-name="TableCell642">
            <text:p text:style-name="Normal"><text:span text:style-name="T643">Assignment</text:span></text:p>
          </table:table-cell>
          <table:table-cell table:style-name="TableCell644">
            <text:p text:style-name="Normal"><text:span text:style-name="T645">Parent Signature</text:span></text:p>
          </table:table-cell>
          <table:table-cell table:style-name="TableCell646">
            <text:p text:style-name="Normal"><text:span text:style-name="T647">Teacher Signature</text:span></text:p>
          </table:table-cell>
        </table:table-row>
        <table:table-row table:style-name="TableRow648">
          <table:table-cell table:style-name="TableCell649">
            <text:p text:style-name="Normal"><text:span text:style-name="T650">3/5/2015</text:span></text:p>
          </table:table-cell>
          <table:table-cell table:style-name="TableCell651">
            <text:p text:style-name="Normal"><text:span text:style-name="T652">3/12/2015</text:span></text:p>
          </table:table-cell>
          <table:table-cell table:style-name="TableCell653">
            <text:p text:style-name="Normal"><text:span text:style-name="T654">Weekly Reading, <text:s/>Weekly Listening, <text:s/></text:span></text:p>
          </table:table-cell>
          <table:table-cell table:style-name="TableCell655">
            <text:p text:style-name="Normal"/>
          </table:table-cell>
          <table:table-cell table:style-name="TableCell656">
            <text:p text:style-name="Normal"/>
          </table:table-cell>
        </table:table-row>
        <table:table-row table:style-name="TableRow657">
          <table:table-cell table:style-name="TableCell658">
            <text:p text:style-name="Normal"><text:span text:style-name="T659">Date Assigned</text:span></text:p>
          </table:table-cell>
          <table:table-cell table:style-name="TableCell660">
            <text:p text:style-name="Normal"><text:span text:style-name="T661">Date Due</text:span></text:p>
          </table:table-cell>
          <table:table-cell table:style-name="TableCell662">
            <text:p text:style-name="Normal"><text:span text:style-name="T663">Assignment</text:span></text:p>
          </table:table-cell>
          <table:table-cell table:style-name="TableCell664">
            <text:p text:style-name="Normal"><text:span text:style-name="T665">Parent Signature</text:span></text:p>
          </table:table-cell>
          <table:table-cell table:style-name="TableCell666">
            <text:p text:style-name="Normal"><text:span text:style-name="T667">Teacher Signature</text:span></text:p>
          </table:table-cell>
        </table:table-row>
        <table:table-row table:style-name="TableRow668">
          <table:table-cell table:style-name="TableCell669">
            <text:p text:style-name="Normal"><text:span text:style-name="T670">3/12/2015</text:span></text:p>
          </table:table-cell>
          <table:table-cell table:style-name="TableCell671">
            <text:p text:style-name="Normal"><text:span text:style-name="T672">3/19/2015</text:span></text:p>
          </table:table-cell>
          <table:table-cell table:style-name="TableCell673">
            <text:p text:style-name="Normal"><text:span text:style-name="T674">Weekly Reading, <text:s/>Weekly Listening, <text:s/></text:span></text:p>
          </table:table-cell>
          <table:table-cell table:style-name="TableCell675">
            <text:p text:style-name="Normal"/>
          </table:table-cell>
          <table:table-cell table:style-name="TableCell676">
            <text:p text:style-name="Normal"/>
          </table:table-cell>
        </table:table-row>
        <table:table-row table:style-name="TableRow677">
          <table:table-cell table:style-name="TableCell678">
            <text:p text:style-name="Normal"><text:span text:style-name="T679">Date Assigned</text:span></text:p>
          </table:table-cell>
          <table:table-cell table:style-name="TableCell680">
            <text:p text:style-name="Normal"><text:span text:style-name="T681">Date Due</text:span></text:p>
          </table:table-cell>
          <table:table-cell table:style-name="TableCell682">
            <text:p text:style-name="Normal"><text:span text:style-name="T683">Assignment</text:span></text:p>
          </table:table-cell>
          <table:table-cell table:style-name="TableCell684">
            <text:p text:style-name="Normal"><text:span text:style-name="T685">Parent Signature</text:span></text:p>
          </table:table-cell>
          <table:table-cell table:style-name="TableCell686">
            <text:p text:style-name="Normal"><text:span text:style-name="T687">Teacher Signature</text:span></text:p>
          </table:table-cell>
        </table:table-row>
        <table:table-row table:style-name="TableRow688">
          <table:table-cell table:style-name="TableCell689">
            <text:p text:style-name="Normal"><text:span text:style-name="T690">3/19/2015</text:span></text:p>
          </table:table-cell>
          <table:table-cell table:style-name="TableCell691">
            <text:p text:style-name="Normal"><text:span text:style-name="T692">3/26/2015</text:span></text:p>
          </table:table-cell>
          <table:table-cell table:style-name="TableCell693">
            <text:p text:style-name="Normal"><text:span text:style-name="T694">Prepare Presentation #1, <text:s/></text:span></text:p>
          </table:table-cell>
          <table:table-cell table:style-name="TableCell695">
            <text:p text:style-name="Normal"/>
          </table:table-cell>
          <table:table-cell table:style-name="TableCell696">
            <text:p text:style-name="Normal"/>
          </table:table-cell>
        </table:table-row>
        <table:table-row table:style-name="TableRow697">
          <table:table-cell table:style-name="TableCell698">
            <text:p text:style-name="Normal"><text:span text:style-name="T699">Date Assigned</text:span></text:p>
          </table:table-cell>
          <table:table-cell table:style-name="TableCell700">
            <text:p text:style-name="Normal"><text:span text:style-name="T701">Date Due</text:span></text:p>
          </table:table-cell>
          <table:table-cell table:style-name="TableCell702">
            <text:p text:style-name="Normal"><text:span text:style-name="T703">Assignment</text:span></text:p>
          </table:table-cell>
          <table:table-cell table:style-name="TableCell704">
            <text:p text:style-name="Normal"><text:span text:style-name="T705">Parent Signature</text:span></text:p>
          </table:table-cell>
          <table:table-cell table:style-name="TableCell706">
            <text:p text:style-name="Normal"><text:span text:style-name="T707">Teacher Signature</text:span></text:p>
          </table:table-cell>
        </table:table-row>
        <table:table-row table:style-name="TableRow708">
          <table:table-cell table:style-name="TableCell709">
            <text:p text:style-name="Normal"><text:span text:style-name="T710">3/26/2015</text:span></text:p>
          </table:table-cell>
          <table:table-cell table:style-name="TableCell711">
            <text:p text:style-name="Normal"><text:span text:style-name="T712">4/2/2015</text:span></text:p>
          </table:table-cell>
          <table:table-cell table:style-name="TableCell713">
            <text:p text:style-name="Normal"><text:span text:style-name="T714">Weekly Reading, <text:s/>Weekly Listening, <text:s/></text:span></text:p>
          </table:table-cell>
          <table:table-cell table:style-name="TableCell715">
            <text:p text:style-name="Normal"/>
          </table:table-cell>
          <table:table-cell table:style-name="TableCell716">
            <text:p text:style-name="Normal"/>
          </table:table-cell>
        </table:table-row>
        <table:table-row table:style-name="TableRow717">
          <table:table-cell table:style-name="TableCell718">
            <text:p text:style-name="Normal"><text:span text:style-name="T719">Date Assigned</text:span></text:p>
          </table:table-cell>
          <table:table-cell table:style-name="TableCell720">
            <text:p text:style-name="Normal"><text:span text:style-name="T721">Date Due</text:span></text:p>
          </table:table-cell>
          <table:table-cell table:style-name="TableCell722">
            <text:p text:style-name="Normal"><text:span text:style-name="T723">Assignment</text:span></text:p>
          </table:table-cell>
          <table:table-cell table:style-name="TableCell724">
            <text:p text:style-name="Normal"><text:span text:style-name="T725">Parent Signature</text:span></text:p>
          </table:table-cell>
          <table:table-cell table:style-name="TableCell726">
            <text:p text:style-name="Normal"><text:span text:style-name="T727">Teacher Signature</text:span></text:p>
          </table:table-cell>
        </table:table-row>
        <table:table-row table:style-name="TableRow728">
          <table:table-cell table:style-name="TableCell729">
            <text:p text:style-name="Normal"><text:span text:style-name="T730">4/2/2015</text:span></text:p>
          </table:table-cell>
          <table:table-cell table:style-name="TableCell731">
            <text:p text:style-name="Normal"><text:span text:style-name="T732">4/9/2015</text:span></text:p>
          </table:table-cell>
          <table:table-cell table:style-name="TableCell733">
            <text:p text:style-name="Normal"><text:span text:style-name="T734">Weekly Reading, <text:s/>Weekly Listening, <text:s/></text:span></text:p>
          </table:table-cell>
          <table:table-cell table:style-name="TableCell735">
            <text:p text:style-name="Normal"/>
          </table:table-cell>
          <table:table-cell table:style-name="TableCell736">
            <text:p text:style-name="Normal"/>
          </table:table-cell>
        </table:table-row>
        <table:table-row table:style-name="TableRow737">
          <table:table-cell table:style-name="TableCell738">
            <text:p text:style-name="Normal"><text:span text:style-name="T739">Date Assigned</text:span></text:p>
          </table:table-cell>
          <table:table-cell table:style-name="TableCell740">
            <text:p text:style-name="Normal"><text:span text:style-name="T741">Date Due</text:span></text:p>
          </table:table-cell>
          <table:table-cell table:style-name="TableCell742">
            <text:p text:style-name="Normal"><text:span text:style-name="T743">Assignment</text:span></text:p>
          </table:table-cell>
          <table:table-cell table:style-name="TableCell744">
            <text:p text:style-name="Normal"><text:span text:style-name="T745">Parent Signature</text:span></text:p>
          </table:table-cell>
          <table:table-cell table:style-name="TableCell746">
            <text:p text:style-name="Normal"><text:span text:style-name="T747">Teacher Signature</text:span></text:p>
          </table:table-cell>
        </table:table-row>
        <table:table-row table:style-name="TableRow748">
          <table:table-cell table:style-name="TableCell749">
            <text:p text:style-name="Normal"><text:span text:style-name="T750">4/9/2015</text:span></text:p>
          </table:table-cell>
          <table:table-cell table:style-name="TableCell751">
            <text:p text:style-name="Normal"><text:span text:style-name="T752">4/16/2015</text:span></text:p>
          </table:table-cell>
          <table:table-cell table:style-name="TableCell753">
            <text:p text:style-name="Normal"><text:span text:style-name="T754">Weekly Reading, <text:s/>Weekly Listening, <text:s/></text:span></text:p>
          </table:table-cell>
          <table:table-cell table:style-name="TableCell755">
            <text:p text:style-name="Normal"/>
          </table:table-cell>
          <table:table-cell table:style-name="TableCell756">
            <text:p text:style-name="Normal"/>
          </table:table-cell>
        </table:table-row>
        <table:table-row table:style-name="TableRow757">
          <table:table-cell table:style-name="TableCell758">
            <text:p text:style-name="Normal"><text:span text:style-name="T759">Date Assigned</text:span></text:p>
          </table:table-cell>
          <table:table-cell table:style-name="TableCell760">
            <text:p text:style-name="Normal"><text:span text:style-name="T761">Date Due</text:span></text:p>
          </table:table-cell>
          <table:table-cell table:style-name="TableCell762">
            <text:p text:style-name="Normal"><text:span text:style-name="T763">Assignment</text:span></text:p>
          </table:table-cell>
          <table:table-cell table:style-name="TableCell764">
            <text:p text:style-name="Normal"><text:span text:style-name="T765">Parent Signature</text:span></text:p>
          </table:table-cell>
          <table:table-cell table:style-name="TableCell766">
            <text:p text:style-name="Normal"><text:span text:style-name="T767">Teacher Signature</text:span></text:p>
          </table:table-cell>
        </table:table-row>
        <table:table-row table:style-name="TableRow768">
          <table:table-cell table:style-name="TableCell769">
            <text:p text:style-name="Normal"><text:span text:style-name="T770">4/16/2015</text:span></text:p>
          </table:table-cell>
          <table:table-cell table:style-name="TableCell771">
            <text:p text:style-name="Normal"><text:span text:style-name="T772">4/23/2015</text:span></text:p>
          </table:table-cell>
          <table:table-cell table:style-name="TableCell773">
            <text:p text:style-name="Normal"><text:span text:style-name="T774">Prepare Presentation #2, <text:s/></text:span></text:p>
          </table:table-cell>
          <table:table-cell table:style-name="TableCell775">
            <text:p text:style-name="Normal"/>
          </table:table-cell>
          <table:table-cell table:style-name="TableCell776">
            <text:p text:style-name="Normal"/>
          </table:table-cell>
        </table:table-row>
        <table:table-row table:style-name="TableRow777">
          <table:table-cell table:style-name="TableCell778">
            <text:p text:style-name="Normal"><text:span text:style-name="T779">Date Assigned</text:span></text:p>
          </table:table-cell>
          <table:table-cell table:style-name="TableCell780">
            <text:p text:style-name="Normal"><text:span text:style-name="T781">Date Due</text:span></text:p>
          </table:table-cell>
          <table:table-cell table:style-name="TableCell782">
            <text:p text:style-name="Normal"><text:span text:style-name="T783">Assignment</text:span></text:p>
          </table:table-cell>
          <table:table-cell table:style-name="TableCell784">
            <text:p text:style-name="Normal"><text:span text:style-name="T785">Parent Signature</text:span></text:p>
          </table:table-cell>
          <table:table-cell table:style-name="TableCell786">
            <text:p text:style-name="Normal"><text:span text:style-name="T787">Teacher Signature</text:span></text:p>
          </table:table-cell>
        </table:table-row>
        <table:table-row table:style-name="TableRow788">
          <table:table-cell table:style-name="TableCell789">
            <text:p text:style-name="Normal"><text:span text:style-name="T790">4/23/2015</text:span></text:p>
          </table:table-cell>
          <table:table-cell table:style-name="TableCell791">
            <text:p text:style-name="Normal"><text:span text:style-name="T792">4/30/2015</text:span></text:p>
          </table:table-cell>
          <table:table-cell table:style-name="TableCell793">
            <text:p text:style-name="Normal"><text:span text:style-name="T794">Weekly Reading, <text:s/>Weekly Listening, <text:s/></text:span></text:p>
          </table:table-cell>
          <table:table-cell table:style-name="TableCell795">
            <text:p text:style-name="Normal"/>
          </table:table-cell>
          <table:table-cell table:style-name="TableCell796">
            <text:p text:style-name="Normal"/>
          </table:table-cell>
        </table:table-row>
        <table:table-row table:style-name="TableRow797">
          <table:table-cell table:style-name="TableCell798">
            <text:p text:style-name="Normal"><text:span text:style-name="T799">Date Assigned</text:span></text:p>
          </table:table-cell>
          <table:table-cell table:style-name="TableCell800">
            <text:p text:style-name="Normal"><text:span text:style-name="T801">Date Due</text:span></text:p>
          </table:table-cell>
          <table:table-cell table:style-name="TableCell802">
            <text:p text:style-name="Normal"><text:span text:style-name="T803">Assignment</text:span></text:p>
          </table:table-cell>
          <table:table-cell table:style-name="TableCell804">
            <text:p text:style-name="Normal"><text:span text:style-name="T805">Parent Signature</text:span></text:p>
          </table:table-cell>
          <table:table-cell table:style-name="TableCell806">
            <text:p text:style-name="Normal"><text:span text:style-name="T807">Teacher Signature</text:span></text:p>
          </table:table-cell>
        </table:table-row>
        <table:table-row table:style-name="TableRow808">
          <table:table-cell table:style-name="TableCell809">
            <text:p text:style-name="Normal"><text:span text:style-name="T810">4/30/2015</text:span></text:p>
          </table:table-cell>
          <table:table-cell table:style-name="TableCell811">
            <text:p text:style-name="Normal"><text:span text:style-name="T812">5/7/2015</text:span></text:p>
          </table:table-cell>
          <table:table-cell table:style-name="TableCell813">
            <text:p text:style-name="Normal"><text:span text:style-name="T814">Weekly Reading, <text:s/>Weekly Listening, <text:s/></text:span></text:p>
          </table:table-cell>
          <table:table-cell table:style-name="TableCell815">
            <text:p text:style-name="Normal"/>
          </table:table-cell>
          <table:table-cell table:style-name="TableCell816">
            <text:p text:style-name="Normal"/>
          </table:table-cell>
        </table:table-row>
        <table:table-row table:style-name="TableRow817">
          <table:table-cell table:style-name="TableCell818">
            <text:p text:style-name="Normal"><text:span text:style-name="T819">Date Assigned</text:span></text:p>
          </table:table-cell>
          <table:table-cell table:style-name="TableCell820">
            <text:p text:style-name="Normal"><text:span text:style-name="T821">Date Due</text:span></text:p>
          </table:table-cell>
          <table:table-cell table:style-name="TableCell822">
            <text:p text:style-name="Normal"><text:span text:style-name="T823">Assignment</text:span></text:p>
          </table:table-cell>
          <table:table-cell table:style-name="TableCell824">
            <text:p text:style-name="Normal"><text:span text:style-name="T825">Parent Signature</text:span></text:p>
          </table:table-cell>
          <table:table-cell table:style-name="TableCell826">
            <text:p text:style-name="Normal"><text:span text:style-name="T827">Teacher Signature</text:span></text:p>
          </table:table-cell>
        </table:table-row>
        <table:table-row table:style-name="TableRow828">
          <table:table-cell table:style-name="TableCell829">
            <text:p text:style-name="Normal"><text:span text:style-name="T830">5/7/2015</text:span></text:p>
          </table:table-cell>
          <table:table-cell table:style-name="TableCell831">
            <text:p text:style-name="Normal"><text:span text:style-name="T832">5/14/2015</text:span></text:p>
          </table:table-cell>
          <table:table-cell table:style-name="TableCell833">
            <text:p text:style-name="Normal"/>
          </table:table-cell>
          <table:table-cell table:style-name="TableCell834">
            <text:p text:style-name="Normal"/>
          </table:table-cell>
          <table:table-cell table:style-name="TableCell835">
            <text:p text:style-name="Normal"/>
          </table:table-cell>
        </table:table-row>
        <table:table-row table:style-name="TableRow836">
          <table:table-cell table:style-name="TableCell837">
            <text:p text:style-name="Normal"><text:span text:style-name="T838">Date Assigned</text:span></text:p>
          </table:table-cell>
          <table:table-cell table:style-name="TableCell839">
            <text:p text:style-name="Normal"><text:span text:style-name="T840">Date Due</text:span></text:p>
          </table:table-cell>
          <table:table-cell table:style-name="TableCell841">
            <text:p text:style-name="Normal"><text:span text:style-name="T842">Assignment</text:span></text:p>
          </table:table-cell>
          <table:table-cell table:style-name="TableCell843">
            <text:p text:style-name="Normal"><text:span text:style-name="T844">Parent Signature</text:span></text:p>
          </table:table-cell>
          <table:table-cell table:style-name="TableCell845">
            <text:p text:style-name="Normal"><text:span text:style-name="T846">Teacher Signature</text:span></text:p>
          </table:table-cell>
        </table:table-row>
        <table:table-row table:style-name="TableRow847">
          <table:table-cell table:style-name="TableCell848">
            <text:p text:style-name="Normal"><text:span text:style-name="T849">5/14/2015</text:span></text:p>
          </table:table-cell>
          <table:table-cell table:style-name="TableCell850">
            <text:p text:style-name="Normal"><text:span text:style-name="T851">5/21/2015</text:span></text:p>
          </table:table-cell>
          <table:table-cell table:style-name="TableCell852">
            <text:p text:style-name="Normal"/>
          </table:table-cell>
          <table:table-cell table:style-name="TableCell853">
            <text:p text:style-name="Normal"/>
          </table:table-cell>
          <table:table-cell table:style-name="TableCell854">
            <text:p text:style-name="Normal"/>
          </table:table-cell>
        </table:table-row>
        <table:table-row table:style-name="TableRow855">
          <table:table-cell table:style-name="TableCell856">
            <text:p text:style-name="Normal"><text:span text:style-name="T857">Date Assigned</text:span></text:p>
          </table:table-cell>
          <table:table-cell table:style-name="TableCell858">
            <text:p text:style-name="Normal"><text:span text:style-name="T859">Date Due</text:span></text:p>
          </table:table-cell>
          <table:table-cell table:style-name="TableCell860">
            <text:p text:style-name="Normal"><text:span text:style-name="T861">Assignment</text:span></text:p>
          </table:table-cell>
          <table:table-cell table:style-name="TableCell862">
            <text:p text:style-name="Normal"><text:span text:style-name="T863">Parent Signature</text:span></text:p>
          </table:table-cell>
          <table:table-cell table:style-name="TableCell864">
            <text:p text:style-name="Normal"><text:span text:style-name="T865">Teacher Signature</text:span></text:p>
          </table:table-cell>
        </table:table-row>
        <table:table-row table:style-name="TableRow866">
          <table:table-cell table:style-name="TableCell867">
            <text:p text:style-name="Normal"><text:span text:style-name="T868">5/21/2015</text:span></text:p>
          </table:table-cell>
          <table:table-cell table:style-name="TableCell869">
            <text:p text:style-name="Normal"><text:span text:style-name="T870">5/28/2015</text:span></text:p>
          </table:table-cell>
          <table:table-cell table:style-name="TableCell871">
            <text:p text:style-name="Normal"/>
          </table:table-cell>
          <table:table-cell table:style-name="TableCell872">
            <text:p text:style-name="Normal"/>
          </table:table-cell>
          <table:table-cell table:style-name="TableCell873">
            <text:p text:style-name="Normal"/>
          </table:table-cell>
        </table:table-row>
        <table:table-row table:style-name="TableRow874">
          <table:table-cell table:style-name="TableCell875">
            <text:p text:style-name="Normal"><text:span text:style-name="T876">Date Assigned</text:span></text:p>
          </table:table-cell>
          <table:table-cell table:style-name="TableCell877">
            <text:p text:style-name="Normal"><text:span text:style-name="T878">Date Due</text:span></text:p>
          </table:table-cell>
          <table:table-cell table:style-name="TableCell879">
            <text:p text:style-name="Normal"><text:span text:style-name="T880">Assignment</text:span></text:p>
          </table:table-cell>
          <table:table-cell table:style-name="TableCell881">
            <text:p text:style-name="Normal"><text:span text:style-name="T882">Parent Signature</text:span></text:p>
          </table:table-cell>
          <table:table-cell table:style-name="TableCell883">
            <text:p text:style-name="Normal"><text:span text:style-name="T884">Teacher Signature</text:span></text:p>
          </table:table-cell>
        </table:table-row>
        <table:table-row table:style-name="TableRow885">
          <table:table-cell table:style-name="TableCell886">
            <text:p text:style-name="Normal"><text:span text:style-name="T887">5/28/2015</text:span></text:p>
          </table:table-cell>
          <table:table-cell table:style-name="TableCell888">
            <text:p text:style-name="Normal"><text:span text:style-name="T889">6/4/2015</text:span></text:p>
          </table:table-cell>
          <table:table-cell table:style-name="TableCell890">
            <text:p text:style-name="Normal"/>
          </table:table-cell>
          <table:table-cell table:style-name="TableCell891">
            <text:p text:style-name="Normal"/>
          </table:table-cell>
          <table:table-cell table:style-name="TableCell892">
            <text:p text:style-name="Normal"/>
          </table:table-cell>
        </table:table-row>
      </table:table>
      <text:p text:style-name="P893">안녕하세요.<text:line-break/>아래의<text:s/>표는2/27/2015부터<text:s/>5/28/2015까지<text:s/>JLS의<text:s/>네이티브<text:s/>선생님<text:s/>수업을<text:s/>듣는<text:s/>여러분의<text:s/>자녀들을<text:s/>위해<text:s/>만들어진<text:s/>과제<text:s/>일람표입니다.<text:line-break/>김동한<text:s/>학생이<text:s/>과제를<text:s/>잘<text:s/>따라가고<text:s/>있는지<text:s/>확인해보세요.<text:line-break/>감사합니다.<text:line-break/>John, JLS NT</text:p>
      <table:table table:style-name="Table894">
        <table:table-columns>
          <table:table-column table:style-name="TableColumn895"/>
          <table:table-column table:style-name="TableColumn896"/>
          <table:table-column table:style-name="TableColumn897"/>
        </table:table-columns>
        <table:table-row table:style-name="TableRow898">
          <table:table-cell table:style-name="TableCell899">
            <text:p text:style-name="Normal"><text:span text:style-name="T900">Date Assigned</text:span></text:p>
          </table:table-cell>
          <table:table-cell table:style-name="TableCell901">
            <text:p text:style-name="Normal"><text:span text:style-name="T902">Date Due</text:span></text:p>
          </table:table-cell>
          <table:table-cell table:style-name="TableCell903">
            <text:p text:style-name="Normal"><text:span text:style-name="T904">Assignment</text:span></text:p>
          </table:table-cell>
        </table:table-row>
        <table:table-row table:style-name="TableRow905">
          <table:table-cell table:style-name="TableCell906">
            <text:p text:style-name="Normal"><text:span text:style-name="T907">3/5/2015</text:span></text:p>
          </table:table-cell>
          <table:table-cell table:style-name="TableCell908">
            <text:p text:style-name="Normal"><text:span text:style-name="T909">3/12/2015</text:span></text:p>
          </table:table-cell>
          <table:table-cell table:style-name="TableCell910">
            <text:p text:style-name="Normal"><text:span text:style-name="T911">Weekly Reading, <text:s/>Weekly Listening, <text:s/></text:span></text:p>
          </table:table-cell>
        </table:table-row>
        <table:table-row table:style-name="TableRow912">
          <table:table-cell table:style-name="TableCell913">
            <text:p text:style-name="Normal"><text:span text:style-name="T914">Date Assigned</text:span></text:p>
          </table:table-cell>
          <table:table-cell table:style-name="TableCell915">
            <text:p text:style-name="Normal"><text:span text:style-name="T916">Date Due</text:span></text:p>
          </table:table-cell>
          <table:table-cell table:style-name="TableCell917">
            <text:p text:style-name="Normal"><text:span text:style-name="T918">Assignment</text:span></text:p>
          </table:table-cell>
        </table:table-row>
        <table:table-row table:style-name="TableRow919">
          <table:table-cell table:style-name="TableCell920">
            <text:p text:style-name="Normal"><text:span text:style-name="T921">3/12/2015</text:span></text:p>
          </table:table-cell>
          <table:table-cell table:style-name="TableCell922">
            <text:p text:style-name="Normal"><text:span text:style-name="T923">3/19/2015</text:span></text:p>
          </table:table-cell>
          <table:table-cell table:style-name="TableCell924">
            <text:p text:style-name="Normal"><text:span text:style-name="T925">Weekly Reading, <text:s/>Weekly Listening, <text:s/></text:span></text:p>
          </table:table-cell>
        </table:table-row>
        <table:table-row table:style-name="TableRow926">
          <table:table-cell table:style-name="TableCell927">
            <text:p text:style-name="Normal"><text:span text:style-name="T928">Date Assigned</text:span></text:p>
          </table:table-cell>
          <table:table-cell table:style-name="TableCell929">
            <text:p text:style-name="Normal"><text:span text:style-name="T930">Date Due</text:span></text:p>
          </table:table-cell>
          <table:table-cell table:style-name="TableCell931">
            <text:p text:style-name="Normal"><text:span text:style-name="T932">Assignment</text:span></text:p>
          </table:table-cell>
        </table:table-row>
        <table:table-row table:style-name="TableRow933">
          <table:table-cell table:style-name="TableCell934">
            <text:p text:style-name="Normal"><text:span text:style-name="T935">3/19/2015</text:span></text:p>
          </table:table-cell>
          <table:table-cell table:style-name="TableCell936">
            <text:p text:style-name="Normal"><text:span text:style-name="T937">3/26/2015</text:span></text:p>
          </table:table-cell>
          <table:table-cell table:style-name="TableCell938">
            <text:p text:style-name="Normal"><text:span text:style-name="T939">Prepare Presentation #1, <text:s/></text:span></text:p>
          </table:table-cell>
        </table:table-row>
        <table:table-row table:style-name="TableRow940">
          <table:table-cell table:style-name="TableCell941">
            <text:p text:style-name="Normal"><text:span text:style-name="T942">Date Assigned</text:span></text:p>
          </table:table-cell>
          <table:table-cell table:style-name="TableCell943">
            <text:p text:style-name="Normal"><text:span text:style-name="T944">Date Due</text:span></text:p>
          </table:table-cell>
          <table:table-cell table:style-name="TableCell945">
            <text:p text:style-name="Normal"><text:span text:style-name="T946">Assignment</text:span></text:p>
          </table:table-cell>
        </table:table-row>
        <table:table-row table:style-name="TableRow947">
          <table:table-cell table:style-name="TableCell948">
            <text:p text:style-name="Normal"><text:span text:style-name="T949">3/26/2015</text:span></text:p>
          </table:table-cell>
          <table:table-cell table:style-name="TableCell950">
            <text:p text:style-name="Normal"><text:span text:style-name="T951">4/2/2015</text:span></text:p>
          </table:table-cell>
          <table:table-cell table:style-name="TableCell952">
            <text:p text:style-name="Normal"><text:span text:style-name="T953">Weekly Reading, <text:s/>Weekly Listening, <text:s/></text:span></text:p>
          </table:table-cell>
        </table:table-row>
        <table:table-row table:style-name="TableRow954">
          <table:table-cell table:style-name="TableCell955">
            <text:p text:style-name="Normal"><text:span text:style-name="T956">Date Assigned</text:span></text:p>
          </table:table-cell>
          <table:table-cell table:style-name="TableCell957">
            <text:p text:style-name="Normal"><text:span text:style-name="T958">Date Due</text:span></text:p>
          </table:table-cell>
          <table:table-cell table:style-name="TableCell959">
            <text:p text:style-name="Normal"><text:span text:style-name="T960">Assignment</text:span></text:p>
          </table:table-cell>
        </table:table-row>
        <table:table-row table:style-name="TableRow961">
          <table:table-cell table:style-name="TableCell962">
            <text:p text:style-name="Normal"><text:span text:style-name="T963">4/2/2015</text:span></text:p>
          </table:table-cell>
          <table:table-cell table:style-name="TableCell964">
            <text:p text:style-name="Normal"><text:span text:style-name="T965">4/9/2015</text:span></text:p>
          </table:table-cell>
          <table:table-cell table:style-name="TableCell966">
            <text:p text:style-name="Normal"><text:span text:style-name="T967">Weekly Reading, <text:s/>Weekly Listening, <text:s/></text:span></text:p>
          </table:table-cell>
        </table:table-row>
        <table:table-row table:style-name="TableRow968">
          <table:table-cell table:style-name="TableCell969">
            <text:p text:style-name="Normal"><text:span text:style-name="T970">Date Assigned</text:span></text:p>
          </table:table-cell>
          <table:table-cell table:style-name="TableCell971">
            <text:p text:style-name="Normal"><text:span text:style-name="T972">Date Due</text:span></text:p>
          </table:table-cell>
          <table:table-cell table:style-name="TableCell973">
            <text:p text:style-name="Normal"><text:span text:style-name="T974">Assignment</text:span></text:p>
          </table:table-cell>
        </table:table-row>
        <table:table-row table:style-name="TableRow975">
          <table:table-cell table:style-name="TableCell976">
            <text:p text:style-name="Normal"><text:span text:style-name="T977">4/9/2015</text:span></text:p>
          </table:table-cell>
          <table:table-cell table:style-name="TableCell978">
            <text:p text:style-name="Normal"><text:span text:style-name="T979">4/16/2015</text:span></text:p>
          </table:table-cell>
          <table:table-cell table:style-name="TableCell980">
            <text:p text:style-name="Normal"><text:span text:style-name="T981">Weekly Reading, <text:s/>Weekly Listening, <text:s/></text:span></text:p>
          </table:table-cell>
        </table:table-row>
        <table:table-row table:style-name="TableRow982">
          <table:table-cell table:style-name="TableCell983">
            <text:p text:style-name="Normal"><text:span text:style-name="T984">Date Assigned</text:span></text:p>
          </table:table-cell>
          <table:table-cell table:style-name="TableCell985">
            <text:p text:style-name="Normal"><text:span text:style-name="T986">Da</text:span><text:span text:style-name="T987">te Due</text:span></text:p>
          </table:table-cell>
          <table:table-cell table:style-name="TableCell988">
            <text:p text:style-name="Normal"><text:span text:style-name="T989">Assignment</text:span></text:p>
          </table:table-cell>
        </table:table-row>
        <table:table-row table:style-name="TableRow990">
          <table:table-cell table:style-name="TableCell991">
            <text:p text:style-name="Normal"><text:span text:style-name="T992">4/16/2015</text:span></text:p>
          </table:table-cell>
          <table:table-cell table:style-name="TableCell993">
            <text:p text:style-name="Normal"><text:span text:style-name="T994">4/23/2015</text:span></text:p>
          </table:table-cell>
          <table:table-cell table:style-name="TableCell995">
            <text:p text:style-name="Normal"><text:span text:style-name="T996">Prepare Presentation #2, <text:s/></text:span></text:p>
          </table:table-cell>
        </table:table-row>
        <table:table-row table:style-name="TableRow997">
          <table:table-cell table:style-name="TableCell998">
            <text:p text:style-name="Normal"><text:span text:style-name="T999">Date Assigned</text:span></text:p>
          </table:table-cell>
          <table:table-cell table:style-name="TableCell1000">
            <text:p text:style-name="Normal"><text:span text:style-name="T1001">Date Due</text:span></text:p>
          </table:table-cell>
          <table:table-cell table:style-name="TableCell1002">
            <text:p text:style-name="Normal"><text:span text:style-name="T1003">Assignment</text:span></text:p>
          </table:table-cell>
        </table:table-row>
        <table:table-row table:style-name="TableRow1004">
          <table:table-cell table:style-name="TableCell1005">
            <text:p text:style-name="Normal"><text:span text:style-name="T1006">4/23/2015</text:span></text:p>
          </table:table-cell>
          <table:table-cell table:style-name="TableCell1007">
            <text:p text:style-name="Normal"><text:span text:style-name="T1008">4/30/2015</text:span></text:p>
          </table:table-cell>
          <table:table-cell table:style-name="TableCell1009">
            <text:p text:style-name="Normal"><text:span text:style-name="T1010">Weekly Reading, <text:s/>Weekly Listening, <text:s/></text:span></text:p>
          </table:table-cell>
        </table:table-row>
        <table:table-row table:style-name="TableRow1011">
          <table:table-cell table:style-name="TableCell1012">
            <text:p text:style-name="Normal"><text:span text:style-name="T1013">Date Assigned</text:span></text:p>
          </table:table-cell>
          <table:table-cell table:style-name="TableCell1014">
            <text:p text:style-name="Normal"><text:span text:style-name="T1015">Date Due</text:span></text:p>
          </table:table-cell>
          <table:table-cell table:style-name="TableCell1016">
            <text:p text:style-name="Normal"><text:span text:style-name="T1017">Assignment</text:span></text:p>
          </table:table-cell>
        </table:table-row>
        <table:table-row table:style-name="TableRow1018">
          <table:table-cell table:style-name="TableCell1019">
            <text:p text:style-name="Normal"><text:span text:style-name="T1020">4/30/2015</text:span></text:p>
          </table:table-cell>
          <table:table-cell table:style-name="TableCell1021">
            <text:p text:style-name="Normal"><text:span text:style-name="T1022">5/7/2015</text:span></text:p>
          </table:table-cell>
          <table:table-cell table:style-name="TableCell1023">
            <text:p text:style-name="Normal"><text:span text:style-name="T1024">Weekly Reading, <text:s/>Weekly Listening, <text:s/></text:span></text:p>
          </table:table-cell>
        </table:table-row>
        <table:table-row table:style-name="TableRow1025">
          <table:table-cell table:style-name="TableCell1026">
            <text:p text:style-name="Normal"><text:span text:style-name="T1027">Date</text:span><text:span text:style-name="T1028"><text:s/>Assigned</text:span></text:p>
          </table:table-cell>
          <table:table-cell table:style-name="TableCell1029">
            <text:p text:style-name="Normal"><text:span text:style-name="T1030">Date Due</text:span></text:p>
          </table:table-cell>
          <table:table-cell table:style-name="TableCell1031">
            <text:p text:style-name="Normal"><text:span text:style-name="T1032">Assignment</text:span></text:p>
          </table:table-cell>
        </table:table-row>
        <table:table-row table:style-name="TableRow1033">
          <table:table-cell table:style-name="TableCell1034">
            <text:p text:style-name="Normal"><text:span text:style-name="T1035">5/7/2015</text:span></text:p>
          </table:table-cell>
          <table:table-cell table:style-name="TableCell1036">
            <text:p text:style-name="Normal"><text:span text:style-name="T1037">5/14/2015</text:span></text:p>
          </table:table-cell>
          <table:table-cell table:style-name="TableCell1038">
            <text:p text:style-name="Normal"/>
          </table:table-cell>
        </table:table-row>
        <table:table-row table:style-name="TableRow1039">
          <table:table-cell table:style-name="TableCell1040">
            <text:p text:style-name="Normal"><text:span text:style-name="T1041">Date Assigned</text:span></text:p>
          </table:table-cell>
          <table:table-cell table:style-name="TableCell1042">
            <text:p text:style-name="Normal"><text:span text:style-name="T1043">Date Due</text:span></text:p>
          </table:table-cell>
          <table:table-cell table:style-name="TableCell1044">
            <text:p text:style-name="Normal"><text:span text:style-name="T1045">Assignment</text:span></text:p>
          </table:table-cell>
        </table:table-row>
        <table:table-row table:style-name="TableRow1046">
          <table:table-cell table:style-name="TableCell1047">
            <text:p text:style-name="Normal"><text:span text:style-name="T1048">5/14/2015</text:span></text:p>
          </table:table-cell>
          <table:table-cell table:style-name="TableCell1049">
            <text:p text:style-name="Normal"><text:span text:style-name="T1050">5/21/2015</text:span></text:p>
          </table:table-cell>
          <table:table-cell table:style-name="TableCell1051">
            <text:p text:style-name="Normal"/>
          </table:table-cell>
        </table:table-row>
        <table:table-row table:style-name="TableRow1052">
          <table:table-cell table:style-name="TableCell1053">
            <text:p text:style-name="Normal"><text:span text:style-name="T1054">Date Assigned</text:span></text:p>
          </table:table-cell>
          <table:table-cell table:style-name="TableCell1055">
            <text:p text:style-name="Normal"><text:span text:style-name="T1056">Date Due</text:span></text:p>
          </table:table-cell>
          <table:table-cell table:style-name="TableCell1057">
            <text:p text:style-name="Normal"><text:span text:style-name="T1058">Assignment</text:span></text:p>
          </table:table-cell>
        </table:table-row>
        <table:table-row table:style-name="TableRow1059">
          <table:table-cell table:style-name="TableCell1060">
            <text:p text:style-name="Normal"><text:span text:style-name="T1061">5/21/2015</text:span></text:p>
          </table:table-cell>
          <table:table-cell table:style-name="TableCell1062">
            <text:p text:style-name="Normal"><text:span text:style-name="T1063">5/28/2015</text:span></text:p>
          </table:table-cell>
          <table:table-cell table:style-name="TableCell1064">
            <text:p text:style-name="Normal"/>
          </table:table-cell>
        </table:table-row>
        <table:table-row table:style-name="TableRow1065">
          <table:table-cell table:style-name="TableCell1066">
            <text:p text:style-name="Normal"><text:span text:style-name="T1067">Date Assigned</text:span></text:p>
          </table:table-cell>
          <table:table-cell table:style-name="TableCell1068">
            <text:p text:style-name="Normal"><text:span text:style-name="T1069">Date Due</text:span></text:p>
          </table:table-cell>
          <table:table-cell table:style-name="TableCell1070">
            <text:p text:style-name="Normal"><text:span text:style-name="T1071">Assignment</text:span></text:p>
          </table:table-cell>
        </table:table-row>
        <table:table-row table:style-name="TableRow1072">
          <table:table-cell table:style-name="TableCell1073">
            <text:p text:style-name="Normal"><text:span text:style-name="T1074">5/28/2015</text:span></text:p>
          </table:table-cell>
          <table:table-cell table:style-name="TableCell1075">
            <text:p text:style-name="Normal"><text:span text:style-name="T1076">6/4/2015</text:span></text:p>
          </table:table-cell>
          <table:table-cell table:style-name="TableCell1077">
            <text:p text:style-name="Normal"/>
          </table:table-cell>
        </table:table-row>
      </table:table>
      <text:p text:style-name="P1078"><text:span text:style-name="T1079">Pauline (</text:span><text:span text:style-name="T1080">김민채</text:span><text:span text:style-name="T1081">)</text:span></text:p>
      <text:p text:style-name="Normal"><text:span text:style-name="T1082">John's Class,<text:s/></text:span><text:span text:style-name="T1083">Thursday at 4:40-5:30</text:span><text:line-break/></text:p>
      <text:p text:style-name="Normal"><text:span text:style-name="T1084">Syllabus:</text:span><text:line-break/><text:span text:style-name="T1085">Please complete the homework each week. If you miss a class, please complete the homework for the next week as well.</text:span><text:line-break/><text:span text:style-name="T1086">Week 1 (Thursday, March 5, 2015) - Unit 1 : Coral Reefs</text:span><text:line-break/><text:span text:style-name="T1087">Weekly Reading</text:span><text:span text:style-name="T1088"><text:line-break/></text:span><text:span text:style-name="T1089"><text:s text:c="3"/>Speaking Tree Chapter 2: The Ber</text:span><text:span text:style-name="T1090">muda Triangle, 5 time(s)<text:s/></text:span><text:span text:style-name="T1091"><text:line-break/></text:span><text:span text:style-name="T1092">Weekly Listening</text:span><text:span text:style-name="T1093"><text:line-break/></text:span><text:span text:style-name="T1094"><text:s text:c="3"/>Speaking Tree Chapter 2: The Bermuda Triangle, 5 time(s)<text:s/></text:span><text:span text:style-name="T1095"><text:line-break/></text:span><text:line-break/><text:span text:style-name="T1096">Week 2 (Thursday, March 12, 2015) - Unit 2 : The Bermuda Triangle</text:span><text:line-break/><text:span text:style-name="T1097">Weekly Reading</text:span><text:span text:style-name="T1098"><text:line-break/></text:span><text:span text:style-name="T1099"><text:s text:c="3"/>Speaking Tree Chapter 3: Life is Everywhere, 5 time(s)<text:s/></text:span><text:span text:style-name="T1100"><text:line-break/></text:span><text:span text:style-name="T1101">Weekly<text:s/></text:span><text:span text:style-name="T1102">Listening</text:span><text:span text:style-name="T1103"><text:line-break/></text:span><text:span text:style-name="T1104"><text:s text:c="3"/>Speaking Tree Chapter 3: Life is Everywhere, 5 time(s)<text:s/></text:span><text:span text:style-name="T1105"><text:line-break/></text:span><text:line-break/><text:span text:style-name="T1106">Week 3 (Thursday, March 19, 2015) - Unit 3 : Life is Everywhere</text:span><text:line-break/><text:span text:style-name="T1107">Prepare Presentation #1</text:span><text:span text:style-name="T1108"><text:line-break/></text:span><text:span text:style-name="T1109"><text:s text:c="4"/></text:span><text:span text:style-name="T1110"><text:line-break/></text:span><text:line-break/><text:span text:style-name="T1111">Week 4 (Thursday, March 26, 2015) - Speaking Tree Topic Presentation</text:span><text:line-break/><text:span text:style-name="T1112">Weekly Reading</text:span><text:span text:style-name="T1113"><text:line-break/></text:span><text:span text:style-name="T1114"><text:s text:c="3"/>Speak</text:span><text:span text:style-name="T1115">ing Tree Chapter 4: The Little Black Lady Who Said No, 5 time(s)<text:s/></text:span><text:span text:style-name="T1116"><text:line-break/></text:span><text:span text:style-name="T1117">Weekly Listening</text:span><text:span text:style-name="T1118"><text:line-break/></text:span><text:span text:style-name="T1119"><text:s text:c="3"/>Speaking Tree Chapter 4: The Little Black Lady Who Said No, 5 time(s)<text:s/></text:span><text:span text:style-name="T1120"><text:line-break/></text:span><text:line-break/><text:span text:style-name="T1121">Week 5 (Thursday, April 2, 2015) - Unit 4 : The Little Black Lady Who Said No</text:span><text:line-break/><text:span text:style-name="T1122">Weekly Reading</text:span><text:span text:style-name="T1123"><text:line-break/></text:span><text:span text:style-name="T1124"><text:s text:c="3"/>Sp</text:span><text:span text:style-name="T1125">eaking Tree Chapter 5: Racing Cheese, 5 time(s)<text:s/></text:span><text:span text:style-name="T1126"><text:line-break/></text:span><text:span text:style-name="T1127">Weekly Listening</text:span><text:span text:style-name="T1128"><text:line-break/></text:span><text:span text:style-name="T1129"><text:s text:c="3"/>Speaking Tree Chapter 5: Racing Cheese, 5 time(s)<text:s/></text:span><text:span text:style-name="T1130"><text:line-break/></text:span><text:line-break/><text:span text:style-name="T1131">Week 6 (Thursday, April 9, 2015) - Unit 5 : Racing Cheese</text:span><text:line-break/><text:span text:style-name="T1132">Weekly Reading</text:span><text:span text:style-name="T1133"><text:line-break/></text:span><text:span text:style-name="T1134"><text:s text:c="3"/>Speaking Tree Chapter 6: Chameleon Rock, 5 time(s)<text:s/></text:span><text:span text:style-name="T1135"><text:line-break/></text:span><text:span text:style-name="T1136">Weekly<text:s/></text:span><text:span text:style-name="T1137">Listening</text:span><text:span text:style-name="T1138"><text:line-break/></text:span><text:span text:style-name="T1139"><text:s text:c="3"/>Speaking Tree Chapter 6: Chameleon Rock, 5 time(s)<text:s/></text:span><text:span text:style-name="T1140"><text:line-break/></text:span><text:line-break/><text:span text:style-name="T1141">Week 7 (Thursday, April 16, 2015) - Unit 6 : Chameleon Rock</text:span><text:line-break/><text:span text:style-name="T1142">Prepare Presentation #2</text:span><text:span text:style-name="T1143"><text:line-break/></text:span><text:span text:style-name="T1144"><text:s text:c="4"/></text:span><text:span text:style-name="T1145"><text:line-break/></text:span><text:line-break/><text:span text:style-name="T1146">Week 8 (Thursday, April 23, 2015) - Free Topic Presentation</text:span><text:line-break/><text:span text:style-name="T1147">Weekly Reading</text:span><text:span text:style-name="T1148"><text:line-break/></text:span><text:span text:style-name="T1149"><text:s text:c="3"/>Speaking Tree Chapter<text:s/></text:span><text:span text:style-name="T1150">7: Gloves for Ears, 5 time(s)<text:s/></text:span><text:span text:style-name="T1151"><text:line-break/></text:span><text:span text:style-name="T1152">Weekly Listening</text:span><text:span text:style-name="T1153"><text:line-break/></text:span><text:span text:style-name="T1154"><text:s text:c="3"/>Speaking Tree Chapter 7: Gloves for Ears, 5 time(s)<text:s/></text:span><text:span text:style-name="T1155"><text:line-break/></text:span><text:line-break/><text:span text:style-name="T1156">Week 9 (Thursday, April 30, 2015) - Unit 7 : Gloves for Ears</text:span><text:line-break/><text:span text:style-name="T1157">Weekly Reading</text:span><text:span text:style-name="T1158"><text:line-break/></text:span><text:span text:style-name="T1159"><text:s text:c="3"/>Speaking Tree Chapter 8: The Fingers of God, 5 time(s)<text:s/></text:span><text:span text:style-name="T1160"><text:line-break/></text:span><text:span text:style-name="T1161">Weekly Listening</text:span><text:span text:style-name="T1162"><text:line-break/></text:span><text:span text:style-name="T1163"><text:s text:c="3"/>Speaking Tree Chapter 8: The Fingers of God, 5 time(s)<text:s/></text:span><text:span text:style-name="T1164"><text:line-break/></text:span><text:line-break/><text:span text:style-name="T1165">Week 10 (Thursday, May 7, 2015) - Unit 8 : The Fingers of God</text:span><text:line-break/><text:line-break/><text:span text:style-name="T1166">Week 11 (Thursday, May 14, 2015) -<text:s/></text:span><text:line-break/><text:line-break/><text:span text:style-name="T1167">Week 12 (Thursday, May 21, 2015) -<text:s/></text:span><text:line-break/><text:line-break/><text:span text:style-name="T1168">Week 13 (Thursday, May 28, 2015) -<text:s/></text:span><text:line-break/><text:line-break/><text:line-break/></text:p>
      <table:table table:style-name="Table1169">
        <table:table-columns>
          <table:table-column table:style-name="TableColumn1170"/>
          <table:table-column table:style-name="TableColumn1171"/>
          <table:table-column table:style-name="TableColumn1172"/>
          <table:table-column table:style-name="TableColumn1173"/>
          <table:table-column table:style-name="TableColumn1174"/>
        </table:table-columns>
        <table:table-row table:style-name="TableRow1175">
          <table:table-cell table:style-name="TableCell1176">
            <text:p text:style-name="P1177"><text:span text:style-name="T1178">Date Assigned</text:span></text:p>
          </table:table-cell>
          <table:table-cell table:style-name="TableCell1179">
            <text:p text:style-name="Normal"><text:span text:style-name="T1180">Date</text:span><text:span text:style-name="T1181"><text:s/>Due</text:span></text:p>
          </table:table-cell>
          <table:table-cell table:style-name="TableCell1182">
            <text:p text:style-name="Normal"><text:span text:style-name="T1183">Assignment</text:span></text:p>
          </table:table-cell>
          <table:table-cell table:style-name="TableCell1184">
            <text:p text:style-name="Normal"><text:span text:style-name="T1185">Parent Signature</text:span></text:p>
          </table:table-cell>
          <table:table-cell table:style-name="TableCell1186">
            <text:p text:style-name="Normal"><text:span text:style-name="T1187">Teacher Signature</text:span></text:p>
          </table:table-cell>
        </table:table-row>
        <table:table-row table:style-name="TableRow1188">
          <table:table-cell table:style-name="TableCell1189">
            <text:p text:style-name="Normal"><text:span text:style-name="T1190">3/5/2015</text:span></text:p>
          </table:table-cell>
          <table:table-cell table:style-name="TableCell1191">
            <text:p text:style-name="Normal"><text:span text:style-name="T1192">3/12/2015</text:span></text:p>
          </table:table-cell>
          <table:table-cell table:style-name="TableCell1193">
            <text:p text:style-name="Normal"><text:span text:style-name="T1194">Weekly Reading, <text:s/>Weekly Listening, <text:s/></text:span></text:p>
          </table:table-cell>
          <table:table-cell table:style-name="TableCell1195">
            <text:p text:style-name="Normal"/>
          </table:table-cell>
          <table:table-cell table:style-name="TableCell1196">
            <text:p text:style-name="Normal"/>
          </table:table-cell>
        </table:table-row>
        <table:table-row table:style-name="TableRow1197">
          <table:table-cell table:style-name="TableCell1198">
            <text:p text:style-name="Normal"><text:span text:style-name="T1199">Date Assigned</text:span></text:p>
          </table:table-cell>
          <table:table-cell table:style-name="TableCell1200">
            <text:p text:style-name="Normal"><text:span text:style-name="T1201">Date Due</text:span></text:p>
          </table:table-cell>
          <table:table-cell table:style-name="TableCell1202">
            <text:p text:style-name="Normal"><text:span text:style-name="T1203">Assignment</text:span></text:p>
          </table:table-cell>
          <table:table-cell table:style-name="TableCell1204">
            <text:p text:style-name="Normal"><text:span text:style-name="T1205">Parent Signature</text:span></text:p>
          </table:table-cell>
          <table:table-cell table:style-name="TableCell1206">
            <text:p text:style-name="Normal"><text:span text:style-name="T1207">Teacher Signature</text:span></text:p>
          </table:table-cell>
        </table:table-row>
        <table:table-row table:style-name="TableRow1208">
          <table:table-cell table:style-name="TableCell1209">
            <text:p text:style-name="Normal"><text:span text:style-name="T1210">3/12/2015</text:span></text:p>
          </table:table-cell>
          <table:table-cell table:style-name="TableCell1211">
            <text:p text:style-name="Normal"><text:span text:style-name="T1212">3/19/2015</text:span></text:p>
          </table:table-cell>
          <table:table-cell table:style-name="TableCell1213">
            <text:p text:style-name="Normal"><text:span text:style-name="T1214">Weekly Reading, <text:s/>Weekly Listening, <text:s/></text:span></text:p>
          </table:table-cell>
          <table:table-cell table:style-name="TableCell1215">
            <text:p text:style-name="Normal"/>
          </table:table-cell>
          <table:table-cell table:style-name="TableCell1216">
            <text:p text:style-name="Normal"/>
          </table:table-cell>
        </table:table-row>
        <table:table-row table:style-name="TableRow1217">
          <table:table-cell table:style-name="TableCell1218">
            <text:p text:style-name="Normal"><text:span text:style-name="T1219">Date Assigned</text:span></text:p>
          </table:table-cell>
          <table:table-cell table:style-name="TableCell1220">
            <text:p text:style-name="Normal"><text:span text:style-name="T1221">Date Due</text:span></text:p>
          </table:table-cell>
          <table:table-cell table:style-name="TableCell1222">
            <text:p text:style-name="Normal"><text:span text:style-name="T1223">Assignment</text:span></text:p>
          </table:table-cell>
          <table:table-cell table:style-name="TableCell1224">
            <text:p text:style-name="Normal"><text:span text:style-name="T1225">Parent Signature</text:span></text:p>
          </table:table-cell>
          <table:table-cell table:style-name="TableCell1226">
            <text:p text:style-name="Normal"><text:span text:style-name="T1227">Teacher Signature</text:span></text:p>
          </table:table-cell>
        </table:table-row>
        <table:table-row table:style-name="TableRow1228">
          <table:table-cell table:style-name="TableCell1229">
            <text:p text:style-name="Normal"><text:span text:style-name="T1230">3/19/2015</text:span></text:p>
          </table:table-cell>
          <table:table-cell table:style-name="TableCell1231">
            <text:p text:style-name="Normal"><text:span text:style-name="T1232">3/26/2015</text:span></text:p>
          </table:table-cell>
          <table:table-cell table:style-name="TableCell1233">
            <text:p text:style-name="Normal"><text:span text:style-name="T1234">Prepare Presentation #1, <text:s/></text:span></text:p>
          </table:table-cell>
          <table:table-cell table:style-name="TableCell1235">
            <text:p text:style-name="Normal"/>
          </table:table-cell>
          <table:table-cell table:style-name="TableCell1236">
            <text:p text:style-name="Normal"/>
          </table:table-cell>
        </table:table-row>
        <table:table-row table:style-name="TableRow1237">
          <table:table-cell table:style-name="TableCell1238">
            <text:p text:style-name="Normal"><text:span text:style-name="T1239">Date Assigned</text:span></text:p>
          </table:table-cell>
          <table:table-cell table:style-name="TableCell1240">
            <text:p text:style-name="Normal"><text:span text:style-name="T1241">Date Due</text:span></text:p>
          </table:table-cell>
          <table:table-cell table:style-name="TableCell1242">
            <text:p text:style-name="Normal"><text:span text:style-name="T1243">Assignment</text:span></text:p>
          </table:table-cell>
          <table:table-cell table:style-name="TableCell1244">
            <text:p text:style-name="Normal"><text:span text:style-name="T1245">Parent Signature</text:span></text:p>
          </table:table-cell>
          <table:table-cell table:style-name="TableCell1246">
            <text:p text:style-name="Normal"><text:span text:style-name="T1247">Teacher Signature</text:span></text:p>
          </table:table-cell>
        </table:table-row>
        <table:table-row table:style-name="TableRow1248">
          <table:table-cell table:style-name="TableCell1249">
            <text:p text:style-name="Normal"><text:span text:style-name="T1250">3/26/2015</text:span></text:p>
          </table:table-cell>
          <table:table-cell table:style-name="TableCell1251">
            <text:p text:style-name="Normal"><text:span text:style-name="T1252">4/2/2015</text:span></text:p>
          </table:table-cell>
          <table:table-cell table:style-name="TableCell1253">
            <text:p text:style-name="Normal"><text:span text:style-name="T1254">Weekly Reading, <text:s/>Weekly Listening, <text:s/></text:span></text:p>
          </table:table-cell>
          <table:table-cell table:style-name="TableCell1255">
            <text:p text:style-name="Normal"/>
          </table:table-cell>
          <table:table-cell table:style-name="TableCell1256">
            <text:p text:style-name="Normal"/>
          </table:table-cell>
        </table:table-row>
        <table:table-row table:style-name="TableRow1257">
          <table:table-cell table:style-name="TableCell1258">
            <text:p text:style-name="Normal"><text:span text:style-name="T1259">Date Assigned</text:span></text:p>
          </table:table-cell>
          <table:table-cell table:style-name="TableCell1260">
            <text:p text:style-name="Normal"><text:span text:style-name="T1261">Date<text:s/></text:span><text:span text:style-name="T1262">Due</text:span></text:p>
          </table:table-cell>
          <table:table-cell table:style-name="TableCell1263">
            <text:p text:style-name="Normal"><text:span text:style-name="T1264">Assignment</text:span></text:p>
          </table:table-cell>
          <table:table-cell table:style-name="TableCell1265">
            <text:p text:style-name="Normal"><text:span text:style-name="T1266">Parent Signature</text:span></text:p>
          </table:table-cell>
          <table:table-cell table:style-name="TableCell1267">
            <text:p text:style-name="Normal"><text:span text:style-name="T1268">Teacher Signature</text:span></text:p>
          </table:table-cell>
        </table:table-row>
        <table:table-row table:style-name="TableRow1269">
          <table:table-cell table:style-name="TableCell1270">
            <text:p text:style-name="Normal"><text:span text:style-name="T1271">4/2/2015</text:span></text:p>
          </table:table-cell>
          <table:table-cell table:style-name="TableCell1272">
            <text:p text:style-name="Normal"><text:span text:style-name="T1273">4/9/2015</text:span></text:p>
          </table:table-cell>
          <table:table-cell table:style-name="TableCell1274">
            <text:p text:style-name="Normal"><text:span text:style-name="T1275">Weekly Reading, <text:s/>Weekly Listening, <text:s/></text:span></text:p>
          </table:table-cell>
          <table:table-cell table:style-name="TableCell1276">
            <text:p text:style-name="Normal"/>
          </table:table-cell>
          <table:table-cell table:style-name="TableCell1277">
            <text:p text:style-name="Normal"/>
          </table:table-cell>
        </table:table-row>
        <table:table-row table:style-name="TableRow1278">
          <table:table-cell table:style-name="TableCell1279">
            <text:p text:style-name="Normal"><text:span text:style-name="T1280">Date Assigned</text:span></text:p>
          </table:table-cell>
          <table:table-cell table:style-name="TableCell1281">
            <text:p text:style-name="Normal"><text:span text:style-name="T1282">Date Due</text:span></text:p>
          </table:table-cell>
          <table:table-cell table:style-name="TableCell1283">
            <text:p text:style-name="Normal"><text:span text:style-name="T1284">Assignment</text:span></text:p>
          </table:table-cell>
          <table:table-cell table:style-name="TableCell1285">
            <text:p text:style-name="Normal"><text:span text:style-name="T1286">Parent Signature</text:span></text:p>
          </table:table-cell>
          <table:table-cell table:style-name="TableCell1287">
            <text:p text:style-name="Normal"><text:span text:style-name="T1288">Teacher Signature</text:span></text:p>
          </table:table-cell>
        </table:table-row>
        <table:table-row table:style-name="TableRow1289">
          <table:table-cell table:style-name="TableCell1290">
            <text:p text:style-name="Normal"><text:span text:style-name="T1291">4/9/2015</text:span></text:p>
          </table:table-cell>
          <table:table-cell table:style-name="TableCell1292">
            <text:p text:style-name="Normal"><text:span text:style-name="T1293">4/16/2015</text:span></text:p>
          </table:table-cell>
          <table:table-cell table:style-name="TableCell1294">
            <text:p text:style-name="Normal"><text:span text:style-name="T1295">Weekly Reading, <text:s/>Weekly Listening, <text:s/></text:span></text:p>
          </table:table-cell>
          <table:table-cell table:style-name="TableCell1296">
            <text:p text:style-name="Normal"/>
          </table:table-cell>
          <table:table-cell table:style-name="TableCell1297">
            <text:p text:style-name="Normal"/>
          </table:table-cell>
        </table:table-row>
        <table:table-row table:style-name="TableRow1298">
          <table:table-cell table:style-name="TableCell1299">
            <text:p text:style-name="Normal"><text:span text:style-name="T1300">Date Assigned</text:span></text:p>
          </table:table-cell>
          <table:table-cell table:style-name="TableCell1301">
            <text:p text:style-name="Normal"><text:span text:style-name="T1302">Date</text:span><text:span text:style-name="T1303"><text:s/>Due</text:span></text:p>
          </table:table-cell>
          <table:table-cell table:style-name="TableCell1304">
            <text:p text:style-name="Normal"><text:span text:style-name="T1305">Assignment</text:span></text:p>
          </table:table-cell>
          <table:table-cell table:style-name="TableCell1306">
            <text:p text:style-name="Normal"><text:span text:style-name="T1307">Parent Signature</text:span></text:p>
          </table:table-cell>
          <table:table-cell table:style-name="TableCell1308">
            <text:p text:style-name="Normal"><text:span text:style-name="T1309">Teacher Signature</text:span></text:p>
          </table:table-cell>
        </table:table-row>
        <table:table-row table:style-name="TableRow1310">
          <table:table-cell table:style-name="TableCell1311">
            <text:p text:style-name="Normal"><text:span text:style-name="T1312">4/16/2015</text:span></text:p>
          </table:table-cell>
          <table:table-cell table:style-name="TableCell1313">
            <text:p text:style-name="Normal"><text:span text:style-name="T1314">4/23/2015</text:span></text:p>
          </table:table-cell>
          <table:table-cell table:style-name="TableCell1315">
            <text:p text:style-name="Normal"><text:span text:style-name="T1316">Prepare Presentation #2, <text:s/></text:span></text:p>
          </table:table-cell>
          <table:table-cell table:style-name="TableCell1317">
            <text:p text:style-name="Normal"/>
          </table:table-cell>
          <table:table-cell table:style-name="TableCell1318">
            <text:p text:style-name="Normal"/>
          </table:table-cell>
        </table:table-row>
        <table:table-row table:style-name="TableRow1319">
          <table:table-cell table:style-name="TableCell1320">
            <text:p text:style-name="Normal"><text:span text:style-name="T1321">Date Assigned</text:span></text:p>
          </table:table-cell>
          <table:table-cell table:style-name="TableCell1322">
            <text:p text:style-name="Normal"><text:span text:style-name="T1323">Date Due</text:span></text:p>
          </table:table-cell>
          <table:table-cell table:style-name="TableCell1324">
            <text:p text:style-name="Normal"><text:span text:style-name="T1325">Assignment</text:span></text:p>
          </table:table-cell>
          <table:table-cell table:style-name="TableCell1326">
            <text:p text:style-name="Normal"><text:span text:style-name="T1327">Parent Signature</text:span></text:p>
          </table:table-cell>
          <table:table-cell table:style-name="TableCell1328">
            <text:p text:style-name="Normal"><text:span text:style-name="T1329">Teacher Signature</text:span></text:p>
          </table:table-cell>
        </table:table-row>
        <table:table-row table:style-name="TableRow1330">
          <table:table-cell table:style-name="TableCell1331">
            <text:p text:style-name="Normal"><text:span text:style-name="T1332">4/23/2015</text:span></text:p>
          </table:table-cell>
          <table:table-cell table:style-name="TableCell1333">
            <text:p text:style-name="Normal"><text:span text:style-name="T1334">4/30/2015</text:span></text:p>
          </table:table-cell>
          <table:table-cell table:style-name="TableCell1335">
            <text:p text:style-name="Normal"><text:span text:style-name="T1336">Weekly Reading, <text:s/>Weekly Listening, <text:s/></text:span></text:p>
          </table:table-cell>
          <table:table-cell table:style-name="TableCell1337">
            <text:p text:style-name="Normal"/>
          </table:table-cell>
          <table:table-cell table:style-name="TableCell1338">
            <text:p text:style-name="Normal"/>
          </table:table-cell>
        </table:table-row>
        <table:table-row table:style-name="TableRow1339">
          <table:table-cell table:style-name="TableCell1340">
            <text:p text:style-name="Normal"><text:span text:style-name="T1341">Date Assigned</text:span></text:p>
          </table:table-cell>
          <table:table-cell table:style-name="TableCell1342">
            <text:p text:style-name="Normal"><text:span text:style-name="T1343">Date Due</text:span></text:p>
          </table:table-cell>
          <table:table-cell table:style-name="TableCell1344">
            <text:p text:style-name="Normal"><text:span text:style-name="T1345">Assignment</text:span></text:p>
          </table:table-cell>
          <table:table-cell table:style-name="TableCell1346">
            <text:p text:style-name="Normal"><text:span text:style-name="T1347">Parent Signature</text:span></text:p>
          </table:table-cell>
          <table:table-cell table:style-name="TableCell1348">
            <text:p text:style-name="Normal"><text:span text:style-name="T1349">Teacher Signature</text:span></text:p>
          </table:table-cell>
        </table:table-row>
        <table:table-row table:style-name="TableRow1350">
          <table:table-cell table:style-name="TableCell1351">
            <text:p text:style-name="Normal"><text:span text:style-name="T1352">4/30/2015</text:span></text:p>
          </table:table-cell>
          <table:table-cell table:style-name="TableCell1353">
            <text:p text:style-name="Normal"><text:span text:style-name="T1354">5/7/2015</text:span></text:p>
          </table:table-cell>
          <table:table-cell table:style-name="TableCell1355">
            <text:p text:style-name="Normal"><text:span text:style-name="T1356">Weekly Reading, <text:s/>Weekly Listening, <text:s/></text:span></text:p>
          </table:table-cell>
          <table:table-cell table:style-name="TableCell1357">
            <text:p text:style-name="Normal"/>
          </table:table-cell>
          <table:table-cell table:style-name="TableCell1358">
            <text:p text:style-name="Normal"/>
          </table:table-cell>
        </table:table-row>
        <table:table-row table:style-name="TableRow1359">
          <table:table-cell table:style-name="TableCell1360">
            <text:p text:style-name="Normal"><text:span text:style-name="T1361">Date Assigned</text:span></text:p>
          </table:table-cell>
          <table:table-cell table:style-name="TableCell1362">
            <text:p text:style-name="Normal"><text:span text:style-name="T1363">Date Due</text:span></text:p>
          </table:table-cell>
          <table:table-cell table:style-name="TableCell1364">
            <text:p text:style-name="Normal"><text:span text:style-name="T1365">Assignment</text:span></text:p>
          </table:table-cell>
          <table:table-cell table:style-name="TableCell1366">
            <text:p text:style-name="Normal"><text:span text:style-name="T1367">Parent Signature</text:span></text:p>
          </table:table-cell>
          <table:table-cell table:style-name="TableCell1368">
            <text:p text:style-name="Normal"><text:span text:style-name="T1369">Teacher Signature</text:span></text:p>
          </table:table-cell>
        </table:table-row>
        <table:table-row table:style-name="TableRow1370">
          <table:table-cell table:style-name="TableCell1371">
            <text:p text:style-name="Normal"><text:span text:style-name="T1372">5/7/2015</text:span></text:p>
          </table:table-cell>
          <table:table-cell table:style-name="TableCell1373">
            <text:p text:style-name="Normal"><text:span text:style-name="T1374">5/14/2015</text:span></text:p>
          </table:table-cell>
          <table:table-cell table:style-name="TableCell1375">
            <text:p text:style-name="Normal"/>
          </table:table-cell>
          <table:table-cell table:style-name="TableCell1376">
            <text:p text:style-name="Normal"/>
          </table:table-cell>
          <table:table-cell table:style-name="TableCell1377">
            <text:p text:style-name="Normal"/>
          </table:table-cell>
        </table:table-row>
        <table:table-row table:style-name="TableRow1378">
          <table:table-cell table:style-name="TableCell1379">
            <text:p text:style-name="Normal"><text:span text:style-name="T1380">Date Assigned</text:span></text:p>
          </table:table-cell>
          <table:table-cell table:style-name="TableCell1381">
            <text:p text:style-name="Normal"><text:span text:style-name="T1382">Date Due</text:span></text:p>
          </table:table-cell>
          <table:table-cell table:style-name="TableCell1383">
            <text:p text:style-name="Normal"><text:span text:style-name="T1384">Assignment</text:span></text:p>
          </table:table-cell>
          <table:table-cell table:style-name="TableCell1385">
            <text:p text:style-name="Normal"><text:span text:style-name="T1386">Parent Signature</text:span></text:p>
          </table:table-cell>
          <table:table-cell table:style-name="TableCell1387">
            <text:p text:style-name="Normal"><text:span text:style-name="T1388">Teacher Signature</text:span></text:p>
          </table:table-cell>
        </table:table-row>
        <table:table-row table:style-name="TableRow1389">
          <table:table-cell table:style-name="TableCell1390">
            <text:p text:style-name="Normal"><text:span text:style-name="T1391">5/14/2015</text:span></text:p>
          </table:table-cell>
          <table:table-cell table:style-name="TableCell1392">
            <text:p text:style-name="Normal"><text:span text:style-name="T1393">5/21/2015</text:span></text:p>
          </table:table-cell>
          <table:table-cell table:style-name="TableCell1394">
            <text:p text:style-name="Normal"/>
          </table:table-cell>
          <table:table-cell table:style-name="TableCell1395">
            <text:p text:style-name="Normal"/>
          </table:table-cell>
          <table:table-cell table:style-name="TableCell1396">
            <text:p text:style-name="Normal"/>
          </table:table-cell>
        </table:table-row>
        <table:table-row table:style-name="TableRow1397">
          <table:table-cell table:style-name="TableCell1398">
            <text:p text:style-name="Normal"><text:span text:style-name="T1399">Date Assigned</text:span></text:p>
          </table:table-cell>
          <table:table-cell table:style-name="TableCell1400">
            <text:p text:style-name="Normal"><text:span text:style-name="T1401">Date Due</text:span></text:p>
          </table:table-cell>
          <table:table-cell table:style-name="TableCell1402">
            <text:p text:style-name="Normal"><text:span text:style-name="T1403">Assignment</text:span></text:p>
          </table:table-cell>
          <table:table-cell table:style-name="TableCell1404">
            <text:p text:style-name="Normal"><text:span text:style-name="T1405">Parent Signature</text:span></text:p>
          </table:table-cell>
          <table:table-cell table:style-name="TableCell1406">
            <text:p text:style-name="Normal"><text:span text:style-name="T1407">Teacher Signature</text:span></text:p>
          </table:table-cell>
        </table:table-row>
        <table:table-row table:style-name="TableRow1408">
          <table:table-cell table:style-name="TableCell1409">
            <text:p text:style-name="Normal"><text:span text:style-name="T1410">5/21/2015</text:span></text:p>
          </table:table-cell>
          <table:table-cell table:style-name="TableCell1411">
            <text:p text:style-name="Normal"><text:span text:style-name="T1412">5/28/2015</text:span></text:p>
          </table:table-cell>
          <table:table-cell table:style-name="TableCell1413">
            <text:p text:style-name="Normal"/>
          </table:table-cell>
          <table:table-cell table:style-name="TableCell1414">
            <text:p text:style-name="Normal"/>
          </table:table-cell>
          <table:table-cell table:style-name="TableCell1415">
            <text:p text:style-name="Normal"/>
          </table:table-cell>
        </table:table-row>
        <table:table-row table:style-name="TableRow1416">
          <table:table-cell table:style-name="TableCell1417">
            <text:p text:style-name="Normal"><text:span text:style-name="T1418">Date Assigned</text:span></text:p>
          </table:table-cell>
          <table:table-cell table:style-name="TableCell1419">
            <text:p text:style-name="Normal"><text:span text:style-name="T1420">Date Due</text:span></text:p>
          </table:table-cell>
          <table:table-cell table:style-name="TableCell1421">
            <text:p text:style-name="Normal"><text:span text:style-name="T1422">Assignment</text:span></text:p>
          </table:table-cell>
          <table:table-cell table:style-name="TableCell1423">
            <text:p text:style-name="Normal"><text:span text:style-name="T1424">Parent Signature</text:span></text:p>
          </table:table-cell>
          <table:table-cell table:style-name="TableCell1425">
            <text:p text:style-name="Normal"><text:span text:style-name="T1426">Teacher Signature</text:span></text:p>
          </table:table-cell>
        </table:table-row>
        <table:table-row table:style-name="TableRow1427">
          <table:table-cell table:style-name="TableCell1428">
            <text:p text:style-name="Normal"><text:span text:style-name="T1429">5/28/2015</text:span></text:p>
          </table:table-cell>
          <table:table-cell table:style-name="TableCell1430">
            <text:p text:style-name="Normal"><text:span text:style-name="T1431">6/4/2015</text:span></text:p>
          </table:table-cell>
          <table:table-cell table:style-name="TableCell1432">
            <text:p text:style-name="Normal"/>
          </table:table-cell>
          <table:table-cell table:style-name="TableCell1433">
            <text:p text:style-name="Normal"/>
          </table:table-cell>
          <table:table-cell table:style-name="TableCell1434">
            <text:p text:style-name="Normal"/>
          </table:table-cell>
        </table:table-row>
      </table:table>
      <text:p text:style-name="P1435">안녕하세요.<text:line-break/>아래의<text:s/>표는2/27/2015부터<text:s/>5/28/2015까지<text:s/>JLS의<text:s/>네이티브<text:s/>선생님<text:s/>수업을<text:s/>듣는<text:s/>여러분의<text:s/>자녀들을<text:s/>위해<text:s/>만들어진<text:s/>과제<text:s/>일람표입니다.<text:line-break/>김민채<text:s/>학생이<text:s/>과제를<text:s/>잘<text:s/>따라가고<text:s/>있는지<text:s/>확인해보세요.<text:line-break/>감사합니다.<text:line-break/>John, JLS NT</text:p>
      <table:table table:style-name="Table1436">
        <table:table-columns>
          <table:table-column table:style-name="TableColumn1437"/>
          <table:table-column table:style-name="TableColumn1438"/>
          <table:table-column table:style-name="TableColumn1439"/>
        </table:table-columns>
        <table:table-row table:style-name="TableRow1440">
          <table:table-cell table:style-name="TableCell1441">
            <text:p text:style-name="Normal"><text:span text:style-name="T1442">Date Assigned</text:span></text:p>
          </table:table-cell>
          <table:table-cell table:style-name="TableCell1443">
            <text:p text:style-name="Normal"><text:span text:style-name="T1444">Date Due</text:span></text:p>
          </table:table-cell>
          <table:table-cell table:style-name="TableCell1445">
            <text:p text:style-name="Normal"><text:span text:style-name="T1446">Assignment</text:span></text:p>
          </table:table-cell>
        </table:table-row>
        <table:table-row table:style-name="TableRow1447">
          <table:table-cell table:style-name="TableCell1448">
            <text:p text:style-name="Normal"><text:span text:style-name="T1449">3/5/2015</text:span></text:p>
          </table:table-cell>
          <table:table-cell table:style-name="TableCell1450">
            <text:p text:style-name="Normal"><text:span text:style-name="T1451">3/12/2015</text:span></text:p>
          </table:table-cell>
          <table:table-cell table:style-name="TableCell1452">
            <text:p text:style-name="Normal"><text:span text:style-name="T1453">Weekly Reading, <text:s/>Weekly Listening, <text:s/></text:span></text:p>
          </table:table-cell>
        </table:table-row>
        <table:table-row table:style-name="TableRow1454">
          <table:table-cell table:style-name="TableCell1455">
            <text:p text:style-name="Normal"><text:span text:style-name="T1456">Date Assigned</text:span></text:p>
          </table:table-cell>
          <table:table-cell table:style-name="TableCell1457">
            <text:p text:style-name="Normal"><text:span text:style-name="T1458">Date Due</text:span></text:p>
          </table:table-cell>
          <table:table-cell table:style-name="TableCell1459">
            <text:p text:style-name="Normal"><text:span text:style-name="T1460">Assignment</text:span></text:p>
          </table:table-cell>
        </table:table-row>
        <table:table-row table:style-name="TableRow1461">
          <table:table-cell table:style-name="TableCell1462">
            <text:p text:style-name="Normal"><text:span text:style-name="T1463">3/12/2015</text:span></text:p>
          </table:table-cell>
          <table:table-cell table:style-name="TableCell1464">
            <text:p text:style-name="Normal"><text:span text:style-name="T1465">3/19/2015</text:span></text:p>
          </table:table-cell>
          <table:table-cell table:style-name="TableCell1466">
            <text:p text:style-name="Normal"><text:span text:style-name="T1467">Weekly Reading, <text:s/>Weekly Listening, <text:s/></text:span></text:p>
          </table:table-cell>
        </table:table-row>
        <table:table-row table:style-name="TableRow1468">
          <table:table-cell table:style-name="TableCell1469">
            <text:p text:style-name="Normal"><text:span text:style-name="T1470">Date Assigned</text:span></text:p>
          </table:table-cell>
          <table:table-cell table:style-name="TableCell1471">
            <text:p text:style-name="Normal"><text:span text:style-name="T1472">Date Due</text:span></text:p>
          </table:table-cell>
          <table:table-cell table:style-name="TableCell1473">
            <text:p text:style-name="Normal"><text:span text:style-name="T1474">Assignment</text:span></text:p>
          </table:table-cell>
        </table:table-row>
        <table:table-row table:style-name="TableRow1475">
          <table:table-cell table:style-name="TableCell1476">
            <text:p text:style-name="Normal"><text:span text:style-name="T1477">3/19/2015</text:span></text:p>
          </table:table-cell>
          <table:table-cell table:style-name="TableCell1478">
            <text:p text:style-name="Normal"><text:span text:style-name="T1479">3/26/2015</text:span></text:p>
          </table:table-cell>
          <table:table-cell table:style-name="TableCell1480">
            <text:p text:style-name="Normal"><text:span text:style-name="T1481">Prepare Presentation #1, <text:s/></text:span></text:p>
          </table:table-cell>
        </table:table-row>
        <table:table-row table:style-name="TableRow1482">
          <table:table-cell table:style-name="TableCell1483">
            <text:p text:style-name="Normal"><text:span text:style-name="T1484">Date Assigned</text:span></text:p>
          </table:table-cell>
          <table:table-cell table:style-name="TableCell1485">
            <text:p text:style-name="Normal"><text:span text:style-name="T1486">Date Due</text:span></text:p>
          </table:table-cell>
          <table:table-cell table:style-name="TableCell1487">
            <text:p text:style-name="Normal"><text:span text:style-name="T1488">Assignment</text:span></text:p>
          </table:table-cell>
        </table:table-row>
        <table:table-row table:style-name="TableRow1489">
          <table:table-cell table:style-name="TableCell1490">
            <text:p text:style-name="Normal"><text:span text:style-name="T1491">3/26/2015</text:span></text:p>
          </table:table-cell>
          <table:table-cell table:style-name="TableCell1492">
            <text:p text:style-name="Normal"><text:span text:style-name="T1493">4/2/2015</text:span></text:p>
          </table:table-cell>
          <table:table-cell table:style-name="TableCell1494">
            <text:p text:style-name="Normal"><text:span text:style-name="T1495">Weekly Reading, <text:s/>Weekly Listening, <text:s/></text:span></text:p>
          </table:table-cell>
        </table:table-row>
        <table:table-row table:style-name="TableRow1496">
          <table:table-cell table:style-name="TableCell1497">
            <text:p text:style-name="Normal"><text:span text:style-name="T1498">Date Assigned</text:span></text:p>
          </table:table-cell>
          <table:table-cell table:style-name="TableCell1499">
            <text:p text:style-name="Normal"><text:span text:style-name="T1500">Date Due</text:span></text:p>
          </table:table-cell>
          <table:table-cell table:style-name="TableCell1501">
            <text:p text:style-name="Normal"><text:span text:style-name="T1502">Assignment</text:span></text:p>
          </table:table-cell>
        </table:table-row>
        <table:table-row table:style-name="TableRow1503">
          <table:table-cell table:style-name="TableCell1504">
            <text:p text:style-name="Normal"><text:span text:style-name="T1505">4/2/2015</text:span></text:p>
          </table:table-cell>
          <table:table-cell table:style-name="TableCell1506">
            <text:p text:style-name="Normal"><text:span text:style-name="T1507">4/9/2015</text:span></text:p>
          </table:table-cell>
          <table:table-cell table:style-name="TableCell1508">
            <text:p text:style-name="Normal"><text:span text:style-name="T1509">Weekly Reading, <text:s/>Weekly Listening, <text:s/></text:span></text:p>
          </table:table-cell>
        </table:table-row>
        <table:table-row table:style-name="TableRow1510">
          <table:table-cell table:style-name="TableCell1511">
            <text:p text:style-name="Normal"><text:span text:style-name="T1512">Date Assigned</text:span></text:p>
          </table:table-cell>
          <table:table-cell table:style-name="TableCell1513">
            <text:p text:style-name="Normal"><text:span text:style-name="T1514">Date Due</text:span></text:p>
          </table:table-cell>
          <table:table-cell table:style-name="TableCell1515">
            <text:p text:style-name="Normal"><text:span text:style-name="T1516">Assignment</text:span></text:p>
          </table:table-cell>
        </table:table-row>
        <table:table-row table:style-name="TableRow1517">
          <table:table-cell table:style-name="TableCell1518">
            <text:p text:style-name="Normal"><text:span text:style-name="T1519">4/9/2015</text:span></text:p>
          </table:table-cell>
          <table:table-cell table:style-name="TableCell1520">
            <text:p text:style-name="Normal"><text:span text:style-name="T1521">4/16/2015</text:span></text:p>
          </table:table-cell>
          <table:table-cell table:style-name="TableCell1522">
            <text:p text:style-name="Normal"><text:span text:style-name="T1523">Weekly Reading, <text:s/>Weekly Listening, <text:s/></text:span></text:p>
          </table:table-cell>
        </table:table-row>
        <table:table-row table:style-name="TableRow1524">
          <table:table-cell table:style-name="TableCell1525">
            <text:p text:style-name="Normal"><text:span text:style-name="T1526">Date Assigned</text:span></text:p>
          </table:table-cell>
          <table:table-cell table:style-name="TableCell1527">
            <text:p text:style-name="Normal"><text:span text:style-name="T1528">Date Due</text:span></text:p>
          </table:table-cell>
          <table:table-cell table:style-name="TableCell1529">
            <text:p text:style-name="Normal"><text:span text:style-name="T1530">Assignment</text:span></text:p>
          </table:table-cell>
        </table:table-row>
        <table:table-row table:style-name="TableRow1531">
          <table:table-cell table:style-name="TableCell1532">
            <text:p text:style-name="Normal"><text:span text:style-name="T1533">4/16/2015</text:span></text:p>
          </table:table-cell>
          <table:table-cell table:style-name="TableCell1534">
            <text:p text:style-name="Normal"><text:span text:style-name="T1535">4/23/2015</text:span></text:p>
          </table:table-cell>
          <table:table-cell table:style-name="TableCell1536">
            <text:p text:style-name="Normal"><text:span text:style-name="T1537">Prepare Presentation #2, <text:s/></text:span></text:p>
          </table:table-cell>
        </table:table-row>
        <table:table-row table:style-name="TableRow1538">
          <table:table-cell table:style-name="TableCell1539">
            <text:p text:style-name="Normal"><text:span text:style-name="T1540">Date Assigned</text:span></text:p>
          </table:table-cell>
          <table:table-cell table:style-name="TableCell1541">
            <text:p text:style-name="Normal"><text:span text:style-name="T1542">Date Due</text:span></text:p>
          </table:table-cell>
          <table:table-cell table:style-name="TableCell1543">
            <text:p text:style-name="Normal"><text:span text:style-name="T1544">Assignment</text:span></text:p>
          </table:table-cell>
        </table:table-row>
        <table:table-row table:style-name="TableRow1545">
          <table:table-cell table:style-name="TableCell1546">
            <text:p text:style-name="Normal"><text:span text:style-name="T1547">4/23/2015</text:span></text:p>
          </table:table-cell>
          <table:table-cell table:style-name="TableCell1548">
            <text:p text:style-name="Normal"><text:span text:style-name="T1549">4/30/2015</text:span></text:p>
          </table:table-cell>
          <table:table-cell table:style-name="TableCell1550">
            <text:p text:style-name="Normal"><text:span text:style-name="T1551">Weekly Reading, <text:s/>Weekly Listening, <text:s/></text:span></text:p>
          </table:table-cell>
        </table:table-row>
        <table:table-row table:style-name="TableRow1552">
          <table:table-cell table:style-name="TableCell1553">
            <text:p text:style-name="Normal"><text:span text:style-name="T1554">Date Assigned</text:span></text:p>
          </table:table-cell>
          <table:table-cell table:style-name="TableCell1555">
            <text:p text:style-name="Normal"><text:span text:style-name="T1556">Date Due</text:span></text:p>
          </table:table-cell>
          <table:table-cell table:style-name="TableCell1557">
            <text:p text:style-name="Normal"><text:span text:style-name="T1558">Assignment</text:span></text:p>
          </table:table-cell>
        </table:table-row>
        <table:table-row table:style-name="TableRow1559">
          <table:table-cell table:style-name="TableCell1560">
            <text:p text:style-name="Normal"><text:span text:style-name="T1561">4/30/2015</text:span></text:p>
          </table:table-cell>
          <table:table-cell table:style-name="TableCell1562">
            <text:p text:style-name="Normal"><text:span text:style-name="T1563">5/7/2015</text:span></text:p>
          </table:table-cell>
          <table:table-cell table:style-name="TableCell1564">
            <text:p text:style-name="Normal"><text:span text:style-name="T1565">Weekly Reading, <text:s/>Weekly Listening, <text:s/></text:span></text:p>
          </table:table-cell>
        </table:table-row>
        <table:table-row table:style-name="TableRow1566">
          <table:table-cell table:style-name="TableCell1567">
            <text:p text:style-name="Normal"><text:span text:style-name="T1568">Date Assigned</text:span></text:p>
          </table:table-cell>
          <table:table-cell table:style-name="TableCell1569">
            <text:p text:style-name="Normal"><text:span text:style-name="T1570">Date Due</text:span></text:p>
          </table:table-cell>
          <table:table-cell table:style-name="TableCell1571">
            <text:p text:style-name="Normal"><text:span text:style-name="T1572">Assignment</text:span></text:p>
          </table:table-cell>
        </table:table-row>
        <table:table-row table:style-name="TableRow1573">
          <table:table-cell table:style-name="TableCell1574">
            <text:p text:style-name="Normal"><text:span text:style-name="T1575">5/7/2015</text:span></text:p>
          </table:table-cell>
          <table:table-cell table:style-name="TableCell1576">
            <text:p text:style-name="Normal"><text:span text:style-name="T1577">5/14/2015</text:span></text:p>
          </table:table-cell>
          <table:table-cell table:style-name="TableCell1578">
            <text:p text:style-name="Normal"/>
          </table:table-cell>
        </table:table-row>
        <table:table-row table:style-name="TableRow1579">
          <table:table-cell table:style-name="TableCell1580">
            <text:p text:style-name="Normal"><text:span text:style-name="T1581">Date Assigned</text:span></text:p>
          </table:table-cell>
          <table:table-cell table:style-name="TableCell1582">
            <text:p text:style-name="Normal"><text:span text:style-name="T1583">Date Due</text:span></text:p>
          </table:table-cell>
          <table:table-cell table:style-name="TableCell1584">
            <text:p text:style-name="Normal"><text:span text:style-name="T1585">Assignment</text:span></text:p>
          </table:table-cell>
        </table:table-row>
        <table:table-row table:style-name="TableRow1586">
          <table:table-cell table:style-name="TableCell1587">
            <text:p text:style-name="Normal"><text:span text:style-name="T1588">5/14/2015</text:span></text:p>
          </table:table-cell>
          <table:table-cell table:style-name="TableCell1589">
            <text:p text:style-name="Normal"><text:span text:style-name="T1590">5/21/2015</text:span></text:p>
          </table:table-cell>
          <table:table-cell table:style-name="TableCell1591">
            <text:p text:style-name="Normal"/>
          </table:table-cell>
        </table:table-row>
        <table:table-row table:style-name="TableRow1592">
          <table:table-cell table:style-name="TableCell1593">
            <text:p text:style-name="Normal"><text:span text:style-name="T1594">Date Assigned</text:span></text:p>
          </table:table-cell>
          <table:table-cell table:style-name="TableCell1595">
            <text:p text:style-name="Normal"><text:span text:style-name="T1596">Date Due</text:span></text:p>
          </table:table-cell>
          <table:table-cell table:style-name="TableCell1597">
            <text:p text:style-name="Normal"><text:span text:style-name="T1598">Assignment</text:span></text:p>
          </table:table-cell>
        </table:table-row>
        <table:table-row table:style-name="TableRow1599">
          <table:table-cell table:style-name="TableCell1600">
            <text:p text:style-name="Normal"><text:span text:style-name="T1601">5/21/2015</text:span></text:p>
          </table:table-cell>
          <table:table-cell table:style-name="TableCell1602">
            <text:p text:style-name="Normal"><text:span text:style-name="T1603">5/28/2015</text:span></text:p>
          </table:table-cell>
          <table:table-cell table:style-name="TableCell1604">
            <text:p text:style-name="Normal"/>
          </table:table-cell>
        </table:table-row>
        <table:table-row table:style-name="TableRow1605">
          <table:table-cell table:style-name="TableCell1606">
            <text:p text:style-name="Normal"><text:span text:style-name="T1607">Date Assigned</text:span></text:p>
          </table:table-cell>
          <table:table-cell table:style-name="TableCell1608">
            <text:p text:style-name="Normal"><text:span text:style-name="T1609">Date Due</text:span></text:p>
          </table:table-cell>
          <table:table-cell table:style-name="TableCell1610">
            <text:p text:style-name="Normal"><text:span text:style-name="T1611">Assignment</text:span></text:p>
          </table:table-cell>
        </table:table-row>
        <table:table-row table:style-name="TableRow1612">
          <table:table-cell table:style-name="TableCell1613">
            <text:p text:style-name="Normal"><text:span text:style-name="T1614">5/28/2015</text:span></text:p>
          </table:table-cell>
          <table:table-cell table:style-name="TableCell1615">
            <text:p text:style-name="Normal"><text:span text:style-name="T1616">6/4/2015</text:span></text:p>
          </table:table-cell>
          <table:table-cell table:style-name="TableCell1617">
            <text:p text:style-name="Normal"/>
          </table:table-cell>
        </table:table-row>
      </table:table>
      <text:p text:style-name="P1618"><text:span text:style-name="T1619">Angela (</text:span><text:span text:style-name="T1620">박서현</text:span><text:span text:style-name="T1621">)</text:span></text:p>
      <text:p text:style-name="Normal"><text:span text:style-name="T1622">John's Class, Thursday at 4:40-5:30</text:span><text:line-break/></text:p>
      <text:p text:style-name="Normal"><text:span text:style-name="T1623">Syllabus:</text:span><text:line-break/><text:span text:style-name="T1624">Please complete the homework each week. If you miss a class,</text:span><text:span text:style-name="T1625"><text:s/>please complete the homework for the next week as well.</text:span><text:line-break/><text:span text:style-name="T1626">Week 1 (Thursday, March 5, 2015) - Unit 1 : Coral Reefs</text:span><text:line-break/><text:span text:style-name="T1627">Weekly Reading</text:span><text:span text:style-name="T1628"><text:line-break/></text:span><text:span text:style-name="T1629"><text:s text:c="3"/>Speaking Tree Chapter 2: The Bermuda Triangle, 5 time(s)<text:s/></text:span><text:span text:style-name="T1630"><text:line-break/></text:span><text:span text:style-name="T1631">Weekly Listening</text:span><text:span text:style-name="T1632"><text:line-break/></text:span><text:span text:style-name="T1633"><text:s text:c="3"/>Speaking Tree Chapter 2: The Bermuda Triangle,<text:s/></text:span><text:span text:style-name="T1634">5 time(s)<text:s/></text:span><text:span text:style-name="T1635"><text:line-break/></text:span><text:line-break/><text:span text:style-name="T1636">Week 2 (Thursday, March 12, 2015) - Unit 2 : The Bermuda Triangle</text:span><text:line-break/><text:span text:style-name="T1637">Weekly Reading</text:span><text:span text:style-name="T1638"><text:line-break/></text:span><text:span text:style-name="T1639"><text:s text:c="3"/>Speaking Tree Chapter 3: Life is Everywhere, 5 time(s)<text:s/></text:span><text:span text:style-name="T1640"><text:line-break/></text:span><text:span text:style-name="T1641">Weekly Listening</text:span><text:span text:style-name="T1642"><text:line-break/></text:span><text:span text:style-name="T1643"><text:s text:c="3"/>Speaking Tree Chapter 3: Life is Everywhere, 5 time(s)<text:s/></text:span><text:span text:style-name="T1644"><text:line-break/></text:span><text:line-break/><text:span text:style-name="T1645">Week 3 (Thursday, March 19,</text:span><text:span text:style-name="T1646"><text:s/>2015) - Unit 3 : Life is Everywhere</text:span><text:line-break/><text:span text:style-name="T1647">Prepare Presentation #1</text:span><text:span text:style-name="T1648"><text:line-break/></text:span><text:span text:style-name="T1649"><text:s text:c="4"/></text:span><text:span text:style-name="T1650"><text:line-break/></text:span><text:line-break/><text:span text:style-name="T1651">Week 4 (Thursday, March 26, 2015) - Speaking Tree Topic Presentation</text:span><text:line-break/><text:span text:style-name="T1652">Weekly Reading</text:span><text:span text:style-name="T1653"><text:line-break/></text:span><text:span text:style-name="T1654"><text:s text:c="3"/>Speaking Tree Chapter 4: The Little Black Lady Who Said No, 5 time(s)<text:s/></text:span><text:span text:style-name="T1655"><text:line-break/></text:span><text:span text:style-name="T1656">Weekly Listening</text:span><text:span text:style-name="T1657"><text:line-break/></text:span><text:span text:style-name="T1658"><text:s text:c="3"/>Speaking Tr</text:span><text:span text:style-name="T1659">ee Chapter 4: The Little Black Lady Who Said No, 5 time(s)<text:s/></text:span><text:span text:style-name="T1660"><text:line-break/></text:span><text:line-break/><text:span text:style-name="T1661">Week 5 (Thursday, April 2, 2015) - Unit 4 : The Little Black Lady Who Said No</text:span><text:line-break/><text:span text:style-name="T1662">Weekly Reading</text:span><text:span text:style-name="T1663"><text:line-break/></text:span><text:span text:style-name="T1664"><text:s text:c="3"/>Speaking Tree Chapter 5: Racing Cheese, 5 time(s)<text:s/></text:span><text:span text:style-name="T1665"><text:line-break/></text:span><text:span text:style-name="T1666">Weekly Listening</text:span><text:span text:style-name="T1667"><text:line-break/></text:span><text:span text:style-name="T1668"><text:s text:c="3"/>Speaking Tree Chapter 5: Rac</text:span><text:span text:style-name="T1669">ing Cheese, 5 time(s)<text:s/></text:span><text:span text:style-name="T1670"><text:line-break/></text:span><text:line-break/><text:span text:style-name="T1671">Week 6 (Thursday, April 9, 2015) - Unit 5 : Racing Cheese</text:span><text:line-break/><text:span text:style-name="T1672">Weekly Reading</text:span><text:span text:style-name="T1673"><text:line-break/></text:span><text:span text:style-name="T1674"><text:s text:c="3"/>Speaking Tree Chapter 6: Chameleon Rock, 5 time(s)<text:s/></text:span><text:span text:style-name="T1675"><text:line-break/></text:span><text:span text:style-name="T1676">Weekly Listening</text:span><text:span text:style-name="T1677"><text:line-break/></text:span><text:span text:style-name="T1678"><text:s text:c="3"/>Speaking Tree Chapter 6: Chameleon Rock, 5 time(s)<text:s/></text:span><text:span text:style-name="T1679"><text:line-break/></text:span><text:line-break/><text:span text:style-name="T1680">Week 7 (Thursday, April 16, 201</text:span><text:span text:style-name="T1681">5) - Unit 6 : Chameleon Rock</text:span><text:line-break/><text:span text:style-name="T1682">Prepare Presentation #2</text:span><text:span text:style-name="T1683"><text:line-break/></text:span><text:span text:style-name="T1684"><text:s text:c="4"/></text:span><text:span text:style-name="T1685"><text:line-break/></text:span><text:line-break/><text:span text:style-name="T1686">Week 8 (Thursday, April 23, 2015) - Free Topic Presentation</text:span><text:line-break/><text:span text:style-name="T1687">Weekly Reading</text:span><text:span text:style-name="T1688"><text:line-break/></text:span><text:span text:style-name="T1689"><text:s text:c="3"/>Speaking Tree Chapter 7: Gloves for Ears, 5 time(s)<text:s/></text:span><text:span text:style-name="T1690"><text:line-break/></text:span><text:span text:style-name="T1691">Weekly Listening</text:span><text:span text:style-name="T1692"><text:line-break/></text:span><text:span text:style-name="T1693"><text:s text:c="3"/>Speaking Tree Chapter 7: Gloves for Ears, 5 ti</text:span><text:span text:style-name="T1694">me(s)<text:s/></text:span><text:span text:style-name="T1695"><text:line-break/></text:span><text:line-break/><text:span text:style-name="T1696">Week 9 (Thursday, April 30, 2015) - Unit 7 : Gloves for Ears</text:span><text:line-break/><text:span text:style-name="T1697">Weekly Reading</text:span><text:span text:style-name="T1698"><text:line-break/></text:span><text:span text:style-name="T1699"><text:s text:c="3"/>Speaking Tree Chapter 8: The Fingers of God, 5 time(s)<text:s/></text:span><text:span text:style-name="T1700"><text:line-break/></text:span><text:span text:style-name="T1701">Weekly Listening</text:span><text:span text:style-name="T1702"><text:line-break/></text:span><text:span text:style-name="T1703"><text:s text:c="3"/>Speaking Tree Chapter 8: The Fingers of God, 5 time(s)<text:s/></text:span><text:span text:style-name="T1704"><text:line-break/></text:span><text:line-break/><text:span text:style-name="T1705">Week 10 (Thursday, May 7, 2015) - Un</text:span><text:span text:style-name="T1706">it 8 : The Fingers of God</text:span><text:line-break/><text:line-break/><text:span text:style-name="T1707">Week 11 (Thursday, May 14, 2015) -<text:s/></text:span><text:line-break/><text:line-break/><text:span text:style-name="T1708">Week 12 (Thursday, May 21, 2015) -<text:s/></text:span><text:line-break/><text:line-break/><text:span text:style-name="T1709">Week 13 (Thursday, May 28, 2015) -<text:s/></text:span><text:line-break/><text:line-break/><text:line-break/></text:p>
      <table:table table:style-name="Table1710">
        <table:table-columns>
          <table:table-column table:style-name="TableColumn1711"/>
          <table:table-column table:style-name="TableColumn1712"/>
          <table:table-column table:style-name="TableColumn1713"/>
          <table:table-column table:style-name="TableColumn1714"/>
          <table:table-column table:style-name="TableColumn1715"/>
        </table:table-columns>
        <table:table-row table:style-name="TableRow1716">
          <table:table-cell table:style-name="TableCell1717">
            <text:p text:style-name="P1718"><text:span text:style-name="T1719">Date Assigned</text:span></text:p>
          </table:table-cell>
          <table:table-cell table:style-name="TableCell1720">
            <text:p text:style-name="Normal"><text:span text:style-name="T1721">Date Due</text:span></text:p>
          </table:table-cell>
          <table:table-cell table:style-name="TableCell1722">
            <text:p text:style-name="Normal"><text:span text:style-name="T1723">Assignment</text:span></text:p>
          </table:table-cell>
          <table:table-cell table:style-name="TableCell1724">
            <text:p text:style-name="Normal"><text:span text:style-name="T1725">Parent Signature</text:span></text:p>
          </table:table-cell>
          <table:table-cell table:style-name="TableCell1726">
            <text:p text:style-name="Normal"><text:span text:style-name="T1727">Teacher Signature</text:span></text:p>
          </table:table-cell>
        </table:table-row>
        <table:table-row table:style-name="TableRow1728">
          <table:table-cell table:style-name="TableCell1729">
            <text:p text:style-name="Normal"><text:span text:style-name="T1730">3/5/2015</text:span></text:p>
          </table:table-cell>
          <table:table-cell table:style-name="TableCell1731">
            <text:p text:style-name="Normal"><text:span text:style-name="T1732">3/12/2015</text:span></text:p>
          </table:table-cell>
          <table:table-cell table:style-name="TableCell1733">
            <text:p text:style-name="Normal"><text:span text:style-name="T1734">Weekly Reading, <text:s/>Weekly Li</text:span><text:span text:style-name="T1735">stening, <text:s/></text:span></text:p>
          </table:table-cell>
          <table:table-cell table:style-name="TableCell1736">
            <text:p text:style-name="Normal"/>
          </table:table-cell>
          <table:table-cell table:style-name="TableCell1737">
            <text:p text:style-name="Normal"/>
          </table:table-cell>
        </table:table-row>
        <table:table-row table:style-name="TableRow1738">
          <table:table-cell table:style-name="TableCell1739">
            <text:p text:style-name="Normal"><text:span text:style-name="T1740">Date Assigned</text:span></text:p>
          </table:table-cell>
          <table:table-cell table:style-name="TableCell1741">
            <text:p text:style-name="Normal"><text:span text:style-name="T1742">Date Due</text:span></text:p>
          </table:table-cell>
          <table:table-cell table:style-name="TableCell1743">
            <text:p text:style-name="Normal"><text:span text:style-name="T1744">Assignment</text:span></text:p>
          </table:table-cell>
          <table:table-cell table:style-name="TableCell1745">
            <text:p text:style-name="Normal"><text:span text:style-name="T1746">Parent Signature</text:span></text:p>
          </table:table-cell>
          <table:table-cell table:style-name="TableCell1747">
            <text:p text:style-name="Normal"><text:span text:style-name="T1748">Teacher Signature</text:span></text:p>
          </table:table-cell>
        </table:table-row>
        <table:table-row table:style-name="TableRow1749">
          <table:table-cell table:style-name="TableCell1750">
            <text:p text:style-name="Normal"><text:span text:style-name="T1751">3/12/2015</text:span></text:p>
          </table:table-cell>
          <table:table-cell table:style-name="TableCell1752">
            <text:p text:style-name="Normal"><text:span text:style-name="T1753">3/19/2015</text:span></text:p>
          </table:table-cell>
          <table:table-cell table:style-name="TableCell1754">
            <text:p text:style-name="Normal"><text:span text:style-name="T1755">Weekly Reading, <text:s/>Weekly Listening, <text:s/></text:span></text:p>
          </table:table-cell>
          <table:table-cell table:style-name="TableCell1756">
            <text:p text:style-name="Normal"/>
          </table:table-cell>
          <table:table-cell table:style-name="TableCell1757">
            <text:p text:style-name="Normal"/>
          </table:table-cell>
        </table:table-row>
        <table:table-row table:style-name="TableRow1758">
          <table:table-cell table:style-name="TableCell1759">
            <text:p text:style-name="Normal"><text:span text:style-name="T1760">Date Assigned</text:span></text:p>
          </table:table-cell>
          <table:table-cell table:style-name="TableCell1761">
            <text:p text:style-name="Normal"><text:span text:style-name="T1762">Date Due</text:span></text:p>
          </table:table-cell>
          <table:table-cell table:style-name="TableCell1763">
            <text:p text:style-name="Normal"><text:span text:style-name="T1764">Assignment</text:span></text:p>
          </table:table-cell>
          <table:table-cell table:style-name="TableCell1765">
            <text:p text:style-name="Normal"><text:span text:style-name="T1766">Parent Signature</text:span></text:p>
          </table:table-cell>
          <table:table-cell table:style-name="TableCell1767">
            <text:p text:style-name="Normal"><text:span text:style-name="T1768">Teacher Signature</text:span></text:p>
          </table:table-cell>
        </table:table-row>
        <table:table-row table:style-name="TableRow1769">
          <table:table-cell table:style-name="TableCell1770">
            <text:p text:style-name="Normal"><text:span text:style-name="T1771">3/19/2015</text:span></text:p>
          </table:table-cell>
          <table:table-cell table:style-name="TableCell1772">
            <text:p text:style-name="Normal"><text:span text:style-name="T1773">3/26/2015</text:span></text:p>
          </table:table-cell>
          <table:table-cell table:style-name="TableCell1774">
            <text:p text:style-name="Normal"><text:span text:style-name="T1775">Prepare Presentation #1, <text:s/></text:span></text:p>
          </table:table-cell>
          <table:table-cell table:style-name="TableCell1776">
            <text:p text:style-name="Normal"/>
          </table:table-cell>
          <table:table-cell table:style-name="TableCell1777">
            <text:p text:style-name="Normal"/>
          </table:table-cell>
        </table:table-row>
        <table:table-row table:style-name="TableRow1778">
          <table:table-cell table:style-name="TableCell1779">
            <text:p text:style-name="Normal"><text:span text:style-name="T1780">Date Assigned</text:span></text:p>
          </table:table-cell>
          <table:table-cell table:style-name="TableCell1781">
            <text:p text:style-name="Normal"><text:span text:style-name="T1782">Date Due</text:span></text:p>
          </table:table-cell>
          <table:table-cell table:style-name="TableCell1783">
            <text:p text:style-name="Normal"><text:span text:style-name="T1784">Assignment</text:span></text:p>
          </table:table-cell>
          <table:table-cell table:style-name="TableCell1785">
            <text:p text:style-name="Normal"><text:span text:style-name="T1786">Parent Signature</text:span></text:p>
          </table:table-cell>
          <table:table-cell table:style-name="TableCell1787">
            <text:p text:style-name="Normal"><text:span text:style-name="T1788">Teacher Signature</text:span></text:p>
          </table:table-cell>
        </table:table-row>
        <table:table-row table:style-name="TableRow1789">
          <table:table-cell table:style-name="TableCell1790">
            <text:p text:style-name="Normal"><text:span text:style-name="T1791">3/26/2015</text:span></text:p>
          </table:table-cell>
          <table:table-cell table:style-name="TableCell1792">
            <text:p text:style-name="Normal"><text:span text:style-name="T1793">4/2/2015</text:span></text:p>
          </table:table-cell>
          <table:table-cell table:style-name="TableCell1794">
            <text:p text:style-name="Normal"><text:span text:style-name="T1795">Weekly Reading, <text:s/>Weekly Listening, <text:s/></text:span></text:p>
          </table:table-cell>
          <table:table-cell table:style-name="TableCell1796">
            <text:p text:style-name="Normal"/>
          </table:table-cell>
          <table:table-cell table:style-name="TableCell1797">
            <text:p text:style-name="Normal"/>
          </table:table-cell>
        </table:table-row>
        <table:table-row table:style-name="TableRow1798">
          <table:table-cell table:style-name="TableCell1799">
            <text:p text:style-name="Normal"><text:span text:style-name="T1800">Date Assigned</text:span></text:p>
          </table:table-cell>
          <table:table-cell table:style-name="TableCell1801">
            <text:p text:style-name="Normal"><text:span text:style-name="T1802">Date Due</text:span></text:p>
          </table:table-cell>
          <table:table-cell table:style-name="TableCell1803">
            <text:p text:style-name="Normal"><text:span text:style-name="T1804">Assignment</text:span></text:p>
          </table:table-cell>
          <table:table-cell table:style-name="TableCell1805">
            <text:p text:style-name="Normal"><text:span text:style-name="T1806">Parent Signature</text:span></text:p>
          </table:table-cell>
          <table:table-cell table:style-name="TableCell1807">
            <text:p text:style-name="Normal"><text:span text:style-name="T1808">Teacher Signature</text:span></text:p>
          </table:table-cell>
        </table:table-row>
        <table:table-row table:style-name="TableRow1809">
          <table:table-cell table:style-name="TableCell1810">
            <text:p text:style-name="Normal"><text:span text:style-name="T1811">4/2/2015</text:span></text:p>
          </table:table-cell>
          <table:table-cell table:style-name="TableCell1812">
            <text:p text:style-name="Normal"><text:span text:style-name="T1813">4/9/2015</text:span></text:p>
          </table:table-cell>
          <table:table-cell table:style-name="TableCell1814">
            <text:p text:style-name="Normal"><text:span text:style-name="T1815">Weekly Reading, <text:s/>Weekly Listening, <text:s/></text:span></text:p>
          </table:table-cell>
          <table:table-cell table:style-name="TableCell1816">
            <text:p text:style-name="Normal"/>
          </table:table-cell>
          <table:table-cell table:style-name="TableCell1817">
            <text:p text:style-name="Normal"/>
          </table:table-cell>
        </table:table-row>
        <table:table-row table:style-name="TableRow1818">
          <table:table-cell table:style-name="TableCell1819">
            <text:p text:style-name="Normal"><text:span text:style-name="T1820">Date Assigned</text:span></text:p>
          </table:table-cell>
          <table:table-cell table:style-name="TableCell1821">
            <text:p text:style-name="Normal"><text:span text:style-name="T1822">Date Due</text:span></text:p>
          </table:table-cell>
          <table:table-cell table:style-name="TableCell1823">
            <text:p text:style-name="Normal"><text:span text:style-name="T1824">Assignment</text:span></text:p>
          </table:table-cell>
          <table:table-cell table:style-name="TableCell1825">
            <text:p text:style-name="Normal"><text:span text:style-name="T1826">Parent Signature</text:span></text:p>
          </table:table-cell>
          <table:table-cell table:style-name="TableCell1827">
            <text:p text:style-name="Normal"><text:span text:style-name="T1828">Teacher Signature</text:span></text:p>
          </table:table-cell>
        </table:table-row>
        <table:table-row table:style-name="TableRow1829">
          <table:table-cell table:style-name="TableCell1830">
            <text:p text:style-name="Normal"><text:span text:style-name="T1831">4/9/2015</text:span></text:p>
          </table:table-cell>
          <table:table-cell table:style-name="TableCell1832">
            <text:p text:style-name="Normal"><text:span text:style-name="T1833">4/16/2015</text:span></text:p>
          </table:table-cell>
          <table:table-cell table:style-name="TableCell1834">
            <text:p text:style-name="Normal"><text:span text:style-name="T1835">Weekly Reading, <text:s/>Weekly Listening, <text:s/></text:span></text:p>
          </table:table-cell>
          <table:table-cell table:style-name="TableCell1836">
            <text:p text:style-name="Normal"/>
          </table:table-cell>
          <table:table-cell table:style-name="TableCell1837">
            <text:p text:style-name="Normal"/>
          </table:table-cell>
        </table:table-row>
        <table:table-row table:style-name="TableRow1838">
          <table:table-cell table:style-name="TableCell1839">
            <text:p text:style-name="Normal"><text:span text:style-name="T1840">Date Assigned</text:span></text:p>
          </table:table-cell>
          <table:table-cell table:style-name="TableCell1841">
            <text:p text:style-name="Normal"><text:span text:style-name="T1842">Date Due</text:span></text:p>
          </table:table-cell>
          <table:table-cell table:style-name="TableCell1843">
            <text:p text:style-name="Normal"><text:span text:style-name="T1844">Assignment</text:span></text:p>
          </table:table-cell>
          <table:table-cell table:style-name="TableCell1845">
            <text:p text:style-name="Normal"><text:span text:style-name="T1846">Parent Signature</text:span></text:p>
          </table:table-cell>
          <table:table-cell table:style-name="TableCell1847">
            <text:p text:style-name="Normal"><text:span text:style-name="T1848">Teacher Signature</text:span></text:p>
          </table:table-cell>
        </table:table-row>
        <table:table-row table:style-name="TableRow1849">
          <table:table-cell table:style-name="TableCell1850">
            <text:p text:style-name="Normal"><text:span text:style-name="T1851">4/16/2015</text:span></text:p>
          </table:table-cell>
          <table:table-cell table:style-name="TableCell1852">
            <text:p text:style-name="Normal"><text:span text:style-name="T1853">4/23/2015</text:span></text:p>
          </table:table-cell>
          <table:table-cell table:style-name="TableCell1854">
            <text:p text:style-name="Normal"><text:span text:style-name="T1855">Prepare Presentation #2, <text:s/></text:span></text:p>
          </table:table-cell>
          <table:table-cell table:style-name="TableCell1856">
            <text:p text:style-name="Normal"/>
          </table:table-cell>
          <table:table-cell table:style-name="TableCell1857">
            <text:p text:style-name="Normal"/>
          </table:table-cell>
        </table:table-row>
        <table:table-row table:style-name="TableRow1858">
          <table:table-cell table:style-name="TableCell1859">
            <text:p text:style-name="Normal"><text:span text:style-name="T1860">Date Assigned</text:span></text:p>
          </table:table-cell>
          <table:table-cell table:style-name="TableCell1861">
            <text:p text:style-name="Normal"><text:span text:style-name="T1862">Date Due</text:span></text:p>
          </table:table-cell>
          <table:table-cell table:style-name="TableCell1863">
            <text:p text:style-name="Normal"><text:span text:style-name="T1864">Assignment</text:span></text:p>
          </table:table-cell>
          <table:table-cell table:style-name="TableCell1865">
            <text:p text:style-name="Normal"><text:span text:style-name="T1866">Parent Signature</text:span></text:p>
          </table:table-cell>
          <table:table-cell table:style-name="TableCell1867">
            <text:p text:style-name="Normal"><text:span text:style-name="T1868">Teacher Signature</text:span></text:p>
          </table:table-cell>
        </table:table-row>
        <table:table-row table:style-name="TableRow1869">
          <table:table-cell table:style-name="TableCell1870">
            <text:p text:style-name="Normal"><text:span text:style-name="T1871">4/23/2015</text:span></text:p>
          </table:table-cell>
          <table:table-cell table:style-name="TableCell1872">
            <text:p text:style-name="Normal"><text:span text:style-name="T1873">4/30/2015</text:span></text:p>
          </table:table-cell>
          <table:table-cell table:style-name="TableCell1874">
            <text:p text:style-name="Normal"><text:span text:style-name="T1875">Weekly Reading, <text:s/>Weekly Listening, <text:s/></text:span></text:p>
          </table:table-cell>
          <table:table-cell table:style-name="TableCell1876">
            <text:p text:style-name="Normal"/>
          </table:table-cell>
          <table:table-cell table:style-name="TableCell1877">
            <text:p text:style-name="Normal"/>
          </table:table-cell>
        </table:table-row>
        <table:table-row table:style-name="TableRow1878">
          <table:table-cell table:style-name="TableCell1879">
            <text:p text:style-name="Normal"><text:span text:style-name="T1880">Date Assigned</text:span></text:p>
          </table:table-cell>
          <table:table-cell table:style-name="TableCell1881">
            <text:p text:style-name="Normal"><text:span text:style-name="T1882">Date Due</text:span></text:p>
          </table:table-cell>
          <table:table-cell table:style-name="TableCell1883">
            <text:p text:style-name="Normal"><text:span text:style-name="T1884">Assignment</text:span></text:p>
          </table:table-cell>
          <table:table-cell table:style-name="TableCell1885">
            <text:p text:style-name="Normal"><text:span text:style-name="T1886">Parent Signature</text:span></text:p>
          </table:table-cell>
          <table:table-cell table:style-name="TableCell1887">
            <text:p text:style-name="Normal"><text:span text:style-name="T1888">Teacher Signature</text:span></text:p>
          </table:table-cell>
        </table:table-row>
        <table:table-row table:style-name="TableRow1889">
          <table:table-cell table:style-name="TableCell1890">
            <text:p text:style-name="Normal"><text:span text:style-name="T1891">4/30/2015</text:span></text:p>
          </table:table-cell>
          <table:table-cell table:style-name="TableCell1892">
            <text:p text:style-name="Normal"><text:span text:style-name="T1893">5/7/2015</text:span></text:p>
          </table:table-cell>
          <table:table-cell table:style-name="TableCell1894">
            <text:p text:style-name="Normal"><text:span text:style-name="T1895">Weekly Reading, <text:s/>Weekly Listening, <text:s/></text:span></text:p>
          </table:table-cell>
          <table:table-cell table:style-name="TableCell1896">
            <text:p text:style-name="Normal"/>
          </table:table-cell>
          <table:table-cell table:style-name="TableCell1897">
            <text:p text:style-name="Normal"/>
          </table:table-cell>
        </table:table-row>
        <table:table-row table:style-name="TableRow1898">
          <table:table-cell table:style-name="TableCell1899">
            <text:p text:style-name="Normal"><text:span text:style-name="T1900">Date Assigned</text:span></text:p>
          </table:table-cell>
          <table:table-cell table:style-name="TableCell1901">
            <text:p text:style-name="Normal"><text:span text:style-name="T1902">Date Due</text:span></text:p>
          </table:table-cell>
          <table:table-cell table:style-name="TableCell1903">
            <text:p text:style-name="Normal"><text:span text:style-name="T1904">Assignment</text:span></text:p>
          </table:table-cell>
          <table:table-cell table:style-name="TableCell1905">
            <text:p text:style-name="Normal"><text:span text:style-name="T1906">Parent Signature</text:span></text:p>
          </table:table-cell>
          <table:table-cell table:style-name="TableCell1907">
            <text:p text:style-name="Normal"><text:span text:style-name="T1908">Teacher Signature</text:span></text:p>
          </table:table-cell>
        </table:table-row>
        <table:table-row table:style-name="TableRow1909">
          <table:table-cell table:style-name="TableCell1910">
            <text:p text:style-name="Normal"><text:span text:style-name="T1911">5/7/2015</text:span></text:p>
          </table:table-cell>
          <table:table-cell table:style-name="TableCell1912">
            <text:p text:style-name="Normal"><text:span text:style-name="T1913">5/14/2015</text:span></text:p>
          </table:table-cell>
          <table:table-cell table:style-name="TableCell1914">
            <text:p text:style-name="Normal"/>
          </table:table-cell>
          <table:table-cell table:style-name="TableCell1915">
            <text:p text:style-name="Normal"/>
          </table:table-cell>
          <table:table-cell table:style-name="TableCell1916">
            <text:p text:style-name="Normal"/>
          </table:table-cell>
        </table:table-row>
        <table:table-row table:style-name="TableRow1917">
          <table:table-cell table:style-name="TableCell1918">
            <text:p text:style-name="Normal"><text:span text:style-name="T1919">Date Assigned</text:span></text:p>
          </table:table-cell>
          <table:table-cell table:style-name="TableCell1920">
            <text:p text:style-name="Normal"><text:span text:style-name="T1921">Date Due</text:span></text:p>
          </table:table-cell>
          <table:table-cell table:style-name="TableCell1922">
            <text:p text:style-name="Normal"><text:span text:style-name="T1923">Assignment</text:span></text:p>
          </table:table-cell>
          <table:table-cell table:style-name="TableCell1924">
            <text:p text:style-name="Normal"><text:span text:style-name="T1925">Parent Signature</text:span></text:p>
          </table:table-cell>
          <table:table-cell table:style-name="TableCell1926">
            <text:p text:style-name="Normal"><text:span text:style-name="T1927">Teacher Signature</text:span></text:p>
          </table:table-cell>
        </table:table-row>
        <table:table-row table:style-name="TableRow1928">
          <table:table-cell table:style-name="TableCell1929">
            <text:p text:style-name="Normal"><text:span text:style-name="T1930">5/14/2015</text:span></text:p>
          </table:table-cell>
          <table:table-cell table:style-name="TableCell1931">
            <text:p text:style-name="Normal"><text:span text:style-name="T1932">5/21/2015</text:span></text:p>
          </table:table-cell>
          <table:table-cell table:style-name="TableCell1933">
            <text:p text:style-name="Normal"/>
          </table:table-cell>
          <table:table-cell table:style-name="TableCell1934">
            <text:p text:style-name="Normal"/>
          </table:table-cell>
          <table:table-cell table:style-name="TableCell1935">
            <text:p text:style-name="Normal"/>
          </table:table-cell>
        </table:table-row>
        <table:table-row table:style-name="TableRow1936">
          <table:table-cell table:style-name="TableCell1937">
            <text:p text:style-name="Normal"><text:span text:style-name="T1938">Date Assigned</text:span></text:p>
          </table:table-cell>
          <table:table-cell table:style-name="TableCell1939">
            <text:p text:style-name="Normal"><text:span text:style-name="T1940">Date<text:s/></text:span><text:span text:style-name="T1941">Due</text:span></text:p>
          </table:table-cell>
          <table:table-cell table:style-name="TableCell1942">
            <text:p text:style-name="Normal"><text:span text:style-name="T1943">Assignment</text:span></text:p>
          </table:table-cell>
          <table:table-cell table:style-name="TableCell1944">
            <text:p text:style-name="Normal"><text:span text:style-name="T1945">Parent Signature</text:span></text:p>
          </table:table-cell>
          <table:table-cell table:style-name="TableCell1946">
            <text:p text:style-name="Normal"><text:span text:style-name="T1947">Teacher Signature</text:span></text:p>
          </table:table-cell>
        </table:table-row>
        <table:table-row table:style-name="TableRow1948">
          <table:table-cell table:style-name="TableCell1949">
            <text:p text:style-name="Normal"><text:span text:style-name="T1950">5/21/2015</text:span></text:p>
          </table:table-cell>
          <table:table-cell table:style-name="TableCell1951">
            <text:p text:style-name="Normal"><text:span text:style-name="T1952">5/28/2015</text:span></text:p>
          </table:table-cell>
          <table:table-cell table:style-name="TableCell1953">
            <text:p text:style-name="Normal"/>
          </table:table-cell>
          <table:table-cell table:style-name="TableCell1954">
            <text:p text:style-name="Normal"/>
          </table:table-cell>
          <table:table-cell table:style-name="TableCell1955">
            <text:p text:style-name="Normal"/>
          </table:table-cell>
        </table:table-row>
        <table:table-row table:style-name="TableRow1956">
          <table:table-cell table:style-name="TableCell1957">
            <text:p text:style-name="Normal"><text:span text:style-name="T1958">Date Assigned</text:span></text:p>
          </table:table-cell>
          <table:table-cell table:style-name="TableCell1959">
            <text:p text:style-name="Normal"><text:span text:style-name="T1960">Date Due</text:span></text:p>
          </table:table-cell>
          <table:table-cell table:style-name="TableCell1961">
            <text:p text:style-name="Normal"><text:span text:style-name="T1962">Assignment</text:span></text:p>
          </table:table-cell>
          <table:table-cell table:style-name="TableCell1963">
            <text:p text:style-name="Normal"><text:span text:style-name="T1964">Parent Signature</text:span></text:p>
          </table:table-cell>
          <table:table-cell table:style-name="TableCell1965">
            <text:p text:style-name="Normal"><text:span text:style-name="T1966">Teacher Signature</text:span></text:p>
          </table:table-cell>
        </table:table-row>
        <table:table-row table:style-name="TableRow1967">
          <table:table-cell table:style-name="TableCell1968">
            <text:p text:style-name="Normal"><text:span text:style-name="T1969">5/28/2015</text:span></text:p>
          </table:table-cell>
          <table:table-cell table:style-name="TableCell1970">
            <text:p text:style-name="Normal"><text:span text:style-name="T1971">6/4/2015</text:span></text:p>
          </table:table-cell>
          <table:table-cell table:style-name="TableCell1972">
            <text:p text:style-name="Normal"/>
          </table:table-cell>
          <table:table-cell table:style-name="TableCell1973">
            <text:p text:style-name="Normal"/>
          </table:table-cell>
          <table:table-cell table:style-name="TableCell1974">
            <text:p text:style-name="Normal"/>
          </table:table-cell>
        </table:table-row>
      </table:table>
      <text:p text:style-name="P1975">안녕하세요.<text:line-break/>아래의<text:s/>표는2/27/2015부터<text:s/>5/28/2015까지<text:s/>JLS의<text:s/>네이티브<text:s/>선생님<text:s/>수업을<text:s/>듣는<text:s/>여러분의<text:s/>자녀들을<text:s/>위해<text:s/>만들어진<text:s/>과제<text:s/>일람표입니다.<text:line-break/>박서현<text:s/>학생이<text:s/>과제를<text:s/>잘<text:s/>따라가고<text:s/>있는지<text:s/>확인해보세요.<text:line-break/>감사합니다.<text:line-break/>John, JLS NT</text:p>
      <table:table table:style-name="Table1976">
        <table:table-columns>
          <table:table-column table:style-name="TableColumn1977"/>
          <table:table-column table:style-name="TableColumn1978"/>
          <table:table-column table:style-name="TableColumn1979"/>
        </table:table-columns>
        <table:table-row table:style-name="TableRow1980">
          <table:table-cell table:style-name="TableCell1981">
            <text:p text:style-name="Normal"><text:span text:style-name="T1982">Date Assigned</text:span></text:p>
          </table:table-cell>
          <table:table-cell table:style-name="TableCell1983">
            <text:p text:style-name="Normal"><text:span text:style-name="T1984">Date Due</text:span></text:p>
          </table:table-cell>
          <table:table-cell table:style-name="TableCell1985">
            <text:p text:style-name="Normal"><text:span text:style-name="T1986">Assignment</text:span></text:p>
          </table:table-cell>
        </table:table-row>
        <table:table-row table:style-name="TableRow1987">
          <table:table-cell table:style-name="TableCell1988">
            <text:p text:style-name="Normal"><text:span text:style-name="T1989">3/5/2015</text:span></text:p>
          </table:table-cell>
          <table:table-cell table:style-name="TableCell1990">
            <text:p text:style-name="Normal"><text:span text:style-name="T1991">3/12/2015</text:span></text:p>
          </table:table-cell>
          <table:table-cell table:style-name="TableCell1992">
            <text:p text:style-name="Normal"><text:span text:style-name="T1993">Weekly Reading, <text:s/>Weekly Listening, <text:s/></text:span></text:p>
          </table:table-cell>
        </table:table-row>
        <table:table-row table:style-name="TableRow1994">
          <table:table-cell table:style-name="TableCell1995">
            <text:p text:style-name="Normal"><text:span text:style-name="T1996">Date Assigned</text:span></text:p>
          </table:table-cell>
          <table:table-cell table:style-name="TableCell1997">
            <text:p text:style-name="Normal"><text:span text:style-name="T1998">Date Due</text:span></text:p>
          </table:table-cell>
          <table:table-cell table:style-name="TableCell1999">
            <text:p text:style-name="Normal"><text:span text:style-name="T2000">Assignment</text:span></text:p>
          </table:table-cell>
        </table:table-row>
        <table:table-row table:style-name="TableRow2001">
          <table:table-cell table:style-name="TableCell2002">
            <text:p text:style-name="Normal"><text:span text:style-name="T2003">3/12/2015</text:span></text:p>
          </table:table-cell>
          <table:table-cell table:style-name="TableCell2004">
            <text:p text:style-name="Normal"><text:span text:style-name="T2005">3/19/2015</text:span></text:p>
          </table:table-cell>
          <table:table-cell table:style-name="TableCell2006">
            <text:p text:style-name="Normal"><text:span text:style-name="T2007">Weekly Reading, <text:s/>Weekly Listening, <text:s/></text:span></text:p>
          </table:table-cell>
        </table:table-row>
        <table:table-row table:style-name="TableRow2008">
          <table:table-cell table:style-name="TableCell2009">
            <text:p text:style-name="Normal"><text:span text:style-name="T2010">Date Assigned</text:span></text:p>
          </table:table-cell>
          <table:table-cell table:style-name="TableCell2011">
            <text:p text:style-name="Normal"><text:span text:style-name="T2012">Date<text:s/></text:span><text:span text:style-name="T2013">Due</text:span></text:p>
          </table:table-cell>
          <table:table-cell table:style-name="TableCell2014">
            <text:p text:style-name="Normal"><text:span text:style-name="T2015">Assignment</text:span></text:p>
          </table:table-cell>
        </table:table-row>
        <table:table-row table:style-name="TableRow2016">
          <table:table-cell table:style-name="TableCell2017">
            <text:p text:style-name="Normal"><text:span text:style-name="T2018">3/19/2015</text:span></text:p>
          </table:table-cell>
          <table:table-cell table:style-name="TableCell2019">
            <text:p text:style-name="Normal"><text:span text:style-name="T2020">3/26/2015</text:span></text:p>
          </table:table-cell>
          <table:table-cell table:style-name="TableCell2021">
            <text:p text:style-name="Normal"><text:span text:style-name="T2022">Prepare Presentation #1, <text:s/></text:span></text:p>
          </table:table-cell>
        </table:table-row>
        <table:table-row table:style-name="TableRow2023">
          <table:table-cell table:style-name="TableCell2024">
            <text:p text:style-name="Normal"><text:span text:style-name="T2025">Date Assigned</text:span></text:p>
          </table:table-cell>
          <table:table-cell table:style-name="TableCell2026">
            <text:p text:style-name="Normal"><text:span text:style-name="T2027">Date Due</text:span></text:p>
          </table:table-cell>
          <table:table-cell table:style-name="TableCell2028">
            <text:p text:style-name="Normal"><text:span text:style-name="T2029">Assignment</text:span></text:p>
          </table:table-cell>
        </table:table-row>
        <table:table-row table:style-name="TableRow2030">
          <table:table-cell table:style-name="TableCell2031">
            <text:p text:style-name="Normal"><text:span text:style-name="T2032">3/26/2015</text:span></text:p>
          </table:table-cell>
          <table:table-cell table:style-name="TableCell2033">
            <text:p text:style-name="Normal"><text:span text:style-name="T2034">4/2/2015</text:span></text:p>
          </table:table-cell>
          <table:table-cell table:style-name="TableCell2035">
            <text:p text:style-name="Normal"><text:span text:style-name="T2036">Weekly Reading, <text:s/>Weekly Listening, <text:s/></text:span></text:p>
          </table:table-cell>
        </table:table-row>
        <table:table-row table:style-name="TableRow2037">
          <table:table-cell table:style-name="TableCell2038">
            <text:p text:style-name="Normal"><text:span text:style-name="T2039">Date Assigned</text:span></text:p>
          </table:table-cell>
          <table:table-cell table:style-name="TableCell2040">
            <text:p text:style-name="Normal"><text:span text:style-name="T2041">Date Due</text:span></text:p>
          </table:table-cell>
          <table:table-cell table:style-name="TableCell2042">
            <text:p text:style-name="Normal"><text:span text:style-name="T2043">Assignment</text:span></text:p>
          </table:table-cell>
        </table:table-row>
        <table:table-row table:style-name="TableRow2044">
          <table:table-cell table:style-name="TableCell2045">
            <text:p text:style-name="Normal"><text:span text:style-name="T2046">4/2/2015</text:span></text:p>
          </table:table-cell>
          <table:table-cell table:style-name="TableCell2047">
            <text:p text:style-name="Normal"><text:span text:style-name="T2048">4/9/2015</text:span></text:p>
          </table:table-cell>
          <table:table-cell table:style-name="TableCell2049">
            <text:p text:style-name="Normal"><text:span text:style-name="T2050">Weekly Reading, <text:s/>Weekly Listening, <text:s/></text:span></text:p>
          </table:table-cell>
        </table:table-row>
        <table:table-row table:style-name="TableRow2051">
          <table:table-cell table:style-name="TableCell2052">
            <text:p text:style-name="Normal"><text:span text:style-name="T2053">Date<text:s/></text:span><text:span text:style-name="T2054">Assigned</text:span></text:p>
          </table:table-cell>
          <table:table-cell table:style-name="TableCell2055">
            <text:p text:style-name="Normal"><text:span text:style-name="T2056">Date Due</text:span></text:p>
          </table:table-cell>
          <table:table-cell table:style-name="TableCell2057">
            <text:p text:style-name="Normal"><text:span text:style-name="T2058">Assignment</text:span></text:p>
          </table:table-cell>
        </table:table-row>
        <table:table-row table:style-name="TableRow2059">
          <table:table-cell table:style-name="TableCell2060">
            <text:p text:style-name="Normal"><text:span text:style-name="T2061">4/9/2015</text:span></text:p>
          </table:table-cell>
          <table:table-cell table:style-name="TableCell2062">
            <text:p text:style-name="Normal"><text:span text:style-name="T2063">4/16/2015</text:span></text:p>
          </table:table-cell>
          <table:table-cell table:style-name="TableCell2064">
            <text:p text:style-name="Normal"><text:span text:style-name="T2065">Weekly Reading, <text:s/>Weekly Listening, <text:s/></text:span></text:p>
          </table:table-cell>
        </table:table-row>
        <table:table-row table:style-name="TableRow2066">
          <table:table-cell table:style-name="TableCell2067">
            <text:p text:style-name="Normal"><text:span text:style-name="T2068">Date Assigned</text:span></text:p>
          </table:table-cell>
          <table:table-cell table:style-name="TableCell2069">
            <text:p text:style-name="Normal"><text:span text:style-name="T2070">Date Due</text:span></text:p>
          </table:table-cell>
          <table:table-cell table:style-name="TableCell2071">
            <text:p text:style-name="Normal"><text:span text:style-name="T2072">Assignment</text:span></text:p>
          </table:table-cell>
        </table:table-row>
        <table:table-row table:style-name="TableRow2073">
          <table:table-cell table:style-name="TableCell2074">
            <text:p text:style-name="Normal"><text:span text:style-name="T2075">4/16/2015</text:span></text:p>
          </table:table-cell>
          <table:table-cell table:style-name="TableCell2076">
            <text:p text:style-name="Normal"><text:span text:style-name="T2077">4/23/2015</text:span></text:p>
          </table:table-cell>
          <table:table-cell table:style-name="TableCell2078">
            <text:p text:style-name="Normal"><text:span text:style-name="T2079">Prepare Presentation #2, <text:s/></text:span></text:p>
          </table:table-cell>
        </table:table-row>
        <table:table-row table:style-name="TableRow2080">
          <table:table-cell table:style-name="TableCell2081">
            <text:p text:style-name="Normal"><text:span text:style-name="T2082">Date Assigned</text:span></text:p>
          </table:table-cell>
          <table:table-cell table:style-name="TableCell2083">
            <text:p text:style-name="Normal"><text:span text:style-name="T2084">Date Due</text:span></text:p>
          </table:table-cell>
          <table:table-cell table:style-name="TableCell2085">
            <text:p text:style-name="Normal"><text:span text:style-name="T2086">Assignment</text:span></text:p>
          </table:table-cell>
        </table:table-row>
        <table:table-row table:style-name="TableRow2087">
          <table:table-cell table:style-name="TableCell2088">
            <text:p text:style-name="Normal"><text:span text:style-name="T2089">4/23/2015</text:span></text:p>
          </table:table-cell>
          <table:table-cell table:style-name="TableCell2090">
            <text:p text:style-name="Normal"><text:span text:style-name="T2091">4/30/2015</text:span></text:p>
          </table:table-cell>
          <table:table-cell table:style-name="TableCell2092">
            <text:p text:style-name="Normal"><text:span text:style-name="T2093">Weekly Reading, <text:s/>Weekly Listening, <text:s/></text:span></text:p>
          </table:table-cell>
        </table:table-row>
        <table:table-row table:style-name="TableRow2094">
          <table:table-cell table:style-name="TableCell2095">
            <text:p text:style-name="Normal"><text:span text:style-name="T2096">Date Assigned</text:span></text:p>
          </table:table-cell>
          <table:table-cell table:style-name="TableCell2097">
            <text:p text:style-name="Normal"><text:span text:style-name="T2098">Date Due</text:span></text:p>
          </table:table-cell>
          <table:table-cell table:style-name="TableCell2099">
            <text:p text:style-name="Normal"><text:span text:style-name="T2100">Assignment</text:span></text:p>
          </table:table-cell>
        </table:table-row>
        <table:table-row table:style-name="TableRow2101">
          <table:table-cell table:style-name="TableCell2102">
            <text:p text:style-name="Normal"><text:span text:style-name="T2103">4/30/2015</text:span></text:p>
          </table:table-cell>
          <table:table-cell table:style-name="TableCell2104">
            <text:p text:style-name="Normal"><text:span text:style-name="T2105">5/7/2015</text:span></text:p>
          </table:table-cell>
          <table:table-cell table:style-name="TableCell2106">
            <text:p text:style-name="Normal"><text:span text:style-name="T2107">Weekly Reading, <text:s/>Weekly Listening, <text:s/></text:span></text:p>
          </table:table-cell>
        </table:table-row>
        <table:table-row table:style-name="TableRow2108">
          <table:table-cell table:style-name="TableCell2109">
            <text:p text:style-name="Normal"><text:span text:style-name="T2110">Date Assigned</text:span></text:p>
          </table:table-cell>
          <table:table-cell table:style-name="TableCell2111">
            <text:p text:style-name="Normal"><text:span text:style-name="T2112">Date Due</text:span></text:p>
          </table:table-cell>
          <table:table-cell table:style-name="TableCell2113">
            <text:p text:style-name="Normal"><text:span text:style-name="T2114">Assignment</text:span></text:p>
          </table:table-cell>
        </table:table-row>
        <table:table-row table:style-name="TableRow2115">
          <table:table-cell table:style-name="TableCell2116">
            <text:p text:style-name="Normal"><text:span text:style-name="T2117">5/7/2015</text:span></text:p>
          </table:table-cell>
          <table:table-cell table:style-name="TableCell2118">
            <text:p text:style-name="Normal"><text:span text:style-name="T2119">5/14/2015</text:span></text:p>
          </table:table-cell>
          <table:table-cell table:style-name="TableCell2120">
            <text:p text:style-name="Normal"/>
          </table:table-cell>
        </table:table-row>
        <table:table-row table:style-name="TableRow2121">
          <table:table-cell table:style-name="TableCell2122">
            <text:p text:style-name="Normal"><text:span text:style-name="T2123">Date Assigned</text:span></text:p>
          </table:table-cell>
          <table:table-cell table:style-name="TableCell2124">
            <text:p text:style-name="Normal"><text:span text:style-name="T2125">Date Due</text:span></text:p>
          </table:table-cell>
          <table:table-cell table:style-name="TableCell2126">
            <text:p text:style-name="Normal"><text:span text:style-name="T2127">Assignment</text:span></text:p>
          </table:table-cell>
        </table:table-row>
        <table:table-row table:style-name="TableRow2128">
          <table:table-cell table:style-name="TableCell2129">
            <text:p text:style-name="Normal"><text:span text:style-name="T2130">5/14/2015</text:span></text:p>
          </table:table-cell>
          <table:table-cell table:style-name="TableCell2131">
            <text:p text:style-name="Normal"><text:span text:style-name="T2132">5/21/2015</text:span></text:p>
          </table:table-cell>
          <table:table-cell table:style-name="TableCell2133">
            <text:p text:style-name="Normal"/>
          </table:table-cell>
        </table:table-row>
        <table:table-row table:style-name="TableRow2134">
          <table:table-cell table:style-name="TableCell2135">
            <text:p text:style-name="Normal"><text:span text:style-name="T2136">Date Assigned</text:span></text:p>
          </table:table-cell>
          <table:table-cell table:style-name="TableCell2137">
            <text:p text:style-name="Normal"><text:span text:style-name="T2138">Date Due</text:span></text:p>
          </table:table-cell>
          <table:table-cell table:style-name="TableCell2139">
            <text:p text:style-name="Normal"><text:span text:style-name="T2140">Assignment</text:span></text:p>
          </table:table-cell>
        </table:table-row>
        <table:table-row table:style-name="TableRow2141">
          <table:table-cell table:style-name="TableCell2142">
            <text:p text:style-name="Normal"><text:span text:style-name="T2143">5/21/2015</text:span></text:p>
          </table:table-cell>
          <table:table-cell table:style-name="TableCell2144">
            <text:p text:style-name="Normal"><text:span text:style-name="T2145">5/28/2015</text:span></text:p>
          </table:table-cell>
          <table:table-cell table:style-name="TableCell2146">
            <text:p text:style-name="Normal"/>
          </table:table-cell>
        </table:table-row>
        <table:table-row table:style-name="TableRow2147">
          <table:table-cell table:style-name="TableCell2148">
            <text:p text:style-name="Normal"><text:span text:style-name="T2149">Date Assigned</text:span></text:p>
          </table:table-cell>
          <table:table-cell table:style-name="TableCell2150">
            <text:p text:style-name="Normal"><text:span text:style-name="T2151">Date Due</text:span></text:p>
          </table:table-cell>
          <table:table-cell table:style-name="TableCell2152">
            <text:p text:style-name="Normal"><text:span text:style-name="T2153">Assignment</text:span></text:p>
          </table:table-cell>
        </table:table-row>
        <table:table-row table:style-name="TableRow2154">
          <table:table-cell table:style-name="TableCell2155">
            <text:p text:style-name="Normal"><text:span text:style-name="T2156">5/28/2015</text:span></text:p>
          </table:table-cell>
          <table:table-cell table:style-name="TableCell2157">
            <text:p text:style-name="Normal"><text:span text:style-name="T2158">6/4/2015</text:span></text:p>
          </table:table-cell>
          <table:table-cell table:style-name="TableCell2159">
            <text:p text:style-name="Normal"/>
          </table:table-cell>
        </table:table-row>
      </table:table>
      <text:p text:style-name="P2160"><text:span text:style-name="T2161">James (</text:span><text:span text:style-name="T2162">박준혁</text:span><text:span text:style-name="T2163">)</text:span></text:p>
      <text:p text:style-name="Normal"><text:span text:style-name="T2164">John's Class, Thursday at 4:40-5:30</text:span><text:line-break/></text:p>
      <text:p text:style-name="Normal"><text:span text:style-name="T2165">Syllabus:</text:span><text:line-break/><text:span text:style-name="T2166">Please complete the homework each week. If you miss a class, please complete the homework for th</text:span><text:span text:style-name="T2167">e next week as well.</text:span><text:line-break/><text:span text:style-name="T2168">Week 1 (Thursday, March 5, 2015) - Unit 1 : Coral Reefs</text:span><text:line-break/><text:span text:style-name="T2169">Weekly Reading</text:span><text:span text:style-name="T2170"><text:line-break/></text:span><text:span text:style-name="T2171"><text:s text:c="3"/>Speaking Tree Chapter 2: The Bermuda Triangle, 5 time(s)<text:s/></text:span><text:span text:style-name="T2172"><text:line-break/></text:span><text:span text:style-name="T2173">Weekly Listening</text:span><text:span text:style-name="T2174"><text:line-break/></text:span><text:span text:style-name="T2175"><text:s text:c="3"/>Speaking Tree Chapter 2: The Bermuda Triangle, 5 time(s)<text:s/></text:span><text:span text:style-name="T2176"><text:line-break/></text:span><text:line-break/><text:span text:style-name="T2177">Week 2 (Thursday, March<text:s/></text:span><text:span text:style-name="T2178">12, 2015) - Unit 2 : The Bermuda Triangle</text:span><text:line-break/><text:span text:style-name="T2179">Weekly Reading</text:span><text:span text:style-name="T2180"><text:line-break/></text:span><text:span text:style-name="T2181"><text:s text:c="3"/>Speaking Tree Chapter 3: Life is Everywhere, 5 time(s)<text:s/></text:span><text:span text:style-name="T2182"><text:line-break/></text:span><text:span text:style-name="T2183">Weekly Listening</text:span><text:span text:style-name="T2184"><text:line-break/></text:span><text:span text:style-name="T2185"><text:s text:c="3"/>Speaking Tree Chapter 3: Life is Everywhere, 5 time(s)<text:s/></text:span><text:span text:style-name="T2186"><text:line-break/></text:span><text:line-break/><text:span text:style-name="T2187">Week 3 (Thursday, March 19, 2015) - Unit 3 : Life is Everywhere</text:span><text:line-break/><text:span text:style-name="T2188">Prepare Presentation #1</text:span><text:span text:style-name="T2189"><text:line-break/></text:span><text:span text:style-name="T2190"><text:s text:c="4"/></text:span><text:span text:style-name="T2191"><text:line-break/></text:span><text:line-break/><text:span text:style-name="T2192">Week 4 (Thursday, March 26, 2015) - Speaking Tree Topic Presentation</text:span><text:line-break/><text:span text:style-name="T2193">Weekly Reading</text:span><text:span text:style-name="T2194"><text:line-break/></text:span><text:span text:style-name="T2195"><text:s text:c="3"/>Speaking Tree Chapter 4: The Little Black Lady Who Said No, 5 time(s)<text:s/></text:span><text:span text:style-name="T2196"><text:line-break/></text:span><text:span text:style-name="T2197">Weekly Listening</text:span><text:span text:style-name="T2198"><text:line-break/></text:span><text:span text:style-name="T2199"><text:s text:c="3"/>Speaking Tree Chapter 4: The Little Black Lady<text:s/></text:span><text:span text:style-name="T2200">Who Said No, 5 time(s)<text:s/></text:span><text:span text:style-name="T2201"><text:line-break/></text:span><text:line-break/><text:span text:style-name="T2202">Week 5 (Thursday, April 2, 2015) - Unit 4 : The Little Black Lady Who Said No</text:span><text:line-break/><text:span text:style-name="T2203">Weekly Reading</text:span><text:span text:style-name="T2204"><text:line-break/></text:span><text:span text:style-name="T2205"><text:s text:c="3"/>Speaking Tree Chapter 5: Racing Cheese, 5 time(s)<text:s/></text:span><text:span text:style-name="T2206"><text:line-break/></text:span><text:span text:style-name="T2207">Weekly Listening</text:span><text:span text:style-name="T2208"><text:line-break/></text:span><text:span text:style-name="T2209"><text:s text:c="3"/>Speaking Tree Chapter 5: Racing Cheese, 5 time(s)<text:s/></text:span><text:span text:style-name="T2210"><text:line-break/></text:span><text:line-break/><text:span text:style-name="T2211">Week 6 (Thur</text:span><text:span text:style-name="T2212">sday, April 9, 2015) - Unit 5 : Racing Cheese</text:span><text:line-break/><text:span text:style-name="T2213">Weekly Reading</text:span><text:span text:style-name="T2214"><text:line-break/></text:span><text:span text:style-name="T2215"><text:s text:c="3"/>Speaking Tree Chapter 6: Chameleon Rock, 5 time(s)<text:s/></text:span><text:span text:style-name="T2216"><text:line-break/></text:span><text:span text:style-name="T2217">Weekly Listening</text:span><text:span text:style-name="T2218"><text:line-break/></text:span><text:span text:style-name="T2219"><text:s text:c="3"/>Speaking Tree Chapter 6: Chameleon Rock, 5 time(s)<text:s/></text:span><text:span text:style-name="T2220"><text:line-break/></text:span><text:line-break/><text:span text:style-name="T2221">Week 7 (Thursday, April 16, 2015) - Unit 6 : Chameleon Rock</text:span><text:line-break/><text:span text:style-name="T2222">Prepare</text:span><text:span text:style-name="T2223"><text:s/>Presentation #2</text:span><text:span text:style-name="T2224"><text:line-break/></text:span><text:span text:style-name="T2225"><text:s text:c="4"/></text:span><text:span text:style-name="T2226"><text:line-break/></text:span><text:line-break/><text:span text:style-name="T2227">Week 8 (Thursday, April 23, 2015) - Free Topic Presentation</text:span><text:line-break/><text:span text:style-name="T2228">Weekly Reading</text:span><text:span text:style-name="T2229"><text:line-break/></text:span><text:span text:style-name="T2230"><text:s text:c="3"/>Speaking Tree Chapter 7: Gloves for Ears, 5 time(s)<text:s/></text:span><text:span text:style-name="T2231"><text:line-break/></text:span><text:span text:style-name="T2232">Weekly Listening</text:span><text:span text:style-name="T2233"><text:line-break/></text:span><text:span text:style-name="T2234"><text:s text:c="3"/>Speaking Tree Chapter 7: Gloves for Ears, 5 time(s)<text:s/></text:span><text:span text:style-name="T2235"><text:line-break/></text:span><text:line-break/><text:span text:style-name="T2236">Week 9 (Thursday, April 30,<text:s/></text:span><text:span text:style-name="T2237">2015) - Unit 7 : Gloves for Ears</text:span><text:line-break/><text:span text:style-name="T2238">Weekly Reading</text:span><text:span text:style-name="T2239"><text:line-break/></text:span><text:span text:style-name="T2240"><text:s text:c="3"/>Speaking Tree Chapter 8: The Fingers of God, 5 time(s)<text:s/></text:span><text:span text:style-name="T2241"><text:line-break/></text:span><text:span text:style-name="T2242">Weekly Listening</text:span><text:span text:style-name="T2243"><text:line-break/></text:span><text:span text:style-name="T2244"><text:s text:c="3"/>Speaking Tree Chapter 8: The Fingers of God, 5 time(s)<text:s/></text:span><text:span text:style-name="T2245"><text:line-break/></text:span><text:line-break/><text:span text:style-name="T2246">Week 10 (Thursday, May 7, 2015) - Unit 8 : The Fingers of God</text:span><text:line-break/><text:line-break/><text:span text:style-name="T2247">Week 11 (</text:span><text:span text:style-name="T2248">Thursday, May 14, 2015) -<text:s/></text:span><text:line-break/><text:line-break/><text:span text:style-name="T2249">Week 12 (Thursday, May 21, 2015) -<text:s/></text:span><text:line-break/><text:line-break/><text:span text:style-name="T2250">Week 13 (Thursday, May 28, 2015) -<text:s/></text:span><text:line-break/><text:line-break/><text:line-break/></text:p>
      <table:table table:style-name="Table2251">
        <table:table-columns>
          <table:table-column table:style-name="TableColumn2252"/>
          <table:table-column table:style-name="TableColumn2253"/>
          <table:table-column table:style-name="TableColumn2254"/>
          <table:table-column table:style-name="TableColumn2255"/>
          <table:table-column table:style-name="TableColumn2256"/>
        </table:table-columns>
        <table:table-row table:style-name="TableRow2257">
          <table:table-cell table:style-name="TableCell2258">
            <text:p text:style-name="P2259"><text:span text:style-name="T2260">Date Assigned</text:span></text:p>
          </table:table-cell>
          <table:table-cell table:style-name="TableCell2261">
            <text:p text:style-name="Normal"><text:span text:style-name="T2262">Date Due</text:span></text:p>
          </table:table-cell>
          <table:table-cell table:style-name="TableCell2263">
            <text:p text:style-name="Normal"><text:span text:style-name="T2264">Assignment</text:span></text:p>
          </table:table-cell>
          <table:table-cell table:style-name="TableCell2265">
            <text:p text:style-name="Normal"><text:span text:style-name="T2266">Parent Signature</text:span></text:p>
          </table:table-cell>
          <table:table-cell table:style-name="TableCell2267">
            <text:p text:style-name="Normal"><text:span text:style-name="T2268">Teacher Signature</text:span></text:p>
          </table:table-cell>
        </table:table-row>
        <table:table-row table:style-name="TableRow2269">
          <table:table-cell table:style-name="TableCell2270">
            <text:p text:style-name="Normal"><text:span text:style-name="T2271">3/5/2015</text:span></text:p>
          </table:table-cell>
          <table:table-cell table:style-name="TableCell2272">
            <text:p text:style-name="Normal"><text:span text:style-name="T2273">3/12/2015</text:span></text:p>
          </table:table-cell>
          <table:table-cell table:style-name="TableCell2274">
            <text:p text:style-name="Normal"><text:span text:style-name="T2275">Weekly Reading, <text:s/>Weekly Listening, <text:s/></text:span></text:p>
          </table:table-cell>
          <table:table-cell table:style-name="TableCell2276">
            <text:p text:style-name="Normal"/>
          </table:table-cell>
          <table:table-cell table:style-name="TableCell2277">
            <text:p text:style-name="Normal"/>
          </table:table-cell>
        </table:table-row>
        <table:table-row table:style-name="TableRow2278">
          <table:table-cell table:style-name="TableCell2279">
            <text:p text:style-name="Normal"><text:span text:style-name="T2280">Date Assigned</text:span></text:p>
          </table:table-cell>
          <table:table-cell table:style-name="TableCell2281">
            <text:p text:style-name="Normal"><text:span text:style-name="T2282">Date Due</text:span></text:p>
          </table:table-cell>
          <table:table-cell table:style-name="TableCell2283">
            <text:p text:style-name="Normal"><text:span text:style-name="T2284">Assignment</text:span></text:p>
          </table:table-cell>
          <table:table-cell table:style-name="TableCell2285">
            <text:p text:style-name="Normal"><text:span text:style-name="T2286">Parent Signature</text:span></text:p>
          </table:table-cell>
          <table:table-cell table:style-name="TableCell2287">
            <text:p text:style-name="Normal"><text:span text:style-name="T2288">Teacher Signature</text:span></text:p>
          </table:table-cell>
        </table:table-row>
        <table:table-row table:style-name="TableRow2289">
          <table:table-cell table:style-name="TableCell2290">
            <text:p text:style-name="Normal"><text:span text:style-name="T2291">3/12/2015</text:span></text:p>
          </table:table-cell>
          <table:table-cell table:style-name="TableCell2292">
            <text:p text:style-name="Normal"><text:span text:style-name="T2293">3/19/2015</text:span></text:p>
          </table:table-cell>
          <table:table-cell table:style-name="TableCell2294">
            <text:p text:style-name="Normal"><text:span text:style-name="T2295">Weekly Reading, <text:s/>Weekly Listening, <text:s/></text:span></text:p>
          </table:table-cell>
          <table:table-cell table:style-name="TableCell2296">
            <text:p text:style-name="Normal"/>
          </table:table-cell>
          <table:table-cell table:style-name="TableCell2297">
            <text:p text:style-name="Normal"/>
          </table:table-cell>
        </table:table-row>
        <table:table-row table:style-name="TableRow2298">
          <table:table-cell table:style-name="TableCell2299">
            <text:p text:style-name="Normal"><text:span text:style-name="T2300">Date Assigned</text:span></text:p>
          </table:table-cell>
          <table:table-cell table:style-name="TableCell2301">
            <text:p text:style-name="Normal"><text:span text:style-name="T2302">Date Due</text:span></text:p>
          </table:table-cell>
          <table:table-cell table:style-name="TableCell2303">
            <text:p text:style-name="Normal"><text:span text:style-name="T2304">Assignment</text:span></text:p>
          </table:table-cell>
          <table:table-cell table:style-name="TableCell2305">
            <text:p text:style-name="Normal"><text:span text:style-name="T2306">Parent Signature</text:span></text:p>
          </table:table-cell>
          <table:table-cell table:style-name="TableCell2307">
            <text:p text:style-name="Normal"><text:span text:style-name="T2308">Teacher Signature</text:span></text:p>
          </table:table-cell>
        </table:table-row>
        <table:table-row table:style-name="TableRow2309">
          <table:table-cell table:style-name="TableCell2310">
            <text:p text:style-name="Normal"><text:span text:style-name="T2311">3/19/2015</text:span></text:p>
          </table:table-cell>
          <table:table-cell table:style-name="TableCell2312">
            <text:p text:style-name="Normal"><text:span text:style-name="T2313">3/26/2015</text:span></text:p>
          </table:table-cell>
          <table:table-cell table:style-name="TableCell2314">
            <text:p text:style-name="Normal"><text:span text:style-name="T2315">Prepare Presentation #1, <text:s/></text:span></text:p>
          </table:table-cell>
          <table:table-cell table:style-name="TableCell2316">
            <text:p text:style-name="Normal"/>
          </table:table-cell>
          <table:table-cell table:style-name="TableCell2317">
            <text:p text:style-name="Normal"/>
          </table:table-cell>
        </table:table-row>
        <table:table-row table:style-name="TableRow2318">
          <table:table-cell table:style-name="TableCell2319">
            <text:p text:style-name="Normal"><text:span text:style-name="T2320">Date Assigned</text:span></text:p>
          </table:table-cell>
          <table:table-cell table:style-name="TableCell2321">
            <text:p text:style-name="Normal"><text:span text:style-name="T2322">Date Due</text:span></text:p>
          </table:table-cell>
          <table:table-cell table:style-name="TableCell2323">
            <text:p text:style-name="Normal"><text:span text:style-name="T2324">Assignment</text:span></text:p>
          </table:table-cell>
          <table:table-cell table:style-name="TableCell2325">
            <text:p text:style-name="Normal"><text:span text:style-name="T2326">Parent Signature</text:span></text:p>
          </table:table-cell>
          <table:table-cell table:style-name="TableCell2327">
            <text:p text:style-name="Normal"><text:span text:style-name="T2328">Teacher Signature</text:span></text:p>
          </table:table-cell>
        </table:table-row>
        <table:table-row table:style-name="TableRow2329">
          <table:table-cell table:style-name="TableCell2330">
            <text:p text:style-name="Normal"><text:span text:style-name="T2331">3/26/2015</text:span></text:p>
          </table:table-cell>
          <table:table-cell table:style-name="TableCell2332">
            <text:p text:style-name="Normal"><text:span text:style-name="T2333">4/2/2015</text:span></text:p>
          </table:table-cell>
          <table:table-cell table:style-name="TableCell2334">
            <text:p text:style-name="Normal"><text:span text:style-name="T2335">Weekly Reading, <text:s/>Weekly Listening, <text:s/></text:span></text:p>
          </table:table-cell>
          <table:table-cell table:style-name="TableCell2336">
            <text:p text:style-name="Normal"/>
          </table:table-cell>
          <table:table-cell table:style-name="TableCell2337">
            <text:p text:style-name="Normal"/>
          </table:table-cell>
        </table:table-row>
        <table:table-row table:style-name="TableRow2338">
          <table:table-cell table:style-name="TableCell2339">
            <text:p text:style-name="Normal"><text:span text:style-name="T2340">Date Assigned</text:span></text:p>
          </table:table-cell>
          <table:table-cell table:style-name="TableCell2341">
            <text:p text:style-name="Normal"><text:span text:style-name="T2342">Date Due</text:span></text:p>
          </table:table-cell>
          <table:table-cell table:style-name="TableCell2343">
            <text:p text:style-name="Normal"><text:span text:style-name="T2344">Assignment</text:span></text:p>
          </table:table-cell>
          <table:table-cell table:style-name="TableCell2345">
            <text:p text:style-name="Normal"><text:span text:style-name="T2346">Parent Signature</text:span></text:p>
          </table:table-cell>
          <table:table-cell table:style-name="TableCell2347">
            <text:p text:style-name="Normal"><text:span text:style-name="T2348">Teacher Signature</text:span></text:p>
          </table:table-cell>
        </table:table-row>
        <table:table-row table:style-name="TableRow2349">
          <table:table-cell table:style-name="TableCell2350">
            <text:p text:style-name="Normal"><text:span text:style-name="T2351">4/2/2015</text:span></text:p>
          </table:table-cell>
          <table:table-cell table:style-name="TableCell2352">
            <text:p text:style-name="Normal"><text:span text:style-name="T2353">4/9/2015</text:span></text:p>
          </table:table-cell>
          <table:table-cell table:style-name="TableCell2354">
            <text:p text:style-name="Normal"><text:span text:style-name="T2355">Weekly Reading, <text:s/>Weekly Listening, <text:s/></text:span></text:p>
          </table:table-cell>
          <table:table-cell table:style-name="TableCell2356">
            <text:p text:style-name="Normal"/>
          </table:table-cell>
          <table:table-cell table:style-name="TableCell2357">
            <text:p text:style-name="Normal"/>
          </table:table-cell>
        </table:table-row>
        <table:table-row table:style-name="TableRow2358">
          <table:table-cell table:style-name="TableCell2359">
            <text:p text:style-name="Normal"><text:span text:style-name="T2360">Date Assigned</text:span></text:p>
          </table:table-cell>
          <table:table-cell table:style-name="TableCell2361">
            <text:p text:style-name="Normal"><text:span text:style-name="T2362">Date Due</text:span></text:p>
          </table:table-cell>
          <table:table-cell table:style-name="TableCell2363">
            <text:p text:style-name="Normal"><text:span text:style-name="T2364">Assignment</text:span></text:p>
          </table:table-cell>
          <table:table-cell table:style-name="TableCell2365">
            <text:p text:style-name="Normal"><text:span text:style-name="T2366">Parent Signature</text:span></text:p>
          </table:table-cell>
          <table:table-cell table:style-name="TableCell2367">
            <text:p text:style-name="Normal"><text:span text:style-name="T2368">Teacher Signature</text:span></text:p>
          </table:table-cell>
        </table:table-row>
        <table:table-row table:style-name="TableRow2369">
          <table:table-cell table:style-name="TableCell2370">
            <text:p text:style-name="Normal"><text:span text:style-name="T2371">4/9/2015</text:span></text:p>
          </table:table-cell>
          <table:table-cell table:style-name="TableCell2372">
            <text:p text:style-name="Normal"><text:span text:style-name="T2373">4/16/2015</text:span></text:p>
          </table:table-cell>
          <table:table-cell table:style-name="TableCell2374">
            <text:p text:style-name="Normal"><text:span text:style-name="T2375">Weekly Reading, <text:s/>Weekly Listening, <text:s/></text:span></text:p>
          </table:table-cell>
          <table:table-cell table:style-name="TableCell2376">
            <text:p text:style-name="Normal"/>
          </table:table-cell>
          <table:table-cell table:style-name="TableCell2377">
            <text:p text:style-name="Normal"/>
          </table:table-cell>
        </table:table-row>
        <table:table-row table:style-name="TableRow2378">
          <table:table-cell table:style-name="TableCell2379">
            <text:p text:style-name="Normal"><text:span text:style-name="T2380">Date Assigned</text:span></text:p>
          </table:table-cell>
          <table:table-cell table:style-name="TableCell2381">
            <text:p text:style-name="Normal"><text:span text:style-name="T2382">Date Due</text:span></text:p>
          </table:table-cell>
          <table:table-cell table:style-name="TableCell2383">
            <text:p text:style-name="Normal"><text:span text:style-name="T2384">Assignment</text:span></text:p>
          </table:table-cell>
          <table:table-cell table:style-name="TableCell2385">
            <text:p text:style-name="Normal"><text:span text:style-name="T2386">Parent Signature</text:span></text:p>
          </table:table-cell>
          <table:table-cell table:style-name="TableCell2387">
            <text:p text:style-name="Normal"><text:span text:style-name="T2388">Teacher Signature</text:span></text:p>
          </table:table-cell>
        </table:table-row>
        <table:table-row table:style-name="TableRow2389">
          <table:table-cell table:style-name="TableCell2390">
            <text:p text:style-name="Normal"><text:span text:style-name="T2391">4/16/2015</text:span></text:p>
          </table:table-cell>
          <table:table-cell table:style-name="TableCell2392">
            <text:p text:style-name="Normal"><text:span text:style-name="T2393">4/23/2015</text:span></text:p>
          </table:table-cell>
          <table:table-cell table:style-name="TableCell2394">
            <text:p text:style-name="Normal"><text:span text:style-name="T2395">Prepare Presentation #2, <text:s/></text:span></text:p>
          </table:table-cell>
          <table:table-cell table:style-name="TableCell2396">
            <text:p text:style-name="Normal"/>
          </table:table-cell>
          <table:table-cell table:style-name="TableCell2397">
            <text:p text:style-name="Normal"/>
          </table:table-cell>
        </table:table-row>
        <table:table-row table:style-name="TableRow2398">
          <table:table-cell table:style-name="TableCell2399">
            <text:p text:style-name="Normal"><text:span text:style-name="T2400">Date Assigned</text:span></text:p>
          </table:table-cell>
          <table:table-cell table:style-name="TableCell2401">
            <text:p text:style-name="Normal"><text:span text:style-name="T2402">Date Due</text:span></text:p>
          </table:table-cell>
          <table:table-cell table:style-name="TableCell2403">
            <text:p text:style-name="Normal"><text:span text:style-name="T2404">Assignment</text:span></text:p>
          </table:table-cell>
          <table:table-cell table:style-name="TableCell2405">
            <text:p text:style-name="Normal"><text:span text:style-name="T2406">Parent Signature</text:span></text:p>
          </table:table-cell>
          <table:table-cell table:style-name="TableCell2407">
            <text:p text:style-name="Normal"><text:span text:style-name="T2408">Teacher Signature</text:span></text:p>
          </table:table-cell>
        </table:table-row>
        <table:table-row table:style-name="TableRow2409">
          <table:table-cell table:style-name="TableCell2410">
            <text:p text:style-name="Normal"><text:span text:style-name="T2411">4/23/2015</text:span></text:p>
          </table:table-cell>
          <table:table-cell table:style-name="TableCell2412">
            <text:p text:style-name="Normal"><text:span text:style-name="T2413">4/30/2015</text:span></text:p>
          </table:table-cell>
          <table:table-cell table:style-name="TableCell2414">
            <text:p text:style-name="Normal"><text:span text:style-name="T2415">Weekly Reading, <text:s/>Weekly Listening, <text:s/></text:span></text:p>
          </table:table-cell>
          <table:table-cell table:style-name="TableCell2416">
            <text:p text:style-name="Normal"/>
          </table:table-cell>
          <table:table-cell table:style-name="TableCell2417">
            <text:p text:style-name="Normal"/>
          </table:table-cell>
        </table:table-row>
        <table:table-row table:style-name="TableRow2418">
          <table:table-cell table:style-name="TableCell2419">
            <text:p text:style-name="Normal"><text:span text:style-name="T2420">Date Assigned</text:span></text:p>
          </table:table-cell>
          <table:table-cell table:style-name="TableCell2421">
            <text:p text:style-name="Normal"><text:span text:style-name="T2422">Date Due</text:span></text:p>
          </table:table-cell>
          <table:table-cell table:style-name="TableCell2423">
            <text:p text:style-name="Normal"><text:span text:style-name="T2424">Assignment</text:span></text:p>
          </table:table-cell>
          <table:table-cell table:style-name="TableCell2425">
            <text:p text:style-name="Normal"><text:span text:style-name="T2426">Parent Signature</text:span></text:p>
          </table:table-cell>
          <table:table-cell table:style-name="TableCell2427">
            <text:p text:style-name="Normal"><text:span text:style-name="T2428">Teacher Signature</text:span></text:p>
          </table:table-cell>
        </table:table-row>
        <table:table-row table:style-name="TableRow2429">
          <table:table-cell table:style-name="TableCell2430">
            <text:p text:style-name="Normal"><text:span text:style-name="T2431">4/30/2015</text:span></text:p>
          </table:table-cell>
          <table:table-cell table:style-name="TableCell2432">
            <text:p text:style-name="Normal"><text:span text:style-name="T2433">5/7/2015</text:span></text:p>
          </table:table-cell>
          <table:table-cell table:style-name="TableCell2434">
            <text:p text:style-name="Normal"><text:span text:style-name="T2435">Weekly Reading, <text:s/>Weekly Listening, <text:s/></text:span></text:p>
          </table:table-cell>
          <table:table-cell table:style-name="TableCell2436">
            <text:p text:style-name="Normal"/>
          </table:table-cell>
          <table:table-cell table:style-name="TableCell2437">
            <text:p text:style-name="Normal"/>
          </table:table-cell>
        </table:table-row>
        <table:table-row table:style-name="TableRow2438">
          <table:table-cell table:style-name="TableCell2439">
            <text:p text:style-name="Normal"><text:span text:style-name="T2440">Date Assigned</text:span></text:p>
          </table:table-cell>
          <table:table-cell table:style-name="TableCell2441">
            <text:p text:style-name="Normal"><text:span text:style-name="T2442">Date<text:s/></text:span><text:span text:style-name="T2443">Due</text:span></text:p>
          </table:table-cell>
          <table:table-cell table:style-name="TableCell2444">
            <text:p text:style-name="Normal"><text:span text:style-name="T2445">Assignment</text:span></text:p>
          </table:table-cell>
          <table:table-cell table:style-name="TableCell2446">
            <text:p text:style-name="Normal"><text:span text:style-name="T2447">Parent Signature</text:span></text:p>
          </table:table-cell>
          <table:table-cell table:style-name="TableCell2448">
            <text:p text:style-name="Normal"><text:span text:style-name="T2449">Teacher Signature</text:span></text:p>
          </table:table-cell>
        </table:table-row>
        <table:table-row table:style-name="TableRow2450">
          <table:table-cell table:style-name="TableCell2451">
            <text:p text:style-name="Normal"><text:span text:style-name="T2452">5/7/2015</text:span></text:p>
          </table:table-cell>
          <table:table-cell table:style-name="TableCell2453">
            <text:p text:style-name="Normal"><text:span text:style-name="T2454">5/14/2015</text:span></text:p>
          </table:table-cell>
          <table:table-cell table:style-name="TableCell2455">
            <text:p text:style-name="Normal"/>
          </table:table-cell>
          <table:table-cell table:style-name="TableCell2456">
            <text:p text:style-name="Normal"/>
          </table:table-cell>
          <table:table-cell table:style-name="TableCell2457">
            <text:p text:style-name="Normal"/>
          </table:table-cell>
        </table:table-row>
        <table:table-row table:style-name="TableRow2458">
          <table:table-cell table:style-name="TableCell2459">
            <text:p text:style-name="Normal"><text:span text:style-name="T2460">Date Assigned</text:span></text:p>
          </table:table-cell>
          <table:table-cell table:style-name="TableCell2461">
            <text:p text:style-name="Normal"><text:span text:style-name="T2462">Date Due</text:span></text:p>
          </table:table-cell>
          <table:table-cell table:style-name="TableCell2463">
            <text:p text:style-name="Normal"><text:span text:style-name="T2464">Assignment</text:span></text:p>
          </table:table-cell>
          <table:table-cell table:style-name="TableCell2465">
            <text:p text:style-name="Normal"><text:span text:style-name="T2466">Parent Signature</text:span></text:p>
          </table:table-cell>
          <table:table-cell table:style-name="TableCell2467">
            <text:p text:style-name="Normal"><text:span text:style-name="T2468">Teacher Signature</text:span></text:p>
          </table:table-cell>
        </table:table-row>
        <table:table-row table:style-name="TableRow2469">
          <table:table-cell table:style-name="TableCell2470">
            <text:p text:style-name="Normal"><text:span text:style-name="T2471">5/14/2015</text:span></text:p>
          </table:table-cell>
          <table:table-cell table:style-name="TableCell2472">
            <text:p text:style-name="Normal"><text:span text:style-name="T2473">5/21/2015</text:span></text:p>
          </table:table-cell>
          <table:table-cell table:style-name="TableCell2474">
            <text:p text:style-name="Normal"/>
          </table:table-cell>
          <table:table-cell table:style-name="TableCell2475">
            <text:p text:style-name="Normal"/>
          </table:table-cell>
          <table:table-cell table:style-name="TableCell2476">
            <text:p text:style-name="Normal"/>
          </table:table-cell>
        </table:table-row>
        <table:table-row table:style-name="TableRow2477">
          <table:table-cell table:style-name="TableCell2478">
            <text:p text:style-name="Normal"><text:span text:style-name="T2479">Date Assigned</text:span></text:p>
          </table:table-cell>
          <table:table-cell table:style-name="TableCell2480">
            <text:p text:style-name="Normal"><text:span text:style-name="T2481">Date Due</text:span></text:p>
          </table:table-cell>
          <table:table-cell table:style-name="TableCell2482">
            <text:p text:style-name="Normal"><text:span text:style-name="T2483">Assignment</text:span></text:p>
          </table:table-cell>
          <table:table-cell table:style-name="TableCell2484">
            <text:p text:style-name="Normal"><text:span text:style-name="T2485">Parent Signature</text:span></text:p>
          </table:table-cell>
          <table:table-cell table:style-name="TableCell2486">
            <text:p text:style-name="Normal"><text:span text:style-name="T2487">Teacher Signature</text:span></text:p>
          </table:table-cell>
        </table:table-row>
        <table:table-row table:style-name="TableRow2488">
          <table:table-cell table:style-name="TableCell2489">
            <text:p text:style-name="Normal"><text:span text:style-name="T2490">5/21/2015</text:span></text:p>
          </table:table-cell>
          <table:table-cell table:style-name="TableCell2491">
            <text:p text:style-name="Normal"><text:span text:style-name="T2492">5/28/2015</text:span></text:p>
          </table:table-cell>
          <table:table-cell table:style-name="TableCell2493">
            <text:p text:style-name="Normal"/>
          </table:table-cell>
          <table:table-cell table:style-name="TableCell2494">
            <text:p text:style-name="Normal"/>
          </table:table-cell>
          <table:table-cell table:style-name="TableCell2495">
            <text:p text:style-name="Normal"/>
          </table:table-cell>
        </table:table-row>
        <table:table-row table:style-name="TableRow2496">
          <table:table-cell table:style-name="TableCell2497">
            <text:p text:style-name="Normal"><text:span text:style-name="T2498">Date Assigned</text:span></text:p>
          </table:table-cell>
          <table:table-cell table:style-name="TableCell2499">
            <text:p text:style-name="Normal"><text:span text:style-name="T2500">Date Due</text:span></text:p>
          </table:table-cell>
          <table:table-cell table:style-name="TableCell2501">
            <text:p text:style-name="Normal"><text:span text:style-name="T2502">Assignment</text:span></text:p>
          </table:table-cell>
          <table:table-cell table:style-name="TableCell2503">
            <text:p text:style-name="Normal"><text:span text:style-name="T2504">Parent Signature</text:span></text:p>
          </table:table-cell>
          <table:table-cell table:style-name="TableCell2505">
            <text:p text:style-name="Normal"><text:span text:style-name="T2506">Teacher Signature</text:span></text:p>
          </table:table-cell>
        </table:table-row>
        <table:table-row table:style-name="TableRow2507">
          <table:table-cell table:style-name="TableCell2508">
            <text:p text:style-name="Normal"><text:span text:style-name="T2509">5/28/2015</text:span></text:p>
          </table:table-cell>
          <table:table-cell table:style-name="TableCell2510">
            <text:p text:style-name="Normal"><text:span text:style-name="T2511">6/4/2015</text:span></text:p>
          </table:table-cell>
          <table:table-cell table:style-name="TableCell2512">
            <text:p text:style-name="Normal"/>
          </table:table-cell>
          <table:table-cell table:style-name="TableCell2513">
            <text:p text:style-name="Normal"/>
          </table:table-cell>
          <table:table-cell table:style-name="TableCell2514">
            <text:p text:style-name="Normal"/>
          </table:table-cell>
        </table:table-row>
      </table:table>
      <text:p text:style-name="P2515">안녕하세요.<text:line-break/>아래의<text:s/>표는2/27/2015부터<text:s/>5/28/2015까지<text:s/>JLS의<text:s/>네이티브<text:s/>선생님<text:s/>수업을<text:s/>듣는<text:s/>여러분의<text:s/>자녀들을<text:s/>위해<text:s/>만들어진<text:s/>과제<text:s/>일람표입니다.<text:line-break/>박준혁<text:s/>학생이<text:s/>과제를<text:s/>잘<text:s/>따라가고<text:s/>있는지<text:s/>확인해보세요.<text:line-break/>감사합니다.<text:line-break/>John, JLS NT</text:p>
      <table:table table:style-name="Table2516">
        <table:table-columns>
          <table:table-column table:style-name="TableColumn2517"/>
          <table:table-column table:style-name="TableColumn2518"/>
          <table:table-column table:style-name="TableColumn2519"/>
        </table:table-columns>
        <table:table-row table:style-name="TableRow2520">
          <table:table-cell table:style-name="TableCell2521">
            <text:p text:style-name="Normal"><text:span text:style-name="T2522">Date<text:s/></text:span><text:span text:style-name="T2523">Assigned</text:span></text:p>
          </table:table-cell>
          <table:table-cell table:style-name="TableCell2524">
            <text:p text:style-name="Normal"><text:span text:style-name="T2525">Date Due</text:span></text:p>
          </table:table-cell>
          <table:table-cell table:style-name="TableCell2526">
            <text:p text:style-name="Normal"><text:span text:style-name="T2527">Assignment</text:span></text:p>
          </table:table-cell>
        </table:table-row>
        <table:table-row table:style-name="TableRow2528">
          <table:table-cell table:style-name="TableCell2529">
            <text:p text:style-name="Normal"><text:span text:style-name="T2530">3/5/2015</text:span></text:p>
          </table:table-cell>
          <table:table-cell table:style-name="TableCell2531">
            <text:p text:style-name="Normal"><text:span text:style-name="T2532">3/12/2015</text:span></text:p>
          </table:table-cell>
          <table:table-cell table:style-name="TableCell2533">
            <text:p text:style-name="Normal"><text:span text:style-name="T2534">Weekly Reading, <text:s/>Weekly Listening, <text:s/></text:span></text:p>
          </table:table-cell>
        </table:table-row>
        <table:table-row table:style-name="TableRow2535">
          <table:table-cell table:style-name="TableCell2536">
            <text:p text:style-name="Normal"><text:span text:style-name="T2537">Date Assigned</text:span></text:p>
          </table:table-cell>
          <table:table-cell table:style-name="TableCell2538">
            <text:p text:style-name="Normal"><text:span text:style-name="T2539">Date Due</text:span></text:p>
          </table:table-cell>
          <table:table-cell table:style-name="TableCell2540">
            <text:p text:style-name="Normal"><text:span text:style-name="T2541">Assignment</text:span></text:p>
          </table:table-cell>
        </table:table-row>
        <table:table-row table:style-name="TableRow2542">
          <table:table-cell table:style-name="TableCell2543">
            <text:p text:style-name="Normal"><text:span text:style-name="T2544">3/12/2015</text:span></text:p>
          </table:table-cell>
          <table:table-cell table:style-name="TableCell2545">
            <text:p text:style-name="Normal"><text:span text:style-name="T2546">3/19/2015</text:span></text:p>
          </table:table-cell>
          <table:table-cell table:style-name="TableCell2547">
            <text:p text:style-name="Normal"><text:span text:style-name="T2548">Weekly Reading, <text:s/>Weekly Listening, <text:s/></text:span></text:p>
          </table:table-cell>
        </table:table-row>
        <table:table-row table:style-name="TableRow2549">
          <table:table-cell table:style-name="TableCell2550">
            <text:p text:style-name="Normal"><text:span text:style-name="T2551">Date Assigned</text:span></text:p>
          </table:table-cell>
          <table:table-cell table:style-name="TableCell2552">
            <text:p text:style-name="Normal"><text:span text:style-name="T2553">Date Due</text:span></text:p>
          </table:table-cell>
          <table:table-cell table:style-name="TableCell2554">
            <text:p text:style-name="Normal"><text:span text:style-name="T2555">Assignment</text:span></text:p>
          </table:table-cell>
        </table:table-row>
        <table:table-row table:style-name="TableRow2556">
          <table:table-cell table:style-name="TableCell2557">
            <text:p text:style-name="Normal"><text:span text:style-name="T2558">3/19/2015</text:span></text:p>
          </table:table-cell>
          <table:table-cell table:style-name="TableCell2559">
            <text:p text:style-name="Normal"><text:span text:style-name="T2560">3/26/2015</text:span></text:p>
          </table:table-cell>
          <table:table-cell table:style-name="TableCell2561">
            <text:p text:style-name="Normal"><text:span text:style-name="T2562">Prepare Presentation #1, <text:s/></text:span></text:p>
          </table:table-cell>
        </table:table-row>
        <table:table-row table:style-name="TableRow2563">
          <table:table-cell table:style-name="TableCell2564">
            <text:p text:style-name="Normal"><text:span text:style-name="T2565">Date Assigned</text:span></text:p>
          </table:table-cell>
          <table:table-cell table:style-name="TableCell2566">
            <text:p text:style-name="Normal"><text:span text:style-name="T2567">Date Due</text:span></text:p>
          </table:table-cell>
          <table:table-cell table:style-name="TableCell2568">
            <text:p text:style-name="Normal"><text:span text:style-name="T2569">Assignment</text:span></text:p>
          </table:table-cell>
        </table:table-row>
        <table:table-row table:style-name="TableRow2570">
          <table:table-cell table:style-name="TableCell2571">
            <text:p text:style-name="Normal"><text:span text:style-name="T2572">3/26/2015</text:span></text:p>
          </table:table-cell>
          <table:table-cell table:style-name="TableCell2573">
            <text:p text:style-name="Normal"><text:span text:style-name="T2574">4/2/2015</text:span></text:p>
          </table:table-cell>
          <table:table-cell table:style-name="TableCell2575">
            <text:p text:style-name="Normal"><text:span text:style-name="T2576">Weekly Reading, <text:s/>Weekly Listening, <text:s/></text:span></text:p>
          </table:table-cell>
        </table:table-row>
        <table:table-row table:style-name="TableRow2577">
          <table:table-cell table:style-name="TableCell2578">
            <text:p text:style-name="Normal"><text:span text:style-name="T2579">Date Assigned</text:span></text:p>
          </table:table-cell>
          <table:table-cell table:style-name="TableCell2580">
            <text:p text:style-name="Normal"><text:span text:style-name="T2581">Date Due</text:span></text:p>
          </table:table-cell>
          <table:table-cell table:style-name="TableCell2582">
            <text:p text:style-name="Normal"><text:span text:style-name="T2583">Assignment</text:span></text:p>
          </table:table-cell>
        </table:table-row>
        <table:table-row table:style-name="TableRow2584">
          <table:table-cell table:style-name="TableCell2585">
            <text:p text:style-name="Normal"><text:span text:style-name="T2586">4/2/2015</text:span></text:p>
          </table:table-cell>
          <table:table-cell table:style-name="TableCell2587">
            <text:p text:style-name="Normal"><text:span text:style-name="T2588">4/9/2015</text:span></text:p>
          </table:table-cell>
          <table:table-cell table:style-name="TableCell2589">
            <text:p text:style-name="Normal"><text:span text:style-name="T2590">Weekly Reading, <text:s/>Weekly Listening, <text:s/></text:span></text:p>
          </table:table-cell>
        </table:table-row>
        <table:table-row table:style-name="TableRow2591">
          <table:table-cell table:style-name="TableCell2592">
            <text:p text:style-name="Normal"><text:span text:style-name="T2593">Date Assigned</text:span></text:p>
          </table:table-cell>
          <table:table-cell table:style-name="TableCell2594">
            <text:p text:style-name="Normal"><text:span text:style-name="T2595">Date Due</text:span></text:p>
          </table:table-cell>
          <table:table-cell table:style-name="TableCell2596">
            <text:p text:style-name="Normal"><text:span text:style-name="T2597">Assignment</text:span></text:p>
          </table:table-cell>
        </table:table-row>
        <table:table-row table:style-name="TableRow2598">
          <table:table-cell table:style-name="TableCell2599">
            <text:p text:style-name="Normal"><text:span text:style-name="T2600">4/9/2015</text:span></text:p>
          </table:table-cell>
          <table:table-cell table:style-name="TableCell2601">
            <text:p text:style-name="Normal"><text:span text:style-name="T2602">4/16/2015</text:span></text:p>
          </table:table-cell>
          <table:table-cell table:style-name="TableCell2603">
            <text:p text:style-name="Normal"><text:span text:style-name="T2604">Weekly Reading, <text:s/>Weekly Listening, <text:s/></text:span></text:p>
          </table:table-cell>
        </table:table-row>
        <table:table-row table:style-name="TableRow2605">
          <table:table-cell table:style-name="TableCell2606">
            <text:p text:style-name="Normal"><text:span text:style-name="T2607">Date Assigned</text:span></text:p>
          </table:table-cell>
          <table:table-cell table:style-name="TableCell2608">
            <text:p text:style-name="Normal"><text:span text:style-name="T2609">Date Due</text:span></text:p>
          </table:table-cell>
          <table:table-cell table:style-name="TableCell2610">
            <text:p text:style-name="Normal"><text:span text:style-name="T2611">Assignment</text:span></text:p>
          </table:table-cell>
        </table:table-row>
        <table:table-row table:style-name="TableRow2612">
          <table:table-cell table:style-name="TableCell2613">
            <text:p text:style-name="Normal"><text:span text:style-name="T2614">4/16/2015</text:span></text:p>
          </table:table-cell>
          <table:table-cell table:style-name="TableCell2615">
            <text:p text:style-name="Normal"><text:span text:style-name="T2616">4/23/2015</text:span></text:p>
          </table:table-cell>
          <table:table-cell table:style-name="TableCell2617">
            <text:p text:style-name="Normal"><text:span text:style-name="T2618">Prepare Presentation #2, <text:s/></text:span></text:p>
          </table:table-cell>
        </table:table-row>
        <table:table-row table:style-name="TableRow2619">
          <table:table-cell table:style-name="TableCell2620">
            <text:p text:style-name="Normal"><text:span text:style-name="T2621">Date Assigned</text:span></text:p>
          </table:table-cell>
          <table:table-cell table:style-name="TableCell2622">
            <text:p text:style-name="Normal"><text:span text:style-name="T2623">Date Due</text:span></text:p>
          </table:table-cell>
          <table:table-cell table:style-name="TableCell2624">
            <text:p text:style-name="Normal"><text:span text:style-name="T2625">Assignment</text:span></text:p>
          </table:table-cell>
        </table:table-row>
        <table:table-row table:style-name="TableRow2626">
          <table:table-cell table:style-name="TableCell2627">
            <text:p text:style-name="Normal"><text:span text:style-name="T2628">4/23/2015</text:span></text:p>
          </table:table-cell>
          <table:table-cell table:style-name="TableCell2629">
            <text:p text:style-name="Normal"><text:span text:style-name="T2630">4/30/2015</text:span></text:p>
          </table:table-cell>
          <table:table-cell table:style-name="TableCell2631">
            <text:p text:style-name="Normal"><text:span text:style-name="T2632">Weekly Reading, <text:s/>Weekly Listening, <text:s/></text:span></text:p>
          </table:table-cell>
        </table:table-row>
        <table:table-row table:style-name="TableRow2633">
          <table:table-cell table:style-name="TableCell2634">
            <text:p text:style-name="Normal"><text:span text:style-name="T2635">Date Assigned</text:span></text:p>
          </table:table-cell>
          <table:table-cell table:style-name="TableCell2636">
            <text:p text:style-name="Normal"><text:span text:style-name="T2637">Date Due</text:span></text:p>
          </table:table-cell>
          <table:table-cell table:style-name="TableCell2638">
            <text:p text:style-name="Normal"><text:span text:style-name="T2639">Assignment</text:span></text:p>
          </table:table-cell>
        </table:table-row>
        <table:table-row table:style-name="TableRow2640">
          <table:table-cell table:style-name="TableCell2641">
            <text:p text:style-name="Normal"><text:span text:style-name="T2642">4/30/2015</text:span></text:p>
          </table:table-cell>
          <table:table-cell table:style-name="TableCell2643">
            <text:p text:style-name="Normal"><text:span text:style-name="T2644">5/7/2015</text:span></text:p>
          </table:table-cell>
          <table:table-cell table:style-name="TableCell2645">
            <text:p text:style-name="Normal"><text:span text:style-name="T2646">Weekly Reading, <text:s/>Weekly Listening, <text:s/></text:span></text:p>
          </table:table-cell>
        </table:table-row>
        <table:table-row table:style-name="TableRow2647">
          <table:table-cell table:style-name="TableCell2648">
            <text:p text:style-name="Normal"><text:span text:style-name="T2649">Date Assigned</text:span></text:p>
          </table:table-cell>
          <table:table-cell table:style-name="TableCell2650">
            <text:p text:style-name="Normal"><text:span text:style-name="T2651">Date Due</text:span></text:p>
          </table:table-cell>
          <table:table-cell table:style-name="TableCell2652">
            <text:p text:style-name="Normal"><text:span text:style-name="T2653">Assignment</text:span></text:p>
          </table:table-cell>
        </table:table-row>
        <table:table-row table:style-name="TableRow2654">
          <table:table-cell table:style-name="TableCell2655">
            <text:p text:style-name="Normal"><text:span text:style-name="T2656">5/7/2015</text:span></text:p>
          </table:table-cell>
          <table:table-cell table:style-name="TableCell2657">
            <text:p text:style-name="Normal"><text:span text:style-name="T2658">5/14/2015</text:span></text:p>
          </table:table-cell>
          <table:table-cell table:style-name="TableCell2659">
            <text:p text:style-name="Normal"/>
          </table:table-cell>
        </table:table-row>
        <table:table-row table:style-name="TableRow2660">
          <table:table-cell table:style-name="TableCell2661">
            <text:p text:style-name="Normal"><text:span text:style-name="T2662">Date Assigned</text:span></text:p>
          </table:table-cell>
          <table:table-cell table:style-name="TableCell2663">
            <text:p text:style-name="Normal"><text:span text:style-name="T2664">Date Due</text:span></text:p>
          </table:table-cell>
          <table:table-cell table:style-name="TableCell2665">
            <text:p text:style-name="Normal"><text:span text:style-name="T2666">Assignment</text:span></text:p>
          </table:table-cell>
        </table:table-row>
        <table:table-row table:style-name="TableRow2667">
          <table:table-cell table:style-name="TableCell2668">
            <text:p text:style-name="Normal"><text:span text:style-name="T2669">5/14/2015</text:span></text:p>
          </table:table-cell>
          <table:table-cell table:style-name="TableCell2670">
            <text:p text:style-name="Normal"><text:span text:style-name="T2671">5/21/2015</text:span></text:p>
          </table:table-cell>
          <table:table-cell table:style-name="TableCell2672">
            <text:p text:style-name="Normal"/>
          </table:table-cell>
        </table:table-row>
        <table:table-row table:style-name="TableRow2673">
          <table:table-cell table:style-name="TableCell2674">
            <text:p text:style-name="Normal"><text:span text:style-name="T2675">Date Assigned</text:span></text:p>
          </table:table-cell>
          <table:table-cell table:style-name="TableCell2676">
            <text:p text:style-name="Normal"><text:span text:style-name="T2677">Date Due</text:span></text:p>
          </table:table-cell>
          <table:table-cell table:style-name="TableCell2678">
            <text:p text:style-name="Normal"><text:span text:style-name="T2679">Assignment</text:span></text:p>
          </table:table-cell>
        </table:table-row>
        <table:table-row table:style-name="TableRow2680">
          <table:table-cell table:style-name="TableCell2681">
            <text:p text:style-name="Normal"><text:span text:style-name="T2682">5/21/2015</text:span></text:p>
          </table:table-cell>
          <table:table-cell table:style-name="TableCell2683">
            <text:p text:style-name="Normal"><text:span text:style-name="T2684">5/28/2015</text:span></text:p>
          </table:table-cell>
          <table:table-cell table:style-name="TableCell2685">
            <text:p text:style-name="Normal"/>
          </table:table-cell>
        </table:table-row>
        <table:table-row table:style-name="TableRow2686">
          <table:table-cell table:style-name="TableCell2687">
            <text:p text:style-name="Normal"><text:span text:style-name="T2688">Date Assigned</text:span></text:p>
          </table:table-cell>
          <table:table-cell table:style-name="TableCell2689">
            <text:p text:style-name="Normal"><text:span text:style-name="T2690">Date Due</text:span></text:p>
          </table:table-cell>
          <table:table-cell table:style-name="TableCell2691">
            <text:p text:style-name="Normal"><text:span text:style-name="T2692">Assignment</text:span></text:p>
          </table:table-cell>
        </table:table-row>
        <table:table-row table:style-name="TableRow2693">
          <table:table-cell table:style-name="TableCell2694">
            <text:p text:style-name="Normal"><text:span text:style-name="T2695">5/28/2015</text:span></text:p>
          </table:table-cell>
          <table:table-cell table:style-name="TableCell2696">
            <text:p text:style-name="Normal"><text:span text:style-name="T2697">6/4/2015</text:span></text:p>
          </table:table-cell>
          <table:table-cell table:style-name="TableCell2698">
            <text:p text:style-name="Normal"/>
          </table:table-cell>
        </table:table-row>
      </table:table>
      <text:p text:style-name="P2699"><text:span text:style-name="T2700">Helena (</text:span><text:span text:style-name="T2701">박희원</text:span><text:span text:style-name="T2702">)</text:span></text:p>
      <text:p text:style-name="Normal"><text:span text:style-name="T2703">John's Class, Thursday at 4:40-5:30</text:span><text:line-break/></text:p>
      <text:p text:style-name="Normal"><text:span text:style-name="T2704">Syllabus:</text:span><text:line-break/><text:span text:style-name="T2705">Please complete the homework each week. If you miss a class, please complete the homework for the next week as well.</text:span><text:line-break/><text:span text:style-name="T2706">Week 1 (Thursday, March 5, 2015) -<text:s/></text:span><text:span text:style-name="T2707">Unit 1 : Coral Reefs</text:span><text:line-break/><text:span text:style-name="T2708">Weekly Reading</text:span><text:span text:style-name="T2709"><text:line-break/></text:span><text:span text:style-name="T2710"><text:s text:c="3"/>Speaking Tree Chapter 2: The Bermuda Triangle, 5 time(s)<text:s/></text:span><text:span text:style-name="T2711"><text:line-break/></text:span><text:span text:style-name="T2712">Weekly Listening</text:span><text:span text:style-name="T2713"><text:line-break/></text:span><text:span text:style-name="T2714"><text:s text:c="3"/>Speaking Tree Chapter 2: The Bermuda Triangle, 5 time(s)<text:s/></text:span><text:span text:style-name="T2715"><text:line-break/></text:span><text:line-break/><text:span text:style-name="T2716">Week 2 (Thursday, March 12, 2015) - Unit 2 : The Bermuda Triangle</text:span><text:line-break/><text:span text:style-name="T2717">Weekly Reading</text:span><text:span text:style-name="T2718"><text:line-break/></text:span><text:span text:style-name="T2719"><text:s text:c="3"/>Speaking Tree Chapter 3: Life is Everywhere, 5 time(s)<text:s/></text:span><text:span text:style-name="T2720"><text:line-break/></text:span><text:span text:style-name="T2721">Weekly Listening</text:span><text:span text:style-name="T2722"><text:line-break/></text:span><text:span text:style-name="T2723"><text:s text:c="3"/>Speaking Tree Chapter 3: Life is Everywhere, 5 time(s)<text:s/></text:span><text:span text:style-name="T2724"><text:line-break/></text:span><text:line-break/><text:span text:style-name="T2725">Week 3 (Thursday, March 19, 2015) - Unit 3 : Life is Everywhere</text:span><text:line-break/><text:span text:style-name="T2726">Prepare Presentation #1</text:span><text:span text:style-name="T2727"><text:line-break/></text:span><text:span text:style-name="T2728"><text:s text:c="4"/></text:span><text:span text:style-name="T2729"><text:line-break/></text:span><text:line-break/><text:span text:style-name="T2730">Week 4 (Thursday, March<text:s/></text:span><text:span text:style-name="T2731">26, 2015) - Speaking Tree Topic Presentation</text:span><text:line-break/><text:span text:style-name="T2732">Weekly Reading</text:span><text:span text:style-name="T2733"><text:line-break/></text:span><text:span text:style-name="T2734"><text:s text:c="3"/>Speaking Tree Chapter 4: The Little Black Lady Who Said No, 5 time(s)<text:s/></text:span><text:span text:style-name="T2735"><text:line-break/></text:span><text:span text:style-name="T2736">Weekly Listening</text:span><text:span text:style-name="T2737"><text:line-break/></text:span><text:span text:style-name="T2738"><text:s text:c="3"/>Speaking Tree Chapter 4: The Little Black Lady Who Said No, 5 time(s)<text:s/></text:span><text:span text:style-name="T2739"><text:line-break/></text:span><text:line-break/><text:span text:style-name="T2740">Week 5 (Thursday, April 2, 201</text:span><text:span text:style-name="T2741">5) - Unit 4 : The Little Black Lady Who Said No</text:span><text:line-break/><text:span text:style-name="T2742">Weekly Reading</text:span><text:span text:style-name="T2743"><text:line-break/></text:span><text:span text:style-name="T2744"><text:s text:c="3"/>Speaking Tree Chapter 5: Racing Cheese, 5 time(s)<text:s/></text:span><text:span text:style-name="T2745"><text:line-break/></text:span><text:span text:style-name="T2746">Weekly Listening</text:span><text:span text:style-name="T2747"><text:line-break/></text:span><text:span text:style-name="T2748"><text:s text:c="3"/>Speaking Tree Chapter 5: Racing Cheese, 5 time(s)<text:s/></text:span><text:span text:style-name="T2749"><text:line-break/></text:span><text:line-break/><text:span text:style-name="T2750">Week 6 (Thursday, April 9, 2015) - Unit 5 : Racing Cheese</text:span><text:line-break/><text:span text:style-name="T2751">Weekly Re</text:span><text:span text:style-name="T2752">ading</text:span><text:span text:style-name="T2753"><text:line-break/></text:span><text:span text:style-name="T2754"><text:s text:c="3"/>Speaking Tree Chapter 6: Chameleon Rock, 5 time(s)<text:s/></text:span><text:span text:style-name="T2755"><text:line-break/></text:span><text:span text:style-name="T2756">Weekly Listening</text:span><text:span text:style-name="T2757"><text:line-break/></text:span><text:span text:style-name="T2758"><text:s text:c="3"/>Speaking Tree Chapter 6: Chameleon Rock, 5 time(s)<text:s/></text:span><text:span text:style-name="T2759"><text:line-break/></text:span><text:line-break/><text:span text:style-name="T2760">Week 7 (Thursday, April 16, 2015) - Unit 6 : Chameleon Rock</text:span><text:line-break/><text:span text:style-name="T2761">Prepare Presentation #2</text:span><text:span text:style-name="T2762"><text:line-break/></text:span><text:span text:style-name="T2763"><text:s text:c="4"/></text:span><text:span text:style-name="T2764"><text:line-break/></text:span><text:line-break/><text:span text:style-name="T2765">Week 8 (Thursday, April 23, 2015</text:span><text:span text:style-name="T2766">) - Free Topic Presentation</text:span><text:line-break/><text:span text:style-name="T2767">Weekly Reading</text:span><text:span text:style-name="T2768"><text:line-break/></text:span><text:span text:style-name="T2769"><text:s text:c="3"/>Speaking Tree Chapter 7: Gloves for Ears, 5 time(s)<text:s/></text:span><text:span text:style-name="T2770"><text:line-break/></text:span><text:span text:style-name="T2771">Weekly Listening</text:span><text:span text:style-name="T2772"><text:line-break/></text:span><text:span text:style-name="T2773"><text:s text:c="3"/>Speaking Tree Chapter 7: Gloves for Ears, 5 time(s)<text:s/></text:span><text:span text:style-name="T2774"><text:line-break/></text:span><text:line-break/><text:span text:style-name="T2775">Week 9 (Thursday, April 30, 2015) - Unit 7 : Gloves for Ears</text:span><text:line-break/><text:span text:style-name="T2776">Weekly Reading</text:span><text:span text:style-name="T2777"><text:line-break/></text:span><text:span text:style-name="T2778"><text:s text:c="3"/>Spea</text:span><text:span text:style-name="T2779">king Tree Chapter 8: The Fingers of God, 5 time(s)<text:s/></text:span><text:span text:style-name="T2780"><text:line-break/></text:span><text:span text:style-name="T2781">Weekly Listening</text:span><text:span text:style-name="T2782"><text:line-break/></text:span><text:span text:style-name="T2783"><text:s text:c="3"/>Speaking Tree Chapter 8: The Fingers of God, 5 time(s)<text:s/></text:span><text:span text:style-name="T2784"><text:line-break/></text:span><text:line-break/><text:span text:style-name="T2785">Week 10 (Thursday, May 7, 2015) - Unit 8 : The Fingers of God</text:span><text:line-break/><text:line-break/><text:span text:style-name="T2786">Week 11 (Thursday, May 14, 2015) -<text:s/></text:span><text:line-break/><text:line-break/><text:span text:style-name="T2787">Week 12 (Thursday, May 21,<text:s/></text:span><text:span text:style-name="T2788">2015) -<text:s/></text:span><text:line-break/><text:line-break/><text:span text:style-name="T2789">Week 13 (Thursday, May 28, 2015) -<text:s/></text:span><text:line-break/><text:line-break/><text:line-break/></text:p>
      <table:table table:style-name="Table2790">
        <table:table-columns>
          <table:table-column table:style-name="TableColumn2791"/>
          <table:table-column table:style-name="TableColumn2792"/>
          <table:table-column table:style-name="TableColumn2793"/>
          <table:table-column table:style-name="TableColumn2794"/>
          <table:table-column table:style-name="TableColumn2795"/>
        </table:table-columns>
        <table:table-row table:style-name="TableRow2796">
          <table:table-cell table:style-name="TableCell2797">
            <text:p text:style-name="P2798"><text:span text:style-name="T2799">Date Assigned</text:span></text:p>
          </table:table-cell>
          <table:table-cell table:style-name="TableCell2800">
            <text:p text:style-name="Normal"><text:span text:style-name="T2801">Date Due</text:span></text:p>
          </table:table-cell>
          <table:table-cell table:style-name="TableCell2802">
            <text:p text:style-name="Normal"><text:span text:style-name="T2803">Assignment</text:span></text:p>
          </table:table-cell>
          <table:table-cell table:style-name="TableCell2804">
            <text:p text:style-name="Normal"><text:span text:style-name="T2805">Parent Signature</text:span></text:p>
          </table:table-cell>
          <table:table-cell table:style-name="TableCell2806">
            <text:p text:style-name="Normal"><text:span text:style-name="T2807">Teacher Signature</text:span></text:p>
          </table:table-cell>
        </table:table-row>
        <table:table-row table:style-name="TableRow2808">
          <table:table-cell table:style-name="TableCell2809">
            <text:p text:style-name="Normal"><text:span text:style-name="T2810">3/5/2015</text:span></text:p>
          </table:table-cell>
          <table:table-cell table:style-name="TableCell2811">
            <text:p text:style-name="Normal"><text:span text:style-name="T2812">3/12/2015</text:span></text:p>
          </table:table-cell>
          <table:table-cell table:style-name="TableCell2813">
            <text:p text:style-name="Normal"><text:span text:style-name="T2814">Weekly Reading, <text:s/>Weekly Listening, <text:s/></text:span></text:p>
          </table:table-cell>
          <table:table-cell table:style-name="TableCell2815">
            <text:p text:style-name="Normal"/>
          </table:table-cell>
          <table:table-cell table:style-name="TableCell2816">
            <text:p text:style-name="Normal"/>
          </table:table-cell>
        </table:table-row>
        <table:table-row table:style-name="TableRow2817">
          <table:table-cell table:style-name="TableCell2818">
            <text:p text:style-name="Normal"><text:span text:style-name="T2819">Date Assigned</text:span></text:p>
          </table:table-cell>
          <table:table-cell table:style-name="TableCell2820">
            <text:p text:style-name="Normal"><text:span text:style-name="T2821">Date Due</text:span></text:p>
          </table:table-cell>
          <table:table-cell table:style-name="TableCell2822">
            <text:p text:style-name="Normal"><text:span text:style-name="T2823">Assignment</text:span></text:p>
          </table:table-cell>
          <table:table-cell table:style-name="TableCell2824">
            <text:p text:style-name="Normal"><text:span text:style-name="T2825">Parent Signature</text:span></text:p>
          </table:table-cell>
          <table:table-cell table:style-name="TableCell2826">
            <text:p text:style-name="Normal"><text:span text:style-name="T2827">Teacher Signature</text:span></text:p>
          </table:table-cell>
        </table:table-row>
        <table:table-row table:style-name="TableRow2828">
          <table:table-cell table:style-name="TableCell2829">
            <text:p text:style-name="Normal"><text:span text:style-name="T2830">3/12/2015</text:span></text:p>
          </table:table-cell>
          <table:table-cell table:style-name="TableCell2831">
            <text:p text:style-name="Normal"><text:span text:style-name="T2832">3/19/2015</text:span></text:p>
          </table:table-cell>
          <table:table-cell table:style-name="TableCell2833">
            <text:p text:style-name="Normal"><text:span text:style-name="T2834">Weekly Reading, <text:s/>Weekly Listening, <text:s/></text:span></text:p>
          </table:table-cell>
          <table:table-cell table:style-name="TableCell2835">
            <text:p text:style-name="Normal"/>
          </table:table-cell>
          <table:table-cell table:style-name="TableCell2836">
            <text:p text:style-name="Normal"/>
          </table:table-cell>
        </table:table-row>
        <table:table-row table:style-name="TableRow2837">
          <table:table-cell table:style-name="TableCell2838">
            <text:p text:style-name="Normal"><text:span text:style-name="T2839">Date Assigned</text:span></text:p>
          </table:table-cell>
          <table:table-cell table:style-name="TableCell2840">
            <text:p text:style-name="Normal"><text:span text:style-name="T2841">Date Due</text:span></text:p>
          </table:table-cell>
          <table:table-cell table:style-name="TableCell2842">
            <text:p text:style-name="Normal"><text:span text:style-name="T2843">Assignment</text:span></text:p>
          </table:table-cell>
          <table:table-cell table:style-name="TableCell2844">
            <text:p text:style-name="Normal"><text:span text:style-name="T2845">Parent Signature</text:span></text:p>
          </table:table-cell>
          <table:table-cell table:style-name="TableCell2846">
            <text:p text:style-name="Normal"><text:span text:style-name="T2847">Teacher Signature</text:span></text:p>
          </table:table-cell>
        </table:table-row>
        <table:table-row table:style-name="TableRow2848">
          <table:table-cell table:style-name="TableCell2849">
            <text:p text:style-name="Normal"><text:span text:style-name="T2850">3/19/2015</text:span></text:p>
          </table:table-cell>
          <table:table-cell table:style-name="TableCell2851">
            <text:p text:style-name="Normal"><text:span text:style-name="T2852">3/26/2015</text:span></text:p>
          </table:table-cell>
          <table:table-cell table:style-name="TableCell2853">
            <text:p text:style-name="Normal"><text:span text:style-name="T2854">Prepare Presentation #1, <text:s/></text:span></text:p>
          </table:table-cell>
          <table:table-cell table:style-name="TableCell2855">
            <text:p text:style-name="Normal"/>
          </table:table-cell>
          <table:table-cell table:style-name="TableCell2856">
            <text:p text:style-name="Normal"/>
          </table:table-cell>
        </table:table-row>
        <table:table-row table:style-name="TableRow2857">
          <table:table-cell table:style-name="TableCell2858">
            <text:p text:style-name="Normal"><text:span text:style-name="T2859">Date Assigned</text:span></text:p>
          </table:table-cell>
          <table:table-cell table:style-name="TableCell2860">
            <text:p text:style-name="Normal"><text:span text:style-name="T2861">Date Due</text:span></text:p>
          </table:table-cell>
          <table:table-cell table:style-name="TableCell2862">
            <text:p text:style-name="Normal"><text:span text:style-name="T2863">Assignment</text:span></text:p>
          </table:table-cell>
          <table:table-cell table:style-name="TableCell2864">
            <text:p text:style-name="Normal"><text:span text:style-name="T2865">Parent Signature</text:span></text:p>
          </table:table-cell>
          <table:table-cell table:style-name="TableCell2866">
            <text:p text:style-name="Normal"><text:span text:style-name="T2867">Teacher Signature</text:span></text:p>
          </table:table-cell>
        </table:table-row>
        <table:table-row table:style-name="TableRow2868">
          <table:table-cell table:style-name="TableCell2869">
            <text:p text:style-name="Normal"><text:span text:style-name="T2870">3/26/2015</text:span></text:p>
          </table:table-cell>
          <table:table-cell table:style-name="TableCell2871">
            <text:p text:style-name="Normal"><text:span text:style-name="T2872">4/2/2015</text:span></text:p>
          </table:table-cell>
          <table:table-cell table:style-name="TableCell2873">
            <text:p text:style-name="Normal"><text:span text:style-name="T2874">Weekly Reading, <text:s/>Weekly Listening, <text:s/></text:span></text:p>
          </table:table-cell>
          <table:table-cell table:style-name="TableCell2875">
            <text:p text:style-name="Normal"/>
          </table:table-cell>
          <table:table-cell table:style-name="TableCell2876">
            <text:p text:style-name="Normal"/>
          </table:table-cell>
        </table:table-row>
        <table:table-row table:style-name="TableRow2877">
          <table:table-cell table:style-name="TableCell2878">
            <text:p text:style-name="Normal"><text:span text:style-name="T2879">Date Assigned</text:span></text:p>
          </table:table-cell>
          <table:table-cell table:style-name="TableCell2880">
            <text:p text:style-name="Normal"><text:span text:style-name="T2881">Date Due</text:span></text:p>
          </table:table-cell>
          <table:table-cell table:style-name="TableCell2882">
            <text:p text:style-name="Normal"><text:span text:style-name="T2883">Assignment</text:span></text:p>
          </table:table-cell>
          <table:table-cell table:style-name="TableCell2884">
            <text:p text:style-name="Normal"><text:span text:style-name="T2885">Parent Signature</text:span></text:p>
          </table:table-cell>
          <table:table-cell table:style-name="TableCell2886">
            <text:p text:style-name="Normal"><text:span text:style-name="T2887">Teacher Signature</text:span></text:p>
          </table:table-cell>
        </table:table-row>
        <table:table-row table:style-name="TableRow2888">
          <table:table-cell table:style-name="TableCell2889">
            <text:p text:style-name="Normal"><text:span text:style-name="T2890">4/2/2015</text:span></text:p>
          </table:table-cell>
          <table:table-cell table:style-name="TableCell2891">
            <text:p text:style-name="Normal"><text:span text:style-name="T2892">4/9/2015</text:span></text:p>
          </table:table-cell>
          <table:table-cell table:style-name="TableCell2893">
            <text:p text:style-name="Normal"><text:span text:style-name="T2894">Weekly Reading, <text:s/>Weekly Listening, <text:s/></text:span></text:p>
          </table:table-cell>
          <table:table-cell table:style-name="TableCell2895">
            <text:p text:style-name="Normal"/>
          </table:table-cell>
          <table:table-cell table:style-name="TableCell2896">
            <text:p text:style-name="Normal"/>
          </table:table-cell>
        </table:table-row>
        <table:table-row table:style-name="TableRow2897">
          <table:table-cell table:style-name="TableCell2898">
            <text:p text:style-name="Normal"><text:span text:style-name="T2899">Date Assigned</text:span></text:p>
          </table:table-cell>
          <table:table-cell table:style-name="TableCell2900">
            <text:p text:style-name="Normal"><text:span text:style-name="T2901">Date Due</text:span></text:p>
          </table:table-cell>
          <table:table-cell table:style-name="TableCell2902">
            <text:p text:style-name="Normal"><text:span text:style-name="T2903">Assignment</text:span></text:p>
          </table:table-cell>
          <table:table-cell table:style-name="TableCell2904">
            <text:p text:style-name="Normal"><text:span text:style-name="T2905">Parent Signature</text:span></text:p>
          </table:table-cell>
          <table:table-cell table:style-name="TableCell2906">
            <text:p text:style-name="Normal"><text:span text:style-name="T2907">Teacher Signature</text:span></text:p>
          </table:table-cell>
        </table:table-row>
        <table:table-row table:style-name="TableRow2908">
          <table:table-cell table:style-name="TableCell2909">
            <text:p text:style-name="Normal"><text:span text:style-name="T2910">4/9/2015</text:span></text:p>
          </table:table-cell>
          <table:table-cell table:style-name="TableCell2911">
            <text:p text:style-name="Normal"><text:span text:style-name="T2912">4/16/2015</text:span></text:p>
          </table:table-cell>
          <table:table-cell table:style-name="TableCell2913">
            <text:p text:style-name="Normal"><text:span text:style-name="T2914">Weekly Reading, <text:s/>Weekly Listening, <text:s/></text:span></text:p>
          </table:table-cell>
          <table:table-cell table:style-name="TableCell2915">
            <text:p text:style-name="Normal"/>
          </table:table-cell>
          <table:table-cell table:style-name="TableCell2916">
            <text:p text:style-name="Normal"/>
          </table:table-cell>
        </table:table-row>
        <table:table-row table:style-name="TableRow2917">
          <table:table-cell table:style-name="TableCell2918">
            <text:p text:style-name="Normal"><text:span text:style-name="T2919">Date Assigned</text:span></text:p>
          </table:table-cell>
          <table:table-cell table:style-name="TableCell2920">
            <text:p text:style-name="Normal"><text:span text:style-name="T2921">Date Due</text:span></text:p>
          </table:table-cell>
          <table:table-cell table:style-name="TableCell2922">
            <text:p text:style-name="Normal"><text:span text:style-name="T2923">Assignment</text:span></text:p>
          </table:table-cell>
          <table:table-cell table:style-name="TableCell2924">
            <text:p text:style-name="Normal"><text:span text:style-name="T2925">Parent Signature</text:span></text:p>
          </table:table-cell>
          <table:table-cell table:style-name="TableCell2926">
            <text:p text:style-name="Normal"><text:span text:style-name="T2927">Teacher Signature</text:span></text:p>
          </table:table-cell>
        </table:table-row>
        <table:table-row table:style-name="TableRow2928">
          <table:table-cell table:style-name="TableCell2929">
            <text:p text:style-name="Normal"><text:span text:style-name="T2930">4/16/2015</text:span></text:p>
          </table:table-cell>
          <table:table-cell table:style-name="TableCell2931">
            <text:p text:style-name="Normal"><text:span text:style-name="T2932">4/23/2015</text:span></text:p>
          </table:table-cell>
          <table:table-cell table:style-name="TableCell2933">
            <text:p text:style-name="Normal"><text:span text:style-name="T2934">Prepare Presentation #2, <text:s/></text:span></text:p>
          </table:table-cell>
          <table:table-cell table:style-name="TableCell2935">
            <text:p text:style-name="Normal"/>
          </table:table-cell>
          <table:table-cell table:style-name="TableCell2936">
            <text:p text:style-name="Normal"/>
          </table:table-cell>
        </table:table-row>
        <table:table-row table:style-name="TableRow2937">
          <table:table-cell table:style-name="TableCell2938">
            <text:p text:style-name="Normal"><text:span text:style-name="T2939">Date Assigned</text:span></text:p>
          </table:table-cell>
          <table:table-cell table:style-name="TableCell2940">
            <text:p text:style-name="Normal"><text:span text:style-name="T2941">Date Due</text:span></text:p>
          </table:table-cell>
          <table:table-cell table:style-name="TableCell2942">
            <text:p text:style-name="Normal"><text:span text:style-name="T2943">Assignment</text:span></text:p>
          </table:table-cell>
          <table:table-cell table:style-name="TableCell2944">
            <text:p text:style-name="Normal"><text:span text:style-name="T2945">Parent Signature</text:span></text:p>
          </table:table-cell>
          <table:table-cell table:style-name="TableCell2946">
            <text:p text:style-name="Normal"><text:span text:style-name="T2947">Teacher Signature</text:span></text:p>
          </table:table-cell>
        </table:table-row>
        <table:table-row table:style-name="TableRow2948">
          <table:table-cell table:style-name="TableCell2949">
            <text:p text:style-name="Normal"><text:span text:style-name="T2950">4/23/2015</text:span></text:p>
          </table:table-cell>
          <table:table-cell table:style-name="TableCell2951">
            <text:p text:style-name="Normal"><text:span text:style-name="T2952">4/30/2015</text:span></text:p>
          </table:table-cell>
          <table:table-cell table:style-name="TableCell2953">
            <text:p text:style-name="Normal"><text:span text:style-name="T2954">Weekly Reading, <text:s/>Weekly Listening, <text:s/></text:span></text:p>
          </table:table-cell>
          <table:table-cell table:style-name="TableCell2955">
            <text:p text:style-name="Normal"/>
          </table:table-cell>
          <table:table-cell table:style-name="TableCell2956">
            <text:p text:style-name="Normal"/>
          </table:table-cell>
        </table:table-row>
        <table:table-row table:style-name="TableRow2957">
          <table:table-cell table:style-name="TableCell2958">
            <text:p text:style-name="Normal"><text:span text:style-name="T2959">Date Assigned</text:span></text:p>
          </table:table-cell>
          <table:table-cell table:style-name="TableCell2960">
            <text:p text:style-name="Normal"><text:span text:style-name="T2961">Date Due</text:span></text:p>
          </table:table-cell>
          <table:table-cell table:style-name="TableCell2962">
            <text:p text:style-name="Normal"><text:span text:style-name="T2963">Assignment</text:span></text:p>
          </table:table-cell>
          <table:table-cell table:style-name="TableCell2964">
            <text:p text:style-name="Normal"><text:span text:style-name="T2965">Parent Signature</text:span></text:p>
          </table:table-cell>
          <table:table-cell table:style-name="TableCell2966">
            <text:p text:style-name="Normal"><text:span text:style-name="T2967">Teacher Signature</text:span></text:p>
          </table:table-cell>
        </table:table-row>
        <table:table-row table:style-name="TableRow2968">
          <table:table-cell table:style-name="TableCell2969">
            <text:p text:style-name="Normal"><text:span text:style-name="T2970">4/30/2015</text:span></text:p>
          </table:table-cell>
          <table:table-cell table:style-name="TableCell2971">
            <text:p text:style-name="Normal"><text:span text:style-name="T2972">5/7/2015</text:span></text:p>
          </table:table-cell>
          <table:table-cell table:style-name="TableCell2973">
            <text:p text:style-name="Normal"><text:span text:style-name="T2974">Weekly Reading, <text:s/>Weekly Listening, <text:s/></text:span></text:p>
          </table:table-cell>
          <table:table-cell table:style-name="TableCell2975">
            <text:p text:style-name="Normal"/>
          </table:table-cell>
          <table:table-cell table:style-name="TableCell2976">
            <text:p text:style-name="Normal"/>
          </table:table-cell>
        </table:table-row>
        <table:table-row table:style-name="TableRow2977">
          <table:table-cell table:style-name="TableCell2978">
            <text:p text:style-name="Normal"><text:span text:style-name="T2979">Date Assigned</text:span></text:p>
          </table:table-cell>
          <table:table-cell table:style-name="TableCell2980">
            <text:p text:style-name="Normal"><text:span text:style-name="T2981">Date Due</text:span></text:p>
          </table:table-cell>
          <table:table-cell table:style-name="TableCell2982">
            <text:p text:style-name="Normal"><text:span text:style-name="T2983">Assignment</text:span></text:p>
          </table:table-cell>
          <table:table-cell table:style-name="TableCell2984">
            <text:p text:style-name="Normal"><text:span text:style-name="T2985">Parent Signature</text:span></text:p>
          </table:table-cell>
          <table:table-cell table:style-name="TableCell2986">
            <text:p text:style-name="Normal"><text:span text:style-name="T2987">Teacher<text:s/></text:span><text:span text:style-name="T2988">Signature</text:span></text:p>
          </table:table-cell>
        </table:table-row>
        <table:table-row table:style-name="TableRow2989">
          <table:table-cell table:style-name="TableCell2990">
            <text:p text:style-name="Normal"><text:span text:style-name="T2991">5/7/2015</text:span></text:p>
          </table:table-cell>
          <table:table-cell table:style-name="TableCell2992">
            <text:p text:style-name="Normal"><text:span text:style-name="T2993">5/14/2015</text:span></text:p>
          </table:table-cell>
          <table:table-cell table:style-name="TableCell2994">
            <text:p text:style-name="Normal"/>
          </table:table-cell>
          <table:table-cell table:style-name="TableCell2995">
            <text:p text:style-name="Normal"/>
          </table:table-cell>
          <table:table-cell table:style-name="TableCell2996">
            <text:p text:style-name="Normal"/>
          </table:table-cell>
        </table:table-row>
        <table:table-row table:style-name="TableRow2997">
          <table:table-cell table:style-name="TableCell2998">
            <text:p text:style-name="Normal"><text:span text:style-name="T2999">Date Assigned</text:span></text:p>
          </table:table-cell>
          <table:table-cell table:style-name="TableCell3000">
            <text:p text:style-name="Normal"><text:span text:style-name="T3001">Date Due</text:span></text:p>
          </table:table-cell>
          <table:table-cell table:style-name="TableCell3002">
            <text:p text:style-name="Normal"><text:span text:style-name="T3003">Assignment</text:span></text:p>
          </table:table-cell>
          <table:table-cell table:style-name="TableCell3004">
            <text:p text:style-name="Normal"><text:span text:style-name="T3005">Parent Signature</text:span></text:p>
          </table:table-cell>
          <table:table-cell table:style-name="TableCell3006">
            <text:p text:style-name="Normal"><text:span text:style-name="T3007">Teacher Signature</text:span></text:p>
          </table:table-cell>
        </table:table-row>
        <table:table-row table:style-name="TableRow3008">
          <table:table-cell table:style-name="TableCell3009">
            <text:p text:style-name="Normal"><text:span text:style-name="T3010">5/14/2015</text:span></text:p>
          </table:table-cell>
          <table:table-cell table:style-name="TableCell3011">
            <text:p text:style-name="Normal"><text:span text:style-name="T3012">5/21/2015</text:span></text:p>
          </table:table-cell>
          <table:table-cell table:style-name="TableCell3013">
            <text:p text:style-name="Normal"/>
          </table:table-cell>
          <table:table-cell table:style-name="TableCell3014">
            <text:p text:style-name="Normal"/>
          </table:table-cell>
          <table:table-cell table:style-name="TableCell3015">
            <text:p text:style-name="Normal"/>
          </table:table-cell>
        </table:table-row>
        <table:table-row table:style-name="TableRow3016">
          <table:table-cell table:style-name="TableCell3017">
            <text:p text:style-name="Normal"><text:span text:style-name="T3018">Date Assigned</text:span></text:p>
          </table:table-cell>
          <table:table-cell table:style-name="TableCell3019">
            <text:p text:style-name="Normal"><text:span text:style-name="T3020">Date Due</text:span></text:p>
          </table:table-cell>
          <table:table-cell table:style-name="TableCell3021">
            <text:p text:style-name="Normal"><text:span text:style-name="T3022">Assignment</text:span></text:p>
          </table:table-cell>
          <table:table-cell table:style-name="TableCell3023">
            <text:p text:style-name="Normal"><text:span text:style-name="T3024">Parent Signature</text:span></text:p>
          </table:table-cell>
          <table:table-cell table:style-name="TableCell3025">
            <text:p text:style-name="Normal"><text:span text:style-name="T3026">Teacher Signature</text:span></text:p>
          </table:table-cell>
        </table:table-row>
        <table:table-row table:style-name="TableRow3027">
          <table:table-cell table:style-name="TableCell3028">
            <text:p text:style-name="Normal"><text:span text:style-name="T3029">5/21/2015</text:span></text:p>
          </table:table-cell>
          <table:table-cell table:style-name="TableCell3030">
            <text:p text:style-name="Normal"><text:span text:style-name="T3031">5/28/2015</text:span></text:p>
          </table:table-cell>
          <table:table-cell table:style-name="TableCell3032">
            <text:p text:style-name="Normal"/>
          </table:table-cell>
          <table:table-cell table:style-name="TableCell3033">
            <text:p text:style-name="Normal"/>
          </table:table-cell>
          <table:table-cell table:style-name="TableCell3034">
            <text:p text:style-name="Normal"/>
          </table:table-cell>
        </table:table-row>
        <table:table-row table:style-name="TableRow3035">
          <table:table-cell table:style-name="TableCell3036">
            <text:p text:style-name="Normal"><text:span text:style-name="T3037">Date Assigned</text:span></text:p>
          </table:table-cell>
          <table:table-cell table:style-name="TableCell3038">
            <text:p text:style-name="Normal"><text:span text:style-name="T3039">Date Due</text:span></text:p>
          </table:table-cell>
          <table:table-cell table:style-name="TableCell3040">
            <text:p text:style-name="Normal"><text:span text:style-name="T3041">Assignment</text:span></text:p>
          </table:table-cell>
          <table:table-cell table:style-name="TableCell3042">
            <text:p text:style-name="Normal"><text:span text:style-name="T3043">Parent Signature</text:span></text:p>
          </table:table-cell>
          <table:table-cell table:style-name="TableCell3044">
            <text:p text:style-name="Normal"><text:span text:style-name="T3045">Teacher Signature</text:span></text:p>
          </table:table-cell>
        </table:table-row>
        <table:table-row table:style-name="TableRow3046">
          <table:table-cell table:style-name="TableCell3047">
            <text:p text:style-name="Normal"><text:span text:style-name="T3048">5/28/2015</text:span></text:p>
          </table:table-cell>
          <table:table-cell table:style-name="TableCell3049">
            <text:p text:style-name="Normal"><text:span text:style-name="T3050">6/4/2015</text:span></text:p>
          </table:table-cell>
          <table:table-cell table:style-name="TableCell3051">
            <text:p text:style-name="Normal"/>
          </table:table-cell>
          <table:table-cell table:style-name="TableCell3052">
            <text:p text:style-name="Normal"/>
          </table:table-cell>
          <table:table-cell table:style-name="TableCell3053">
            <text:p text:style-name="Normal"/>
          </table:table-cell>
        </table:table-row>
      </table:table>
      <text:p text:style-name="P3054">안녕하세요.<text:line-break/>아래의<text:s/>표는2/27/2015부터<text:s/>5/28/2015까지<text:s/>JLS의<text:s/>네이티브<text:s/>선생님<text:s/>수업을<text:s/>듣는<text:s/>여러분의<text:s/>자녀들을<text:s/>위해<text:s/>만들어진<text:s/>과제<text:s/>일람표입니다.<text:line-break/>박희원<text:s/>학생이<text:s/>과제를<text:s/>잘<text:s/>따라가고<text:s/>있는지<text:s/>확인해보세요.<text:line-break/>감사합니다.<text:line-break/>John, JLS NT</text:p>
      <table:table table:style-name="Table3055">
        <table:table-columns>
          <table:table-column table:style-name="TableColumn3056"/>
          <table:table-column table:style-name="TableColumn3057"/>
          <table:table-column table:style-name="TableColumn3058"/>
        </table:table-columns>
        <table:table-row table:style-name="TableRow3059">
          <table:table-cell table:style-name="TableCell3060">
            <text:p text:style-name="Normal"><text:span text:style-name="T3061">Date Assigned</text:span></text:p>
          </table:table-cell>
          <table:table-cell table:style-name="TableCell3062">
            <text:p text:style-name="Normal"><text:span text:style-name="T3063">Date Due</text:span></text:p>
          </table:table-cell>
          <table:table-cell table:style-name="TableCell3064">
            <text:p text:style-name="Normal"><text:span text:style-name="T3065">Assignment</text:span></text:p>
          </table:table-cell>
        </table:table-row>
        <table:table-row table:style-name="TableRow3066">
          <table:table-cell table:style-name="TableCell3067">
            <text:p text:style-name="Normal"><text:span text:style-name="T3068">3/5/2015</text:span></text:p>
          </table:table-cell>
          <table:table-cell table:style-name="TableCell3069">
            <text:p text:style-name="Normal"><text:span text:style-name="T3070">3/12/2015</text:span></text:p>
          </table:table-cell>
          <table:table-cell table:style-name="TableCell3071">
            <text:p text:style-name="Normal"><text:span text:style-name="T3072">Weekly Reading, <text:s/>Weekly Listening, <text:s/></text:span></text:p>
          </table:table-cell>
        </table:table-row>
        <table:table-row table:style-name="TableRow3073">
          <table:table-cell table:style-name="TableCell3074">
            <text:p text:style-name="Normal"><text:span text:style-name="T3075">Date Assigned</text:span></text:p>
          </table:table-cell>
          <table:table-cell table:style-name="TableCell3076">
            <text:p text:style-name="Normal"><text:span text:style-name="T3077">Date Due</text:span></text:p>
          </table:table-cell>
          <table:table-cell table:style-name="TableCell3078">
            <text:p text:style-name="Normal"><text:span text:style-name="T3079">Assignment</text:span></text:p>
          </table:table-cell>
        </table:table-row>
        <table:table-row table:style-name="TableRow3080">
          <table:table-cell table:style-name="TableCell3081">
            <text:p text:style-name="Normal"><text:span text:style-name="T3082">3/12/2015</text:span></text:p>
          </table:table-cell>
          <table:table-cell table:style-name="TableCell3083">
            <text:p text:style-name="Normal"><text:span text:style-name="T3084">3/19/2015</text:span></text:p>
          </table:table-cell>
          <table:table-cell table:style-name="TableCell3085">
            <text:p text:style-name="Normal"><text:span text:style-name="T3086">Weekly Reading, <text:s/>Weekly Listening, <text:s/></text:span></text:p>
          </table:table-cell>
        </table:table-row>
        <table:table-row table:style-name="TableRow3087">
          <table:table-cell table:style-name="TableCell3088">
            <text:p text:style-name="Normal"><text:span text:style-name="T3089">Date Assigned</text:span></text:p>
          </table:table-cell>
          <table:table-cell table:style-name="TableCell3090">
            <text:p text:style-name="Normal"><text:span text:style-name="T3091">Date Due</text:span></text:p>
          </table:table-cell>
          <table:table-cell table:style-name="TableCell3092">
            <text:p text:style-name="Normal"><text:span text:style-name="T3093">Assignment</text:span></text:p>
          </table:table-cell>
        </table:table-row>
        <table:table-row table:style-name="TableRow3094">
          <table:table-cell table:style-name="TableCell3095">
            <text:p text:style-name="Normal"><text:span text:style-name="T3096">3/19/2015</text:span></text:p>
          </table:table-cell>
          <table:table-cell table:style-name="TableCell3097">
            <text:p text:style-name="Normal"><text:span text:style-name="T3098">3/26/2015</text:span></text:p>
          </table:table-cell>
          <table:table-cell table:style-name="TableCell3099">
            <text:p text:style-name="Normal"><text:span text:style-name="T3100">Prepare Presentation #1, <text:s/></text:span></text:p>
          </table:table-cell>
        </table:table-row>
        <table:table-row table:style-name="TableRow3101">
          <table:table-cell table:style-name="TableCell3102">
            <text:p text:style-name="Normal"><text:span text:style-name="T3103">Date Assigned</text:span></text:p>
          </table:table-cell>
          <table:table-cell table:style-name="TableCell3104">
            <text:p text:style-name="Normal"><text:span text:style-name="T3105">Date Due</text:span></text:p>
          </table:table-cell>
          <table:table-cell table:style-name="TableCell3106">
            <text:p text:style-name="Normal"><text:span text:style-name="T3107">Assignment</text:span></text:p>
          </table:table-cell>
        </table:table-row>
        <table:table-row table:style-name="TableRow3108">
          <table:table-cell table:style-name="TableCell3109">
            <text:p text:style-name="Normal"><text:span text:style-name="T3110">3/26/2015</text:span></text:p>
          </table:table-cell>
          <table:table-cell table:style-name="TableCell3111">
            <text:p text:style-name="Normal"><text:span text:style-name="T3112">4/2/2015</text:span></text:p>
          </table:table-cell>
          <table:table-cell table:style-name="TableCell3113">
            <text:p text:style-name="Normal"><text:span text:style-name="T3114">Weekly Reading, <text:s/>Weekly Listening, <text:s/></text:span></text:p>
          </table:table-cell>
        </table:table-row>
        <table:table-row table:style-name="TableRow3115">
          <table:table-cell table:style-name="TableCell3116">
            <text:p text:style-name="Normal"><text:span text:style-name="T3117">Date Assigned</text:span></text:p>
          </table:table-cell>
          <table:table-cell table:style-name="TableCell3118">
            <text:p text:style-name="Normal"><text:span text:style-name="T3119">Date Due</text:span></text:p>
          </table:table-cell>
          <table:table-cell table:style-name="TableCell3120">
            <text:p text:style-name="Normal"><text:span text:style-name="T3121">Assignment</text:span></text:p>
          </table:table-cell>
        </table:table-row>
        <table:table-row table:style-name="TableRow3122">
          <table:table-cell table:style-name="TableCell3123">
            <text:p text:style-name="Normal"><text:span text:style-name="T3124">4/2/2015</text:span></text:p>
          </table:table-cell>
          <table:table-cell table:style-name="TableCell3125">
            <text:p text:style-name="Normal"><text:span text:style-name="T3126">4/9/2015</text:span></text:p>
          </table:table-cell>
          <table:table-cell table:style-name="TableCell3127">
            <text:p text:style-name="Normal"><text:span text:style-name="T3128">Weekly Reading, <text:s/>Weekly Listening, <text:s/></text:span></text:p>
          </table:table-cell>
        </table:table-row>
        <table:table-row table:style-name="TableRow3129">
          <table:table-cell table:style-name="TableCell3130">
            <text:p text:style-name="Normal"><text:span text:style-name="T3131">Date Assigned</text:span></text:p>
          </table:table-cell>
          <table:table-cell table:style-name="TableCell3132">
            <text:p text:style-name="Normal"><text:span text:style-name="T3133">Date Due</text:span></text:p>
          </table:table-cell>
          <table:table-cell table:style-name="TableCell3134">
            <text:p text:style-name="Normal"><text:span text:style-name="T3135">Assignment</text:span></text:p>
          </table:table-cell>
        </table:table-row>
        <table:table-row table:style-name="TableRow3136">
          <table:table-cell table:style-name="TableCell3137">
            <text:p text:style-name="Normal"><text:span text:style-name="T3138">4/9/2015</text:span></text:p>
          </table:table-cell>
          <table:table-cell table:style-name="TableCell3139">
            <text:p text:style-name="Normal"><text:span text:style-name="T3140">4/16/2015</text:span></text:p>
          </table:table-cell>
          <table:table-cell table:style-name="TableCell3141">
            <text:p text:style-name="Normal"><text:span text:style-name="T3142">Weekly Reading, <text:s/>Weekly Listening, <text:s/></text:span></text:p>
          </table:table-cell>
        </table:table-row>
        <table:table-row table:style-name="TableRow3143">
          <table:table-cell table:style-name="TableCell3144">
            <text:p text:style-name="Normal"><text:span text:style-name="T3145">Date Assigned</text:span></text:p>
          </table:table-cell>
          <table:table-cell table:style-name="TableCell3146">
            <text:p text:style-name="Normal"><text:span text:style-name="T3147">Date Due</text:span></text:p>
          </table:table-cell>
          <table:table-cell table:style-name="TableCell3148">
            <text:p text:style-name="Normal"><text:span text:style-name="T3149">Assignment</text:span></text:p>
          </table:table-cell>
        </table:table-row>
        <table:table-row table:style-name="TableRow3150">
          <table:table-cell table:style-name="TableCell3151">
            <text:p text:style-name="Normal"><text:span text:style-name="T3152">4/16/2015</text:span></text:p>
          </table:table-cell>
          <table:table-cell table:style-name="TableCell3153">
            <text:p text:style-name="Normal"><text:span text:style-name="T3154">4/23/2015</text:span></text:p>
          </table:table-cell>
          <table:table-cell table:style-name="TableCell3155">
            <text:p text:style-name="Normal"><text:span text:style-name="T3156">Prepare Presentation #2, <text:s/></text:span></text:p>
          </table:table-cell>
        </table:table-row>
        <table:table-row table:style-name="TableRow3157">
          <table:table-cell table:style-name="TableCell3158">
            <text:p text:style-name="Normal"><text:span text:style-name="T3159">Date Assigned</text:span></text:p>
          </table:table-cell>
          <table:table-cell table:style-name="TableCell3160">
            <text:p text:style-name="Normal"><text:span text:style-name="T3161">Date Due</text:span></text:p>
          </table:table-cell>
          <table:table-cell table:style-name="TableCell3162">
            <text:p text:style-name="Normal"><text:span text:style-name="T3163">Assignment</text:span></text:p>
          </table:table-cell>
        </table:table-row>
        <table:table-row table:style-name="TableRow3164">
          <table:table-cell table:style-name="TableCell3165">
            <text:p text:style-name="Normal"><text:span text:style-name="T3166">4/23/2015</text:span></text:p>
          </table:table-cell>
          <table:table-cell table:style-name="TableCell3167">
            <text:p text:style-name="Normal"><text:span text:style-name="T3168">4/30/2015</text:span></text:p>
          </table:table-cell>
          <table:table-cell table:style-name="TableCell3169">
            <text:p text:style-name="Normal"><text:span text:style-name="T3170">Weekly Reading, <text:s/>Weekly Listening, <text:s/></text:span></text:p>
          </table:table-cell>
        </table:table-row>
        <table:table-row table:style-name="TableRow3171">
          <table:table-cell table:style-name="TableCell3172">
            <text:p text:style-name="Normal"><text:span text:style-name="T3173">Date Assigned</text:span></text:p>
          </table:table-cell>
          <table:table-cell table:style-name="TableCell3174">
            <text:p text:style-name="Normal"><text:span text:style-name="T3175">Date Due</text:span></text:p>
          </table:table-cell>
          <table:table-cell table:style-name="TableCell3176">
            <text:p text:style-name="Normal"><text:span text:style-name="T3177">Assignment</text:span></text:p>
          </table:table-cell>
        </table:table-row>
        <table:table-row table:style-name="TableRow3178">
          <table:table-cell table:style-name="TableCell3179">
            <text:p text:style-name="Normal"><text:span text:style-name="T3180">4/30/2015</text:span></text:p>
          </table:table-cell>
          <table:table-cell table:style-name="TableCell3181">
            <text:p text:style-name="Normal"><text:span text:style-name="T3182">5/7/2015</text:span></text:p>
          </table:table-cell>
          <table:table-cell table:style-name="TableCell3183">
            <text:p text:style-name="Normal"><text:span text:style-name="T3184">Weekly Reading, <text:s/>Weekly Listening, <text:s/></text:span></text:p>
          </table:table-cell>
        </table:table-row>
        <table:table-row table:style-name="TableRow3185">
          <table:table-cell table:style-name="TableCell3186">
            <text:p text:style-name="Normal"><text:span text:style-name="T3187">Date Assigned</text:span></text:p>
          </table:table-cell>
          <table:table-cell table:style-name="TableCell3188">
            <text:p text:style-name="Normal"><text:span text:style-name="T3189">Date Due</text:span></text:p>
          </table:table-cell>
          <table:table-cell table:style-name="TableCell3190">
            <text:p text:style-name="Normal"><text:span text:style-name="T3191">Assignment</text:span></text:p>
          </table:table-cell>
        </table:table-row>
        <table:table-row table:style-name="TableRow3192">
          <table:table-cell table:style-name="TableCell3193">
            <text:p text:style-name="Normal"><text:span text:style-name="T3194">5/7/2015</text:span></text:p>
          </table:table-cell>
          <table:table-cell table:style-name="TableCell3195">
            <text:p text:style-name="Normal"><text:span text:style-name="T3196">5/14/2015</text:span></text:p>
          </table:table-cell>
          <table:table-cell table:style-name="TableCell3197">
            <text:p text:style-name="Normal"/>
          </table:table-cell>
        </table:table-row>
        <table:table-row table:style-name="TableRow3198">
          <table:table-cell table:style-name="TableCell3199">
            <text:p text:style-name="Normal"><text:span text:style-name="T3200">Date Assigned</text:span></text:p>
          </table:table-cell>
          <table:table-cell table:style-name="TableCell3201">
            <text:p text:style-name="Normal"><text:span text:style-name="T3202">Date Due</text:span></text:p>
          </table:table-cell>
          <table:table-cell table:style-name="TableCell3203">
            <text:p text:style-name="Normal"><text:span text:style-name="T3204">Assignment</text:span></text:p>
          </table:table-cell>
        </table:table-row>
        <table:table-row table:style-name="TableRow3205">
          <table:table-cell table:style-name="TableCell3206">
            <text:p text:style-name="Normal"><text:span text:style-name="T3207">5/14/2015</text:span></text:p>
          </table:table-cell>
          <table:table-cell table:style-name="TableCell3208">
            <text:p text:style-name="Normal"><text:span text:style-name="T3209">5/21/2015</text:span></text:p>
          </table:table-cell>
          <table:table-cell table:style-name="TableCell3210">
            <text:p text:style-name="Normal"/>
          </table:table-cell>
        </table:table-row>
        <table:table-row table:style-name="TableRow3211">
          <table:table-cell table:style-name="TableCell3212">
            <text:p text:style-name="Normal"><text:span text:style-name="T3213">Date Assigned</text:span></text:p>
          </table:table-cell>
          <table:table-cell table:style-name="TableCell3214">
            <text:p text:style-name="Normal"><text:span text:style-name="T3215">Date Due</text:span></text:p>
          </table:table-cell>
          <table:table-cell table:style-name="TableCell3216">
            <text:p text:style-name="Normal"><text:span text:style-name="T3217">Assignment</text:span></text:p>
          </table:table-cell>
        </table:table-row>
        <table:table-row table:style-name="TableRow3218">
          <table:table-cell table:style-name="TableCell3219">
            <text:p text:style-name="Normal"><text:span text:style-name="T3220">5/21/2015</text:span></text:p>
          </table:table-cell>
          <table:table-cell table:style-name="TableCell3221">
            <text:p text:style-name="Normal"><text:span text:style-name="T3222">5/28/2015</text:span></text:p>
          </table:table-cell>
          <table:table-cell table:style-name="TableCell3223">
            <text:p text:style-name="Normal"/>
          </table:table-cell>
        </table:table-row>
        <table:table-row table:style-name="TableRow3224">
          <table:table-cell table:style-name="TableCell3225">
            <text:p text:style-name="Normal"><text:span text:style-name="T3226">Date Assigned</text:span></text:p>
          </table:table-cell>
          <table:table-cell table:style-name="TableCell3227">
            <text:p text:style-name="Normal"><text:span text:style-name="T3228">Date Due</text:span></text:p>
          </table:table-cell>
          <table:table-cell table:style-name="TableCell3229">
            <text:p text:style-name="Normal"><text:span text:style-name="T3230">Assignment</text:span></text:p>
          </table:table-cell>
        </table:table-row>
        <table:table-row table:style-name="TableRow3231">
          <table:table-cell table:style-name="TableCell3232">
            <text:p text:style-name="Normal"><text:span text:style-name="T3233">5/28/2015</text:span></text:p>
          </table:table-cell>
          <table:table-cell table:style-name="TableCell3234">
            <text:p text:style-name="Normal"><text:span text:style-name="T3235">6/4/2015</text:span></text:p>
          </table:table-cell>
          <table:table-cell table:style-name="TableCell3236">
            <text:p text:style-name="Normal"/>
          </table:table-cell>
        </table:table-row>
      </table:table>
      <text:p text:style-name="P3237"><text:span text:style-name="T3238">Ann (</text:span><text:span text:style-name="T3239">양정현</text:span><text:span text:style-name="T3240">)</text:span></text:p>
      <text:p text:style-name="Normal"><text:span text:style-name="T3241">John's Class,<text:s/></text:span><text:span text:style-name="T3242">Thursday at 4:40-5:30</text:span><text:line-break/></text:p>
      <text:p text:style-name="Normal"><text:span text:style-name="T3243">Syllabus:</text:span><text:line-break/><text:span text:style-name="T3244">Please complete the homework each week. If you miss a class, please complete the homework for the next week as well.</text:span><text:line-break/><text:span text:style-name="T3245">Week 1 (Thursday, March 5, 2015) - Unit 1 : Coral Reefs</text:span><text:line-break/><text:span text:style-name="T3246">Weekly Reading</text:span><text:span text:style-name="T3247"><text:line-break/></text:span><text:span text:style-name="T3248"><text:s text:c="3"/>Speaking Tree Chapter 2: The Ber</text:span><text:span text:style-name="T3249">muda Triangle, 5 time(s)<text:s/></text:span><text:span text:style-name="T3250"><text:line-break/></text:span><text:span text:style-name="T3251">Weekly Listening</text:span><text:span text:style-name="T3252"><text:line-break/></text:span><text:span text:style-name="T3253"><text:s text:c="3"/>Speaking Tree Chapter 2: The Bermuda Triangle, 5 time(s)<text:s/></text:span><text:span text:style-name="T3254"><text:line-break/></text:span><text:line-break/><text:span text:style-name="T3255">Week 2 (Thursday, March 12, 2015) - Unit 2 : The Bermuda Triangle</text:span><text:line-break/><text:span text:style-name="T3256">Weekly Reading</text:span><text:span text:style-name="T3257"><text:line-break/></text:span><text:span text:style-name="T3258"><text:s text:c="3"/>Speaking Tree Chapter 3: Life is Everywhere, 5 time(s)<text:s/></text:span><text:span text:style-name="T3259"><text:line-break/></text:span><text:span text:style-name="T3260">Weekly List</text:span><text:span text:style-name="T3261">ening</text:span><text:span text:style-name="T3262"><text:line-break/></text:span><text:span text:style-name="T3263"><text:s text:c="3"/>Speaking Tree Chapter 3: Life is Everywhere, 5 time(s)<text:s/></text:span><text:span text:style-name="T3264"><text:line-break/></text:span><text:line-break/><text:span text:style-name="T3265">Week 3 (Thursday, March 19, 2015) - Unit 3 : Life is Everywhere</text:span><text:line-break/><text:span text:style-name="T3266">Prepare Presentation #1</text:span><text:span text:style-name="T3267"><text:line-break/></text:span><text:span text:style-name="T3268"><text:s text:c="4"/></text:span><text:span text:style-name="T3269"><text:line-break/></text:span><text:line-break/><text:span text:style-name="T3270">Week 4 (Thursday, March 26, 2015) - Speaking Tree Topic Presentation</text:span><text:line-break/><text:span text:style-name="T3271">Weekly Reading</text:span><text:span text:style-name="T3272"><text:line-break/></text:span><text:span text:style-name="T3273"><text:s text:c="3"/>Speaking Tree Chapter 4: The Little Black Lady Who Said No, 5 time(s)<text:s/></text:span><text:span text:style-name="T3274"><text:line-break/></text:span><text:span text:style-name="T3275">Weekly Listening</text:span><text:span text:style-name="T3276"><text:line-break/></text:span><text:span text:style-name="T3277"><text:s text:c="3"/>Speaking Tree Chapter 4: The Little Black Lady Who Said No, 5 time(s)<text:s/></text:span><text:span text:style-name="T3278"><text:line-break/></text:span><text:line-break/><text:span text:style-name="T3279">Week 5 (Thursday, April 2, 2015) - Unit 4 : The Little Black Lady Who Said No</text:span><text:line-break/><text:span text:style-name="T3280">Weekly Readi</text:span><text:span text:style-name="T3281">ng</text:span><text:span text:style-name="T3282"><text:line-break/></text:span><text:span text:style-name="T3283"><text:s text:c="3"/>Speaking Tree Chapter 5: Racing Cheese, 5 time(s)<text:s/></text:span><text:span text:style-name="T3284"><text:line-break/></text:span><text:span text:style-name="T3285">Weekly Listening</text:span><text:span text:style-name="T3286"><text:line-break/></text:span><text:span text:style-name="T3287"><text:s text:c="3"/>Speaking Tree Chapter 5: Racing Cheese, 5 time(s)<text:s/></text:span><text:span text:style-name="T3288"><text:line-break/></text:span><text:line-break/><text:span text:style-name="T3289">Week 6 (Thursday, April 9, 2015) - Unit 5 : Racing Cheese</text:span><text:line-break/><text:span text:style-name="T3290">Weekly Reading</text:span><text:span text:style-name="T3291"><text:line-break/></text:span><text:span text:style-name="T3292"><text:s text:c="3"/>Speaking Tree Chapter 6: Chameleon Rock, 5 time(s)<text:s/></text:span><text:span text:style-name="T3293"><text:line-break/></text:span><text:span text:style-name="T3294">Weekly Listening</text:span><text:span text:style-name="T3295"><text:line-break/></text:span><text:span text:style-name="T3296"><text:s text:c="3"/>Speaking Tree Chapter 6: Chameleon Rock, 5 time(s)<text:s/></text:span><text:span text:style-name="T3297"><text:line-break/></text:span><text:line-break/><text:span text:style-name="T3298">Week 7 (Thursday, April 16, 2015) - Unit 6 : Chameleon Rock</text:span><text:line-break/><text:span text:style-name="T3299">Prepare Presentation #2</text:span><text:span text:style-name="T3300"><text:line-break/></text:span><text:span text:style-name="T3301"><text:s text:c="4"/></text:span><text:span text:style-name="T3302"><text:line-break/></text:span><text:line-break/><text:span text:style-name="T3303">Week 8 (Thursday, April 23, 2015) - Free Topic Presentation</text:span><text:line-break/><text:span text:style-name="T3304">Weekly Reading</text:span><text:span text:style-name="T3305"><text:line-break/></text:span><text:span text:style-name="T3306"><text:s text:c="3"/>Speaking Tree<text:s/></text:span><text:span text:style-name="T3307">Chapter 7: Gloves for Ears, 5 time(s)<text:s/></text:span><text:span text:style-name="T3308"><text:line-break/></text:span><text:span text:style-name="T3309">Weekly Listening</text:span><text:span text:style-name="T3310"><text:line-break/></text:span><text:span text:style-name="T3311"><text:s text:c="3"/>Speaking Tree Chapter 7: Gloves for Ears, 5 time(s)<text:s/></text:span><text:span text:style-name="T3312"><text:line-break/></text:span><text:line-break/><text:span text:style-name="T3313">Week 9 (Thursday, April 30, 2015) - Unit 7 : Gloves for Ears</text:span><text:line-break/><text:span text:style-name="T3314">Weekly Reading</text:span><text:span text:style-name="T3315"><text:line-break/></text:span><text:span text:style-name="T3316"><text:s text:c="3"/>Speaking Tree Chapter 8: The Fingers of God, 5 time(s)<text:s/></text:span><text:span text:style-name="T3317"><text:line-break/></text:span><text:span text:style-name="T3318">Weekly L</text:span><text:span text:style-name="T3319">istening</text:span><text:span text:style-name="T3320"><text:line-break/></text:span><text:span text:style-name="T3321"><text:s text:c="3"/>Speaking Tree Chapter 8: The Fingers of God, 5 time(s)<text:s/></text:span><text:span text:style-name="T3322"><text:line-break/></text:span><text:line-break/><text:span text:style-name="T3323">Week 10 (Thursday, May 7, 2015) - Unit 8 : The Fingers of God</text:span><text:line-break/><text:line-break/><text:span text:style-name="T3324">Week 11 (Thursday, May 14, 2015) -<text:s/></text:span><text:line-break/><text:line-break/><text:span text:style-name="T3325">Week 12 (Thursday, May 21, 2015) -<text:s/></text:span><text:line-break/><text:line-break/><text:span text:style-name="T3326">Week 13 (Thursday, May 28, 2015) -<text:s/></text:span><text:line-break/><text:line-break/><text:line-break/></text:p>
      <table:table table:style-name="Table3327">
        <table:table-columns>
          <table:table-column table:style-name="TableColumn3328"/>
          <table:table-column table:style-name="TableColumn3329"/>
          <table:table-column table:style-name="TableColumn3330"/>
          <table:table-column table:style-name="TableColumn3331"/>
          <table:table-column table:style-name="TableColumn3332"/>
        </table:table-columns>
        <table:table-row table:style-name="TableRow3333">
          <table:table-cell table:style-name="TableCell3334">
            <text:p text:style-name="P3335"><text:span text:style-name="T3336">Date Assig</text:span><text:span text:style-name="T3337">ned</text:span></text:p>
          </table:table-cell>
          <table:table-cell table:style-name="TableCell3338">
            <text:p text:style-name="Normal"><text:span text:style-name="T3339">Date Due</text:span></text:p>
          </table:table-cell>
          <table:table-cell table:style-name="TableCell3340">
            <text:p text:style-name="Normal"><text:span text:style-name="T3341">Assignment</text:span></text:p>
          </table:table-cell>
          <table:table-cell table:style-name="TableCell3342">
            <text:p text:style-name="Normal"><text:span text:style-name="T3343">Parent Signature</text:span></text:p>
          </table:table-cell>
          <table:table-cell table:style-name="TableCell3344">
            <text:p text:style-name="Normal"><text:span text:style-name="T3345">Teacher Signature</text:span></text:p>
          </table:table-cell>
        </table:table-row>
        <table:table-row table:style-name="TableRow3346">
          <table:table-cell table:style-name="TableCell3347">
            <text:p text:style-name="Normal"><text:span text:style-name="T3348">3/5/2015</text:span></text:p>
          </table:table-cell>
          <table:table-cell table:style-name="TableCell3349">
            <text:p text:style-name="Normal"><text:span text:style-name="T3350">3/12/2015</text:span></text:p>
          </table:table-cell>
          <table:table-cell table:style-name="TableCell3351">
            <text:p text:style-name="Normal"><text:span text:style-name="T3352">Weekly Reading, <text:s/>Weekly Listening, <text:s/></text:span></text:p>
          </table:table-cell>
          <table:table-cell table:style-name="TableCell3353">
            <text:p text:style-name="Normal"/>
          </table:table-cell>
          <table:table-cell table:style-name="TableCell3354">
            <text:p text:style-name="Normal"/>
          </table:table-cell>
        </table:table-row>
        <table:table-row table:style-name="TableRow3355">
          <table:table-cell table:style-name="TableCell3356">
            <text:p text:style-name="Normal"><text:span text:style-name="T3357">Date Assigned</text:span></text:p>
          </table:table-cell>
          <table:table-cell table:style-name="TableCell3358">
            <text:p text:style-name="Normal"><text:span text:style-name="T3359">Date Due</text:span></text:p>
          </table:table-cell>
          <table:table-cell table:style-name="TableCell3360">
            <text:p text:style-name="Normal"><text:span text:style-name="T3361">Assignment</text:span></text:p>
          </table:table-cell>
          <table:table-cell table:style-name="TableCell3362">
            <text:p text:style-name="Normal"><text:span text:style-name="T3363">Parent Signature</text:span></text:p>
          </table:table-cell>
          <table:table-cell table:style-name="TableCell3364">
            <text:p text:style-name="Normal"><text:span text:style-name="T3365">Teacher Signature</text:span></text:p>
          </table:table-cell>
        </table:table-row>
        <table:table-row table:style-name="TableRow3366">
          <table:table-cell table:style-name="TableCell3367">
            <text:p text:style-name="Normal"><text:span text:style-name="T3368">3/12/2015</text:span></text:p>
          </table:table-cell>
          <table:table-cell table:style-name="TableCell3369">
            <text:p text:style-name="Normal"><text:span text:style-name="T3370">3/19/2015</text:span></text:p>
          </table:table-cell>
          <table:table-cell table:style-name="TableCell3371">
            <text:p text:style-name="Normal"><text:span text:style-name="T3372">Weekly Reading, <text:s/>Weekly Listening, <text:s/></text:span></text:p>
          </table:table-cell>
          <table:table-cell table:style-name="TableCell3373">
            <text:p text:style-name="Normal"/>
          </table:table-cell>
          <table:table-cell table:style-name="TableCell3374">
            <text:p text:style-name="Normal"/>
          </table:table-cell>
        </table:table-row>
        <table:table-row table:style-name="TableRow3375">
          <table:table-cell table:style-name="TableCell3376">
            <text:p text:style-name="Normal"><text:span text:style-name="T3377">Date<text:s/></text:span><text:span text:style-name="T3378">Assigned</text:span></text:p>
          </table:table-cell>
          <table:table-cell table:style-name="TableCell3379">
            <text:p text:style-name="Normal"><text:span text:style-name="T3380">Date Due</text:span></text:p>
          </table:table-cell>
          <table:table-cell table:style-name="TableCell3381">
            <text:p text:style-name="Normal"><text:span text:style-name="T3382">Assignment</text:span></text:p>
          </table:table-cell>
          <table:table-cell table:style-name="TableCell3383">
            <text:p text:style-name="Normal"><text:span text:style-name="T3384">Parent Signature</text:span></text:p>
          </table:table-cell>
          <table:table-cell table:style-name="TableCell3385">
            <text:p text:style-name="Normal"><text:span text:style-name="T3386">Teacher Signature</text:span></text:p>
          </table:table-cell>
        </table:table-row>
        <table:table-row table:style-name="TableRow3387">
          <table:table-cell table:style-name="TableCell3388">
            <text:p text:style-name="Normal"><text:span text:style-name="T3389">3/19/2015</text:span></text:p>
          </table:table-cell>
          <table:table-cell table:style-name="TableCell3390">
            <text:p text:style-name="Normal"><text:span text:style-name="T3391">3/26/2015</text:span></text:p>
          </table:table-cell>
          <table:table-cell table:style-name="TableCell3392">
            <text:p text:style-name="Normal"><text:span text:style-name="T3393">Prepare Presentation #1, <text:s/></text:span></text:p>
          </table:table-cell>
          <table:table-cell table:style-name="TableCell3394">
            <text:p text:style-name="Normal"/>
          </table:table-cell>
          <table:table-cell table:style-name="TableCell3395">
            <text:p text:style-name="Normal"/>
          </table:table-cell>
        </table:table-row>
        <table:table-row table:style-name="TableRow3396">
          <table:table-cell table:style-name="TableCell3397">
            <text:p text:style-name="Normal"><text:span text:style-name="T3398">Date Assigned</text:span></text:p>
          </table:table-cell>
          <table:table-cell table:style-name="TableCell3399">
            <text:p text:style-name="Normal"><text:span text:style-name="T3400">Date Due</text:span></text:p>
          </table:table-cell>
          <table:table-cell table:style-name="TableCell3401">
            <text:p text:style-name="Normal"><text:span text:style-name="T3402">Assignment</text:span></text:p>
          </table:table-cell>
          <table:table-cell table:style-name="TableCell3403">
            <text:p text:style-name="Normal"><text:span text:style-name="T3404">Parent Signature</text:span></text:p>
          </table:table-cell>
          <table:table-cell table:style-name="TableCell3405">
            <text:p text:style-name="Normal"><text:span text:style-name="T3406">Teacher Signature</text:span></text:p>
          </table:table-cell>
        </table:table-row>
        <table:table-row table:style-name="TableRow3407">
          <table:table-cell table:style-name="TableCell3408">
            <text:p text:style-name="Normal"><text:span text:style-name="T3409">3/26/2015</text:span></text:p>
          </table:table-cell>
          <table:table-cell table:style-name="TableCell3410">
            <text:p text:style-name="Normal"><text:span text:style-name="T3411">4/2/2015</text:span></text:p>
          </table:table-cell>
          <table:table-cell table:style-name="TableCell3412">
            <text:p text:style-name="Normal"><text:span text:style-name="T3413">Weekly Reading, <text:s/>Weekly Listening, <text:s/></text:span></text:p>
          </table:table-cell>
          <table:table-cell table:style-name="TableCell3414">
            <text:p text:style-name="Normal"/>
          </table:table-cell>
          <table:table-cell table:style-name="TableCell3415">
            <text:p text:style-name="Normal"/>
          </table:table-cell>
        </table:table-row>
        <table:table-row table:style-name="TableRow3416">
          <table:table-cell table:style-name="TableCell3417">
            <text:p text:style-name="Normal"><text:span text:style-name="T3418">Date<text:s/></text:span><text:span text:style-name="T3419">Assigned</text:span></text:p>
          </table:table-cell>
          <table:table-cell table:style-name="TableCell3420">
            <text:p text:style-name="Normal"><text:span text:style-name="T3421">Date Due</text:span></text:p>
          </table:table-cell>
          <table:table-cell table:style-name="TableCell3422">
            <text:p text:style-name="Normal"><text:span text:style-name="T3423">Assignment</text:span></text:p>
          </table:table-cell>
          <table:table-cell table:style-name="TableCell3424">
            <text:p text:style-name="Normal"><text:span text:style-name="T3425">Parent Signature</text:span></text:p>
          </table:table-cell>
          <table:table-cell table:style-name="TableCell3426">
            <text:p text:style-name="Normal"><text:span text:style-name="T3427">Teacher Signature</text:span></text:p>
          </table:table-cell>
        </table:table-row>
        <table:table-row table:style-name="TableRow3428">
          <table:table-cell table:style-name="TableCell3429">
            <text:p text:style-name="Normal"><text:span text:style-name="T3430">4/2/2015</text:span></text:p>
          </table:table-cell>
          <table:table-cell table:style-name="TableCell3431">
            <text:p text:style-name="Normal"><text:span text:style-name="T3432">4/9/2015</text:span></text:p>
          </table:table-cell>
          <table:table-cell table:style-name="TableCell3433">
            <text:p text:style-name="Normal"><text:span text:style-name="T3434">Weekly Reading, <text:s/>Weekly Listening, <text:s/></text:span></text:p>
          </table:table-cell>
          <table:table-cell table:style-name="TableCell3435">
            <text:p text:style-name="Normal"/>
          </table:table-cell>
          <table:table-cell table:style-name="TableCell3436">
            <text:p text:style-name="Normal"/>
          </table:table-cell>
        </table:table-row>
        <table:table-row table:style-name="TableRow3437">
          <table:table-cell table:style-name="TableCell3438">
            <text:p text:style-name="Normal"><text:span text:style-name="T3439">Date Assigned</text:span></text:p>
          </table:table-cell>
          <table:table-cell table:style-name="TableCell3440">
            <text:p text:style-name="Normal"><text:span text:style-name="T3441">Date Due</text:span></text:p>
          </table:table-cell>
          <table:table-cell table:style-name="TableCell3442">
            <text:p text:style-name="Normal"><text:span text:style-name="T3443">Assignment</text:span></text:p>
          </table:table-cell>
          <table:table-cell table:style-name="TableCell3444">
            <text:p text:style-name="Normal"><text:span text:style-name="T3445">Parent Signature</text:span></text:p>
          </table:table-cell>
          <table:table-cell table:style-name="TableCell3446">
            <text:p text:style-name="Normal"><text:span text:style-name="T3447">Teacher Signature</text:span></text:p>
          </table:table-cell>
        </table:table-row>
        <table:table-row table:style-name="TableRow3448">
          <table:table-cell table:style-name="TableCell3449">
            <text:p text:style-name="Normal"><text:span text:style-name="T3450">4/9/2015</text:span></text:p>
          </table:table-cell>
          <table:table-cell table:style-name="TableCell3451">
            <text:p text:style-name="Normal"><text:span text:style-name="T3452">4/16/2015</text:span></text:p>
          </table:table-cell>
          <table:table-cell table:style-name="TableCell3453">
            <text:p text:style-name="Normal"><text:span text:style-name="T3454">Weekly Reading, <text:s/>Weekly Listening, <text:s/></text:span></text:p>
          </table:table-cell>
          <table:table-cell table:style-name="TableCell3455">
            <text:p text:style-name="Normal"/>
          </table:table-cell>
          <table:table-cell table:style-name="TableCell3456">
            <text:p text:style-name="Normal"/>
          </table:table-cell>
        </table:table-row>
        <table:table-row table:style-name="TableRow3457">
          <table:table-cell table:style-name="TableCell3458">
            <text:p text:style-name="Normal"><text:span text:style-name="T3459">Date</text:span><text:span text:style-name="T3460"><text:s/>Assigned</text:span></text:p>
          </table:table-cell>
          <table:table-cell table:style-name="TableCell3461">
            <text:p text:style-name="Normal"><text:span text:style-name="T3462">Date Due</text:span></text:p>
          </table:table-cell>
          <table:table-cell table:style-name="TableCell3463">
            <text:p text:style-name="Normal"><text:span text:style-name="T3464">Assignment</text:span></text:p>
          </table:table-cell>
          <table:table-cell table:style-name="TableCell3465">
            <text:p text:style-name="Normal"><text:span text:style-name="T3466">Parent Signature</text:span></text:p>
          </table:table-cell>
          <table:table-cell table:style-name="TableCell3467">
            <text:p text:style-name="Normal"><text:span text:style-name="T3468">Teacher Signature</text:span></text:p>
          </table:table-cell>
        </table:table-row>
        <table:table-row table:style-name="TableRow3469">
          <table:table-cell table:style-name="TableCell3470">
            <text:p text:style-name="Normal"><text:span text:style-name="T3471">4/16/2015</text:span></text:p>
          </table:table-cell>
          <table:table-cell table:style-name="TableCell3472">
            <text:p text:style-name="Normal"><text:span text:style-name="T3473">4/23/2015</text:span></text:p>
          </table:table-cell>
          <table:table-cell table:style-name="TableCell3474">
            <text:p text:style-name="Normal"><text:span text:style-name="T3475">Prepare Presentation #2, <text:s/></text:span></text:p>
          </table:table-cell>
          <table:table-cell table:style-name="TableCell3476">
            <text:p text:style-name="Normal"/>
          </table:table-cell>
          <table:table-cell table:style-name="TableCell3477">
            <text:p text:style-name="Normal"/>
          </table:table-cell>
        </table:table-row>
        <table:table-row table:style-name="TableRow3478">
          <table:table-cell table:style-name="TableCell3479">
            <text:p text:style-name="Normal"><text:span text:style-name="T3480">Date Assigned</text:span></text:p>
          </table:table-cell>
          <table:table-cell table:style-name="TableCell3481">
            <text:p text:style-name="Normal"><text:span text:style-name="T3482">Date Due</text:span></text:p>
          </table:table-cell>
          <table:table-cell table:style-name="TableCell3483">
            <text:p text:style-name="Normal"><text:span text:style-name="T3484">Assignment</text:span></text:p>
          </table:table-cell>
          <table:table-cell table:style-name="TableCell3485">
            <text:p text:style-name="Normal"><text:span text:style-name="T3486">Parent Signature</text:span></text:p>
          </table:table-cell>
          <table:table-cell table:style-name="TableCell3487">
            <text:p text:style-name="Normal"><text:span text:style-name="T3488">Teacher Signature</text:span></text:p>
          </table:table-cell>
        </table:table-row>
        <table:table-row table:style-name="TableRow3489">
          <table:table-cell table:style-name="TableCell3490">
            <text:p text:style-name="Normal"><text:span text:style-name="T3491">4/23/2015</text:span></text:p>
          </table:table-cell>
          <table:table-cell table:style-name="TableCell3492">
            <text:p text:style-name="Normal"><text:span text:style-name="T3493">4/30/2015</text:span></text:p>
          </table:table-cell>
          <table:table-cell table:style-name="TableCell3494">
            <text:p text:style-name="Normal"><text:span text:style-name="T3495">Weekly Reading, <text:s/>Weekly Listening, <text:s/></text:span></text:p>
          </table:table-cell>
          <table:table-cell table:style-name="TableCell3496">
            <text:p text:style-name="Normal"/>
          </table:table-cell>
          <table:table-cell table:style-name="TableCell3497">
            <text:p text:style-name="Normal"/>
          </table:table-cell>
        </table:table-row>
        <table:table-row table:style-name="TableRow3498">
          <table:table-cell table:style-name="TableCell3499">
            <text:p text:style-name="Normal"><text:span text:style-name="T3500">Date<text:s/></text:span><text:span text:style-name="T3501">Assigned</text:span></text:p>
          </table:table-cell>
          <table:table-cell table:style-name="TableCell3502">
            <text:p text:style-name="Normal"><text:span text:style-name="T3503">Date Due</text:span></text:p>
          </table:table-cell>
          <table:table-cell table:style-name="TableCell3504">
            <text:p text:style-name="Normal"><text:span text:style-name="T3505">Assignment</text:span></text:p>
          </table:table-cell>
          <table:table-cell table:style-name="TableCell3506">
            <text:p text:style-name="Normal"><text:span text:style-name="T3507">Parent Signature</text:span></text:p>
          </table:table-cell>
          <table:table-cell table:style-name="TableCell3508">
            <text:p text:style-name="Normal"><text:span text:style-name="T3509">Teacher Signature</text:span></text:p>
          </table:table-cell>
        </table:table-row>
        <table:table-row table:style-name="TableRow3510">
          <table:table-cell table:style-name="TableCell3511">
            <text:p text:style-name="Normal"><text:span text:style-name="T3512">4/30/2015</text:span></text:p>
          </table:table-cell>
          <table:table-cell table:style-name="TableCell3513">
            <text:p text:style-name="Normal"><text:span text:style-name="T3514">5/7/2015</text:span></text:p>
          </table:table-cell>
          <table:table-cell table:style-name="TableCell3515">
            <text:p text:style-name="Normal"><text:span text:style-name="T3516">Weekly Reading, <text:s/>Weekly Listening, <text:s/></text:span></text:p>
          </table:table-cell>
          <table:table-cell table:style-name="TableCell3517">
            <text:p text:style-name="Normal"/>
          </table:table-cell>
          <table:table-cell table:style-name="TableCell3518">
            <text:p text:style-name="Normal"/>
          </table:table-cell>
        </table:table-row>
        <table:table-row table:style-name="TableRow3519">
          <table:table-cell table:style-name="TableCell3520">
            <text:p text:style-name="Normal"><text:span text:style-name="T3521">Date Assigned</text:span></text:p>
          </table:table-cell>
          <table:table-cell table:style-name="TableCell3522">
            <text:p text:style-name="Normal"><text:span text:style-name="T3523">Date Due</text:span></text:p>
          </table:table-cell>
          <table:table-cell table:style-name="TableCell3524">
            <text:p text:style-name="Normal"><text:span text:style-name="T3525">Assignment</text:span></text:p>
          </table:table-cell>
          <table:table-cell table:style-name="TableCell3526">
            <text:p text:style-name="Normal"><text:span text:style-name="T3527">Parent Signature</text:span></text:p>
          </table:table-cell>
          <table:table-cell table:style-name="TableCell3528">
            <text:p text:style-name="Normal"><text:span text:style-name="T3529">Teacher Signature</text:span></text:p>
          </table:table-cell>
        </table:table-row>
        <table:table-row table:style-name="TableRow3530">
          <table:table-cell table:style-name="TableCell3531">
            <text:p text:style-name="Normal"><text:span text:style-name="T3532">5/7/2015</text:span></text:p>
          </table:table-cell>
          <table:table-cell table:style-name="TableCell3533">
            <text:p text:style-name="Normal"><text:span text:style-name="T3534">5/14/2015</text:span></text:p>
          </table:table-cell>
          <table:table-cell table:style-name="TableCell3535">
            <text:p text:style-name="Normal"/>
          </table:table-cell>
          <table:table-cell table:style-name="TableCell3536">
            <text:p text:style-name="Normal"/>
          </table:table-cell>
          <table:table-cell table:style-name="TableCell3537">
            <text:p text:style-name="Normal"/>
          </table:table-cell>
        </table:table-row>
        <table:table-row table:style-name="TableRow3538">
          <table:table-cell table:style-name="TableCell3539">
            <text:p text:style-name="Normal"><text:span text:style-name="T3540">Date Assigned</text:span></text:p>
          </table:table-cell>
          <table:table-cell table:style-name="TableCell3541">
            <text:p text:style-name="Normal"><text:span text:style-name="T3542">Date Due</text:span></text:p>
          </table:table-cell>
          <table:table-cell table:style-name="TableCell3543">
            <text:p text:style-name="Normal"><text:span text:style-name="T3544">Assignment</text:span></text:p>
          </table:table-cell>
          <table:table-cell table:style-name="TableCell3545">
            <text:p text:style-name="Normal"><text:span text:style-name="T3546">Parent Signature</text:span></text:p>
          </table:table-cell>
          <table:table-cell table:style-name="TableCell3547">
            <text:p text:style-name="Normal"><text:span text:style-name="T3548">Teacher Signature</text:span></text:p>
          </table:table-cell>
        </table:table-row>
        <table:table-row table:style-name="TableRow3549">
          <table:table-cell table:style-name="TableCell3550">
            <text:p text:style-name="Normal"><text:span text:style-name="T3551">5/14/2015</text:span></text:p>
          </table:table-cell>
          <table:table-cell table:style-name="TableCell3552">
            <text:p text:style-name="Normal"><text:span text:style-name="T3553">5/21/2015</text:span></text:p>
          </table:table-cell>
          <table:table-cell table:style-name="TableCell3554">
            <text:p text:style-name="Normal"/>
          </table:table-cell>
          <table:table-cell table:style-name="TableCell3555">
            <text:p text:style-name="Normal"/>
          </table:table-cell>
          <table:table-cell table:style-name="TableCell3556">
            <text:p text:style-name="Normal"/>
          </table:table-cell>
        </table:table-row>
        <table:table-row table:style-name="TableRow3557">
          <table:table-cell table:style-name="TableCell3558">
            <text:p text:style-name="Normal"><text:span text:style-name="T3559">Date Assigned</text:span></text:p>
          </table:table-cell>
          <table:table-cell table:style-name="TableCell3560">
            <text:p text:style-name="Normal"><text:span text:style-name="T3561">Date Due</text:span></text:p>
          </table:table-cell>
          <table:table-cell table:style-name="TableCell3562">
            <text:p text:style-name="Normal"><text:span text:style-name="T3563">Assignment</text:span></text:p>
          </table:table-cell>
          <table:table-cell table:style-name="TableCell3564">
            <text:p text:style-name="Normal"><text:span text:style-name="T3565">Parent Signature</text:span></text:p>
          </table:table-cell>
          <table:table-cell table:style-name="TableCell3566">
            <text:p text:style-name="Normal"><text:span text:style-name="T3567">Teacher Signature</text:span></text:p>
          </table:table-cell>
        </table:table-row>
        <table:table-row table:style-name="TableRow3568">
          <table:table-cell table:style-name="TableCell3569">
            <text:p text:style-name="Normal"><text:span text:style-name="T3570">5/21/2015</text:span></text:p>
          </table:table-cell>
          <table:table-cell table:style-name="TableCell3571">
            <text:p text:style-name="Normal"><text:span text:style-name="T3572">5/28/2015</text:span></text:p>
          </table:table-cell>
          <table:table-cell table:style-name="TableCell3573">
            <text:p text:style-name="Normal"/>
          </table:table-cell>
          <table:table-cell table:style-name="TableCell3574">
            <text:p text:style-name="Normal"/>
          </table:table-cell>
          <table:table-cell table:style-name="TableCell3575">
            <text:p text:style-name="Normal"/>
          </table:table-cell>
        </table:table-row>
        <table:table-row table:style-name="TableRow3576">
          <table:table-cell table:style-name="TableCell3577">
            <text:p text:style-name="Normal"><text:span text:style-name="T3578">Date Assigned</text:span></text:p>
          </table:table-cell>
          <table:table-cell table:style-name="TableCell3579">
            <text:p text:style-name="Normal"><text:span text:style-name="T3580">Date Due</text:span></text:p>
          </table:table-cell>
          <table:table-cell table:style-name="TableCell3581">
            <text:p text:style-name="Normal"><text:span text:style-name="T3582">Assignment</text:span></text:p>
          </table:table-cell>
          <table:table-cell table:style-name="TableCell3583">
            <text:p text:style-name="Normal"><text:span text:style-name="T3584">Parent Signature</text:span></text:p>
          </table:table-cell>
          <table:table-cell table:style-name="TableCell3585">
            <text:p text:style-name="Normal"><text:span text:style-name="T3586">Teacher Signature</text:span></text:p>
          </table:table-cell>
        </table:table-row>
        <table:table-row table:style-name="TableRow3587">
          <table:table-cell table:style-name="TableCell3588">
            <text:p text:style-name="Normal"><text:span text:style-name="T3589">5/28/2015</text:span></text:p>
          </table:table-cell>
          <table:table-cell table:style-name="TableCell3590">
            <text:p text:style-name="Normal"><text:span text:style-name="T3591">6/4/2015</text:span></text:p>
          </table:table-cell>
          <table:table-cell table:style-name="TableCell3592">
            <text:p text:style-name="Normal"/>
          </table:table-cell>
          <table:table-cell table:style-name="TableCell3593">
            <text:p text:style-name="Normal"/>
          </table:table-cell>
          <table:table-cell table:style-name="TableCell3594">
            <text:p text:style-name="Normal"/>
          </table:table-cell>
        </table:table-row>
      </table:table>
      <text:p text:style-name="P3595">안녕하세요.<text:line-break/>아래의<text:s/>표는2/27/2015부터<text:s/>5/28/2015까지<text:s/>JLS의<text:s/>네이티브<text:s/>선생님<text:s/>수업을<text:s/>듣는<text:s/>여러분의<text:s/>자녀들을<text:s/>위해<text:s/>만들어진<text:s/>과제<text:s/>일람표입니다.<text:line-break/>양정현<text:s/>학생이<text:s/>과제를<text:s/>잘<text:s/>따라가고<text:s/>있는지<text:s/>확인해보세요.<text:line-break/>감사합니다.<text:line-break/>John, JLS NT</text:p>
      <table:table table:style-name="Table3596">
        <table:table-columns>
          <table:table-column table:style-name="TableColumn3597"/>
          <table:table-column table:style-name="TableColumn3598"/>
          <table:table-column table:style-name="TableColumn3599"/>
        </table:table-columns>
        <table:table-row table:style-name="TableRow3600">
          <table:table-cell table:style-name="TableCell3601">
            <text:p text:style-name="Normal"><text:span text:style-name="T3602">Date Assigned</text:span></text:p>
          </table:table-cell>
          <table:table-cell table:style-name="TableCell3603">
            <text:p text:style-name="Normal"><text:span text:style-name="T3604">Date Due</text:span></text:p>
          </table:table-cell>
          <table:table-cell table:style-name="TableCell3605">
            <text:p text:style-name="Normal"><text:span text:style-name="T3606">Assignment</text:span></text:p>
          </table:table-cell>
        </table:table-row>
        <table:table-row table:style-name="TableRow3607">
          <table:table-cell table:style-name="TableCell3608">
            <text:p text:style-name="Normal"><text:span text:style-name="T3609">3/5/2015</text:span></text:p>
          </table:table-cell>
          <table:table-cell table:style-name="TableCell3610">
            <text:p text:style-name="Normal"><text:span text:style-name="T3611">3/12/2015</text:span></text:p>
          </table:table-cell>
          <table:table-cell table:style-name="TableCell3612">
            <text:p text:style-name="Normal"><text:span text:style-name="T3613">Weekly Reading, <text:s/>Weekly Listening, <text:s/></text:span></text:p>
          </table:table-cell>
        </table:table-row>
        <table:table-row table:style-name="TableRow3614">
          <table:table-cell table:style-name="TableCell3615">
            <text:p text:style-name="Normal"><text:span text:style-name="T3616">Date Assigned</text:span></text:p>
          </table:table-cell>
          <table:table-cell table:style-name="TableCell3617">
            <text:p text:style-name="Normal"><text:span text:style-name="T3618">Date Due</text:span></text:p>
          </table:table-cell>
          <table:table-cell table:style-name="TableCell3619">
            <text:p text:style-name="Normal"><text:span text:style-name="T3620">Assignment</text:span></text:p>
          </table:table-cell>
        </table:table-row>
        <table:table-row table:style-name="TableRow3621">
          <table:table-cell table:style-name="TableCell3622">
            <text:p text:style-name="Normal"><text:span text:style-name="T3623">3/12/2015</text:span></text:p>
          </table:table-cell>
          <table:table-cell table:style-name="TableCell3624">
            <text:p text:style-name="Normal"><text:span text:style-name="T3625">3/19/2015</text:span></text:p>
          </table:table-cell>
          <table:table-cell table:style-name="TableCell3626">
            <text:p text:style-name="Normal"><text:span text:style-name="T3627">Weekly Reading, <text:s/>Weekly Listening, <text:s/></text:span></text:p>
          </table:table-cell>
        </table:table-row>
        <table:table-row table:style-name="TableRow3628">
          <table:table-cell table:style-name="TableCell3629">
            <text:p text:style-name="Normal"><text:span text:style-name="T3630">Date Assigned</text:span></text:p>
          </table:table-cell>
          <table:table-cell table:style-name="TableCell3631">
            <text:p text:style-name="Normal"><text:span text:style-name="T3632">Date Due</text:span></text:p>
          </table:table-cell>
          <table:table-cell table:style-name="TableCell3633">
            <text:p text:style-name="Normal"><text:span text:style-name="T3634">Assignment</text:span></text:p>
          </table:table-cell>
        </table:table-row>
        <table:table-row table:style-name="TableRow3635">
          <table:table-cell table:style-name="TableCell3636">
            <text:p text:style-name="Normal"><text:span text:style-name="T3637">3/19/2015</text:span></text:p>
          </table:table-cell>
          <table:table-cell table:style-name="TableCell3638">
            <text:p text:style-name="Normal"><text:span text:style-name="T3639">3/26/2015</text:span></text:p>
          </table:table-cell>
          <table:table-cell table:style-name="TableCell3640">
            <text:p text:style-name="Normal"><text:span text:style-name="T3641">Prepare Presentation #1, <text:s/></text:span></text:p>
          </table:table-cell>
        </table:table-row>
        <table:table-row table:style-name="TableRow3642">
          <table:table-cell table:style-name="TableCell3643">
            <text:p text:style-name="Normal"><text:span text:style-name="T3644">Date Assigned</text:span></text:p>
          </table:table-cell>
          <table:table-cell table:style-name="TableCell3645">
            <text:p text:style-name="Normal"><text:span text:style-name="T3646">Date Due</text:span></text:p>
          </table:table-cell>
          <table:table-cell table:style-name="TableCell3647">
            <text:p text:style-name="Normal"><text:span text:style-name="T3648">Assignment</text:span></text:p>
          </table:table-cell>
        </table:table-row>
        <table:table-row table:style-name="TableRow3649">
          <table:table-cell table:style-name="TableCell3650">
            <text:p text:style-name="Normal"><text:span text:style-name="T3651">3/26/2015</text:span></text:p>
          </table:table-cell>
          <table:table-cell table:style-name="TableCell3652">
            <text:p text:style-name="Normal"><text:span text:style-name="T3653">4/2/2015</text:span></text:p>
          </table:table-cell>
          <table:table-cell table:style-name="TableCell3654">
            <text:p text:style-name="Normal"><text:span text:style-name="T3655">Weekly Reading, <text:s/>Weekly Listening, <text:s/></text:span></text:p>
          </table:table-cell>
        </table:table-row>
        <table:table-row table:style-name="TableRow3656">
          <table:table-cell table:style-name="TableCell3657">
            <text:p text:style-name="Normal"><text:span text:style-name="T3658">Date Assigned</text:span></text:p>
          </table:table-cell>
          <table:table-cell table:style-name="TableCell3659">
            <text:p text:style-name="Normal"><text:span text:style-name="T3660">Date<text:s/></text:span><text:span text:style-name="T3661">Due</text:span></text:p>
          </table:table-cell>
          <table:table-cell table:style-name="TableCell3662">
            <text:p text:style-name="Normal"><text:span text:style-name="T3663">Assignment</text:span></text:p>
          </table:table-cell>
        </table:table-row>
        <table:table-row table:style-name="TableRow3664">
          <table:table-cell table:style-name="TableCell3665">
            <text:p text:style-name="Normal"><text:span text:style-name="T3666">4/2/2015</text:span></text:p>
          </table:table-cell>
          <table:table-cell table:style-name="TableCell3667">
            <text:p text:style-name="Normal"><text:span text:style-name="T3668">4/9/2015</text:span></text:p>
          </table:table-cell>
          <table:table-cell table:style-name="TableCell3669">
            <text:p text:style-name="Normal"><text:span text:style-name="T3670">Weekly Reading, <text:s/>Weekly Listening, <text:s/></text:span></text:p>
          </table:table-cell>
        </table:table-row>
        <table:table-row table:style-name="TableRow3671">
          <table:table-cell table:style-name="TableCell3672">
            <text:p text:style-name="Normal"><text:span text:style-name="T3673">Date Assigned</text:span></text:p>
          </table:table-cell>
          <table:table-cell table:style-name="TableCell3674">
            <text:p text:style-name="Normal"><text:span text:style-name="T3675">Date Due</text:span></text:p>
          </table:table-cell>
          <table:table-cell table:style-name="TableCell3676">
            <text:p text:style-name="Normal"><text:span text:style-name="T3677">Assignment</text:span></text:p>
          </table:table-cell>
        </table:table-row>
        <table:table-row table:style-name="TableRow3678">
          <table:table-cell table:style-name="TableCell3679">
            <text:p text:style-name="Normal"><text:span text:style-name="T3680">4/9/2015</text:span></text:p>
          </table:table-cell>
          <table:table-cell table:style-name="TableCell3681">
            <text:p text:style-name="Normal"><text:span text:style-name="T3682">4/16/2015</text:span></text:p>
          </table:table-cell>
          <table:table-cell table:style-name="TableCell3683">
            <text:p text:style-name="Normal"><text:span text:style-name="T3684">Weekly Reading, <text:s/>Weekly Listening, <text:s/></text:span></text:p>
          </table:table-cell>
        </table:table-row>
        <table:table-row table:style-name="TableRow3685">
          <table:table-cell table:style-name="TableCell3686">
            <text:p text:style-name="Normal"><text:span text:style-name="T3687">Date Assigned</text:span></text:p>
          </table:table-cell>
          <table:table-cell table:style-name="TableCell3688">
            <text:p text:style-name="Normal"><text:span text:style-name="T3689">Date Due</text:span></text:p>
          </table:table-cell>
          <table:table-cell table:style-name="TableCell3690">
            <text:p text:style-name="Normal"><text:span text:style-name="T3691">Assignment</text:span></text:p>
          </table:table-cell>
        </table:table-row>
        <table:table-row table:style-name="TableRow3692">
          <table:table-cell table:style-name="TableCell3693">
            <text:p text:style-name="Normal"><text:span text:style-name="T3694">4/16/2015</text:span></text:p>
          </table:table-cell>
          <table:table-cell table:style-name="TableCell3695">
            <text:p text:style-name="Normal"><text:span text:style-name="T3696">4/23/2015</text:span></text:p>
          </table:table-cell>
          <table:table-cell table:style-name="TableCell3697">
            <text:p text:style-name="Normal"><text:span text:style-name="T3698">Prepare Presentation #2, <text:s/></text:span></text:p>
          </table:table-cell>
        </table:table-row>
        <table:table-row table:style-name="TableRow3699">
          <table:table-cell table:style-name="TableCell3700">
            <text:p text:style-name="Normal"><text:span text:style-name="T3701">Date<text:s/></text:span><text:span text:style-name="T3702">Assigned</text:span></text:p>
          </table:table-cell>
          <table:table-cell table:style-name="TableCell3703">
            <text:p text:style-name="Normal"><text:span text:style-name="T3704">Date Due</text:span></text:p>
          </table:table-cell>
          <table:table-cell table:style-name="TableCell3705">
            <text:p text:style-name="Normal"><text:span text:style-name="T3706">Assignment</text:span></text:p>
          </table:table-cell>
        </table:table-row>
        <table:table-row table:style-name="TableRow3707">
          <table:table-cell table:style-name="TableCell3708">
            <text:p text:style-name="Normal"><text:span text:style-name="T3709">4/23/2015</text:span></text:p>
          </table:table-cell>
          <table:table-cell table:style-name="TableCell3710">
            <text:p text:style-name="Normal"><text:span text:style-name="T3711">4/30/2015</text:span></text:p>
          </table:table-cell>
          <table:table-cell table:style-name="TableCell3712">
            <text:p text:style-name="Normal"><text:span text:style-name="T3713">Weekly Reading, <text:s/>Weekly Listening, <text:s/></text:span></text:p>
          </table:table-cell>
        </table:table-row>
        <table:table-row table:style-name="TableRow3714">
          <table:table-cell table:style-name="TableCell3715">
            <text:p text:style-name="Normal"><text:span text:style-name="T3716">Date Assigned</text:span></text:p>
          </table:table-cell>
          <table:table-cell table:style-name="TableCell3717">
            <text:p text:style-name="Normal"><text:span text:style-name="T3718">Date Due</text:span></text:p>
          </table:table-cell>
          <table:table-cell table:style-name="TableCell3719">
            <text:p text:style-name="Normal"><text:span text:style-name="T3720">Assignment</text:span></text:p>
          </table:table-cell>
        </table:table-row>
        <table:table-row table:style-name="TableRow3721">
          <table:table-cell table:style-name="TableCell3722">
            <text:p text:style-name="Normal"><text:span text:style-name="T3723">4/30/2015</text:span></text:p>
          </table:table-cell>
          <table:table-cell table:style-name="TableCell3724">
            <text:p text:style-name="Normal"><text:span text:style-name="T3725">5/7/2015</text:span></text:p>
          </table:table-cell>
          <table:table-cell table:style-name="TableCell3726">
            <text:p text:style-name="Normal"><text:span text:style-name="T3727">Weekly Reading, <text:s/>Weekly Listening, <text:s/></text:span></text:p>
          </table:table-cell>
        </table:table-row>
        <table:table-row table:style-name="TableRow3728">
          <table:table-cell table:style-name="TableCell3729">
            <text:p text:style-name="Normal"><text:span text:style-name="T3730">Date Assigned</text:span></text:p>
          </table:table-cell>
          <table:table-cell table:style-name="TableCell3731">
            <text:p text:style-name="Normal"><text:span text:style-name="T3732">Date Due</text:span></text:p>
          </table:table-cell>
          <table:table-cell table:style-name="TableCell3733">
            <text:p text:style-name="Normal"><text:span text:style-name="T3734">Assignment</text:span></text:p>
          </table:table-cell>
        </table:table-row>
        <table:table-row table:style-name="TableRow3735">
          <table:table-cell table:style-name="TableCell3736">
            <text:p text:style-name="Normal"><text:span text:style-name="T3737">5/7/2015</text:span></text:p>
          </table:table-cell>
          <table:table-cell table:style-name="TableCell3738">
            <text:p text:style-name="Normal"><text:span text:style-name="T3739">5/14/2015</text:span></text:p>
          </table:table-cell>
          <table:table-cell table:style-name="TableCell3740">
            <text:p text:style-name="Normal"/>
          </table:table-cell>
        </table:table-row>
        <table:table-row table:style-name="TableRow3741">
          <table:table-cell table:style-name="TableCell3742">
            <text:p text:style-name="Normal"><text:span text:style-name="T3743">Date Assigned</text:span></text:p>
          </table:table-cell>
          <table:table-cell table:style-name="TableCell3744">
            <text:p text:style-name="Normal"><text:span text:style-name="T3745">Date<text:s/></text:span><text:span text:style-name="T3746">Due</text:span></text:p>
          </table:table-cell>
          <table:table-cell table:style-name="TableCell3747">
            <text:p text:style-name="Normal"><text:span text:style-name="T3748">Assignment</text:span></text:p>
          </table:table-cell>
        </table:table-row>
        <table:table-row table:style-name="TableRow3749">
          <table:table-cell table:style-name="TableCell3750">
            <text:p text:style-name="Normal"><text:span text:style-name="T3751">5/14/2015</text:span></text:p>
          </table:table-cell>
          <table:table-cell table:style-name="TableCell3752">
            <text:p text:style-name="Normal"><text:span text:style-name="T3753">5/21/2015</text:span></text:p>
          </table:table-cell>
          <table:table-cell table:style-name="TableCell3754">
            <text:p text:style-name="Normal"/>
          </table:table-cell>
        </table:table-row>
        <table:table-row table:style-name="TableRow3755">
          <table:table-cell table:style-name="TableCell3756">
            <text:p text:style-name="Normal"><text:span text:style-name="T3757">Date Assigned</text:span></text:p>
          </table:table-cell>
          <table:table-cell table:style-name="TableCell3758">
            <text:p text:style-name="Normal"><text:span text:style-name="T3759">Date Due</text:span></text:p>
          </table:table-cell>
          <table:table-cell table:style-name="TableCell3760">
            <text:p text:style-name="Normal"><text:span text:style-name="T3761">Assignment</text:span></text:p>
          </table:table-cell>
        </table:table-row>
        <table:table-row table:style-name="TableRow3762">
          <table:table-cell table:style-name="TableCell3763">
            <text:p text:style-name="Normal"><text:span text:style-name="T3764">5/21/2015</text:span></text:p>
          </table:table-cell>
          <table:table-cell table:style-name="TableCell3765">
            <text:p text:style-name="Normal"><text:span text:style-name="T3766">5/28/2015</text:span></text:p>
          </table:table-cell>
          <table:table-cell table:style-name="TableCell3767">
            <text:p text:style-name="Normal"/>
          </table:table-cell>
        </table:table-row>
        <table:table-row table:style-name="TableRow3768">
          <table:table-cell table:style-name="TableCell3769">
            <text:p text:style-name="Normal"><text:span text:style-name="T3770">Date Assigned</text:span></text:p>
          </table:table-cell>
          <table:table-cell table:style-name="TableCell3771">
            <text:p text:style-name="Normal"><text:span text:style-name="T3772">Date Due</text:span></text:p>
          </table:table-cell>
          <table:table-cell table:style-name="TableCell3773">
            <text:p text:style-name="Normal"><text:span text:style-name="T3774">Assignment</text:span></text:p>
          </table:table-cell>
        </table:table-row>
        <table:table-row table:style-name="TableRow3775">
          <table:table-cell table:style-name="TableCell3776">
            <text:p text:style-name="Normal"><text:span text:style-name="T3777">5/28/2015</text:span></text:p>
          </table:table-cell>
          <table:table-cell table:style-name="TableCell3778">
            <text:p text:style-name="Normal"><text:span text:style-name="T3779">6/4/2015</text:span></text:p>
          </table:table-cell>
          <table:table-cell table:style-name="TableCell3780">
            <text:p text:style-name="Normal"/>
          </table:table-cell>
        </table:table-row>
      </table:table>
      <text:p text:style-name="P3781"><text:span text:style-name="T3782">Jasmin (</text:span><text:span text:style-name="T3783">이윤서</text:span><text:span text:style-name="T3784">)</text:span></text:p>
      <text:p text:style-name="Normal"><text:span text:style-name="T3785">John's Class, Thursday at 4:40-5:30</text:span><text:line-break/></text:p>
      <text:p text:style-name="Normal"><text:span text:style-name="T3786">Syllabus:</text:span><text:line-break/><text:span text:style-name="T3787">Please complete the homework each week. If<text:s/></text:span><text:span text:style-name="T3788">you miss a class, please complete the homework for the next week as well.</text:span><text:line-break/><text:span text:style-name="T3789">Week 1 (Thursday, March 5, 2015) - Unit 1 : Coral Reefs</text:span><text:line-break/><text:span text:style-name="T3790">Weekly Reading</text:span><text:span text:style-name="T3791"><text:line-break/></text:span><text:span text:style-name="T3792"><text:s text:c="3"/>Speaking Tree Chapter 2: The Bermuda Triangle, 5 time(s)<text:s/></text:span><text:span text:style-name="T3793"><text:line-break/></text:span><text:span text:style-name="T3794">Weekly Listening</text:span><text:span text:style-name="T3795"><text:line-break/></text:span><text:span text:style-name="T3796"><text:s text:c="3"/>Speaking Tree Chapter 2: The B</text:span><text:span text:style-name="T3797">ermuda Triangle, 5 time(s)<text:s/></text:span><text:span text:style-name="T3798"><text:line-break/></text:span><text:line-break/><text:span text:style-name="T3799">Week 2 (Thursday, March 12, 2015) - Unit 2 : The Bermuda Triangle</text:span><text:line-break/><text:span text:style-name="T3800">Weekly Reading</text:span><text:span text:style-name="T3801"><text:line-break/></text:span><text:span text:style-name="T3802"><text:s text:c="3"/>Speaking Tree Chapter 3: Life is Everywhere, 5 time(s)<text:s/></text:span><text:span text:style-name="T3803"><text:line-break/></text:span><text:span text:style-name="T3804">Weekly Listening</text:span><text:span text:style-name="T3805"><text:line-break/></text:span><text:span text:style-name="T3806"><text:s text:c="3"/>Speaking Tree Chapter 3: Life is Everywhere, 5 time(s)<text:s/></text:span><text:span text:style-name="T3807"><text:line-break/></text:span><text:line-break/><text:span text:style-name="T3808">Week 3 (Th</text:span><text:span text:style-name="T3809">ursday, March 19, 2015) - Unit 3 : Life is Everywhere</text:span><text:line-break/><text:span text:style-name="T3810">Prepare Presentation #1</text:span><text:span text:style-name="T3811"><text:line-break/></text:span><text:span text:style-name="T3812"><text:s text:c="4"/></text:span><text:span text:style-name="T3813"><text:line-break/></text:span><text:line-break/><text:span text:style-name="T3814">Week 4 (Thursday, March 26, 2015) - Speaking Tree Topic Presentation</text:span><text:line-break/><text:span text:style-name="T3815">Weekly Reading</text:span><text:span text:style-name="T3816"><text:line-break/></text:span><text:span text:style-name="T3817"><text:s text:c="3"/>Speaking Tree Chapter 4: The Little Black Lady Who Said No, 5 time(s)<text:s/></text:span><text:span text:style-name="T3818"><text:line-break/></text:span><text:span text:style-name="T3819">Weekly Listeni</text:span><text:span text:style-name="T3820">ng</text:span><text:span text:style-name="T3821"><text:line-break/></text:span><text:span text:style-name="T3822"><text:s text:c="3"/>Speaking Tree Chapter 4: The Little Black Lady Who Said No, 5 time(s)<text:s/></text:span><text:span text:style-name="T3823"><text:line-break/></text:span><text:line-break/><text:span text:style-name="T3824">Week 5 (Thursday, April 2, 2015) - Unit 4 : The Little Black Lady Who Said No</text:span><text:line-break/><text:span text:style-name="T3825">Weekly Reading</text:span><text:span text:style-name="T3826"><text:line-break/></text:span><text:span text:style-name="T3827"><text:s text:c="3"/>Speaking Tree Chapter 5: Racing Cheese, 5 time(s)<text:s/></text:span><text:span text:style-name="T3828"><text:line-break/></text:span><text:span text:style-name="T3829">Weekly Listening</text:span><text:span text:style-name="T3830"><text:line-break/></text:span><text:span text:style-name="T3831"><text:s text:c="3"/>Speaking Tree Chapter 5: Racing Cheese, 5 time(s)<text:s/></text:span><text:span text:style-name="T3832"><text:line-break/></text:span><text:line-break/><text:span text:style-name="T3833">Week 6 (Thursday, April 9, 2015) - Unit 5 : Racing Cheese</text:span><text:line-break/><text:span text:style-name="T3834">Weekly Reading</text:span><text:span text:style-name="T3835"><text:line-break/></text:span><text:span text:style-name="T3836"><text:s text:c="3"/>Speaking Tree Chapter 6: Chameleon Rock, 5 time(s)<text:s/></text:span><text:span text:style-name="T3837"><text:line-break/></text:span><text:span text:style-name="T3838">Weekly Listening</text:span><text:span text:style-name="T3839"><text:line-break/></text:span><text:span text:style-name="T3840"><text:s text:c="3"/>Speaking Tree Chapter 6: Chameleon Rock, 5 time(s)<text:s/></text:span><text:span text:style-name="T3841"><text:line-break/></text:span><text:line-break/><text:span text:style-name="T3842">Week 7 (Thursday, April 16, 2015) - Unit 6 : Chameleon Rock</text:span><text:line-break/><text:span text:style-name="T3843">Prepare Presentation #2</text:span><text:span text:style-name="T3844"><text:line-break/></text:span><text:span text:style-name="T3845"><text:s text:c="4"/></text:span><text:span text:style-name="T3846"><text:line-break/></text:span><text:line-break/><text:span text:style-name="T3847">Week 8 (Thursday, April 23, 2015) - Free Topic Presentation</text:span><text:line-break/><text:span text:style-name="T3848">Weekly Reading</text:span><text:span text:style-name="T3849"><text:line-break/></text:span><text:span text:style-name="T3850"><text:s text:c="3"/>Speaking Tree Chapter 7: Gloves for Ears, 5 time(s)<text:s/></text:span><text:span text:style-name="T3851"><text:line-break/></text:span><text:span text:style-name="T3852">Weekly Listening</text:span><text:span text:style-name="T3853"><text:line-break/></text:span><text:span text:style-name="T3854"><text:s text:c="3"/>Speaking Tree C</text:span><text:span text:style-name="T3855">hapter 7: Gloves for Ears, 5 time(s)<text:s/></text:span><text:span text:style-name="T3856"><text:line-break/></text:span><text:line-break/><text:span text:style-name="T3857">Week 9 (Thursday, April 30, 2015) - Unit 7 : Gloves for Ears</text:span><text:line-break/><text:span text:style-name="T3858">Weekly Reading</text:span><text:span text:style-name="T3859"><text:line-break/></text:span><text:span text:style-name="T3860"><text:s text:c="3"/>Speaking Tree Chapter 8: The Fingers of God, 5 time(s)<text:s/></text:span><text:span text:style-name="T3861"><text:line-break/></text:span><text:span text:style-name="T3862">Weekly Listening</text:span><text:span text:style-name="T3863"><text:line-break/></text:span><text:span text:style-name="T3864"><text:s text:c="3"/>Speaking Tree Chapter 8: The Fingers of God, 5 time(s)<text:s/></text:span><text:span text:style-name="T3865"><text:line-break/></text:span><text:line-break/><text:span text:style-name="T3866">Week<text:s/></text:span><text:span text:style-name="T3867">10 (Thursday, May 7, 2015) - Unit 8 : The Fingers of God</text:span><text:line-break/><text:line-break/><text:span text:style-name="T3868">Week 11 (Thursday, May 14, 2015) -<text:s/></text:span><text:line-break/><text:line-break/><text:span text:style-name="T3869">Week 12 (Thursday, May 21, 2015) -<text:s/></text:span><text:line-break/><text:line-break/><text:span text:style-name="T3870">Week 13 (Thursday, May 28, 2015) -<text:s/></text:span><text:line-break/><text:line-break/><text:line-break/></text:p>
      <table:table table:style-name="Table3871">
        <table:table-columns>
          <table:table-column table:style-name="TableColumn3872"/>
          <table:table-column table:style-name="TableColumn3873"/>
          <table:table-column table:style-name="TableColumn3874"/>
          <table:table-column table:style-name="TableColumn3875"/>
          <table:table-column table:style-name="TableColumn3876"/>
        </table:table-columns>
        <table:table-row table:style-name="TableRow3877">
          <table:table-cell table:style-name="TableCell3878">
            <text:p text:style-name="P3879"><text:span text:style-name="T3880">Date Assigned</text:span></text:p>
          </table:table-cell>
          <table:table-cell table:style-name="TableCell3881">
            <text:p text:style-name="Normal"><text:span text:style-name="T3882">Date Due</text:span></text:p>
          </table:table-cell>
          <table:table-cell table:style-name="TableCell3883">
            <text:p text:style-name="Normal"><text:span text:style-name="T3884">Assignment</text:span></text:p>
          </table:table-cell>
          <table:table-cell table:style-name="TableCell3885">
            <text:p text:style-name="Normal"><text:span text:style-name="T3886">Parent Signature</text:span></text:p>
          </table:table-cell>
          <table:table-cell table:style-name="TableCell3887">
            <text:p text:style-name="Normal"><text:span text:style-name="T3888">Teacher Signature</text:span></text:p>
          </table:table-cell>
        </table:table-row>
        <table:table-row table:style-name="TableRow3889">
          <table:table-cell table:style-name="TableCell3890">
            <text:p text:style-name="Normal"><text:span text:style-name="T3891">3/5/2015</text:span></text:p>
          </table:table-cell>
          <table:table-cell table:style-name="TableCell3892">
            <text:p text:style-name="Normal"><text:span text:style-name="T3893">3/12/</text:span><text:span text:style-name="T3894">2015</text:span></text:p>
          </table:table-cell>
          <table:table-cell table:style-name="TableCell3895">
            <text:p text:style-name="Normal"><text:span text:style-name="T3896">Weekly Reading, <text:s/>Weekly Listening, <text:s/></text:span></text:p>
          </table:table-cell>
          <table:table-cell table:style-name="TableCell3897">
            <text:p text:style-name="Normal"/>
          </table:table-cell>
          <table:table-cell table:style-name="TableCell3898">
            <text:p text:style-name="Normal"/>
          </table:table-cell>
        </table:table-row>
        <table:table-row table:style-name="TableRow3899">
          <table:table-cell table:style-name="TableCell3900">
            <text:p text:style-name="Normal"><text:span text:style-name="T3901">Date Assigned</text:span></text:p>
          </table:table-cell>
          <table:table-cell table:style-name="TableCell3902">
            <text:p text:style-name="Normal"><text:span text:style-name="T3903">Date Due</text:span></text:p>
          </table:table-cell>
          <table:table-cell table:style-name="TableCell3904">
            <text:p text:style-name="Normal"><text:span text:style-name="T3905">Assignment</text:span></text:p>
          </table:table-cell>
          <table:table-cell table:style-name="TableCell3906">
            <text:p text:style-name="Normal"><text:span text:style-name="T3907">Parent Signature</text:span></text:p>
          </table:table-cell>
          <table:table-cell table:style-name="TableCell3908">
            <text:p text:style-name="Normal"><text:span text:style-name="T3909">Teacher Signature</text:span></text:p>
          </table:table-cell>
        </table:table-row>
        <table:table-row table:style-name="TableRow3910">
          <table:table-cell table:style-name="TableCell3911">
            <text:p text:style-name="Normal"><text:span text:style-name="T3912">3/12/2015</text:span></text:p>
          </table:table-cell>
          <table:table-cell table:style-name="TableCell3913">
            <text:p text:style-name="Normal"><text:span text:style-name="T3914">3/19/2015</text:span></text:p>
          </table:table-cell>
          <table:table-cell table:style-name="TableCell3915">
            <text:p text:style-name="Normal"><text:span text:style-name="T3916">Weekly Reading, <text:s/>Weekly Listening, <text:s/></text:span></text:p>
          </table:table-cell>
          <table:table-cell table:style-name="TableCell3917">
            <text:p text:style-name="Normal"/>
          </table:table-cell>
          <table:table-cell table:style-name="TableCell3918">
            <text:p text:style-name="Normal"/>
          </table:table-cell>
        </table:table-row>
        <table:table-row table:style-name="TableRow3919">
          <table:table-cell table:style-name="TableCell3920">
            <text:p text:style-name="Normal"><text:span text:style-name="T3921">Date Assigned</text:span></text:p>
          </table:table-cell>
          <table:table-cell table:style-name="TableCell3922">
            <text:p text:style-name="Normal"><text:span text:style-name="T3923">Date Due</text:span></text:p>
          </table:table-cell>
          <table:table-cell table:style-name="TableCell3924">
            <text:p text:style-name="Normal"><text:span text:style-name="T3925">Assignment</text:span></text:p>
          </table:table-cell>
          <table:table-cell table:style-name="TableCell3926">
            <text:p text:style-name="Normal"><text:span text:style-name="T3927">Parent Signature</text:span></text:p>
          </table:table-cell>
          <table:table-cell table:style-name="TableCell3928">
            <text:p text:style-name="Normal"><text:span text:style-name="T3929">Teacher Signature</text:span></text:p>
          </table:table-cell>
        </table:table-row>
        <table:table-row table:style-name="TableRow3930">
          <table:table-cell table:style-name="TableCell3931">
            <text:p text:style-name="Normal"><text:span text:style-name="T3932">3/19/2015</text:span></text:p>
          </table:table-cell>
          <table:table-cell table:style-name="TableCell3933">
            <text:p text:style-name="Normal"><text:span text:style-name="T3934">3/26/2015</text:span></text:p>
          </table:table-cell>
          <table:table-cell table:style-name="TableCell3935">
            <text:p text:style-name="Normal"><text:span text:style-name="T3936">Prepare Presentation #1, <text:s/></text:span></text:p>
          </table:table-cell>
          <table:table-cell table:style-name="TableCell3937">
            <text:p text:style-name="Normal"/>
          </table:table-cell>
          <table:table-cell table:style-name="TableCell3938">
            <text:p text:style-name="Normal"/>
          </table:table-cell>
        </table:table-row>
        <table:table-row table:style-name="TableRow3939">
          <table:table-cell table:style-name="TableCell3940">
            <text:p text:style-name="Normal"><text:span text:style-name="T3941">Date Assigned</text:span></text:p>
          </table:table-cell>
          <table:table-cell table:style-name="TableCell3942">
            <text:p text:style-name="Normal"><text:span text:style-name="T3943">Date Due</text:span></text:p>
          </table:table-cell>
          <table:table-cell table:style-name="TableCell3944">
            <text:p text:style-name="Normal"><text:span text:style-name="T3945">Assignment</text:span></text:p>
          </table:table-cell>
          <table:table-cell table:style-name="TableCell3946">
            <text:p text:style-name="Normal"><text:span text:style-name="T3947">Parent Signature</text:span></text:p>
          </table:table-cell>
          <table:table-cell table:style-name="TableCell3948">
            <text:p text:style-name="Normal"><text:span text:style-name="T3949">Teacher Signature</text:span></text:p>
          </table:table-cell>
        </table:table-row>
        <table:table-row table:style-name="TableRow3950">
          <table:table-cell table:style-name="TableCell3951">
            <text:p text:style-name="Normal"><text:span text:style-name="T3952">3/26/2015</text:span></text:p>
          </table:table-cell>
          <table:table-cell table:style-name="TableCell3953">
            <text:p text:style-name="Normal"><text:span text:style-name="T3954">4/2/2015</text:span></text:p>
          </table:table-cell>
          <table:table-cell table:style-name="TableCell3955">
            <text:p text:style-name="Normal"><text:span text:style-name="T3956">Weekly Reading, <text:s/>Weekly Listening, <text:s/></text:span></text:p>
          </table:table-cell>
          <table:table-cell table:style-name="TableCell3957">
            <text:p text:style-name="Normal"/>
          </table:table-cell>
          <table:table-cell table:style-name="TableCell3958">
            <text:p text:style-name="Normal"/>
          </table:table-cell>
        </table:table-row>
        <table:table-row table:style-name="TableRow3959">
          <table:table-cell table:style-name="TableCell3960">
            <text:p text:style-name="Normal"><text:span text:style-name="T3961">Date Assigned</text:span></text:p>
          </table:table-cell>
          <table:table-cell table:style-name="TableCell3962">
            <text:p text:style-name="Normal"><text:span text:style-name="T3963">Date Due</text:span></text:p>
          </table:table-cell>
          <table:table-cell table:style-name="TableCell3964">
            <text:p text:style-name="Normal"><text:span text:style-name="T3965">Assignment</text:span></text:p>
          </table:table-cell>
          <table:table-cell table:style-name="TableCell3966">
            <text:p text:style-name="Normal"><text:span text:style-name="T3967">Parent Signature</text:span></text:p>
          </table:table-cell>
          <table:table-cell table:style-name="TableCell3968">
            <text:p text:style-name="Normal"><text:span text:style-name="T3969">Teacher Signature</text:span></text:p>
          </table:table-cell>
        </table:table-row>
        <table:table-row table:style-name="TableRow3970">
          <table:table-cell table:style-name="TableCell3971">
            <text:p text:style-name="Normal"><text:span text:style-name="T3972">4/2/2015</text:span></text:p>
          </table:table-cell>
          <table:table-cell table:style-name="TableCell3973">
            <text:p text:style-name="Normal"><text:span text:style-name="T3974">4/9/2015</text:span></text:p>
          </table:table-cell>
          <table:table-cell table:style-name="TableCell3975">
            <text:p text:style-name="Normal"><text:span text:style-name="T3976">Weekly Reading, <text:s/>Weekly Listening, <text:s/></text:span></text:p>
          </table:table-cell>
          <table:table-cell table:style-name="TableCell3977">
            <text:p text:style-name="Normal"/>
          </table:table-cell>
          <table:table-cell table:style-name="TableCell3978">
            <text:p text:style-name="Normal"/>
          </table:table-cell>
        </table:table-row>
        <table:table-row table:style-name="TableRow3979">
          <table:table-cell table:style-name="TableCell3980">
            <text:p text:style-name="Normal"><text:span text:style-name="T3981">Date Assigned</text:span></text:p>
          </table:table-cell>
          <table:table-cell table:style-name="TableCell3982">
            <text:p text:style-name="Normal"><text:span text:style-name="T3983">Date Due</text:span></text:p>
          </table:table-cell>
          <table:table-cell table:style-name="TableCell3984">
            <text:p text:style-name="Normal"><text:span text:style-name="T3985">Assignment</text:span></text:p>
          </table:table-cell>
          <table:table-cell table:style-name="TableCell3986">
            <text:p text:style-name="Normal"><text:span text:style-name="T3987">Parent Signature</text:span></text:p>
          </table:table-cell>
          <table:table-cell table:style-name="TableCell3988">
            <text:p text:style-name="Normal"><text:span text:style-name="T3989">Teacher Signature</text:span></text:p>
          </table:table-cell>
        </table:table-row>
        <table:table-row table:style-name="TableRow3990">
          <table:table-cell table:style-name="TableCell3991">
            <text:p text:style-name="Normal"><text:span text:style-name="T3992">4/9/2015</text:span></text:p>
          </table:table-cell>
          <table:table-cell table:style-name="TableCell3993">
            <text:p text:style-name="Normal"><text:span text:style-name="T3994">4/16/2015</text:span></text:p>
          </table:table-cell>
          <table:table-cell table:style-name="TableCell3995">
            <text:p text:style-name="Normal"><text:span text:style-name="T3996">Weekly Reading, <text:s/>Weekly Listening, <text:s/></text:span></text:p>
          </table:table-cell>
          <table:table-cell table:style-name="TableCell3997">
            <text:p text:style-name="Normal"/>
          </table:table-cell>
          <table:table-cell table:style-name="TableCell3998">
            <text:p text:style-name="Normal"/>
          </table:table-cell>
        </table:table-row>
        <table:table-row table:style-name="TableRow3999">
          <table:table-cell table:style-name="TableCell4000">
            <text:p text:style-name="Normal"><text:span text:style-name="T4001">Date Assigned</text:span></text:p>
          </table:table-cell>
          <table:table-cell table:style-name="TableCell4002">
            <text:p text:style-name="Normal"><text:span text:style-name="T4003">Date Due</text:span></text:p>
          </table:table-cell>
          <table:table-cell table:style-name="TableCell4004">
            <text:p text:style-name="Normal"><text:span text:style-name="T4005">Assignment</text:span></text:p>
          </table:table-cell>
          <table:table-cell table:style-name="TableCell4006">
            <text:p text:style-name="Normal"><text:span text:style-name="T4007">Parent Signature</text:span></text:p>
          </table:table-cell>
          <table:table-cell table:style-name="TableCell4008">
            <text:p text:style-name="Normal"><text:span text:style-name="T4009">Teacher Signature</text:span></text:p>
          </table:table-cell>
        </table:table-row>
        <table:table-row table:style-name="TableRow4010">
          <table:table-cell table:style-name="TableCell4011">
            <text:p text:style-name="Normal"><text:span text:style-name="T4012">4/16/2015</text:span></text:p>
          </table:table-cell>
          <table:table-cell table:style-name="TableCell4013">
            <text:p text:style-name="Normal"><text:span text:style-name="T4014">4/23/2015</text:span></text:p>
          </table:table-cell>
          <table:table-cell table:style-name="TableCell4015">
            <text:p text:style-name="Normal"><text:span text:style-name="T4016">Prepare Presentation #2, <text:s/></text:span></text:p>
          </table:table-cell>
          <table:table-cell table:style-name="TableCell4017">
            <text:p text:style-name="Normal"/>
          </table:table-cell>
          <table:table-cell table:style-name="TableCell4018">
            <text:p text:style-name="Normal"/>
          </table:table-cell>
        </table:table-row>
        <table:table-row table:style-name="TableRow4019">
          <table:table-cell table:style-name="TableCell4020">
            <text:p text:style-name="Normal"><text:span text:style-name="T4021">Date Assigned</text:span></text:p>
          </table:table-cell>
          <table:table-cell table:style-name="TableCell4022">
            <text:p text:style-name="Normal"><text:span text:style-name="T4023">Date Due</text:span></text:p>
          </table:table-cell>
          <table:table-cell table:style-name="TableCell4024">
            <text:p text:style-name="Normal"><text:span text:style-name="T4025">Assignment</text:span></text:p>
          </table:table-cell>
          <table:table-cell table:style-name="TableCell4026">
            <text:p text:style-name="Normal"><text:span text:style-name="T4027">Parent Signature</text:span></text:p>
          </table:table-cell>
          <table:table-cell table:style-name="TableCell4028">
            <text:p text:style-name="Normal"><text:span text:style-name="T4029">Teacher Signature</text:span></text:p>
          </table:table-cell>
        </table:table-row>
        <table:table-row table:style-name="TableRow4030">
          <table:table-cell table:style-name="TableCell4031">
            <text:p text:style-name="Normal"><text:span text:style-name="T4032">4/23/2015</text:span></text:p>
          </table:table-cell>
          <table:table-cell table:style-name="TableCell4033">
            <text:p text:style-name="Normal"><text:span text:style-name="T4034">4/30/2015</text:span></text:p>
          </table:table-cell>
          <table:table-cell table:style-name="TableCell4035">
            <text:p text:style-name="Normal"><text:span text:style-name="T4036">Weekly Reading, <text:s/>Weekly Listening, <text:s/></text:span></text:p>
          </table:table-cell>
          <table:table-cell table:style-name="TableCell4037">
            <text:p text:style-name="Normal"/>
          </table:table-cell>
          <table:table-cell table:style-name="TableCell4038">
            <text:p text:style-name="Normal"/>
          </table:table-cell>
        </table:table-row>
        <table:table-row table:style-name="TableRow4039">
          <table:table-cell table:style-name="TableCell4040">
            <text:p text:style-name="Normal"><text:span text:style-name="T4041">Date Assigned</text:span></text:p>
          </table:table-cell>
          <table:table-cell table:style-name="TableCell4042">
            <text:p text:style-name="Normal"><text:span text:style-name="T4043">Date Due</text:span></text:p>
          </table:table-cell>
          <table:table-cell table:style-name="TableCell4044">
            <text:p text:style-name="Normal"><text:span text:style-name="T4045">Assignment</text:span></text:p>
          </table:table-cell>
          <table:table-cell table:style-name="TableCell4046">
            <text:p text:style-name="Normal"><text:span text:style-name="T4047">Parent Signature</text:span></text:p>
          </table:table-cell>
          <table:table-cell table:style-name="TableCell4048">
            <text:p text:style-name="Normal"><text:span text:style-name="T4049">Teacher Signature</text:span></text:p>
          </table:table-cell>
        </table:table-row>
        <table:table-row table:style-name="TableRow4050">
          <table:table-cell table:style-name="TableCell4051">
            <text:p text:style-name="Normal"><text:span text:style-name="T4052">4/30/2015</text:span></text:p>
          </table:table-cell>
          <table:table-cell table:style-name="TableCell4053">
            <text:p text:style-name="Normal"><text:span text:style-name="T4054">5/7/2015</text:span></text:p>
          </table:table-cell>
          <table:table-cell table:style-name="TableCell4055">
            <text:p text:style-name="Normal"><text:span text:style-name="T4056">Weekly Reading, <text:s/>Weekly Listening, <text:s/></text:span></text:p>
          </table:table-cell>
          <table:table-cell table:style-name="TableCell4057">
            <text:p text:style-name="Normal"/>
          </table:table-cell>
          <table:table-cell table:style-name="TableCell4058">
            <text:p text:style-name="Normal"/>
          </table:table-cell>
        </table:table-row>
        <table:table-row table:style-name="TableRow4059">
          <table:table-cell table:style-name="TableCell4060">
            <text:p text:style-name="Normal"><text:span text:style-name="T4061">Date Assigned</text:span></text:p>
          </table:table-cell>
          <table:table-cell table:style-name="TableCell4062">
            <text:p text:style-name="Normal"><text:span text:style-name="T4063">Date Due</text:span></text:p>
          </table:table-cell>
          <table:table-cell table:style-name="TableCell4064">
            <text:p text:style-name="Normal"><text:span text:style-name="T4065">Assignment</text:span></text:p>
          </table:table-cell>
          <table:table-cell table:style-name="TableCell4066">
            <text:p text:style-name="Normal"><text:span text:style-name="T4067">Parent Signature</text:span></text:p>
          </table:table-cell>
          <table:table-cell table:style-name="TableCell4068">
            <text:p text:style-name="Normal"><text:span text:style-name="T4069">Teacher Signature</text:span></text:p>
          </table:table-cell>
        </table:table-row>
        <table:table-row table:style-name="TableRow4070">
          <table:table-cell table:style-name="TableCell4071">
            <text:p text:style-name="Normal"><text:span text:style-name="T4072">5/7/2015</text:span></text:p>
          </table:table-cell>
          <table:table-cell table:style-name="TableCell4073">
            <text:p text:style-name="Normal"><text:span text:style-name="T4074">5/14/2015</text:span></text:p>
          </table:table-cell>
          <table:table-cell table:style-name="TableCell4075">
            <text:p text:style-name="Normal"/>
          </table:table-cell>
          <table:table-cell table:style-name="TableCell4076">
            <text:p text:style-name="Normal"/>
          </table:table-cell>
          <table:table-cell table:style-name="TableCell4077">
            <text:p text:style-name="Normal"/>
          </table:table-cell>
        </table:table-row>
        <table:table-row table:style-name="TableRow4078">
          <table:table-cell table:style-name="TableCell4079">
            <text:p text:style-name="Normal"><text:span text:style-name="T4080">Date Assigned</text:span></text:p>
          </table:table-cell>
          <table:table-cell table:style-name="TableCell4081">
            <text:p text:style-name="Normal"><text:span text:style-name="T4082">Date Due</text:span></text:p>
          </table:table-cell>
          <table:table-cell table:style-name="TableCell4083">
            <text:p text:style-name="Normal"><text:span text:style-name="T4084">Assignment</text:span></text:p>
          </table:table-cell>
          <table:table-cell table:style-name="TableCell4085">
            <text:p text:style-name="Normal"><text:span text:style-name="T4086">Parent Signature</text:span></text:p>
          </table:table-cell>
          <table:table-cell table:style-name="TableCell4087">
            <text:p text:style-name="Normal"><text:span text:style-name="T4088">Teacher Signature</text:span></text:p>
          </table:table-cell>
        </table:table-row>
        <table:table-row table:style-name="TableRow4089">
          <table:table-cell table:style-name="TableCell4090">
            <text:p text:style-name="Normal"><text:span text:style-name="T4091">5/14/2015</text:span></text:p>
          </table:table-cell>
          <table:table-cell table:style-name="TableCell4092">
            <text:p text:style-name="Normal"><text:span text:style-name="T4093">5/21/2015</text:span></text:p>
          </table:table-cell>
          <table:table-cell table:style-name="TableCell4094">
            <text:p text:style-name="Normal"/>
          </table:table-cell>
          <table:table-cell table:style-name="TableCell4095">
            <text:p text:style-name="Normal"/>
          </table:table-cell>
          <table:table-cell table:style-name="TableCell4096">
            <text:p text:style-name="Normal"/>
          </table:table-cell>
        </table:table-row>
        <table:table-row table:style-name="TableRow4097">
          <table:table-cell table:style-name="TableCell4098">
            <text:p text:style-name="Normal"><text:span text:style-name="T4099">Date Assigned</text:span></text:p>
          </table:table-cell>
          <table:table-cell table:style-name="TableCell4100">
            <text:p text:style-name="Normal"><text:span text:style-name="T4101">Date<text:s/></text:span><text:span text:style-name="T4102">Due</text:span></text:p>
          </table:table-cell>
          <table:table-cell table:style-name="TableCell4103">
            <text:p text:style-name="Normal"><text:span text:style-name="T4104">Assignment</text:span></text:p>
          </table:table-cell>
          <table:table-cell table:style-name="TableCell4105">
            <text:p text:style-name="Normal"><text:span text:style-name="T4106">Parent Signature</text:span></text:p>
          </table:table-cell>
          <table:table-cell table:style-name="TableCell4107">
            <text:p text:style-name="Normal"><text:span text:style-name="T4108">Teacher Signature</text:span></text:p>
          </table:table-cell>
        </table:table-row>
        <table:table-row table:style-name="TableRow4109">
          <table:table-cell table:style-name="TableCell4110">
            <text:p text:style-name="Normal"><text:span text:style-name="T4111">5/21/2015</text:span></text:p>
          </table:table-cell>
          <table:table-cell table:style-name="TableCell4112">
            <text:p text:style-name="Normal"><text:span text:style-name="T4113">5/28/2015</text:span></text:p>
          </table:table-cell>
          <table:table-cell table:style-name="TableCell4114">
            <text:p text:style-name="Normal"/>
          </table:table-cell>
          <table:table-cell table:style-name="TableCell4115">
            <text:p text:style-name="Normal"/>
          </table:table-cell>
          <table:table-cell table:style-name="TableCell4116">
            <text:p text:style-name="Normal"/>
          </table:table-cell>
        </table:table-row>
        <table:table-row table:style-name="TableRow4117">
          <table:table-cell table:style-name="TableCell4118">
            <text:p text:style-name="Normal"><text:span text:style-name="T4119">Date Assigned</text:span></text:p>
          </table:table-cell>
          <table:table-cell table:style-name="TableCell4120">
            <text:p text:style-name="Normal"><text:span text:style-name="T4121">Date Due</text:span></text:p>
          </table:table-cell>
          <table:table-cell table:style-name="TableCell4122">
            <text:p text:style-name="Normal"><text:span text:style-name="T4123">Assignment</text:span></text:p>
          </table:table-cell>
          <table:table-cell table:style-name="TableCell4124">
            <text:p text:style-name="Normal"><text:span text:style-name="T4125">Parent Signature</text:span></text:p>
          </table:table-cell>
          <table:table-cell table:style-name="TableCell4126">
            <text:p text:style-name="Normal"><text:span text:style-name="T4127">Teacher Signature</text:span></text:p>
          </table:table-cell>
        </table:table-row>
        <table:table-row table:style-name="TableRow4128">
          <table:table-cell table:style-name="TableCell4129">
            <text:p text:style-name="Normal"><text:span text:style-name="T4130">5/28/2015</text:span></text:p>
          </table:table-cell>
          <table:table-cell table:style-name="TableCell4131">
            <text:p text:style-name="Normal"><text:span text:style-name="T4132">6/4/2015</text:span></text:p>
          </table:table-cell>
          <table:table-cell table:style-name="TableCell4133">
            <text:p text:style-name="Normal"/>
          </table:table-cell>
          <table:table-cell table:style-name="TableCell4134">
            <text:p text:style-name="Normal"/>
          </table:table-cell>
          <table:table-cell table:style-name="TableCell4135">
            <text:p text:style-name="Normal"/>
          </table:table-cell>
        </table:table-row>
      </table:table>
      <text:p text:style-name="P4136">안녕하세요.<text:line-break/>아래의<text:s/>표는2/27/2015부터<text:s/>5/28/2015까지<text:s/>JLS의<text:s/>네이티브<text:s/>선생님<text:s/>수업을<text:s/>듣는<text:s/>여러분의<text:s/>자녀들을<text:s/>위해<text:s/>만들어진<text:s/>과제<text:s/>일람표입니다.<text:line-break/>이윤서<text:s/>학생이<text:s/>과제를<text:s/>잘<text:s/>따라가고<text:s/>있는지<text:s/>확인해보세요.<text:line-break/>감사합니다.<text:line-break/>John, JLS NT</text:p>
      <table:table table:style-name="Table4137">
        <table:table-columns>
          <table:table-column table:style-name="TableColumn4138"/>
          <table:table-column table:style-name="TableColumn4139"/>
          <table:table-column table:style-name="TableColumn4140"/>
        </table:table-columns>
        <table:table-row table:style-name="TableRow4141">
          <table:table-cell table:style-name="TableCell4142">
            <text:p text:style-name="Normal"><text:span text:style-name="T4143">Date Assigned</text:span></text:p>
          </table:table-cell>
          <table:table-cell table:style-name="TableCell4144">
            <text:p text:style-name="Normal"><text:span text:style-name="T4145">Date Due</text:span></text:p>
          </table:table-cell>
          <table:table-cell table:style-name="TableCell4146">
            <text:p text:style-name="Normal"><text:span text:style-name="T4147">Assignment</text:span></text:p>
          </table:table-cell>
        </table:table-row>
        <table:table-row table:style-name="TableRow4148">
          <table:table-cell table:style-name="TableCell4149">
            <text:p text:style-name="Normal"><text:span text:style-name="T4150">3/5/2015</text:span></text:p>
          </table:table-cell>
          <table:table-cell table:style-name="TableCell4151">
            <text:p text:style-name="Normal"><text:span text:style-name="T4152">3/12/2015</text:span></text:p>
          </table:table-cell>
          <table:table-cell table:style-name="TableCell4153">
            <text:p text:style-name="Normal"><text:span text:style-name="T4154">Weekly Reading, <text:s/>Weekly Listening, <text:s/></text:span></text:p>
          </table:table-cell>
        </table:table-row>
        <table:table-row table:style-name="TableRow4155">
          <table:table-cell table:style-name="TableCell4156">
            <text:p text:style-name="Normal"><text:span text:style-name="T4157">Date Assigned</text:span></text:p>
          </table:table-cell>
          <table:table-cell table:style-name="TableCell4158">
            <text:p text:style-name="Normal"><text:span text:style-name="T4159">Date Due</text:span></text:p>
          </table:table-cell>
          <table:table-cell table:style-name="TableCell4160">
            <text:p text:style-name="Normal"><text:span text:style-name="T4161">Assignment</text:span></text:p>
          </table:table-cell>
        </table:table-row>
        <table:table-row table:style-name="TableRow4162">
          <table:table-cell table:style-name="TableCell4163">
            <text:p text:style-name="Normal"><text:span text:style-name="T4164">3/12/2015</text:span></text:p>
          </table:table-cell>
          <table:table-cell table:style-name="TableCell4165">
            <text:p text:style-name="Normal"><text:span text:style-name="T4166">3/19/2015</text:span></text:p>
          </table:table-cell>
          <table:table-cell table:style-name="TableCell4167">
            <text:p text:style-name="Normal"><text:span text:style-name="T4168">Weekly Reading, <text:s/>Weekly Listening, <text:s/></text:span></text:p>
          </table:table-cell>
        </table:table-row>
        <table:table-row table:style-name="TableRow4169">
          <table:table-cell table:style-name="TableCell4170">
            <text:p text:style-name="Normal"><text:span text:style-name="T4171">Date Assigned</text:span></text:p>
          </table:table-cell>
          <table:table-cell table:style-name="TableCell4172">
            <text:p text:style-name="Normal"><text:span text:style-name="T4173">Date<text:s/></text:span><text:span text:style-name="T4174">Due</text:span></text:p>
          </table:table-cell>
          <table:table-cell table:style-name="TableCell4175">
            <text:p text:style-name="Normal"><text:span text:style-name="T4176">Assignment</text:span></text:p>
          </table:table-cell>
        </table:table-row>
        <table:table-row table:style-name="TableRow4177">
          <table:table-cell table:style-name="TableCell4178">
            <text:p text:style-name="Normal"><text:span text:style-name="T4179">3/19/2015</text:span></text:p>
          </table:table-cell>
          <table:table-cell table:style-name="TableCell4180">
            <text:p text:style-name="Normal"><text:span text:style-name="T4181">3/26/2015</text:span></text:p>
          </table:table-cell>
          <table:table-cell table:style-name="TableCell4182">
            <text:p text:style-name="Normal"><text:span text:style-name="T4183">Prepare Presentation #1, <text:s/></text:span></text:p>
          </table:table-cell>
        </table:table-row>
        <table:table-row table:style-name="TableRow4184">
          <table:table-cell table:style-name="TableCell4185">
            <text:p text:style-name="Normal"><text:span text:style-name="T4186">Date Assigned</text:span></text:p>
          </table:table-cell>
          <table:table-cell table:style-name="TableCell4187">
            <text:p text:style-name="Normal"><text:span text:style-name="T4188">Date Due</text:span></text:p>
          </table:table-cell>
          <table:table-cell table:style-name="TableCell4189">
            <text:p text:style-name="Normal"><text:span text:style-name="T4190">Assignment</text:span></text:p>
          </table:table-cell>
        </table:table-row>
        <table:table-row table:style-name="TableRow4191">
          <table:table-cell table:style-name="TableCell4192">
            <text:p text:style-name="Normal"><text:span text:style-name="T4193">3/26/2015</text:span></text:p>
          </table:table-cell>
          <table:table-cell table:style-name="TableCell4194">
            <text:p text:style-name="Normal"><text:span text:style-name="T4195">4/2/2015</text:span></text:p>
          </table:table-cell>
          <table:table-cell table:style-name="TableCell4196">
            <text:p text:style-name="Normal"><text:span text:style-name="T4197">Weekly Reading, <text:s/>Weekly Listening, <text:s/></text:span></text:p>
          </table:table-cell>
        </table:table-row>
        <table:table-row table:style-name="TableRow4198">
          <table:table-cell table:style-name="TableCell4199">
            <text:p text:style-name="Normal"><text:span text:style-name="T4200">Date Assigned</text:span></text:p>
          </table:table-cell>
          <table:table-cell table:style-name="TableCell4201">
            <text:p text:style-name="Normal"><text:span text:style-name="T4202">Date Due</text:span></text:p>
          </table:table-cell>
          <table:table-cell table:style-name="TableCell4203">
            <text:p text:style-name="Normal"><text:span text:style-name="T4204">Assignment</text:span></text:p>
          </table:table-cell>
        </table:table-row>
        <table:table-row table:style-name="TableRow4205">
          <table:table-cell table:style-name="TableCell4206">
            <text:p text:style-name="Normal"><text:span text:style-name="T4207">4/2/2015</text:span></text:p>
          </table:table-cell>
          <table:table-cell table:style-name="TableCell4208">
            <text:p text:style-name="Normal"><text:span text:style-name="T4209">4/9/2015</text:span></text:p>
          </table:table-cell>
          <table:table-cell table:style-name="TableCell4210">
            <text:p text:style-name="Normal"><text:span text:style-name="T4211">Weekly Reading, <text:s/>Weekly Listening, <text:s/></text:span></text:p>
          </table:table-cell>
        </table:table-row>
        <table:table-row table:style-name="TableRow4212">
          <table:table-cell table:style-name="TableCell4213">
            <text:p text:style-name="Normal"><text:span text:style-name="T4214">Date<text:s/></text:span><text:span text:style-name="T4215">Assigned</text:span></text:p>
          </table:table-cell>
          <table:table-cell table:style-name="TableCell4216">
            <text:p text:style-name="Normal"><text:span text:style-name="T4217">Date Due</text:span></text:p>
          </table:table-cell>
          <table:table-cell table:style-name="TableCell4218">
            <text:p text:style-name="Normal"><text:span text:style-name="T4219">Assignment</text:span></text:p>
          </table:table-cell>
        </table:table-row>
        <table:table-row table:style-name="TableRow4220">
          <table:table-cell table:style-name="TableCell4221">
            <text:p text:style-name="Normal"><text:span text:style-name="T4222">4/9/2015</text:span></text:p>
          </table:table-cell>
          <table:table-cell table:style-name="TableCell4223">
            <text:p text:style-name="Normal"><text:span text:style-name="T4224">4/16/2015</text:span></text:p>
          </table:table-cell>
          <table:table-cell table:style-name="TableCell4225">
            <text:p text:style-name="Normal"><text:span text:style-name="T4226">Weekly Reading, <text:s/>Weekly Listening, <text:s/></text:span></text:p>
          </table:table-cell>
        </table:table-row>
        <table:table-row table:style-name="TableRow4227">
          <table:table-cell table:style-name="TableCell4228">
            <text:p text:style-name="Normal"><text:span text:style-name="T4229">Date Assigned</text:span></text:p>
          </table:table-cell>
          <table:table-cell table:style-name="TableCell4230">
            <text:p text:style-name="Normal"><text:span text:style-name="T4231">Date Due</text:span></text:p>
          </table:table-cell>
          <table:table-cell table:style-name="TableCell4232">
            <text:p text:style-name="Normal"><text:span text:style-name="T4233">Assignment</text:span></text:p>
          </table:table-cell>
        </table:table-row>
        <table:table-row table:style-name="TableRow4234">
          <table:table-cell table:style-name="TableCell4235">
            <text:p text:style-name="Normal"><text:span text:style-name="T4236">4/16/2015</text:span></text:p>
          </table:table-cell>
          <table:table-cell table:style-name="TableCell4237">
            <text:p text:style-name="Normal"><text:span text:style-name="T4238">4/23/2015</text:span></text:p>
          </table:table-cell>
          <table:table-cell table:style-name="TableCell4239">
            <text:p text:style-name="Normal"><text:span text:style-name="T4240">Prepare Presentation #2, <text:s/></text:span></text:p>
          </table:table-cell>
        </table:table-row>
        <table:table-row table:style-name="TableRow4241">
          <table:table-cell table:style-name="TableCell4242">
            <text:p text:style-name="Normal"><text:span text:style-name="T4243">Date Assigned</text:span></text:p>
          </table:table-cell>
          <table:table-cell table:style-name="TableCell4244">
            <text:p text:style-name="Normal"><text:span text:style-name="T4245">Date Due</text:span></text:p>
          </table:table-cell>
          <table:table-cell table:style-name="TableCell4246">
            <text:p text:style-name="Normal"><text:span text:style-name="T4247">Assignment</text:span></text:p>
          </table:table-cell>
        </table:table-row>
        <table:table-row table:style-name="TableRow4248">
          <table:table-cell table:style-name="TableCell4249">
            <text:p text:style-name="Normal"><text:span text:style-name="T4250">4/23/2015</text:span></text:p>
          </table:table-cell>
          <table:table-cell table:style-name="TableCell4251">
            <text:p text:style-name="Normal"><text:span text:style-name="T4252">4/30/2015</text:span></text:p>
          </table:table-cell>
          <table:table-cell table:style-name="TableCell4253">
            <text:p text:style-name="Normal"><text:span text:style-name="T4254">Weekly Reading, <text:s/>Weekly Listening, <text:s/></text:span></text:p>
          </table:table-cell>
        </table:table-row>
        <table:table-row table:style-name="TableRow4255">
          <table:table-cell table:style-name="TableCell4256">
            <text:p text:style-name="Normal"><text:span text:style-name="T4257">Date Assigned</text:span></text:p>
          </table:table-cell>
          <table:table-cell table:style-name="TableCell4258">
            <text:p text:style-name="Normal"><text:span text:style-name="T4259">Date Due</text:span></text:p>
          </table:table-cell>
          <table:table-cell table:style-name="TableCell4260">
            <text:p text:style-name="Normal"><text:span text:style-name="T4261">Assignment</text:span></text:p>
          </table:table-cell>
        </table:table-row>
        <table:table-row table:style-name="TableRow4262">
          <table:table-cell table:style-name="TableCell4263">
            <text:p text:style-name="Normal"><text:span text:style-name="T4264">4/30/2015</text:span></text:p>
          </table:table-cell>
          <table:table-cell table:style-name="TableCell4265">
            <text:p text:style-name="Normal"><text:span text:style-name="T4266">5/7/2015</text:span></text:p>
          </table:table-cell>
          <table:table-cell table:style-name="TableCell4267">
            <text:p text:style-name="Normal"><text:span text:style-name="T4268">Weekly Reading, <text:s/>Weekly Listening, <text:s/></text:span></text:p>
          </table:table-cell>
        </table:table-row>
        <table:table-row table:style-name="TableRow4269">
          <table:table-cell table:style-name="TableCell4270">
            <text:p text:style-name="Normal"><text:span text:style-name="T4271">Date Assigned</text:span></text:p>
          </table:table-cell>
          <table:table-cell table:style-name="TableCell4272">
            <text:p text:style-name="Normal"><text:span text:style-name="T4273">Date Due</text:span></text:p>
          </table:table-cell>
          <table:table-cell table:style-name="TableCell4274">
            <text:p text:style-name="Normal"><text:span text:style-name="T4275">Assignment</text:span></text:p>
          </table:table-cell>
        </table:table-row>
        <table:table-row table:style-name="TableRow4276">
          <table:table-cell table:style-name="TableCell4277">
            <text:p text:style-name="Normal"><text:span text:style-name="T4278">5/7/2015</text:span></text:p>
          </table:table-cell>
          <table:table-cell table:style-name="TableCell4279">
            <text:p text:style-name="Normal"><text:span text:style-name="T4280">5/14/2015</text:span></text:p>
          </table:table-cell>
          <table:table-cell table:style-name="TableCell4281">
            <text:p text:style-name="Normal"/>
          </table:table-cell>
        </table:table-row>
        <table:table-row table:style-name="TableRow4282">
          <table:table-cell table:style-name="TableCell4283">
            <text:p text:style-name="Normal"><text:span text:style-name="T4284">Date Assigned</text:span></text:p>
          </table:table-cell>
          <table:table-cell table:style-name="TableCell4285">
            <text:p text:style-name="Normal"><text:span text:style-name="T4286">Date Due</text:span></text:p>
          </table:table-cell>
          <table:table-cell table:style-name="TableCell4287">
            <text:p text:style-name="Normal"><text:span text:style-name="T4288">Assignment</text:span></text:p>
          </table:table-cell>
        </table:table-row>
        <table:table-row table:style-name="TableRow4289">
          <table:table-cell table:style-name="TableCell4290">
            <text:p text:style-name="Normal"><text:span text:style-name="T4291">5/14/2015</text:span></text:p>
          </table:table-cell>
          <table:table-cell table:style-name="TableCell4292">
            <text:p text:style-name="Normal"><text:span text:style-name="T4293">5/21/2015</text:span></text:p>
          </table:table-cell>
          <table:table-cell table:style-name="TableCell4294">
            <text:p text:style-name="Normal"/>
          </table:table-cell>
        </table:table-row>
        <table:table-row table:style-name="TableRow4295">
          <table:table-cell table:style-name="TableCell4296">
            <text:p text:style-name="Normal"><text:span text:style-name="T4297">Date Assigned</text:span></text:p>
          </table:table-cell>
          <table:table-cell table:style-name="TableCell4298">
            <text:p text:style-name="Normal"><text:span text:style-name="T4299">Date Due</text:span></text:p>
          </table:table-cell>
          <table:table-cell table:style-name="TableCell4300">
            <text:p text:style-name="Normal"><text:span text:style-name="T4301">Assignment</text:span></text:p>
          </table:table-cell>
        </table:table-row>
        <table:table-row table:style-name="TableRow4302">
          <table:table-cell table:style-name="TableCell4303">
            <text:p text:style-name="Normal"><text:span text:style-name="T4304">5/21/2015</text:span></text:p>
          </table:table-cell>
          <table:table-cell table:style-name="TableCell4305">
            <text:p text:style-name="Normal"><text:span text:style-name="T4306">5/28/2015</text:span></text:p>
          </table:table-cell>
          <table:table-cell table:style-name="TableCell4307">
            <text:p text:style-name="Normal"/>
          </table:table-cell>
        </table:table-row>
        <table:table-row table:style-name="TableRow4308">
          <table:table-cell table:style-name="TableCell4309">
            <text:p text:style-name="Normal"><text:span text:style-name="T4310">Date Assigned</text:span></text:p>
          </table:table-cell>
          <table:table-cell table:style-name="TableCell4311">
            <text:p text:style-name="Normal"><text:span text:style-name="T4312">Date Due</text:span></text:p>
          </table:table-cell>
          <table:table-cell table:style-name="TableCell4313">
            <text:p text:style-name="Normal"><text:span text:style-name="T4314">Assignment</text:span></text:p>
          </table:table-cell>
        </table:table-row>
        <table:table-row table:style-name="TableRow4315">
          <table:table-cell table:style-name="TableCell4316">
            <text:p text:style-name="Normal"><text:span text:style-name="T4317">5/28/2015</text:span></text:p>
          </table:table-cell>
          <table:table-cell table:style-name="TableCell4318">
            <text:p text:style-name="Normal"><text:span text:style-name="T4319">6/4/2015</text:span></text:p>
          </table:table-cell>
          <table:table-cell table:style-name="TableCell4320">
            <text:p text:style-name="Normal"/>
          </table:table-cell>
        </table:table-row>
      </table:table>
      <text:p text:style-name="P4321"><text:span text:style-name="T4322">Rachel (</text:span><text:span text:style-name="T4323">이재윤</text:span><text:span text:style-name="T4324">)</text:span></text:p>
      <text:p text:style-name="Normal"><text:span text:style-name="T4325">John's Class, Thursday at 4:40-5:30</text:span><text:line-break/></text:p>
      <text:p text:style-name="Normal"><text:span text:style-name="T4326">Syllabus:</text:span><text:line-break/><text:span text:style-name="T4327">Please complete the homework each week. If you miss a class, please complete the homework for<text:s/></text:span><text:span text:style-name="T4328">the next week as well.</text:span><text:line-break/><text:span text:style-name="T4329">Week 1 (Thursday, March 5, 2015) - Unit 1 : Coral Reefs</text:span><text:line-break/><text:span text:style-name="T4330">Weekly Reading</text:span><text:span text:style-name="T4331"><text:line-break/></text:span><text:span text:style-name="T4332"><text:s text:c="3"/>Speaking Tree Chapter 2: The Bermuda Triangle, 5 time(s)<text:s/></text:span><text:span text:style-name="T4333"><text:line-break/></text:span><text:span text:style-name="T4334">Weekly Listening</text:span><text:span text:style-name="T4335"><text:line-break/></text:span><text:span text:style-name="T4336"><text:s text:c="3"/>Speaking Tree Chapter 2: The Bermuda Triangle, 5 time(s)<text:s/></text:span><text:span text:style-name="T4337"><text:line-break/></text:span><text:line-break/><text:span text:style-name="T4338">Week 2 (Thursday, Marc</text:span><text:span text:style-name="T4339">h 12, 2015) - Unit 2 : The Bermuda Triangle</text:span><text:line-break/><text:span text:style-name="T4340">Weekly Reading</text:span><text:span text:style-name="T4341"><text:line-break/></text:span><text:span text:style-name="T4342"><text:s text:c="3"/>Speaking Tree Chapter 3: Life is Everywhere, 5 time(s)<text:s/></text:span><text:span text:style-name="T4343"><text:line-break/></text:span><text:span text:style-name="T4344">Weekly Listening</text:span><text:span text:style-name="T4345"><text:line-break/></text:span><text:span text:style-name="T4346"><text:s text:c="3"/>Speaking Tree Chapter 3: Life is Everywhere, 5 time(s)<text:s/></text:span><text:span text:style-name="T4347"><text:line-break/></text:span><text:line-break/><text:span text:style-name="T4348">Week 3 (Thursday, March 19, 2015) - Unit 3 : Life is Everywhe</text:span><text:span text:style-name="T4349">re</text:span><text:line-break/><text:span text:style-name="T4350">Prepare Presentation #1</text:span><text:span text:style-name="T4351"><text:line-break/></text:span><text:span text:style-name="T4352"><text:s text:c="4"/></text:span><text:span text:style-name="T4353"><text:line-break/></text:span><text:line-break/><text:span text:style-name="T4354">Week 4 (Thursday, March 26, 2015) - Speaking Tree Topic Presentation</text:span><text:line-break/><text:span text:style-name="T4355">Weekly Reading</text:span><text:span text:style-name="T4356"><text:line-break/></text:span><text:span text:style-name="T4357"><text:s text:c="3"/>Speaking Tree Chapter 4: The Little Black Lady Who Said No, 5 time(s)<text:s/></text:span><text:span text:style-name="T4358"><text:line-break/></text:span><text:span text:style-name="T4359">Weekly Listening</text:span><text:span text:style-name="T4360"><text:line-break/></text:span><text:span text:style-name="T4361"><text:s text:c="3"/>Speaking Tree Chapter 4: The Little Black Lad</text:span><text:span text:style-name="T4362">y Who Said No, 5 time(s)<text:s/></text:span><text:span text:style-name="T4363"><text:line-break/></text:span><text:line-break/><text:span text:style-name="T4364">Week 5 (Thursday, April 2, 2015) - Unit 4 : The Little Black Lady Who Said No</text:span><text:line-break/><text:span text:style-name="T4365">Weekly Reading</text:span><text:span text:style-name="T4366"><text:line-break/></text:span><text:span text:style-name="T4367"><text:s text:c="3"/>Speaking Tree Chapter 5: Racing Cheese, 5 time(s)<text:s/></text:span><text:span text:style-name="T4368"><text:line-break/></text:span><text:span text:style-name="T4369">Weekly Listening</text:span><text:span text:style-name="T4370"><text:line-break/></text:span><text:span text:style-name="T4371"><text:s text:c="3"/>Speaking Tree Chapter 5: Racing Cheese, 5 time(s)<text:s/></text:span><text:span text:style-name="T4372"><text:line-break/></text:span><text:line-break/><text:span text:style-name="T4373">Week 6 (Th</text:span><text:span text:style-name="T4374">ursday, April 9, 2015) - Unit 5 : Racing Cheese</text:span><text:line-break/><text:span text:style-name="T4375">Weekly Reading</text:span><text:span text:style-name="T4376"><text:line-break/></text:span><text:span text:style-name="T4377"><text:s text:c="3"/>Speaking Tree Chapter 6: Chameleon Rock, 5 time(s)<text:s/></text:span><text:span text:style-name="T4378"><text:line-break/></text:span><text:span text:style-name="T4379">Weekly Listening</text:span><text:span text:style-name="T4380"><text:line-break/></text:span><text:span text:style-name="T4381"><text:s text:c="3"/>Speaking Tree Chapter 6: Chameleon Rock, 5 time(s)<text:s/></text:span><text:span text:style-name="T4382"><text:line-break/></text:span><text:line-break/><text:span text:style-name="T4383">Week 7 (Thursday, April 16, 2015) - Unit 6 : Chameleon Rock</text:span><text:line-break/><text:span text:style-name="T4384">Prepare Presentation #2</text:span><text:span text:style-name="T4385"><text:line-break/></text:span><text:span text:style-name="T4386"><text:s text:c="4"/></text:span><text:span text:style-name="T4387"><text:line-break/></text:span><text:line-break/><text:span text:style-name="T4388">Week 8 (Thursday, April 23, 2015) - Free Topic Presentation</text:span><text:line-break/><text:span text:style-name="T4389">Weekly Reading</text:span><text:span text:style-name="T4390"><text:line-break/></text:span><text:span text:style-name="T4391"><text:s text:c="3"/>Speaking Tree Chapter 7: Gloves for Ears, 5 time(s)<text:s/></text:span><text:span text:style-name="T4392"><text:line-break/></text:span><text:span text:style-name="T4393">Weekly Listening</text:span><text:span text:style-name="T4394"><text:line-break/></text:span><text:span text:style-name="T4395"><text:s text:c="3"/>Speaking Tree Chapter 7: Gloves for Ears, 5 time(s)<text:s/></text:span><text:span text:style-name="T4396"><text:line-break/></text:span><text:line-break/><text:span text:style-name="T4397">Week 9 (Thursday, Apr</text:span><text:span text:style-name="T4398">il 30, 2015) - Unit 7 : Gloves for Ears</text:span><text:line-break/><text:span text:style-name="T4399">Weekly Reading</text:span><text:span text:style-name="T4400"><text:line-break/></text:span><text:span text:style-name="T4401"><text:s text:c="3"/>Speaking Tree Chapter 8: The Fingers of God, 5 time(s)<text:s/></text:span><text:span text:style-name="T4402"><text:line-break/></text:span><text:span text:style-name="T4403">Weekly Listening</text:span><text:span text:style-name="T4404"><text:line-break/></text:span><text:span text:style-name="T4405"><text:s text:c="3"/>Speaking Tree Chapter 8: The Fingers of God, 5 time(s)<text:s/></text:span><text:span text:style-name="T4406"><text:line-break/></text:span><text:line-break/><text:span text:style-name="T4407">Week 10 (Thursday, May 7, 2015) - Unit 8 : The Fingers of God</text:span><text:line-break/><text:line-break/><text:span text:style-name="T4408">We</text:span><text:span text:style-name="T4409">ek 11 (Thursday, May 14, 2015) -<text:s/></text:span><text:line-break/><text:line-break/><text:span text:style-name="T4410">Week 12 (Thursday, May 21, 2015) -<text:s/></text:span><text:line-break/><text:line-break/><text:span text:style-name="T4411">Week 13 (Thursday, May 28, 2015) -<text:s/></text:span><text:line-break/><text:line-break/><text:line-break/></text:p>
      <table:table table:style-name="Table4412">
        <table:table-columns>
          <table:table-column table:style-name="TableColumn4413"/>
          <table:table-column table:style-name="TableColumn4414"/>
          <table:table-column table:style-name="TableColumn4415"/>
          <table:table-column table:style-name="TableColumn4416"/>
          <table:table-column table:style-name="TableColumn4417"/>
        </table:table-columns>
        <table:table-row table:style-name="TableRow4418">
          <table:table-cell table:style-name="TableCell4419">
            <text:p text:style-name="P4420"><text:span text:style-name="T4421">Date Assigned</text:span></text:p>
          </table:table-cell>
          <table:table-cell table:style-name="TableCell4422">
            <text:p text:style-name="Normal"><text:span text:style-name="T4423">Date Due</text:span></text:p>
          </table:table-cell>
          <table:table-cell table:style-name="TableCell4424">
            <text:p text:style-name="Normal"><text:span text:style-name="T4425">Assignment</text:span></text:p>
          </table:table-cell>
          <table:table-cell table:style-name="TableCell4426">
            <text:p text:style-name="Normal"><text:span text:style-name="T4427">Parent Signature</text:span></text:p>
          </table:table-cell>
          <table:table-cell table:style-name="TableCell4428">
            <text:p text:style-name="Normal"><text:span text:style-name="T4429">Teacher Signature</text:span></text:p>
          </table:table-cell>
        </table:table-row>
        <table:table-row table:style-name="TableRow4430">
          <table:table-cell table:style-name="TableCell4431">
            <text:p text:style-name="Normal"><text:span text:style-name="T4432">3/5/2015</text:span></text:p>
          </table:table-cell>
          <table:table-cell table:style-name="TableCell4433">
            <text:p text:style-name="Normal"><text:span text:style-name="T4434">3/12/2015</text:span></text:p>
          </table:table-cell>
          <table:table-cell table:style-name="TableCell4435">
            <text:p text:style-name="Normal"><text:span text:style-name="T4436">Weekly Reading, <text:s/>Weekly Listening, <text:s/></text:span></text:p>
          </table:table-cell>
          <table:table-cell table:style-name="TableCell4437">
            <text:p text:style-name="Normal"/>
          </table:table-cell>
          <table:table-cell table:style-name="TableCell4438">
            <text:p text:style-name="Normal"/>
          </table:table-cell>
        </table:table-row>
        <table:table-row table:style-name="TableRow4439">
          <table:table-cell table:style-name="TableCell4440">
            <text:p text:style-name="Normal"><text:span text:style-name="T4441">Date Assigned</text:span></text:p>
          </table:table-cell>
          <table:table-cell table:style-name="TableCell4442">
            <text:p text:style-name="Normal"><text:span text:style-name="T4443">Date Due</text:span></text:p>
          </table:table-cell>
          <table:table-cell table:style-name="TableCell4444">
            <text:p text:style-name="Normal"><text:span text:style-name="T4445">Assignment</text:span></text:p>
          </table:table-cell>
          <table:table-cell table:style-name="TableCell4446">
            <text:p text:style-name="Normal"><text:span text:style-name="T4447">Parent Signature</text:span></text:p>
          </table:table-cell>
          <table:table-cell table:style-name="TableCell4448">
            <text:p text:style-name="Normal"><text:span text:style-name="T4449">Teacher Signature</text:span></text:p>
          </table:table-cell>
        </table:table-row>
        <table:table-row table:style-name="TableRow4450">
          <table:table-cell table:style-name="TableCell4451">
            <text:p text:style-name="Normal"><text:span text:style-name="T4452">3/12/2015</text:span></text:p>
          </table:table-cell>
          <table:table-cell table:style-name="TableCell4453">
            <text:p text:style-name="Normal"><text:span text:style-name="T4454">3/19/2015</text:span></text:p>
          </table:table-cell>
          <table:table-cell table:style-name="TableCell4455">
            <text:p text:style-name="Normal"><text:span text:style-name="T4456">Weekly Reading, <text:s/>Weekly Listening, <text:s/></text:span></text:p>
          </table:table-cell>
          <table:table-cell table:style-name="TableCell4457">
            <text:p text:style-name="Normal"/>
          </table:table-cell>
          <table:table-cell table:style-name="TableCell4458">
            <text:p text:style-name="Normal"/>
          </table:table-cell>
        </table:table-row>
        <table:table-row table:style-name="TableRow4459">
          <table:table-cell table:style-name="TableCell4460">
            <text:p text:style-name="Normal"><text:span text:style-name="T4461">Date Assigned</text:span></text:p>
          </table:table-cell>
          <table:table-cell table:style-name="TableCell4462">
            <text:p text:style-name="Normal"><text:span text:style-name="T4463">Date Due</text:span></text:p>
          </table:table-cell>
          <table:table-cell table:style-name="TableCell4464">
            <text:p text:style-name="Normal"><text:span text:style-name="T4465">Assignment</text:span></text:p>
          </table:table-cell>
          <table:table-cell table:style-name="TableCell4466">
            <text:p text:style-name="Normal"><text:span text:style-name="T4467">Parent Signature</text:span></text:p>
          </table:table-cell>
          <table:table-cell table:style-name="TableCell4468">
            <text:p text:style-name="Normal"><text:span text:style-name="T4469">Teacher Signature</text:span></text:p>
          </table:table-cell>
        </table:table-row>
        <table:table-row table:style-name="TableRow4470">
          <table:table-cell table:style-name="TableCell4471">
            <text:p text:style-name="Normal"><text:span text:style-name="T4472">3/19/2015</text:span></text:p>
          </table:table-cell>
          <table:table-cell table:style-name="TableCell4473">
            <text:p text:style-name="Normal"><text:span text:style-name="T4474">3/26/2015</text:span></text:p>
          </table:table-cell>
          <table:table-cell table:style-name="TableCell4475">
            <text:p text:style-name="Normal"><text:span text:style-name="T4476">Prepare Presentation #1, <text:s/></text:span></text:p>
          </table:table-cell>
          <table:table-cell table:style-name="TableCell4477">
            <text:p text:style-name="Normal"/>
          </table:table-cell>
          <table:table-cell table:style-name="TableCell4478">
            <text:p text:style-name="Normal"/>
          </table:table-cell>
        </table:table-row>
        <table:table-row table:style-name="TableRow4479">
          <table:table-cell table:style-name="TableCell4480">
            <text:p text:style-name="Normal"><text:span text:style-name="T4481">Date Assigned</text:span></text:p>
          </table:table-cell>
          <table:table-cell table:style-name="TableCell4482">
            <text:p text:style-name="Normal"><text:span text:style-name="T4483">Date<text:s/></text:span><text:span text:style-name="T4484">Due</text:span></text:p>
          </table:table-cell>
          <table:table-cell table:style-name="TableCell4485">
            <text:p text:style-name="Normal"><text:span text:style-name="T4486">Assignment</text:span></text:p>
          </table:table-cell>
          <table:table-cell table:style-name="TableCell4487">
            <text:p text:style-name="Normal"><text:span text:style-name="T4488">Parent Signature</text:span></text:p>
          </table:table-cell>
          <table:table-cell table:style-name="TableCell4489">
            <text:p text:style-name="Normal"><text:span text:style-name="T4490">Teacher Signature</text:span></text:p>
          </table:table-cell>
        </table:table-row>
        <table:table-row table:style-name="TableRow4491">
          <table:table-cell table:style-name="TableCell4492">
            <text:p text:style-name="Normal"><text:span text:style-name="T4493">3/26/2015</text:span></text:p>
          </table:table-cell>
          <table:table-cell table:style-name="TableCell4494">
            <text:p text:style-name="Normal"><text:span text:style-name="T4495">4/2/2015</text:span></text:p>
          </table:table-cell>
          <table:table-cell table:style-name="TableCell4496">
            <text:p text:style-name="Normal"><text:span text:style-name="T4497">Weekly Reading, <text:s/>Weekly Listening, <text:s/></text:span></text:p>
          </table:table-cell>
          <table:table-cell table:style-name="TableCell4498">
            <text:p text:style-name="Normal"/>
          </table:table-cell>
          <table:table-cell table:style-name="TableCell4499">
            <text:p text:style-name="Normal"/>
          </table:table-cell>
        </table:table-row>
        <table:table-row table:style-name="TableRow4500">
          <table:table-cell table:style-name="TableCell4501">
            <text:p text:style-name="Normal"><text:span text:style-name="T4502">Date Assigned</text:span></text:p>
          </table:table-cell>
          <table:table-cell table:style-name="TableCell4503">
            <text:p text:style-name="Normal"><text:span text:style-name="T4504">Date Due</text:span></text:p>
          </table:table-cell>
          <table:table-cell table:style-name="TableCell4505">
            <text:p text:style-name="Normal"><text:span text:style-name="T4506">Assignment</text:span></text:p>
          </table:table-cell>
          <table:table-cell table:style-name="TableCell4507">
            <text:p text:style-name="Normal"><text:span text:style-name="T4508">Parent Signature</text:span></text:p>
          </table:table-cell>
          <table:table-cell table:style-name="TableCell4509">
            <text:p text:style-name="Normal"><text:span text:style-name="T4510">Teacher Signature</text:span></text:p>
          </table:table-cell>
        </table:table-row>
        <table:table-row table:style-name="TableRow4511">
          <table:table-cell table:style-name="TableCell4512">
            <text:p text:style-name="Normal"><text:span text:style-name="T4513">4/2/2015</text:span></text:p>
          </table:table-cell>
          <table:table-cell table:style-name="TableCell4514">
            <text:p text:style-name="Normal"><text:span text:style-name="T4515">4/9/2015</text:span></text:p>
          </table:table-cell>
          <table:table-cell table:style-name="TableCell4516">
            <text:p text:style-name="Normal"><text:span text:style-name="T4517">Weekly Reading, <text:s/>Weekly Listening, <text:s/></text:span></text:p>
          </table:table-cell>
          <table:table-cell table:style-name="TableCell4518">
            <text:p text:style-name="Normal"/>
          </table:table-cell>
          <table:table-cell table:style-name="TableCell4519">
            <text:p text:style-name="Normal"/>
          </table:table-cell>
        </table:table-row>
        <table:table-row table:style-name="TableRow4520">
          <table:table-cell table:style-name="TableCell4521">
            <text:p text:style-name="Normal"><text:span text:style-name="T4522">Date Assigned</text:span></text:p>
          </table:table-cell>
          <table:table-cell table:style-name="TableCell4523">
            <text:p text:style-name="Normal"><text:span text:style-name="T4524">Date</text:span><text:span text:style-name="T4525"><text:s/>Due</text:span></text:p>
          </table:table-cell>
          <table:table-cell table:style-name="TableCell4526">
            <text:p text:style-name="Normal"><text:span text:style-name="T4527">Assignment</text:span></text:p>
          </table:table-cell>
          <table:table-cell table:style-name="TableCell4528">
            <text:p text:style-name="Normal"><text:span text:style-name="T4529">Parent Signature</text:span></text:p>
          </table:table-cell>
          <table:table-cell table:style-name="TableCell4530">
            <text:p text:style-name="Normal"><text:span text:style-name="T4531">Teacher Signature</text:span></text:p>
          </table:table-cell>
        </table:table-row>
        <table:table-row table:style-name="TableRow4532">
          <table:table-cell table:style-name="TableCell4533">
            <text:p text:style-name="Normal"><text:span text:style-name="T4534">4/9/2015</text:span></text:p>
          </table:table-cell>
          <table:table-cell table:style-name="TableCell4535">
            <text:p text:style-name="Normal"><text:span text:style-name="T4536">4/16/2015</text:span></text:p>
          </table:table-cell>
          <table:table-cell table:style-name="TableCell4537">
            <text:p text:style-name="Normal"><text:span text:style-name="T4538">Weekly Reading, <text:s/>Weekly Listening, <text:s/></text:span></text:p>
          </table:table-cell>
          <table:table-cell table:style-name="TableCell4539">
            <text:p text:style-name="Normal"/>
          </table:table-cell>
          <table:table-cell table:style-name="TableCell4540">
            <text:p text:style-name="Normal"/>
          </table:table-cell>
        </table:table-row>
        <table:table-row table:style-name="TableRow4541">
          <table:table-cell table:style-name="TableCell4542">
            <text:p text:style-name="Normal"><text:span text:style-name="T4543">Date Assigned</text:span></text:p>
          </table:table-cell>
          <table:table-cell table:style-name="TableCell4544">
            <text:p text:style-name="Normal"><text:span text:style-name="T4545">Date Due</text:span></text:p>
          </table:table-cell>
          <table:table-cell table:style-name="TableCell4546">
            <text:p text:style-name="Normal"><text:span text:style-name="T4547">Assignment</text:span></text:p>
          </table:table-cell>
          <table:table-cell table:style-name="TableCell4548">
            <text:p text:style-name="Normal"><text:span text:style-name="T4549">Parent Signature</text:span></text:p>
          </table:table-cell>
          <table:table-cell table:style-name="TableCell4550">
            <text:p text:style-name="Normal"><text:span text:style-name="T4551">Teacher Signature</text:span></text:p>
          </table:table-cell>
        </table:table-row>
        <table:table-row table:style-name="TableRow4552">
          <table:table-cell table:style-name="TableCell4553">
            <text:p text:style-name="Normal"><text:span text:style-name="T4554">4/16/2015</text:span></text:p>
          </table:table-cell>
          <table:table-cell table:style-name="TableCell4555">
            <text:p text:style-name="Normal"><text:span text:style-name="T4556">4/23/2015</text:span></text:p>
          </table:table-cell>
          <table:table-cell table:style-name="TableCell4557">
            <text:p text:style-name="Normal"><text:span text:style-name="T4558">Prepare Presentation #2, <text:s/></text:span></text:p>
          </table:table-cell>
          <table:table-cell table:style-name="TableCell4559">
            <text:p text:style-name="Normal"/>
          </table:table-cell>
          <table:table-cell table:style-name="TableCell4560">
            <text:p text:style-name="Normal"/>
          </table:table-cell>
        </table:table-row>
        <table:table-row table:style-name="TableRow4561">
          <table:table-cell table:style-name="TableCell4562">
            <text:p text:style-name="Normal"><text:span text:style-name="T4563">Date Assigned</text:span></text:p>
          </table:table-cell>
          <table:table-cell table:style-name="TableCell4564">
            <text:p text:style-name="Normal"><text:span text:style-name="T4565">Date Due</text:span></text:p>
          </table:table-cell>
          <table:table-cell table:style-name="TableCell4566">
            <text:p text:style-name="Normal"><text:span text:style-name="T4567">Assignment</text:span></text:p>
          </table:table-cell>
          <table:table-cell table:style-name="TableCell4568">
            <text:p text:style-name="Normal"><text:span text:style-name="T4569">Parent Signature</text:span></text:p>
          </table:table-cell>
          <table:table-cell table:style-name="TableCell4570">
            <text:p text:style-name="Normal"><text:span text:style-name="T4571">Teacher Signature</text:span></text:p>
          </table:table-cell>
        </table:table-row>
        <table:table-row table:style-name="TableRow4572">
          <table:table-cell table:style-name="TableCell4573">
            <text:p text:style-name="Normal"><text:span text:style-name="T4574">4/23/2015</text:span></text:p>
          </table:table-cell>
          <table:table-cell table:style-name="TableCell4575">
            <text:p text:style-name="Normal"><text:span text:style-name="T4576">4/30/2015</text:span></text:p>
          </table:table-cell>
          <table:table-cell table:style-name="TableCell4577">
            <text:p text:style-name="Normal"><text:span text:style-name="T4578">Weekly Reading, <text:s/>Weekly Listening, <text:s/></text:span></text:p>
          </table:table-cell>
          <table:table-cell table:style-name="TableCell4579">
            <text:p text:style-name="Normal"/>
          </table:table-cell>
          <table:table-cell table:style-name="TableCell4580">
            <text:p text:style-name="Normal"/>
          </table:table-cell>
        </table:table-row>
        <table:table-row table:style-name="TableRow4581">
          <table:table-cell table:style-name="TableCell4582">
            <text:p text:style-name="Normal"><text:span text:style-name="T4583">Date Assigned</text:span></text:p>
          </table:table-cell>
          <table:table-cell table:style-name="TableCell4584">
            <text:p text:style-name="Normal"><text:span text:style-name="T4585">Date Due</text:span></text:p>
          </table:table-cell>
          <table:table-cell table:style-name="TableCell4586">
            <text:p text:style-name="Normal"><text:span text:style-name="T4587">Assignment</text:span></text:p>
          </table:table-cell>
          <table:table-cell table:style-name="TableCell4588">
            <text:p text:style-name="Normal"><text:span text:style-name="T4589">Parent Signature</text:span></text:p>
          </table:table-cell>
          <table:table-cell table:style-name="TableCell4590">
            <text:p text:style-name="Normal"><text:span text:style-name="T4591">Teacher Signature</text:span></text:p>
          </table:table-cell>
        </table:table-row>
        <table:table-row table:style-name="TableRow4592">
          <table:table-cell table:style-name="TableCell4593">
            <text:p text:style-name="Normal"><text:span text:style-name="T4594">4/30/2015</text:span></text:p>
          </table:table-cell>
          <table:table-cell table:style-name="TableCell4595">
            <text:p text:style-name="Normal"><text:span text:style-name="T4596">5/7/2015</text:span></text:p>
          </table:table-cell>
          <table:table-cell table:style-name="TableCell4597">
            <text:p text:style-name="Normal"><text:span text:style-name="T4598">Weekly Reading, <text:s/>Weekly Listening, <text:s/></text:span></text:p>
          </table:table-cell>
          <table:table-cell table:style-name="TableCell4599">
            <text:p text:style-name="Normal"/>
          </table:table-cell>
          <table:table-cell table:style-name="TableCell4600">
            <text:p text:style-name="Normal"/>
          </table:table-cell>
        </table:table-row>
        <table:table-row table:style-name="TableRow4601">
          <table:table-cell table:style-name="TableCell4602">
            <text:p text:style-name="Normal"><text:span text:style-name="T4603">Date Assigned</text:span></text:p>
          </table:table-cell>
          <table:table-cell table:style-name="TableCell4604">
            <text:p text:style-name="Normal"><text:span text:style-name="T4605">Date<text:s/></text:span><text:span text:style-name="T4606">Due</text:span></text:p>
          </table:table-cell>
          <table:table-cell table:style-name="TableCell4607">
            <text:p text:style-name="Normal"><text:span text:style-name="T4608">Assignment</text:span></text:p>
          </table:table-cell>
          <table:table-cell table:style-name="TableCell4609">
            <text:p text:style-name="Normal"><text:span text:style-name="T4610">Parent Signature</text:span></text:p>
          </table:table-cell>
          <table:table-cell table:style-name="TableCell4611">
            <text:p text:style-name="Normal"><text:span text:style-name="T4612">Teacher Signature</text:span></text:p>
          </table:table-cell>
        </table:table-row>
        <table:table-row table:style-name="TableRow4613">
          <table:table-cell table:style-name="TableCell4614">
            <text:p text:style-name="Normal"><text:span text:style-name="T4615">5/7/2015</text:span></text:p>
          </table:table-cell>
          <table:table-cell table:style-name="TableCell4616">
            <text:p text:style-name="Normal"><text:span text:style-name="T4617">5/14/2015</text:span></text:p>
          </table:table-cell>
          <table:table-cell table:style-name="TableCell4618">
            <text:p text:style-name="Normal"/>
          </table:table-cell>
          <table:table-cell table:style-name="TableCell4619">
            <text:p text:style-name="Normal"/>
          </table:table-cell>
          <table:table-cell table:style-name="TableCell4620">
            <text:p text:style-name="Normal"/>
          </table:table-cell>
        </table:table-row>
        <table:table-row table:style-name="TableRow4621">
          <table:table-cell table:style-name="TableCell4622">
            <text:p text:style-name="Normal"><text:span text:style-name="T4623">Date Assigned</text:span></text:p>
          </table:table-cell>
          <table:table-cell table:style-name="TableCell4624">
            <text:p text:style-name="Normal"><text:span text:style-name="T4625">Date Due</text:span></text:p>
          </table:table-cell>
          <table:table-cell table:style-name="TableCell4626">
            <text:p text:style-name="Normal"><text:span text:style-name="T4627">Assignment</text:span></text:p>
          </table:table-cell>
          <table:table-cell table:style-name="TableCell4628">
            <text:p text:style-name="Normal"><text:span text:style-name="T4629">Parent Signature</text:span></text:p>
          </table:table-cell>
          <table:table-cell table:style-name="TableCell4630">
            <text:p text:style-name="Normal"><text:span text:style-name="T4631">Teacher Signature</text:span></text:p>
          </table:table-cell>
        </table:table-row>
        <table:table-row table:style-name="TableRow4632">
          <table:table-cell table:style-name="TableCell4633">
            <text:p text:style-name="Normal"><text:span text:style-name="T4634">5/14/2015</text:span></text:p>
          </table:table-cell>
          <table:table-cell table:style-name="TableCell4635">
            <text:p text:style-name="Normal"><text:span text:style-name="T4636">5/21/2015</text:span></text:p>
          </table:table-cell>
          <table:table-cell table:style-name="TableCell4637">
            <text:p text:style-name="Normal"/>
          </table:table-cell>
          <table:table-cell table:style-name="TableCell4638">
            <text:p text:style-name="Normal"/>
          </table:table-cell>
          <table:table-cell table:style-name="TableCell4639">
            <text:p text:style-name="Normal"/>
          </table:table-cell>
        </table:table-row>
        <table:table-row table:style-name="TableRow4640">
          <table:table-cell table:style-name="TableCell4641">
            <text:p text:style-name="Normal"><text:span text:style-name="T4642">Date Assigned</text:span></text:p>
          </table:table-cell>
          <table:table-cell table:style-name="TableCell4643">
            <text:p text:style-name="Normal"><text:span text:style-name="T4644">Date Due</text:span></text:p>
          </table:table-cell>
          <table:table-cell table:style-name="TableCell4645">
            <text:p text:style-name="Normal"><text:span text:style-name="T4646">Assignment</text:span></text:p>
          </table:table-cell>
          <table:table-cell table:style-name="TableCell4647">
            <text:p text:style-name="Normal"><text:span text:style-name="T4648">Parent Signature</text:span></text:p>
          </table:table-cell>
          <table:table-cell table:style-name="TableCell4649">
            <text:p text:style-name="Normal"><text:span text:style-name="T4650">Teacher Signature</text:span></text:p>
          </table:table-cell>
        </table:table-row>
        <table:table-row table:style-name="TableRow4651">
          <table:table-cell table:style-name="TableCell4652">
            <text:p text:style-name="Normal"><text:span text:style-name="T4653">5/21/2015</text:span></text:p>
          </table:table-cell>
          <table:table-cell table:style-name="TableCell4654">
            <text:p text:style-name="Normal"><text:span text:style-name="T4655">5/28/2015</text:span></text:p>
          </table:table-cell>
          <table:table-cell table:style-name="TableCell4656">
            <text:p text:style-name="Normal"/>
          </table:table-cell>
          <table:table-cell table:style-name="TableCell4657">
            <text:p text:style-name="Normal"/>
          </table:table-cell>
          <table:table-cell table:style-name="TableCell4658">
            <text:p text:style-name="Normal"/>
          </table:table-cell>
        </table:table-row>
        <table:table-row table:style-name="TableRow4659">
          <table:table-cell table:style-name="TableCell4660">
            <text:p text:style-name="Normal"><text:span text:style-name="T4661">Date Assigned</text:span></text:p>
          </table:table-cell>
          <table:table-cell table:style-name="TableCell4662">
            <text:p text:style-name="Normal"><text:span text:style-name="T4663">Date Due</text:span></text:p>
          </table:table-cell>
          <table:table-cell table:style-name="TableCell4664">
            <text:p text:style-name="Normal"><text:span text:style-name="T4665">Assignment</text:span></text:p>
          </table:table-cell>
          <table:table-cell table:style-name="TableCell4666">
            <text:p text:style-name="Normal"><text:span text:style-name="T4667">Parent Signature</text:span></text:p>
          </table:table-cell>
          <table:table-cell table:style-name="TableCell4668">
            <text:p text:style-name="Normal"><text:span text:style-name="T4669">Teacher Signature</text:span></text:p>
          </table:table-cell>
        </table:table-row>
        <table:table-row table:style-name="TableRow4670">
          <table:table-cell table:style-name="TableCell4671">
            <text:p text:style-name="Normal"><text:span text:style-name="T4672">5/28/2015</text:span></text:p>
          </table:table-cell>
          <table:table-cell table:style-name="TableCell4673">
            <text:p text:style-name="Normal"><text:span text:style-name="T4674">6/4/2015</text:span></text:p>
          </table:table-cell>
          <table:table-cell table:style-name="TableCell4675">
            <text:p text:style-name="Normal"/>
          </table:table-cell>
          <table:table-cell table:style-name="TableCell4676">
            <text:p text:style-name="Normal"/>
          </table:table-cell>
          <table:table-cell table:style-name="TableCell4677">
            <text:p text:style-name="Normal"/>
          </table:table-cell>
        </table:table-row>
      </table:table>
      <text:p text:style-name="P4678">안녕하세요.<text:line-break/>아래의<text:s/>표는2/27/2015부터<text:s/>5/28/2015까지<text:s/>JLS의<text:s/>네이티브<text:s/>선생님<text:s/>수업을<text:s/>듣는<text:s/>여러분의<text:s/>자녀들을<text:s/>위해<text:s/>만들어진<text:s/>과제<text:s/>일람표입니다.<text:line-break/>이재윤<text:s/>학생이<text:s/>과제를<text:s/>잘<text:s/>따라가고<text:s/>있는지<text:s/>확인해보세요.<text:line-break/>감사합니다.<text:line-break/>John, JLS NT</text:p>
      <table:table table:style-name="Table4679">
        <table:table-columns>
          <table:table-column table:style-name="TableColumn4680"/>
          <table:table-column table:style-name="TableColumn4681"/>
          <table:table-column table:style-name="TableColumn4682"/>
        </table:table-columns>
        <table:table-row table:style-name="TableRow4683">
          <table:table-cell table:style-name="TableCell4684">
            <text:p text:style-name="Normal"><text:span text:style-name="T4685">Date<text:s/></text:span><text:span text:style-name="T4686">Assigned</text:span></text:p>
          </table:table-cell>
          <table:table-cell table:style-name="TableCell4687">
            <text:p text:style-name="Normal"><text:span text:style-name="T4688">Date Due</text:span></text:p>
          </table:table-cell>
          <table:table-cell table:style-name="TableCell4689">
            <text:p text:style-name="Normal"><text:span text:style-name="T4690">Assignment</text:span></text:p>
          </table:table-cell>
        </table:table-row>
        <table:table-row table:style-name="TableRow4691">
          <table:table-cell table:style-name="TableCell4692">
            <text:p text:style-name="Normal"><text:span text:style-name="T4693">3/5/2015</text:span></text:p>
          </table:table-cell>
          <table:table-cell table:style-name="TableCell4694">
            <text:p text:style-name="Normal"><text:span text:style-name="T4695">3/12/2015</text:span></text:p>
          </table:table-cell>
          <table:table-cell table:style-name="TableCell4696">
            <text:p text:style-name="Normal"><text:span text:style-name="T4697">Weekly Reading, <text:s/>Weekly Listening, <text:s/></text:span></text:p>
          </table:table-cell>
        </table:table-row>
        <table:table-row table:style-name="TableRow4698">
          <table:table-cell table:style-name="TableCell4699">
            <text:p text:style-name="Normal"><text:span text:style-name="T4700">Date Assigned</text:span></text:p>
          </table:table-cell>
          <table:table-cell table:style-name="TableCell4701">
            <text:p text:style-name="Normal"><text:span text:style-name="T4702">Date Due</text:span></text:p>
          </table:table-cell>
          <table:table-cell table:style-name="TableCell4703">
            <text:p text:style-name="Normal"><text:span text:style-name="T4704">Assignment</text:span></text:p>
          </table:table-cell>
        </table:table-row>
        <table:table-row table:style-name="TableRow4705">
          <table:table-cell table:style-name="TableCell4706">
            <text:p text:style-name="Normal"><text:span text:style-name="T4707">3/12/2015</text:span></text:p>
          </table:table-cell>
          <table:table-cell table:style-name="TableCell4708">
            <text:p text:style-name="Normal"><text:span text:style-name="T4709">3/19/2015</text:span></text:p>
          </table:table-cell>
          <table:table-cell table:style-name="TableCell4710">
            <text:p text:style-name="Normal"><text:span text:style-name="T4711">Weekly Reading, <text:s/>Weekly Listening, <text:s/></text:span></text:p>
          </table:table-cell>
        </table:table-row>
        <table:table-row table:style-name="TableRow4712">
          <table:table-cell table:style-name="TableCell4713">
            <text:p text:style-name="Normal"><text:span text:style-name="T4714">Date Assigned</text:span></text:p>
          </table:table-cell>
          <table:table-cell table:style-name="TableCell4715">
            <text:p text:style-name="Normal"><text:span text:style-name="T4716">Date Due</text:span></text:p>
          </table:table-cell>
          <table:table-cell table:style-name="TableCell4717">
            <text:p text:style-name="Normal"><text:span text:style-name="T4718">Assignment</text:span></text:p>
          </table:table-cell>
        </table:table-row>
        <table:table-row table:style-name="TableRow4719">
          <table:table-cell table:style-name="TableCell4720">
            <text:p text:style-name="Normal"><text:span text:style-name="T4721">3/19/2015</text:span></text:p>
          </table:table-cell>
          <table:table-cell table:style-name="TableCell4722">
            <text:p text:style-name="Normal"><text:span text:style-name="T4723">3/26/2015</text:span></text:p>
          </table:table-cell>
          <table:table-cell table:style-name="TableCell4724">
            <text:p text:style-name="Normal"><text:span text:style-name="T4725">Prepare Presentation #1, <text:s/></text:span></text:p>
          </table:table-cell>
        </table:table-row>
        <table:table-row table:style-name="TableRow4726">
          <table:table-cell table:style-name="TableCell4727">
            <text:p text:style-name="Normal"><text:span text:style-name="T4728">Date Assigned</text:span></text:p>
          </table:table-cell>
          <table:table-cell table:style-name="TableCell4729">
            <text:p text:style-name="Normal"><text:span text:style-name="T4730">Date Due</text:span></text:p>
          </table:table-cell>
          <table:table-cell table:style-name="TableCell4731">
            <text:p text:style-name="Normal"><text:span text:style-name="T4732">Assignment</text:span></text:p>
          </table:table-cell>
        </table:table-row>
        <table:table-row table:style-name="TableRow4733">
          <table:table-cell table:style-name="TableCell4734">
            <text:p text:style-name="Normal"><text:span text:style-name="T4735">3/26/2015</text:span></text:p>
          </table:table-cell>
          <table:table-cell table:style-name="TableCell4736">
            <text:p text:style-name="Normal"><text:span text:style-name="T4737">4/2/2015</text:span></text:p>
          </table:table-cell>
          <table:table-cell table:style-name="TableCell4738">
            <text:p text:style-name="Normal"><text:span text:style-name="T4739">Weekly Reading, <text:s/>Weekly Listening, <text:s/></text:span></text:p>
          </table:table-cell>
        </table:table-row>
        <table:table-row table:style-name="TableRow4740">
          <table:table-cell table:style-name="TableCell4741">
            <text:p text:style-name="Normal"><text:span text:style-name="T4742">Date Assigned</text:span></text:p>
          </table:table-cell>
          <table:table-cell table:style-name="TableCell4743">
            <text:p text:style-name="Normal"><text:span text:style-name="T4744">Date Due</text:span></text:p>
          </table:table-cell>
          <table:table-cell table:style-name="TableCell4745">
            <text:p text:style-name="Normal"><text:span text:style-name="T4746">Assignment</text:span></text:p>
          </table:table-cell>
        </table:table-row>
        <table:table-row table:style-name="TableRow4747">
          <table:table-cell table:style-name="TableCell4748">
            <text:p text:style-name="Normal"><text:span text:style-name="T4749">4/2/2015</text:span></text:p>
          </table:table-cell>
          <table:table-cell table:style-name="TableCell4750">
            <text:p text:style-name="Normal"><text:span text:style-name="T4751">4/9/2015</text:span></text:p>
          </table:table-cell>
          <table:table-cell table:style-name="TableCell4752">
            <text:p text:style-name="Normal"><text:span text:style-name="T4753">Weekly Reading, <text:s/>Weekly Listening, <text:s/></text:span></text:p>
          </table:table-cell>
        </table:table-row>
        <table:table-row table:style-name="TableRow4754">
          <table:table-cell table:style-name="TableCell4755">
            <text:p text:style-name="Normal"><text:span text:style-name="T4756">Date Assigned</text:span></text:p>
          </table:table-cell>
          <table:table-cell table:style-name="TableCell4757">
            <text:p text:style-name="Normal"><text:span text:style-name="T4758">Date Due</text:span></text:p>
          </table:table-cell>
          <table:table-cell table:style-name="TableCell4759">
            <text:p text:style-name="Normal"><text:span text:style-name="T4760">Assignment</text:span></text:p>
          </table:table-cell>
        </table:table-row>
        <table:table-row table:style-name="TableRow4761">
          <table:table-cell table:style-name="TableCell4762">
            <text:p text:style-name="Normal"><text:span text:style-name="T4763">4/9/2015</text:span></text:p>
          </table:table-cell>
          <table:table-cell table:style-name="TableCell4764">
            <text:p text:style-name="Normal"><text:span text:style-name="T4765">4/16/2015</text:span></text:p>
          </table:table-cell>
          <table:table-cell table:style-name="TableCell4766">
            <text:p text:style-name="Normal"><text:span text:style-name="T4767">Weekly Reading, <text:s/>Weekly Listening, <text:s/></text:span></text:p>
          </table:table-cell>
        </table:table-row>
        <table:table-row table:style-name="TableRow4768">
          <table:table-cell table:style-name="TableCell4769">
            <text:p text:style-name="Normal"><text:span text:style-name="T4770">Date Assigned</text:span></text:p>
          </table:table-cell>
          <table:table-cell table:style-name="TableCell4771">
            <text:p text:style-name="Normal"><text:span text:style-name="T4772">Date Due</text:span></text:p>
          </table:table-cell>
          <table:table-cell table:style-name="TableCell4773">
            <text:p text:style-name="Normal"><text:span text:style-name="T4774">Assignment</text:span></text:p>
          </table:table-cell>
        </table:table-row>
        <table:table-row table:style-name="TableRow4775">
          <table:table-cell table:style-name="TableCell4776">
            <text:p text:style-name="Normal"><text:span text:style-name="T4777">4/16/2015</text:span></text:p>
          </table:table-cell>
          <table:table-cell table:style-name="TableCell4778">
            <text:p text:style-name="Normal"><text:span text:style-name="T4779">4/23/2015</text:span></text:p>
          </table:table-cell>
          <table:table-cell table:style-name="TableCell4780">
            <text:p text:style-name="Normal"><text:span text:style-name="T4781">Prepare Presentation #2, <text:s/></text:span></text:p>
          </table:table-cell>
        </table:table-row>
        <table:table-row table:style-name="TableRow4782">
          <table:table-cell table:style-name="TableCell4783">
            <text:p text:style-name="Normal"><text:span text:style-name="T4784">Date Assigned</text:span></text:p>
          </table:table-cell>
          <table:table-cell table:style-name="TableCell4785">
            <text:p text:style-name="Normal"><text:span text:style-name="T4786">Date Due</text:span></text:p>
          </table:table-cell>
          <table:table-cell table:style-name="TableCell4787">
            <text:p text:style-name="Normal"><text:span text:style-name="T4788">Assignment</text:span></text:p>
          </table:table-cell>
        </table:table-row>
        <table:table-row table:style-name="TableRow4789">
          <table:table-cell table:style-name="TableCell4790">
            <text:p text:style-name="Normal"><text:span text:style-name="T4791">4/23/2015</text:span></text:p>
          </table:table-cell>
          <table:table-cell table:style-name="TableCell4792">
            <text:p text:style-name="Normal"><text:span text:style-name="T4793">4/30/2015</text:span></text:p>
          </table:table-cell>
          <table:table-cell table:style-name="TableCell4794">
            <text:p text:style-name="Normal"><text:span text:style-name="T4795">Weekly Reading, <text:s/>Weekly Listening, <text:s/></text:span></text:p>
          </table:table-cell>
        </table:table-row>
        <table:table-row table:style-name="TableRow4796">
          <table:table-cell table:style-name="TableCell4797">
            <text:p text:style-name="Normal"><text:span text:style-name="T4798">Date Assigned</text:span></text:p>
          </table:table-cell>
          <table:table-cell table:style-name="TableCell4799">
            <text:p text:style-name="Normal"><text:span text:style-name="T4800">Date Due</text:span></text:p>
          </table:table-cell>
          <table:table-cell table:style-name="TableCell4801">
            <text:p text:style-name="Normal"><text:span text:style-name="T4802">Assignment</text:span></text:p>
          </table:table-cell>
        </table:table-row>
        <table:table-row table:style-name="TableRow4803">
          <table:table-cell table:style-name="TableCell4804">
            <text:p text:style-name="Normal"><text:span text:style-name="T4805">4/30/2015</text:span></text:p>
          </table:table-cell>
          <table:table-cell table:style-name="TableCell4806">
            <text:p text:style-name="Normal"><text:span text:style-name="T4807">5/7/2015</text:span></text:p>
          </table:table-cell>
          <table:table-cell table:style-name="TableCell4808">
            <text:p text:style-name="Normal"><text:span text:style-name="T4809">Weekly Reading, <text:s/>Weekly Listening, <text:s/></text:span></text:p>
          </table:table-cell>
        </table:table-row>
        <table:table-row table:style-name="TableRow4810">
          <table:table-cell table:style-name="TableCell4811">
            <text:p text:style-name="Normal"><text:span text:style-name="T4812">Date Assigned</text:span></text:p>
          </table:table-cell>
          <table:table-cell table:style-name="TableCell4813">
            <text:p text:style-name="Normal"><text:span text:style-name="T4814">Date Due</text:span></text:p>
          </table:table-cell>
          <table:table-cell table:style-name="TableCell4815">
            <text:p text:style-name="Normal"><text:span text:style-name="T4816">Assignment</text:span></text:p>
          </table:table-cell>
        </table:table-row>
        <table:table-row table:style-name="TableRow4817">
          <table:table-cell table:style-name="TableCell4818">
            <text:p text:style-name="Normal"><text:span text:style-name="T4819">5/7/2015</text:span></text:p>
          </table:table-cell>
          <table:table-cell table:style-name="TableCell4820">
            <text:p text:style-name="Normal"><text:span text:style-name="T4821">5/14/2015</text:span></text:p>
          </table:table-cell>
          <table:table-cell table:style-name="TableCell4822">
            <text:p text:style-name="Normal"/>
          </table:table-cell>
        </table:table-row>
        <table:table-row table:style-name="TableRow4823">
          <table:table-cell table:style-name="TableCell4824">
            <text:p text:style-name="Normal"><text:span text:style-name="T4825">Date Assigned</text:span></text:p>
          </table:table-cell>
          <table:table-cell table:style-name="TableCell4826">
            <text:p text:style-name="Normal"><text:span text:style-name="T4827">Date Due</text:span></text:p>
          </table:table-cell>
          <table:table-cell table:style-name="TableCell4828">
            <text:p text:style-name="Normal"><text:span text:style-name="T4829">Assignment</text:span></text:p>
          </table:table-cell>
        </table:table-row>
        <table:table-row table:style-name="TableRow4830">
          <table:table-cell table:style-name="TableCell4831">
            <text:p text:style-name="Normal"><text:span text:style-name="T4832">5/14/2015</text:span></text:p>
          </table:table-cell>
          <table:table-cell table:style-name="TableCell4833">
            <text:p text:style-name="Normal"><text:span text:style-name="T4834">5/21/2015</text:span></text:p>
          </table:table-cell>
          <table:table-cell table:style-name="TableCell4835">
            <text:p text:style-name="Normal"/>
          </table:table-cell>
        </table:table-row>
        <table:table-row table:style-name="TableRow4836">
          <table:table-cell table:style-name="TableCell4837">
            <text:p text:style-name="Normal"><text:span text:style-name="T4838">Date Assigned</text:span></text:p>
          </table:table-cell>
          <table:table-cell table:style-name="TableCell4839">
            <text:p text:style-name="Normal"><text:span text:style-name="T4840">Date Due</text:span></text:p>
          </table:table-cell>
          <table:table-cell table:style-name="TableCell4841">
            <text:p text:style-name="Normal"><text:span text:style-name="T4842">Assignment</text:span></text:p>
          </table:table-cell>
        </table:table-row>
        <table:table-row table:style-name="TableRow4843">
          <table:table-cell table:style-name="TableCell4844">
            <text:p text:style-name="Normal"><text:span text:style-name="T4845">5/21/2015</text:span></text:p>
          </table:table-cell>
          <table:table-cell table:style-name="TableCell4846">
            <text:p text:style-name="Normal"><text:span text:style-name="T4847">5/28/2015</text:span></text:p>
          </table:table-cell>
          <table:table-cell table:style-name="TableCell4848">
            <text:p text:style-name="Normal"/>
          </table:table-cell>
        </table:table-row>
        <table:table-row table:style-name="TableRow4849">
          <table:table-cell table:style-name="TableCell4850">
            <text:p text:style-name="Normal"><text:span text:style-name="T4851">Date Assigned</text:span></text:p>
          </table:table-cell>
          <table:table-cell table:style-name="TableCell4852">
            <text:p text:style-name="Normal"><text:span text:style-name="T4853">Date Due</text:span></text:p>
          </table:table-cell>
          <table:table-cell table:style-name="TableCell4854">
            <text:p text:style-name="Normal"><text:span text:style-name="T4855">Assignment</text:span></text:p>
          </table:table-cell>
        </table:table-row>
        <table:table-row table:style-name="TableRow4856">
          <table:table-cell table:style-name="TableCell4857">
            <text:p text:style-name="Normal"><text:span text:style-name="T4858">5/28/2015</text:span></text:p>
          </table:table-cell>
          <table:table-cell table:style-name="TableCell4859">
            <text:p text:style-name="Normal"><text:span text:style-name="T4860">6/4/2015</text:span></text:p>
          </table:table-cell>
          <table:table-cell table:style-name="TableCell4861">
            <text:p text:style-name="Normal"/>
          </table:table-cell>
        </table:table-row>
      </table:table>
      <text:p text:style-name="P4862"><text:span text:style-name="T4863">Chelsea (</text:span><text:span text:style-name="T4864">최서윤</text:span><text:span text:style-name="T4865">)</text:span></text:p>
      <text:p text:style-name="Normal"><text:span text:style-name="T4866">John's Class, Thursday at 4:40-5:30</text:span><text:line-break/></text:p>
      <text:p text:style-name="Normal"><text:span text:style-name="T4867">Syllabus:</text:span><text:line-break/><text:span text:style-name="T4868">Please complete the homework each week. If you miss a class, please complete the homework for the next week as well.</text:span><text:line-break/><text:span text:style-name="T4869">Week 1 (Thursday, March 5, 2015) -<text:s/></text:span><text:span text:style-name="T4870">Unit 1 : Coral Reefs</text:span><text:line-break/><text:span text:style-name="T4871">Weekly Reading</text:span><text:span text:style-name="T4872"><text:line-break/></text:span><text:span text:style-name="T4873"><text:s text:c="3"/>Speaking Tree Chapter 2: The Bermuda Triangle, 5 time(s)<text:s/></text:span><text:span text:style-name="T4874"><text:line-break/></text:span><text:span text:style-name="T4875">Weekly Listening</text:span><text:span text:style-name="T4876"><text:line-break/></text:span><text:span text:style-name="T4877"><text:s text:c="3"/>Speaking Tree Chapter 2: The Bermuda Triangle, 5 time(s)<text:s/></text:span><text:span text:style-name="T4878"><text:line-break/></text:span><text:line-break/><text:span text:style-name="T4879">Week 2 (Thursday, March 12, 2015) - Unit 2 : The Bermuda Triangle</text:span><text:line-break/><text:span text:style-name="T4880">Weekly Reading</text:span><text:span text:style-name="T4881"><text:line-break/></text:span><text:span text:style-name="T4882"><text:s text:c="3"/>Speaking Tree Chapter 3: Life is Everywhere, 5 time(s)<text:s/></text:span><text:span text:style-name="T4883"><text:line-break/></text:span><text:span text:style-name="T4884">Weekly Listening</text:span><text:span text:style-name="T4885"><text:line-break/></text:span><text:span text:style-name="T4886"><text:s text:c="3"/>Speaking Tree Chapter 3: Life is Everywhere, 5 time(s)<text:s/></text:span><text:span text:style-name="T4887"><text:line-break/></text:span><text:line-break/><text:span text:style-name="T4888">Week 3 (Thursday, March 19, 2015) - Unit 3 : Life is Everywhere</text:span><text:line-break/><text:span text:style-name="T4889">Prepare Presentation #1</text:span><text:span text:style-name="T4890"><text:line-break/></text:span><text:span text:style-name="T4891"><text:s text:c="4"/></text:span><text:span text:style-name="T4892"><text:line-break/></text:span><text:line-break/><text:span text:style-name="T4893">Week 4 (Thursday, March 2</text:span><text:span text:style-name="T4894">6, 2015) - Speaking Tree Topic Presentation</text:span><text:line-break/><text:span text:style-name="T4895">Weekly Reading</text:span><text:span text:style-name="T4896"><text:line-break/></text:span><text:span text:style-name="T4897"><text:s text:c="3"/>Speaking Tree Chapter 4: The Little Black Lady Who Said No, 5 time(s)<text:s/></text:span><text:span text:style-name="T4898"><text:line-break/></text:span><text:span text:style-name="T4899">Weekly Listening</text:span><text:span text:style-name="T4900"><text:line-break/></text:span><text:span text:style-name="T4901"><text:s text:c="3"/>Speaking Tree Chapter 4: The Little Black Lady Who Said No, 5 time(s)<text:s/></text:span><text:span text:style-name="T4902"><text:line-break/></text:span><text:line-break/><text:span text:style-name="T4903">Week 5 (Thursday, April 2, 2015</text:span><text:span text:style-name="T4904">) - Unit 4 : The Little Black Lady Who Said No</text:span><text:line-break/><text:span text:style-name="T4905">Weekly Reading</text:span><text:span text:style-name="T4906"><text:line-break/></text:span><text:span text:style-name="T4907"><text:s text:c="3"/>Speaking Tree Chapter 5: Racing Cheese, 5 time(s)<text:s/></text:span><text:span text:style-name="T4908"><text:line-break/></text:span><text:span text:style-name="T4909">Weekly Listening</text:span><text:span text:style-name="T4910"><text:line-break/></text:span><text:span text:style-name="T4911"><text:s text:c="3"/>Speaking Tree Chapter 5: Racing Cheese, 5 time(s)<text:s/></text:span><text:span text:style-name="T4912"><text:line-break/></text:span><text:line-break/><text:span text:style-name="T4913">Week 6 (Thursday, April 9, 2015) - Unit 5 : Racing Cheese</text:span><text:line-break/><text:span text:style-name="T4914">Weekly Rea</text:span><text:span text:style-name="T4915">ding</text:span><text:span text:style-name="T4916"><text:line-break/></text:span><text:span text:style-name="T4917"><text:s text:c="3"/>Speaking Tree Chapter 6: Chameleon Rock, 5 time(s)<text:s/></text:span><text:span text:style-name="T4918"><text:line-break/></text:span><text:span text:style-name="T4919">Weekly Listening</text:span><text:span text:style-name="T4920"><text:line-break/></text:span><text:span text:style-name="T4921"><text:s text:c="3"/>Speaking Tree Chapter 6: Chameleon Rock, 5 time(s)<text:s/></text:span><text:span text:style-name="T4922"><text:line-break/></text:span><text:line-break/><text:span text:style-name="T4923">Week 7 (Thursday, April 16, 2015) - Unit 6 : Chameleon Rock</text:span><text:line-break/><text:span text:style-name="T4924">Prepare Presentation #2</text:span><text:span text:style-name="T4925"><text:line-break/></text:span><text:span text:style-name="T4926"><text:s text:c="4"/></text:span><text:span text:style-name="T4927"><text:line-break/></text:span><text:line-break/><text:span text:style-name="T4928">Week 8 (Thursday, April 23, 2015)</text:span><text:span text:style-name="T4929"><text:s/>- Free Topic Presentation</text:span><text:line-break/><text:span text:style-name="T4930">Weekly Reading</text:span><text:span text:style-name="T4931"><text:line-break/></text:span><text:span text:style-name="T4932"><text:s text:c="3"/>Speaking Tree Chapter 7: Gloves for Ears, 5 time(s)<text:s/></text:span><text:span text:style-name="T4933"><text:line-break/></text:span><text:span text:style-name="T4934">Weekly Listening</text:span><text:span text:style-name="T4935"><text:line-break/></text:span><text:span text:style-name="T4936"><text:s text:c="3"/>Speaking Tree Chapter 7: Gloves for Ears, 5 time(s)<text:s/></text:span><text:span text:style-name="T4937"><text:line-break/></text:span><text:line-break/><text:span text:style-name="T4938">Week 9 (Thursday, April 30, 2015) - Unit 7 : Gloves for Ears</text:span><text:line-break/><text:span text:style-name="T4939">Weekly Reading</text:span><text:span text:style-name="T4940"><text:line-break/></text:span><text:span text:style-name="T4941"><text:s text:c="3"/>Speak</text:span><text:span text:style-name="T4942">ing Tree Chapter 8: The Fingers of God, 5 time(s)<text:s/></text:span><text:span text:style-name="T4943"><text:line-break/></text:span><text:span text:style-name="T4944">Weekly Listening</text:span><text:span text:style-name="T4945"><text:line-break/></text:span><text:span text:style-name="T4946"><text:s text:c="3"/>Speaking Tree Chapter 8: The Fingers of God, 5 time(s)<text:s/></text:span><text:span text:style-name="T4947"><text:line-break/></text:span><text:line-break/><text:span text:style-name="T4948">Week 10 (Thursday, May 7, 2015) - Unit 8 : The Fingers of God</text:span><text:line-break/><text:line-break/><text:span text:style-name="T4949">Week 11 (Thursday, May 14, 2015) -<text:s/></text:span><text:line-break/><text:line-break/><text:span text:style-name="T4950">Week 12 (Thursday, May 21, 2</text:span><text:span text:style-name="T4951">015) -<text:s/></text:span><text:line-break/><text:line-break/><text:span text:style-name="T4952">Week 13 (Thursday, May 28, 2015) -<text:s/></text:span><text:line-break/><text:line-break/><text:line-break/></text:p>
      <table:table table:style-name="Table4953">
        <table:table-columns>
          <table:table-column table:style-name="TableColumn4954"/>
          <table:table-column table:style-name="TableColumn4955"/>
          <table:table-column table:style-name="TableColumn4956"/>
          <table:table-column table:style-name="TableColumn4957"/>
          <table:table-column table:style-name="TableColumn4958"/>
        </table:table-columns>
        <table:table-row table:style-name="TableRow4959">
          <table:table-cell table:style-name="TableCell4960">
            <text:p text:style-name="P4961"><text:span text:style-name="T4962">Date Assigned</text:span></text:p>
          </table:table-cell>
          <table:table-cell table:style-name="TableCell4963">
            <text:p text:style-name="Normal"><text:span text:style-name="T4964">Date Due</text:span></text:p>
          </table:table-cell>
          <table:table-cell table:style-name="TableCell4965">
            <text:p text:style-name="Normal"><text:span text:style-name="T4966">Assignment</text:span></text:p>
          </table:table-cell>
          <table:table-cell table:style-name="TableCell4967">
            <text:p text:style-name="Normal"><text:span text:style-name="T4968">Parent Signature</text:span></text:p>
          </table:table-cell>
          <table:table-cell table:style-name="TableCell4969">
            <text:p text:style-name="Normal"><text:span text:style-name="T4970">Teacher Signature</text:span></text:p>
          </table:table-cell>
        </table:table-row>
        <table:table-row table:style-name="TableRow4971">
          <table:table-cell table:style-name="TableCell4972">
            <text:p text:style-name="Normal"><text:span text:style-name="T4973">3/5/2015</text:span></text:p>
          </table:table-cell>
          <table:table-cell table:style-name="TableCell4974">
            <text:p text:style-name="Normal"><text:span text:style-name="T4975">3/12/2015</text:span></text:p>
          </table:table-cell>
          <table:table-cell table:style-name="TableCell4976">
            <text:p text:style-name="Normal"><text:span text:style-name="T4977">Weekly Reading, <text:s/>Weekly Listening, <text:s/></text:span></text:p>
          </table:table-cell>
          <table:table-cell table:style-name="TableCell4978">
            <text:p text:style-name="Normal"/>
          </table:table-cell>
          <table:table-cell table:style-name="TableCell4979">
            <text:p text:style-name="Normal"/>
          </table:table-cell>
        </table:table-row>
        <table:table-row table:style-name="TableRow4980">
          <table:table-cell table:style-name="TableCell4981">
            <text:p text:style-name="Normal"><text:span text:style-name="T4982">Date Assigned</text:span></text:p>
          </table:table-cell>
          <table:table-cell table:style-name="TableCell4983">
            <text:p text:style-name="Normal"><text:span text:style-name="T4984">Date Due</text:span></text:p>
          </table:table-cell>
          <table:table-cell table:style-name="TableCell4985">
            <text:p text:style-name="Normal"><text:span text:style-name="T4986">Assignment</text:span></text:p>
          </table:table-cell>
          <table:table-cell table:style-name="TableCell4987">
            <text:p text:style-name="Normal"><text:span text:style-name="T4988">Parent Signature</text:span></text:p>
          </table:table-cell>
          <table:table-cell table:style-name="TableCell4989">
            <text:p text:style-name="Normal"><text:span text:style-name="T4990">Teacher Signature</text:span></text:p>
          </table:table-cell>
        </table:table-row>
        <table:table-row table:style-name="TableRow4991">
          <table:table-cell table:style-name="TableCell4992">
            <text:p text:style-name="Normal"><text:span text:style-name="T4993">3/12/2015</text:span></text:p>
          </table:table-cell>
          <table:table-cell table:style-name="TableCell4994">
            <text:p text:style-name="Normal"><text:span text:style-name="T4995">3/19/2015</text:span></text:p>
          </table:table-cell>
          <table:table-cell table:style-name="TableCell4996">
            <text:p text:style-name="Normal"><text:span text:style-name="T4997">Weekly Reading, <text:s/>Weekly Listening, <text:s/></text:span></text:p>
          </table:table-cell>
          <table:table-cell table:style-name="TableCell4998">
            <text:p text:style-name="Normal"/>
          </table:table-cell>
          <table:table-cell table:style-name="TableCell4999">
            <text:p text:style-name="Normal"/>
          </table:table-cell>
        </table:table-row>
        <table:table-row table:style-name="TableRow5000">
          <table:table-cell table:style-name="TableCell5001">
            <text:p text:style-name="Normal"><text:span text:style-name="T5002">Date Assigned</text:span></text:p>
          </table:table-cell>
          <table:table-cell table:style-name="TableCell5003">
            <text:p text:style-name="Normal"><text:span text:style-name="T5004">Date Due</text:span></text:p>
          </table:table-cell>
          <table:table-cell table:style-name="TableCell5005">
            <text:p text:style-name="Normal"><text:span text:style-name="T5006">Assignment</text:span></text:p>
          </table:table-cell>
          <table:table-cell table:style-name="TableCell5007">
            <text:p text:style-name="Normal"><text:span text:style-name="T5008">Parent Signature</text:span></text:p>
          </table:table-cell>
          <table:table-cell table:style-name="TableCell5009">
            <text:p text:style-name="Normal"><text:span text:style-name="T5010">Teacher Signature</text:span></text:p>
          </table:table-cell>
        </table:table-row>
        <table:table-row table:style-name="TableRow5011">
          <table:table-cell table:style-name="TableCell5012">
            <text:p text:style-name="Normal"><text:span text:style-name="T5013">3/19/2015</text:span></text:p>
          </table:table-cell>
          <table:table-cell table:style-name="TableCell5014">
            <text:p text:style-name="Normal"><text:span text:style-name="T5015">3/26/2015</text:span></text:p>
          </table:table-cell>
          <table:table-cell table:style-name="TableCell5016">
            <text:p text:style-name="Normal"><text:span text:style-name="T5017">Prepare Presentation #1, <text:s/></text:span></text:p>
          </table:table-cell>
          <table:table-cell table:style-name="TableCell5018">
            <text:p text:style-name="Normal"/>
          </table:table-cell>
          <table:table-cell table:style-name="TableCell5019">
            <text:p text:style-name="Normal"/>
          </table:table-cell>
        </table:table-row>
        <table:table-row table:style-name="TableRow5020">
          <table:table-cell table:style-name="TableCell5021">
            <text:p text:style-name="Normal"><text:span text:style-name="T5022">Date Assigned</text:span></text:p>
          </table:table-cell>
          <table:table-cell table:style-name="TableCell5023">
            <text:p text:style-name="Normal"><text:span text:style-name="T5024">Date Due</text:span></text:p>
          </table:table-cell>
          <table:table-cell table:style-name="TableCell5025">
            <text:p text:style-name="Normal"><text:span text:style-name="T5026">Assignment</text:span></text:p>
          </table:table-cell>
          <table:table-cell table:style-name="TableCell5027">
            <text:p text:style-name="Normal"><text:span text:style-name="T5028">Parent Signature</text:span></text:p>
          </table:table-cell>
          <table:table-cell table:style-name="TableCell5029">
            <text:p text:style-name="Normal"><text:span text:style-name="T5030">Teacher Signature</text:span></text:p>
          </table:table-cell>
        </table:table-row>
        <table:table-row table:style-name="TableRow5031">
          <table:table-cell table:style-name="TableCell5032">
            <text:p text:style-name="Normal"><text:span text:style-name="T5033">3/26/2015</text:span></text:p>
          </table:table-cell>
          <table:table-cell table:style-name="TableCell5034">
            <text:p text:style-name="Normal"><text:span text:style-name="T5035">4/2/2015</text:span></text:p>
          </table:table-cell>
          <table:table-cell table:style-name="TableCell5036">
            <text:p text:style-name="Normal"><text:span text:style-name="T5037">Weekly Reading, <text:s/>Weekly Listening, <text:s/></text:span></text:p>
          </table:table-cell>
          <table:table-cell table:style-name="TableCell5038">
            <text:p text:style-name="Normal"/>
          </table:table-cell>
          <table:table-cell table:style-name="TableCell5039">
            <text:p text:style-name="Normal"/>
          </table:table-cell>
        </table:table-row>
        <table:table-row table:style-name="TableRow5040">
          <table:table-cell table:style-name="TableCell5041">
            <text:p text:style-name="Normal"><text:span text:style-name="T5042">Date Assigned</text:span></text:p>
          </table:table-cell>
          <table:table-cell table:style-name="TableCell5043">
            <text:p text:style-name="Normal"><text:span text:style-name="T5044">Date Due</text:span></text:p>
          </table:table-cell>
          <table:table-cell table:style-name="TableCell5045">
            <text:p text:style-name="Normal"><text:span text:style-name="T5046">Assignment</text:span></text:p>
          </table:table-cell>
          <table:table-cell table:style-name="TableCell5047">
            <text:p text:style-name="Normal"><text:span text:style-name="T5048">Parent Signature</text:span></text:p>
          </table:table-cell>
          <table:table-cell table:style-name="TableCell5049">
            <text:p text:style-name="Normal"><text:span text:style-name="T5050">Teacher Signature</text:span></text:p>
          </table:table-cell>
        </table:table-row>
        <table:table-row table:style-name="TableRow5051">
          <table:table-cell table:style-name="TableCell5052">
            <text:p text:style-name="Normal"><text:span text:style-name="T5053">4/2/2015</text:span></text:p>
          </table:table-cell>
          <table:table-cell table:style-name="TableCell5054">
            <text:p text:style-name="Normal"><text:span text:style-name="T5055">4/9/2015</text:span></text:p>
          </table:table-cell>
          <table:table-cell table:style-name="TableCell5056">
            <text:p text:style-name="Normal"><text:span text:style-name="T5057">Weekly Reading, <text:s/>Weekly Listening, <text:s/></text:span></text:p>
          </table:table-cell>
          <table:table-cell table:style-name="TableCell5058">
            <text:p text:style-name="Normal"/>
          </table:table-cell>
          <table:table-cell table:style-name="TableCell5059">
            <text:p text:style-name="Normal"/>
          </table:table-cell>
        </table:table-row>
        <table:table-row table:style-name="TableRow5060">
          <table:table-cell table:style-name="TableCell5061">
            <text:p text:style-name="Normal"><text:span text:style-name="T5062">Date Assigned</text:span></text:p>
          </table:table-cell>
          <table:table-cell table:style-name="TableCell5063">
            <text:p text:style-name="Normal"><text:span text:style-name="T5064">Date Due</text:span></text:p>
          </table:table-cell>
          <table:table-cell table:style-name="TableCell5065">
            <text:p text:style-name="Normal"><text:span text:style-name="T5066">Assignment</text:span></text:p>
          </table:table-cell>
          <table:table-cell table:style-name="TableCell5067">
            <text:p text:style-name="Normal"><text:span text:style-name="T5068">Parent Signature</text:span></text:p>
          </table:table-cell>
          <table:table-cell table:style-name="TableCell5069">
            <text:p text:style-name="Normal"><text:span text:style-name="T5070">Teacher Signature</text:span></text:p>
          </table:table-cell>
        </table:table-row>
        <table:table-row table:style-name="TableRow5071">
          <table:table-cell table:style-name="TableCell5072">
            <text:p text:style-name="Normal"><text:span text:style-name="T5073">4/9/2015</text:span></text:p>
          </table:table-cell>
          <table:table-cell table:style-name="TableCell5074">
            <text:p text:style-name="Normal"><text:span text:style-name="T5075">4/16/2015</text:span></text:p>
          </table:table-cell>
          <table:table-cell table:style-name="TableCell5076">
            <text:p text:style-name="Normal"><text:span text:style-name="T5077">Weekly Reading, <text:s/>Weekly Listening, <text:s/></text:span></text:p>
          </table:table-cell>
          <table:table-cell table:style-name="TableCell5078">
            <text:p text:style-name="Normal"/>
          </table:table-cell>
          <table:table-cell table:style-name="TableCell5079">
            <text:p text:style-name="Normal"/>
          </table:table-cell>
        </table:table-row>
        <table:table-row table:style-name="TableRow5080">
          <table:table-cell table:style-name="TableCell5081">
            <text:p text:style-name="Normal"><text:span text:style-name="T5082">Date Assigned</text:span></text:p>
          </table:table-cell>
          <table:table-cell table:style-name="TableCell5083">
            <text:p text:style-name="Normal"><text:span text:style-name="T5084">Date Due</text:span></text:p>
          </table:table-cell>
          <table:table-cell table:style-name="TableCell5085">
            <text:p text:style-name="Normal"><text:span text:style-name="T5086">Assignment</text:span></text:p>
          </table:table-cell>
          <table:table-cell table:style-name="TableCell5087">
            <text:p text:style-name="Normal"><text:span text:style-name="T5088">Parent Signature</text:span></text:p>
          </table:table-cell>
          <table:table-cell table:style-name="TableCell5089">
            <text:p text:style-name="Normal"><text:span text:style-name="T5090">Teacher Signature</text:span></text:p>
          </table:table-cell>
        </table:table-row>
        <table:table-row table:style-name="TableRow5091">
          <table:table-cell table:style-name="TableCell5092">
            <text:p text:style-name="Normal"><text:span text:style-name="T5093">4/16/2015</text:span></text:p>
          </table:table-cell>
          <table:table-cell table:style-name="TableCell5094">
            <text:p text:style-name="Normal"><text:span text:style-name="T5095">4/23/2015</text:span></text:p>
          </table:table-cell>
          <table:table-cell table:style-name="TableCell5096">
            <text:p text:style-name="Normal"><text:span text:style-name="T5097">Prepare Presentation #2, <text:s/></text:span></text:p>
          </table:table-cell>
          <table:table-cell table:style-name="TableCell5098">
            <text:p text:style-name="Normal"/>
          </table:table-cell>
          <table:table-cell table:style-name="TableCell5099">
            <text:p text:style-name="Normal"/>
          </table:table-cell>
        </table:table-row>
        <table:table-row table:style-name="TableRow5100">
          <table:table-cell table:style-name="TableCell5101">
            <text:p text:style-name="Normal"><text:span text:style-name="T5102">Date Assigned</text:span></text:p>
          </table:table-cell>
          <table:table-cell table:style-name="TableCell5103">
            <text:p text:style-name="Normal"><text:span text:style-name="T5104">Date Due</text:span></text:p>
          </table:table-cell>
          <table:table-cell table:style-name="TableCell5105">
            <text:p text:style-name="Normal"><text:span text:style-name="T5106">Assignment</text:span></text:p>
          </table:table-cell>
          <table:table-cell table:style-name="TableCell5107">
            <text:p text:style-name="Normal"><text:span text:style-name="T5108">Parent Signature</text:span></text:p>
          </table:table-cell>
          <table:table-cell table:style-name="TableCell5109">
            <text:p text:style-name="Normal"><text:span text:style-name="T5110">Teacher Signature</text:span></text:p>
          </table:table-cell>
        </table:table-row>
        <table:table-row table:style-name="TableRow5111">
          <table:table-cell table:style-name="TableCell5112">
            <text:p text:style-name="Normal"><text:span text:style-name="T5113">4/23/2015</text:span></text:p>
          </table:table-cell>
          <table:table-cell table:style-name="TableCell5114">
            <text:p text:style-name="Normal"><text:span text:style-name="T5115">4/30/2015</text:span></text:p>
          </table:table-cell>
          <table:table-cell table:style-name="TableCell5116">
            <text:p text:style-name="Normal"><text:span text:style-name="T5117">Weekly Reading, <text:s/>Weekly Listening, <text:s/></text:span></text:p>
          </table:table-cell>
          <table:table-cell table:style-name="TableCell5118">
            <text:p text:style-name="Normal"/>
          </table:table-cell>
          <table:table-cell table:style-name="TableCell5119">
            <text:p text:style-name="Normal"/>
          </table:table-cell>
        </table:table-row>
        <table:table-row table:style-name="TableRow5120">
          <table:table-cell table:style-name="TableCell5121">
            <text:p text:style-name="Normal"><text:span text:style-name="T5122">Date Assigned</text:span></text:p>
          </table:table-cell>
          <table:table-cell table:style-name="TableCell5123">
            <text:p text:style-name="Normal"><text:span text:style-name="T5124">Date Due</text:span></text:p>
          </table:table-cell>
          <table:table-cell table:style-name="TableCell5125">
            <text:p text:style-name="Normal"><text:span text:style-name="T5126">Assignment</text:span></text:p>
          </table:table-cell>
          <table:table-cell table:style-name="TableCell5127">
            <text:p text:style-name="Normal"><text:span text:style-name="T5128">Parent Signature</text:span></text:p>
          </table:table-cell>
          <table:table-cell table:style-name="TableCell5129">
            <text:p text:style-name="Normal"><text:span text:style-name="T5130">Teacher Signature</text:span></text:p>
          </table:table-cell>
        </table:table-row>
        <table:table-row table:style-name="TableRow5131">
          <table:table-cell table:style-name="TableCell5132">
            <text:p text:style-name="Normal"><text:span text:style-name="T5133">4/30/2015</text:span></text:p>
          </table:table-cell>
          <table:table-cell table:style-name="TableCell5134">
            <text:p text:style-name="Normal"><text:span text:style-name="T5135">5/7/2015</text:span></text:p>
          </table:table-cell>
          <table:table-cell table:style-name="TableCell5136">
            <text:p text:style-name="Normal"><text:span text:style-name="T5137">Weekly Reading, <text:s/>Weekly Listening, <text:s/></text:span></text:p>
          </table:table-cell>
          <table:table-cell table:style-name="TableCell5138">
            <text:p text:style-name="Normal"/>
          </table:table-cell>
          <table:table-cell table:style-name="TableCell5139">
            <text:p text:style-name="Normal"/>
          </table:table-cell>
        </table:table-row>
        <table:table-row table:style-name="TableRow5140">
          <table:table-cell table:style-name="TableCell5141">
            <text:p text:style-name="Normal"><text:span text:style-name="T5142">Date Assigned</text:span></text:p>
          </table:table-cell>
          <table:table-cell table:style-name="TableCell5143">
            <text:p text:style-name="Normal"><text:span text:style-name="T5144">Date Due</text:span></text:p>
          </table:table-cell>
          <table:table-cell table:style-name="TableCell5145">
            <text:p text:style-name="Normal"><text:span text:style-name="T5146">Assignment</text:span></text:p>
          </table:table-cell>
          <table:table-cell table:style-name="TableCell5147">
            <text:p text:style-name="Normal"><text:span text:style-name="T5148">Parent Signature</text:span></text:p>
          </table:table-cell>
          <table:table-cell table:style-name="TableCell5149">
            <text:p text:style-name="Normal"><text:span text:style-name="T5150">Teacher<text:s/></text:span><text:span text:style-name="T5151">Signature</text:span></text:p>
          </table:table-cell>
        </table:table-row>
        <table:table-row table:style-name="TableRow5152">
          <table:table-cell table:style-name="TableCell5153">
            <text:p text:style-name="Normal"><text:span text:style-name="T5154">5/7/2015</text:span></text:p>
          </table:table-cell>
          <table:table-cell table:style-name="TableCell5155">
            <text:p text:style-name="Normal"><text:span text:style-name="T5156">5/14/2015</text:span></text:p>
          </table:table-cell>
          <table:table-cell table:style-name="TableCell5157">
            <text:p text:style-name="Normal"/>
          </table:table-cell>
          <table:table-cell table:style-name="TableCell5158">
            <text:p text:style-name="Normal"/>
          </table:table-cell>
          <table:table-cell table:style-name="TableCell5159">
            <text:p text:style-name="Normal"/>
          </table:table-cell>
        </table:table-row>
        <table:table-row table:style-name="TableRow5160">
          <table:table-cell table:style-name="TableCell5161">
            <text:p text:style-name="Normal"><text:span text:style-name="T5162">Date Assigned</text:span></text:p>
          </table:table-cell>
          <table:table-cell table:style-name="TableCell5163">
            <text:p text:style-name="Normal"><text:span text:style-name="T5164">Date Due</text:span></text:p>
          </table:table-cell>
          <table:table-cell table:style-name="TableCell5165">
            <text:p text:style-name="Normal"><text:span text:style-name="T5166">Assignment</text:span></text:p>
          </table:table-cell>
          <table:table-cell table:style-name="TableCell5167">
            <text:p text:style-name="Normal"><text:span text:style-name="T5168">Parent Signature</text:span></text:p>
          </table:table-cell>
          <table:table-cell table:style-name="TableCell5169">
            <text:p text:style-name="Normal"><text:span text:style-name="T5170">Teacher Signature</text:span></text:p>
          </table:table-cell>
        </table:table-row>
        <table:table-row table:style-name="TableRow5171">
          <table:table-cell table:style-name="TableCell5172">
            <text:p text:style-name="Normal"><text:span text:style-name="T5173">5/14/2015</text:span></text:p>
          </table:table-cell>
          <table:table-cell table:style-name="TableCell5174">
            <text:p text:style-name="Normal"><text:span text:style-name="T5175">5/21/2015</text:span></text:p>
          </table:table-cell>
          <table:table-cell table:style-name="TableCell5176">
            <text:p text:style-name="Normal"/>
          </table:table-cell>
          <table:table-cell table:style-name="TableCell5177">
            <text:p text:style-name="Normal"/>
          </table:table-cell>
          <table:table-cell table:style-name="TableCell5178">
            <text:p text:style-name="Normal"/>
          </table:table-cell>
        </table:table-row>
        <table:table-row table:style-name="TableRow5179">
          <table:table-cell table:style-name="TableCell5180">
            <text:p text:style-name="Normal"><text:span text:style-name="T5181">Date Assigned</text:span></text:p>
          </table:table-cell>
          <table:table-cell table:style-name="TableCell5182">
            <text:p text:style-name="Normal"><text:span text:style-name="T5183">Date Due</text:span></text:p>
          </table:table-cell>
          <table:table-cell table:style-name="TableCell5184">
            <text:p text:style-name="Normal"><text:span text:style-name="T5185">Assignment</text:span></text:p>
          </table:table-cell>
          <table:table-cell table:style-name="TableCell5186">
            <text:p text:style-name="Normal"><text:span text:style-name="T5187">Parent Signature</text:span></text:p>
          </table:table-cell>
          <table:table-cell table:style-name="TableCell5188">
            <text:p text:style-name="Normal"><text:span text:style-name="T5189">Teacher Signature</text:span></text:p>
          </table:table-cell>
        </table:table-row>
        <table:table-row table:style-name="TableRow5190">
          <table:table-cell table:style-name="TableCell5191">
            <text:p text:style-name="Normal"><text:span text:style-name="T5192">5/21/2015</text:span></text:p>
          </table:table-cell>
          <table:table-cell table:style-name="TableCell5193">
            <text:p text:style-name="Normal"><text:span text:style-name="T5194">5/28/2015</text:span></text:p>
          </table:table-cell>
          <table:table-cell table:style-name="TableCell5195">
            <text:p text:style-name="Normal"/>
          </table:table-cell>
          <table:table-cell table:style-name="TableCell5196">
            <text:p text:style-name="Normal"/>
          </table:table-cell>
          <table:table-cell table:style-name="TableCell5197">
            <text:p text:style-name="Normal"/>
          </table:table-cell>
        </table:table-row>
        <table:table-row table:style-name="TableRow5198">
          <table:table-cell table:style-name="TableCell5199">
            <text:p text:style-name="Normal"><text:span text:style-name="T5200">Date Assigned</text:span></text:p>
          </table:table-cell>
          <table:table-cell table:style-name="TableCell5201">
            <text:p text:style-name="Normal"><text:span text:style-name="T5202">Date Due</text:span></text:p>
          </table:table-cell>
          <table:table-cell table:style-name="TableCell5203">
            <text:p text:style-name="Normal"><text:span text:style-name="T5204">Assignment</text:span></text:p>
          </table:table-cell>
          <table:table-cell table:style-name="TableCell5205">
            <text:p text:style-name="Normal"><text:span text:style-name="T5206">Parent Signature</text:span></text:p>
          </table:table-cell>
          <table:table-cell table:style-name="TableCell5207">
            <text:p text:style-name="Normal"><text:span text:style-name="T5208">Teacher Signature</text:span></text:p>
          </table:table-cell>
        </table:table-row>
        <table:table-row table:style-name="TableRow5209">
          <table:table-cell table:style-name="TableCell5210">
            <text:p text:style-name="Normal"><text:span text:style-name="T5211">5/28/2015</text:span></text:p>
          </table:table-cell>
          <table:table-cell table:style-name="TableCell5212">
            <text:p text:style-name="Normal"><text:span text:style-name="T5213">6/4/2015</text:span></text:p>
          </table:table-cell>
          <table:table-cell table:style-name="TableCell5214">
            <text:p text:style-name="Normal"/>
          </table:table-cell>
          <table:table-cell table:style-name="TableCell5215">
            <text:p text:style-name="Normal"/>
          </table:table-cell>
          <table:table-cell table:style-name="TableCell5216">
            <text:p text:style-name="Normal"/>
          </table:table-cell>
        </table:table-row>
      </table:table>
      <text:p text:style-name="P5217">안녕하세요.<text:line-break/>아래의<text:s/>표는2/27/2015부터<text:s/>5/28/2015까지<text:s/>JLS의<text:s/>네이티브<text:s/>선생님<text:s/>수업을<text:s/>듣는<text:s/>여러분의<text:s/>자녀들을<text:s/>위해<text:s/>만들어진<text:s/>과제<text:s/>일람표입니다.<text:line-break/>최서윤<text:s/>학생이<text:s/>과제를<text:s/>잘<text:s/>따라가고<text:s/>있는지<text:s/>확인해보세요.<text:line-break/>감사합니다.<text:line-break/>John, JLS NT</text:p>
      <table:table table:style-name="Table5218">
        <table:table-columns>
          <table:table-column table:style-name="TableColumn5219"/>
          <table:table-column table:style-name="TableColumn5220"/>
          <table:table-column table:style-name="TableColumn5221"/>
        </table:table-columns>
        <table:table-row table:style-name="TableRow5222">
          <table:table-cell table:style-name="TableCell5223">
            <text:p text:style-name="Normal"><text:span text:style-name="T5224">Date Assigned</text:span></text:p>
          </table:table-cell>
          <table:table-cell table:style-name="TableCell5225">
            <text:p text:style-name="Normal"><text:span text:style-name="T5226">Date Due</text:span></text:p>
          </table:table-cell>
          <table:table-cell table:style-name="TableCell5227">
            <text:p text:style-name="Normal"><text:span text:style-name="T5228">Assignment</text:span></text:p>
          </table:table-cell>
        </table:table-row>
        <table:table-row table:style-name="TableRow5229">
          <table:table-cell table:style-name="TableCell5230">
            <text:p text:style-name="Normal"><text:span text:style-name="T5231">3/5/2015</text:span></text:p>
          </table:table-cell>
          <table:table-cell table:style-name="TableCell5232">
            <text:p text:style-name="Normal"><text:span text:style-name="T5233">3/12/2015</text:span></text:p>
          </table:table-cell>
          <table:table-cell table:style-name="TableCell5234">
            <text:p text:style-name="Normal"><text:span text:style-name="T5235">Week</text:span><text:span text:style-name="T5236">ly Reading, <text:s/>Weekly Listening, <text:s/></text:span></text:p>
          </table:table-cell>
        </table:table-row>
        <table:table-row table:style-name="TableRow5237">
          <table:table-cell table:style-name="TableCell5238">
            <text:p text:style-name="Normal"><text:span text:style-name="T5239">Date Assigned</text:span></text:p>
          </table:table-cell>
          <table:table-cell table:style-name="TableCell5240">
            <text:p text:style-name="Normal"><text:span text:style-name="T5241">Date Due</text:span></text:p>
          </table:table-cell>
          <table:table-cell table:style-name="TableCell5242">
            <text:p text:style-name="Normal"><text:span text:style-name="T5243">Assignment</text:span></text:p>
          </table:table-cell>
        </table:table-row>
        <table:table-row table:style-name="TableRow5244">
          <table:table-cell table:style-name="TableCell5245">
            <text:p text:style-name="Normal"><text:span text:style-name="T5246">3/12/2015</text:span></text:p>
          </table:table-cell>
          <table:table-cell table:style-name="TableCell5247">
            <text:p text:style-name="Normal"><text:span text:style-name="T5248">3/19/2015</text:span></text:p>
          </table:table-cell>
          <table:table-cell table:style-name="TableCell5249">
            <text:p text:style-name="Normal"><text:span text:style-name="T5250">Weekly Reading, <text:s/>Weekly Listening, <text:s/></text:span></text:p>
          </table:table-cell>
        </table:table-row>
        <table:table-row table:style-name="TableRow5251">
          <table:table-cell table:style-name="TableCell5252">
            <text:p text:style-name="Normal"><text:span text:style-name="T5253">Date Assigned</text:span></text:p>
          </table:table-cell>
          <table:table-cell table:style-name="TableCell5254">
            <text:p text:style-name="Normal"><text:span text:style-name="T5255">Date Due</text:span></text:p>
          </table:table-cell>
          <table:table-cell table:style-name="TableCell5256">
            <text:p text:style-name="Normal"><text:span text:style-name="T5257">Assignment</text:span></text:p>
          </table:table-cell>
        </table:table-row>
        <table:table-row table:style-name="TableRow5258">
          <table:table-cell table:style-name="TableCell5259">
            <text:p text:style-name="Normal"><text:span text:style-name="T5260">3/19/2015</text:span></text:p>
          </table:table-cell>
          <table:table-cell table:style-name="TableCell5261">
            <text:p text:style-name="Normal"><text:span text:style-name="T5262">3/26/2015</text:span></text:p>
          </table:table-cell>
          <table:table-cell table:style-name="TableCell5263">
            <text:p text:style-name="Normal"><text:span text:style-name="T5264">Prepare Presentation #1, <text:s/></text:span></text:p>
          </table:table-cell>
        </table:table-row>
        <table:table-row table:style-name="TableRow5265">
          <table:table-cell table:style-name="TableCell5266">
            <text:p text:style-name="Normal"><text:span text:style-name="T5267">Date Assigned</text:span></text:p>
          </table:table-cell>
          <table:table-cell table:style-name="TableCell5268">
            <text:p text:style-name="Normal"><text:span text:style-name="T5269">Date Due</text:span></text:p>
          </table:table-cell>
          <table:table-cell table:style-name="TableCell5270">
            <text:p text:style-name="Normal"><text:span text:style-name="T5271">Assignment</text:span></text:p>
          </table:table-cell>
        </table:table-row>
        <table:table-row table:style-name="TableRow5272">
          <table:table-cell table:style-name="TableCell5273">
            <text:p text:style-name="Normal"><text:span text:style-name="T5274">3/26/2015</text:span></text:p>
          </table:table-cell>
          <table:table-cell table:style-name="TableCell5275">
            <text:p text:style-name="Normal"><text:span text:style-name="T5276">4/2/2015</text:span></text:p>
          </table:table-cell>
          <table:table-cell table:style-name="TableCell5277">
            <text:p text:style-name="Normal"><text:span text:style-name="T5278">Weekly Reading, <text:s/>Weekly Listening, <text:s/></text:span></text:p>
          </table:table-cell>
        </table:table-row>
        <table:table-row table:style-name="TableRow5279">
          <table:table-cell table:style-name="TableCell5280">
            <text:p text:style-name="Normal"><text:span text:style-name="T5281">Date Assigned</text:span></text:p>
          </table:table-cell>
          <table:table-cell table:style-name="TableCell5282">
            <text:p text:style-name="Normal"><text:span text:style-name="T5283">Date Due</text:span></text:p>
          </table:table-cell>
          <table:table-cell table:style-name="TableCell5284">
            <text:p text:style-name="Normal"><text:span text:style-name="T5285">Assignment</text:span></text:p>
          </table:table-cell>
        </table:table-row>
        <table:table-row table:style-name="TableRow5286">
          <table:table-cell table:style-name="TableCell5287">
            <text:p text:style-name="Normal"><text:span text:style-name="T5288">4/2/2015</text:span></text:p>
          </table:table-cell>
          <table:table-cell table:style-name="TableCell5289">
            <text:p text:style-name="Normal"><text:span text:style-name="T5290">4/9/2015</text:span></text:p>
          </table:table-cell>
          <table:table-cell table:style-name="TableCell5291">
            <text:p text:style-name="Normal"><text:span text:style-name="T5292">Weekly Reading, <text:s/>Weekly Listening, <text:s/></text:span></text:p>
          </table:table-cell>
        </table:table-row>
        <table:table-row table:style-name="TableRow5293">
          <table:table-cell table:style-name="TableCell5294">
            <text:p text:style-name="Normal"><text:span text:style-name="T5295">Date Assigned</text:span></text:p>
          </table:table-cell>
          <table:table-cell table:style-name="TableCell5296">
            <text:p text:style-name="Normal"><text:span text:style-name="T5297">Date Due</text:span></text:p>
          </table:table-cell>
          <table:table-cell table:style-name="TableCell5298">
            <text:p text:style-name="Normal"><text:span text:style-name="T5299">Assignment</text:span></text:p>
          </table:table-cell>
        </table:table-row>
        <table:table-row table:style-name="TableRow5300">
          <table:table-cell table:style-name="TableCell5301">
            <text:p text:style-name="Normal"><text:span text:style-name="T5302">4/9/2015</text:span></text:p>
          </table:table-cell>
          <table:table-cell table:style-name="TableCell5303">
            <text:p text:style-name="Normal"><text:span text:style-name="T5304">4/16/2015</text:span></text:p>
          </table:table-cell>
          <table:table-cell table:style-name="TableCell5305">
            <text:p text:style-name="Normal"><text:span text:style-name="T5306">Weekly Reading, <text:s/>Weekly Listening, <text:s/></text:span></text:p>
          </table:table-cell>
        </table:table-row>
        <table:table-row table:style-name="TableRow5307">
          <table:table-cell table:style-name="TableCell5308">
            <text:p text:style-name="Normal"><text:span text:style-name="T5309">Date Assigned</text:span></text:p>
          </table:table-cell>
          <table:table-cell table:style-name="TableCell5310">
            <text:p text:style-name="Normal"><text:span text:style-name="T5311">Date Due</text:span></text:p>
          </table:table-cell>
          <table:table-cell table:style-name="TableCell5312">
            <text:p text:style-name="Normal"><text:span text:style-name="T5313">Assignment</text:span></text:p>
          </table:table-cell>
        </table:table-row>
        <table:table-row table:style-name="TableRow5314">
          <table:table-cell table:style-name="TableCell5315">
            <text:p text:style-name="Normal"><text:span text:style-name="T5316">4/16/2015</text:span></text:p>
          </table:table-cell>
          <table:table-cell table:style-name="TableCell5317">
            <text:p text:style-name="Normal"><text:span text:style-name="T5318">4/23/2015</text:span></text:p>
          </table:table-cell>
          <table:table-cell table:style-name="TableCell5319">
            <text:p text:style-name="Normal"><text:span text:style-name="T5320">Prepare Presentation #2, <text:s/></text:span></text:p>
          </table:table-cell>
        </table:table-row>
        <table:table-row table:style-name="TableRow5321">
          <table:table-cell table:style-name="TableCell5322">
            <text:p text:style-name="Normal"><text:span text:style-name="T5323">Date Assigned</text:span></text:p>
          </table:table-cell>
          <table:table-cell table:style-name="TableCell5324">
            <text:p text:style-name="Normal"><text:span text:style-name="T5325">Date Due</text:span></text:p>
          </table:table-cell>
          <table:table-cell table:style-name="TableCell5326">
            <text:p text:style-name="Normal"><text:span text:style-name="T5327">Assignment</text:span></text:p>
          </table:table-cell>
        </table:table-row>
        <table:table-row table:style-name="TableRow5328">
          <table:table-cell table:style-name="TableCell5329">
            <text:p text:style-name="Normal"><text:span text:style-name="T5330">4/23/2015</text:span></text:p>
          </table:table-cell>
          <table:table-cell table:style-name="TableCell5331">
            <text:p text:style-name="Normal"><text:span text:style-name="T5332">4/30/2015</text:span></text:p>
          </table:table-cell>
          <table:table-cell table:style-name="TableCell5333">
            <text:p text:style-name="Normal"><text:span text:style-name="T5334">Weekly Reading, <text:s/>Weekly Listening, <text:s/></text:span></text:p>
          </table:table-cell>
        </table:table-row>
        <table:table-row table:style-name="TableRow5335">
          <table:table-cell table:style-name="TableCell5336">
            <text:p text:style-name="Normal"><text:span text:style-name="T5337">Date Assigned</text:span></text:p>
          </table:table-cell>
          <table:table-cell table:style-name="TableCell5338">
            <text:p text:style-name="Normal"><text:span text:style-name="T5339">Date Due</text:span></text:p>
          </table:table-cell>
          <table:table-cell table:style-name="TableCell5340">
            <text:p text:style-name="Normal"><text:span text:style-name="T5341">Assignment</text:span></text:p>
          </table:table-cell>
        </table:table-row>
        <table:table-row table:style-name="TableRow5342">
          <table:table-cell table:style-name="TableCell5343">
            <text:p text:style-name="Normal"><text:span text:style-name="T5344">4/30/2015</text:span></text:p>
          </table:table-cell>
          <table:table-cell table:style-name="TableCell5345">
            <text:p text:style-name="Normal"><text:span text:style-name="T5346">5/7/2015</text:span></text:p>
          </table:table-cell>
          <table:table-cell table:style-name="TableCell5347">
            <text:p text:style-name="Normal"><text:span text:style-name="T5348">Weekly Reading, <text:s/>Weekly Listening, <text:s/></text:span></text:p>
          </table:table-cell>
        </table:table-row>
        <table:table-row table:style-name="TableRow5349">
          <table:table-cell table:style-name="TableCell5350">
            <text:p text:style-name="Normal"><text:span text:style-name="T5351">Date<text:s/></text:span><text:span text:style-name="T5352">Assigned</text:span></text:p>
          </table:table-cell>
          <table:table-cell table:style-name="TableCell5353">
            <text:p text:style-name="Normal"><text:span text:style-name="T5354">Date Due</text:span></text:p>
          </table:table-cell>
          <table:table-cell table:style-name="TableCell5355">
            <text:p text:style-name="Normal"><text:span text:style-name="T5356">Assignment</text:span></text:p>
          </table:table-cell>
        </table:table-row>
        <table:table-row table:style-name="TableRow5357">
          <table:table-cell table:style-name="TableCell5358">
            <text:p text:style-name="Normal"><text:span text:style-name="T5359">5/7/2015</text:span></text:p>
          </table:table-cell>
          <table:table-cell table:style-name="TableCell5360">
            <text:p text:style-name="Normal"><text:span text:style-name="T5361">5/14/2015</text:span></text:p>
          </table:table-cell>
          <table:table-cell table:style-name="TableCell5362">
            <text:p text:style-name="Normal"/>
          </table:table-cell>
        </table:table-row>
        <table:table-row table:style-name="TableRow5363">
          <table:table-cell table:style-name="TableCell5364">
            <text:p text:style-name="Normal"><text:span text:style-name="T5365">Date Assigned</text:span></text:p>
          </table:table-cell>
          <table:table-cell table:style-name="TableCell5366">
            <text:p text:style-name="Normal"><text:span text:style-name="T5367">Date Due</text:span></text:p>
          </table:table-cell>
          <table:table-cell table:style-name="TableCell5368">
            <text:p text:style-name="Normal"><text:span text:style-name="T5369">Assignment</text:span></text:p>
          </table:table-cell>
        </table:table-row>
        <table:table-row table:style-name="TableRow5370">
          <table:table-cell table:style-name="TableCell5371">
            <text:p text:style-name="Normal"><text:span text:style-name="T5372">5/14/2015</text:span></text:p>
          </table:table-cell>
          <table:table-cell table:style-name="TableCell5373">
            <text:p text:style-name="Normal"><text:span text:style-name="T5374">5/21/2015</text:span></text:p>
          </table:table-cell>
          <table:table-cell table:style-name="TableCell5375">
            <text:p text:style-name="Normal"/>
          </table:table-cell>
        </table:table-row>
        <table:table-row table:style-name="TableRow5376">
          <table:table-cell table:style-name="TableCell5377">
            <text:p text:style-name="Normal"><text:span text:style-name="T5378">Date Assigned</text:span></text:p>
          </table:table-cell>
          <table:table-cell table:style-name="TableCell5379">
            <text:p text:style-name="Normal"><text:span text:style-name="T5380">Date Due</text:span></text:p>
          </table:table-cell>
          <table:table-cell table:style-name="TableCell5381">
            <text:p text:style-name="Normal"><text:span text:style-name="T5382">Assignment</text:span></text:p>
          </table:table-cell>
        </table:table-row>
        <table:table-row table:style-name="TableRow5383">
          <table:table-cell table:style-name="TableCell5384">
            <text:p text:style-name="Normal"><text:span text:style-name="T5385">5/21/2015</text:span></text:p>
          </table:table-cell>
          <table:table-cell table:style-name="TableCell5386">
            <text:p text:style-name="Normal"><text:span text:style-name="T5387">5/28/2015</text:span></text:p>
          </table:table-cell>
          <table:table-cell table:style-name="TableCell5388">
            <text:p text:style-name="Normal"/>
          </table:table-cell>
        </table:table-row>
        <table:table-row table:style-name="TableRow5389">
          <table:table-cell table:style-name="TableCell5390">
            <text:p text:style-name="Normal"><text:span text:style-name="T5391">Date Assigned</text:span></text:p>
          </table:table-cell>
          <table:table-cell table:style-name="TableCell5392">
            <text:p text:style-name="Normal"><text:span text:style-name="T5393">Date Due</text:span></text:p>
          </table:table-cell>
          <table:table-cell table:style-name="TableCell5394">
            <text:p text:style-name="Normal"><text:span text:style-name="T5395">Assignment</text:span></text:p>
          </table:table-cell>
        </table:table-row>
        <table:table-row table:style-name="TableRow5396">
          <table:table-cell table:style-name="TableCell5397">
            <text:p text:style-name="Normal"><text:span text:style-name="T5398">5/28/2015</text:span></text:p>
          </table:table-cell>
          <table:table-cell table:style-name="TableCell5399">
            <text:p text:style-name="Normal"><text:span text:style-name="T5400">6/4/2015</text:span></text:p>
          </table:table-cell>
          <table:table-cell table:style-name="TableCell5401">
            <text:p text:style-name="Normal"/>
          </table:table-cell>
        </table:table-row>
      </table:table>
      <text:p text:style-name="P5402"><text:span text:style-name="T5403">Hebacis (</text:span><text:span text:style-name="T5404">최지수</text:span><text:span text:style-name="T5405">)</text:span></text:p>
      <text:p text:style-name="Normal"><text:span text:style-name="T5406">John's Class,<text:s/></text:span><text:span text:style-name="T5407">Thursday at 4:40-5:30</text:span><text:line-break/></text:p>
      <text:p text:style-name="Normal"><text:span text:style-name="T5408">Syllabus:</text:span><text:line-break/><text:span text:style-name="T5409">Please complete the homework each week. If you miss a class, please complete the homework for the next week as well.</text:span><text:line-break/><text:span text:style-name="T5410">Week 1 (Thursday, March 5, 2015) - Unit 1 : Coral Reefs</text:span><text:line-break/><text:span text:style-name="T5411">Weekly Reading</text:span><text:span text:style-name="T5412"><text:line-break/></text:span><text:span text:style-name="T5413"><text:s text:c="3"/>Speaking Tree Chapter 2: The Ber</text:span><text:span text:style-name="T5414">muda Triangle, 5 time(s)<text:s/></text:span><text:span text:style-name="T5415"><text:line-break/></text:span><text:span text:style-name="T5416">Weekly Listening</text:span><text:span text:style-name="T5417"><text:line-break/></text:span><text:span text:style-name="T5418"><text:s text:c="3"/>Speaking Tree Chapter 2: The Bermuda Triangle, 5 time(s)<text:s/></text:span><text:span text:style-name="T5419"><text:line-break/></text:span><text:line-break/><text:span text:style-name="T5420">Week 2 (Thursday, March 12, 2015) - Unit 2 : The Bermuda Triangle</text:span><text:line-break/><text:span text:style-name="T5421">Weekly Reading</text:span><text:span text:style-name="T5422"><text:line-break/></text:span><text:span text:style-name="T5423"><text:s text:c="3"/>Speaking Tree Chapter 3: Life is Everywhere, 5 time(s)<text:s/></text:span><text:span text:style-name="T5424"><text:line-break/></text:span><text:span text:style-name="T5425">Weekly List</text:span><text:span text:style-name="T5426">ening</text:span><text:span text:style-name="T5427"><text:line-break/></text:span><text:span text:style-name="T5428"><text:s text:c="3"/>Speaking Tree Chapter 3: Life is Everywhere, 5 time(s)<text:s/></text:span><text:span text:style-name="T5429"><text:line-break/></text:span><text:line-break/><text:span text:style-name="T5430">Week 3 (Thursday, March 19, 2015) - Unit 3 : Life is Everywhere</text:span><text:line-break/><text:span text:style-name="T5431">Prepare Presentation #1</text:span><text:span text:style-name="T5432"><text:line-break/></text:span><text:span text:style-name="T5433"><text:s text:c="4"/></text:span><text:span text:style-name="T5434"><text:line-break/></text:span><text:line-break/><text:span text:style-name="T5435">Week 4 (Thursday, March 26, 2015) - Speaking Tree Topic Presentation</text:span><text:line-break/><text:span text:style-name="T5436">Weekly Reading</text:span><text:span text:style-name="T5437"><text:line-break/></text:span><text:span text:style-name="T5438"><text:s text:c="3"/>Speaking<text:s/></text:span><text:span text:style-name="T5439">Tree Chapter 4: The Little Black Lady Who Said No, 5 time(s)<text:s/></text:span><text:span text:style-name="T5440"><text:line-break/></text:span><text:span text:style-name="T5441">Weekly Listening</text:span><text:span text:style-name="T5442"><text:line-break/></text:span><text:span text:style-name="T5443"><text:s text:c="3"/>Speaking Tree Chapter 4: The Little Black Lady Who Said No, 5 time(s)<text:s/></text:span><text:span text:style-name="T5444"><text:line-break/></text:span><text:line-break/><text:span text:style-name="T5445">Week 5 (Thursday, April 2, 2015) - Unit 4 : The Little Black Lady Who Said No</text:span><text:line-break/><text:span text:style-name="T5446">Weekly Reading</text:span><text:span text:style-name="T5447"><text:line-break/></text:span><text:span text:style-name="T5448"><text:s text:c="3"/>Speaki</text:span><text:span text:style-name="T5449">ng Tree Chapter 5: Racing Cheese, 5 time(s)<text:s/></text:span><text:span text:style-name="T5450"><text:line-break/></text:span><text:span text:style-name="T5451">Weekly Listening</text:span><text:span text:style-name="T5452"><text:line-break/></text:span><text:span text:style-name="T5453"><text:s text:c="3"/>Speaking Tree Chapter 5: Racing Cheese, 5 time(s)<text:s/></text:span><text:span text:style-name="T5454"><text:line-break/></text:span><text:line-break/><text:span text:style-name="T5455">Week 6 (Thursday, April 9, 2015) - Unit 5 : Racing Cheese</text:span><text:line-break/><text:span text:style-name="T5456">Weekly Reading</text:span><text:span text:style-name="T5457"><text:line-break/></text:span><text:span text:style-name="T5458"><text:s text:c="3"/>Speaking Tree Chapter 6: Chameleon Rock, 5 time(s)<text:s/></text:span><text:span text:style-name="T5459"><text:line-break/></text:span><text:span text:style-name="T5460">Weekly List</text:span><text:span text:style-name="T5461">ening</text:span><text:span text:style-name="T5462"><text:line-break/></text:span><text:span text:style-name="T5463"><text:s text:c="3"/>Speaking Tree Chapter 6: Chameleon Rock, 5 time(s)<text:s/></text:span><text:span text:style-name="T5464"><text:line-break/></text:span><text:line-break/><text:span text:style-name="T5465">Week 7 (Thursday, April 16, 2015) - Unit 6 : Chameleon Rock</text:span><text:line-break/><text:span text:style-name="T5466">Prepare Presentation #2</text:span><text:span text:style-name="T5467"><text:line-break/></text:span><text:span text:style-name="T5468"><text:s text:c="4"/></text:span><text:span text:style-name="T5469"><text:line-break/></text:span><text:line-break/><text:span text:style-name="T5470">Week 8 (Thursday, April 23, 2015) - Free Topic Presentation</text:span><text:line-break/><text:span text:style-name="T5471">Weekly Reading</text:span><text:span text:style-name="T5472"><text:line-break/></text:span><text:span text:style-name="T5473"><text:s text:c="3"/>Speaking Tree Chapter 7: G</text:span><text:span text:style-name="T5474">loves for Ears, 5 time(s)<text:s/></text:span><text:span text:style-name="T5475"><text:line-break/></text:span><text:span text:style-name="T5476">Weekly Listening</text:span><text:span text:style-name="T5477"><text:line-break/></text:span><text:span text:style-name="T5478"><text:s text:c="3"/>Speaking Tree Chapter 7: Gloves for Ears, 5 time(s)<text:s/></text:span><text:span text:style-name="T5479"><text:line-break/></text:span><text:line-break/><text:span text:style-name="T5480">Week 9 (Thursday, April 30, 2015) - Unit 7 : Gloves for Ears</text:span><text:line-break/><text:span text:style-name="T5481">Weekly Reading</text:span><text:span text:style-name="T5482"><text:line-break/></text:span><text:span text:style-name="T5483"><text:s text:c="3"/>Speaking Tree Chapter 8: The Fingers of God, 5 time(s)<text:s/></text:span><text:span text:style-name="T5484"><text:line-break/></text:span><text:span text:style-name="T5485">Weekly Listening</text:span><text:span text:style-name="T5486"><text:line-break/></text:span><text:span text:style-name="T5487"><text:s text:c="3"/>Speaking Tree Chapter 8: The Fingers of God, 5 time(s)<text:s/></text:span><text:span text:style-name="T5488"><text:line-break/></text:span><text:line-break/><text:span text:style-name="T5489">Week 10 (Thursday, May 7, 2015) - Unit 8 : The Fingers of God</text:span><text:line-break/><text:line-break/><text:span text:style-name="T5490">Week 11 (Thursday, May 14, 2015) -<text:s/></text:span><text:line-break/><text:line-break/><text:span text:style-name="T5491">Week 12 (Thursday, May 21, 2015) -<text:s/></text:span><text:line-break/><text:line-break/><text:span text:style-name="T5492">Week 13 (Thursday, May 28, 2015) -<text:s/></text:span><text:line-break/><text:line-break/><text:line-break/></text:p>
      <table:table table:style-name="Table5493">
        <table:table-columns>
          <table:table-column table:style-name="TableColumn5494"/>
          <table:table-column table:style-name="TableColumn5495"/>
          <table:table-column table:style-name="TableColumn5496"/>
          <table:table-column table:style-name="TableColumn5497"/>
          <table:table-column table:style-name="TableColumn5498"/>
        </table:table-columns>
        <table:table-row table:style-name="TableRow5499">
          <table:table-cell table:style-name="TableCell5500">
            <text:p text:style-name="P5501"><text:span text:style-name="T5502">Date Assigned</text:span></text:p>
          </table:table-cell>
          <table:table-cell table:style-name="TableCell5503">
            <text:p text:style-name="Normal"><text:span text:style-name="T5504">Date<text:s/></text:span><text:span text:style-name="T5505">Due</text:span></text:p>
          </table:table-cell>
          <table:table-cell table:style-name="TableCell5506">
            <text:p text:style-name="Normal"><text:span text:style-name="T5507">Assignment</text:span></text:p>
          </table:table-cell>
          <table:table-cell table:style-name="TableCell5508">
            <text:p text:style-name="Normal"><text:span text:style-name="T5509">Parent Signature</text:span></text:p>
          </table:table-cell>
          <table:table-cell table:style-name="TableCell5510">
            <text:p text:style-name="Normal"><text:span text:style-name="T5511">Teacher Signature</text:span></text:p>
          </table:table-cell>
        </table:table-row>
        <table:table-row table:style-name="TableRow5512">
          <table:table-cell table:style-name="TableCell5513">
            <text:p text:style-name="Normal"><text:span text:style-name="T5514">3/5/2015</text:span></text:p>
          </table:table-cell>
          <table:table-cell table:style-name="TableCell5515">
            <text:p text:style-name="Normal"><text:span text:style-name="T5516">3/12/2015</text:span></text:p>
          </table:table-cell>
          <table:table-cell table:style-name="TableCell5517">
            <text:p text:style-name="Normal"><text:span text:style-name="T5518">Weekly Reading, <text:s/>Weekly Listening, <text:s/></text:span></text:p>
          </table:table-cell>
          <table:table-cell table:style-name="TableCell5519">
            <text:p text:style-name="Normal"/>
          </table:table-cell>
          <table:table-cell table:style-name="TableCell5520">
            <text:p text:style-name="Normal"/>
          </table:table-cell>
        </table:table-row>
        <table:table-row table:style-name="TableRow5521">
          <table:table-cell table:style-name="TableCell5522">
            <text:p text:style-name="Normal"><text:span text:style-name="T5523">Date Assigned</text:span></text:p>
          </table:table-cell>
          <table:table-cell table:style-name="TableCell5524">
            <text:p text:style-name="Normal"><text:span text:style-name="T5525">Date Due</text:span></text:p>
          </table:table-cell>
          <table:table-cell table:style-name="TableCell5526">
            <text:p text:style-name="Normal"><text:span text:style-name="T5527">Assignment</text:span></text:p>
          </table:table-cell>
          <table:table-cell table:style-name="TableCell5528">
            <text:p text:style-name="Normal"><text:span text:style-name="T5529">Parent Signature</text:span></text:p>
          </table:table-cell>
          <table:table-cell table:style-name="TableCell5530">
            <text:p text:style-name="Normal"><text:span text:style-name="T5531">Teacher Signature</text:span></text:p>
          </table:table-cell>
        </table:table-row>
        <table:table-row table:style-name="TableRow5532">
          <table:table-cell table:style-name="TableCell5533">
            <text:p text:style-name="Normal"><text:span text:style-name="T5534">3/12/2015</text:span></text:p>
          </table:table-cell>
          <table:table-cell table:style-name="TableCell5535">
            <text:p text:style-name="Normal"><text:span text:style-name="T5536">3/19/2015</text:span></text:p>
          </table:table-cell>
          <table:table-cell table:style-name="TableCell5537">
            <text:p text:style-name="Normal"><text:span text:style-name="T5538">Weekly Reading, <text:s/>Weekly Listening, <text:s/></text:span></text:p>
          </table:table-cell>
          <table:table-cell table:style-name="TableCell5539">
            <text:p text:style-name="Normal"/>
          </table:table-cell>
          <table:table-cell table:style-name="TableCell5540">
            <text:p text:style-name="Normal"/>
          </table:table-cell>
        </table:table-row>
        <table:table-row table:style-name="TableRow5541">
          <table:table-cell table:style-name="TableCell5542">
            <text:p text:style-name="Normal"><text:span text:style-name="T5543">Date Assigned</text:span></text:p>
          </table:table-cell>
          <table:table-cell table:style-name="TableCell5544">
            <text:p text:style-name="Normal"><text:span text:style-name="T5545">Date Due</text:span></text:p>
          </table:table-cell>
          <table:table-cell table:style-name="TableCell5546">
            <text:p text:style-name="Normal"><text:span text:style-name="T5547">Assignment</text:span></text:p>
          </table:table-cell>
          <table:table-cell table:style-name="TableCell5548">
            <text:p text:style-name="Normal"><text:span text:style-name="T5549">Parent Signature</text:span></text:p>
          </table:table-cell>
          <table:table-cell table:style-name="TableCell5550">
            <text:p text:style-name="Normal"><text:span text:style-name="T5551">Teacher Signature</text:span></text:p>
          </table:table-cell>
        </table:table-row>
        <table:table-row table:style-name="TableRow5552">
          <table:table-cell table:style-name="TableCell5553">
            <text:p text:style-name="Normal"><text:span text:style-name="T5554">3/19/2015</text:span></text:p>
          </table:table-cell>
          <table:table-cell table:style-name="TableCell5555">
            <text:p text:style-name="Normal"><text:span text:style-name="T5556">3/26/2015</text:span></text:p>
          </table:table-cell>
          <table:table-cell table:style-name="TableCell5557">
            <text:p text:style-name="Normal"><text:span text:style-name="T5558">Prepare Presentation #1, <text:s/></text:span></text:p>
          </table:table-cell>
          <table:table-cell table:style-name="TableCell5559">
            <text:p text:style-name="Normal"/>
          </table:table-cell>
          <table:table-cell table:style-name="TableCell5560">
            <text:p text:style-name="Normal"/>
          </table:table-cell>
        </table:table-row>
        <table:table-row table:style-name="TableRow5561">
          <table:table-cell table:style-name="TableCell5562">
            <text:p text:style-name="Normal"><text:span text:style-name="T5563">Date Assigned</text:span></text:p>
          </table:table-cell>
          <table:table-cell table:style-name="TableCell5564">
            <text:p text:style-name="Normal"><text:span text:style-name="T5565">Date Due</text:span></text:p>
          </table:table-cell>
          <table:table-cell table:style-name="TableCell5566">
            <text:p text:style-name="Normal"><text:span text:style-name="T5567">Assignment</text:span></text:p>
          </table:table-cell>
          <table:table-cell table:style-name="TableCell5568">
            <text:p text:style-name="Normal"><text:span text:style-name="T5569">Parent Signature</text:span></text:p>
          </table:table-cell>
          <table:table-cell table:style-name="TableCell5570">
            <text:p text:style-name="Normal"><text:span text:style-name="T5571">Teacher Signature</text:span></text:p>
          </table:table-cell>
        </table:table-row>
        <table:table-row table:style-name="TableRow5572">
          <table:table-cell table:style-name="TableCell5573">
            <text:p text:style-name="Normal"><text:span text:style-name="T5574">3/26/2015</text:span></text:p>
          </table:table-cell>
          <table:table-cell table:style-name="TableCell5575">
            <text:p text:style-name="Normal"><text:span text:style-name="T5576">4/2/2015</text:span></text:p>
          </table:table-cell>
          <table:table-cell table:style-name="TableCell5577">
            <text:p text:style-name="Normal"><text:span text:style-name="T5578">Weekly Reading, <text:s/>Weekly Listening, <text:s/></text:span></text:p>
          </table:table-cell>
          <table:table-cell table:style-name="TableCell5579">
            <text:p text:style-name="Normal"/>
          </table:table-cell>
          <table:table-cell table:style-name="TableCell5580">
            <text:p text:style-name="Normal"/>
          </table:table-cell>
        </table:table-row>
        <table:table-row table:style-name="TableRow5581">
          <table:table-cell table:style-name="TableCell5582">
            <text:p text:style-name="Normal"><text:span text:style-name="T5583">Date Assigned</text:span></text:p>
          </table:table-cell>
          <table:table-cell table:style-name="TableCell5584">
            <text:p text:style-name="Normal"><text:span text:style-name="T5585">Date<text:s/></text:span><text:span text:style-name="T5586">Due</text:span></text:p>
          </table:table-cell>
          <table:table-cell table:style-name="TableCell5587">
            <text:p text:style-name="Normal"><text:span text:style-name="T5588">Assignment</text:span></text:p>
          </table:table-cell>
          <table:table-cell table:style-name="TableCell5589">
            <text:p text:style-name="Normal"><text:span text:style-name="T5590">Parent Signature</text:span></text:p>
          </table:table-cell>
          <table:table-cell table:style-name="TableCell5591">
            <text:p text:style-name="Normal"><text:span text:style-name="T5592">Teacher Signature</text:span></text:p>
          </table:table-cell>
        </table:table-row>
        <table:table-row table:style-name="TableRow5593">
          <table:table-cell table:style-name="TableCell5594">
            <text:p text:style-name="Normal"><text:span text:style-name="T5595">4/2/2015</text:span></text:p>
          </table:table-cell>
          <table:table-cell table:style-name="TableCell5596">
            <text:p text:style-name="Normal"><text:span text:style-name="T5597">4/9/2015</text:span></text:p>
          </table:table-cell>
          <table:table-cell table:style-name="TableCell5598">
            <text:p text:style-name="Normal"><text:span text:style-name="T5599">Weekly Reading, <text:s/>Weekly Listening, <text:s/></text:span></text:p>
          </table:table-cell>
          <table:table-cell table:style-name="TableCell5600">
            <text:p text:style-name="Normal"/>
          </table:table-cell>
          <table:table-cell table:style-name="TableCell5601">
            <text:p text:style-name="Normal"/>
          </table:table-cell>
        </table:table-row>
        <table:table-row table:style-name="TableRow5602">
          <table:table-cell table:style-name="TableCell5603">
            <text:p text:style-name="Normal"><text:span text:style-name="T5604">Date Assigned</text:span></text:p>
          </table:table-cell>
          <table:table-cell table:style-name="TableCell5605">
            <text:p text:style-name="Normal"><text:span text:style-name="T5606">Date Due</text:span></text:p>
          </table:table-cell>
          <table:table-cell table:style-name="TableCell5607">
            <text:p text:style-name="Normal"><text:span text:style-name="T5608">Assignment</text:span></text:p>
          </table:table-cell>
          <table:table-cell table:style-name="TableCell5609">
            <text:p text:style-name="Normal"><text:span text:style-name="T5610">Parent Signature</text:span></text:p>
          </table:table-cell>
          <table:table-cell table:style-name="TableCell5611">
            <text:p text:style-name="Normal"><text:span text:style-name="T5612">Teacher Signature</text:span></text:p>
          </table:table-cell>
        </table:table-row>
        <table:table-row table:style-name="TableRow5613">
          <table:table-cell table:style-name="TableCell5614">
            <text:p text:style-name="Normal"><text:span text:style-name="T5615">4/9/2015</text:span></text:p>
          </table:table-cell>
          <table:table-cell table:style-name="TableCell5616">
            <text:p text:style-name="Normal"><text:span text:style-name="T5617">4/16/2015</text:span></text:p>
          </table:table-cell>
          <table:table-cell table:style-name="TableCell5618">
            <text:p text:style-name="Normal"><text:span text:style-name="T5619">Weekly Reading, <text:s/>Weekly Listening, <text:s/></text:span></text:p>
          </table:table-cell>
          <table:table-cell table:style-name="TableCell5620">
            <text:p text:style-name="Normal"/>
          </table:table-cell>
          <table:table-cell table:style-name="TableCell5621">
            <text:p text:style-name="Normal"/>
          </table:table-cell>
        </table:table-row>
        <table:table-row table:style-name="TableRow5622">
          <table:table-cell table:style-name="TableCell5623">
            <text:p text:style-name="Normal"><text:span text:style-name="T5624">Date Assigned</text:span></text:p>
          </table:table-cell>
          <table:table-cell table:style-name="TableCell5625">
            <text:p text:style-name="Normal"><text:span text:style-name="T5626">Date</text:span><text:span text:style-name="T5627"><text:s/>Due</text:span></text:p>
          </table:table-cell>
          <table:table-cell table:style-name="TableCell5628">
            <text:p text:style-name="Normal"><text:span text:style-name="T5629">Assignment</text:span></text:p>
          </table:table-cell>
          <table:table-cell table:style-name="TableCell5630">
            <text:p text:style-name="Normal"><text:span text:style-name="T5631">Parent Signature</text:span></text:p>
          </table:table-cell>
          <table:table-cell table:style-name="TableCell5632">
            <text:p text:style-name="Normal"><text:span text:style-name="T5633">Teacher Signature</text:span></text:p>
          </table:table-cell>
        </table:table-row>
        <table:table-row table:style-name="TableRow5634">
          <table:table-cell table:style-name="TableCell5635">
            <text:p text:style-name="Normal"><text:span text:style-name="T5636">4/16/2015</text:span></text:p>
          </table:table-cell>
          <table:table-cell table:style-name="TableCell5637">
            <text:p text:style-name="Normal"><text:span text:style-name="T5638">4/23/2015</text:span></text:p>
          </table:table-cell>
          <table:table-cell table:style-name="TableCell5639">
            <text:p text:style-name="Normal"><text:span text:style-name="T5640">Prepare Presentation #2, <text:s/></text:span></text:p>
          </table:table-cell>
          <table:table-cell table:style-name="TableCell5641">
            <text:p text:style-name="Normal"/>
          </table:table-cell>
          <table:table-cell table:style-name="TableCell5642">
            <text:p text:style-name="Normal"/>
          </table:table-cell>
        </table:table-row>
        <table:table-row table:style-name="TableRow5643">
          <table:table-cell table:style-name="TableCell5644">
            <text:p text:style-name="Normal"><text:span text:style-name="T5645">Date Assigned</text:span></text:p>
          </table:table-cell>
          <table:table-cell table:style-name="TableCell5646">
            <text:p text:style-name="Normal"><text:span text:style-name="T5647">Date Due</text:span></text:p>
          </table:table-cell>
          <table:table-cell table:style-name="TableCell5648">
            <text:p text:style-name="Normal"><text:span text:style-name="T5649">Assignment</text:span></text:p>
          </table:table-cell>
          <table:table-cell table:style-name="TableCell5650">
            <text:p text:style-name="Normal"><text:span text:style-name="T5651">Parent Signature</text:span></text:p>
          </table:table-cell>
          <table:table-cell table:style-name="TableCell5652">
            <text:p text:style-name="Normal"><text:span text:style-name="T5653">Teacher Signature</text:span></text:p>
          </table:table-cell>
        </table:table-row>
        <table:table-row table:style-name="TableRow5654">
          <table:table-cell table:style-name="TableCell5655">
            <text:p text:style-name="Normal"><text:span text:style-name="T5656">4/23/2015</text:span></text:p>
          </table:table-cell>
          <table:table-cell table:style-name="TableCell5657">
            <text:p text:style-name="Normal"><text:span text:style-name="T5658">4/30/2015</text:span></text:p>
          </table:table-cell>
          <table:table-cell table:style-name="TableCell5659">
            <text:p text:style-name="Normal"><text:span text:style-name="T5660">Weekly Reading, <text:s/>Weekly Listening, <text:s/></text:span></text:p>
          </table:table-cell>
          <table:table-cell table:style-name="TableCell5661">
            <text:p text:style-name="Normal"/>
          </table:table-cell>
          <table:table-cell table:style-name="TableCell5662">
            <text:p text:style-name="Normal"/>
          </table:table-cell>
        </table:table-row>
        <table:table-row table:style-name="TableRow5663">
          <table:table-cell table:style-name="TableCell5664">
            <text:p text:style-name="Normal"><text:span text:style-name="T5665">Date Assigned</text:span></text:p>
          </table:table-cell>
          <table:table-cell table:style-name="TableCell5666">
            <text:p text:style-name="Normal"><text:span text:style-name="T5667">Date Due</text:span></text:p>
          </table:table-cell>
          <table:table-cell table:style-name="TableCell5668">
            <text:p text:style-name="Normal"><text:span text:style-name="T5669">Assignment</text:span></text:p>
          </table:table-cell>
          <table:table-cell table:style-name="TableCell5670">
            <text:p text:style-name="Normal"><text:span text:style-name="T5671">Parent Signature</text:span></text:p>
          </table:table-cell>
          <table:table-cell table:style-name="TableCell5672">
            <text:p text:style-name="Normal"><text:span text:style-name="T5673">Teacher Signature</text:span></text:p>
          </table:table-cell>
        </table:table-row>
        <table:table-row table:style-name="TableRow5674">
          <table:table-cell table:style-name="TableCell5675">
            <text:p text:style-name="Normal"><text:span text:style-name="T5676">4/30/2015</text:span></text:p>
          </table:table-cell>
          <table:table-cell table:style-name="TableCell5677">
            <text:p text:style-name="Normal"><text:span text:style-name="T5678">5/7/2015</text:span></text:p>
          </table:table-cell>
          <table:table-cell table:style-name="TableCell5679">
            <text:p text:style-name="Normal"><text:span text:style-name="T5680">Weekly Reading, <text:s/>Weekly Listening, <text:s/></text:span></text:p>
          </table:table-cell>
          <table:table-cell table:style-name="TableCell5681">
            <text:p text:style-name="Normal"/>
          </table:table-cell>
          <table:table-cell table:style-name="TableCell5682">
            <text:p text:style-name="Normal"/>
          </table:table-cell>
        </table:table-row>
        <table:table-row table:style-name="TableRow5683">
          <table:table-cell table:style-name="TableCell5684">
            <text:p text:style-name="Normal"><text:span text:style-name="T5685">Date Assigned</text:span></text:p>
          </table:table-cell>
          <table:table-cell table:style-name="TableCell5686">
            <text:p text:style-name="Normal"><text:span text:style-name="T5687">Date Due</text:span></text:p>
          </table:table-cell>
          <table:table-cell table:style-name="TableCell5688">
            <text:p text:style-name="Normal"><text:span text:style-name="T5689">Assignment</text:span></text:p>
          </table:table-cell>
          <table:table-cell table:style-name="TableCell5690">
            <text:p text:style-name="Normal"><text:span text:style-name="T5691">Parent Signature</text:span></text:p>
          </table:table-cell>
          <table:table-cell table:style-name="TableCell5692">
            <text:p text:style-name="Normal"><text:span text:style-name="T5693">Teacher Signature</text:span></text:p>
          </table:table-cell>
        </table:table-row>
        <table:table-row table:style-name="TableRow5694">
          <table:table-cell table:style-name="TableCell5695">
            <text:p text:style-name="Normal"><text:span text:style-name="T5696">5/7/2015</text:span></text:p>
          </table:table-cell>
          <table:table-cell table:style-name="TableCell5697">
            <text:p text:style-name="Normal"><text:span text:style-name="T5698">5/14/2015</text:span></text:p>
          </table:table-cell>
          <table:table-cell table:style-name="TableCell5699">
            <text:p text:style-name="Normal"/>
          </table:table-cell>
          <table:table-cell table:style-name="TableCell5700">
            <text:p text:style-name="Normal"/>
          </table:table-cell>
          <table:table-cell table:style-name="TableCell5701">
            <text:p text:style-name="Normal"/>
          </table:table-cell>
        </table:table-row>
        <table:table-row table:style-name="TableRow5702">
          <table:table-cell table:style-name="TableCell5703">
            <text:p text:style-name="Normal"><text:span text:style-name="T5704">Date Assigned</text:span></text:p>
          </table:table-cell>
          <table:table-cell table:style-name="TableCell5705">
            <text:p text:style-name="Normal"><text:span text:style-name="T5706">Date Due</text:span></text:p>
          </table:table-cell>
          <table:table-cell table:style-name="TableCell5707">
            <text:p text:style-name="Normal"><text:span text:style-name="T5708">Assignment</text:span></text:p>
          </table:table-cell>
          <table:table-cell table:style-name="TableCell5709">
            <text:p text:style-name="Normal"><text:span text:style-name="T5710">Parent Signature</text:span></text:p>
          </table:table-cell>
          <table:table-cell table:style-name="TableCell5711">
            <text:p text:style-name="Normal"><text:span text:style-name="T5712">Teacher Signature</text:span></text:p>
          </table:table-cell>
        </table:table-row>
        <table:table-row table:style-name="TableRow5713">
          <table:table-cell table:style-name="TableCell5714">
            <text:p text:style-name="Normal"><text:span text:style-name="T5715">5/14/2015</text:span></text:p>
          </table:table-cell>
          <table:table-cell table:style-name="TableCell5716">
            <text:p text:style-name="Normal"><text:span text:style-name="T5717">5/21/2015</text:span></text:p>
          </table:table-cell>
          <table:table-cell table:style-name="TableCell5718">
            <text:p text:style-name="Normal"/>
          </table:table-cell>
          <table:table-cell table:style-name="TableCell5719">
            <text:p text:style-name="Normal"/>
          </table:table-cell>
          <table:table-cell table:style-name="TableCell5720">
            <text:p text:style-name="Normal"/>
          </table:table-cell>
        </table:table-row>
        <table:table-row table:style-name="TableRow5721">
          <table:table-cell table:style-name="TableCell5722">
            <text:p text:style-name="Normal"><text:span text:style-name="T5723">Date Assigned</text:span></text:p>
          </table:table-cell>
          <table:table-cell table:style-name="TableCell5724">
            <text:p text:style-name="Normal"><text:span text:style-name="T5725">Date Due</text:span></text:p>
          </table:table-cell>
          <table:table-cell table:style-name="TableCell5726">
            <text:p text:style-name="Normal"><text:span text:style-name="T5727">Assignment</text:span></text:p>
          </table:table-cell>
          <table:table-cell table:style-name="TableCell5728">
            <text:p text:style-name="Normal"><text:span text:style-name="T5729">Parent Signature</text:span></text:p>
          </table:table-cell>
          <table:table-cell table:style-name="TableCell5730">
            <text:p text:style-name="Normal"><text:span text:style-name="T5731">Teacher Signature</text:span></text:p>
          </table:table-cell>
        </table:table-row>
        <table:table-row table:style-name="TableRow5732">
          <table:table-cell table:style-name="TableCell5733">
            <text:p text:style-name="Normal"><text:span text:style-name="T5734">5/21/2015</text:span></text:p>
          </table:table-cell>
          <table:table-cell table:style-name="TableCell5735">
            <text:p text:style-name="Normal"><text:span text:style-name="T5736">5/28/2015</text:span></text:p>
          </table:table-cell>
          <table:table-cell table:style-name="TableCell5737">
            <text:p text:style-name="Normal"/>
          </table:table-cell>
          <table:table-cell table:style-name="TableCell5738">
            <text:p text:style-name="Normal"/>
          </table:table-cell>
          <table:table-cell table:style-name="TableCell5739">
            <text:p text:style-name="Normal"/>
          </table:table-cell>
        </table:table-row>
        <table:table-row table:style-name="TableRow5740">
          <table:table-cell table:style-name="TableCell5741">
            <text:p text:style-name="Normal"><text:span text:style-name="T5742">Date Assigned</text:span></text:p>
          </table:table-cell>
          <table:table-cell table:style-name="TableCell5743">
            <text:p text:style-name="Normal"><text:span text:style-name="T5744">Date Due</text:span></text:p>
          </table:table-cell>
          <table:table-cell table:style-name="TableCell5745">
            <text:p text:style-name="Normal"><text:span text:style-name="T5746">Assignment</text:span></text:p>
          </table:table-cell>
          <table:table-cell table:style-name="TableCell5747">
            <text:p text:style-name="Normal"><text:span text:style-name="T5748">Parent Signature</text:span></text:p>
          </table:table-cell>
          <table:table-cell table:style-name="TableCell5749">
            <text:p text:style-name="Normal"><text:span text:style-name="T5750">Teacher Signature</text:span></text:p>
          </table:table-cell>
        </table:table-row>
        <table:table-row table:style-name="TableRow5751">
          <table:table-cell table:style-name="TableCell5752">
            <text:p text:style-name="Normal"><text:span text:style-name="T5753">5/28/2015</text:span></text:p>
          </table:table-cell>
          <table:table-cell table:style-name="TableCell5754">
            <text:p text:style-name="Normal"><text:span text:style-name="T5755">6/4/2015</text:span></text:p>
          </table:table-cell>
          <table:table-cell table:style-name="TableCell5756">
            <text:p text:style-name="Normal"/>
          </table:table-cell>
          <table:table-cell table:style-name="TableCell5757">
            <text:p text:style-name="Normal"/>
          </table:table-cell>
          <table:table-cell table:style-name="TableCell5758">
            <text:p text:style-name="Normal"/>
          </table:table-cell>
        </table:table-row>
      </table:table>
      <text:p text:style-name="P5759">안녕하세요.<text:line-break/>아래의<text:s/>표는2/27/2015부터<text:s/>5/28/2015까지<text:s/>JLS의<text:s/>네이티브<text:s/>선생님<text:s/>수업을<text:s/>듣는<text:s/>여러분의<text:s/>자녀들을<text:s/>위해<text:s/>만들어진<text:s/>과제<text:s/>일람표입니다.<text:line-break/>최지수<text:s/>학생이<text:s/>과제를<text:s/>잘<text:s/>따라가고<text:s/>있는지<text:s/>확인해보세요.<text:line-break/>감사합니다.<text:line-break/>John, JLS NT</text:p>
      <table:table table:style-name="Table5760">
        <table:table-columns>
          <table:table-column table:style-name="TableColumn5761"/>
          <table:table-column table:style-name="TableColumn5762"/>
          <table:table-column table:style-name="TableColumn5763"/>
        </table:table-columns>
        <table:table-row table:style-name="TableRow5764">
          <table:table-cell table:style-name="TableCell5765">
            <text:p text:style-name="Normal"><text:span text:style-name="T5766">Date Assigned</text:span></text:p>
          </table:table-cell>
          <table:table-cell table:style-name="TableCell5767">
            <text:p text:style-name="Normal"><text:span text:style-name="T5768">Date Due</text:span></text:p>
          </table:table-cell>
          <table:table-cell table:style-name="TableCell5769">
            <text:p text:style-name="Normal"><text:span text:style-name="T5770">Assignment</text:span></text:p>
          </table:table-cell>
        </table:table-row>
        <table:table-row table:style-name="TableRow5771">
          <table:table-cell table:style-name="TableCell5772">
            <text:p text:style-name="Normal"><text:span text:style-name="T5773">3/5/2015</text:span></text:p>
          </table:table-cell>
          <table:table-cell table:style-name="TableCell5774">
            <text:p text:style-name="Normal"><text:span text:style-name="T5775">3/12/2015</text:span></text:p>
          </table:table-cell>
          <table:table-cell table:style-name="TableCell5776">
            <text:p text:style-name="Normal"><text:span text:style-name="T5777">Weekly Reading, <text:s/>Weekly Listening, <text:s/></text:span></text:p>
          </table:table-cell>
        </table:table-row>
        <table:table-row table:style-name="TableRow5778">
          <table:table-cell table:style-name="TableCell5779">
            <text:p text:style-name="Normal"><text:span text:style-name="T5780">Date Assigned</text:span></text:p>
          </table:table-cell>
          <table:table-cell table:style-name="TableCell5781">
            <text:p text:style-name="Normal"><text:span text:style-name="T5782">Date Due</text:span></text:p>
          </table:table-cell>
          <table:table-cell table:style-name="TableCell5783">
            <text:p text:style-name="Normal"><text:span text:style-name="T5784">Assignment</text:span></text:p>
          </table:table-cell>
        </table:table-row>
        <table:table-row table:style-name="TableRow5785">
          <table:table-cell table:style-name="TableCell5786">
            <text:p text:style-name="Normal"><text:span text:style-name="T5787">3/12/2015</text:span></text:p>
          </table:table-cell>
          <table:table-cell table:style-name="TableCell5788">
            <text:p text:style-name="Normal"><text:span text:style-name="T5789">3/19/2</text:span><text:span text:style-name="T5790">015</text:span></text:p>
          </table:table-cell>
          <table:table-cell table:style-name="TableCell5791">
            <text:p text:style-name="Normal"><text:span text:style-name="T5792">Weekly Reading, <text:s/>Weekly Listening, <text:s/></text:span></text:p>
          </table:table-cell>
        </table:table-row>
        <table:table-row table:style-name="TableRow5793">
          <table:table-cell table:style-name="TableCell5794">
            <text:p text:style-name="Normal"><text:span text:style-name="T5795">Date Assigned</text:span></text:p>
          </table:table-cell>
          <table:table-cell table:style-name="TableCell5796">
            <text:p text:style-name="Normal"><text:span text:style-name="T5797">Date Due</text:span></text:p>
          </table:table-cell>
          <table:table-cell table:style-name="TableCell5798">
            <text:p text:style-name="Normal"><text:span text:style-name="T5799">Assignment</text:span></text:p>
          </table:table-cell>
        </table:table-row>
        <table:table-row table:style-name="TableRow5800">
          <table:table-cell table:style-name="TableCell5801">
            <text:p text:style-name="Normal"><text:span text:style-name="T5802">3/19/2015</text:span></text:p>
          </table:table-cell>
          <table:table-cell table:style-name="TableCell5803">
            <text:p text:style-name="Normal"><text:span text:style-name="T5804">3/26/2015</text:span></text:p>
          </table:table-cell>
          <table:table-cell table:style-name="TableCell5805">
            <text:p text:style-name="Normal"><text:span text:style-name="T5806">Prepare Presentation #1, <text:s/></text:span></text:p>
          </table:table-cell>
        </table:table-row>
        <table:table-row table:style-name="TableRow5807">
          <table:table-cell table:style-name="TableCell5808">
            <text:p text:style-name="Normal"><text:span text:style-name="T5809">Date Assigned</text:span></text:p>
          </table:table-cell>
          <table:table-cell table:style-name="TableCell5810">
            <text:p text:style-name="Normal"><text:span text:style-name="T5811">Date Due</text:span></text:p>
          </table:table-cell>
          <table:table-cell table:style-name="TableCell5812">
            <text:p text:style-name="Normal"><text:span text:style-name="T5813">Assignment</text:span></text:p>
          </table:table-cell>
        </table:table-row>
        <table:table-row table:style-name="TableRow5814">
          <table:table-cell table:style-name="TableCell5815">
            <text:p text:style-name="Normal"><text:span text:style-name="T5816">3/26/2015</text:span></text:p>
          </table:table-cell>
          <table:table-cell table:style-name="TableCell5817">
            <text:p text:style-name="Normal"><text:span text:style-name="T5818">4/2/2015</text:span></text:p>
          </table:table-cell>
          <table:table-cell table:style-name="TableCell5819">
            <text:p text:style-name="Normal"><text:span text:style-name="T5820">Weekly Reading, <text:s/>Weekly Listening, <text:s/></text:span></text:p>
          </table:table-cell>
        </table:table-row>
        <table:table-row table:style-name="TableRow5821">
          <table:table-cell table:style-name="TableCell5822">
            <text:p text:style-name="Normal"><text:span text:style-name="T5823">Date Assigned</text:span></text:p>
          </table:table-cell>
          <table:table-cell table:style-name="TableCell5824">
            <text:p text:style-name="Normal"><text:span text:style-name="T5825">Date Due</text:span></text:p>
          </table:table-cell>
          <table:table-cell table:style-name="TableCell5826">
            <text:p text:style-name="Normal"><text:span text:style-name="T5827">Assignment</text:span></text:p>
          </table:table-cell>
        </table:table-row>
        <table:table-row table:style-name="TableRow5828">
          <table:table-cell table:style-name="TableCell5829">
            <text:p text:style-name="Normal"><text:span text:style-name="T5830">4/2/2015</text:span></text:p>
          </table:table-cell>
          <table:table-cell table:style-name="TableCell5831">
            <text:p text:style-name="Normal"><text:span text:style-name="T5832">4/9/2015</text:span></text:p>
          </table:table-cell>
          <table:table-cell table:style-name="TableCell5833">
            <text:p text:style-name="Normal"><text:span text:style-name="T5834">Weekly Reading, <text:s/>Weekly Listening, <text:s/></text:span></text:p>
          </table:table-cell>
        </table:table-row>
        <table:table-row table:style-name="TableRow5835">
          <table:table-cell table:style-name="TableCell5836">
            <text:p text:style-name="Normal"><text:span text:style-name="T5837">Date Assigned</text:span></text:p>
          </table:table-cell>
          <table:table-cell table:style-name="TableCell5838">
            <text:p text:style-name="Normal"><text:span text:style-name="T5839">Date Due</text:span></text:p>
          </table:table-cell>
          <table:table-cell table:style-name="TableCell5840">
            <text:p text:style-name="Normal"><text:span text:style-name="T5841">Assignment</text:span></text:p>
          </table:table-cell>
        </table:table-row>
        <table:table-row table:style-name="TableRow5842">
          <table:table-cell table:style-name="TableCell5843">
            <text:p text:style-name="Normal"><text:span text:style-name="T5844">4/9/2015</text:span></text:p>
          </table:table-cell>
          <table:table-cell table:style-name="TableCell5845">
            <text:p text:style-name="Normal"><text:span text:style-name="T5846">4/16/2015</text:span></text:p>
          </table:table-cell>
          <table:table-cell table:style-name="TableCell5847">
            <text:p text:style-name="Normal"><text:span text:style-name="T5848">Weekly Reading, <text:s/>Weekly Listening, <text:s/></text:span></text:p>
          </table:table-cell>
        </table:table-row>
        <table:table-row table:style-name="TableRow5849">
          <table:table-cell table:style-name="TableCell5850">
            <text:p text:style-name="Normal"><text:span text:style-name="T5851">Date Assigned</text:span></text:p>
          </table:table-cell>
          <table:table-cell table:style-name="TableCell5852">
            <text:p text:style-name="Normal"><text:span text:style-name="T5853">Date Due</text:span></text:p>
          </table:table-cell>
          <table:table-cell table:style-name="TableCell5854">
            <text:p text:style-name="Normal"><text:span text:style-name="T5855">Assignment</text:span></text:p>
          </table:table-cell>
        </table:table-row>
        <table:table-row table:style-name="TableRow5856">
          <table:table-cell table:style-name="TableCell5857">
            <text:p text:style-name="Normal"><text:span text:style-name="T5858">4/16/2015</text:span></text:p>
          </table:table-cell>
          <table:table-cell table:style-name="TableCell5859">
            <text:p text:style-name="Normal"><text:span text:style-name="T5860">4/23/2015</text:span></text:p>
          </table:table-cell>
          <table:table-cell table:style-name="TableCell5861">
            <text:p text:style-name="Normal"><text:span text:style-name="T5862">Prepare Presentation #2, <text:s/></text:span></text:p>
          </table:table-cell>
        </table:table-row>
        <table:table-row table:style-name="TableRow5863">
          <table:table-cell table:style-name="TableCell5864">
            <text:p text:style-name="Normal"><text:span text:style-name="T5865">Date Assigned</text:span></text:p>
          </table:table-cell>
          <table:table-cell table:style-name="TableCell5866">
            <text:p text:style-name="Normal"><text:span text:style-name="T5867">Date Due</text:span></text:p>
          </table:table-cell>
          <table:table-cell table:style-name="TableCell5868">
            <text:p text:style-name="Normal"><text:span text:style-name="T5869">Assignment</text:span></text:p>
          </table:table-cell>
        </table:table-row>
        <table:table-row table:style-name="TableRow5870">
          <table:table-cell table:style-name="TableCell5871">
            <text:p text:style-name="Normal"><text:span text:style-name="T5872">4/23/2015</text:span></text:p>
          </table:table-cell>
          <table:table-cell table:style-name="TableCell5873">
            <text:p text:style-name="Normal"><text:span text:style-name="T5874">4/30/2015</text:span></text:p>
          </table:table-cell>
          <table:table-cell table:style-name="TableCell5875">
            <text:p text:style-name="Normal"><text:span text:style-name="T5876">Weekly Reading, <text:s/>Weekly Listening, <text:s/></text:span></text:p>
          </table:table-cell>
        </table:table-row>
        <table:table-row table:style-name="TableRow5877">
          <table:table-cell table:style-name="TableCell5878">
            <text:p text:style-name="Normal"><text:span text:style-name="T5879">Date Assigned</text:span></text:p>
          </table:table-cell>
          <table:table-cell table:style-name="TableCell5880">
            <text:p text:style-name="Normal"><text:span text:style-name="T5881">Date Due</text:span></text:p>
          </table:table-cell>
          <table:table-cell table:style-name="TableCell5882">
            <text:p text:style-name="Normal"><text:span text:style-name="T5883">Assignment</text:span></text:p>
          </table:table-cell>
        </table:table-row>
        <table:table-row table:style-name="TableRow5884">
          <table:table-cell table:style-name="TableCell5885">
            <text:p text:style-name="Normal"><text:span text:style-name="T5886">4/30/2015</text:span></text:p>
          </table:table-cell>
          <table:table-cell table:style-name="TableCell5887">
            <text:p text:style-name="Normal"><text:span text:style-name="T5888">5/7/2015</text:span></text:p>
          </table:table-cell>
          <table:table-cell table:style-name="TableCell5889">
            <text:p text:style-name="Normal"><text:span text:style-name="T5890">Weekly Reading, <text:s/>Weekly Listening, <text:s/></text:span></text:p>
          </table:table-cell>
        </table:table-row>
        <table:table-row table:style-name="TableRow5891">
          <table:table-cell table:style-name="TableCell5892">
            <text:p text:style-name="Normal"><text:span text:style-name="T5893">Date Assigned</text:span></text:p>
          </table:table-cell>
          <table:table-cell table:style-name="TableCell5894">
            <text:p text:style-name="Normal"><text:span text:style-name="T5895">Date Due</text:span></text:p>
          </table:table-cell>
          <table:table-cell table:style-name="TableCell5896">
            <text:p text:style-name="Normal"><text:span text:style-name="T5897">Assignment</text:span></text:p>
          </table:table-cell>
        </table:table-row>
        <table:table-row table:style-name="TableRow5898">
          <table:table-cell table:style-name="TableCell5899">
            <text:p text:style-name="Normal"><text:span text:style-name="T5900">5/7/2015</text:span></text:p>
          </table:table-cell>
          <table:table-cell table:style-name="TableCell5901">
            <text:p text:style-name="Normal"><text:span text:style-name="T5902">5/14/2015</text:span></text:p>
          </table:table-cell>
          <table:table-cell table:style-name="TableCell5903">
            <text:p text:style-name="Normal"/>
          </table:table-cell>
        </table:table-row>
        <table:table-row table:style-name="TableRow5904">
          <table:table-cell table:style-name="TableCell5905">
            <text:p text:style-name="Normal"><text:span text:style-name="T5906">Date Assigned</text:span></text:p>
          </table:table-cell>
          <table:table-cell table:style-name="TableCell5907">
            <text:p text:style-name="Normal"><text:span text:style-name="T5908">Date Due</text:span></text:p>
          </table:table-cell>
          <table:table-cell table:style-name="TableCell5909">
            <text:p text:style-name="Normal"><text:span text:style-name="T5910">Assignment</text:span></text:p>
          </table:table-cell>
        </table:table-row>
        <table:table-row table:style-name="TableRow5911">
          <table:table-cell table:style-name="TableCell5912">
            <text:p text:style-name="Normal"><text:span text:style-name="T5913">5/14/2015</text:span></text:p>
          </table:table-cell>
          <table:table-cell table:style-name="TableCell5914">
            <text:p text:style-name="Normal"><text:span text:style-name="T5915">5/21/2015</text:span></text:p>
          </table:table-cell>
          <table:table-cell table:style-name="TableCell5916">
            <text:p text:style-name="Normal"/>
          </table:table-cell>
        </table:table-row>
        <table:table-row table:style-name="TableRow5917">
          <table:table-cell table:style-name="TableCell5918">
            <text:p text:style-name="Normal"><text:span text:style-name="T5919">Date Assigned</text:span></text:p>
          </table:table-cell>
          <table:table-cell table:style-name="TableCell5920">
            <text:p text:style-name="Normal"><text:span text:style-name="T5921">Date Due</text:span></text:p>
          </table:table-cell>
          <table:table-cell table:style-name="TableCell5922">
            <text:p text:style-name="Normal"><text:span text:style-name="T5923">Assignment</text:span></text:p>
          </table:table-cell>
        </table:table-row>
        <table:table-row table:style-name="TableRow5924">
          <table:table-cell table:style-name="TableCell5925">
            <text:p text:style-name="Normal"><text:span text:style-name="T5926">5/21/2015</text:span></text:p>
          </table:table-cell>
          <table:table-cell table:style-name="TableCell5927">
            <text:p text:style-name="Normal"><text:span text:style-name="T5928">5/28/2015</text:span></text:p>
          </table:table-cell>
          <table:table-cell table:style-name="TableCell5929">
            <text:p text:style-name="Normal"/>
          </table:table-cell>
        </table:table-row>
        <table:table-row table:style-name="TableRow5930">
          <table:table-cell table:style-name="TableCell5931">
            <text:p text:style-name="Normal"><text:span text:style-name="T5932">Date Assigned</text:span></text:p>
          </table:table-cell>
          <table:table-cell table:style-name="TableCell5933">
            <text:p text:style-name="Normal"><text:span text:style-name="T5934">Date Due</text:span></text:p>
          </table:table-cell>
          <table:table-cell table:style-name="TableCell5935">
            <text:p text:style-name="Normal"><text:span text:style-name="T5936">Assignment</text:span></text:p>
          </table:table-cell>
        </table:table-row>
        <table:table-row table:style-name="TableRow5937">
          <table:table-cell table:style-name="TableCell5938">
            <text:p text:style-name="Normal"><text:span text:style-name="T5939">5/28/2015</text:span></text:p>
          </table:table-cell>
          <table:table-cell table:style-name="TableCell5940">
            <text:p text:style-name="Normal"><text:span text:style-name="T5941">6/4/2015</text:span></text:p>
          </table:table-cell>
          <table:table-cell table:style-name="TableCell5942">
            <text:p text:style-name="Normal"/>
          </table:table-cell>
        </table:table-row>
      </table:table>
      <text:p text:style-name="P59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libri Light" style:font-name-asian="宋体" style:font-name-complex="Times New Roman" fo:font-weight="bold" style:font-weight-asian="bold" style:font-weight-complex="bold" fo:color="#2E74B5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libri Light" style:font-name-asian="宋体" style:font-name-complex="Times New Roman" fo:font-weight="bold" style:font-weight-asian="bold" style:font-weight-complex="bold" fo:color="#5B9BD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/>
      <style:text-properties style:font-name="Calibri Light" style:font-name-asian="宋体" style:font-name-complex="Times New Roman" fo:font-weight="bold" style:font-weight-asian="bold" style:font-weight-complex="bold" fo:color="#5B9BD5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libri Light" style:font-name-asian="宋体" style:font-name-complex="Times New Roman" fo:font-weight="bold" style:font-weight-asian="bold" style:font-weight-complex="bold" fo:font-style="italic" style:font-style-asian="italic" style:font-style-complex="italic" fo:color="#5B9BD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/>
      <style:text-properties style:font-name="Calibri Light" style:font-name-asian="宋体" style:font-name-complex="Times New Roman" fo:color="#1F4D78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/>
      <style:text-properties style:font-name="Calibri Light" style:font-name-asian="宋体" style:font-name-complex="Times New Roman" fo:font-style="italic" style:font-style-asian="italic" style:font-style-complex="italic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/>
      <style:text-properties style:font-name="Calibri Light" style:font-name-asian="宋体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/>
      <style:text-properties style:font-name="Calibri Light" style:font-name-asian="宋体" style:font-name-complex="Times New Roman" fo:color="#404040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/>
      <style:text-properties style:font-name="Calibri Light" style:font-name-asian="宋体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宋体" style:font-name-complex="Times New Roman" fo:font-weight="bold" style:font-weight-asian="bold" style:font-weight-complex="bold" fo:color="#5B9BD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宋体" style:font-name-complex="Times New Roman" fo:font-weight="bold" style:font-weight-asian="bold" style:font-weight-complex="bold" fo:color="#5B9BD5"/>
    </style:style>
    <style:style style:name="Heading4Char" style:display-name="Heading 4 Char" style:family="text" style:parent-style-name="DefaultParagraphFont">
      <style:text-properties style:font-name="Calibri Light" style:font-name-asian="宋体" style:font-name-complex="Times New Roman" fo:font-weight="bold" style:font-weight-asian="bold" style:font-weight-complex="bold" fo:font-style="italic" style:font-style-asian="italic" style:font-style-complex="italic" fo:color="#5B9BD5"/>
    </style:style>
    <style:style style:name="Heading5Char" style:display-name="Heading 5 Char" style:family="text" style:parent-style-name="DefaultParagraphFont">
      <style:text-properties style:font-name="Calibri Light" style:font-name-asian="宋体" style:font-name-complex="Times New Roman" fo:color="#1F4D78"/>
    </style:style>
    <style:style style:name="Heading6Char" style:display-name="Heading 6 Char" style:family="text" style:parent-style-name="DefaultParagraphFont">
      <style:text-properties style:font-name="Calibri Light" style:font-name-asian="宋体" style:font-name-complex="Times New Roman" fo:font-style="italic" style:font-style-asian="italic" style:font-style-complex="italic" fo:color="#1F4D78"/>
    </style:style>
    <style:style style:name="Heading7Char" style:display-name="Heading 7 Char" style:family="text" style:parent-style-name="DefaultParagraphFont">
      <style:text-properties style:font-name="Calibri Light" style:font-name-asian="宋体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 Light" style:font-name-asian="宋体" style:font-name-complex="Times New Roman" fo:color="#404040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宋体" style:font-name-complex="Times New Roman" fo:font-style="italic" style:font-style-asian="italic" style:font-style-complex="italic" fo:color="#404040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9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1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2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3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4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5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6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7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8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9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1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2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3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4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5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6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7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8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9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1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2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3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  <style:master-page style:name="MP9" style:page-layout-name="PL9"/>
    <style:master-page style:name="MP10" style:page-layout-name="PL10"/>
    <style:master-page style:name="MP11" style:page-layout-name="PL11"/>
    <style:master-page style:name="MP12" style:page-layout-name="PL12"/>
    <style:master-page style:name="MP13" style:page-layout-name="PL13"/>
    <style:master-page style:name="MP14" style:page-layout-name="PL14"/>
    <style:master-page style:name="MP15" style:page-layout-name="PL15"/>
    <style:master-page style:name="MP16" style:page-layout-name="PL16"/>
    <style:master-page style:name="MP17" style:page-layout-name="PL17"/>
    <style:master-page style:name="MP18" style:page-layout-name="PL18"/>
    <style:master-page style:name="MP19" style:page-layout-name="PL19"/>
    <style:master-page style:name="MP20" style:page-layout-name="PL20"/>
    <style:master-page style:name="MP21" style:page-layout-name="PL21"/>
    <style:master-page style:name="MP22" style:page-layout-name="PL22"/>
    <style:master-page style:name="MP23" style:page-layout-name="PL23"/>
    <style:master-page style:name="MP24" style:page-layout-name="PL24"/>
    <style:master-page style:name="MP25" style:page-layout-name="PL25"/>
    <style:master-page style:name="MP26" style:page-layout-name="PL26"/>
    <style:master-page style:name="MP27" style:page-layout-name="PL27"/>
    <style:master-page style:name="MP28" style:page-layout-name="PL28"/>
    <style:master-page style:name="MP29" style:page-layout-name="PL29"/>
    <style:master-page style:name="MP30" style:page-layout-name="PL30"/>
    <style:master-page style:name="MP31" style:page-layout-name="PL31"/>
    <style:master-page style:name="MP32" style:page-layout-name="PL32"/>
    <style:master-page style:name="MP33" style:page-layout-name="PL3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account</dc:creator>
    <meta:creation-date>2015-04-16T03:25:00Z</meta:creation-date>
    <dc:date>2015-04-16T03:25:00Z</dc:date>
    <meta:template xlink:href="Normal.dotm" xlink:type="simple"/>
    <meta:editing-cycles>2</meta:editing-cycles>
    <meta:editing-duration>PT0S</meta:editing-duration>
    <meta:document-statistic meta:page-count="1" meta:paragraph-count="104" meta:word-count="7794" meta:character-count="52121" meta:row-count="370" meta:non-whitespace-character-count="44431"/>
  </office:meta>
</office:document-meta>
</file>